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face style:name="Calibri Light" svg:font-family="'Calibri Light'"/>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93cm"/>
    </style:style>
    <style:style style:name="co10" style:family="table-column">
      <style:table-column-properties fo:break-before="auto" style:column-width="2.699cm"/>
    </style:style>
    <style:style style:name="co11" style:family="table-column">
      <style:table-column-properties fo:break-before="auto" style:column-width="3.413cm"/>
    </style:style>
    <style:style style:name="co12" style:family="table-column">
      <style:table-column-properties fo:break-before="auto" style:column-width="3.043cm"/>
    </style:style>
    <style:style style:name="co13" style:family="table-column">
      <style:table-column-properties fo:break-before="auto" style:column-width="3.969cm"/>
    </style:style>
    <style:style style:name="co14" style:family="table-column">
      <style:table-column-properties fo:break-before="auto" style:column-width="3.096cm"/>
    </style:style>
    <style:style style:name="co15" style:family="table-column">
      <style:table-column-properties fo:break-before="auto" style:column-width="3.228cm"/>
    </style:style>
    <style:style style:name="co16" style:family="table-column">
      <style:table-column-properties fo:break-before="auto" style:column-width="2.328cm"/>
    </style:style>
    <style:style style:name="co17" style:family="table-column">
      <style:table-column-properties fo:break-before="auto" style:column-width="3.625cm"/>
    </style:style>
    <style:style style:name="co18" style:family="table-column">
      <style:table-column-properties fo:break-before="auto" style:column-width="4.26cm"/>
    </style:style>
    <style:style style:name="co19" style:family="table-column">
      <style:table-column-properties fo:break-before="auto" style:column-width="3.731cm"/>
    </style:style>
    <style:style style:name="co20" style:family="table-column">
      <style:table-column-properties fo:break-before="auto" style:column-width="2.752cm"/>
    </style:style>
    <style:style style:name="co5" style:family="table-column">
      <style:table-column-properties fo:break-before="auto" style:column-width="3.545cm"/>
    </style:style>
    <style:style style:name="co21" style:family="table-column">
      <style:table-column-properties fo:break-before="auto" style:column-width="3.916cm"/>
    </style:style>
    <style:style style:name="co22" style:family="table-column">
      <style:table-column-properties fo:break-before="auto" style:column-width="2.805cm"/>
    </style:style>
    <style:style style:name="co23" style:family="table-column">
      <style:table-column-properties fo:break-before="auto" style:column-width="2.725cm"/>
    </style:style>
    <style:style style:name="co24" style:family="table-column">
      <style:table-column-properties fo:break-before="auto" style:column-width="3.387cm"/>
    </style:style>
    <style:style style:name="co26" style:family="table-column">
      <style:table-column-properties fo:break-before="auto" style:column-width="3.334cm"/>
    </style:style>
    <style:style style:name="co27" style:family="table-column">
      <style:table-column-properties fo:break-before="auto" style:column-width="3.466cm"/>
    </style:style>
    <style:style style:name="co28" style:family="table-column">
      <style:table-column-properties fo:break-before="auto" style:column-width="5.371cm"/>
    </style:style>
    <style:style style:name="co29" style:family="table-column">
      <style:table-column-properties fo:break-before="auto" style:column-width="4.18cm"/>
    </style:style>
    <style:style style:name="co30" style:family="table-column">
      <style:table-column-properties fo:break-before="auto" style:column-width="2.831cm"/>
    </style:style>
    <style:style style:name="co31" style:family="table-column">
      <style:table-column-properties fo:break-before="auto" style:column-width="4.551cm"/>
    </style:style>
    <style:style style:name="co32" style:family="table-column">
      <style:table-column-properties fo:break-before="auto" style:column-width="5.398cm"/>
    </style:style>
    <style:style style:name="ro1" style:family="table-row">
      <style:table-row-properties style:row-height="0.529cm" fo:break-before="auto" style:use-optimal-row-height="true"/>
    </style:style>
    <style:style style:name="ro4" style:family="table-row">
      <style:table-row-properties style:row-height="1.111cm" fo:break-before="auto" style:use-optimal-row-height="false"/>
    </style:style>
    <style:style style:name="ro3" style:family="table-row">
      <style:table-row-properties style:row-height="0.473cm" fo:break-before="auto" style:use-optimal-row-height="true"/>
    </style:style>
    <style:style style:name="ro5" style:family="table-row">
      <style:table-row-properties style:row-height="0.984cm" fo:break-before="auto" style:use-optimal-row-height="true"/>
    </style:style>
    <style:style style:name="ro6" style:family="table-row">
      <style:table-row-properties style:row-height="0.501cm" fo:break-before="auto" style:use-optimal-row-height="true"/>
    </style:style>
    <style:style style:name="ro7" style:family="table-row">
      <style:table-row-properties style:row-height="0.556cm" fo:break-before="auto" style:use-optimal-row-height="true"/>
    </style:style>
    <style:style style:name="ro8" style:family="table-row">
      <style:table-row-properties style:row-height="0.582cm" fo:break-before="auto" style:use-optimal-row-height="false"/>
    </style:style>
    <style:style style:name="ta2" style:family="table" style:master-page-name="mp2">
      <style:table-properties table:display="true" style:writing-mode="lr-tb"/>
    </style:style>
    <style:style style:name="ta3" style:family="table" style:master-page-name="mp1">
      <style:table-properties table:display="true" style:writing-mode="lr-tb"/>
    </style:style>
    <number:number-style style:name="N2">
      <number:number number:decimal-places="2" number:min-integer-digits="1"/>
    </number:number-style>
    <style:style style:name="ce1" style:family="table-cell" style:parent-style-name="Default" style:data-style-name="N0"/>
    <style:style style:name="ce10" style:family="table-cell" style:parent-style-name="Default" style:data-style-name="N0">
      <style:table-cell-properties fo:border-bottom="0.002cm solid #000000" fo:border-left="none" fo:border-right="none" fo:border-top="none"/>
    </style:style>
    <style:style style:name="ce17" style:family="table-cell" style:parent-style-name="Default" style:data-style-name="N0">
      <style:table-cell-properties fo:border-bottom="0.002cm solid #000000" style:text-align-source="fix" style:repeat-content="false" fo:border-left="none" fo:border-right="none" fo:border-top="none" style:vertical-align="automatic"/>
      <style:paragraph-properties fo:text-align="center"/>
    </style:style>
    <style:style style:name="ce18" style:family="table-cell" style:parent-style-name="Default" style:data-style-name="N0">
      <style:table-cell-properties fo:border-bottom="0.002cm solid #000000" style:text-align-source="fix" style:repeat-content="false" fo:border-left="0.002cm solid #000000" fo:border-right="none" fo:border-top="none" style:vertical-align="automatic"/>
      <style:paragraph-properties fo:text-align="center"/>
    </style:style>
    <style:style style:name="ce19" style:family="table-cell" style:parent-style-name="Default" style:data-style-name="N2"/>
    <style:style style:name="ce20" style:family="table-cell" style:parent-style-name="Default" style:data-style-name="N2">
      <style:table-cell-properties fo:border-bottom="none" fo:border-left="0.002cm solid #000000" fo:border-right="none" fo:border-top="none"/>
    </style:style>
    <style:style style:name="ce21" style:family="table-cell" style:parent-style-name="Default" style:data-style-name="N2">
      <style:table-cell-properties fo:border-bottom="0.002cm solid #000000" fo:border-left="none" fo:border-right="none" fo:border-top="none"/>
    </style:style>
    <style:style style:name="ce22" style:family="table-cell" style:parent-style-name="Default" style:data-style-name="N2">
      <style:table-cell-properties fo:border-bottom="0.002cm solid #000000" fo:border-left="0.002cm solid #000000" fo:border-right="none" fo:border-top="none"/>
    </style:style>
    <style:style style:name="ce27" style:family="table-cell" style:parent-style-name="Default" style:data-style-name="N0">
      <style:table-cell-properties style:text-align-source="fix" style:repeat-content="false" style:vertical-align="automatic"/>
      <style:paragraph-properties fo:text-align="center"/>
    </style:style>
    <style:style style:name="ce7" style:family="table-cell" style:parent-style-name="Default" style:data-style-name="N0"/>
    <style:style style:name="ce12" style:family="table-cell" style:parent-style-name="Default" style:data-style-name="N0">
      <style:text-properties fo:font-weight="bold" style:font-weight-asian="bold" style:font-weight-complex="bold"/>
    </style:style>
    <style:style style:name="ce23" style:family="table-cell" style:parent-style-name="Default" style:data-style-name="N0">
      <style:table-cell-properties style:text-align-source="fix" style:repeat-content="false" style:vertical-align="automatic"/>
      <style:paragraph-properties fo:text-align="center"/>
    </style:style>
    <style:style style:name="ce24" style:family="table-cell" style:parent-style-name="Default" style:data-style-name="N0">
      <style:table-cell-properties style:text-align-source="fix" style:repeat-content="false" fo:background-color="transparent" style:vertical-align="automatic"/>
      <style:paragraph-properties fo:text-align="center"/>
    </style:style>
    <style:style style:name="ce25" style:family="table-cell" style:parent-style-name="Default" style:data-style-name="N0">
      <style:table-cell-properties fo:background-color="transparent"/>
      <style:text-properties fo:font-weight="bold" style:font-weight-asian="bold" style:font-weight-complex="bold"/>
    </style:style>
    <style:style style:name="ce4" style:family="table-cell" style:parent-style-name="Default" style:data-style-name="N0">
      <style:table-cell-properties fo:background-color="transparent"/>
    </style:style>
    <style:style style:name="ce3" style:family="table-cell" style:parent-style-name="Default" style:data-style-name="N0"/>
    <style:style style:name="ce28" style:family="table-cell" style:parent-style-name="Default" style:data-style-name="N0">
      <style:table-cell-properties style:vertical-align="automatic"/>
    </style:style>
    <style:style style:name="ce29" style:family="table-cell" style:parent-style-name="Default" style:data-style-name="N0">
      <style:table-cell-properties fo:border-bottom="0.002cm solid #000000" fo:border-left="none" fo:border-right="none" fo:border-top="none"/>
      <style:text-properties fo:font-weight="bold" style:font-weight-asian="bold" style:font-weight-complex="bold"/>
    </style:style>
    <style:style style:name="ce30" style:family="table-cell" style:parent-style-name="Default" style:data-style-name="N0">
      <style:table-cell-properties fo:border-bottom="0.002cm solid #000000" fo:background-color="transparent" fo:border-left="none" fo:border-right="none" fo:border-top="none"/>
    </style:style>
    <style:style style:name="ce31" style:family="table-cell" style:parent-style-name="Default" style:data-style-name="N0">
      <style:table-cell-properties fo:background-color="#f8cbad"/>
    </style:style>
    <style:style style:name="ce32" style:family="table-cell" style:parent-style-name="Default" style:data-style-name="N0">
      <style:table-cell-properties fo:border-bottom="0.002cm solid #000000" fo:background-color="#f8cbad" fo:border-left="none" fo:border-right="none" fo:border-top="none"/>
    </style:style>
    <style:style style:name="ce33" style:family="table-cell" style:parent-style-name="Default" style:data-style-name="N0">
      <style:table-cell-properties fo:border-bottom="0.002cm solid #000000" style:text-align-source="fix" style:repeat-content="false" fo:background-color="transparent" fo:border-left="none" fo:border-right="none" fo:border-top="0.071cm solid #000000" style:vertical-align="automatic"/>
      <style:paragraph-properties fo:text-align="center"/>
      <style:text-properties fo:font-style="italic" style:font-style-asian="italic" style:font-style-complex="italic"/>
    </style:style>
    <style:style style:name="ce34" style:family="table-cell" style:parent-style-name="Default" style:data-style-name="N0">
      <style:table-cell-properties fo:background-color="transparent" style:vertical-align="automatic"/>
    </style:style>
    <style:style style:name="ce35" style:family="table-cell" style:parent-style-name="Default" style:data-style-name="N0">
      <style:table-cell-properties fo:border-bottom="0.071cm solid #000000" fo:background-color="transparent" fo:border-left="none" fo:border-right="none" fo:border-top="none" style:vertical-align="automatic"/>
    </style:style>
    <style:style style:name="ce36" style:family="table-cell" style:parent-style-name="Default" style:data-style-name="N0">
      <style:table-cell-properties style:text-align-source="fix" style:repeat-content="false" fo:background-color="transparent" style:vertical-align="automatic"/>
      <style:paragraph-properties fo:text-align="center"/>
      <style:text-properties fo:font-style="italic" style:font-style-asian="italic" style:font-style-complex="italic"/>
    </style:style>
    <style:style style:name="T1" style:family="text">
      <style:text-properties fo:color="#000000"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office:automatic-styles>
  <office:body>
    <office:spreadsheet>
      <table:calculation-settings table:case-sensitive="false" table:automatic-find-labels="false" table:use-regular-expressions="false"/>
      <table:table table:name="Overview" table:style-name="ta3">
        <table:table-column table:style-name="co1" table:number-columns-repeated="1024" table:default-cell-style-name="ce1"/>
        <table:table-row table:style-name="ro3">
          <table:table-cell table:number-columns-repeated="1024"/>
        </table:table-row>
        <table:table-row table:style-name="ro5">
          <table:table-cell table:style-name="ce28" office:value-type="string">
            <text:p>This is a spreadsheet that contains experiments for Time-Out: Temporal Referencing for Robust Modeling of Lexical</text:p>
            <text:p>Semantic Change, published at ACL2019 by Haim Dubossarsky, Simon Hengchen, Nina Tahmasebi, and Dominik Schlechtweg</text:p>
          </table:table-cell>
          <table:table-cell table:number-columns-repeated="1023"/>
        </table:table-row>
        <table:table-row table:style-name="ro3">
          <table:table-cell table:number-columns-repeated="1024"/>
        </table:table-row>
        <table:table-row table:style-name="ro3">
          <table:table-cell office:value-type="string">
            <text:p>The experiments concern the Word Sense Change Test Set: </text:p>
          </table:table-cell>
          <table:table-cell table:number-columns-repeated="1023"/>
        </table:table-row>
        <table:table-row table:style-name="ro3">
          <table:table-cell office:value-type="string">
            <text:p>Tahmasebi, Nina, &amp; Risse, Thomas. (2017). Word Sense Change Testset [Data set]. Zenodo. http://doi.org/10.5281/zenodo.495572</text:p>
          </table:table-cell>
          <table:table-cell table:number-columns-repeated="1023"/>
        </table:table-row>
        <table:table-row table:style-name="ro3">
          <table:table-cell table:number-columns-repeated="1024"/>
        </table:table-row>
        <table:table-row table:style-name="ro3">
          <table:table-cell office:value-type="string">
            <text:p>We trained two models: PPMI and SGNS with two different settings: Alignment and Temporal referencing. Please see section 5.3 for more on model training. </text:p>
          </table:table-cell>
          <table:table-cell table:number-columns-repeated="1023"/>
        </table:table-row>
        <table:table-row table:style-name="ro6">
          <table:table-cell office:value-type="string">
            <text:p>The experiments are further explained in<text:span text:style-name="T1"> 6.3 Experiment 3: WSC tests</text:span></text:p>
          </table:table-cell>
          <table:table-cell table:number-columns-repeated="1023"/>
        </table:table-row>
        <table:table-row table:style-name="ro3" table:number-rows-repeated="1048567">
          <table:table-cell table:number-columns-repeated="1024"/>
        </table:table-row>
        <table:table-row table:style-name="ro3">
          <table:table-cell table:number-columns-repeated="1024"/>
        </table:table-row>
      </table:table>
      <table:table table:name="ppmi-TR" table:style-name="ta3">
        <table:table-column table:style-name="co26" table:default-cell-style-name="ce1"/>
        <table:table-column table:style-name="co1" table:number-columns-repeated="3" table:default-cell-style-name="ce1"/>
        <table:table-column table:style-name="co27" table:default-cell-style-name="ce1"/>
        <table:table-column table:style-name="co1" table:number-columns-repeated="5" table:default-cell-style-name="ce1"/>
        <table:table-column table:style-name="co28" table:default-cell-style-name="ce1"/>
        <table:table-column table:style-name="co1" table:number-columns-repeated="1013" table:default-cell-style-name="ce1"/>
        <table:table-row table:style-name="ro1">
          <table:table-cell office:value-type="string">
            <text:p>PPMI-TR</text:p>
          </table:table-cell>
          <table:table-cell table:number-columns-repeated="14"/>
          <table:table-cell table:style-name="ce4" table:number-columns-repeated="2"/>
          <table:table-cell table:number-columns-repeated="1007"/>
        </table:table-row>
        <table:table-row table:style-name="ro1">
          <table:table-cell table:style-name="ce29" office:value-type="string">
            <text:p>stable</text:p>
          </table:table-cell>
          <table:table-cell table:style-name="ce29" office:value-type="string">
            <text:p>acd</text:p>
          </table:table-cell>
          <table:table-cell table:style-name="ce29" office:value-type="string">
            <text:p>freq-range</text:p>
          </table:table-cell>
          <table:table-cell/>
          <table:table-cell table:style-name="ce29" office:value-type="string">
            <text:p>changed</text:p>
          </table:table-cell>
          <table:table-cell table:style-name="ce29" office:value-type="string">
            <text:p>acd</text:p>
          </table:table-cell>
          <table:table-cell table:style-name="ce29" office:value-type="string">
            <text:p>freq-range</text:p>
          </table:table-cell>
          <table:table-cell table:number-columns-repeated="8"/>
          <table:table-cell table:style-name="ce4" table:number-columns-repeated="2"/>
          <table:table-cell table:number-columns-repeated="1007"/>
        </table:table-row>
        <table:table-row table:style-name="ro1">
          <table:table-cell office:value-type="string">
            <text:p>automobile</text:p>
          </table:table-cell>
          <table:table-cell office:value-type="float" office:value="0.806886410583">
            <text:p>0.8068864106</text:p>
          </table:table-cell>
          <table:table-cell office:value-type="string">
            <text:p>mid_high</text:p>
          </table:table-cell>
          <table:table-cell/>
          <table:table-cell table:style-name="ce31" office:value-type="string">
            <text:p>aeroplane</text:p>
          </table:table-cell>
          <table:table-cell table:style-name="ce31" office:value-type="float" office:value="0.9730338520266">
            <text:p>0.973033852</text:p>
          </table:table-cell>
          <table:table-cell table:number-columns-repeated="9"/>
          <table:table-cell table:style-name="ce4" table:number-columns-repeated="2"/>
          <table:table-cell table:number-columns-repeated="1007"/>
        </table:table-row>
        <table:table-row table:style-name="ro1">
          <table:table-cell office:value-type="string">
            <text:p>bank</text:p>
          </table:table-cell>
          <table:table-cell office:value-type="float" office:value="0.6125673463624">
            <text:p>0.6125673464</text:p>
          </table:table-cell>
          <table:table-cell office:value-type="string">
            <text:p>high</text:p>
          </table:table-cell>
          <table:table-cell/>
          <table:table-cell table:style-name="ce31" office:value-type="string">
            <text:p>cinema</text:p>
          </table:table-cell>
          <table:table-cell table:style-name="ce31" office:value-type="float" office:value="0.9258188118438">
            <text:p>0.9258188118</text:p>
          </table:table-cell>
          <table:table-cell office:value-type="string">
            <text:p>mid_low</text:p>
          </table:table-cell>
          <table:table-cell table:number-columns-repeated="8"/>
          <table:table-cell table:style-name="ce4" table:number-columns-repeated="2"/>
          <table:table-cell table:number-columns-repeated="1007"/>
        </table:table-row>
        <table:table-row table:style-name="ro1">
          <table:table-cell office:value-type="string">
            <text:p>camera</text:p>
          </table:table-cell>
          <table:table-cell office:value-type="float" office:value="0.7142155173112">
            <text:p>0.7142155173</text:p>
          </table:table-cell>
          <table:table-cell office:value-type="string">
            <text:p>high</text:p>
          </table:table-cell>
          <table:table-cell/>
          <table:table-cell table:style-name="ce31" office:value-type="string">
            <text:p>computer</text:p>
          </table:table-cell>
          <table:table-cell table:style-name="ce31" office:value-type="float" office:value="0.89356572314">
            <text:p>0.8935657231</text:p>
          </table:table-cell>
          <table:table-cell table:number-columns-repeated="9"/>
          <table:table-cell table:style-name="ce4" table:number-columns-repeated="2"/>
          <table:table-cell table:number-columns-repeated="1007"/>
        </table:table-row>
        <table:table-row table:style-name="ro1">
          <table:table-cell office:value-type="string">
            <text:p>car</text:p>
          </table:table-cell>
          <table:table-cell office:value-type="float" office:value="0.6191665136128">
            <text:p>0.6191665136</text:p>
          </table:table-cell>
          <table:table-cell office:value-type="string">
            <text:p>high</text:p>
          </table:table-cell>
          <table:table-cell/>
          <table:table-cell table:style-name="ce31" office:value-type="string">
            <text:p>cool</text:p>
          </table:table-cell>
          <table:table-cell table:style-name="ce31" office:value-type="float" office:value="0.847016963855">
            <text:p>0.8470169639</text:p>
          </table:table-cell>
          <table:table-cell office:value-type="string">
            <text:p>high</text:p>
          </table:table-cell>
          <table:table-cell table:number-columns-repeated="8"/>
          <table:table-cell table:style-name="ce4" table:number-columns-repeated="2"/>
          <table:table-cell table:number-columns-repeated="1007"/>
        </table:table-row>
        <table:table-row table:style-name="ro1">
          <table:table-cell office:value-type="string">
            <text:p>deer</text:p>
          </table:table-cell>
          <table:table-cell office:value-type="float" office:value="0.7993298796378">
            <text:p>0.7993298796</text:p>
          </table:table-cell>
          <table:table-cell office:value-type="string">
            <text:p>mid</text:p>
          </table:table-cell>
          <table:table-cell/>
          <table:table-cell table:style-name="ce31" office:value-type="string">
            <text:p>flight</text:p>
          </table:table-cell>
          <table:table-cell table:style-name="ce31" office:value-type="float" office:value="0.7764028283252">
            <text:p>0.7764028283</text:p>
          </table:table-cell>
          <table:table-cell office:value-type="string">
            <text:p>high</text:p>
          </table:table-cell>
          <table:table-cell table:number-columns-repeated="8"/>
          <table:table-cell table:style-name="ce4" table:number-columns-repeated="2"/>
          <table:table-cell table:number-columns-repeated="1007"/>
        </table:table-row>
        <table:table-row table:style-name="ro1">
          <table:table-cell office:value-type="string">
            <text:p>export</text:p>
          </table:table-cell>
          <table:table-cell office:value-type="float" office:value="0.787498521968">
            <text:p>0.787498522</text:p>
          </table:table-cell>
          <table:table-cell office:value-type="string">
            <text:p>mid</text:p>
          </table:table-cell>
          <table:table-cell/>
          <table:table-cell table:style-name="ce31" office:value-type="string">
            <text:p>gay</text:p>
          </table:table-cell>
          <table:table-cell table:style-name="ce31" office:value-type="float" office:value="0.877983905524999">
            <text:p>0.8779839055</text:p>
          </table:table-cell>
          <table:table-cell table:number-columns-repeated="9"/>
          <table:table-cell table:style-name="ce4" table:number-columns-repeated="2"/>
          <table:table-cell table:number-columns-repeated="1007"/>
        </table:table-row>
        <table:table-row table:style-name="ro1">
          <table:table-cell office:value-type="string">
            <text:p>founder</text:p>
          </table:table-cell>
          <table:table-cell office:value-type="float" office:value="0.898388933926199">
            <text:p>0.8983889339</text:p>
          </table:table-cell>
          <table:table-cell office:value-type="string">
            <text:p>mid</text:p>
          </table:table-cell>
          <table:table-cell/>
          <table:table-cell table:style-name="ce31" office:value-type="string">
            <text:p>memory</text:p>
          </table:table-cell>
          <table:table-cell table:style-name="ce31" office:value-type="float" office:value="0.8557578182862">
            <text:p>0.8557578183</text:p>
          </table:table-cell>
          <table:table-cell office:value-type="string">
            <text:p>high</text:p>
          </table:table-cell>
          <table:table-cell table:number-columns-repeated="8"/>
          <table:table-cell table:style-name="ce4" table:number-columns-repeated="2"/>
          <table:table-cell table:number-columns-repeated="1007"/>
        </table:table-row>
        <table:table-row table:style-name="ro1">
          <table:table-cell office:value-type="string">
            <text:p>horse</text:p>
          </table:table-cell>
          <table:table-cell office:value-type="float" office:value="0.6573358996808">
            <text:p>0.6573358997</text:p>
          </table:table-cell>
          <table:table-cell office:value-type="string">
            <text:p>high</text:p>
          </table:table-cell>
          <table:table-cell/>
          <table:table-cell table:style-name="ce31" office:value-type="string">
            <text:p>mouse</text:p>
          </table:table-cell>
          <table:table-cell table:style-name="ce31" office:value-type="float" office:value="0.894251767061999">
            <text:p>0.8942517671</text:p>
          </table:table-cell>
          <table:table-cell office:value-type="string">
            <text:p>high</text:p>
          </table:table-cell>
          <table:table-cell table:number-columns-repeated="3"/>
          <table:table-cell office:value-type="string">
            <text:p>F-Test Two-Sample for Variances</text:p>
          </table:table-cell>
          <table:table-cell table:number-columns-repeated="4"/>
          <table:table-cell table:style-name="ce4" table:number-columns-repeated="2"/>
          <table:table-cell table:number-columns-repeated="1007"/>
        </table:table-row>
        <table:table-row table:style-name="ro7">
          <table:table-cell office:value-type="string">
            <text:p>mail</text:p>
          </table:table-cell>
          <table:table-cell office:value-type="float" office:value="0.7260876276516">
            <text:p>0.7260876277</text:p>
          </table:table-cell>
          <table:table-cell table:number-columns-repeated="2"/>
          <table:table-cell table:style-name="ce31" office:value-type="string">
            <text:p>racism</text:p>
          </table:table-cell>
          <table:table-cell table:style-name="ce31" office:value-type="float" office:value="0.964415635039999">
            <text:p>0.964415635</text:p>
          </table:table-cell>
          <table:table-cell office:value-type="string">
            <text:p>mid_high</text:p>
          </table:table-cell>
          <table:table-cell table:number-columns-repeated="8"/>
          <table:table-cell table:style-name="ce4" table:number-columns-repeated="2"/>
          <table:table-cell table:number-columns-repeated="1007"/>
        </table:table-row>
        <table:table-row table:style-name="ro1">
          <table:table-cell office:value-type="string">
            <text:p>mirror</text:p>
          </table:table-cell>
          <table:table-cell office:value-type="float" office:value="0.7463961210386">
            <text:p>0.746396121</text:p>
          </table:table-cell>
          <table:table-cell office:value-type="string">
            <text:p>high</text:p>
          </table:table-cell>
          <table:table-cell/>
          <table:table-cell table:style-name="ce31" office:value-type="string">
            <text:p>record</text:p>
          </table:table-cell>
          <table:table-cell table:style-name="ce31" office:value-type="float" office:value="0.746773769882599">
            <text:p>0.7467737699</text:p>
          </table:table-cell>
          <table:table-cell table:number-columns-repeated="4"/>
          <table:table-cell table:style-name="ce33"/>
          <table:table-cell table:style-name="ce33" office:value-type="string">
            <text:p>Variable 1</text:p>
          </table:table-cell>
          <table:table-cell table:style-name="ce33" office:value-type="string">
            <text:p>Variable 2</text:p>
          </table:table-cell>
          <table:table-cell table:number-columns-repeated="2"/>
          <table:table-cell table:style-name="ce4" table:number-columns-repeated="2"/>
          <table:table-cell table:number-columns-repeated="1007"/>
        </table:table-row>
        <table:table-row table:style-name="ro1">
          <table:table-cell table:style-name="ce4" office:value-type="string">
            <text:p>music</text:p>
          </table:table-cell>
          <table:table-cell table:style-name="ce4" office:value-type="float" office:value="0.6339870347452">
            <text:p>0.6339870347</text:p>
          </table:table-cell>
          <table:table-cell office:value-type="string">
            <text:p>mid</text:p>
          </table:table-cell>
          <table:table-cell/>
          <table:table-cell table:style-name="ce31" office:value-type="string">
            <text:p>rock</text:p>
          </table:table-cell>
          <table:table-cell table:style-name="ce31" office:value-type="float" office:value="0.7641514470926">
            <text:p>0.7641514471</text:p>
          </table:table-cell>
          <table:table-cell office:value-type="string">
            <text:p>high</text:p>
          </table:table-cell>
          <table:table-cell table:number-columns-repeated="3"/>
          <table:table-cell table:style-name="ce34" office:value-type="string">
            <text:p>Mean</text:p>
          </table:table-cell>
          <table:table-cell table:style-name="ce34" office:value-type="float" office:value="0.73279294309321">
            <text:p>0.7327929431</text:p>
          </table:table-cell>
          <table:table-cell table:style-name="ce34" office:value-type="float" office:value="0.858698484875769">
            <text:p>0.8586984849</text:p>
          </table:table-cell>
          <table:table-cell office:value-type="string">
            <text:p>equal variance</text:p>
          </table:table-cell>
          <table:table-cell/>
          <table:table-cell table:style-name="ce4" table:number-columns-repeated="2"/>
          <table:table-cell table:number-columns-repeated="1007"/>
        </table:table-row>
        <table:table-row table:style-name="ro1">
          <table:table-cell office:value-type="string">
            <text:p>newspaper</text:p>
          </table:table-cell>
          <table:table-cell office:value-type="float" office:value="0.6680096292288">
            <text:p>0.6680096292</text:p>
          </table:table-cell>
          <table:table-cell office:value-type="string">
            <text:p>high</text:p>
          </table:table-cell>
          <table:table-cell/>
          <table:table-cell table:style-name="ce31" office:value-type="string">
            <text:p>tank</text:p>
          </table:table-cell>
          <table:table-cell table:style-name="ce31" office:value-type="float" office:value="0.8500777659556">
            <text:p>0.850077766</text:p>
          </table:table-cell>
          <table:table-cell office:value-type="string">
            <text:p>mid_low</text:p>
          </table:table-cell>
          <table:table-cell table:number-columns-repeated="3"/>
          <table:table-cell table:style-name="ce34" office:value-type="string">
            <text:p>Variance</text:p>
          </table:table-cell>
          <table:table-cell table:style-name="ce34" office:value-type="float" office:value="0.0111225089352721">
            <text:p>0.0111225089</text:p>
          </table:table-cell>
          <table:table-cell table:style-name="ce34" office:value-type="float" office:value="0.00535597648285339">
            <text:p>0.0053559765</text:p>
          </table:table-cell>
          <table:table-cell table:number-columns-repeated="2"/>
          <table:table-cell table:style-name="ce4" table:number-columns-repeated="2"/>
          <table:table-cell table:number-columns-repeated="1007"/>
        </table:table-row>
        <table:table-row table:style-name="ro1">
          <table:table-cell office:value-type="string">
            <text:p>paper</text:p>
          </table:table-cell>
          <table:table-cell office:value-type="float" office:value="0.518019986569999">
            <text:p>0.5180199866</text:p>
          </table:table-cell>
          <table:table-cell office:value-type="string">
            <text:p>high</text:p>
          </table:table-cell>
          <table:table-cell/>
          <table:table-cell table:style-name="ce32" office:value-type="string">
            <text:p>tape</text:p>
          </table:table-cell>
          <table:table-cell table:style-name="ce32" office:value-type="float" office:value="0.7938300153504">
            <text:p>0.7938300154</text:p>
          </table:table-cell>
          <table:table-cell table:style-name="ce10" office:value-type="string">
            <text:p>mid_high</text:p>
          </table:table-cell>
          <table:table-cell table:number-columns-repeated="3"/>
          <table:table-cell table:style-name="ce34" office:value-type="string">
            <text:p>Observations</text:p>
          </table:table-cell>
          <table:table-cell table:style-name="ce34" office:value-type="float" office:value="19">
            <text:p>19</text:p>
          </table:table-cell>
          <table:table-cell table:style-name="ce34" office:value-type="float" office:value="13">
            <text:p>13</text:p>
          </table:table-cell>
          <table:table-cell table:number-columns-repeated="2"/>
          <table:table-cell table:style-name="ce4" table:number-columns-repeated="2"/>
          <table:table-cell table:number-columns-repeated="1007"/>
        </table:table-row>
        <table:table-row table:style-name="ro1">
          <table:table-cell office:value-type="string">
            <text:p>phone</text:p>
          </table:table-cell>
          <table:table-cell office:value-type="float" office:value="0.7679754044148">
            <text:p>0.7679754044</text:p>
          </table:table-cell>
          <table:table-cell office:value-type="string">
            <text:p>high</text:p>
          </table:table-cell>
          <table:table-cell/>
          <table:table-cell table:style-name="ce4" office:value-type="string">
            <text:p>variance</text:p>
          </table:table-cell>
          <table:table-cell table:formula="of:=VAR([.F3:.F15])" office:value-type="float" office:value="0.0053559764828534">
            <text:p>0.0053559765</text:p>
          </table:table-cell>
          <table:table-cell table:number-columns-repeated="4"/>
          <table:table-cell table:style-name="ce34" office:value-type="string">
            <text:p>df</text:p>
          </table:table-cell>
          <table:table-cell table:style-name="ce34" office:value-type="float" office:value="18">
            <text:p>18</text:p>
          </table:table-cell>
          <table:table-cell table:style-name="ce34" office:value-type="float" office:value="12">
            <text:p>12</text:p>
          </table:table-cell>
          <table:table-cell table:number-columns-repeated="2"/>
          <table:table-cell table:style-name="ce4" table:number-columns-repeated="2"/>
          <table:table-cell table:number-columns-repeated="1007"/>
        </table:table-row>
        <table:table-row table:style-name="ro1">
          <table:table-cell office:value-type="string">
            <text:p>ship</text:p>
          </table:table-cell>
          <table:table-cell office:value-type="float" office:value="0.7641435485994">
            <text:p>0.7641435486</text:p>
          </table:table-cell>
          <table:table-cell table:number-columns-repeated="2"/>
          <table:table-cell table:style-name="ce4" office:value-type="string">
            <text:p>mean</text:p>
          </table:table-cell>
          <table:table-cell table:formula="of:=AVERAGE([.F3:.F15])" office:value-type="float" office:value="0.858698484875769">
            <text:p>0.8586984849</text:p>
          </table:table-cell>
          <table:table-cell table:number-columns-repeated="4"/>
          <table:table-cell table:style-name="ce34" office:value-type="string">
            <text:p>F</text:p>
          </table:table-cell>
          <table:table-cell table:style-name="ce34" office:value-type="float" office:value="2.07665380363033">
            <text:p>2.0766538036</text:p>
          </table:table-cell>
          <table:table-cell table:style-name="ce34"/>
          <table:table-cell table:number-columns-repeated="2"/>
          <table:table-cell table:style-name="ce4" table:number-columns-repeated="2"/>
          <table:table-cell table:number-columns-repeated="1007"/>
        </table:table-row>
        <table:table-row table:style-name="ro1">
          <table:table-cell office:value-type="string">
            <text:p>symptom</text:p>
          </table:table-cell>
          <table:table-cell office:value-type="float" office:value="0.9226954533718">
            <text:p>0.9226954534</text:p>
          </table:table-cell>
          <table:table-cell office:value-type="string">
            <text:p>high</text:p>
          </table:table-cell>
          <table:table-cell table:number-columns-repeated="7"/>
          <table:table-cell table:style-name="ce34" office:value-type="string">
            <text:p>P(F&lt;=f) one-tail</text:p>
          </table:table-cell>
          <table:table-cell table:style-name="ce34" office:value-type="float" office:value="0.0997652620442537">
            <text:p>0.099765262</text:p>
          </table:table-cell>
          <table:table-cell table:style-name="ce34"/>
          <table:table-cell table:number-columns-repeated="2"/>
          <table:table-cell table:style-name="ce4" table:number-columns-repeated="2"/>
          <table:table-cell table:number-columns-repeated="1007"/>
        </table:table-row>
        <table:table-row table:style-name="ro7">
          <table:table-cell office:value-type="string">
            <text:p>telephone</text:p>
          </table:table-cell>
          <table:table-cell office:value-type="float" office:value="0.658128265298599">
            <text:p>0.6581282653</text:p>
          </table:table-cell>
          <table:table-cell office:value-type="string">
            <text:p>mid_high</text:p>
          </table:table-cell>
          <table:table-cell table:number-columns-repeated="7"/>
          <table:table-cell table:style-name="ce35" office:value-type="string">
            <text:p>F Critical one-tail</text:p>
          </table:table-cell>
          <table:table-cell table:style-name="ce35" office:value-type="float" office:value="2.56842759594598">
            <text:p>2.5684275959</text:p>
          </table:table-cell>
          <table:table-cell table:style-name="ce35"/>
          <table:table-cell table:number-columns-repeated="2"/>
          <table:table-cell table:style-name="ce4" table:number-columns-repeated="2"/>
          <table:table-cell table:number-columns-repeated="1007"/>
        </table:table-row>
        <table:table-row table:style-name="ro1">
          <table:table-cell table:style-name="ce4" office:value-type="string">
            <text:p>train</text:p>
          </table:table-cell>
          <table:table-cell table:style-name="ce4" office:value-type="float" office:value="0.7403188581394">
            <text:p>0.7403188581</text:p>
          </table:table-cell>
          <table:table-cell office:value-type="string">
            <text:p>high</text:p>
          </table:table-cell>
          <table:table-cell table:number-columns-repeated="7"/>
          <table:table-cell table:style-name="ce34" table:number-columns-repeated="3"/>
          <table:table-cell table:number-columns-repeated="2"/>
          <table:table-cell table:style-name="ce4" table:number-columns-repeated="2"/>
          <table:table-cell table:number-columns-repeated="1007"/>
        </table:table-row>
        <table:table-row table:style-name="ro1">
          <table:table-cell table:style-name="ce30" office:value-type="string">
            <text:p>travel</text:p>
          </table:table-cell>
          <table:table-cell table:style-name="ce30" office:value-type="float" office:value="0.8819149666306">
            <text:p>0.8819149666</text:p>
          </table:table-cell>
          <table:table-cell table:style-name="ce10" office:value-type="string">
            <text:p>high</text:p>
          </table:table-cell>
          <table:table-cell table:number-columns-repeated="7"/>
          <table:table-cell table:style-name="ce34" table:number-columns-repeated="3"/>
          <table:table-cell table:number-columns-repeated="1011"/>
        </table:table-row>
        <table:table-row table:style-name="ro1">
          <table:table-cell table:style-name="ce4" office:value-type="string">
            <text:p>variance</text:p>
          </table:table-cell>
          <table:table-cell table:formula="of:=VAR([.B3:.B21])" office:value-type="float" office:value="0.011122508935272">
            <text:p>0.0111225089</text:p>
          </table:table-cell>
          <table:table-cell table:number-columns-repeated="1022"/>
        </table:table-row>
        <table:table-row table:style-name="ro1">
          <table:table-cell table:style-name="ce4" office:value-type="string">
            <text:p>mean</text:p>
          </table:table-cell>
          <table:table-cell table:formula="of:=AVERAGE([.B3:.B21])" office:value-type="float" office:value="0.73279294309321">
            <text:p>0.7327929431</text:p>
          </table:table-cell>
          <table:table-cell table:number-columns-repeated="1022"/>
        </table:table-row>
        <table:table-row table:style-name="ro1">
          <table:table-cell table:style-name="ce4" table:number-columns-repeated="8"/>
          <table:table-cell table:number-columns-repeated="1016"/>
        </table:table-row>
        <table:table-row table:style-name="ro1">
          <table:table-cell table:number-columns-repeated="3"/>
          <table:table-cell table:style-name="ce4" table:number-columns-repeated="5"/>
          <table:table-cell table:number-columns-repeated="1016"/>
        </table:table-row>
        <table:table-row table:style-name="ro1">
          <table:table-cell table:style-name="ce4" table:number-columns-repeated="8"/>
          <table:table-cell table:number-columns-repeated="2"/>
          <table:table-cell office:value-type="string">
            <text:p>t-Test: Two-Sample Assuming Equal Variances</text:p>
          </table:table-cell>
          <table:table-cell table:number-columns-repeated="1013"/>
        </table:table-row>
        <table:table-row table:style-name="ro7">
          <table:table-cell table:style-name="ce4" table:number-columns-repeated="8"/>
          <table:table-cell table:number-columns-repeated="1016"/>
        </table:table-row>
        <table:table-row table:style-name="ro1">
          <table:table-cell table:style-name="ce4" table:number-columns-repeated="8"/>
          <table:table-cell table:number-columns-repeated="2"/>
          <table:table-cell table:style-name="ce33"/>
          <table:table-cell table:style-name="ce33" office:value-type="string">
            <text:p>Variable 1</text:p>
          </table:table-cell>
          <table:table-cell table:style-name="ce33" office:value-type="string">
            <text:p>Variable 2</text:p>
          </table:table-cell>
          <table:table-cell table:number-columns-repeated="1011"/>
        </table:table-row>
        <table:table-row table:style-name="ro1">
          <table:table-cell table:style-name="ce4" table:number-columns-repeated="8"/>
          <table:table-cell table:number-columns-repeated="2"/>
          <table:table-cell table:style-name="ce34" office:value-type="string">
            <text:p>Mean</text:p>
          </table:table-cell>
          <table:table-cell table:style-name="ce34" office:value-type="float" office:value="0.73279294309321">
            <text:p>0.7327929431</text:p>
          </table:table-cell>
          <table:table-cell table:style-name="ce34" office:value-type="float" office:value="0.858698484875769">
            <text:p>0.8586984849</text:p>
          </table:table-cell>
          <table:table-cell table:formula="of:=([.M29]-[.L29])/[.L29]" office:value-type="float" office:value="0.171815985633125">
            <text:p>0.1718159856</text:p>
          </table:table-cell>
          <table:table-cell office:value-type="string">
            <text:p>unequal mean, the changed words have stat. Significantly higher mean ACD</text:p>
          </table:table-cell>
          <table:table-cell table:number-columns-repeated="1009"/>
        </table:table-row>
        <table:table-row table:style-name="ro1">
          <table:table-cell table:style-name="ce4" table:number-columns-repeated="8"/>
          <table:table-cell table:number-columns-repeated="2"/>
          <table:table-cell table:style-name="ce34" office:value-type="string">
            <text:p>Variance</text:p>
          </table:table-cell>
          <table:table-cell table:style-name="ce34" office:value-type="float" office:value="0.0111225089352721">
            <text:p>0.0111225089</text:p>
          </table:table-cell>
          <table:table-cell table:style-name="ce34" office:value-type="float" office:value="0.00535597648285339">
            <text:p>0.0053559765</text:p>
          </table:table-cell>
          <table:table-cell table:number-columns-repeated="1011"/>
        </table:table-row>
        <table:table-row table:style-name="ro1">
          <table:table-cell table:style-name="ce4" table:number-columns-repeated="8"/>
          <table:table-cell table:number-columns-repeated="2"/>
          <table:table-cell table:style-name="ce34" office:value-type="string">
            <text:p>Observations</text:p>
          </table:table-cell>
          <table:table-cell table:style-name="ce34" office:value-type="float" office:value="19">
            <text:p>19</text:p>
          </table:table-cell>
          <table:table-cell table:style-name="ce34" office:value-type="float" office:value="13">
            <text:p>13</text:p>
          </table:table-cell>
          <table:table-cell table:number-columns-repeated="1011"/>
        </table:table-row>
        <table:table-row table:style-name="ro1">
          <table:table-cell table:style-name="ce4" table:number-columns-repeated="8"/>
          <table:table-cell table:number-columns-repeated="2"/>
          <table:table-cell table:style-name="ce34" office:value-type="string">
            <text:p>Pooled Variance</text:p>
          </table:table-cell>
          <table:table-cell table:style-name="ce34" office:value-type="float" office:value="0.00881589595430462">
            <text:p>0.008815896</text:p>
          </table:table-cell>
          <table:table-cell table:style-name="ce34"/>
          <table:table-cell table:number-columns-repeated="1011"/>
        </table:table-row>
        <table:table-row table:style-name="ro1">
          <table:table-cell table:style-name="ce4" table:number-columns-repeated="8"/>
          <table:table-cell table:number-columns-repeated="2"/>
          <table:table-cell table:style-name="ce34" office:value-type="string">
            <text:p>Hypothesized Mean Difference</text:p>
          </table:table-cell>
          <table:table-cell table:style-name="ce34" office:value-type="float" office:value="0">
            <text:p>0</text:p>
          </table:table-cell>
          <table:table-cell table:style-name="ce34"/>
          <table:table-cell table:number-columns-repeated="1011"/>
        </table:table-row>
        <table:table-row table:style-name="ro1">
          <table:table-cell table:style-name="ce4" table:number-columns-repeated="8"/>
          <table:table-cell table:number-columns-repeated="2"/>
          <table:table-cell table:style-name="ce34" office:value-type="string">
            <text:p>df</text:p>
          </table:table-cell>
          <table:table-cell table:style-name="ce34" office:value-type="float" office:value="30">
            <text:p>30</text:p>
          </table:table-cell>
          <table:table-cell table:style-name="ce34"/>
          <table:table-cell table:number-columns-repeated="1011"/>
        </table:table-row>
        <table:table-row table:style-name="ro1">
          <table:table-cell table:style-name="ce4" table:number-columns-repeated="8"/>
          <table:table-cell table:number-columns-repeated="2"/>
          <table:table-cell table:style-name="ce34" office:value-type="string">
            <text:p>t Stat</text:p>
          </table:table-cell>
          <table:table-cell table:style-name="ce34" office:value-type="float" office:value="-3.72550461446824">
            <text:p>-3.7255046145</text:p>
          </table:table-cell>
          <table:table-cell table:style-name="ce34"/>
          <table:table-cell table:number-columns-repeated="1011"/>
        </table:table-row>
        <table:table-row table:style-name="ro1">
          <table:table-cell table:style-name="ce4" table:number-columns-repeated="8"/>
          <table:table-cell table:number-columns-repeated="2"/>
          <table:table-cell table:style-name="ce34" office:value-type="string">
            <text:p>P(T&lt;=t) one-tail</text:p>
          </table:table-cell>
          <table:table-cell table:style-name="ce34" office:value-type="float" office:value="0.000403532740061204">
            <text:p>0.0004035327</text:p>
          </table:table-cell>
          <table:table-cell table:style-name="ce34"/>
          <table:table-cell table:number-columns-repeated="1011"/>
        </table:table-row>
        <table:table-row table:style-name="ro1">
          <table:table-cell table:style-name="ce4" table:number-columns-repeated="8"/>
          <table:table-cell table:number-columns-repeated="2"/>
          <table:table-cell table:style-name="ce34" office:value-type="string">
            <text:p>t Critical one-tail</text:p>
          </table:table-cell>
          <table:table-cell table:style-name="ce34" office:value-type="float" office:value="1.69726088659396">
            <text:p>1.6972608866</text:p>
          </table:table-cell>
          <table:table-cell table:style-name="ce34"/>
          <table:table-cell table:number-columns-repeated="1011"/>
        </table:table-row>
        <table:table-row table:style-name="ro1">
          <table:table-cell table:style-name="ce4" table:number-columns-repeated="8"/>
          <table:table-cell table:number-columns-repeated="2"/>
          <table:table-cell table:style-name="ce34" office:value-type="string">
            <text:p>P(T&lt;=t) two-tail</text:p>
          </table:table-cell>
          <table:table-cell table:style-name="ce34" office:value-type="float" office:value="0.000807065480122409">
            <text:p>0.0008070655</text:p>
          </table:table-cell>
          <table:table-cell table:style-name="ce34"/>
          <table:table-cell table:number-columns-repeated="1011"/>
        </table:table-row>
        <table:table-row table:style-name="ro7">
          <table:table-cell table:style-name="ce4" table:number-columns-repeated="8"/>
          <table:table-cell table:number-columns-repeated="2"/>
          <table:table-cell table:style-name="ce35" office:value-type="string">
            <text:p>t Critical two-tail</text:p>
          </table:table-cell>
          <table:table-cell table:style-name="ce35" office:value-type="float" office:value="2.04227245630124">
            <text:p>2.0422724563</text:p>
          </table:table-cell>
          <table:table-cell table:style-name="ce35"/>
          <table:table-cell table:number-columns-repeated="1011"/>
        </table:table-row>
        <table:table-row table:style-name="ro1" table:number-rows-repeated="22">
          <table:table-cell table:style-name="ce4" table:number-columns-repeated="8"/>
          <table:table-cell table:number-columns-repeated="1016"/>
        </table:table-row>
        <table:table-row table:style-name="ro1" table:number-rows-repeated="1048514">
          <table:table-cell table:number-columns-repeated="1024"/>
        </table:table-row>
        <table:table-row table:style-name="ro1">
          <table:table-cell table:number-columns-repeated="1024"/>
        </table:table-row>
      </table:table>
      <table:table table:name="ppmi-aligned" table:style-name="ta3">
        <table:table-column table:style-name="co5" table:default-cell-style-name="ce1"/>
        <table:table-column table:style-name="co1" table:number-columns-repeated="3" table:default-cell-style-name="ce1"/>
        <table:table-column table:style-name="co27" table:default-cell-style-name="ce1"/>
        <table:table-column table:style-name="co1" table:number-columns-repeated="5" table:default-cell-style-name="ce1"/>
        <table:table-column table:style-name="co28" table:default-cell-style-name="ce1"/>
        <table:table-column table:style-name="co1" table:number-columns-repeated="1013" table:default-cell-style-name="ce1"/>
        <table:table-row table:style-name="ro1">
          <table:table-cell office:value-type="string">
            <text:p>PPMI-Aligned</text:p>
          </table:table-cell>
          <table:table-cell table:number-columns-repeated="13"/>
          <table:table-cell table:style-name="ce4" table:number-columns-repeated="4"/>
          <table:table-cell table:number-columns-repeated="1006"/>
        </table:table-row>
        <table:table-row table:style-name="ro1">
          <table:table-cell table:style-name="ce29" office:value-type="string">
            <text:p>stable</text:p>
          </table:table-cell>
          <table:table-cell table:style-name="ce29" office:value-type="string">
            <text:p>acd</text:p>
          </table:table-cell>
          <table:table-cell table:style-name="ce29" office:value-type="string">
            <text:p>freq-range</text:p>
          </table:table-cell>
          <table:table-cell/>
          <table:table-cell table:style-name="ce29" office:value-type="string">
            <text:p>changed</text:p>
          </table:table-cell>
          <table:table-cell table:style-name="ce29" office:value-type="string">
            <text:p>acd</text:p>
          </table:table-cell>
          <table:table-cell table:style-name="ce29" office:value-type="string">
            <text:p>freq-range</text:p>
          </table:table-cell>
          <table:table-cell table:number-columns-repeated="7"/>
          <table:table-cell table:style-name="ce4" table:number-columns-repeated="4"/>
          <table:table-cell table:number-columns-repeated="1006"/>
        </table:table-row>
        <table:table-row table:style-name="ro1">
          <table:table-cell office:value-type="string">
            <text:p>automobile</text:p>
          </table:table-cell>
          <table:table-cell office:value-type="float" office:value="0.8064613005098">
            <text:p>0.8064613005</text:p>
          </table:table-cell>
          <table:table-cell office:value-type="string">
            <text:p>mid_high</text:p>
          </table:table-cell>
          <table:table-cell/>
          <table:table-cell table:style-name="ce31" office:value-type="string">
            <text:p>aeroplane</text:p>
          </table:table-cell>
          <table:table-cell table:style-name="ce31" office:value-type="float" office:value="0.9741414767042">
            <text:p>0.9741414767</text:p>
          </table:table-cell>
          <table:table-cell table:number-columns-repeated="8"/>
          <table:table-cell table:style-name="ce4" table:number-columns-repeated="4"/>
          <table:table-cell table:number-columns-repeated="1006"/>
        </table:table-row>
        <table:table-row table:style-name="ro8">
          <table:table-cell office:value-type="string">
            <text:p>bank</text:p>
          </table:table-cell>
          <table:table-cell office:value-type="float" office:value="0.609681651302399">
            <text:p>0.6096816513</text:p>
          </table:table-cell>
          <table:table-cell office:value-type="string">
            <text:p>high</text:p>
          </table:table-cell>
          <table:table-cell/>
          <table:table-cell table:style-name="ce31" office:value-type="string">
            <text:p>cinema</text:p>
          </table:table-cell>
          <table:table-cell table:style-name="ce31" office:value-type="float" office:value="0.9277950798852">
            <text:p>0.9277950799</text:p>
          </table:table-cell>
          <table:table-cell office:value-type="string">
            <text:p>mid_low</text:p>
          </table:table-cell>
          <table:table-cell table:number-columns-repeated="7"/>
          <table:table-cell table:style-name="ce4" table:number-columns-repeated="4"/>
          <table:table-cell table:number-columns-repeated="1006"/>
        </table:table-row>
        <table:table-row table:style-name="ro1">
          <table:table-cell office:value-type="string">
            <text:p>camera</text:p>
          </table:table-cell>
          <table:table-cell office:value-type="float" office:value="0.6460418397976">
            <text:p>0.6460418398</text:p>
          </table:table-cell>
          <table:table-cell office:value-type="string">
            <text:p>high</text:p>
          </table:table-cell>
          <table:table-cell/>
          <table:table-cell table:style-name="ce31" office:value-type="string">
            <text:p>computer</text:p>
          </table:table-cell>
          <table:table-cell table:style-name="ce31" office:value-type="float" office:value="0.8910721585224">
            <text:p>0.8910721585</text:p>
          </table:table-cell>
          <table:table-cell table:number-columns-repeated="8"/>
          <table:table-cell table:style-name="ce4" table:number-columns-repeated="4"/>
          <table:table-cell table:number-columns-repeated="1006"/>
        </table:table-row>
        <table:table-row table:style-name="ro1">
          <table:table-cell office:value-type="string">
            <text:p>car</text:p>
          </table:table-cell>
          <table:table-cell office:value-type="float" office:value="0.5348492138688">
            <text:p>0.5348492139</text:p>
          </table:table-cell>
          <table:table-cell office:value-type="string">
            <text:p>high</text:p>
          </table:table-cell>
          <table:table-cell/>
          <table:table-cell table:style-name="ce31" office:value-type="string">
            <text:p>cool</text:p>
          </table:table-cell>
          <table:table-cell table:style-name="ce31" office:value-type="float" office:value="0.8313045830722">
            <text:p>0.8313045831</text:p>
          </table:table-cell>
          <table:table-cell office:value-type="string">
            <text:p>high</text:p>
          </table:table-cell>
          <table:table-cell table:number-columns-repeated="7"/>
          <table:table-cell table:style-name="ce4" table:number-columns-repeated="4"/>
          <table:table-cell table:number-columns-repeated="1006"/>
        </table:table-row>
        <table:table-row table:style-name="ro1">
          <table:table-cell office:value-type="string">
            <text:p>deer</text:p>
          </table:table-cell>
          <table:table-cell office:value-type="float" office:value="0.7945475657868">
            <text:p>0.7945475658</text:p>
          </table:table-cell>
          <table:table-cell office:value-type="string">
            <text:p>mid</text:p>
          </table:table-cell>
          <table:table-cell/>
          <table:table-cell table:style-name="ce31" office:value-type="string">
            <text:p>flight</text:p>
          </table:table-cell>
          <table:table-cell table:style-name="ce31" office:value-type="float" office:value="0.7802171003302">
            <text:p>0.7802171003</text:p>
          </table:table-cell>
          <table:table-cell office:value-type="string">
            <text:p>high</text:p>
          </table:table-cell>
          <table:table-cell table:number-columns-repeated="7"/>
          <table:table-cell table:style-name="ce4" table:number-columns-repeated="4"/>
          <table:table-cell table:number-columns-repeated="1006"/>
        </table:table-row>
        <table:table-row table:style-name="ro1">
          <table:table-cell office:value-type="string">
            <text:p>export</text:p>
          </table:table-cell>
          <table:table-cell office:value-type="float" office:value="0.7861057925442">
            <text:p>0.7861057925</text:p>
          </table:table-cell>
          <table:table-cell office:value-type="string">
            <text:p>mid</text:p>
          </table:table-cell>
          <table:table-cell/>
          <table:table-cell table:style-name="ce31" office:value-type="string">
            <text:p>gay</text:p>
          </table:table-cell>
          <table:table-cell table:style-name="ce31" office:value-type="float" office:value="0.8744721463134">
            <text:p>0.8744721463</text:p>
          </table:table-cell>
          <table:table-cell table:number-columns-repeated="8"/>
          <table:table-cell table:style-name="ce4" table:number-columns-repeated="4"/>
          <table:table-cell table:number-columns-repeated="1006"/>
        </table:table-row>
        <table:table-row table:style-name="ro1">
          <table:table-cell office:value-type="string">
            <text:p>founder</text:p>
          </table:table-cell>
          <table:table-cell office:value-type="float" office:value="0.898185329918">
            <text:p>0.8981853299</text:p>
          </table:table-cell>
          <table:table-cell office:value-type="string">
            <text:p>mid</text:p>
          </table:table-cell>
          <table:table-cell/>
          <table:table-cell table:style-name="ce31" office:value-type="string">
            <text:p>memory</text:p>
          </table:table-cell>
          <table:table-cell table:style-name="ce31" office:value-type="float" office:value="0.8474123550006">
            <text:p>0.847412355</text:p>
          </table:table-cell>
          <table:table-cell office:value-type="string">
            <text:p>high</text:p>
          </table:table-cell>
          <table:table-cell table:number-columns-repeated="7"/>
          <table:table-cell table:style-name="ce4" table:number-columns-repeated="4"/>
          <table:table-cell table:number-columns-repeated="1006"/>
        </table:table-row>
        <table:table-row table:style-name="ro1">
          <table:table-cell office:value-type="string">
            <text:p>horse</text:p>
          </table:table-cell>
          <table:table-cell office:value-type="float" office:value="0.6204198753448">
            <text:p>0.6204198753</text:p>
          </table:table-cell>
          <table:table-cell office:value-type="string">
            <text:p>high</text:p>
          </table:table-cell>
          <table:table-cell/>
          <table:table-cell table:style-name="ce31" office:value-type="string">
            <text:p>mouse</text:p>
          </table:table-cell>
          <table:table-cell table:style-name="ce31" office:value-type="float" office:value="0.892936749540399">
            <text:p>0.8929367495</text:p>
          </table:table-cell>
          <table:table-cell office:value-type="string">
            <text:p>mid</text:p>
          </table:table-cell>
          <table:table-cell table:number-columns-repeated="3"/>
          <table:table-cell office:value-type="string">
            <text:p>F-Test Two-Sample for Variances</text:p>
          </table:table-cell>
          <table:table-cell table:number-columns-repeated="3"/>
          <table:table-cell table:style-name="ce4" table:number-columns-repeated="4"/>
          <table:table-cell table:number-columns-repeated="1006"/>
        </table:table-row>
        <table:table-row table:style-name="ro7">
          <table:table-cell office:value-type="string">
            <text:p>mail</text:p>
          </table:table-cell>
          <table:table-cell office:value-type="float" office:value="0.715948181741999">
            <text:p>0.7159481817</text:p>
          </table:table-cell>
          <table:table-cell office:value-type="string">
            <text:p>high</text:p>
          </table:table-cell>
          <table:table-cell/>
          <table:table-cell table:style-name="ce31" office:value-type="string">
            <text:p>racism</text:p>
          </table:table-cell>
          <table:table-cell table:style-name="ce31" office:value-type="float" office:value="0.96527009694">
            <text:p>0.9652700969</text:p>
          </table:table-cell>
          <table:table-cell table:style-name="ce4"/>
          <table:table-cell table:number-columns-repeated="7"/>
          <table:table-cell table:style-name="ce4" table:number-columns-repeated="4"/>
          <table:table-cell table:number-columns-repeated="1006"/>
        </table:table-row>
        <table:table-row table:style-name="ro1">
          <table:table-cell office:value-type="string">
            <text:p>mirror</text:p>
          </table:table-cell>
          <table:table-cell office:value-type="float" office:value="0.7244067393666">
            <text:p>0.7244067394</text:p>
          </table:table-cell>
          <table:table-cell office:value-type="string">
            <text:p>high</text:p>
          </table:table-cell>
          <table:table-cell/>
          <table:table-cell table:style-name="ce31" office:value-type="string">
            <text:p>record</text:p>
          </table:table-cell>
          <table:table-cell table:style-name="ce31" office:value-type="float" office:value="0.7581747486512">
            <text:p>0.7581747487</text:p>
          </table:table-cell>
          <table:table-cell office:value-type="string">
            <text:p>high</text:p>
          </table:table-cell>
          <table:table-cell table:number-columns-repeated="3"/>
          <table:table-cell table:style-name="ce33"/>
          <table:table-cell table:style-name="ce33" office:value-type="string">
            <text:p>Variable 1</text:p>
          </table:table-cell>
          <table:table-cell table:style-name="ce33" office:value-type="string">
            <text:p>Variable 2</text:p>
          </table:table-cell>
          <table:table-cell/>
          <table:table-cell table:style-name="ce4" table:number-columns-repeated="4"/>
          <table:table-cell table:number-columns-repeated="1006"/>
        </table:table-row>
        <table:table-row table:style-name="ro1">
          <table:table-cell table:style-name="ce4" office:value-type="string">
            <text:p>music</text:p>
          </table:table-cell>
          <table:table-cell table:style-name="ce4" office:value-type="float" office:value="0.6396239238808">
            <text:p>0.6396239239</text:p>
          </table:table-cell>
          <table:table-cell table:style-name="ce4" office:value-type="string">
            <text:p>high</text:p>
          </table:table-cell>
          <table:table-cell/>
          <table:table-cell table:style-name="ce31" office:value-type="string">
            <text:p>rock</text:p>
          </table:table-cell>
          <table:table-cell table:style-name="ce31" office:value-type="float" office:value="0.7598128726852">
            <text:p>0.7598128727</text:p>
          </table:table-cell>
          <table:table-cell table:number-columns-repeated="4"/>
          <table:table-cell table:style-name="ce34" office:value-type="string">
            <text:p>Mean</text:p>
          </table:table-cell>
          <table:table-cell table:style-name="ce34" office:value-type="float" office:value="0.714251614923526">
            <text:p>0.7142516149</text:p>
          </table:table-cell>
          <table:table-cell table:style-name="ce34" office:value-type="float" office:value="0.856727237752">
            <text:p>0.8567272378</text:p>
          </table:table-cell>
          <table:table-cell office:value-type="string">
            <text:p>equal var</text:p>
          </table:table-cell>
          <table:table-cell table:style-name="ce4" table:number-columns-repeated="4"/>
          <table:table-cell table:number-columns-repeated="1006"/>
        </table:table-row>
        <table:table-row table:style-name="ro1">
          <table:table-cell office:value-type="string">
            <text:p>newspaper</text:p>
          </table:table-cell>
          <table:table-cell office:value-type="float" office:value="0.671982325847799">
            <text:p>0.6719823258</text:p>
          </table:table-cell>
          <table:table-cell office:value-type="string">
            <text:p>high</text:p>
          </table:table-cell>
          <table:table-cell/>
          <table:table-cell table:style-name="ce31" office:value-type="string">
            <text:p>tank</text:p>
          </table:table-cell>
          <table:table-cell table:style-name="ce31" office:value-type="float" office:value="0.844324965096799">
            <text:p>0.8443249651</text:p>
          </table:table-cell>
          <table:table-cell office:value-type="string">
            <text:p>mid_high</text:p>
          </table:table-cell>
          <table:table-cell table:number-columns-repeated="3"/>
          <table:table-cell table:style-name="ce34" office:value-type="string">
            <text:p>Variance</text:p>
          </table:table-cell>
          <table:table-cell table:style-name="ce34" office:value-type="float" office:value="0.0133417004894951">
            <text:p>0.0133417005</text:p>
          </table:table-cell>
          <table:table-cell table:style-name="ce34" office:value-type="float" office:value="0.00530441596860301">
            <text:p>0.005304416</text:p>
          </table:table-cell>
          <table:table-cell/>
          <table:table-cell table:style-name="ce4" table:number-columns-repeated="4"/>
          <table:table-cell table:number-columns-repeated="1006"/>
        </table:table-row>
        <table:table-row table:style-name="ro1">
          <table:table-cell office:value-type="string">
            <text:p>paper</text:p>
          </table:table-cell>
          <table:table-cell office:value-type="float" office:value="0.5159829118974">
            <text:p>0.5159829119</text:p>
          </table:table-cell>
          <table:table-cell office:value-type="string">
            <text:p>high</text:p>
          </table:table-cell>
          <table:table-cell/>
          <table:table-cell table:style-name="ce32" office:value-type="string">
            <text:p>tape</text:p>
          </table:table-cell>
          <table:table-cell table:style-name="ce32" office:value-type="float" office:value="0.790519758034199">
            <text:p>0.790519758</text:p>
          </table:table-cell>
          <table:table-cell table:style-name="ce10" office:value-type="string">
            <text:p>mid_high</text:p>
          </table:table-cell>
          <table:table-cell table:number-columns-repeated="3"/>
          <table:table-cell table:style-name="ce34" office:value-type="string">
            <text:p>Observations</text:p>
          </table:table-cell>
          <table:table-cell table:style-name="ce34" office:value-type="float" office:value="19">
            <text:p>19</text:p>
          </table:table-cell>
          <table:table-cell table:style-name="ce34" office:value-type="float" office:value="13">
            <text:p>13</text:p>
          </table:table-cell>
          <table:table-cell/>
          <table:table-cell table:style-name="ce4" table:number-columns-repeated="4"/>
          <table:table-cell table:number-columns-repeated="1006"/>
        </table:table-row>
        <table:table-row table:style-name="ro1">
          <table:table-cell office:value-type="string">
            <text:p>phone</text:p>
          </table:table-cell>
          <table:table-cell office:value-type="float" office:value="0.6964765633646">
            <text:p>0.6964765634</text:p>
          </table:table-cell>
          <table:table-cell office:value-type="string">
            <text:p>mid_high</text:p>
          </table:table-cell>
          <table:table-cell/>
          <table:table-cell table:style-name="ce4" office:value-type="string">
            <text:p>variance</text:p>
          </table:table-cell>
          <table:table-cell table:formula="of:=VAR([.F3:.F15])" office:value-type="float" office:value="0.00530441596860301">
            <text:p>0.005304416</text:p>
          </table:table-cell>
          <table:table-cell table:number-columns-repeated="4"/>
          <table:table-cell table:style-name="ce34" office:value-type="string">
            <text:p>df</text:p>
          </table:table-cell>
          <table:table-cell table:style-name="ce34" office:value-type="float" office:value="18">
            <text:p>18</text:p>
          </table:table-cell>
          <table:table-cell table:style-name="ce34" office:value-type="float" office:value="12">
            <text:p>12</text:p>
          </table:table-cell>
          <table:table-cell/>
          <table:table-cell table:style-name="ce4" table:number-columns-repeated="4"/>
          <table:table-cell table:number-columns-repeated="1006"/>
        </table:table-row>
        <table:table-row table:style-name="ro1">
          <table:table-cell office:value-type="string">
            <text:p>ship</text:p>
          </table:table-cell>
          <table:table-cell office:value-type="float" office:value="0.7510771495128">
            <text:p>0.7510771495</text:p>
          </table:table-cell>
          <table:table-cell office:value-type="string">
            <text:p>high</text:p>
          </table:table-cell>
          <table:table-cell/>
          <table:table-cell table:style-name="ce4" office:value-type="string">
            <text:p>mean</text:p>
          </table:table-cell>
          <table:table-cell table:formula="of:=AVERAGE([.F3:.F15])" office:value-type="float" office:value="0.856727237752">
            <text:p>0.8567272378</text:p>
          </table:table-cell>
          <table:table-cell table:number-columns-repeated="4"/>
          <table:table-cell table:style-name="ce34" office:value-type="string">
            <text:p>F</text:p>
          </table:table-cell>
          <table:table-cell table:style-name="ce34" office:value-type="float" office:value="2.51520630517385">
            <text:p>2.5152063052</text:p>
          </table:table-cell>
          <table:table-cell table:style-name="ce34"/>
          <table:table-cell/>
          <table:table-cell table:style-name="ce4" table:number-columns-repeated="4"/>
          <table:table-cell table:number-columns-repeated="1006"/>
        </table:table-row>
        <table:table-row table:style-name="ro1">
          <table:table-cell office:value-type="string">
            <text:p>symptom</text:p>
          </table:table-cell>
          <table:table-cell office:value-type="float" office:value="0.920125567551">
            <text:p>0.9201255676</text:p>
          </table:table-cell>
          <table:table-cell office:value-type="string">
            <text:p>mid_low</text:p>
          </table:table-cell>
          <table:table-cell table:number-columns-repeated="7"/>
          <table:table-cell table:style-name="ce34" office:value-type="string">
            <text:p>P(F&lt;=f) one-tail</text:p>
          </table:table-cell>
          <table:table-cell table:style-name="ce34" office:value-type="float" office:value="0.0537327771107784">
            <text:p>0.0537327771</text:p>
          </table:table-cell>
          <table:table-cell table:style-name="ce34"/>
          <table:table-cell/>
          <table:table-cell table:style-name="ce4" table:number-columns-repeated="4"/>
          <table:table-cell table:number-columns-repeated="1006"/>
        </table:table-row>
        <table:table-row table:style-name="ro7">
          <table:table-cell office:value-type="string">
            <text:p>telephone</text:p>
          </table:table-cell>
          <table:table-cell office:value-type="float" office:value="0.617498210497">
            <text:p>0.6174982105</text:p>
          </table:table-cell>
          <table:table-cell office:value-type="string">
            <text:p>high</text:p>
          </table:table-cell>
          <table:table-cell table:number-columns-repeated="7"/>
          <table:table-cell table:style-name="ce35" office:value-type="string">
            <text:p>F Critical one-tail</text:p>
          </table:table-cell>
          <table:table-cell table:style-name="ce35" office:value-type="float" office:value="2.56842759594598">
            <text:p>2.5684275959</text:p>
          </table:table-cell>
          <table:table-cell table:style-name="ce35"/>
          <table:table-cell/>
          <table:table-cell table:style-name="ce4" table:number-columns-repeated="4"/>
          <table:table-cell table:number-columns-repeated="1006"/>
        </table:table-row>
        <table:table-row table:style-name="ro1">
          <table:table-cell office:value-type="string">
            <text:p>train</text:p>
          </table:table-cell>
          <table:table-cell office:value-type="float" office:value="0.737059680328">
            <text:p>0.7370596803</text:p>
          </table:table-cell>
          <table:table-cell office:value-type="string">
            <text:p>high</text:p>
          </table:table-cell>
          <table:table-cell table:number-columns-repeated="7"/>
          <table:table-cell table:style-name="ce34" table:number-columns-repeated="3"/>
          <table:table-cell table:number-columns-repeated="1011"/>
        </table:table-row>
        <table:table-row table:style-name="ro1">
          <table:table-cell table:style-name="ce30" office:value-type="string">
            <text:p>travel</text:p>
          </table:table-cell>
          <table:table-cell table:style-name="ce30" office:value-type="float" office:value="0.8843068604866">
            <text:p>0.8843068605</text:p>
          </table:table-cell>
          <table:table-cell table:style-name="ce10"/>
          <table:table-cell table:number-columns-repeated="3"/>
          <table:table-cell table:style-name="ce4"/>
          <table:table-cell table:number-columns-repeated="3"/>
          <table:table-cell table:style-name="ce34" table:number-columns-repeated="3"/>
          <table:table-cell table:number-columns-repeated="1011"/>
        </table:table-row>
        <table:table-row table:style-name="ro1">
          <table:table-cell table:style-name="ce4" office:value-type="string">
            <text:p>variance</text:p>
          </table:table-cell>
          <table:table-cell table:formula="of:=VAR([.B3:.B21])" office:value-type="float" office:value="0.0133417004894954">
            <text:p>0.0133417005</text:p>
          </table:table-cell>
          <table:table-cell table:number-columns-repeated="4"/>
          <table:table-cell table:style-name="ce4"/>
          <table:table-cell table:number-columns-repeated="1017"/>
        </table:table-row>
        <table:table-row table:style-name="ro1">
          <table:table-cell table:style-name="ce4" office:value-type="string">
            <text:p>mean</text:p>
          </table:table-cell>
          <table:table-cell table:formula="of:=AVERAGE([.B3:.B21])" office:value-type="float" office:value="0.714251614923526">
            <text:p>0.7142516149</text:p>
          </table:table-cell>
          <table:table-cell table:number-columns-repeated="4"/>
          <table:table-cell table:style-name="ce4"/>
          <table:table-cell table:number-columns-repeated="1017"/>
        </table:table-row>
        <table:table-row table:style-name="ro1">
          <table:table-cell table:number-columns-repeated="6"/>
          <table:table-cell table:style-name="ce4"/>
          <table:table-cell table:number-columns-repeated="1017"/>
        </table:table-row>
        <table:table-row table:style-name="ro1">
          <table:table-cell table:style-name="ce4" table:number-columns-repeated="8"/>
          <table:table-cell table:number-columns-repeated="1016"/>
        </table:table-row>
        <table:table-row table:style-name="ro1">
          <table:table-cell table:style-name="ce4" table:number-columns-repeated="8"/>
          <table:table-cell table:number-columns-repeated="2"/>
          <table:table-cell office:value-type="string">
            <text:p>t-Test: Two-Sample Assuming Equal Variances</text:p>
          </table:table-cell>
          <table:table-cell table:number-columns-repeated="1013"/>
        </table:table-row>
        <table:table-row table:style-name="ro7">
          <table:table-cell table:style-name="ce4" table:number-columns-repeated="8"/>
          <table:table-cell table:number-columns-repeated="1016"/>
        </table:table-row>
        <table:table-row table:style-name="ro1">
          <table:table-cell table:style-name="ce4" table:number-columns-repeated="8"/>
          <table:table-cell table:number-columns-repeated="2"/>
          <table:table-cell table:style-name="ce33"/>
          <table:table-cell table:style-name="ce33" office:value-type="string">
            <text:p>Variable 1</text:p>
          </table:table-cell>
          <table:table-cell table:style-name="ce33" office:value-type="string">
            <text:p>Variable 2</text:p>
          </table:table-cell>
          <table:table-cell table:number-columns-repeated="1011"/>
        </table:table-row>
        <table:table-row table:style-name="ro1">
          <table:table-cell table:style-name="ce4" table:number-columns-repeated="8"/>
          <table:table-cell table:number-columns-repeated="2"/>
          <table:table-cell table:style-name="ce34" office:value-type="string">
            <text:p>Mean</text:p>
          </table:table-cell>
          <table:table-cell table:style-name="ce34" office:value-type="float" office:value="0.714251614923526">
            <text:p>0.7142516149</text:p>
          </table:table-cell>
          <table:table-cell table:style-name="ce34" office:value-type="float" office:value="0.856727237752">
            <text:p>0.8567272378</text:p>
          </table:table-cell>
          <table:table-cell table:formula="of:=([.M29]-[.L29])/[.L29]" office:value-type="float" office:value="0.199475394737089">
            <text:p>0.1994753947</text:p>
          </table:table-cell>
          <table:table-cell office:value-type="string">
            <text:p>unequal mean, the changed words have stat. Significantly higher mean ACD</text:p>
          </table:table-cell>
          <table:table-cell table:number-columns-repeated="1009"/>
        </table:table-row>
        <table:table-row table:style-name="ro1">
          <table:table-cell table:style-name="ce4" table:number-columns-repeated="8"/>
          <table:table-cell table:number-columns-repeated="2"/>
          <table:table-cell table:style-name="ce34" office:value-type="string">
            <text:p>Variance</text:p>
          </table:table-cell>
          <table:table-cell table:style-name="ce34" office:value-type="float" office:value="0.0133417004894951">
            <text:p>0.0133417005</text:p>
          </table:table-cell>
          <table:table-cell table:style-name="ce34" office:value-type="float" office:value="0.00530441596860301">
            <text:p>0.005304416</text:p>
          </table:table-cell>
          <table:table-cell table:number-columns-repeated="1011"/>
        </table:table-row>
        <table:table-row table:style-name="ro1">
          <table:table-cell table:style-name="ce4" table:number-columns-repeated="8"/>
          <table:table-cell table:number-columns-repeated="2"/>
          <table:table-cell table:style-name="ce34" office:value-type="string">
            <text:p>Observations</text:p>
          </table:table-cell>
          <table:table-cell table:style-name="ce34" office:value-type="float" office:value="19">
            <text:p>19</text:p>
          </table:table-cell>
          <table:table-cell table:style-name="ce34" office:value-type="float" office:value="13">
            <text:p>13</text:p>
          </table:table-cell>
          <table:table-cell table:number-columns-repeated="1011"/>
        </table:table-row>
        <table:table-row table:style-name="ro1">
          <table:table-cell table:style-name="ce4" table:number-columns-repeated="8"/>
          <table:table-cell table:number-columns-repeated="2"/>
          <table:table-cell table:style-name="ce34" office:value-type="string">
            <text:p>Pooled Variance</text:p>
          </table:table-cell>
          <table:table-cell table:style-name="ce34" office:value-type="float" office:value="0.0101267866811383">
            <text:p>0.0101267867</text:p>
          </table:table-cell>
          <table:table-cell table:style-name="ce34"/>
          <table:table-cell table:number-columns-repeated="1011"/>
        </table:table-row>
        <table:table-row table:style-name="ro1">
          <table:table-cell table:style-name="ce4" table:number-columns-repeated="8"/>
          <table:table-cell table:number-columns-repeated="2"/>
          <table:table-cell table:style-name="ce34" office:value-type="string">
            <text:p>Hypothesized Mean Difference</text:p>
          </table:table-cell>
          <table:table-cell table:style-name="ce34" office:value-type="float" office:value="0">
            <text:p>0</text:p>
          </table:table-cell>
          <table:table-cell table:style-name="ce34"/>
          <table:table-cell table:number-columns-repeated="1011"/>
        </table:table-row>
        <table:table-row table:style-name="ro1">
          <table:table-cell table:style-name="ce4" table:number-columns-repeated="8"/>
          <table:table-cell table:number-columns-repeated="2"/>
          <table:table-cell table:style-name="ce34" office:value-type="string">
            <text:p>df</text:p>
          </table:table-cell>
          <table:table-cell table:style-name="ce34" office:value-type="float" office:value="30">
            <text:p>30</text:p>
          </table:table-cell>
          <table:table-cell table:style-name="ce34"/>
          <table:table-cell table:number-columns-repeated="1011"/>
        </table:table-row>
        <table:table-row table:style-name="ro1">
          <table:table-cell table:style-name="ce4" table:number-columns-repeated="8"/>
          <table:table-cell table:number-columns-repeated="2"/>
          <table:table-cell table:style-name="ce34" office:value-type="string">
            <text:p>t Stat</text:p>
          </table:table-cell>
          <table:table-cell table:style-name="ce34" office:value-type="float" office:value="-3.93349154282936">
            <text:p>-3.9334915428</text:p>
          </table:table-cell>
          <table:table-cell table:style-name="ce34"/>
          <table:table-cell table:number-columns-repeated="1011"/>
        </table:table-row>
        <table:table-row table:style-name="ro1">
          <table:table-cell table:style-name="ce4" table:number-columns-repeated="8"/>
          <table:table-cell table:number-columns-repeated="2"/>
          <table:table-cell table:style-name="ce34" office:value-type="string">
            <text:p>P(T&lt;=t) one-tail</text:p>
          </table:table-cell>
          <table:table-cell table:style-name="ce34" office:value-type="float" office:value="0.000229138735957561">
            <text:p>0.0002291387</text:p>
          </table:table-cell>
          <table:table-cell table:style-name="ce34"/>
          <table:table-cell table:number-columns-repeated="1011"/>
        </table:table-row>
        <table:table-row table:style-name="ro1">
          <table:table-cell table:style-name="ce4" table:number-columns-repeated="8"/>
          <table:table-cell table:number-columns-repeated="2"/>
          <table:table-cell table:style-name="ce34" office:value-type="string">
            <text:p>t Critical one-tail</text:p>
          </table:table-cell>
          <table:table-cell table:style-name="ce34" office:value-type="float" office:value="1.69726088659396">
            <text:p>1.6972608866</text:p>
          </table:table-cell>
          <table:table-cell table:style-name="ce34"/>
          <table:table-cell table:number-columns-repeated="1011"/>
        </table:table-row>
        <table:table-row table:style-name="ro1">
          <table:table-cell table:style-name="ce4" table:number-columns-repeated="8"/>
          <table:table-cell table:number-columns-repeated="2"/>
          <table:table-cell table:style-name="ce34" office:value-type="string">
            <text:p>P(T&lt;=t) two-tail</text:p>
          </table:table-cell>
          <table:table-cell table:style-name="ce34" office:value-type="float" office:value="0.000458277471915121">
            <text:p>0.0004582775</text:p>
          </table:table-cell>
          <table:table-cell table:style-name="ce34"/>
          <table:table-cell table:number-columns-repeated="1011"/>
        </table:table-row>
        <table:table-row table:style-name="ro7">
          <table:table-cell table:style-name="ce4" table:number-columns-repeated="8"/>
          <table:table-cell table:number-columns-repeated="2"/>
          <table:table-cell table:style-name="ce35" office:value-type="string">
            <text:p>t Critical two-tail</text:p>
          </table:table-cell>
          <table:table-cell table:style-name="ce35" office:value-type="float" office:value="2.04227245630124">
            <text:p>2.0422724563</text:p>
          </table:table-cell>
          <table:table-cell table:style-name="ce35"/>
          <table:table-cell table:number-columns-repeated="1011"/>
        </table:table-row>
        <table:table-row table:style-name="ro1" table:number-rows-repeated="25">
          <table:table-cell table:style-name="ce4" table:number-columns-repeated="8"/>
          <table:table-cell table:number-columns-repeated="1016"/>
        </table:table-row>
        <table:table-row table:style-name="ro1" table:number-rows-repeated="1048511">
          <table:table-cell table:number-columns-repeated="1024"/>
        </table:table-row>
        <table:table-row table:style-name="ro1">
          <table:table-cell table:number-columns-repeated="1024"/>
        </table:table-row>
      </table:table>
      <table:table table:name="sgns-TR" table:style-name="ta2">
        <table:table-column table:style-name="co29" table:default-cell-style-name="ce1"/>
        <table:table-column table:style-name="co1" table:number-columns-repeated="3" table:default-cell-style-name="ce1"/>
        <table:table-column table:style-name="co30" table:default-cell-style-name="ce1"/>
        <table:table-column table:style-name="co1" table:number-columns-repeated="5" table:default-cell-style-name="ce1"/>
        <table:table-column table:style-name="co31" table:default-cell-style-name="ce1"/>
        <table:table-column table:style-name="co1" table:number-columns-repeated="4" table:default-cell-style-name="ce1"/>
        <table:table-column table:style-name="co1" table:number-columns-repeated="6" table:default-cell-style-name="ce4"/>
        <table:table-column table:style-name="co1" table:number-columns-repeated="1003" table:default-cell-style-name="ce1"/>
        <table:table-row table:style-name="ro1">
          <table:table-cell office:value-type="string">
            <text:p>SGNS-TR</text:p>
          </table:table-cell>
          <table:table-cell table:number-columns-repeated="1023"/>
        </table:table-row>
        <table:table-row table:style-name="ro1">
          <table:table-cell table:style-name="ce29" office:value-type="string">
            <text:p>stable</text:p>
          </table:table-cell>
          <table:table-cell table:style-name="ce29" office:value-type="string">
            <text:p>acd</text:p>
          </table:table-cell>
          <table:table-cell table:style-name="ce29" office:value-type="string">
            <text:p>freq-range</text:p>
          </table:table-cell>
          <table:table-cell/>
          <table:table-cell table:style-name="ce29" office:value-type="string">
            <text:p>SGNS-changed</text:p>
          </table:table-cell>
          <table:table-cell table:style-name="ce29" office:value-type="string">
            <text:p>acd</text:p>
          </table:table-cell>
          <table:table-cell table:style-name="ce29" office:value-type="string">
            <text:p>freq-range</text:p>
          </table:table-cell>
          <table:table-cell table:number-columns-repeated="1017"/>
        </table:table-row>
        <table:table-row table:style-name="ro1">
          <table:table-cell office:value-type="string">
            <text:p>automobile</text:p>
          </table:table-cell>
          <table:table-cell table:style-name="ce4" office:value-type="float" office:value="0.227513397505">
            <text:p>0.2275133975</text:p>
          </table:table-cell>
          <table:table-cell table:style-name="ce4" office:value-type="string">
            <text:p>mid_high</text:p>
          </table:table-cell>
          <table:table-cell/>
          <table:table-cell table:style-name="ce31" office:value-type="string">
            <text:p>aeroplane</text:p>
          </table:table-cell>
          <table:table-cell table:style-name="ce31" office:value-type="float" office:value="0.4699359736242">
            <text:p>0.4699359736</text:p>
          </table:table-cell>
          <table:table-cell table:number-columns-repeated="1018"/>
        </table:table-row>
        <table:table-row table:style-name="ro1">
          <table:table-cell office:value-type="string">
            <text:p>bank</text:p>
          </table:table-cell>
          <table:table-cell table:style-name="ce4" office:value-type="float" office:value="0.1497139871034">
            <text:p>0.1497139871</text:p>
          </table:table-cell>
          <table:table-cell table:style-name="ce4" office:value-type="string">
            <text:p>high</text:p>
          </table:table-cell>
          <table:table-cell/>
          <table:table-cell table:style-name="ce31" office:value-type="string">
            <text:p>cinema</text:p>
          </table:table-cell>
          <table:table-cell table:style-name="ce31" office:value-type="float" office:value="0.4082316598486">
            <text:p>0.4082316598</text:p>
          </table:table-cell>
          <table:table-cell table:number-columns-repeated="1018"/>
        </table:table-row>
        <table:table-row table:style-name="ro1">
          <table:table-cell office:value-type="string">
            <text:p>camera</text:p>
          </table:table-cell>
          <table:table-cell table:style-name="ce4" office:value-type="float" office:value="0.275580226137399">
            <text:p>0.2755802261</text:p>
          </table:table-cell>
          <table:table-cell table:style-name="ce4" office:value-type="string">
            <text:p>high</text:p>
          </table:table-cell>
          <table:table-cell/>
          <table:table-cell table:style-name="ce31" office:value-type="string">
            <text:p>computer</text:p>
          </table:table-cell>
          <table:table-cell table:style-name="ce31" office:value-type="float" office:value="0.2937888492088">
            <text:p>0.2937888492</text:p>
          </table:table-cell>
          <table:table-cell office:value-type="string">
            <text:p>mid_low</text:p>
          </table:table-cell>
          <table:table-cell table:number-columns-repeated="1017"/>
        </table:table-row>
        <table:table-row table:style-name="ro1">
          <table:table-cell office:value-type="string">
            <text:p>car</text:p>
          </table:table-cell>
          <table:table-cell table:style-name="ce4" office:value-type="float" office:value="0.13066693953332">
            <text:p>0.1306669395</text:p>
          </table:table-cell>
          <table:table-cell table:style-name="ce4" office:value-type="string">
            <text:p>high</text:p>
          </table:table-cell>
          <table:table-cell/>
          <table:table-cell table:style-name="ce31" office:value-type="string">
            <text:p>cool</text:p>
          </table:table-cell>
          <table:table-cell table:style-name="ce31" office:value-type="float" office:value="0.218056009897">
            <text:p>0.2180560099</text:p>
          </table:table-cell>
          <table:table-cell table:number-columns-repeated="1018"/>
        </table:table-row>
        <table:table-row table:style-name="ro1">
          <table:table-cell office:value-type="string">
            <text:p>deer</text:p>
          </table:table-cell>
          <table:table-cell table:style-name="ce4" office:value-type="float" office:value="0.2955991680376">
            <text:p>0.295599168</text:p>
          </table:table-cell>
          <table:table-cell table:style-name="ce4" office:value-type="string">
            <text:p>mid</text:p>
          </table:table-cell>
          <table:table-cell/>
          <table:table-cell table:style-name="ce31" office:value-type="string">
            <text:p>flight</text:p>
          </table:table-cell>
          <table:table-cell table:style-name="ce31" office:value-type="float" office:value="0.2073839033314">
            <text:p>0.2073839033</text:p>
          </table:table-cell>
          <table:table-cell office:value-type="string">
            <text:p>high</text:p>
          </table:table-cell>
          <table:table-cell table:number-columns-repeated="1017"/>
        </table:table-row>
        <table:table-row table:style-name="ro1">
          <table:table-cell office:value-type="string">
            <text:p>export</text:p>
          </table:table-cell>
          <table:table-cell table:style-name="ce4" office:value-type="float" office:value="0.2830155356368">
            <text:p>0.2830155356</text:p>
          </table:table-cell>
          <table:table-cell table:style-name="ce4" office:value-type="string">
            <text:p>mid</text:p>
          </table:table-cell>
          <table:table-cell/>
          <table:table-cell table:style-name="ce31" office:value-type="string">
            <text:p>gay</text:p>
          </table:table-cell>
          <table:table-cell table:style-name="ce31" office:value-type="float" office:value="0.387922430973799">
            <text:p>0.387922431</text:p>
          </table:table-cell>
          <table:table-cell office:value-type="string">
            <text:p>high</text:p>
          </table:table-cell>
          <table:table-cell table:number-columns-repeated="1017"/>
        </table:table-row>
        <table:table-row table:style-name="ro1">
          <table:table-cell office:value-type="string">
            <text:p>founder</text:p>
          </table:table-cell>
          <table:table-cell table:style-name="ce4" office:value-type="float" office:value="0.2827358139428">
            <text:p>0.2827358139</text:p>
          </table:table-cell>
          <table:table-cell table:style-name="ce4" office:value-type="string">
            <text:p>mid</text:p>
          </table:table-cell>
          <table:table-cell/>
          <table:table-cell table:style-name="ce31" office:value-type="string">
            <text:p>memory</text:p>
          </table:table-cell>
          <table:table-cell table:style-name="ce31" office:value-type="float" office:value="0.2130694329178">
            <text:p>0.2130694329</text:p>
          </table:table-cell>
          <table:table-cell table:number-columns-repeated="1018"/>
        </table:table-row>
        <table:table-row table:style-name="ro1">
          <table:table-cell office:value-type="string">
            <text:p>horse</text:p>
          </table:table-cell>
          <table:table-cell table:style-name="ce4" office:value-type="float" office:value="0.1970761784242">
            <text:p>0.1970761784</text:p>
          </table:table-cell>
          <table:table-cell table:style-name="ce4" office:value-type="string">
            <text:p>high</text:p>
          </table:table-cell>
          <table:table-cell/>
          <table:table-cell table:style-name="ce31" office:value-type="string">
            <text:p>mouse</text:p>
          </table:table-cell>
          <table:table-cell table:style-name="ce31" office:value-type="float" office:value="0.3791748873118">
            <text:p>0.3791748873</text:p>
          </table:table-cell>
          <table:table-cell office:value-type="string">
            <text:p>high</text:p>
          </table:table-cell>
          <table:table-cell/>
          <table:table-cell office:value-type="string">
            <text:p><text:s/></text:p>
          </table:table-cell>
          <table:table-cell/>
          <table:table-cell office:value-type="string">
            <text:p>F-Test Two-Sample for Variances</text:p>
          </table:table-cell>
          <table:table-cell table:number-columns-repeated="1013"/>
        </table:table-row>
        <table:table-row table:style-name="ro7">
          <table:table-cell office:value-type="string">
            <text:p>mail</text:p>
          </table:table-cell>
          <table:table-cell table:style-name="ce4" office:value-type="float" office:value="0.2348475604592">
            <text:p>0.2348475605</text:p>
          </table:table-cell>
          <table:table-cell table:style-name="ce4"/>
          <table:table-cell/>
          <table:table-cell table:style-name="ce31" office:value-type="string">
            <text:p>racism</text:p>
          </table:table-cell>
          <table:table-cell table:style-name="ce31" office:value-type="float" office:value="0.3402956829225">
            <text:p>0.3402956829</text:p>
          </table:table-cell>
          <table:table-cell table:style-name="ce4" office:value-type="string">
            <text:p>mid_high</text:p>
          </table:table-cell>
          <table:table-cell table:number-columns-repeated="7"/>
          <table:table-cell office:value-type="string">
            <text:p>change the place of var1 and var 2 because the f-test requires variance of var1 to be higher</text:p>
          </table:table-cell>
          <table:table-cell table:number-columns-repeated="1009"/>
        </table:table-row>
        <table:table-row table:style-name="ro1">
          <table:table-cell office:value-type="string">
            <text:p>mirror</text:p>
          </table:table-cell>
          <table:table-cell table:style-name="ce4" office:value-type="float" office:value="0.1927322928096">
            <text:p>0.1927322928</text:p>
          </table:table-cell>
          <table:table-cell table:style-name="ce4" office:value-type="string">
            <text:p>high</text:p>
          </table:table-cell>
          <table:table-cell/>
          <table:table-cell table:style-name="ce31" office:value-type="string">
            <text:p>record</text:p>
          </table:table-cell>
          <table:table-cell table:style-name="ce31" office:value-type="float" office:value="0.147862846544999">
            <text:p>0.1478628465</text:p>
          </table:table-cell>
          <table:table-cell office:value-type="string">
            <text:p>mid</text:p>
          </table:table-cell>
          <table:table-cell table:number-columns-repeated="3"/>
          <table:table-cell table:style-name="ce33"/>
          <table:table-cell table:style-name="ce33" office:value-type="string">
            <text:p>Variable 1</text:p>
          </table:table-cell>
          <table:table-cell table:style-name="ce33" office:value-type="string">
            <text:p>Variable 2</text:p>
          </table:table-cell>
          <table:table-cell table:number-columns-repeated="1011"/>
        </table:table-row>
        <table:table-row table:style-name="ro1">
          <table:table-cell table:style-name="ce4" office:value-type="string">
            <text:p>music</text:p>
          </table:table-cell>
          <table:table-cell table:style-name="ce4" office:value-type="float" office:value="0.1550654655208">
            <text:p>0.1550654655</text:p>
          </table:table-cell>
          <table:table-cell table:style-name="ce4" office:value-type="string">
            <text:p>high</text:p>
          </table:table-cell>
          <table:table-cell/>
          <table:table-cell table:style-name="ce31" office:value-type="string">
            <text:p>rock</text:p>
          </table:table-cell>
          <table:table-cell table:style-name="ce31" office:value-type="float" office:value="0.2695239232972">
            <text:p>0.2695239233</text:p>
          </table:table-cell>
          <table:table-cell table:number-columns-repeated="4"/>
          <table:table-cell table:style-name="ce34" office:value-type="string">
            <text:p>Mean</text:p>
          </table:table-cell>
          <table:table-cell table:style-name="ce34" office:value-type="float" office:value="0.3087201274553">
            <text:p>0.3087201275</text:p>
          </table:table-cell>
          <table:table-cell table:style-name="ce34" office:value-type="float" office:value="0.205956063181943">
            <text:p>0.2059560632</text:p>
          </table:table-cell>
          <table:table-cell table:number-columns-repeated="1011"/>
        </table:table-row>
        <table:table-row table:style-name="ro1">
          <table:table-cell office:value-type="string">
            <text:p>newspaper</text:p>
          </table:table-cell>
          <table:table-cell table:style-name="ce4" office:value-type="float" office:value="0.1701694058682">
            <text:p>0.1701694059</text:p>
          </table:table-cell>
          <table:table-cell table:style-name="ce4" office:value-type="string">
            <text:p>high</text:p>
          </table:table-cell>
          <table:table-cell/>
          <table:table-cell table:style-name="ce31" office:value-type="string">
            <text:p>tank</text:p>
          </table:table-cell>
          <table:table-cell table:style-name="ce31" office:value-type="float" office:value="0.3731635756562">
            <text:p>0.3731635757</text:p>
          </table:table-cell>
          <table:table-cell office:value-type="string">
            <text:p>high</text:p>
          </table:table-cell>
          <table:table-cell table:number-columns-repeated="3"/>
          <table:table-cell table:style-name="ce34" office:value-type="string">
            <text:p>Variance</text:p>
          </table:table-cell>
          <table:table-cell table:style-name="ce34" office:value-type="float" office:value="0.00896387994087026">
            <text:p>0.0089638799</text:p>
          </table:table-cell>
          <table:table-cell table:style-name="ce34" office:value-type="float" office:value="0.00306623362170003">
            <text:p>0.0030662336</text:p>
          </table:table-cell>
          <table:table-cell table:number-columns-repeated="1011"/>
        </table:table-row>
        <table:table-row table:style-name="ro1">
          <table:table-cell office:value-type="string">
            <text:p>paper</text:p>
          </table:table-cell>
          <table:table-cell table:style-name="ce4" office:value-type="float" office:value="0.1391789858866">
            <text:p>0.1391789859</text:p>
          </table:table-cell>
          <table:table-cell table:style-name="ce4" office:value-type="string">
            <text:p>high</text:p>
          </table:table-cell>
          <table:table-cell/>
          <table:table-cell table:style-name="ce32" office:value-type="string">
            <text:p>tape</text:p>
          </table:table-cell>
          <table:table-cell table:style-name="ce32" office:value-type="float" office:value="0.3049524813846">
            <text:p>0.3049524814</text:p>
          </table:table-cell>
          <table:table-cell table:style-name="ce10" office:value-type="string">
            <text:p>mid_low</text:p>
          </table:table-cell>
          <table:table-cell table:number-columns-repeated="3"/>
          <table:table-cell table:style-name="ce34" office:value-type="string">
            <text:p>Observations</text:p>
          </table:table-cell>
          <table:table-cell table:style-name="ce34" office:value-type="float" office:value="13">
            <text:p>13</text:p>
          </table:table-cell>
          <table:table-cell table:style-name="ce34" office:value-type="float" office:value="19">
            <text:p>19</text:p>
          </table:table-cell>
          <table:table-cell office:value-type="string">
            <text:p>unequal variance</text:p>
          </table:table-cell>
          <table:table-cell table:number-columns-repeated="1010"/>
        </table:table-row>
        <table:table-row table:style-name="ro1">
          <table:table-cell office:value-type="string">
            <text:p>phone</text:p>
          </table:table-cell>
          <table:table-cell table:style-name="ce4" office:value-type="float" office:value="0.1888442712422">
            <text:p>0.1888442712</text:p>
          </table:table-cell>
          <table:table-cell table:style-name="ce4" office:value-type="string">
            <text:p>high</text:p>
          </table:table-cell>
          <table:table-cell/>
          <table:table-cell table:style-name="ce4" office:value-type="string">
            <text:p>variance</text:p>
          </table:table-cell>
          <table:table-cell table:formula="of:=VAR([.F3:.F15])" office:value-type="float" office:value="0.00896387994087026">
            <text:p>0.0089638799</text:p>
          </table:table-cell>
          <table:table-cell table:number-columns-repeated="4"/>
          <table:table-cell table:style-name="ce34" office:value-type="string">
            <text:p>df</text:p>
          </table:table-cell>
          <table:table-cell table:style-name="ce34" office:value-type="float" office:value="12">
            <text:p>12</text:p>
          </table:table-cell>
          <table:table-cell table:style-name="ce34" office:value-type="float" office:value="18">
            <text:p>18</text:p>
          </table:table-cell>
          <table:table-cell table:number-columns-repeated="1011"/>
        </table:table-row>
        <table:table-row table:style-name="ro1">
          <table:table-cell office:value-type="string">
            <text:p>ship</text:p>
          </table:table-cell>
          <table:table-cell table:style-name="ce4" office:value-type="float" office:value="0.2007484294572">
            <text:p>0.2007484295</text:p>
          </table:table-cell>
          <table:table-cell table:style-name="ce4"/>
          <table:table-cell/>
          <table:table-cell table:style-name="ce4" office:value-type="string">
            <text:p>mean</text:p>
          </table:table-cell>
          <table:table-cell table:formula="of:=AVERAGE([.F3:.F15])" office:value-type="float" office:value="0.3087201274553">
            <text:p>0.3087201275</text:p>
          </table:table-cell>
          <table:table-cell table:number-columns-repeated="4"/>
          <table:table-cell table:style-name="ce34" office:value-type="string">
            <text:p>F</text:p>
          </table:table-cell>
          <table:table-cell table:style-name="ce34" office:value-type="float" office:value="2.92341714520121">
            <text:p>2.9234171452</text:p>
          </table:table-cell>
          <table:table-cell table:style-name="ce34"/>
          <table:table-cell table:number-columns-repeated="1011"/>
        </table:table-row>
        <table:table-row table:style-name="ro1">
          <table:table-cell office:value-type="string">
            <text:p>symptom</text:p>
          </table:table-cell>
          <table:table-cell table:style-name="ce4" office:value-type="float" office:value="0.2615533701852">
            <text:p>0.2615533702</text:p>
          </table:table-cell>
          <table:table-cell table:style-name="ce4" office:value-type="string">
            <text:p>high</text:p>
          </table:table-cell>
          <table:table-cell table:number-columns-repeated="7"/>
          <table:table-cell table:style-name="ce34" office:value-type="string">
            <text:p>P(F&lt;=f) one-tail</text:p>
          </table:table-cell>
          <table:table-cell table:style-name="ce34" office:value-type="float" office:value="0.0196223493589531">
            <text:p>0.0196223494</text:p>
          </table:table-cell>
          <table:table-cell table:style-name="ce34"/>
          <table:table-cell table:number-columns-repeated="1011"/>
        </table:table-row>
        <table:table-row table:style-name="ro7">
          <table:table-cell office:value-type="string">
            <text:p>telephone</text:p>
          </table:table-cell>
          <table:table-cell table:style-name="ce4" office:value-type="float" office:value="0.1393235041036">
            <text:p>0.1393235041</text:p>
          </table:table-cell>
          <table:table-cell table:style-name="ce4" office:value-type="string">
            <text:p>mid_high</text:p>
          </table:table-cell>
          <table:table-cell table:number-columns-repeated="7"/>
          <table:table-cell table:style-name="ce35" office:value-type="string">
            <text:p>F Critical one-tail</text:p>
          </table:table-cell>
          <table:table-cell table:style-name="ce35" office:value-type="float" office:value="2.34206679804543">
            <text:p>2.342066798</text:p>
          </table:table-cell>
          <table:table-cell table:style-name="ce35"/>
          <table:table-cell table:number-columns-repeated="1011"/>
        </table:table-row>
        <table:table-row table:style-name="ro1">
          <table:table-cell office:value-type="string">
            <text:p>train</text:p>
          </table:table-cell>
          <table:table-cell table:style-name="ce4" office:value-type="float" office:value="0.1517210387014">
            <text:p>0.1517210387</text:p>
          </table:table-cell>
          <table:table-cell table:style-name="ce4" office:value-type="string">
            <text:p>high</text:p>
          </table:table-cell>
          <table:table-cell table:number-columns-repeated="1021"/>
        </table:table-row>
        <table:table-row table:style-name="ro1">
          <table:table-cell table:style-name="ce30" office:value-type="string">
            <text:p>travel</text:p>
          </table:table-cell>
          <table:table-cell table:style-name="ce30" office:value-type="float" office:value="0.2370796299024">
            <text:p>0.2370796299</text:p>
          </table:table-cell>
          <table:table-cell table:style-name="ce10" office:value-type="string">
            <text:p>mid_high</text:p>
          </table:table-cell>
          <table:table-cell table:number-columns-repeated="1021"/>
        </table:table-row>
        <table:table-row table:style-name="ro1">
          <table:table-cell table:style-name="ce4" office:value-type="string">
            <text:p>variance</text:p>
          </table:table-cell>
          <table:table-cell table:formula="of:=VAR([.B3:.B21])" office:value-type="float" office:value="0.00306623362170004">
            <text:p>0.0030662336</text:p>
          </table:table-cell>
          <table:table-cell table:number-columns-repeated="1022"/>
        </table:table-row>
        <table:table-row table:style-name="ro1">
          <table:table-cell table:style-name="ce4" office:value-type="string">
            <text:p>mean</text:p>
          </table:table-cell>
          <table:table-cell table:formula="of:=AVERAGE([.B3:.B21])" office:value-type="float" office:value="0.205956063181943">
            <text:p>0.2059560632</text:p>
          </table:table-cell>
          <table:table-cell table:number-columns-repeated="1022"/>
        </table:table-row>
        <table:table-row table:style-name="ro1">
          <table:table-cell table:style-name="ce4" table:number-columns-repeated="9"/>
          <table:table-cell/>
          <table:table-cell office:value-type="string">
            <text:p>t-Test: Two-Sample Assuming Unequal Variances</text:p>
          </table:table-cell>
          <table:table-cell table:number-columns-repeated="1013"/>
        </table:table-row>
        <table:table-row table:style-name="ro7">
          <table:table-cell table:style-name="ce4" table:number-columns-repeated="9"/>
          <table:table-cell table:number-columns-repeated="1015"/>
        </table:table-row>
        <table:table-row table:style-name="ro1">
          <table:table-cell table:style-name="ce4" table:number-columns-repeated="9"/>
          <table:table-cell/>
          <table:table-cell table:style-name="ce33"/>
          <table:table-cell table:style-name="ce33" office:value-type="string">
            <text:p>Variable 1</text:p>
          </table:table-cell>
          <table:table-cell table:style-name="ce33" office:value-type="string">
            <text:p>Variable 2</text:p>
          </table:table-cell>
          <table:table-cell table:number-columns-repeated="1011"/>
        </table:table-row>
        <table:table-row table:style-name="ro1">
          <table:table-cell table:style-name="ce4" table:number-columns-repeated="9"/>
          <table:table-cell/>
          <table:table-cell table:style-name="ce34" office:value-type="string">
            <text:p>Mean</text:p>
          </table:table-cell>
          <table:table-cell table:style-name="ce34" office:value-type="float" office:value="0.205956063181943">
            <text:p>0.2059560632</text:p>
          </table:table-cell>
          <table:table-cell table:style-name="ce34" office:value-type="float" office:value="0.3087201274553">
            <text:p>0.3087201275</text:p>
          </table:table-cell>
          <table:table-cell table:formula="of:=([.M27]-[.L27])/[.L27]" office:value-type="float" office:value="0.498961102119019">
            <text:p>0.4989611021</text:p>
          </table:table-cell>
          <table:table-cell table:number-columns-repeated="1010"/>
        </table:table-row>
        <table:table-row table:style-name="ro1">
          <table:table-cell table:style-name="ce4" table:number-columns-repeated="9"/>
          <table:table-cell/>
          <table:table-cell table:style-name="ce34" office:value-type="string">
            <text:p>Variance</text:p>
          </table:table-cell>
          <table:table-cell table:style-name="ce34" office:value-type="float" office:value="0.00306623362170003">
            <text:p>0.0030662336</text:p>
          </table:table-cell>
          <table:table-cell table:style-name="ce34" office:value-type="float" office:value="0.00896387994087026">
            <text:p>0.0089638799</text:p>
          </table:table-cell>
          <table:table-cell table:number-columns-repeated="1011"/>
        </table:table-row>
        <table:table-row table:style-name="ro1">
          <table:table-cell table:style-name="ce4" table:number-columns-repeated="9"/>
          <table:table-cell/>
          <table:table-cell table:style-name="ce34" office:value-type="string">
            <text:p>Observations</text:p>
          </table:table-cell>
          <table:table-cell table:style-name="ce34" office:value-type="float" office:value="19">
            <text:p>19</text:p>
          </table:table-cell>
          <table:table-cell table:style-name="ce34" office:value-type="float" office:value="13">
            <text:p>13</text:p>
          </table:table-cell>
          <table:table-cell table:number-columns-repeated="1011"/>
        </table:table-row>
        <table:table-row table:style-name="ro1">
          <table:table-cell table:style-name="ce4" table:number-columns-repeated="9"/>
          <table:table-cell/>
          <table:table-cell table:style-name="ce34" office:value-type="string">
            <text:p>Hypothesized Mean Difference</text:p>
          </table:table-cell>
          <table:table-cell table:style-name="ce34" office:value-type="float" office:value="0">
            <text:p>0</text:p>
          </table:table-cell>
          <table:table-cell table:style-name="ce34"/>
          <table:table-cell table:number-columns-repeated="1011"/>
        </table:table-row>
        <table:table-row table:style-name="ro1">
          <table:table-cell table:style-name="ce4" table:number-columns-repeated="9"/>
          <table:table-cell/>
          <table:table-cell table:style-name="ce34" office:value-type="string">
            <text:p>df</text:p>
          </table:table-cell>
          <table:table-cell table:style-name="ce34" office:value-type="float" office:value="18">
            <text:p>18</text:p>
          </table:table-cell>
          <table:table-cell table:style-name="ce34"/>
          <table:table-cell table:number-columns-repeated="1011"/>
        </table:table-row>
        <table:table-row table:style-name="ro1">
          <table:table-cell table:style-name="ce4" table:number-columns-repeated="9"/>
          <table:table-cell/>
          <table:table-cell table:style-name="ce34" office:value-type="string">
            <text:p>t Stat</text:p>
          </table:table-cell>
          <table:table-cell table:style-name="ce34" office:value-type="float" office:value="-3.52289316348371">
            <text:p>-3.5228931635</text:p>
          </table:table-cell>
          <table:table-cell table:style-name="ce34"/>
          <table:table-cell/>
          <table:table-cell office:value-type="string">
            <text:p>unequal mean, the changed words have stat. Significantly higher mean </text:p>
          </table:table-cell>
          <table:table-cell table:number-columns-repeated="1009"/>
        </table:table-row>
        <table:table-row table:style-name="ro1">
          <table:table-cell table:style-name="ce4" table:number-columns-repeated="9"/>
          <table:table-cell/>
          <table:table-cell table:style-name="ce34" office:value-type="string">
            <text:p>P(T&lt;=t) one-tail</text:p>
          </table:table-cell>
          <table:table-cell table:style-name="ce34" office:value-type="float" office:value="0.00121499162634147">
            <text:p>0.0012149916</text:p>
          </table:table-cell>
          <table:table-cell table:style-name="ce34"/>
          <table:table-cell table:number-columns-repeated="1011"/>
        </table:table-row>
        <table:table-row table:style-name="ro1">
          <table:table-cell table:style-name="ce4" table:number-columns-repeated="9"/>
          <table:table-cell/>
          <table:table-cell table:style-name="ce34" office:value-type="string">
            <text:p>t Critical one-tail</text:p>
          </table:table-cell>
          <table:table-cell table:style-name="ce34" office:value-type="float" office:value="1.73406360661754">
            <text:p>1.7340636066</text:p>
          </table:table-cell>
          <table:table-cell table:style-name="ce34"/>
          <table:table-cell table:number-columns-repeated="1011"/>
        </table:table-row>
        <table:table-row table:style-name="ro1">
          <table:table-cell table:style-name="ce4" table:number-columns-repeated="9"/>
          <table:table-cell/>
          <table:table-cell table:style-name="ce34" office:value-type="string">
            <text:p>P(T&lt;=t) two-tail</text:p>
          </table:table-cell>
          <table:table-cell table:style-name="ce34" office:value-type="float" office:value="0.00242998325268294">
            <text:p>0.0024299833</text:p>
          </table:table-cell>
          <table:table-cell table:style-name="ce34"/>
          <table:table-cell table:number-columns-repeated="1011"/>
        </table:table-row>
        <table:table-row table:style-name="ro7">
          <table:table-cell table:style-name="ce4" table:number-columns-repeated="9"/>
          <table:table-cell/>
          <table:table-cell table:style-name="ce35" office:value-type="string">
            <text:p>t Critical two-tail</text:p>
          </table:table-cell>
          <table:table-cell table:style-name="ce35" office:value-type="float" office:value="2.10092204024104">
            <text:p>2.1009220402</text:p>
          </table:table-cell>
          <table:table-cell table:style-name="ce35"/>
          <table:table-cell table:number-columns-repeated="1011"/>
        </table:table-row>
        <table:table-row table:style-name="ro1">
          <table:table-cell table:style-name="ce4" table:number-columns-repeated="9"/>
          <table:table-cell/>
          <table:table-cell table:style-name="ce34" table:number-columns-repeated="3"/>
          <table:table-cell table:number-columns-repeated="1011"/>
        </table:table-row>
        <table:table-row table:style-name="ro1">
          <table:table-cell table:style-name="ce4" table:number-columns-repeated="9"/>
          <table:table-cell table:number-columns-repeated="2"/>
          <table:table-cell table:style-name="ce4" table:number-columns-repeated="2"/>
          <table:table-cell table:number-columns-repeated="1011"/>
        </table:table-row>
        <table:table-row table:style-name="ro1" table:number-rows-repeated="21">
          <table:table-cell table:style-name="ce4" table:number-columns-repeated="9"/>
          <table:table-cell table:number-columns-repeated="1015"/>
        </table:table-row>
        <table:table-row table:style-name="ro1" table:number-rows-repeated="1048516">
          <table:table-cell table:number-columns-repeated="1024"/>
        </table:table-row>
        <table:table-row table:style-name="ro1">
          <table:table-cell table:number-columns-repeated="1024"/>
        </table:table-row>
      </table:table>
      <table:table table:name="sgns-aligned" table:style-name="ta3">
        <table:table-column table:style-name="co29" table:default-cell-style-name="ce1"/>
        <table:table-column table:style-name="co1" table:number-columns-repeated="3" table:default-cell-style-name="ce1"/>
        <table:table-column table:style-name="co30" table:default-cell-style-name="ce1"/>
        <table:table-column table:style-name="co1" table:number-columns-repeated="5" table:default-cell-style-name="ce1"/>
        <table:table-column table:style-name="co32" table:default-cell-style-name="ce1"/>
        <table:table-column table:style-name="co1" table:number-columns-repeated="1013" table:default-cell-style-name="ce1"/>
        <table:table-row table:style-name="ro1">
          <table:table-cell office:value-type="string">
            <text:p>SGNS-Aligned</text:p>
          </table:table-cell>
          <table:table-cell table:number-columns-repeated="1023"/>
        </table:table-row>
        <table:table-row table:style-name="ro1">
          <table:table-cell table:style-name="ce29" office:value-type="string">
            <text:p>stable</text:p>
          </table:table-cell>
          <table:table-cell table:number-columns-repeated="3"/>
          <table:table-cell table:style-name="ce29" office:value-type="string">
            <text:p>changed</text:p>
          </table:table-cell>
          <table:table-cell table:style-name="ce29" office:value-type="string">
            <text:p>acd</text:p>
          </table:table-cell>
          <table:table-cell table:style-name="ce29" office:value-type="string">
            <text:p>freq-range</text:p>
          </table:table-cell>
          <table:table-cell table:number-columns-repeated="9"/>
          <table:table-cell table:style-name="ce4" table:number-columns-repeated="5"/>
          <table:table-cell table:number-columns-repeated="1003"/>
        </table:table-row>
        <table:table-row table:style-name="ro1">
          <table:table-cell office:value-type="string">
            <text:p>automobile</text:p>
          </table:table-cell>
          <table:table-cell office:value-type="float" office:value="0.361824732268999">
            <text:p>0.3618247323</text:p>
          </table:table-cell>
          <table:table-cell office:value-type="string">
            <text:p>mid_high</text:p>
          </table:table-cell>
          <table:table-cell/>
          <table:table-cell table:style-name="ce31" office:value-type="string">
            <text:p>aeroplane</text:p>
          </table:table-cell>
          <table:table-cell table:style-name="ce31" office:value-type="float" office:value="0.6855052334684">
            <text:p>0.6855052335</text:p>
          </table:table-cell>
          <table:table-cell table:style-name="ce31"/>
          <table:table-cell table:number-columns-repeated="9"/>
          <table:table-cell table:style-name="ce4" table:number-columns-repeated="5"/>
          <table:table-cell table:number-columns-repeated="1003"/>
        </table:table-row>
        <table:table-row table:style-name="ro1">
          <table:table-cell office:value-type="string">
            <text:p>bank</text:p>
          </table:table-cell>
          <table:table-cell office:value-type="float" office:value="0.331560724662799">
            <text:p>0.3315607247</text:p>
          </table:table-cell>
          <table:table-cell office:value-type="string">
            <text:p>high</text:p>
          </table:table-cell>
          <table:table-cell/>
          <table:table-cell table:style-name="ce31" office:value-type="string">
            <text:p>cinema</text:p>
          </table:table-cell>
          <table:table-cell table:style-name="ce31" office:value-type="float" office:value="0.5207205496038">
            <text:p>0.5207205496</text:p>
          </table:table-cell>
          <table:table-cell table:style-name="ce31"/>
          <table:table-cell table:number-columns-repeated="9"/>
          <table:table-cell table:style-name="ce4" table:number-columns-repeated="5"/>
          <table:table-cell table:number-columns-repeated="1003"/>
        </table:table-row>
        <table:table-row table:style-name="ro1">
          <table:table-cell office:value-type="string">
            <text:p>camera</text:p>
          </table:table-cell>
          <table:table-cell office:value-type="float" office:value="0.3455658146812">
            <text:p>0.3455658147</text:p>
          </table:table-cell>
          <table:table-cell office:value-type="string">
            <text:p>high</text:p>
          </table:table-cell>
          <table:table-cell/>
          <table:table-cell table:style-name="ce31" office:value-type="string">
            <text:p>computer</text:p>
          </table:table-cell>
          <table:table-cell table:style-name="ce31" office:value-type="float" office:value="0.4910571908132">
            <text:p>0.4910571908</text:p>
          </table:table-cell>
          <table:table-cell table:style-name="ce31" office:value-type="string">
            <text:p>mid_low</text:p>
          </table:table-cell>
          <table:table-cell table:number-columns-repeated="9"/>
          <table:table-cell table:style-name="ce4" table:number-columns-repeated="5"/>
          <table:table-cell table:number-columns-repeated="1003"/>
        </table:table-row>
        <table:table-row table:style-name="ro1">
          <table:table-cell office:value-type="string">
            <text:p>car</text:p>
          </table:table-cell>
          <table:table-cell office:value-type="float" office:value="0.2420464294746">
            <text:p>0.2420464295</text:p>
          </table:table-cell>
          <table:table-cell office:value-type="string">
            <text:p>high</text:p>
          </table:table-cell>
          <table:table-cell/>
          <table:table-cell table:style-name="ce31" office:value-type="string">
            <text:p>cool</text:p>
          </table:table-cell>
          <table:table-cell table:style-name="ce31" office:value-type="float" office:value="0.3480554747726">
            <text:p>0.3480554748</text:p>
          </table:table-cell>
          <table:table-cell table:style-name="ce31"/>
          <table:table-cell table:number-columns-repeated="9"/>
          <table:table-cell table:style-name="ce4" table:number-columns-repeated="5"/>
          <table:table-cell table:number-columns-repeated="1003"/>
        </table:table-row>
        <table:table-row table:style-name="ro1">
          <table:table-cell office:value-type="string">
            <text:p>deer</text:p>
          </table:table-cell>
          <table:table-cell office:value-type="float" office:value="0.388216374571599">
            <text:p>0.3882163746</text:p>
          </table:table-cell>
          <table:table-cell office:value-type="string">
            <text:p>mid</text:p>
          </table:table-cell>
          <table:table-cell/>
          <table:table-cell table:style-name="ce31" office:value-type="string">
            <text:p>flight</text:p>
          </table:table-cell>
          <table:table-cell table:style-name="ce31" office:value-type="float" office:value="0.3690603638908">
            <text:p>0.3690603639</text:p>
          </table:table-cell>
          <table:table-cell table:style-name="ce31" office:value-type="string">
            <text:p>high</text:p>
          </table:table-cell>
          <table:table-cell table:number-columns-repeated="9"/>
          <table:table-cell table:style-name="ce4" table:number-columns-repeated="5"/>
          <table:table-cell table:number-columns-repeated="1003"/>
        </table:table-row>
        <table:table-row table:style-name="ro1">
          <table:table-cell office:value-type="string">
            <text:p>export</text:p>
          </table:table-cell>
          <table:table-cell office:value-type="float" office:value="0.3399615079892">
            <text:p>0.339961508</text:p>
          </table:table-cell>
          <table:table-cell office:value-type="string">
            <text:p>mid</text:p>
          </table:table-cell>
          <table:table-cell/>
          <table:table-cell table:style-name="ce31" office:value-type="string">
            <text:p>gay</text:p>
          </table:table-cell>
          <table:table-cell table:style-name="ce31" office:value-type="float" office:value="0.4797106045474">
            <text:p>0.4797106045</text:p>
          </table:table-cell>
          <table:table-cell table:style-name="ce31" office:value-type="string">
            <text:p>high</text:p>
          </table:table-cell>
          <table:table-cell table:number-columns-repeated="9"/>
          <table:table-cell table:style-name="ce4" table:number-columns-repeated="5"/>
          <table:table-cell table:number-columns-repeated="1003"/>
        </table:table-row>
        <table:table-row table:style-name="ro1">
          <table:table-cell office:value-type="string">
            <text:p>founder</text:p>
          </table:table-cell>
          <table:table-cell office:value-type="float" office:value="0.3788828081792">
            <text:p>0.3788828082</text:p>
          </table:table-cell>
          <table:table-cell office:value-type="string">
            <text:p>mid</text:p>
          </table:table-cell>
          <table:table-cell/>
          <table:table-cell table:style-name="ce31" office:value-type="string">
            <text:p>memory</text:p>
          </table:table-cell>
          <table:table-cell table:style-name="ce31" office:value-type="float" office:value="0.399676101248">
            <text:p>0.3996761012</text:p>
          </table:table-cell>
          <table:table-cell table:style-name="ce31"/>
          <table:table-cell table:number-columns-repeated="9"/>
          <table:table-cell table:style-name="ce4" table:number-columns-repeated="5"/>
          <table:table-cell table:number-columns-repeated="1003"/>
        </table:table-row>
        <table:table-row table:style-name="ro1">
          <table:table-cell office:value-type="string">
            <text:p>horse</text:p>
          </table:table-cell>
          <table:table-cell office:value-type="float" office:value="0.3587982937018">
            <text:p>0.3587982937</text:p>
          </table:table-cell>
          <table:table-cell office:value-type="string">
            <text:p>high</text:p>
          </table:table-cell>
          <table:table-cell/>
          <table:table-cell table:style-name="ce31" office:value-type="string">
            <text:p>mouse</text:p>
          </table:table-cell>
          <table:table-cell table:style-name="ce31" office:value-type="float" office:value="0.5267231658064">
            <text:p>0.5267231658</text:p>
          </table:table-cell>
          <table:table-cell table:style-name="ce31" office:value-type="string">
            <text:p>high</text:p>
          </table:table-cell>
          <table:table-cell table:number-columns-repeated="3"/>
          <table:table-cell office:value-type="string">
            <text:p>F-Test Two-Sample for Variances</text:p>
          </table:table-cell>
          <table:table-cell table:number-columns-repeated="5"/>
          <table:table-cell table:style-name="ce4" table:number-columns-repeated="5"/>
          <table:table-cell table:number-columns-repeated="1003"/>
        </table:table-row>
        <table:table-row table:style-name="ro7">
          <table:table-cell office:value-type="string">
            <text:p>mail</text:p>
          </table:table-cell>
          <table:table-cell office:value-type="float" office:value="0.3721690111336">
            <text:p>0.3721690111</text:p>
          </table:table-cell>
          <table:table-cell office:value-type="string">
            <text:p>high</text:p>
          </table:table-cell>
          <table:table-cell/>
          <table:table-cell table:style-name="ce31" office:value-type="string">
            <text:p>racism</text:p>
          </table:table-cell>
          <table:table-cell table:style-name="ce31" office:value-type="float" office:value="0.498263119224">
            <text:p>0.4982631192</text:p>
          </table:table-cell>
          <table:table-cell table:number-columns-repeated="7"/>
          <table:table-cell office:value-type="string">
            <text:p>change the place of var1 and var 2 because the f-test requires variance of var1 to be higher</text:p>
          </table:table-cell>
          <table:table-cell table:number-columns-repeated="2"/>
          <table:table-cell table:style-name="ce4" table:number-columns-repeated="5"/>
          <table:table-cell table:number-columns-repeated="1003"/>
        </table:table-row>
        <table:table-row table:style-name="ro1">
          <table:table-cell office:value-type="string">
            <text:p>mirror</text:p>
          </table:table-cell>
          <table:table-cell office:value-type="float" office:value="0.3406283268086">
            <text:p>0.3406283268</text:p>
          </table:table-cell>
          <table:table-cell office:value-type="string">
            <text:p>high</text:p>
          </table:table-cell>
          <table:table-cell/>
          <table:table-cell table:style-name="ce31" office:value-type="string">
            <text:p>record</text:p>
          </table:table-cell>
          <table:table-cell table:style-name="ce31" office:value-type="float" office:value="0.3421307865346">
            <text:p>0.3421307865</text:p>
          </table:table-cell>
          <table:table-cell table:style-name="ce31" office:value-type="string">
            <text:p>high</text:p>
          </table:table-cell>
          <table:table-cell table:number-columns-repeated="3"/>
          <table:table-cell table:style-name="ce33"/>
          <table:table-cell table:style-name="ce33" office:value-type="string">
            <text:p>Variable 1</text:p>
          </table:table-cell>
          <table:table-cell table:style-name="ce33" office:value-type="string">
            <text:p>Variable 2</text:p>
          </table:table-cell>
          <table:table-cell table:number-columns-repeated="3"/>
          <table:table-cell table:style-name="ce4" table:number-columns-repeated="5"/>
          <table:table-cell table:number-columns-repeated="1003"/>
        </table:table-row>
        <table:table-row table:style-name="ro1">
          <table:table-cell table:style-name="ce4" office:value-type="string">
            <text:p>music</text:p>
          </table:table-cell>
          <table:table-cell table:style-name="ce4" office:value-type="float" office:value="0.302618178272">
            <text:p>0.3026181783</text:p>
          </table:table-cell>
          <table:table-cell table:style-name="ce4" office:value-type="string">
            <text:p>mid</text:p>
          </table:table-cell>
          <table:table-cell/>
          <table:table-cell table:style-name="ce31" office:value-type="string">
            <text:p>rock</text:p>
          </table:table-cell>
          <table:table-cell table:style-name="ce31" office:value-type="float" office:value="0.4702957527624">
            <text:p>0.4702957528</text:p>
          </table:table-cell>
          <table:table-cell table:style-name="ce31" office:value-type="string">
            <text:p>high</text:p>
          </table:table-cell>
          <table:table-cell table:number-columns-repeated="3"/>
          <table:table-cell table:style-name="ce34" office:value-type="string">
            <text:p>Mean</text:p>
          </table:table-cell>
          <table:table-cell table:style-name="ce34" office:value-type="float" office:value="0.465986909352308">
            <text:p>0.4659869094</text:p>
          </table:table-cell>
          <table:table-cell table:style-name="ce34" office:value-type="float" office:value="0.33726793912861">
            <text:p>0.3372679391</text:p>
          </table:table-cell>
          <table:table-cell office:value-type="string">
            <text:p>unequal var</text:p>
          </table:table-cell>
          <table:table-cell table:number-columns-repeated="2"/>
          <table:table-cell table:style-name="ce4" table:number-columns-repeated="5"/>
          <table:table-cell table:number-columns-repeated="1003"/>
        </table:table-row>
        <table:table-row table:style-name="ro1">
          <table:table-cell office:value-type="string">
            <text:p>newspaper</text:p>
          </table:table-cell>
          <table:table-cell office:value-type="float" office:value="0.3228419495274">
            <text:p>0.3228419495</text:p>
          </table:table-cell>
          <table:table-cell office:value-type="string">
            <text:p>high</text:p>
          </table:table-cell>
          <table:table-cell/>
          <table:table-cell table:style-name="ce31" office:value-type="string">
            <text:p>tank</text:p>
          </table:table-cell>
          <table:table-cell table:style-name="ce31" office:value-type="float" office:value="0.450299387145">
            <text:p>0.4502993871</text:p>
          </table:table-cell>
          <table:table-cell table:style-name="ce31"/>
          <table:table-cell table:number-columns-repeated="3"/>
          <table:table-cell table:style-name="ce34" office:value-type="string">
            <text:p>Variance</text:p>
          </table:table-cell>
          <table:table-cell table:style-name="ce34" office:value-type="float" office:value="0.00834527496530505">
            <text:p>0.008345275</text:p>
          </table:table-cell>
          <table:table-cell table:style-name="ce34" office:value-type="float" office:value="0.00161508986302146">
            <text:p>0.0016150899</text:p>
          </table:table-cell>
          <table:table-cell table:number-columns-repeated="3"/>
          <table:table-cell table:style-name="ce4" table:number-columns-repeated="5"/>
          <table:table-cell table:number-columns-repeated="1003"/>
        </table:table-row>
        <table:table-row table:style-name="ro1">
          <table:table-cell office:value-type="string">
            <text:p>paper</text:p>
          </table:table-cell>
          <table:table-cell office:value-type="float" office:value="0.359139345129">
            <text:p>0.3591393451</text:p>
          </table:table-cell>
          <table:table-cell office:value-type="string">
            <text:p>high</text:p>
          </table:table-cell>
          <table:table-cell/>
          <table:table-cell table:style-name="ce32" office:value-type="string">
            <text:p>tape</text:p>
          </table:table-cell>
          <table:table-cell table:style-name="ce32" office:value-type="float" office:value="0.4763320917634">
            <text:p>0.4763320918</text:p>
          </table:table-cell>
          <table:table-cell table:style-name="ce32" office:value-type="string">
            <text:p>mid_high</text:p>
          </table:table-cell>
          <table:table-cell table:number-columns-repeated="3"/>
          <table:table-cell table:style-name="ce34" office:value-type="string">
            <text:p>Observations</text:p>
          </table:table-cell>
          <table:table-cell table:style-name="ce34" office:value-type="float" office:value="13">
            <text:p>13</text:p>
          </table:table-cell>
          <table:table-cell table:style-name="ce34" office:value-type="float" office:value="19">
            <text:p>19</text:p>
          </table:table-cell>
          <table:table-cell table:number-columns-repeated="3"/>
          <table:table-cell table:style-name="ce4" table:number-columns-repeated="5"/>
          <table:table-cell table:number-columns-repeated="1003"/>
        </table:table-row>
        <table:table-row table:style-name="ro1">
          <table:table-cell office:value-type="string">
            <text:p>phone</text:p>
          </table:table-cell>
          <table:table-cell office:value-type="float" office:value="0.279715357927">
            <text:p>0.2797153579</text:p>
          </table:table-cell>
          <table:table-cell office:value-type="string">
            <text:p>mid_high</text:p>
          </table:table-cell>
          <table:table-cell/>
          <table:table-cell table:style-name="ce4" office:value-type="string">
            <text:p>variance</text:p>
          </table:table-cell>
          <table:table-cell table:formula="of:=VAR([.F3:.F15])" office:value-type="float" office:value="0.00834527496530498">
            <text:p>0.008345275</text:p>
          </table:table-cell>
          <table:table-cell table:number-columns-repeated="4"/>
          <table:table-cell table:style-name="ce34" office:value-type="string">
            <text:p>df</text:p>
          </table:table-cell>
          <table:table-cell table:style-name="ce34" office:value-type="float" office:value="12">
            <text:p>12</text:p>
          </table:table-cell>
          <table:table-cell table:style-name="ce34" office:value-type="float" office:value="18">
            <text:p>18</text:p>
          </table:table-cell>
          <table:table-cell table:number-columns-repeated="3"/>
          <table:table-cell table:style-name="ce4" table:number-columns-repeated="5"/>
          <table:table-cell table:number-columns-repeated="1003"/>
        </table:table-row>
        <table:table-row table:style-name="ro1">
          <table:table-cell office:value-type="string">
            <text:p>ship</text:p>
          </table:table-cell>
          <table:table-cell office:value-type="float" office:value="0.333551404158">
            <text:p>0.3335514042</text:p>
          </table:table-cell>
          <table:table-cell office:value-type="string">
            <text:p>high</text:p>
          </table:table-cell>
          <table:table-cell/>
          <table:table-cell table:style-name="ce4" office:value-type="string">
            <text:p>mean</text:p>
          </table:table-cell>
          <table:table-cell table:formula="of:=AVERAGE([.F3:.F15])" office:value-type="float" office:value="0.465986909352308">
            <text:p>0.4659869094</text:p>
          </table:table-cell>
          <table:table-cell table:number-columns-repeated="4"/>
          <table:table-cell table:style-name="ce34" office:value-type="string">
            <text:p>F</text:p>
          </table:table-cell>
          <table:table-cell table:style-name="ce34" office:value-type="float" office:value="5.16706541002799">
            <text:p>5.16706541</text:p>
          </table:table-cell>
          <table:table-cell table:style-name="ce34"/>
          <table:table-cell table:number-columns-repeated="3"/>
          <table:table-cell table:style-name="ce4" table:number-columns-repeated="5"/>
          <table:table-cell table:number-columns-repeated="1003"/>
        </table:table-row>
        <table:table-row table:style-name="ro1">
          <table:table-cell office:value-type="string">
            <text:p>symptom</text:p>
          </table:table-cell>
          <table:table-cell office:value-type="float" office:value="0.329535187504199">
            <text:p>0.3295351875</text:p>
          </table:table-cell>
          <table:table-cell office:value-type="string">
            <text:p>mid_low</text:p>
          </table:table-cell>
          <table:table-cell table:number-columns-repeated="7"/>
          <table:table-cell table:style-name="ce34" office:value-type="string">
            <text:p>P(F&lt;=f) one-tail</text:p>
          </table:table-cell>
          <table:table-cell table:style-name="ce34" office:value-type="float" office:value="0.000960481526618814">
            <text:p>0.0009604815</text:p>
          </table:table-cell>
          <table:table-cell table:style-name="ce34"/>
          <table:table-cell table:number-columns-repeated="3"/>
          <table:table-cell table:style-name="ce4" table:number-columns-repeated="5"/>
          <table:table-cell table:number-columns-repeated="1003"/>
        </table:table-row>
        <table:table-row table:style-name="ro7">
          <table:table-cell office:value-type="string">
            <text:p>telephone</text:p>
          </table:table-cell>
          <table:table-cell office:value-type="float" office:value="0.272920036094">
            <text:p>0.2729200361</text:p>
          </table:table-cell>
          <table:table-cell office:value-type="string">
            <text:p>high</text:p>
          </table:table-cell>
          <table:table-cell table:number-columns-repeated="7"/>
          <table:table-cell table:style-name="ce35" office:value-type="string">
            <text:p>F Critical one-tail</text:p>
          </table:table-cell>
          <table:table-cell table:style-name="ce35" office:value-type="float" office:value="2.34206679804543">
            <text:p>2.342066798</text:p>
          </table:table-cell>
          <table:table-cell table:style-name="ce35"/>
          <table:table-cell table:number-columns-repeated="3"/>
          <table:table-cell table:style-name="ce4" table:number-columns-repeated="5"/>
          <table:table-cell table:number-columns-repeated="1003"/>
        </table:table-row>
        <table:table-row table:style-name="ro1">
          <table:table-cell office:value-type="string">
            <text:p>train</text:p>
          </table:table-cell>
          <table:table-cell office:value-type="float" office:value="0.3500609557346">
            <text:p>0.3500609557</text:p>
          </table:table-cell>
          <table:table-cell office:value-type="string">
            <text:p>mid_high</text:p>
          </table:table-cell>
          <table:table-cell table:number-columns-repeated="13"/>
          <table:table-cell table:style-name="ce4" table:number-columns-repeated="5"/>
          <table:table-cell table:number-columns-repeated="1003"/>
        </table:table-row>
        <table:table-row table:style-name="ro1">
          <table:table-cell table:style-name="ce30" office:value-type="string">
            <text:p>travel</text:p>
          </table:table-cell>
          <table:table-cell table:style-name="ce30" office:value-type="float" office:value="0.3980544056258">
            <text:p>0.3980544056</text:p>
          </table:table-cell>
          <table:table-cell table:style-name="ce30" office:value-type="string">
            <text:p>high</text:p>
          </table:table-cell>
          <table:table-cell table:number-columns-repeated="13"/>
          <table:table-cell table:style-name="ce4" table:number-columns-repeated="5"/>
          <table:table-cell table:number-columns-repeated="1003"/>
        </table:table-row>
        <table:table-row table:style-name="ro1">
          <table:table-cell table:style-name="ce4" office:value-type="string">
            <text:p>variance</text:p>
          </table:table-cell>
          <table:table-cell table:formula="of:=VAR([.B3:.B21])" office:value-type="float" office:value="0.00161508986302149">
            <text:p>0.0016150899</text:p>
          </table:table-cell>
          <table:table-cell table:number-columns-repeated="14"/>
          <table:table-cell table:style-name="ce4" table:number-columns-repeated="5"/>
          <table:table-cell table:number-columns-repeated="1003"/>
        </table:table-row>
        <table:table-row table:style-name="ro1">
          <table:table-cell table:style-name="ce4" office:value-type="string">
            <text:p>mean</text:p>
          </table:table-cell>
          <table:table-cell table:formula="of:=AVERAGE([.B3:.B21])" office:value-type="float" office:value="0.33726793912861">
            <text:p>0.3372679391</text:p>
          </table:table-cell>
          <table:table-cell table:number-columns-repeated="2"/>
          <table:table-cell table:style-name="ce4" table:number-columns-repeated="4"/>
          <table:table-cell table:number-columns-repeated="3"/>
          <table:table-cell office:value-type="string">
            <text:p>SGNS-aligned</text:p>
          </table:table-cell>
          <table:table-cell table:number-columns-repeated="4"/>
          <table:table-cell table:style-name="ce4" table:number-columns-repeated="5"/>
          <table:table-cell table:number-columns-repeated="1003"/>
        </table:table-row>
        <table:table-row table:style-name="ro1">
          <table:table-cell table:style-name="ce4" table:number-columns-repeated="8"/>
          <table:table-cell table:number-columns-repeated="2"/>
          <table:table-cell office:value-type="string">
            <text:p>t-Test: Two-Sample Assuming Unequal Variances</text:p>
          </table:table-cell>
          <table:table-cell table:number-columns-repeated="1013"/>
        </table:table-row>
        <table:table-row table:style-name="ro7">
          <table:table-cell table:style-name="ce4" table:number-columns-repeated="8"/>
          <table:table-cell table:number-columns-repeated="1016"/>
        </table:table-row>
        <table:table-row table:style-name="ro1">
          <table:table-cell table:style-name="ce4" table:number-columns-repeated="8"/>
          <table:table-cell table:number-columns-repeated="2"/>
          <table:table-cell table:style-name="ce33"/>
          <table:table-cell table:style-name="ce33" office:value-type="string">
            <text:p>Variable 1</text:p>
          </table:table-cell>
          <table:table-cell table:style-name="ce33" office:value-type="string">
            <text:p>Variable 2</text:p>
          </table:table-cell>
          <table:table-cell table:number-columns-repeated="3"/>
          <table:table-cell table:style-name="ce36" table:number-columns-repeated="3"/>
          <table:table-cell table:number-columns-repeated="1005"/>
        </table:table-row>
        <table:table-row table:style-name="ro1">
          <table:table-cell table:style-name="ce4" table:number-columns-repeated="8"/>
          <table:table-cell table:number-columns-repeated="2"/>
          <table:table-cell table:style-name="ce34" office:value-type="string">
            <text:p>Mean</text:p>
          </table:table-cell>
          <table:table-cell table:style-name="ce34" office:value-type="float" office:value="0.33726793912861">
            <text:p>0.3372679391</text:p>
          </table:table-cell>
          <table:table-cell table:style-name="ce34" office:value-type="float" office:value="0.465986909352308">
            <text:p>0.4659869094</text:p>
          </table:table-cell>
          <table:table-cell table:formula="of:=([.M27]-[.L27])/[.L27]" office:value-type="float" office:value="0.381651960622954">
            <text:p>0.3816519606</text:p>
          </table:table-cell>
          <table:table-cell table:number-columns-repeated="2"/>
          <table:table-cell table:style-name="ce34" table:number-columns-repeated="3"/>
          <table:table-cell table:number-columns-repeated="1005"/>
        </table:table-row>
        <table:table-row table:style-name="ro1">
          <table:table-cell table:style-name="ce4" table:number-columns-repeated="8"/>
          <table:table-cell table:number-columns-repeated="2"/>
          <table:table-cell table:style-name="ce34" office:value-type="string">
            <text:p>Variance</text:p>
          </table:table-cell>
          <table:table-cell table:style-name="ce34" office:value-type="float" office:value="0.00161508986302146">
            <text:p>0.0016150899</text:p>
          </table:table-cell>
          <table:table-cell table:style-name="ce34" office:value-type="float" office:value="0.00834527496530505">
            <text:p>0.008345275</text:p>
          </table:table-cell>
          <table:table-cell table:number-columns-repeated="3"/>
          <table:table-cell table:style-name="ce34" table:number-columns-repeated="3"/>
          <table:table-cell table:number-columns-repeated="1005"/>
        </table:table-row>
        <table:table-row table:style-name="ro1">
          <table:table-cell table:style-name="ce4" table:number-columns-repeated="8"/>
          <table:table-cell table:number-columns-repeated="2"/>
          <table:table-cell table:style-name="ce34" office:value-type="string">
            <text:p>Observations</text:p>
          </table:table-cell>
          <table:table-cell table:style-name="ce34" office:value-type="float" office:value="19">
            <text:p>19</text:p>
          </table:table-cell>
          <table:table-cell table:style-name="ce34" office:value-type="float" office:value="13">
            <text:p>13</text:p>
          </table:table-cell>
          <table:table-cell table:number-columns-repeated="3"/>
          <table:table-cell table:style-name="ce34" table:number-columns-repeated="3"/>
          <table:table-cell table:number-columns-repeated="1005"/>
        </table:table-row>
        <table:table-row table:style-name="ro1">
          <table:table-cell table:style-name="ce4" table:number-columns-repeated="8"/>
          <table:table-cell table:number-columns-repeated="2"/>
          <table:table-cell table:style-name="ce34" office:value-type="string">
            <text:p>Hypothesized Mean Difference</text:p>
          </table:table-cell>
          <table:table-cell table:style-name="ce34" office:value-type="float" office:value="0">
            <text:p>0</text:p>
          </table:table-cell>
          <table:table-cell table:style-name="ce34"/>
          <table:table-cell table:number-columns-repeated="3"/>
          <table:table-cell table:style-name="ce34" table:number-columns-repeated="3"/>
          <table:table-cell table:number-columns-repeated="1005"/>
        </table:table-row>
        <table:table-row table:style-name="ro1">
          <table:table-cell table:style-name="ce4" table:number-columns-repeated="8"/>
          <table:table-cell table:number-columns-repeated="2"/>
          <table:table-cell table:style-name="ce34" office:value-type="string">
            <text:p>df</text:p>
          </table:table-cell>
          <table:table-cell table:style-name="ce34" office:value-type="float" office:value="15">
            <text:p>15</text:p>
          </table:table-cell>
          <table:table-cell table:style-name="ce34"/>
          <table:table-cell table:number-columns-repeated="3"/>
          <table:table-cell table:style-name="ce34" table:number-columns-repeated="3"/>
          <table:table-cell table:number-columns-repeated="1005"/>
        </table:table-row>
        <table:table-row table:style-name="ro1">
          <table:table-cell table:style-name="ce4" table:number-columns-repeated="8"/>
          <table:table-cell table:number-columns-repeated="2"/>
          <table:table-cell table:style-name="ce34" office:value-type="string">
            <text:p>t Stat</text:p>
          </table:table-cell>
          <table:table-cell table:style-name="ce34" office:value-type="float" office:value="-4.77408995158745">
            <text:p>-4.7740899516</text:p>
          </table:table-cell>
          <table:table-cell table:style-name="ce34"/>
          <table:table-cell/>
          <table:table-cell office:value-type="string">
            <text:p>unequal mean, the changed words have stat. Significantly higher mean </text:p>
          </table:table-cell>
          <table:table-cell/>
          <table:table-cell table:style-name="ce34" table:number-columns-repeated="3"/>
          <table:table-cell table:number-columns-repeated="1005"/>
        </table:table-row>
        <table:table-row table:style-name="ro1">
          <table:table-cell table:style-name="ce4" table:number-columns-repeated="8"/>
          <table:table-cell table:number-columns-repeated="2"/>
          <table:table-cell table:style-name="ce34" office:value-type="string">
            <text:p>P(T&lt;=t) one-tail</text:p>
          </table:table-cell>
          <table:table-cell table:style-name="ce34" office:value-type="float" office:value="0.000123044028255799">
            <text:p>0.000123044</text:p>
          </table:table-cell>
          <table:table-cell table:style-name="ce34"/>
          <table:table-cell table:number-columns-repeated="3"/>
          <table:table-cell table:style-name="ce34" table:number-columns-repeated="3"/>
          <table:table-cell table:number-columns-repeated="1005"/>
        </table:table-row>
        <table:table-row table:style-name="ro1">
          <table:table-cell table:style-name="ce4" table:number-columns-repeated="8"/>
          <table:table-cell table:number-columns-repeated="2"/>
          <table:table-cell table:style-name="ce34" office:value-type="string">
            <text:p>t Critical one-tail</text:p>
          </table:table-cell>
          <table:table-cell table:style-name="ce34" office:value-type="float" office:value="1.75305035569257">
            <text:p>1.7530503557</text:p>
          </table:table-cell>
          <table:table-cell table:style-name="ce34"/>
          <table:table-cell table:number-columns-repeated="3"/>
          <table:table-cell table:style-name="ce34" table:number-columns-repeated="3"/>
          <table:table-cell table:number-columns-repeated="1005"/>
        </table:table-row>
        <table:table-row table:style-name="ro1">
          <table:table-cell table:style-name="ce4" table:number-columns-repeated="8"/>
          <table:table-cell table:number-columns-repeated="2"/>
          <table:table-cell table:style-name="ce34" office:value-type="string">
            <text:p>P(T&lt;=t) two-tail</text:p>
          </table:table-cell>
          <table:table-cell table:style-name="ce34" office:value-type="float" office:value="0.000246088056511598">
            <text:p>0.0002460881</text:p>
          </table:table-cell>
          <table:table-cell table:style-name="ce34"/>
          <table:table-cell table:number-columns-repeated="3"/>
          <table:table-cell table:style-name="ce34" table:number-columns-repeated="3"/>
          <table:table-cell table:number-columns-repeated="1005"/>
        </table:table-row>
        <table:table-row table:style-name="ro7">
          <table:table-cell table:style-name="ce4" table:number-columns-repeated="8"/>
          <table:table-cell table:number-columns-repeated="2"/>
          <table:table-cell table:style-name="ce35" office:value-type="string">
            <text:p>t Critical two-tail</text:p>
          </table:table-cell>
          <table:table-cell table:style-name="ce35" office:value-type="float" office:value="2.13144954555977">
            <text:p>2.1314495456</text:p>
          </table:table-cell>
          <table:table-cell table:style-name="ce35"/>
          <table:table-cell table:number-columns-repeated="3"/>
          <table:table-cell table:style-name="ce34" table:number-columns-repeated="3"/>
          <table:table-cell table:number-columns-repeated="1005"/>
        </table:table-row>
        <table:table-row table:style-name="ro1">
          <table:table-cell table:style-name="ce4" table:number-columns-repeated="8"/>
          <table:table-cell table:number-columns-repeated="2"/>
          <table:table-cell table:style-name="ce34" table:number-columns-repeated="3"/>
          <table:table-cell table:number-columns-repeated="3"/>
          <table:table-cell table:style-name="ce34" table:number-columns-repeated="3"/>
          <table:table-cell table:number-columns-repeated="1005"/>
        </table:table-row>
        <table:table-row table:style-name="ro1" table:number-rows-repeated="20">
          <table:table-cell table:style-name="ce4" table:number-columns-repeated="8"/>
          <table:table-cell table:number-columns-repeated="1016"/>
        </table:table-row>
        <table:table-row table:style-name="ro1" table:number-rows-repeated="1048518">
          <table:table-cell table:number-columns-repeated="1024"/>
        </table:table-row>
        <table:table-row table:style-name="ro1">
          <table:table-cell table:number-columns-repeated="1024"/>
        </table:table-row>
      </table:table>
      <table:table table:name="Table_3_-Time-Out" table:style-name="ta2">
        <table:table-column table:style-name="co1" table:number-columns-repeated="1024" table:default-cell-style-name="ce1"/>
        <table:table-row table:style-name="ro1" table:number-rows-repeated="5">
          <table:table-cell table:number-columns-repeated="1024"/>
        </table:table-row>
        <table:table-row table:style-name="ro1">
          <table:table-cell table:number-columns-repeated="3"/>
          <table:table-cell table:style-name="ce27" office:value-type="string" table:number-columns-spanned="2" table:number-rows-spanned="1">
            <text:p>SGNS</text:p>
          </table:table-cell>
          <table:covered-table-cell/>
          <table:table-cell table:style-name="ce27" office:value-type="string" table:number-columns-spanned="2" table:number-rows-spanned="1">
            <text:p>PPMI</text:p>
          </table:table-cell>
          <table:covered-table-cell/>
          <table:table-cell table:number-columns-repeated="1017"/>
        </table:table-row>
        <table:table-row table:style-name="ro1">
          <table:table-cell table:number-columns-repeated="3"/>
          <table:table-cell table:style-name="ce17" office:value-type="string">
            <text:p>Aligned</text:p>
          </table:table-cell>
          <table:table-cell table:style-name="ce17" office:value-type="string">
            <text:p>TR</text:p>
          </table:table-cell>
          <table:table-cell table:style-name="ce18" office:value-type="string">
            <text:p>Aligned </text:p>
          </table:table-cell>
          <table:table-cell table:style-name="ce17" office:value-type="string">
            <text:p>TR</text:p>
          </table:table-cell>
          <table:table-cell table:number-columns-repeated="1017"/>
        </table:table-row>
        <table:table-row table:style-name="ro1">
          <table:table-cell table:number-columns-repeated="2"/>
          <table:table-cell office:value-type="string">
            <text:p>CH</text:p>
          </table:table-cell>
          <table:table-cell table:style-name="ce19" table:formula="of:=['sgns-aligned'.F17]" office:value-type="float" office:value="0.465986909352308">
            <text:p>0.47</text:p>
          </table:table-cell>
          <table:table-cell table:style-name="ce19" table:formula="of:=['sgns-TR'.F17]" office:value-type="float" office:value="0.3087201274553">
            <text:p>0.31</text:p>
          </table:table-cell>
          <table:table-cell table:style-name="ce20" table:formula="of:=['ppmi-aligned'.F17]" office:value-type="float" office:value="0.856727237752">
            <text:p>0.86</text:p>
          </table:table-cell>
          <table:table-cell table:style-name="ce19" table:formula="of:=['ppmi-TR'.F17]" office:value-type="float" office:value="0.858698484875769">
            <text:p>0.86</text:p>
          </table:table-cell>
          <table:table-cell table:number-columns-repeated="1017"/>
        </table:table-row>
        <table:table-row table:style-name="ro1">
          <table:table-cell table:number-columns-repeated="2"/>
          <table:table-cell table:style-name="ce10" office:value-type="string">
            <text:p>ST</text:p>
          </table:table-cell>
          <table:table-cell table:style-name="ce21" table:formula="of:=['sgns-aligned'.B23]" office:value-type="float" office:value="0.33726793912861">
            <text:p>0.34</text:p>
          </table:table-cell>
          <table:table-cell table:style-name="ce21" table:formula="of:=['sgns-TR'.B23]" office:value-type="float" office:value="0.205956063181943">
            <text:p>0.21</text:p>
          </table:table-cell>
          <table:table-cell table:style-name="ce22" table:formula="of:=['ppmi-aligned'.B23]" office:value-type="float" office:value="0.714251614923526">
            <text:p>0.71</text:p>
          </table:table-cell>
          <table:table-cell table:style-name="ce21" table:formula="of:=['ppmi-TR'.B23]" office:value-type="float" office:value="0.73279294309321">
            <text:p>0.73</text:p>
          </table:table-cell>
          <table:table-cell table:number-columns-repeated="1017"/>
        </table:table-row>
        <table:table-row table:style-name="ro1">
          <table:table-cell table:number-columns-repeated="2"/>
          <table:table-cell office:value-type="string">
            <text:p>diff</text:p>
          </table:table-cell>
          <table:table-cell table:style-name="ce19" table:formula="of:=([.D8]-[.D9])/[.D9]" office:value-type="float" office:value="0.381651960622954">
            <text:p>0.38</text:p>
          </table:table-cell>
          <table:table-cell table:style-name="ce19" table:formula="of:=([.E8]-[.E9])/[.E9]" office:value-type="float" office:value="0.49896110211902">
            <text:p>0.50</text:p>
          </table:table-cell>
          <table:table-cell table:style-name="ce20" table:formula="of:=([.F8]-[.F9])/[.F9]" office:value-type="float" office:value="0.199475394737089">
            <text:p>0.20</text:p>
          </table:table-cell>
          <table:table-cell table:style-name="ce19" table:formula="of:=([.G8]-[.G9])/[.G9]" office:value-type="float" office:value="0.171815985633126">
            <text:p>0.17</text:p>
          </table:table-cell>
          <table:table-cell table:number-columns-repeated="1017"/>
        </table:table-row>
        <table:table-row table:style-name="ro1" table:number-rows-repeated="1048565">
          <table:table-cell table:number-columns-repeated="1024"/>
        </table:table-row>
        <table:table-row table:style-name="ro1">
          <table:table-cell table:number-columns-repeated="1024"/>
        </table:table-row>
      </table:table>
      <table:table table:name="test-set" table:style-name="ta2">
        <table:table-column table:style-name="co10" table:default-cell-style-name="ce1"/>
        <table:table-column table:style-name="co11" table:default-cell-style-name="ce1"/>
        <table:table-column table:style-name="co1" table:number-columns-repeated="1022" table:default-cell-style-name="ce1"/>
        <table:table-row table:style-name="ro1">
          <table:table-cell office:value-type="string">
            <text:p>terM</text:p>
          </table:table-cell>
          <table:table-cell office:value-type="string">
            <text:p>change type</text:p>
          </table:table-cell>
          <table:table-cell office:value-type="string">
            <text:p>expected change time (t_DI)</text:p>
          </table:table-cell>
          <table:table-cell office:value-type="string">
            <text:p>first possible change time from clusters (t_CE)</text:p>
          </table:table-cell>
          <table:table-cell table:number-columns-repeated="9"/>
          <table:table-cell table:style-name="ce12" office:value-type="string">
            <text:p>Tahmasebi, Nina, &amp; Risse, Thomas. (2017). Word Sense Change Testset [Data set]. Zenodo. http://doi.org/10.5281/zenodo.495572</text:p>
          </table:table-cell>
          <table:table-cell table:number-columns-repeated="1010"/>
        </table:table-row>
        <table:table-row table:style-name="ro1">
          <table:table-cell office:value-type="string">
            <text:p>aeroplane</text:p>
          </table:table-cell>
          <table:table-cell office:value-type="string">
            <text:p>broadened sense</text:p>
          </table:table-cell>
          <table:table-cell table:number-columns-repeated="2" office:value-type="float" office:value="1914">
            <text:p>1914</text:p>
          </table:table-cell>
          <table:table-cell office:value-type="string">
            <text:p>used as a weapon first time</text:p>
          </table:table-cell>
          <table:table-cell table:number-columns-repeated="1019"/>
        </table:table-row>
        <table:table-row table:style-name="ro1">
          <table:table-cell office:value-type="string">
            <text:p>aeroplane</text:p>
          </table:table-cell>
          <table:table-cell office:value-type="string">
            <text:p>broadened sense</text:p>
          </table:table-cell>
          <table:table-cell office:value-type="float" office:value="1919">
            <text:p>1919</text:p>
          </table:table-cell>
          <table:table-cell office:value-type="float" office:value="1914">
            <text:p>1914</text:p>
          </table:table-cell>
          <table:table-cell office:value-type="string">
            <text:p>type of common transportation: the first international commercial flights took place between the United States and Canada in 1919 wikipedia</text:p>
          </table:table-cell>
          <table:table-cell table:number-columns-repeated="1019"/>
        </table:table-row>
        <table:table-row table:style-name="ro1">
          <table:table-cell office:value-type="string">
            <text:p>computer</text:p>
          </table:table-cell>
          <table:table-cell office:value-type="string">
            <text:p>broadened sense</text:p>
          </table:table-cell>
          <table:table-cell office:value-type="float" office:value="1960">
            <text:p>1960</text:p>
          </table:table-cell>
          <table:table-cell office:value-type="float" office:value="1961">
            <text:p>1961</text:p>
          </table:table-cell>
          <table:table-cell office:value-type="string">
            <text:p>computers used for practical calculations: http://www.bbc.com/news/magazine-23509153 * because we could not find the previous sense, we accept a new path as a broadening event</text:p>
          </table:table-cell>
          <table:table-cell table:number-columns-repeated="1019"/>
        </table:table-row>
        <table:table-row table:style-name="ro1">
          <table:table-cell office:value-type="string">
            <text:p>computer</text:p>
          </table:table-cell>
          <table:table-cell office:value-type="string">
            <text:p>broadened sense</text:p>
          </table:table-cell>
          <table:table-cell office:value-type="float" office:value="1970">
            <text:p>1970</text:p>
          </table:table-cell>
          <table:table-cell office:value-type="float" office:value="1969">
            <text:p>1969</text:p>
          </table:table-cell>
          <table:table-cell office:value-type="string">
            <text:p>computers used for word processing: http://www.bbc.com/news/magazine-23509153</text:p>
          </table:table-cell>
          <table:table-cell table:number-columns-repeated="1019"/>
        </table:table-row>
        <table:table-row table:style-name="ro1">
          <table:table-cell office:value-type="string">
            <text:p>computer</text:p>
          </table:table-cell>
          <table:table-cell office:value-type="string">
            <text:p>broadened sense</text:p>
          </table:table-cell>
          <table:table-cell office:value-type="float" office:value="1990">
            <text:p>1990</text:p>
          </table:table-cell>
          <table:table-cell office:value-type="float" office:value="1987">
            <text:p>1987</text:p>
          </table:table-cell>
          <table:table-cell office:value-type="string">
            <text:p>personal computer boom http://www.nytimes.com/1994/08/30/business/market-place-the-booming-personal-computer-industry-defies-economic-gravity.html</text:p>
          </table:table-cell>
          <table:table-cell table:number-columns-repeated="1019"/>
        </table:table-row>
        <table:table-row table:style-name="ro1">
          <table:table-cell/>
          <table:table-cell office:value-type="string">
            <text:p>broadened sense</text:p>
          </table:table-cell>
          <table:table-cell office:value-type="float" office:value="1895">
            <text:p>1895</text:p>
          </table:table-cell>
          <table:table-cell office:value-type="float" office:value="1889">
            <text:p>1889</text:p>
          </table:table-cell>
          <table:table-cell office:value-type="string">
            <text:p>introduction of the modern automobile, the word used for an automobile</text:p>
          </table:table-cell>
          <table:table-cell table:number-columns-repeated="1019"/>
        </table:table-row>
        <table:table-row table:style-name="ro1">
          <table:table-cell office:value-type="string">
            <text:p>internet</text:p>
          </table:table-cell>
          <table:table-cell office:value-type="string">
            <text:p>broadened sense</text:p>
          </table:table-cell>
          <table:table-cell office:value-type="float" office:value="1995">
            <text:p>1995</text:p>
          </table:table-cell>
          <table:table-cell office:value-type="float" office:value="1997">
            <text:p>1997</text:p>
          </table:table-cell>
          <table:table-cell office:value-type="string">
            <text:p>Used by common peopel "The Internet was fully commercialized in the U.S. by 1995, …" http://en.wikipedia.org/wiki/Internet#History *accept new path because no previous sense was found.</text:p>
          </table:table-cell>
          <table:table-cell table:number-columns-repeated="1019"/>
        </table:table-row>
        <table:table-row table:style-name="ro1">
          <table:table-cell office:value-type="string">
            <text:p>record</text:p>
          </table:table-cell>
          <table:table-cell office:value-type="string">
            <text:p>broadened sense</text:p>
          </table:table-cell>
          <table:table-cell/>
          <table:table-cell office:value-type="float" office:value="1985">
            <text:p>1985</text:p>
          </table:table-cell>
          <table:table-cell office:value-type="string">
            <text:p>digital recording- minidisc</text:p>
          </table:table-cell>
          <table:table-cell table:number-columns-repeated="1019"/>
        </table:table-row>
        <table:table-row table:style-name="ro1">
          <table:table-cell office:value-type="string">
            <text:p>train</text:p>
          </table:table-cell>
          <table:table-cell office:value-type="string">
            <text:p>broadened sense</text:p>
          </table:table-cell>
          <table:table-cell/>
          <table:table-cell office:value-type="float" office:value="1878">
            <text:p>1878</text:p>
          </table:table-cell>
          <table:table-cell office:value-type="string">
            <text:p>london subway</text:p>
          </table:table-cell>
          <table:table-cell table:number-columns-repeated="1019"/>
        </table:table-row>
        <table:table-row table:style-name="ro1">
          <table:table-cell office:value-type="string">
            <text:p>travel</text:p>
          </table:table-cell>
          <table:table-cell office:value-type="string">
            <text:p>broadened sense</text:p>
          </table:table-cell>
          <table:table-cell/>
          <table:table-cell office:value-type="float" office:value="1867">
            <text:p>1867</text:p>
          </table:table-cell>
          <table:table-cell office:value-type="string">
            <text:p>worker's holidays, also normal people travel http://www.history.uk.com/history/history-british-tourism-british-tou/</text:p>
          </table:table-cell>
          <table:table-cell table:number-columns-repeated="1019"/>
        </table:table-row>
        <table:table-row table:style-name="ro1">
          <table:table-cell office:value-type="string">
            <text:p>camera</text:p>
          </table:table-cell>
          <table:table-cell office:value-type="string">
            <text:p>broadened sense</text:p>
          </table:table-cell>
          <table:table-cell/>
          <table:table-cell office:value-type="float" office:value="2004">
            <text:p>2004</text:p>
          </table:table-cell>
          <table:table-cell office:value-type="string">
            <text:p>digital camera</text:p>
          </table:table-cell>
          <table:table-cell table:number-columns-repeated="1019"/>
        </table:table-row>
        <table:table-row table:style-name="ro1">
          <table:table-cell office:value-type="string">
            <text:p>mail</text:p>
          </table:table-cell>
          <table:table-cell office:value-type="string">
            <text:p>broadened sense</text:p>
          </table:table-cell>
          <table:table-cell/>
          <table:table-cell office:value-type="float" office:value="1996">
            <text:p>1996</text:p>
          </table:table-cell>
          <table:table-cell office:value-type="string">
            <text:p>Electronic mail, most commonly referred to as email or e-mail since ca. 1993</text:p>
          </table:table-cell>
          <table:table-cell table:number-columns-repeated="1019"/>
        </table:table-row>
        <table:table-row table:style-name="ro1">
          <table:table-cell office:value-type="string">
            <text:p>phone</text:p>
          </table:table-cell>
          <table:table-cell office:value-type="string">
            <text:p>broadened sense</text:p>
          </table:table-cell>
          <table:table-cell/>
          <table:table-cell office:value-type="float" office:value="1914">
            <text:p>1914</text:p>
          </table:table-cell>
          <table:table-cell office:value-type="string">
            <text:p>first used for communication outside a test environment, http://www.elon.edu/e-web/predictions/150/1870.xhtml</text:p>
          </table:table-cell>
          <table:table-cell table:number-columns-repeated="1019"/>
        </table:table-row>
        <table:table-row table:style-name="ro1">
          <table:table-cell office:value-type="string">
            <text:p>phone</text:p>
          </table:table-cell>
          <table:table-cell office:value-type="string">
            <text:p>broadened sense</text:p>
          </table:table-cell>
          <table:table-cell/>
          <table:table-cell office:value-type="float" office:value="1987">
            <text:p>1987</text:p>
          </table:table-cell>
          <table:table-cell office:value-type="string">
            <text:p>mobile phone, a private device</text:p>
          </table:table-cell>
          <table:table-cell table:number-columns-repeated="1019"/>
        </table:table-row>
        <table:table-row table:style-name="ro1">
          <table:table-cell office:value-type="string">
            <text:p>telephone</text:p>
          </table:table-cell>
          <table:table-cell office:value-type="string">
            <text:p>broadened sense</text:p>
          </table:table-cell>
          <table:table-cell/>
          <table:table-cell office:value-type="float" office:value="1886">
            <text:p>1886</text:p>
          </table:table-cell>
          <table:table-cell office:value-type="string">
            <text:p>first used for communication outside a test environment, http://www.elon.edu/e-web/predictions/150/1870.xhtml</text:p>
          </table:table-cell>
          <table:table-cell table:number-columns-repeated="1019"/>
        </table:table-row>
        <table:table-row table:style-name="ro1">
          <table:table-cell office:value-type="string">
            <text:p>telephone</text:p>
          </table:table-cell>
          <table:table-cell office:value-type="string">
            <text:p>broadened sense</text:p>
          </table:table-cell>
          <table:table-cell/>
          <table:table-cell office:value-type="float" office:value="1987">
            <text:p>1987</text:p>
          </table:table-cell>
          <table:table-cell office:value-type="string">
            <text:p>mobile phone, a private device</text:p>
          </table:table-cell>
          <table:table-cell table:number-columns-repeated="1019"/>
        </table:table-row>
        <table:table-row table:style-name="ro1">
          <table:table-cell table:number-columns-repeated="1024"/>
        </table:table-row>
        <table:table-row table:style-name="ro1">
          <table:table-cell office:value-type="string">
            <text:p>bitch</text:p>
          </table:table-cell>
          <table:table-cell office:value-type="string">
            <text:p>existing sense</text:p>
          </table:table-cell>
          <table:table-cell office:value-type="float" office:value="1785">
            <text:p>1785</text:p>
          </table:table-cell>
          <table:table-cell office:value-type="float" office:value="1914">
            <text:p>1914</text:p>
          </table:table-cell>
          <table:table-cell office:value-type="string">
            <text:p>female dog</text:p>
          </table:table-cell>
          <table:table-cell table:number-columns-repeated="1019"/>
        </table:table-row>
        <table:table-row table:style-name="ro1">
          <table:table-cell office:value-type="string">
            <text:p>camera</text:p>
          </table:table-cell>
          <table:table-cell office:value-type="string">
            <text:p>existing sense</text:p>
          </table:table-cell>
          <table:table-cell office:value-type="float" office:value="1785">
            <text:p>1785</text:p>
          </table:table-cell>
          <table:table-cell office:value-type="float" office:value="1819">
            <text:p>1819</text:p>
          </table:table-cell>
          <table:table-cell office:value-type="string">
            <text:p>camera obscura used for observation and drawing</text:p>
          </table:table-cell>
          <table:table-cell table:number-columns-repeated="1019"/>
        </table:table-row>
        <table:table-row table:style-name="ro1">
          <table:table-cell office:value-type="string">
            <text:p>car</text:p>
          </table:table-cell>
          <table:table-cell office:value-type="string">
            <text:p>existing sense</text:p>
          </table:table-cell>
          <table:table-cell office:value-type="float" office:value="1785">
            <text:p>1785</text:p>
          </table:table-cell>
          <table:table-cell office:value-type="float" office:value="1864">
            <text:p>1864</text:p>
          </table:table-cell>
          <table:table-cell office:value-type="string">
            <text:p>A wheeled, usually horse-drawn conveyance;</text:p>
          </table:table-cell>
          <table:table-cell table:number-columns-repeated="1019"/>
        </table:table-row>
        <table:table-row table:style-name="ro1">
          <table:table-cell office:value-type="string">
            <text:p>cool</text:p>
          </table:table-cell>
          <table:table-cell office:value-type="string">
            <text:p>existing sense</text:p>
          </table:table-cell>
          <table:table-cell office:value-type="float" office:value="1785">
            <text:p>1785</text:p>
          </table:table-cell>
          <table:table-cell office:value-type="float" office:value="1861">
            <text:p>1861</text:p>
          </table:table-cell>
          <table:table-cell office:value-type="string">
            <text:p>cold </text:p>
          </table:table-cell>
          <table:table-cell table:number-columns-repeated="1019"/>
        </table:table-row>
        <table:table-row table:style-name="ro1">
          <table:table-cell office:value-type="string">
            <text:p>flight</text:p>
          </table:table-cell>
          <table:table-cell office:value-type="string">
            <text:p>existing sense</text:p>
          </table:table-cell>
          <table:table-cell office:value-type="float" office:value="1785">
            <text:p>1785</text:p>
          </table:table-cell>
          <table:table-cell office:value-type="float" office:value="1824">
            <text:p>1824</text:p>
          </table:table-cell>
          <table:table-cell office:value-type="string">
            <text:p>flight of stairs</text:p>
          </table:table-cell>
          <table:table-cell table:number-columns-repeated="1019"/>
        </table:table-row>
        <table:table-row table:style-name="ro1">
          <table:table-cell office:value-type="string">
            <text:p>mail</text:p>
          </table:table-cell>
          <table:table-cell office:value-type="string">
            <text:p>existing sense</text:p>
          </table:table-cell>
          <table:table-cell office:value-type="float" office:value="1785">
            <text:p>1785</text:p>
          </table:table-cell>
          <table:table-cell office:value-type="float" office:value="1798">
            <text:p>1798</text:p>
          </table:table-cell>
          <table:table-cell office:value-type="string">
            <text:p>paper mail</text:p>
          </table:table-cell>
          <table:table-cell table:number-columns-repeated="1019"/>
        </table:table-row>
        <table:table-row table:style-name="ro1">
          <table:table-cell office:value-type="string">
            <text:p>memory</text:p>
          </table:table-cell>
          <table:table-cell office:value-type="string">
            <text:p>existing sense</text:p>
          </table:table-cell>
          <table:table-cell office:value-type="float" office:value="1785">
            <text:p>1785</text:p>
          </table:table-cell>
          <table:table-cell office:value-type="float" office:value="1787">
            <text:p>1787</text:p>
          </table:table-cell>
          <table:table-cell office:value-type="string">
            <text:p>human memory</text:p>
          </table:table-cell>
          <table:table-cell table:number-columns-repeated="1019"/>
        </table:table-row>
        <table:table-row table:style-name="ro1">
          <table:table-cell office:value-type="string">
            <text:p>mouse</text:p>
          </table:table-cell>
          <table:table-cell office:value-type="string">
            <text:p>existing sense</text:p>
          </table:table-cell>
          <table:table-cell office:value-type="float" office:value="1785">
            <text:p>1785</text:p>
          </table:table-cell>
          <table:table-cell office:value-type="float" office:value="1844">
            <text:p>1844</text:p>
          </table:table-cell>
          <table:table-cell office:value-type="string">
            <text:p>animal</text:p>
          </table:table-cell>
          <table:table-cell table:number-columns-repeated="1019"/>
        </table:table-row>
        <table:table-row table:style-name="ro1">
          <table:table-cell office:value-type="string">
            <text:p>record</text:p>
          </table:table-cell>
          <table:table-cell office:value-type="string">
            <text:p>existing sense</text:p>
          </table:table-cell>
          <table:table-cell office:value-type="float" office:value="1785">
            <text:p>1785</text:p>
          </table:table-cell>
          <table:table-cell office:value-type="float" office:value="1863">
            <text:p>1863</text:p>
          </table:table-cell>
          <table:table-cell office:value-type="string">
            <text:p>documentation</text:p>
          </table:table-cell>
          <table:table-cell table:number-columns-repeated="1019"/>
        </table:table-row>
        <table:table-row table:style-name="ro1">
          <table:table-cell office:value-type="string">
            <text:p>rock</text:p>
          </table:table-cell>
          <table:table-cell office:value-type="string">
            <text:p>existing sense</text:p>
          </table:table-cell>
          <table:table-cell office:value-type="float" office:value="1785">
            <text:p>1785</text:p>
          </table:table-cell>
          <table:table-cell office:value-type="float" office:value="1844">
            <text:p>1844</text:p>
          </table:table-cell>
          <table:table-cell office:value-type="string">
            <text:p>stone</text:p>
          </table:table-cell>
          <table:table-cell table:number-columns-repeated="1019"/>
        </table:table-row>
        <table:table-row table:style-name="ro1">
          <table:table-cell office:value-type="string">
            <text:p>tank</text:p>
          </table:table-cell>
          <table:table-cell office:value-type="string">
            <text:p>existing sense</text:p>
          </table:table-cell>
          <table:table-cell office:value-type="float" office:value="1785">
            <text:p>1785</text:p>
          </table:table-cell>
          <table:table-cell office:value-type="float" office:value="1827">
            <text:p>1827</text:p>
          </table:table-cell>
          <table:table-cell office:value-type="string">
            <text:p>tank, container</text:p>
          </table:table-cell>
          <table:table-cell table:number-columns-repeated="1019"/>
        </table:table-row>
        <table:table-row table:style-name="ro1">
          <table:table-cell office:value-type="string">
            <text:p>tape</text:p>
          </table:table-cell>
          <table:table-cell office:value-type="string">
            <text:p>existing sense</text:p>
          </table:table-cell>
          <table:table-cell table:number-columns-repeated="2" office:value-type="float" office:value="1785">
            <text:p>1785</text:p>
          </table:table-cell>
          <table:table-cell office:value-type="string">
            <text:p>ribbon - existed already much earlier</text:p>
          </table:table-cell>
          <table:table-cell table:number-columns-repeated="1019"/>
        </table:table-row>
        <table:table-row table:style-name="ro1">
          <table:table-cell office:value-type="string">
            <text:p>train</text:p>
          </table:table-cell>
          <table:table-cell office:value-type="string">
            <text:p>existing sense</text:p>
          </table:table-cell>
          <table:table-cell office:value-type="float" office:value="1785">
            <text:p>1785</text:p>
          </table:table-cell>
          <table:table-cell office:value-type="float" office:value="1854">
            <text:p>1854</text:p>
          </table:table-cell>
          <table:table-cell office:value-type="string">
            <text:p>train of people, first possible cluster, funeral train 1854</text:p>
          </table:table-cell>
          <table:table-cell table:number-columns-repeated="1019"/>
        </table:table-row>
        <table:table-row table:style-name="ro1">
          <table:table-cell office:value-type="string">
            <text:p>travel</text:p>
          </table:table-cell>
          <table:table-cell office:value-type="string">
            <text:p>existing sense</text:p>
          </table:table-cell>
          <table:table-cell office:value-type="float" office:value="1785">
            <text:p>1785</text:p>
          </table:table-cell>
          <table:table-cell office:value-type="float" office:value="1801">
            <text:p>1801</text:p>
          </table:table-cell>
          <table:table-cell office:value-type="string">
            <text:p>going from place A --&gt; B</text:p>
          </table:table-cell>
          <table:table-cell table:number-columns-repeated="1019"/>
        </table:table-row>
        <table:table-row table:style-name="ro1">
          <table:table-cell office:value-type="string">
            <text:p>travel</text:p>
          </table:table-cell>
          <table:table-cell office:value-type="string">
            <text:p>existing sense</text:p>
          </table:table-cell>
          <table:table-cell office:value-type="float" office:value="1785">
            <text:p>1785</text:p>
          </table:table-cell>
          <table:table-cell office:value-type="float" office:value="1799">
            <text:p>1799</text:p>
          </table:table-cell>
          <table:table-cell office:value-type="string">
            <text:p>travel literature</text:p>
          </table:table-cell>
          <table:table-cell table:number-columns-repeated="1019"/>
        </table:table-row>
        <table:table-row table:style-name="ro1">
          <table:table-cell office:value-type="string">
            <text:p>deer</text:p>
          </table:table-cell>
          <table:table-cell office:value-type="string">
            <text:p>existing sense - no evo word</text:p>
          </table:table-cell>
          <table:table-cell office:value-type="float" office:value="1785">
            <text:p>1785</text:p>
          </table:table-cell>
          <table:table-cell office:value-type="float" office:value="1793">
            <text:p>1793</text:p>
          </table:table-cell>
          <table:table-cell table:number-columns-repeated="1020"/>
        </table:table-row>
        <table:table-row table:style-name="ro1">
          <table:table-cell office:value-type="string">
            <text:p>export</text:p>
          </table:table-cell>
          <table:table-cell office:value-type="string">
            <text:p>existing sense - no evo word</text:p>
          </table:table-cell>
          <table:table-cell office:value-type="float" office:value="1785">
            <text:p>1785</text:p>
          </table:table-cell>
          <table:table-cell office:value-type="float" office:value="1818">
            <text:p>1818</text:p>
          </table:table-cell>
          <table:table-cell table:number-columns-repeated="1020"/>
        </table:table-row>
        <table:table-row table:style-name="ro1">
          <table:table-cell office:value-type="string">
            <text:p>mirror</text:p>
          </table:table-cell>
          <table:table-cell office:value-type="string">
            <text:p>existing sense - no evo word</text:p>
          </table:table-cell>
          <table:table-cell office:value-type="float" office:value="1785">
            <text:p>1785</text:p>
          </table:table-cell>
          <table:table-cell office:value-type="float" office:value="1802">
            <text:p>1802</text:p>
          </table:table-cell>
          <table:table-cell table:number-columns-repeated="1020"/>
        </table:table-row>
        <table:table-row table:style-name="ro1">
          <table:table-cell office:value-type="string">
            <text:p>symptom</text:p>
          </table:table-cell>
          <table:table-cell office:value-type="string">
            <text:p>existing sense - no evo word</text:p>
          </table:table-cell>
          <table:table-cell office:value-type="float" office:value="1785">
            <text:p>1785</text:p>
          </table:table-cell>
          <table:table-cell office:value-type="float" office:value="1821">
            <text:p>1821</text:p>
          </table:table-cell>
          <table:table-cell table:number-columns-repeated="1020"/>
        </table:table-row>
        <table:table-row table:style-name="ro1">
          <table:table-cell office:value-type="string">
            <text:p>horse</text:p>
          </table:table-cell>
          <table:table-cell office:value-type="string">
            <text:p>existing sense - no evo word</text:p>
          </table:table-cell>
          <table:table-cell office:value-type="float" office:value="1785">
            <text:p>1785</text:p>
          </table:table-cell>
          <table:table-cell office:value-type="float" office:value="1790">
            <text:p>1790</text:p>
          </table:table-cell>
          <table:table-cell table:number-columns-repeated="1020"/>
        </table:table-row>
        <table:table-row table:style-name="ro1">
          <table:table-cell office:value-type="string">
            <text:p>ship</text:p>
          </table:table-cell>
          <table:table-cell office:value-type="string">
            <text:p>existing sense - no evo word</text:p>
          </table:table-cell>
          <table:table-cell table:number-columns-repeated="2" office:value-type="float" office:value="1785">
            <text:p>1785</text:p>
          </table:table-cell>
          <table:table-cell table:number-columns-repeated="1020"/>
        </table:table-row>
        <table:table-row table:style-name="ro1">
          <table:table-cell office:value-type="string">
            <text:p>paper</text:p>
          </table:table-cell>
          <table:table-cell office:value-type="string">
            <text:p>existing sense - no evo word</text:p>
          </table:table-cell>
          <table:table-cell office:value-type="float" office:value="1785">
            <text:p>1785</text:p>
          </table:table-cell>
          <table:table-cell office:value-type="float" office:value="1788">
            <text:p>1788</text:p>
          </table:table-cell>
          <table:table-cell table:number-columns-repeated="1020"/>
        </table:table-row>
        <table:table-row table:style-name="ro1">
          <table:table-cell office:value-type="string">
            <text:p>newspaper</text:p>
          </table:table-cell>
          <table:table-cell office:value-type="string">
            <text:p>existing sense - no evo word</text:p>
          </table:table-cell>
          <table:table-cell office:value-type="float" office:value="1785">
            <text:p>1785</text:p>
          </table:table-cell>
          <table:table-cell office:value-type="float" office:value="1852">
            <text:p>1852</text:p>
          </table:table-cell>
          <table:table-cell table:number-columns-repeated="1020"/>
        </table:table-row>
        <table:table-row table:style-name="ro1">
          <table:table-cell office:value-type="string">
            <text:p>bank</text:p>
          </table:table-cell>
          <table:table-cell office:value-type="string">
            <text:p>existing sense - no evo word</text:p>
          </table:table-cell>
          <table:table-cell office:value-type="float" office:value="1785">
            <text:p>1785</text:p>
          </table:table-cell>
          <table:table-cell office:value-type="float" office:value="1786">
            <text:p>1786</text:p>
          </table:table-cell>
          <table:table-cell table:number-columns-repeated="1020"/>
        </table:table-row>
        <table:table-row table:style-name="ro1">
          <table:table-cell office:value-type="string">
            <text:p>founder</text:p>
          </table:table-cell>
          <table:table-cell office:value-type="string">
            <text:p>existing sense - no evo word</text:p>
          </table:table-cell>
          <table:table-cell office:value-type="float" office:value="1785">
            <text:p>1785</text:p>
          </table:table-cell>
          <table:table-cell office:value-type="float" office:value="1791">
            <text:p>1791</text:p>
          </table:table-cell>
          <table:table-cell table:number-columns-repeated="1020"/>
        </table:table-row>
        <table:table-row table:style-name="ro1">
          <table:table-cell office:value-type="string">
            <text:p>music</text:p>
          </table:table-cell>
          <table:table-cell office:value-type="string">
            <text:p>existing sense - no evo word</text:p>
          </table:table-cell>
          <table:table-cell office:value-type="float" office:value="1785">
            <text:p>1785</text:p>
          </table:table-cell>
          <table:table-cell office:value-type="float" office:value="1804">
            <text:p>1804</text:p>
          </table:table-cell>
          <table:table-cell table:number-columns-repeated="1020"/>
        </table:table-row>
        <table:table-row table:style-name="ro1">
          <table:table-cell table:number-columns-repeated="1024"/>
        </table:table-row>
        <table:table-row table:style-name="ro1">
          <table:table-cell office:value-type="string">
            <text:p>bitch</text:p>
          </table:table-cell>
          <table:table-cell office:value-type="string">
            <text:p>new related sense</text:p>
          </table:table-cell>
          <table:table-cell office:value-type="float" office:value="1970">
            <text:p>1970</text:p>
          </table:table-cell>
          <table:table-cell office:value-type="float" office:value="1991">
            <text:p>1991</text:p>
          </table:table-cell>
          <table:table-cell office:value-type="string">
            <text:p>By 1974, Elton John had a hit single (#4 in the U.S. and #14 in the U.K.) with "The Bitch Is Back", in which he says "bitch" repeatedly.</text:p>
          </table:table-cell>
          <table:table-cell table:number-columns-repeated="1019"/>
        </table:table-row>
        <table:table-row table:style-name="ro1">
          <table:table-cell office:value-type="string">
            <text:p>camera</text:p>
          </table:table-cell>
          <table:table-cell office:value-type="string">
            <text:p>new related sense</text:p>
          </table:table-cell>
          <table:table-cell/>
          <table:table-cell office:value-type="float" office:value="1836">
            <text:p>1836</text:p>
          </table:table-cell>
          <table:table-cell office:value-type="string">
            <text:p>The first permanent photograph of a camera image was made in 1826 by Joseph Nicéphore Niépce</text:p>
          </table:table-cell>
          <table:table-cell table:number-columns-repeated="1019"/>
        </table:table-row>
        <table:table-row table:style-name="ro1">
          <table:table-cell office:value-type="string">
            <text:p>cool</text:p>
          </table:table-cell>
          <table:table-cell office:value-type="string">
            <text:p>new related sense</text:p>
          </table:table-cell>
          <table:table-cell office:value-type="float" office:value="1964">
            <text:p>1964</text:p>
          </table:table-cell>
          <table:table-cell office:value-type="float" office:value="1971">
            <text:p>1971</text:p>
          </table:table-cell>
          <table:table-cell office:value-type="string">
            <text:p>a way of being</text:p>
          </table:table-cell>
          <table:table-cell table:number-columns-repeated="1019"/>
        </table:table-row>
        <table:table-row table:style-name="ro1">
          <table:table-cell office:value-type="string">
            <text:p>memory</text:p>
          </table:table-cell>
          <table:table-cell office:value-type="string">
            <text:p>new related sense</text:p>
          </table:table-cell>
          <table:table-cell office:value-type="float" office:value="1960">
            <text:p>1960</text:p>
          </table:table-cell>
          <table:table-cell office:value-type="float" office:value="1976">
            <text:p>1976</text:p>
          </table:table-cell>
          <table:table-cell office:value-type="string">
            <text:p>digital memory</text:p>
          </table:table-cell>
          <table:table-cell table:number-columns-repeated="1019"/>
        </table:table-row>
        <table:table-row table:style-name="ro1">
          <table:table-cell office:value-type="string">
            <text:p>mouse</text:p>
          </table:table-cell>
          <table:table-cell office:value-type="string">
            <text:p>new related sense</text:p>
          </table:table-cell>
          <table:table-cell office:value-type="float" office:value="1965">
            <text:p>1965</text:p>
          </table:table-cell>
          <table:table-cell office:value-type="float" office:value="1985">
            <text:p>1985</text:p>
          </table:table-cell>
          <table:table-cell office:value-type="string">
            <text:p>The computer mouse was introduced</text:p>
          </table:table-cell>
          <table:table-cell table:number-columns-repeated="1019"/>
        </table:table-row>
        <table:table-row table:style-name="ro1">
          <table:table-cell office:value-type="string">
            <text:p>train</text:p>
          </table:table-cell>
          <table:table-cell office:value-type="string">
            <text:p>new related sense</text:p>
          </table:table-cell>
          <table:table-cell/>
          <table:table-cell office:value-type="float" office:value="1875">
            <text:p>1875</text:p>
          </table:table-cell>
          <table:table-cell office:value-type="string">
            <text:p>A number of railway carriages, vans, or trucks coupled together, with or without a locomotive.</text:p>
          </table:table-cell>
          <table:table-cell table:number-columns-repeated="1019"/>
        </table:table-row>
        <table:table-row table:style-name="ro1">
          <table:table-cell office:value-type="string">
            <text:p>flight</text:p>
          </table:table-cell>
          <table:table-cell office:value-type="string">
            <text:p>new related sense</text:p>
          </table:table-cell>
          <table:table-cell office:value-type="float" office:value="1918">
            <text:p>1918</text:p>
          </table:table-cell>
          <table:table-cell office:value-type="float" office:value="1962">
            <text:p>1962</text:p>
          </table:table-cell>
          <table:table-cell office:value-type="string">
            <text:p>after WWI Commercial aviation grows rapidly</text:p>
          </table:table-cell>
          <table:table-cell table:number-columns-repeated="1019"/>
        </table:table-row>
        <table:table-row table:style-name="ro1">
          <table:table-cell office:value-type="string">
            <text:p>record</text:p>
          </table:table-cell>
          <table:table-cell office:value-type="string">
            <text:p>new related sense</text:p>
          </table:table-cell>
          <table:table-cell office:value-type="float" office:value="1920">
            <text:p>1920</text:p>
          </table:table-cell>
          <table:table-cell office:value-type="float" office:value="1928">
            <text:p>1928</text:p>
          </table:table-cell>
          <table:table-cell office:value-type="string">
            <text:p>electrical recording: Several record companies and independent inventors, notably Orlando Marsh, were experimenting with equipment and techniques for electrical recording in the early 1920s. Marsh's electrically recorded Autograph Records were already being sold to the public in 1924; http://en.wikipedia.org/wiki/Sound_recording_and_reproduction</text:p>
          </table:table-cell>
          <table:table-cell table:number-columns-repeated="1019"/>
        </table:table-row>
        <table:table-row table:style-name="ro1">
          <table:table-cell office:value-type="string">
            <text:p>tape</text:p>
          </table:table-cell>
          <table:table-cell office:value-type="string">
            <text:p>new related sense</text:p>
          </table:table-cell>
          <table:table-cell office:value-type="float" office:value="1960">
            <text:p>1960</text:p>
          </table:table-cell>
          <table:table-cell office:value-type="float" office:value="1970">
            <text:p>1970</text:p>
          </table:table-cell>
          <table:table-cell office:value-type="string">
            <text:p>common household use of the magnetic tape</text:p>
          </table:table-cell>
          <table:table-cell table:number-columns-repeated="1019"/>
        </table:table-row>
        <table:table-row table:style-name="ro1">
          <table:table-cell table:number-columns-repeated="1024"/>
        </table:table-row>
        <table:table-row table:style-name="ro1">
          <table:table-cell office:value-type="string">
            <text:p>aeroplane</text:p>
          </table:table-cell>
          <table:table-cell office:value-type="string">
            <text:p>new sense</text:p>
          </table:table-cell>
          <table:table-cell office:value-type="float" office:value="1905">
            <text:p>1905</text:p>
          </table:table-cell>
          <table:table-cell office:value-type="float" office:value="1908">
            <text:p>1908</text:p>
          </table:table-cell>
          <table:table-cell office:value-type="string">
            <text:p>introduction of airoplane</text:p>
          </table:table-cell>
          <table:table-cell table:number-columns-repeated="1019"/>
        </table:table-row>
        <table:table-row table:style-name="ro1">
          <table:table-cell office:value-type="string">
            <text:p>automobile</text:p>
          </table:table-cell>
          <table:table-cell office:value-type="string">
            <text:p>new sense</text:p>
          </table:table-cell>
          <table:table-cell/>
          <table:table-cell office:value-type="float" office:value="1910">
            <text:p>1910</text:p>
          </table:table-cell>
          <table:table-cell office:value-type="string">
            <text:p>introduction of the modern automobile</text:p>
          </table:table-cell>
          <table:table-cell table:number-columns-repeated="1019"/>
        </table:table-row>
        <table:table-row table:style-name="ro1">
          <table:table-cell office:value-type="string">
            <text:p>cinema</text:p>
          </table:table-cell>
          <table:table-cell office:value-type="string">
            <text:p>new sense</text:p>
          </table:table-cell>
          <table:table-cell office:value-type="float" office:value="1900">
            <text:p>1900</text:p>
          </table:table-cell>
          <table:table-cell office:value-type="float" office:value="1917">
            <text:p>1917</text:p>
          </table:table-cell>
          <table:table-cell table:number-columns-repeated="1020"/>
        </table:table-row>
        <table:table-row table:style-name="ro1">
          <table:table-cell office:value-type="string">
            <text:p>computer</text:p>
          </table:table-cell>
          <table:table-cell office:value-type="string">
            <text:p>new sense</text:p>
          </table:table-cell>
          <table:table-cell office:value-type="float" office:value="1940">
            <text:p>1940</text:p>
          </table:table-cell>
          <table:table-cell office:value-type="float" office:value="1959">
            <text:p>1959</text:p>
          </table:table-cell>
          <table:table-cell office:value-type="string">
            <text:p>The first computer devices were conceived of in the 19th century, and only emerged in their modern form in the 1940s.</text:p>
          </table:table-cell>
          <table:table-cell table:number-columns-repeated="1019"/>
        </table:table-row>
        <table:table-row table:style-name="ro1">
          <table:table-cell office:value-type="string">
            <text:p>internet</text:p>
          </table:table-cell>
          <table:table-cell office:value-type="string">
            <text:p>new sense</text:p>
          </table:table-cell>
          <table:table-cell office:value-type="float" office:value="1974">
            <text:p>1974</text:p>
          </table:table-cell>
          <table:table-cell office:value-type="float" office:value="1994">
            <text:p>1994</text:p>
          </table:table-cell>
          <table:table-cell office:value-type="string">
            <text:p>...In December 1974, RFC 675 – Specification of Internet Transmission Control Program, by Vinton Cerf, Yogen Dalal, and Carl Sunshine, used the term internet as a shorthand for internetworking http://en.wikipedia.org/wiki/Internet#History</text:p>
          </table:table-cell>
          <table:table-cell table:number-columns-repeated="1019"/>
        </table:table-row>
        <table:table-row table:style-name="ro1">
          <table:table-cell office:value-type="string">
            <text:p>rock</text:p>
          </table:table-cell>
          <table:table-cell office:value-type="string">
            <text:p>new sense</text:p>
          </table:table-cell>
          <table:table-cell office:value-type="float" office:value="1955">
            <text:p>1955</text:p>
          </table:table-cell>
          <table:table-cell office:value-type="float" office:value="1979">
            <text:p>1979</text:p>
          </table:table-cell>
          <table:table-cell office:value-type="string">
            <text:p>1950-1960 birth of rock music</text:p>
          </table:table-cell>
          <table:table-cell table:number-columns-repeated="1019"/>
        </table:table-row>
        <table:table-row table:style-name="ro1">
          <table:table-cell office:value-type="string">
            <text:p>tank</text:p>
          </table:table-cell>
          <table:table-cell office:value-type="string">
            <text:p>new sense</text:p>
          </table:table-cell>
          <table:table-cell/>
          <table:table-cell office:value-type="float" office:value="1917">
            <text:p>1917</text:p>
          </table:table-cell>
          <table:table-cell office:value-type="string">
            <text:p>first tank in battle</text:p>
          </table:table-cell>
          <table:table-cell table:number-columns-repeated="1019"/>
        </table:table-row>
        <table:table-row table:style-name="ro1">
          <table:table-cell office:value-type="string">
            <text:p>telephone</text:p>
          </table:table-cell>
          <table:table-cell office:value-type="string">
            <text:p>new sense</text:p>
          </table:table-cell>
          <table:table-cell/>
          <table:table-cell office:value-type="float" office:value="1878">
            <text:p>1878</text:p>
          </table:table-cell>
          <table:table-cell office:value-type="string">
            <text:p>Alexander Graham Bell makes the world's first long distance telephone call, about 6 miles between Brantford and Paris, Ontario, Canada.</text:p>
          </table:table-cell>
          <table:table-cell table:number-columns-repeated="1019"/>
        </table:table-row>
        <table:table-row table:style-name="ro1">
          <table:table-cell office:value-type="string">
            <text:p>racism</text:p>
          </table:table-cell>
          <table:table-cell office:value-type="string">
            <text:p>new <text:s/>sense</text:p>
          </table:table-cell>
          <table:table-cell/>
          <table:table-cell office:value-type="float" office:value="1975">
            <text:p>1975</text:p>
          </table:table-cell>
          <table:table-cell table:number-columns-repeated="1020"/>
        </table:table-row>
        <table:table-row table:style-name="ro1">
          <table:table-cell office:value-type="string">
            <text:p>gay</text:p>
          </table:table-cell>
          <table:table-cell office:value-type="string">
            <text:p>new sense</text:p>
          </table:table-cell>
          <table:table-cell office:value-type="float" office:value="1985">
            <text:p>1985</text:p>
          </table:table-cell>
          <table:table-cell office:value-type="float" office:value="1987">
            <text:p>1987</text:p>
          </table:table-cell>
          <table:table-cell office:value-type="string">
            <text:p><text:s/>Recommended for use instead of homosexual</text:p>
          </table:table-cell>
          <table:table-cell table:number-columns-repeated="1019"/>
        </table:table-row>
        <table:table-row table:style-name="ro1" table:number-rows-repeated="1048510">
          <table:table-cell table:number-columns-repeated="1024"/>
        </table:table-row>
        <table:table-row table:style-name="ro1">
          <table:table-cell table:number-columns-repeated="1024"/>
        </table:table-row>
      </table:table>
      <table:table table:name="knn-ppmi-TR" table:style-name="ta2">
        <table:table-column table:style-name="co12" table:default-cell-style-name="ce1"/>
        <table:table-column table:style-name="co13" table:default-cell-style-name="ce1"/>
        <table:table-column table:style-name="co12" table:number-columns-repeated="3" table:default-cell-style-name="ce1"/>
        <table:table-column table:style-name="co1" table:number-columns-repeated="1019" table:default-cell-style-name="ce1"/>
        <table:table-row table:style-name="ro1">
          <table:table-cell table:style-name="ce12" office:value-type="string">
            <text:p>aeroplane_1920</text:p>
          </table:table-cell>
          <table:table-cell table:style-name="ce12" office:value-type="string">
            <text:p>aeroplane_1930</text:p>
          </table:table-cell>
          <table:table-cell table:style-name="ce12" office:value-type="string">
            <text:p>aeroplane_1940</text:p>
          </table:table-cell>
          <table:table-cell table:style-name="ce12" office:value-type="string">
            <text:p>aeroplane_1950</text:p>
          </table:table-cell>
          <table:table-cell table:style-name="ce12" office:value-type="string">
            <text:p>aeroplane_1960</text:p>
          </table:table-cell>
          <table:table-cell table:style-name="ce12" office:value-type="string">
            <text:p>aeroplane_1970</text:p>
          </table:table-cell>
          <table:table-cell table:number-columns-repeated="1018"/>
        </table:table-row>
        <table:table-row table:style-name="ro1">
          <table:table-cell office:value-type="string">
            <text:p>airplane</text:p>
          </table:table-cell>
          <table:table-cell office:value-type="string">
            <text:p>shumann</text:p>
          </table:table-cell>
          <table:table-cell office:value-type="string">
            <text:p>nor</text:p>
          </table:table-cell>
          <table:table-cell office:value-type="string">
            <text:p>continued</text:p>
          </table:table-cell>
          <table:table-cell office:value-type="string">
            <text:p>occurred</text:p>
          </table:table-cell>
          <table:table-cell office:value-type="string">
            <text:p>stopped</text:p>
          </table:table-cell>
          <table:table-cell table:number-columns-repeated="1018"/>
        </table:table-row>
        <table:table-row table:style-name="ro1">
          <table:table-cell office:value-type="string">
            <text:p>curtiss</text:p>
          </table:table-cell>
          <table:table-cell office:value-type="string">
            <text:p>yair</text:p>
          </table:table-cell>
          <table:table-cell office:value-type="string">
            <text:p>neither</text:p>
          </table:table-cell>
          <table:table-cell office:value-type="string">
            <text:p>steady</text:p>
          </table:table-cell>
          <table:table-cell office:value-type="string">
            <text:p>it</text:p>
          </table:table-cell>
          <table:table-cell office:value-type="string">
            <text:p>thomasina</text:p>
          </table:table-cell>
          <table:table-cell table:number-columns-repeated="1018"/>
        </table:table-row>
        <table:table-row table:style-name="ro1">
          <table:table-cell office:value-type="string">
            <text:p>fokker</text:p>
          </table:table-cell>
          <table:table-cell office:value-type="string">
            <text:p>airplane</text:p>
          </table:table-cell>
          <table:table-cell office:value-type="string">
            <text:p>civil</text:p>
          </table:table-cell>
          <table:table-cell office:value-type="string">
            <text:p>already</text:p>
          </table:table-cell>
          <table:table-cell office:value-type="string">
            <text:p>long</text:p>
          </table:table-cell>
          <table:table-cell office:value-type="string">
            <text:p>ready</text:p>
          </table:table-cell>
          <table:table-cell table:number-columns-repeated="1018"/>
        </table:table-row>
        <table:table-row table:style-name="ro1">
          <table:table-cell office:value-type="string">
            <text:p>aeroplanes</text:p>
          </table:table-cell>
          <table:table-cell office:value-type="string">
            <text:p>goldie</text:p>
          </table:table-cell>
          <table:table-cell office:value-type="string">
            <text:p>great</text:p>
          </table:table-cell>
          <table:table-cell office:value-type="string">
            <text:p>hum</text:p>
          </table:table-cell>
          <table:table-cell office:value-type="string">
            <text:p>whizzed</text:p>
          </table:table-cell>
          <table:table-cell office:value-type="string">
            <text:p>he</text:p>
          </table:table-cell>
          <table:table-cell table:number-columns-repeated="1018"/>
        </table:table-row>
        <table:table-row table:style-name="ro1">
          <table:table-cell office:value-type="string">
            <text:p>aviation</text:p>
          </table:table-cell>
          <table:table-cell office:value-type="string">
            <text:p>curtiss</text:p>
          </table:table-cell>
          <table:table-cell office:value-type="string">
            <text:p>administration</text:p>
          </table:table-cell>
          <table:table-cell office:value-type="string">
            <text:p>airplane</text:p>
          </table:table-cell>
          <table:table-cell office:value-type="string">
            <text:p>stranger</text:p>
          </table:table-cell>
          <table:table-cell office:value-type="string">
            <text:p>told</text:p>
          </table:table-cell>
          <table:table-cell table:number-columns-repeated="1018"/>
        </table:table-row>
        <table:table-row table:style-name="ro1">
          <table:table-cell office:value-type="string">
            <text:p>corp</text:p>
          </table:table-cell>
          <table:table-cell office:value-type="string">
            <text:p>hangar</text:p>
          </table:table-cell>
          <table:table-cell office:value-type="string">
            <text:p>she</text:p>
          </table:table-cell>
          <table:table-cell office:value-type="string">
            <text:p>hornet</text:p>
          </table:table-cell>
          <table:table-cell office:value-type="string">
            <text:p>splinters</text:p>
          </table:table-cell>
          <table:table-cell office:value-type="string">
            <text:p>flagstaff</text:p>
          </table:table-cell>
          <table:table-cell table:number-columns-repeated="1018"/>
        </table:table-row>
        <table:table-row table:style-name="ro1">
          <table:table-cell office:value-type="string">
            <text:p>aircraft</text:p>
          </table:table-cell>
          <table:table-cell office:value-type="string">
            <text:p>jiggs</text:p>
          </table:table-cell>
          <table:table-cell office:value-type="string">
            <text:p>space</text:p>
          </table:table-cell>
          <table:table-cell office:value-type="string">
            <text:p>when</text:p>
          </table:table-cell>
          <table:table-cell office:value-type="string">
            <text:p>accident</text:p>
          </table:table-cell>
          <table:table-cell office:value-type="string">
            <text:p>telling</text:p>
          </table:table-cell>
          <table:table-cell table:number-columns-repeated="1018"/>
        </table:table-row>
        <table:table-row table:style-name="ro1">
          <table:table-cell table:number-columns-repeated="2" office:value-type="string">
            <text:p>motor</text:p>
          </table:table-cell>
          <table:table-cell office:value-type="string">
            <text:p>force</text:p>
          </table:table-cell>
          <table:table-cell office:value-type="string">
            <text:p>started</text:p>
          </table:table-cell>
          <table:table-cell office:value-type="string">
            <text:p>sojourn</text:p>
          </table:table-cell>
          <table:table-cell office:value-type="string">
            <text:p>schmaltz</text:p>
          </table:table-cell>
          <table:table-cell table:number-columns-repeated="1018"/>
        </table:table-row>
        <table:table-row table:style-name="ro1">
          <table:table-cell office:value-type="string">
            <text:p>flying</text:p>
          </table:table-cell>
          <table:table-cell office:value-type="string">
            <text:p>fokker</text:p>
          </table:table-cell>
          <table:table-cell office:value-type="string">
            <text:p>courts</text:p>
          </table:table-cell>
          <table:table-cell office:value-type="string">
            <text:p>purring</text:p>
          </table:table-cell>
          <table:table-cell office:value-type="string">
            <text:p>industries</text:p>
          </table:table-cell>
          <table:table-cell office:value-type="string">
            <text:p>huntley</text:p>
          </table:table-cell>
          <table:table-cell table:number-columns-repeated="1018"/>
        </table:table-row>
        <table:table-row table:style-name="ro1">
          <table:table-cell table:number-columns-repeated="1024"/>
        </table:table-row>
        <table:table-row table:style-name="ro1">
          <table:table-cell table:style-name="ce12" office:value-type="string">
            <text:p>automobile_1920</text:p>
          </table:table-cell>
          <table:table-cell table:style-name="ce12" office:value-type="string">
            <text:p>automobile_1930</text:p>
          </table:table-cell>
          <table:table-cell table:style-name="ce12" office:value-type="string">
            <text:p>automobile_1940</text:p>
          </table:table-cell>
          <table:table-cell table:style-name="ce12" office:value-type="string">
            <text:p>automobile_1950</text:p>
          </table:table-cell>
          <table:table-cell table:style-name="ce12" office:value-type="string">
            <text:p>automobile_1960</text:p>
          </table:table-cell>
          <table:table-cell table:style-name="ce12" office:value-type="string">
            <text:p>automobile_1970</text:p>
          </table:table-cell>
          <table:table-cell table:number-columns-repeated="1018"/>
        </table:table-row>
        <table:table-row table:style-name="ro1">
          <table:table-cell office:value-type="string">
            <text:p>automobile_1930</text:p>
          </table:table-cell>
          <table:table-cell table:number-columns-repeated="5" office:value-type="string">
            <text:p>auto</text:p>
          </table:table-cell>
          <table:table-cell table:number-columns-repeated="1018"/>
        </table:table-row>
        <table:table-row table:style-name="ro1">
          <table:table-cell office:value-type="string">
            <text:p>automobile_1940</text:p>
          </table:table-cell>
          <table:table-cell office:value-type="string">
            <text:p>automobile_1920</text:p>
          </table:table-cell>
          <table:table-cell table:number-columns-repeated="2" office:value-type="string">
            <text:p>automobile_1930</text:p>
          </table:table-cell>
          <table:table-cell office:value-type="string">
            <text:p>automobile_1940</text:p>
          </table:table-cell>
          <table:table-cell office:value-type="string">
            <text:p>automobile_1930</text:p>
          </table:table-cell>
          <table:table-cell table:number-columns-repeated="1018"/>
        </table:table-row>
        <table:table-row table:style-name="ro1">
          <table:table-cell office:value-type="string">
            <text:p>automobile_1950</text:p>
          </table:table-cell>
          <table:table-cell office:value-type="string">
            <text:p>automobile_1940</text:p>
          </table:table-cell>
          <table:table-cell office:value-type="string">
            <text:p>automobile_1920</text:p>
          </table:table-cell>
          <table:table-cell office:value-type="string">
            <text:p>automobile_1940</text:p>
          </table:table-cell>
          <table:table-cell office:value-type="string">
            <text:p>automobile_1930</text:p>
          </table:table-cell>
          <table:table-cell office:value-type="string">
            <text:p>automobile_1960</text:p>
          </table:table-cell>
          <table:table-cell table:number-columns-repeated="1018"/>
        </table:table-row>
        <table:table-row table:style-name="ro1">
          <table:table-cell office:value-type="string">
            <text:p>auto</text:p>
          </table:table-cell>
          <table:table-cell table:number-columns-repeated="2" office:value-type="string">
            <text:p>automobile_1950</text:p>
          </table:table-cell>
          <table:table-cell office:value-type="string">
            <text:p>automobile_1920</text:p>
          </table:table-cell>
          <table:table-cell office:value-type="string">
            <text:p>automobile_1970</text:p>
          </table:table-cell>
          <table:table-cell office:value-type="string">
            <text:p>automobile_1940</text:p>
          </table:table-cell>
          <table:table-cell table:number-columns-repeated="1018"/>
        </table:table-row>
        <table:table-row table:style-name="ro1">
          <table:table-cell office:value-type="string">
            <text:p>car_1930</text:p>
          </table:table-cell>
          <table:table-cell office:value-type="string">
            <text:p>automobile_1970</text:p>
          </table:table-cell>
          <table:table-cell table:number-columns-repeated="2" office:value-type="string">
            <text:p>automobile_1960</text:p>
          </table:table-cell>
          <table:table-cell table:number-columns-repeated="2" office:value-type="string">
            <text:p>automobile_1950</text:p>
          </table:table-cell>
          <table:table-cell table:number-columns-repeated="1018"/>
        </table:table-row>
        <table:table-row table:style-name="ro1">
          <table:table-cell table:number-columns-repeated="2" office:value-type="string">
            <text:p>automobiles</text:p>
          </table:table-cell>
          <table:table-cell office:value-type="string">
            <text:p>cars</text:p>
          </table:table-cell>
          <table:table-cell office:value-type="string">
            <text:p>automobile_1970</text:p>
          </table:table-cell>
          <table:table-cell table:number-columns-repeated="2" office:value-type="string">
            <text:p>automobile_1920</text:p>
          </table:table-cell>
          <table:table-cell table:number-columns-repeated="1018"/>
        </table:table-row>
        <table:table-row table:style-name="ro1">
          <table:table-cell table:number-columns-repeated="2" office:value-type="string">
            <text:p>automobile_1960</text:p>
          </table:table-cell>
          <table:table-cell office:value-type="string">
            <text:p>automobiles</text:p>
          </table:table-cell>
          <table:table-cell table:number-columns-repeated="2" office:value-type="string">
            <text:p>cars</text:p>
          </table:table-cell>
          <table:table-cell office:value-type="string">
            <text:p>motor</text:p>
          </table:table-cell>
          <table:table-cell table:number-columns-repeated="1018"/>
        </table:table-row>
        <table:table-row table:style-name="ro1">
          <table:table-cell office:value-type="string">
            <text:p>automobile_1970</text:p>
          </table:table-cell>
          <table:table-cell office:value-type="string">
            <text:p>car_1930</text:p>
          </table:table-cell>
          <table:table-cell office:value-type="string">
            <text:p>automobile_1970</text:p>
          </table:table-cell>
          <table:table-cell table:number-columns-repeated="2" office:value-type="string">
            <text:p>automobiles</text:p>
          </table:table-cell>
          <table:table-cell office:value-type="string">
            <text:p>car_1970</text:p>
          </table:table-cell>
          <table:table-cell table:number-columns-repeated="1018"/>
        </table:table-row>
        <table:table-row table:style-name="ro1">
          <table:table-cell office:value-type="string">
            <text:p>truck</text:p>
          </table:table-cell>
          <table:table-cell office:value-type="string">
            <text:p>cars</text:p>
          </table:table-cell>
          <table:table-cell office:value-type="string">
            <text:p>automotive</text:p>
          </table:table-cell>
          <table:table-cell office:value-type="string">
            <text:p>car_1950</text:p>
          </table:table-cell>
          <table:table-cell office:value-type="string">
            <text:p>motor</text:p>
          </table:table-cell>
          <table:table-cell office:value-type="string">
            <text:p>automotive</text:p>
          </table:table-cell>
          <table:table-cell table:number-columns-repeated="1018"/>
        </table:table-row>
        <table:table-row table:style-name="ro1">
          <table:table-cell table:number-columns-repeated="1024"/>
        </table:table-row>
        <table:table-row table:style-name="ro1">
          <table:table-cell table:style-name="ce12" office:value-type="string">
            <text:p>bank_1920</text:p>
          </table:table-cell>
          <table:table-cell table:style-name="ce12" office:value-type="string">
            <text:p>bank_1930</text:p>
          </table:table-cell>
          <table:table-cell table:style-name="ce12" office:value-type="string">
            <text:p>bank_1940</text:p>
          </table:table-cell>
          <table:table-cell table:style-name="ce12" office:value-type="string">
            <text:p>bank_1950</text:p>
          </table:table-cell>
          <table:table-cell table:style-name="ce12" office:value-type="string">
            <text:p>bank_1960</text:p>
          </table:table-cell>
          <table:table-cell table:style-name="ce12" office:value-type="string">
            <text:p>bank_1970</text:p>
          </table:table-cell>
          <table:table-cell table:number-columns-repeated="1018"/>
        </table:table-row>
        <table:table-row table:style-name="ro1">
          <table:table-cell office:value-type="string">
            <text:p>bank_1930</text:p>
          </table:table-cell>
          <table:table-cell office:value-type="string">
            <text:p>bank_1920</text:p>
          </table:table-cell>
          <table:table-cell office:value-type="string">
            <text:p>bank_1930</text:p>
          </table:table-cell>
          <table:table-cell office:value-type="string">
            <text:p>bank_1940</text:p>
          </table:table-cell>
          <table:table-cell office:value-type="string">
            <text:p>bank_1930</text:p>
          </table:table-cell>
          <table:table-cell office:value-type="string">
            <text:p>bank_1960</text:p>
          </table:table-cell>
          <table:table-cell table:number-columns-repeated="1018"/>
        </table:table-row>
        <table:table-row table:style-name="ro1">
          <table:table-cell table:number-columns-repeated="2" office:value-type="string">
            <text:p>banks</text:p>
          </table:table-cell>
          <table:table-cell office:value-type="string">
            <text:p>bank_1950</text:p>
          </table:table-cell>
          <table:table-cell office:value-type="string">
            <text:p>bank_1960</text:p>
          </table:table-cell>
          <table:table-cell office:value-type="string">
            <text:p>bank_1970</text:p>
          </table:table-cell>
          <table:table-cell office:value-type="string">
            <text:p>bank_1930</text:p>
          </table:table-cell>
          <table:table-cell table:number-columns-repeated="1018"/>
        </table:table-row>
        <table:table-row table:style-name="ro1">
          <table:table-cell table:number-columns-repeated="2" office:value-type="string">
            <text:p>bank_1940</text:p>
          </table:table-cell>
          <table:table-cell office:value-type="string">
            <text:p>bank_1920</text:p>
          </table:table-cell>
          <table:table-cell office:value-type="string">
            <text:p>bank_1930</text:p>
          </table:table-cell>
          <table:table-cell table:number-columns-repeated="2" office:value-type="string">
            <text:p>bank_1950</text:p>
          </table:table-cell>
          <table:table-cell table:number-columns-repeated="1018"/>
        </table:table-row>
        <table:table-row table:style-name="ro1">
          <table:table-cell office:value-type="string">
            <text:p>bank_1950</text:p>
          </table:table-cell>
          <table:table-cell table:number-columns-repeated="2" office:value-type="string">
            <text:p>bank_1960</text:p>
          </table:table-cell>
          <table:table-cell office:value-type="string">
            <text:p>bank_1970</text:p>
          </table:table-cell>
          <table:table-cell table:number-columns-repeated="2" office:value-type="string">
            <text:p>bank_1940</text:p>
          </table:table-cell>
          <table:table-cell table:number-columns-repeated="1018"/>
        </table:table-row>
        <table:table-row table:style-name="ro1">
          <table:table-cell office:value-type="string">
            <text:p>bank_1960</text:p>
          </table:table-cell>
          <table:table-cell office:value-type="string">
            <text:p>bank_1950</text:p>
          </table:table-cell>
          <table:table-cell office:value-type="string">
            <text:p>banks</text:p>
          </table:table-cell>
          <table:table-cell table:number-columns-repeated="3" office:value-type="string">
            <text:p>bank_1920</text:p>
          </table:table-cell>
          <table:table-cell table:number-columns-repeated="1018"/>
        </table:table-row>
        <table:table-row table:style-name="ro1">
          <table:table-cell table:number-columns-repeated="3" office:value-type="string">
            <text:p>bank_1970</text:p>
          </table:table-cell>
          <table:table-cell table:number-columns-repeated="3" office:value-type="string">
            <text:p>banks</text:p>
          </table:table-cell>
          <table:table-cell table:number-columns-repeated="1018"/>
        </table:table-row>
        <table:table-row table:style-name="ro1">
          <table:table-cell table:number-columns-repeated="2" office:value-type="string">
            <text:p>reserve</text:p>
          </table:table-cell>
          <table:table-cell office:value-type="string">
            <text:p>savings</text:p>
          </table:table-cell>
          <table:table-cell office:value-type="string">
            <text:p>loan</text:p>
          </table:table-cell>
          <table:table-cell office:value-type="string">
            <text:p>loans</text:p>
          </table:table-cell>
          <table:table-cell office:value-type="string">
            <text:p>savings</text:p>
          </table:table-cell>
          <table:table-cell table:number-columns-repeated="1018"/>
        </table:table-row>
        <table:table-row table:style-name="ro1">
          <table:table-cell office:value-type="string">
            <text:p>trust</text:p>
          </table:table-cell>
          <table:table-cell table:number-columns-repeated="3" office:value-type="string">
            <text:p>loans</text:p>
          </table:table-cell>
          <table:table-cell office:value-type="string">
            <text:p>savings</text:p>
          </table:table-cell>
          <table:table-cell office:value-type="string">
            <text:p>israeli</text:p>
          </table:table-cell>
          <table:table-cell table:number-columns-repeated="1018"/>
        </table:table-row>
        <table:table-row table:style-name="ro1">
          <table:table-cell table:number-columns-repeated="2" office:value-type="string">
            <text:p>savings</text:p>
          </table:table-cell>
          <table:table-cell office:value-type="string">
            <text:p>loan</text:p>
          </table:table-cell>
          <table:table-cell office:value-type="string">
            <text:p>savings</text:p>
          </table:table-cell>
          <table:table-cell office:value-type="string">
            <text:p>loan</text:p>
          </table:table-cell>
          <table:table-cell office:value-type="string">
            <text:p>jordan</text:p>
          </table:table-cell>
          <table:table-cell table:number-columns-repeated="1018"/>
        </table:table-row>
        <table:table-row table:style-name="ro1">
          <table:table-cell table:number-columns-repeated="1024"/>
        </table:table-row>
        <table:table-row table:style-name="ro1">
          <table:table-cell table:style-name="ce12" office:value-type="string">
            <text:p>camera_1920</text:p>
          </table:table-cell>
          <table:table-cell table:style-name="ce12" office:value-type="string">
            <text:p>camera_1930</text:p>
          </table:table-cell>
          <table:table-cell table:style-name="ce12" office:value-type="string">
            <text:p>camera_1940</text:p>
          </table:table-cell>
          <table:table-cell table:style-name="ce12" office:value-type="string">
            <text:p>camera_1950</text:p>
          </table:table-cell>
          <table:table-cell table:style-name="ce12" office:value-type="string">
            <text:p>camera_1960</text:p>
          </table:table-cell>
          <table:table-cell table:style-name="ce12" office:value-type="string">
            <text:p>camera_1970</text:p>
          </table:table-cell>
          <table:table-cell table:number-columns-repeated="1018"/>
        </table:table-row>
        <table:table-row table:style-name="ro1">
          <table:table-cell office:value-type="string">
            <text:p>bt</text:p>
          </table:table-cell>
          <table:table-cell office:value-type="string">
            <text:p>camera_1940</text:p>
          </table:table-cell>
          <table:table-cell office:value-type="string">
            <text:p>camera_1930</text:p>
          </table:table-cell>
          <table:table-cell office:value-type="string">
            <text:p>pans</text:p>
          </table:table-cell>
          <table:table-cell office:value-type="string">
            <text:p>camera_1970</text:p>
          </table:table-cell>
          <table:table-cell office:value-type="string">
            <text:p>camera_1960</text:p>
          </table:table-cell>
          <table:table-cell table:number-columns-repeated="1018"/>
        </table:table-row>
        <table:table-row table:style-name="ro1">
          <table:table-cell office:value-type="string">
            <text:p>sht</text:p>
          </table:table-cell>
          <table:table-cell office:value-type="string">
            <text:p>pans</text:p>
          </table:table-cell>
          <table:table-cell office:value-type="string">
            <text:p>camera_1950</text:p>
          </table:table-cell>
          <table:table-cell office:value-type="string">
            <text:p>mcs</text:p>
          </table:table-cell>
          <table:table-cell table:number-columns-repeated="2" office:value-type="string">
            <text:p>camera_1940</text:p>
          </table:table-cell>
          <table:table-cell table:number-columns-repeated="1018"/>
        </table:table-row>
        <table:table-row table:style-name="ro1">
          <table:table-cell office:value-type="string">
            <text:p>cu</text:p>
          </table:table-cell>
          <table:table-cell office:value-type="string">
            <text:p>blackie</text:p>
          </table:table-cell>
          <table:table-cell office:value-type="string">
            <text:p>pans</text:p>
          </table:table-cell>
          <table:table-cell office:value-type="string">
            <text:p>reacts</text:p>
          </table:table-cell>
          <table:table-cell table:number-columns-repeated="2" office:value-type="string">
            <text:p>camera_1930</text:p>
          </table:table-cell>
          <table:table-cell table:number-columns-repeated="1018"/>
        </table:table-row>
        <table:table-row table:style-name="ro1">
          <table:table-cell office:value-type="string">
            <text:p>camera_1940</text:p>
          </table:table-cell>
          <table:table-cell office:value-type="string">
            <text:p>bg</text:p>
          </table:table-cell>
          <table:table-cell office:value-type="string">
            <text:p>fg</text:p>
          </table:table-cell>
          <table:table-cell office:value-type="string">
            <text:p>shooting</text:p>
          </table:table-cell>
          <table:table-cell office:value-type="string">
            <text:p>camera_1950</text:p>
          </table:table-cell>
          <table:table-cell office:value-type="string">
            <text:p>kimberly</text:p>
          </table:table-cell>
          <table:table-cell table:number-columns-repeated="1018"/>
        </table:table-row>
        <table:table-row table:style-name="ro1">
          <table:table-cell office:value-type="string">
            <text:p>coughdrops</text:p>
          </table:table-cell>
          <table:table-cell office:value-type="string">
            <text:p>fg</text:p>
          </table:table-cell>
          <table:table-cell office:value-type="string">
            <text:p>bg</text:p>
          </table:table-cell>
          <table:table-cell office:value-type="string">
            <text:p>mls</text:p>
          </table:table-cell>
          <table:table-cell office:value-type="string">
            <text:p>cameras</text:p>
          </table:table-cell>
          <table:table-cell office:value-type="string">
            <text:p>camera_1950</text:p>
          </table:table-cell>
          <table:table-cell table:number-columns-repeated="1018"/>
        </table:table-row>
        <table:table-row table:style-name="ro1">
          <table:table-cell office:value-type="string">
            <text:p>kelly</text:p>
          </table:table-cell>
          <table:table-cell office:value-type="string">
            <text:p>laspary</text:p>
          </table:table-cell>
          <table:table-cell office:value-type="string">
            <text:p>vadassy</text:p>
          </table:table-cell>
          <table:table-cell office:value-type="string">
            <text:p>cs</text:p>
          </table:table-cell>
          <table:table-cell office:value-type="string">
            <text:p>camera_1920</text:p>
          </table:table-cell>
          <table:table-cell office:value-type="string">
            <text:p>cameras</text:p>
          </table:table-cell>
          <table:table-cell table:number-columns-repeated="1018"/>
        </table:table-row>
        <table:table-row table:style-name="ro1">
          <table:table-cell office:value-type="string">
            <text:p>med</text:p>
          </table:table-cell>
          <table:table-cell office:value-type="string">
            <text:p>camera_1950</text:p>
          </table:table-cell>
          <table:table-cell office:value-type="string">
            <text:p>reacts</text:p>
          </table:table-cell>
          <table:table-cell office:value-type="string">
            <text:p>ms</text:p>
          </table:table-cell>
          <table:table-cell office:value-type="string">
            <text:p>closeup</text:p>
          </table:table-cell>
          <table:table-cell office:value-type="string">
            <text:p>lens</text:p>
          </table:table-cell>
          <table:table-cell table:number-columns-repeated="1018"/>
        </table:table-row>
        <table:table-row table:style-name="ro1">
          <table:table-cell office:value-type="string">
            <text:p>camera_1930</text:p>
          </table:table-cell>
          <table:table-cell office:value-type="string">
            <text:p>mcu</text:p>
          </table:table-cell>
          <table:table-cell office:value-type="string">
            <text:p>dinah</text:p>
          </table:table-cell>
          <table:table-cell office:value-type="string">
            <text:p>left</text:p>
          </table:table-cell>
          <table:table-cell office:value-type="string">
            <text:p>bergdorf</text:p>
          </table:table-cell>
          <table:table-cell office:value-type="string">
            <text:p>camera_1920</text:p>
          </table:table-cell>
          <table:table-cell table:number-columns-repeated="1018"/>
        </table:table-row>
        <table:table-row table:style-name="ro1">
          <table:table-cell office:value-type="string">
            <text:p>kali</text:p>
          </table:table-cell>
          <table:table-cell office:value-type="string">
            <text:p>forelo</text:p>
          </table:table-cell>
          <table:table-cell office:value-type="string">
            <text:p>exits</text:p>
          </table:table-cell>
          <table:table-cell office:value-type="string">
            <text:p>speaks</text:p>
          </table:table-cell>
          <table:table-cell office:value-type="string">
            <text:p>angle</text:p>
          </table:table-cell>
          <table:table-cell office:value-type="string">
            <text:p>shockley</text:p>
          </table:table-cell>
          <table:table-cell table:number-columns-repeated="1018"/>
        </table:table-row>
        <table:table-row table:style-name="ro1">
          <table:table-cell table:number-columns-repeated="1024"/>
        </table:table-row>
        <table:table-row table:style-name="ro1">
          <table:table-cell table:style-name="ce12" office:value-type="string">
            <text:p>car_1920</text:p>
          </table:table-cell>
          <table:table-cell table:style-name="ce12" office:value-type="string">
            <text:p>car_1930</text:p>
          </table:table-cell>
          <table:table-cell table:style-name="ce12" office:value-type="string">
            <text:p>car_1940</text:p>
          </table:table-cell>
          <table:table-cell table:style-name="ce12" office:value-type="string">
            <text:p>car_1950</text:p>
          </table:table-cell>
          <table:table-cell table:style-name="ce12" office:value-type="string">
            <text:p>car_1960</text:p>
          </table:table-cell>
          <table:table-cell table:style-name="ce12" office:value-type="string">
            <text:p>car_1970</text:p>
          </table:table-cell>
          <table:table-cell table:number-columns-repeated="1018"/>
        </table:table-row>
        <table:table-row table:style-name="ro1">
          <table:table-cell office:value-type="string">
            <text:p>car_1930</text:p>
          </table:table-cell>
          <table:table-cell office:value-type="string">
            <text:p>car_1920</text:p>
          </table:table-cell>
          <table:table-cell table:number-columns-repeated="2" office:value-type="string">
            <text:p>car_1960</text:p>
          </table:table-cell>
          <table:table-cell office:value-type="string">
            <text:p>car_1970</text:p>
          </table:table-cell>
          <table:table-cell office:value-type="string">
            <text:p>car_1960</text:p>
          </table:table-cell>
          <table:table-cell table:number-columns-repeated="1018"/>
        </table:table-row>
        <table:table-row table:style-name="ro1">
          <table:table-cell office:value-type="string">
            <text:p>car_1940</text:p>
          </table:table-cell>
          <table:table-cell table:number-columns-repeated="2" office:value-type="string">
            <text:p>car_1950</text:p>
          </table:table-cell>
          <table:table-cell office:value-type="string">
            <text:p>car_1970</text:p>
          </table:table-cell>
          <table:table-cell table:number-columns-repeated="2" office:value-type="string">
            <text:p>car_1950</text:p>
          </table:table-cell>
          <table:table-cell table:number-columns-repeated="1018"/>
        </table:table-row>
        <table:table-row table:style-name="ro1">
          <table:table-cell office:value-type="string">
            <text:p>cars</text:p>
          </table:table-cell>
          <table:table-cell office:value-type="string">
            <text:p>car_1940</text:p>
          </table:table-cell>
          <table:table-cell table:number-columns-repeated="2" office:value-type="string">
            <text:p>car_1930</text:p>
          </table:table-cell>
          <table:table-cell table:number-columns-repeated="2" office:value-type="string">
            <text:p>car_1940</text:p>
          </table:table-cell>
          <table:table-cell table:number-columns-repeated="1018"/>
        </table:table-row>
        <table:table-row table:style-name="ro1">
          <table:table-cell office:value-type="string">
            <text:p>car_1950</text:p>
          </table:table-cell>
          <table:table-cell office:value-type="string">
            <text:p>car_1960</text:p>
          </table:table-cell>
          <table:table-cell office:value-type="string">
            <text:p>car_1970</text:p>
          </table:table-cell>
          <table:table-cell office:value-type="string">
            <text:p>car_1940</text:p>
          </table:table-cell>
          <table:table-cell office:value-type="string">
            <text:p>car_1930</text:p>
          </table:table-cell>
          <table:table-cell office:value-type="string">
            <text:p>cars</text:p>
          </table:table-cell>
          <table:table-cell table:number-columns-repeated="1018"/>
        </table:table-row>
        <table:table-row table:style-name="ro1">
          <table:table-cell office:value-type="string">
            <text:p>car_1960</text:p>
          </table:table-cell>
          <table:table-cell office:value-type="string">
            <text:p>cars</text:p>
          </table:table-cell>
          <table:table-cell office:value-type="string">
            <text:p>car_1920</text:p>
          </table:table-cell>
          <table:table-cell table:number-columns-repeated="2" office:value-type="string">
            <text:p>cars</text:p>
          </table:table-cell>
          <table:table-cell office:value-type="string">
            <text:p>car_1930</text:p>
          </table:table-cell>
          <table:table-cell table:number-columns-repeated="1018"/>
        </table:table-row>
        <table:table-row table:style-name="ro1">
          <table:table-cell office:value-type="string">
            <text:p>train_1920</text:p>
          </table:table-cell>
          <table:table-cell office:value-type="string">
            <text:p>car_1970</text:p>
          </table:table-cell>
          <table:table-cell office:value-type="string">
            <text:p>cars</text:p>
          </table:table-cell>
          <table:table-cell table:number-columns-repeated="2" office:value-type="string">
            <text:p>car_1920</text:p>
          </table:table-cell>
          <table:table-cell office:value-type="string">
            <text:p>truck</text:p>
          </table:table-cell>
          <table:table-cell table:number-columns-repeated="1018"/>
        </table:table-row>
        <table:table-row table:style-name="ro1">
          <table:table-cell office:value-type="string">
            <text:p>car_1970</text:p>
          </table:table-cell>
          <table:table-cell table:number-columns-repeated="4" office:value-type="string">
            <text:p>truck</text:p>
          </table:table-cell>
          <table:table-cell office:value-type="string">
            <text:p>parked</text:p>
          </table:table-cell>
          <table:table-cell table:number-columns-repeated="1018"/>
        </table:table-row>
        <table:table-row table:style-name="ro1">
          <table:table-cell office:value-type="string">
            <text:p>truck</text:p>
          </table:table-cell>
          <table:table-cell office:value-type="string">
            <text:p>cadillac</text:p>
          </table:table-cell>
          <table:table-cell office:value-type="string">
            <text:p>parked</text:p>
          </table:table-cell>
          <table:table-cell office:value-type="string">
            <text:p>camera_1950</text:p>
          </table:table-cell>
          <table:table-cell office:value-type="string">
            <text:p>parked</text:p>
          </table:table-cell>
          <table:table-cell office:value-type="string">
            <text:p>cadillac</text:p>
          </table:table-cell>
          <table:table-cell table:number-columns-repeated="1018"/>
        </table:table-row>
        <table:table-row table:style-name="ro1">
          <table:table-cell office:value-type="string">
            <text:p>train_1930</text:p>
          </table:table-cell>
          <table:table-cell office:value-type="string">
            <text:p>automobile_1920</text:p>
          </table:table-cell>
          <table:table-cell office:value-type="string">
            <text:p>taxi</text:p>
          </table:table-cell>
          <table:table-cell office:value-type="string">
            <text:p>valerian</text:p>
          </table:table-cell>
          <table:table-cell office:value-type="string">
            <text:p>cadillac</text:p>
          </table:table-cell>
          <table:table-cell office:value-type="string">
            <text:p>jeep</text:p>
          </table:table-cell>
          <table:table-cell table:number-columns-repeated="1018"/>
        </table:table-row>
        <table:table-row table:style-name="ro1">
          <table:table-cell table:number-columns-repeated="1024"/>
        </table:table-row>
        <table:table-row table:style-name="ro1">
          <table:table-cell table:style-name="ce12" office:value-type="string">
            <text:p>cinema_1920</text:p>
          </table:table-cell>
          <table:table-cell table:style-name="ce12" office:value-type="string">
            <text:p>cinema_1930</text:p>
          </table:table-cell>
          <table:table-cell table:style-name="ce12" office:value-type="string">
            <text:p>cinema_1940</text:p>
          </table:table-cell>
          <table:table-cell table:style-name="ce12" office:value-type="string">
            <text:p>cinema_1950</text:p>
          </table:table-cell>
          <table:table-cell table:style-name="ce12" office:value-type="string">
            <text:p>cinema_1960</text:p>
          </table:table-cell>
          <table:table-cell table:style-name="ce12" office:value-type="string">
            <text:p>cinema_1970</text:p>
          </table:table-cell>
          <table:table-cell table:number-columns-repeated="1018"/>
        </table:table-row>
        <table:table-row table:style-name="ro1">
          <table:table-cell table:number-columns-repeated="4" office:value-type="string">
            <text:p>movie</text:p>
          </table:table-cell>
          <table:table-cell table:number-columns-repeated="2" office:value-type="string">
            <text:p>theater</text:p>
          </table:table-cell>
          <table:table-cell table:number-columns-repeated="1018"/>
        </table:table-row>
        <table:table-row table:style-name="ro1">
          <table:table-cell office:value-type="string">
            <text:p>hollywood</text:p>
          </table:table-cell>
          <table:table-cell office:value-type="string">
            <text:p>motion-picture</text:p>
          </table:table-cell>
          <table:table-cell office:value-type="string">
            <text:p>hollywood</text:p>
          </table:table-cell>
          <table:table-cell office:value-type="string">
            <text:p>motion-picture</text:p>
          </table:table-cell>
          <table:table-cell office:value-type="string">
            <text:p>theatre</text:p>
          </table:table-cell>
          <table:table-cell office:value-type="string">
            <text:p>moving-picture</text:p>
          </table:table-cell>
          <table:table-cell table:number-columns-repeated="1018"/>
        </table:table-row>
        <table:table-row table:style-name="ro1">
          <table:table-cell office:value-type="string">
            <text:p>cinema_1930</text:p>
          </table:table-cell>
          <table:table-cell office:value-type="string">
            <text:p>cinema_1920</text:p>
          </table:table-cell>
          <table:table-cell office:value-type="string">
            <text:p>film</text:p>
          </table:table-cell>
          <table:table-cell office:value-type="string">
            <text:p>actor</text:p>
          </table:table-cell>
          <table:table-cell office:value-type="string">
            <text:p>movie</text:p>
          </table:table-cell>
          <table:table-cell office:value-type="string">
            <text:p>theaters</text:p>
          </table:table-cell>
          <table:table-cell table:number-columns-repeated="1018"/>
        </table:table-row>
        <table:table-row table:style-name="ro1">
          <table:table-cell office:value-type="string">
            <text:p>motion-picture</text:p>
          </table:table-cell>
          <table:table-cell office:value-type="string">
            <text:p>films</text:p>
          </table:table-cell>
          <table:table-cell office:value-type="string">
            <text:p>motion-picture</text:p>
          </table:table-cell>
          <table:table-cell office:value-type="string">
            <text:p>film</text:p>
          </table:table-cell>
          <table:table-cell office:value-type="string">
            <text:p>movies</text:p>
          </table:table-cell>
          <table:table-cell office:value-type="string">
            <text:p>loew</text:p>
          </table:table-cell>
          <table:table-cell table:number-columns-repeated="1018"/>
        </table:table-row>
        <table:table-row table:style-name="ro1">
          <table:table-cell office:value-type="string">
            <text:p>film</text:p>
          </table:table-cell>
          <table:table-cell office:value-type="string">
            <text:p>metro-goldwyn-mayer</text:p>
          </table:table-cell>
          <table:table-cell office:value-type="string">
            <text:p>cinema_1930</text:p>
          </table:table-cell>
          <table:table-cell office:value-type="string">
            <text:p>stereotypes</text:p>
          </table:table-cell>
          <table:table-cell office:value-type="string">
            <text:p>showings</text:p>
          </table:table-cell>
          <table:table-cell office:value-type="string">
            <text:p>movie</text:p>
          </table:table-cell>
          <table:table-cell table:number-columns-repeated="1018"/>
        </table:table-row>
        <table:table-row table:style-name="ro1">
          <table:table-cell office:value-type="string">
            <text:p>theatres</text:p>
          </table:table-cell>
          <table:table-cell office:value-type="string">
            <text:p>hollywood</text:p>
          </table:table-cell>
          <table:table-cell office:value-type="string">
            <text:p>olivier</text:p>
          </table:table-cell>
          <table:table-cell office:value-type="string">
            <text:p>movies</text:p>
          </table:table-cell>
          <table:table-cell office:value-type="string">
            <text:p>film</text:p>
          </table:table-cell>
          <table:table-cell office:value-type="string">
            <text:p>drama</text:p>
          </table:table-cell>
          <table:table-cell table:number-columns-repeated="1018"/>
        </table:table-row>
        <table:table-row table:style-name="ro1">
          <table:table-cell office:value-type="string">
            <text:p>paramount</text:p>
          </table:table-cell>
          <table:table-cell office:value-type="string">
            <text:p>theatres</text:p>
          </table:table-cell>
          <table:table-cell office:value-type="string">
            <text:p>actor</text:p>
          </table:table-cell>
          <table:table-cell office:value-type="string">
            <text:p>vaudeville</text:p>
          </table:table-cell>
          <table:table-cell office:value-type="string">
            <text:p>theatres</text:p>
          </table:table-cell>
          <table:table-cell office:value-type="string">
            <text:p>tel</text:p>
          </table:table-cell>
          <table:table-cell table:number-columns-repeated="1018"/>
        </table:table-row>
        <table:table-row table:style-name="ro1">
          <table:table-cell office:value-type="string">
            <text:p>studios</text:p>
          </table:table-cell>
          <table:table-cell office:value-type="string">
            <text:p>cinema_1940</text:p>
          </table:table-cell>
          <table:table-cell office:value-type="string">
            <text:p>rko</text:p>
          </table:table-cell>
          <table:table-cell office:value-type="string">
            <text:p>broadway</text:p>
          </table:table-cell>
          <table:table-cell office:value-type="string">
            <text:p>actors</text:p>
          </table:table-cell>
          <table:table-cell office:value-type="string">
            <text:p>theatre</text:p>
          </table:table-cell>
          <table:table-cell table:number-columns-repeated="1018"/>
        </table:table-row>
        <table:table-row table:style-name="ro1">
          <table:table-cell office:value-type="string">
            <text:p>vaudeville</text:p>
          </table:table-cell>
          <table:table-cell office:value-type="string">
            <text:p>film</text:p>
          </table:table-cell>
          <table:table-cell office:value-type="string">
            <text:p>garson</text:p>
          </table:table-cell>
          <table:table-cell office:value-type="string">
            <text:p>westerns</text:p>
          </table:table-cell>
          <table:table-cell office:value-type="string">
            <text:p>films</text:p>
          </table:table-cell>
          <table:table-cell office:value-type="string">
            <text:p>theatres</text:p>
          </table:table-cell>
          <table:table-cell table:number-columns-repeated="1018"/>
        </table:table-row>
        <table:table-row table:style-name="ro1">
          <table:table-cell table:number-columns-repeated="1024"/>
        </table:table-row>
        <table:table-row table:style-name="ro1">
          <table:table-cell table:style-name="ce12" office:value-type="string">
            <text:p>computer_1920</text:p>
          </table:table-cell>
          <table:table-cell table:style-name="ce12" office:value-type="string">
            <text:p>computer_1930</text:p>
          </table:table-cell>
          <table:table-cell table:style-name="ce12" office:value-type="string">
            <text:p>computer_1940</text:p>
          </table:table-cell>
          <table:table-cell table:style-name="ce12" office:value-type="string">
            <text:p>computer_1950</text:p>
          </table:table-cell>
          <table:table-cell table:style-name="ce12" office:value-type="string">
            <text:p>computer_1960</text:p>
          </table:table-cell>
          <table:table-cell table:style-name="ce12" office:value-type="string">
            <text:p>computer_1970</text:p>
          </table:table-cell>
          <table:table-cell table:number-columns-repeated="1018"/>
        </table:table-row>
        <table:table-row table:style-name="ro1">
          <table:table-cell office:value-type="string">
            <text:p>be</text:p>
          </table:table-cell>
          <table:table-cell office:value-type="string">
            <text:p>computer_1940</text:p>
          </table:table-cell>
          <table:table-cell office:value-type="string">
            <text:p>computer_1950</text:p>
          </table:table-cell>
          <table:table-cell office:value-type="string">
            <text:p>computer_1940</text:p>
          </table:table-cell>
          <table:table-cell table:number-columns-repeated="2" office:value-type="string">
            <text:p>computers</text:p>
          </table:table-cell>
          <table:table-cell table:number-columns-repeated="1018"/>
        </table:table-row>
        <table:table-row table:style-name="ro1">
          <table:table-cell office:value-type="string">
            <text:p>would</text:p>
          </table:table-cell>
          <table:table-cell office:value-type="string">
            <text:p>conductivity</text:p>
          </table:table-cell>
          <table:table-cell office:value-type="string">
            <text:p>computer_1930</text:p>
          </table:table-cell>
          <table:table-cell office:value-type="string">
            <text:p>computers</text:p>
          </table:table-cell>
          <table:table-cell office:value-type="string">
            <text:p>computer_1970</text:p>
          </table:table-cell>
          <table:table-cell office:value-type="string">
            <text:p>computer_1960</text:p>
          </table:table-cell>
          <table:table-cell table:number-columns-repeated="1018"/>
        </table:table-row>
        <table:table-row table:style-name="ro1">
          <table:table-cell office:value-type="string">
            <text:p>seen</text:p>
          </table:table-cell>
          <table:table-cell office:value-type="string">
            <text:p>however</text:p>
          </table:table-cell>
          <table:table-cell office:value-type="string">
            <text:p>superiority</text:p>
          </table:table-cell>
          <table:table-cell table:number-columns-repeated="3" office:value-type="string">
            <text:p>electronic</text:p>
          </table:table-cell>
          <table:table-cell table:number-columns-repeated="1018"/>
        </table:table-row>
        <table:table-row table:style-name="ro1">
          <table:table-cell office:value-type="string">
            <text:p>able</text:p>
          </table:table-cell>
          <table:table-cell office:value-type="string">
            <text:p>end-point</text:p>
          </table:table-cell>
          <table:table-cell office:value-type="string">
            <text:p>computer_1960</text:p>
          </table:table-cell>
          <table:table-cell office:value-type="string">
            <text:p>computer_1970</text:p>
          </table:table-cell>
          <table:table-cell office:value-type="string">
            <text:p>data</text:p>
          </table:table-cell>
          <table:table-cell office:value-type="string">
            <text:p>computerized</text:p>
          </table:table-cell>
          <table:table-cell table:number-columns-repeated="1018"/>
        </table:table-row>
        <table:table-row table:style-name="ro1">
          <table:table-cell office:value-type="string">
            <text:p>students</text:p>
          </table:table-cell>
          <table:table-cell office:value-type="string">
            <text:p>so</text:p>
          </table:table-cell>
          <table:table-cell office:value-type="string">
            <text:p>equipment</text:p>
          </table:table-cell>
          <table:table-cell office:value-type="string">
            <text:p>computer_1960</text:p>
          </table:table-cell>
          <table:table-cell office:value-type="string">
            <text:p>ibm</text:p>
          </table:table-cell>
          <table:table-cell office:value-type="string">
            <text:p>computer_1950</text:p>
          </table:table-cell>
          <table:table-cell table:number-columns-repeated="1018"/>
        </table:table-row>
        <table:table-row table:style-name="ro1">
          <table:table-cell office:value-type="string">
            <text:p>again</text:p>
          </table:table-cell>
          <table:table-cell office:value-type="string">
            <text:p>computer_1960</text:p>
          </table:table-cell>
          <table:table-cell office:value-type="string">
            <text:p>amplification</text:p>
          </table:table-cell>
          <table:table-cell office:value-type="string">
            <text:p>relays</text:p>
          </table:table-cell>
          <table:table-cell office:value-type="string">
            <text:p>radar</text:p>
          </table:table-cell>
          <table:table-cell office:value-type="string">
            <text:p>eeg</text:p>
          </table:table-cell>
          <table:table-cell table:number-columns-repeated="1018"/>
        </table:table-row>
        <table:table-row table:style-name="ro1">
          <table:table-cell office:value-type="string">
            <text:p>should</text:p>
          </table:table-cell>
          <table:table-cell office:value-type="string">
            <text:p>computers</text:p>
          </table:table-cell>
          <table:table-cell office:value-type="string">
            <text:p>discriminations</text:p>
          </table:table-cell>
          <table:table-cell office:value-type="string">
            <text:p>calculator</text:p>
          </table:table-cell>
          <table:table-cell office:value-type="string">
            <text:p>programmed</text:p>
          </table:table-cell>
          <table:table-cell office:value-type="string">
            <text:p>circuits</text:p>
          </table:table-cell>
          <table:table-cell table:number-columns-repeated="1018"/>
        </table:table-row>
        <table:table-row table:style-name="ro1">
          <table:table-cell office:value-type="string">
            <text:p>forget</text:p>
          </table:table-cell>
          <table:table-cell office:value-type="string">
            <text:p>possible</text:p>
          </table:table-cell>
          <table:table-cell office:value-type="string">
            <text:p>pioneered</text:p>
          </table:table-cell>
          <table:table-cell office:value-type="string">
            <text:p>recorders</text:p>
          </table:table-cell>
          <table:table-cell office:value-type="string">
            <text:p>processing</text:p>
          </table:table-cell>
          <table:table-cell office:value-type="string">
            <text:p>data</text:p>
          </table:table-cell>
          <table:table-cell table:number-columns-repeated="1018"/>
        </table:table-row>
        <table:table-row table:style-name="ro1">
          <table:table-cell office:value-type="string">
            <text:p>probably</text:p>
          </table:table-cell>
          <table:table-cell office:value-type="string">
            <text:p>normality</text:p>
          </table:table-cell>
          <table:table-cell office:value-type="string">
            <text:p>computers</text:p>
          </table:table-cell>
          <table:table-cell office:value-type="string">
            <text:p>circuits</text:p>
          </table:table-cell>
          <table:table-cell office:value-type="string">
            <text:p>electronically</text:p>
          </table:table-cell>
          <table:table-cell office:value-type="string">
            <text:p>monitoring</text:p>
          </table:table-cell>
          <table:table-cell table:number-columns-repeated="1018"/>
        </table:table-row>
        <table:table-row table:style-name="ro1">
          <table:table-cell table:number-columns-repeated="1024"/>
        </table:table-row>
        <table:table-row table:style-name="ro1">
          <table:table-cell table:style-name="ce12" office:value-type="string">
            <text:p>cool_1920</text:p>
          </table:table-cell>
          <table:table-cell table:style-name="ce12" office:value-type="string">
            <text:p>cool_1930</text:p>
          </table:table-cell>
          <table:table-cell table:style-name="ce12" office:value-type="string">
            <text:p>cool_1940</text:p>
          </table:table-cell>
          <table:table-cell table:style-name="ce12" office:value-type="string">
            <text:p>cool_1950</text:p>
          </table:table-cell>
          <table:table-cell table:style-name="ce12" office:value-type="string">
            <text:p>cool_1960</text:p>
          </table:table-cell>
          <table:table-cell table:style-name="ce12" office:value-type="string">
            <text:p>cool_1970</text:p>
          </table:table-cell>
          <table:table-cell table:number-columns-repeated="1018"/>
        </table:table-row>
        <table:table-row table:style-name="ro1">
          <table:table-cell office:value-type="string">
            <text:p>cool_1930</text:p>
          </table:table-cell>
          <table:table-cell office:value-type="string">
            <text:p>cool_1920</text:p>
          </table:table-cell>
          <table:table-cell office:value-type="string">
            <text:p>cool_1930</text:p>
          </table:table-cell>
          <table:table-cell table:number-columns-repeated="2" office:value-type="string">
            <text:p>cool_1920</text:p>
          </table:table-cell>
          <table:table-cell office:value-type="string">
            <text:p>cool_1950</text:p>
          </table:table-cell>
          <table:table-cell table:number-columns-repeated="1018"/>
        </table:table-row>
        <table:table-row table:style-name="ro1">
          <table:table-cell table:number-columns-repeated="2" office:value-type="string">
            <text:p>cool_1940</text:p>
          </table:table-cell>
          <table:table-cell office:value-type="string">
            <text:p>cool_1920</text:p>
          </table:table-cell>
          <table:table-cell office:value-type="string">
            <text:p>cool_1930</text:p>
          </table:table-cell>
          <table:table-cell office:value-type="string">
            <text:p>cool_1950</text:p>
          </table:table-cell>
          <table:table-cell office:value-type="string">
            <text:p>cool_1920</text:p>
          </table:table-cell>
          <table:table-cell table:number-columns-repeated="1018"/>
        </table:table-row>
        <table:table-row table:style-name="ro1">
          <table:table-cell table:number-columns-repeated="2" office:value-type="string">
            <text:p>cool_1950</text:p>
          </table:table-cell>
          <table:table-cell office:value-type="string">
            <text:p>warm</text:p>
          </table:table-cell>
          <table:table-cell office:value-type="string">
            <text:p>cool_1960</text:p>
          </table:table-cell>
          <table:table-cell office:value-type="string">
            <text:p>warm</text:p>
          </table:table-cell>
          <table:table-cell office:value-type="string">
            <text:p>cool_1930</text:p>
          </table:table-cell>
          <table:table-cell table:number-columns-repeated="1018"/>
        </table:table-row>
        <table:table-row table:style-name="ro1">
          <table:table-cell office:value-type="string">
            <text:p>cool_1960</text:p>
          </table:table-cell>
          <table:table-cell office:value-type="string">
            <text:p>warm</text:p>
          </table:table-cell>
          <table:table-cell office:value-type="string">
            <text:p>cool_1950</text:p>
          </table:table-cell>
          <table:table-cell office:value-type="string">
            <text:p>cool_1970</text:p>
          </table:table-cell>
          <table:table-cell office:value-type="string">
            <text:p>cool_1930</text:p>
          </table:table-cell>
          <table:table-cell office:value-type="string">
            <text:p>cool_1940</text:p>
          </table:table-cell>
          <table:table-cell table:number-columns-repeated="1018"/>
        </table:table-row>
        <table:table-row table:style-name="ro1">
          <table:table-cell office:value-type="string">
            <text:p>warm</text:p>
          </table:table-cell>
          <table:table-cell table:number-columns-repeated="2" office:value-type="string">
            <text:p>cool_1960</text:p>
          </table:table-cell>
          <table:table-cell table:number-columns-repeated="2" office:value-type="string">
            <text:p>cool_1940</text:p>
          </table:table-cell>
          <table:table-cell office:value-type="string">
            <text:p>calm</text:p>
          </table:table-cell>
          <table:table-cell table:number-columns-repeated="1018"/>
        </table:table-row>
        <table:table-row table:style-name="ro1">
          <table:table-cell office:value-type="string">
            <text:p>cool_1970</text:p>
          </table:table-cell>
          <table:table-cell office:value-type="string">
            <text:p>coolness</text:p>
          </table:table-cell>
          <table:table-cell office:value-type="string">
            <text:p>cool_1970</text:p>
          </table:table-cell>
          <table:table-cell office:value-type="string">
            <text:p>warm</text:p>
          </table:table-cell>
          <table:table-cell office:value-type="string">
            <text:p>cool_1970</text:p>
          </table:table-cell>
          <table:table-cell office:value-type="string">
            <text:p>cool_1960</text:p>
          </table:table-cell>
          <table:table-cell table:number-columns-repeated="1018"/>
        </table:table-row>
        <table:table-row table:style-name="ro1">
          <table:table-cell office:value-type="string">
            <text:p>coolness</text:p>
          </table:table-cell>
          <table:table-cell table:number-columns-repeated="3" office:value-type="string">
            <text:p>calm</text:p>
          </table:table-cell>
          <table:table-cell office:value-type="string">
            <text:p>cold</text:p>
          </table:table-cell>
          <table:table-cell office:value-type="string">
            <text:p>damp</text:p>
          </table:table-cell>
          <table:table-cell table:number-columns-repeated="1018"/>
        </table:table-row>
        <table:table-row table:style-name="ro1">
          <table:table-cell office:value-type="string">
            <text:p>fresh</text:p>
          </table:table-cell>
          <table:table-cell office:value-type="string">
            <text:p>cool_1970</text:p>
          </table:table-cell>
          <table:table-cell office:value-type="string">
            <text:p>fresh</text:p>
          </table:table-cell>
          <table:table-cell office:value-type="string">
            <text:p>coolness</text:p>
          </table:table-cell>
          <table:table-cell office:value-type="string">
            <text:p>calm</text:p>
          </table:table-cell>
          <table:table-cell office:value-type="string">
            <text:p>warm</text:p>
          </table:table-cell>
          <table:table-cell table:number-columns-repeated="1018"/>
        </table:table-row>
        <table:table-row table:style-name="ro1">
          <table:table-cell office:value-type="string">
            <text:p>cold</text:p>
          </table:table-cell>
          <table:table-cell office:value-type="string">
            <text:p>damp</text:p>
          </table:table-cell>
          <table:table-cell office:value-type="string">
            <text:p>coolness</text:p>
          </table:table-cell>
          <table:table-cell office:value-type="string">
            <text:p>refreshing</text:p>
          </table:table-cell>
          <table:table-cell office:value-type="string">
            <text:p>moist</text:p>
          </table:table-cell>
          <table:table-cell office:value-type="string">
            <text:p>cold</text:p>
          </table:table-cell>
          <table:table-cell table:number-columns-repeated="1018"/>
        </table:table-row>
        <table:table-row table:style-name="ro1">
          <table:table-cell table:number-columns-repeated="1024"/>
        </table:table-row>
        <table:table-row table:style-name="ro1">
          <table:table-cell table:style-name="ce12" office:value-type="string">
            <text:p>deer_1920</text:p>
          </table:table-cell>
          <table:table-cell table:style-name="ce12" office:value-type="string">
            <text:p>deer_1930</text:p>
          </table:table-cell>
          <table:table-cell table:style-name="ce12" office:value-type="string">
            <text:p>deer_1940</text:p>
          </table:table-cell>
          <table:table-cell table:style-name="ce12" office:value-type="string">
            <text:p>deer_1950</text:p>
          </table:table-cell>
          <table:table-cell table:style-name="ce12" office:value-type="string">
            <text:p>deer_1960</text:p>
          </table:table-cell>
          <table:table-cell table:style-name="ce12" office:value-type="string">
            <text:p>deer_1970</text:p>
          </table:table-cell>
          <table:table-cell table:number-columns-repeated="1018"/>
        </table:table-row>
        <table:table-row table:style-name="ro1">
          <table:table-cell table:number-columns-repeated="5" office:value-type="string">
            <text:p>deer_1970</text:p>
          </table:table-cell>
          <table:table-cell office:value-type="string">
            <text:p>deer_1920</text:p>
          </table:table-cell>
          <table:table-cell table:number-columns-repeated="1018"/>
        </table:table-row>
        <table:table-row table:style-name="ro1">
          <table:table-cell office:value-type="string">
            <text:p>deer_1960</text:p>
          </table:table-cell>
          <table:table-cell office:value-type="string">
            <text:p>deer_1940</text:p>
          </table:table-cell>
          <table:table-cell office:value-type="string">
            <text:p>deer_1960</text:p>
          </table:table-cell>
          <table:table-cell table:number-columns-repeated="3" office:value-type="string">
            <text:p>deer_1940</text:p>
          </table:table-cell>
          <table:table-cell table:number-columns-repeated="1018"/>
        </table:table-row>
        <table:table-row table:style-name="ro1">
          <table:table-cell office:value-type="string">
            <text:p>deer_1940</text:p>
          </table:table-cell>
          <table:table-cell office:value-type="string">
            <text:p>deer_1920</text:p>
          </table:table-cell>
          <table:table-cell office:value-type="string">
            <text:p>deer_1950</text:p>
          </table:table-cell>
          <table:table-cell office:value-type="string">
            <text:p>deer_1960</text:p>
          </table:table-cell>
          <table:table-cell office:value-type="string">
            <text:p>deer_1920</text:p>
          </table:table-cell>
          <table:table-cell office:value-type="string">
            <text:p>deer_1960</text:p>
          </table:table-cell>
          <table:table-cell table:number-columns-repeated="1018"/>
        </table:table-row>
        <table:table-row table:style-name="ro1">
          <table:table-cell table:number-columns-repeated="2" office:value-type="string">
            <text:p>deer_1950</text:p>
          </table:table-cell>
          <table:table-cell office:value-type="string">
            <text:p>antelope</text:p>
          </table:table-cell>
          <table:table-cell office:value-type="string">
            <text:p>deer_1920</text:p>
          </table:table-cell>
          <table:table-cell table:number-columns-repeated="2" office:value-type="string">
            <text:p>deer_1950</text:p>
          </table:table-cell>
          <table:table-cell table:number-columns-repeated="1018"/>
        </table:table-row>
        <table:table-row table:style-name="ro1">
          <table:table-cell office:value-type="string">
            <text:p>deer_1930</text:p>
          </table:table-cell>
          <table:table-cell office:value-type="string">
            <text:p>deer_1960</text:p>
          </table:table-cell>
          <table:table-cell office:value-type="string">
            <text:p>deer_1920</text:p>
          </table:table-cell>
          <table:table-cell office:value-type="string">
            <text:p>rabbits</text:p>
          </table:table-cell>
          <table:table-cell table:number-columns-repeated="2" office:value-type="string">
            <text:p>deer_1930</text:p>
          </table:table-cell>
          <table:table-cell table:number-columns-repeated="1018"/>
        </table:table-row>
        <table:table-row table:style-name="ro1">
          <table:table-cell office:value-type="string">
            <text:p>elk</text:p>
          </table:table-cell>
          <table:table-cell office:value-type="string">
            <text:p>caribou</text:p>
          </table:table-cell>
          <table:table-cell office:value-type="string">
            <text:p>elk</text:p>
          </table:table-cell>
          <table:table-cell office:value-type="string">
            <text:p>antelope</text:p>
          </table:table-cell>
          <table:table-cell table:number-columns-repeated="2" office:value-type="string">
            <text:p>elk</text:p>
          </table:table-cell>
          <table:table-cell table:number-columns-repeated="1018"/>
        </table:table-row>
        <table:table-row table:style-name="ro1">
          <table:table-cell office:value-type="string">
            <text:p>caribou</text:p>
          </table:table-cell>
          <table:table-cell office:value-type="string">
            <text:p>moose</text:p>
          </table:table-cell>
          <table:table-cell office:value-type="string">
            <text:p>deer_1930</text:p>
          </table:table-cell>
          <table:table-cell office:value-type="string">
            <text:p>elk</text:p>
          </table:table-cell>
          <table:table-cell office:value-type="string">
            <text:p>antelope</text:p>
          </table:table-cell>
          <table:table-cell office:value-type="string">
            <text:p>caribou</text:p>
          </table:table-cell>
          <table:table-cell table:number-columns-repeated="1018"/>
        </table:table-row>
        <table:table-row table:style-name="ro1">
          <table:table-cell office:value-type="string">
            <text:p>antelope</text:p>
          </table:table-cell>
          <table:table-cell office:value-type="string">
            <text:p>elk</text:p>
          </table:table-cell>
          <table:table-cell office:value-type="string">
            <text:p>caribou</text:p>
          </table:table-cell>
          <table:table-cell office:value-type="string">
            <text:p>deer_1930</text:p>
          </table:table-cell>
          <table:table-cell office:value-type="string">
            <text:p>rabbits</text:p>
          </table:table-cell>
          <table:table-cell office:value-type="string">
            <text:p>antelope</text:p>
          </table:table-cell>
          <table:table-cell table:number-columns-repeated="1018"/>
        </table:table-row>
        <table:table-row table:style-name="ro1">
          <table:table-cell office:value-type="string">
            <text:p>moose</text:p>
          </table:table-cell>
          <table:table-cell office:value-type="string">
            <text:p>antelope</text:p>
          </table:table-cell>
          <table:table-cell office:value-type="string">
            <text:p>buffalo</text:p>
          </table:table-cell>
          <table:table-cell table:number-columns-repeated="2" office:value-type="string">
            <text:p>caribou</text:p>
          </table:table-cell>
          <table:table-cell office:value-type="string">
            <text:p>rabbits</text:p>
          </table:table-cell>
          <table:table-cell table:number-columns-repeated="1018"/>
        </table:table-row>
        <table:table-row table:style-name="ro1">
          <table:table-cell table:number-columns-repeated="1024"/>
        </table:table-row>
        <table:table-row table:style-name="ro1">
          <table:table-cell table:style-name="ce12" office:value-type="string">
            <text:p>export_1920</text:p>
          </table:table-cell>
          <table:table-cell table:style-name="ce12" office:value-type="string">
            <text:p>export_1930</text:p>
          </table:table-cell>
          <table:table-cell table:style-name="ce12" office:value-type="string">
            <text:p>export_1940</text:p>
          </table:table-cell>
          <table:table-cell table:style-name="ce12" office:value-type="string">
            <text:p>export_1950</text:p>
          </table:table-cell>
          <table:table-cell table:style-name="ce12" office:value-type="string">
            <text:p>export_1960</text:p>
          </table:table-cell>
          <table:table-cell table:style-name="ce12" office:value-type="string">
            <text:p>export_1970</text:p>
          </table:table-cell>
          <table:table-cell table:number-columns-repeated="1018"/>
        </table:table-row>
        <table:table-row table:style-name="ro1">
          <table:table-cell office:value-type="string">
            <text:p>export_1930</text:p>
          </table:table-cell>
          <table:table-cell office:value-type="string">
            <text:p>exports</text:p>
          </table:table-cell>
          <table:table-cell office:value-type="string">
            <text:p>export_1950</text:p>
          </table:table-cell>
          <table:table-cell office:value-type="string">
            <text:p>export_1940</text:p>
          </table:table-cell>
          <table:table-cell office:value-type="string">
            <text:p>exports</text:p>
          </table:table-cell>
          <table:table-cell office:value-type="string">
            <text:p>export_1940</text:p>
          </table:table-cell>
          <table:table-cell table:number-columns-repeated="1018"/>
        </table:table-row>
        <table:table-row table:style-name="ro1">
          <table:table-cell office:value-type="string">
            <text:p>exports</text:p>
          </table:table-cell>
          <table:table-cell office:value-type="string">
            <text:p>export_1940</text:p>
          </table:table-cell>
          <table:table-cell office:value-type="string">
            <text:p>export_1930</text:p>
          </table:table-cell>
          <table:table-cell office:value-type="string">
            <text:p>exports</text:p>
          </table:table-cell>
          <table:table-cell office:value-type="string">
            <text:p>export_1950</text:p>
          </table:table-cell>
          <table:table-cell office:value-type="string">
            <text:p>import</text:p>
          </table:table-cell>
          <table:table-cell table:number-columns-repeated="1018"/>
        </table:table-row>
        <table:table-row table:style-name="ro1">
          <table:table-cell office:value-type="string">
            <text:p>export_1940</text:p>
          </table:table-cell>
          <table:table-cell office:value-type="string">
            <text:p>export_1950</text:p>
          </table:table-cell>
          <table:table-cell office:value-type="string">
            <text:p>exports</text:p>
          </table:table-cell>
          <table:table-cell table:number-columns-repeated="2" office:value-type="string">
            <text:p>export_1930</text:p>
          </table:table-cell>
          <table:table-cell office:value-type="string">
            <text:p>export_1950</text:p>
          </table:table-cell>
          <table:table-cell table:number-columns-repeated="1018"/>
        </table:table-row>
        <table:table-row table:style-name="ro1">
          <table:table-cell office:value-type="string">
            <text:p>products</text:p>
          </table:table-cell>
          <table:table-cell office:value-type="string">
            <text:p>export_1920</text:p>
          </table:table-cell>
          <table:table-cell office:value-type="string">
            <text:p>export_1970</text:p>
          </table:table-cell>
          <table:table-cell office:value-type="string">
            <text:p>export_1960</text:p>
          </table:table-cell>
          <table:table-cell office:value-type="string">
            <text:p>export_1970</text:p>
          </table:table-cell>
          <table:table-cell office:value-type="string">
            <text:p>exports</text:p>
          </table:table-cell>
          <table:table-cell table:number-columns-repeated="1018"/>
        </table:table-row>
        <table:table-row table:style-name="ro1">
          <table:table-cell office:value-type="string">
            <text:p>export_1950</text:p>
          </table:table-cell>
          <table:table-cell table:number-columns-repeated="2" office:value-type="string">
            <text:p>import</text:p>
          </table:table-cell>
          <table:table-cell office:value-type="string">
            <text:p>export_1970</text:p>
          </table:table-cell>
          <table:table-cell office:value-type="string">
            <text:p>export_1940</text:p>
          </table:table-cell>
          <table:table-cell office:value-type="string">
            <text:p>export_1930</text:p>
          </table:table-cell>
          <table:table-cell table:number-columns-repeated="1018"/>
        </table:table-row>
        <table:table-row table:style-name="ro1">
          <table:table-cell office:value-type="string">
            <text:p>imports</text:p>
          </table:table-cell>
          <table:table-cell office:value-type="string">
            <text:p>export_1970</text:p>
          </table:table-cell>
          <table:table-cell office:value-type="string">
            <text:p>exported</text:p>
          </table:table-cell>
          <table:table-cell table:number-columns-repeated="2" office:value-type="string">
            <text:p>import</text:p>
          </table:table-cell>
          <table:table-cell office:value-type="string">
            <text:p>export_1960</text:p>
          </table:table-cell>
          <table:table-cell table:number-columns-repeated="1018"/>
        </table:table-row>
        <table:table-row table:style-name="ro1">
          <table:table-cell office:value-type="string">
            <text:p>commodities</text:p>
          </table:table-cell>
          <table:table-cell table:number-columns-repeated="2" office:value-type="string">
            <text:p>export_1960</text:p>
          </table:table-cell>
          <table:table-cell table:number-columns-repeated="3" office:value-type="string">
            <text:p>imports</text:p>
          </table:table-cell>
          <table:table-cell table:number-columns-repeated="1018"/>
        </table:table-row>
        <table:table-row table:style-name="ro1">
          <table:table-cell office:value-type="string">
            <text:p>import</text:p>
          </table:table-cell>
          <table:table-cell table:number-columns-repeated="2" office:value-type="string">
            <text:p>imports</text:p>
          </table:table-cell>
          <table:table-cell table:number-columns-repeated="2" office:value-type="string">
            <text:p>commodities</text:p>
          </table:table-cell>
          <table:table-cell office:value-type="string">
            <text:p>exporting</text:p>
          </table:table-cell>
          <table:table-cell table:number-columns-repeated="1018"/>
        </table:table-row>
        <table:table-row table:style-name="ro1">
          <table:table-cell office:value-type="string">
            <text:p>surplus</text:p>
          </table:table-cell>
          <table:table-cell table:number-columns-repeated="2" office:value-type="string">
            <text:p>commodities</text:p>
          </table:table-cell>
          <table:table-cell office:value-type="string">
            <text:p>export_1920</text:p>
          </table:table-cell>
          <table:table-cell office:value-type="string">
            <text:p>exported</text:p>
          </table:table-cell>
          <table:table-cell office:value-type="string">
            <text:p>quotas</text:p>
          </table:table-cell>
          <table:table-cell table:number-columns-repeated="1018"/>
        </table:table-row>
        <table:table-row table:style-name="ro1">
          <table:table-cell table:number-columns-repeated="1024"/>
        </table:table-row>
        <table:table-row table:style-name="ro1">
          <table:table-cell table:style-name="ce12" office:value-type="string">
            <text:p>flight_1920</text:p>
          </table:table-cell>
          <table:table-cell table:style-name="ce12" office:value-type="string">
            <text:p>flight_1930</text:p>
          </table:table-cell>
          <table:table-cell table:style-name="ce12" office:value-type="string">
            <text:p>flight_1940</text:p>
          </table:table-cell>
          <table:table-cell table:style-name="ce12" office:value-type="string">
            <text:p>flight_1950</text:p>
          </table:table-cell>
          <table:table-cell table:style-name="ce12" office:value-type="string">
            <text:p>flight_1960</text:p>
          </table:table-cell>
          <table:table-cell table:style-name="ce12" office:value-type="string">
            <text:p>flight_1970</text:p>
          </table:table-cell>
          <table:table-cell table:number-columns-repeated="1018"/>
        </table:table-row>
        <table:table-row table:style-name="ro1">
          <table:table-cell office:value-type="string">
            <text:p>flight_1930</text:p>
          </table:table-cell>
          <table:table-cell office:value-type="string">
            <text:p>flight_1920</text:p>
          </table:table-cell>
          <table:table-cell office:value-type="string">
            <text:p>flight_1930</text:p>
          </table:table-cell>
          <table:table-cell office:value-type="string">
            <text:p>flight_1960</text:p>
          </table:table-cell>
          <table:table-cell office:value-type="string">
            <text:p>flight_1970</text:p>
          </table:table-cell>
          <table:table-cell office:value-type="string">
            <text:p>flight_1960</text:p>
          </table:table-cell>
          <table:table-cell table:number-columns-repeated="1018"/>
        </table:table-row>
        <table:table-row table:style-name="ro1">
          <table:table-cell table:number-columns-repeated="2" office:value-type="string">
            <text:p>flight_1940</text:p>
          </table:table-cell>
          <table:table-cell office:value-type="string">
            <text:p>flight_1920</text:p>
          </table:table-cell>
          <table:table-cell table:number-columns-repeated="3" office:value-type="string">
            <text:p>flights</text:p>
          </table:table-cell>
          <table:table-cell table:number-columns-repeated="1018"/>
        </table:table-row>
        <table:table-row table:style-name="ro1">
          <table:table-cell office:value-type="string">
            <text:p>flew</text:p>
          </table:table-cell>
          <table:table-cell office:value-type="string">
            <text:p>flights</text:p>
          </table:table-cell>
          <table:table-cell office:value-type="string">
            <text:p>flight_1950</text:p>
          </table:table-cell>
          <table:table-cell office:value-type="string">
            <text:p>flight_1970</text:p>
          </table:table-cell>
          <table:table-cell office:value-type="string">
            <text:p>flight_1950</text:p>
          </table:table-cell>
          <table:table-cell office:value-type="string">
            <text:p>plane</text:p>
          </table:table-cell>
          <table:table-cell table:number-columns-repeated="1018"/>
        </table:table-row>
        <table:table-row table:style-name="ro1">
          <table:table-cell office:value-type="string">
            <text:p>flights</text:p>
          </table:table-cell>
          <table:table-cell office:value-type="string">
            <text:p>flight_1960</text:p>
          </table:table-cell>
          <table:table-cell office:value-type="string">
            <text:p>flights</text:p>
          </table:table-cell>
          <table:table-cell office:value-type="string">
            <text:p>flight_1940</text:p>
          </table:table-cell>
          <table:table-cell office:value-type="string">
            <text:p>astronauts</text:p>
          </table:table-cell>
          <table:table-cell office:value-type="string">
            <text:p>flight_1950</text:p>
          </table:table-cell>
          <table:table-cell table:number-columns-repeated="1018"/>
        </table:table-row>
        <table:table-row table:style-name="ro1">
          <table:table-cell table:number-columns-repeated="2" office:value-type="string">
            <text:p>flight_1950</text:p>
          </table:table-cell>
          <table:table-cell office:value-type="string">
            <text:p>flight_1960</text:p>
          </table:table-cell>
          <table:table-cell office:value-type="string">
            <text:p>flight_1920</text:p>
          </table:table-cell>
          <table:table-cell office:value-type="string">
            <text:p>spacecraft</text:p>
          </table:table-cell>
          <table:table-cell office:value-type="string">
            <text:p>airport</text:p>
          </table:table-cell>
          <table:table-cell table:number-columns-repeated="1018"/>
        </table:table-row>
        <table:table-row table:style-name="ro1">
          <table:table-cell office:value-type="string">
            <text:p>monoplane</text:p>
          </table:table-cell>
          <table:table-cell office:value-type="string">
            <text:p>flight_1970</text:p>
          </table:table-cell>
          <table:table-cell office:value-type="string">
            <text:p>flew</text:p>
          </table:table-cell>
          <table:table-cell office:value-type="string">
            <text:p>plane</text:p>
          </table:table-cell>
          <table:table-cell table:number-columns-repeated="2" office:value-type="string">
            <text:p>airlines</text:p>
          </table:table-cell>
          <table:table-cell table:number-columns-repeated="1018"/>
        </table:table-row>
        <table:table-row table:style-name="ro1">
          <table:table-cell table:number-columns-repeated="2" office:value-type="string">
            <text:p>fly</text:p>
          </table:table-cell>
          <table:table-cell office:value-type="string">
            <text:p>plane</text:p>
          </table:table-cell>
          <table:table-cell office:value-type="string">
            <text:p>flight_1930</text:p>
          </table:table-cell>
          <table:table-cell office:value-type="string">
            <text:p>gemini</text:p>
          </table:table-cell>
          <table:table-cell office:value-type="string">
            <text:p>jet</text:p>
          </table:table-cell>
          <table:table-cell table:number-columns-repeated="1018"/>
        </table:table-row>
        <table:table-row table:style-name="ro1">
          <table:table-cell office:value-type="string">
            <text:p>chamberlin</text:p>
          </table:table-cell>
          <table:table-cell table:number-columns-repeated="2" office:value-type="string">
            <text:p>pilot</text:p>
          </table:table-cell>
          <table:table-cell office:value-type="string">
            <text:p>flew</text:p>
          </table:table-cell>
          <table:table-cell office:value-type="string">
            <text:p>apollo</text:p>
          </table:table-cell>
          <table:table-cell office:value-type="string">
            <text:p>flight_1930</text:p>
          </table:table-cell>
          <table:table-cell table:number-columns-repeated="1018"/>
        </table:table-row>
        <table:table-row table:style-name="ro1">
          <table:table-cell office:value-type="string">
            <text:p>flight_1960</text:p>
          </table:table-cell>
          <table:table-cell office:value-type="string">
            <text:p>flying</text:p>
          </table:table-cell>
          <table:table-cell office:value-type="string">
            <text:p>planes</text:p>
          </table:table-cell>
          <table:table-cell office:value-type="string">
            <text:p>pilot</text:p>
          </table:table-cell>
          <table:table-cell office:value-type="string">
            <text:p>manned</text:p>
          </table:table-cell>
          <table:table-cell office:value-type="string">
            <text:p>airline</text:p>
          </table:table-cell>
          <table:table-cell table:number-columns-repeated="1018"/>
        </table:table-row>
        <table:table-row table:style-name="ro1">
          <table:table-cell table:number-columns-repeated="1024"/>
        </table:table-row>
        <table:table-row table:style-name="ro1">
          <table:table-cell table:style-name="ce12" office:value-type="string">
            <text:p>founder_1920</text:p>
          </table:table-cell>
          <table:table-cell table:style-name="ce12" office:value-type="string">
            <text:p>founder_1930</text:p>
          </table:table-cell>
          <table:table-cell table:style-name="ce12" office:value-type="string">
            <text:p>founder_1940</text:p>
          </table:table-cell>
          <table:table-cell table:style-name="ce12" office:value-type="string">
            <text:p>founder_1950</text:p>
          </table:table-cell>
          <table:table-cell table:style-name="ce12" office:value-type="string">
            <text:p>founder_1960</text:p>
          </table:table-cell>
          <table:table-cell table:style-name="ce12" office:value-type="string">
            <text:p>founder_1970</text:p>
          </table:table-cell>
          <table:table-cell table:number-columns-repeated="1018"/>
        </table:table-row>
        <table:table-row table:style-name="ro1">
          <table:table-cell table:number-columns-repeated="2" office:value-type="string">
            <text:p>founder_1950</text:p>
          </table:table-cell>
          <table:table-cell table:number-columns-repeated="2" office:value-type="string">
            <text:p>founder_1930</text:p>
          </table:table-cell>
          <table:table-cell office:value-type="string">
            <text:p>founder_1950</text:p>
          </table:table-cell>
          <table:table-cell office:value-type="string">
            <text:p>founder_1940</text:p>
          </table:table-cell>
          <table:table-cell table:number-columns-repeated="1018"/>
        </table:table-row>
        <table:table-row table:style-name="ro1">
          <table:table-cell office:value-type="string">
            <text:p>founder_1930</text:p>
          </table:table-cell>
          <table:table-cell office:value-type="string">
            <text:p>founder_1940</text:p>
          </table:table-cell>
          <table:table-cell office:value-type="string">
            <text:p>founder_1970</text:p>
          </table:table-cell>
          <table:table-cell office:value-type="string">
            <text:p>founder_1920</text:p>
          </table:table-cell>
          <table:table-cell office:value-type="string">
            <text:p>founder_1930</text:p>
          </table:table-cell>
          <table:table-cell office:value-type="string">
            <text:p>founder_1960</text:p>
          </table:table-cell>
          <table:table-cell table:number-columns-repeated="1018"/>
        </table:table-row>
        <table:table-row table:style-name="ro1">
          <table:table-cell office:value-type="string">
            <text:p>founder_1960</text:p>
          </table:table-cell>
          <table:table-cell office:value-type="string">
            <text:p>founder_1920</text:p>
          </table:table-cell>
          <table:table-cell table:number-columns-repeated="2" office:value-type="string">
            <text:p>founder_1960</text:p>
          </table:table-cell>
          <table:table-cell office:value-type="string">
            <text:p>founder_1970</text:p>
          </table:table-cell>
          <table:table-cell office:value-type="string">
            <text:p>founder_1930</text:p>
          </table:table-cell>
          <table:table-cell table:number-columns-repeated="1018"/>
        </table:table-row>
        <table:table-row table:style-name="ro1">
          <table:table-cell office:value-type="string">
            <text:p>founder_1940</text:p>
          </table:table-cell>
          <table:table-cell office:value-type="string">
            <text:p>founder_1960</text:p>
          </table:table-cell>
          <table:table-cell office:value-type="string">
            <text:p>founder_1920</text:p>
          </table:table-cell>
          <table:table-cell office:value-type="string">
            <text:p>famed</text:p>
          </table:table-cell>
          <table:table-cell office:value-type="string">
            <text:p>founder_1940</text:p>
          </table:table-cell>
          <table:table-cell office:value-type="string">
            <text:p>founder_1950</text:p>
          </table:table-cell>
          <table:table-cell table:number-columns-repeated="1018"/>
        </table:table-row>
        <table:table-row table:style-name="ro1">
          <table:table-cell office:value-type="string">
            <text:p>jr</text:p>
          </table:table-cell>
          <table:table-cell office:value-type="string">
            <text:p>founder_1970</text:p>
          </table:table-cell>
          <table:table-cell office:value-type="string">
            <text:p>founder_1950</text:p>
          </table:table-cell>
          <table:table-cell office:value-type="string">
            <text:p>founder_1970</text:p>
          </table:table-cell>
          <table:table-cell table:number-columns-repeated="2" office:value-type="string">
            <text:p>founder_1920</text:p>
          </table:table-cell>
          <table:table-cell table:number-columns-repeated="1018"/>
        </table:table-row>
        <table:table-row table:style-name="ro1">
          <table:table-cell office:value-type="string">
            <text:p>publisher</text:p>
          </table:table-cell>
          <table:table-cell table:number-columns-repeated="2" office:value-type="string">
            <text:p>famed</text:p>
          </table:table-cell>
          <table:table-cell office:value-type="string">
            <text:p>founder_1940</text:p>
          </table:table-cell>
          <table:table-cell office:value-type="string">
            <text:p>onetime</text:p>
          </table:table-cell>
          <table:table-cell office:value-type="string">
            <text:p>director</text:p>
          </table:table-cell>
          <table:table-cell table:number-columns-repeated="1018"/>
        </table:table-row>
        <table:table-row table:style-name="ro1">
          <table:table-cell table:number-columns-repeated="2" office:value-type="string">
            <text:p>onetime</text:p>
          </table:table-cell>
          <table:table-cell office:value-type="string">
            <text:p>publisher</text:p>
          </table:table-cell>
          <table:table-cell office:value-type="string">
            <text:p>jr</text:p>
          </table:table-cell>
          <table:table-cell office:value-type="string">
            <text:p>founded</text:p>
          </table:table-cell>
          <table:table-cell office:value-type="string">
            <text:p>moshe</text:p>
          </table:table-cell>
          <table:table-cell table:number-columns-repeated="1018"/>
        </table:table-row>
        <table:table-row table:style-name="ro1">
          <table:table-cell office:value-type="string">
            <text:p>founder_1970</text:p>
          </table:table-cell>
          <table:table-cell office:value-type="string">
            <text:p>founded</text:p>
          </table:table-cell>
          <table:table-cell office:value-type="string">
            <text:p>descendant</text:p>
          </table:table-cell>
          <table:table-cell office:value-type="string">
            <text:p>founded</text:p>
          </table:table-cell>
          <table:table-cell table:number-columns-repeated="2" office:value-type="string">
            <text:p>jr</text:p>
          </table:table-cell>
          <table:table-cell table:number-columns-repeated="1018"/>
        </table:table-row>
        <table:table-row table:style-name="ro1">
          <table:table-cell office:value-type="string">
            <text:p>multimillionaire</text:p>
          </table:table-cell>
          <table:table-cell office:value-type="string">
            <text:p>tycoon</text:p>
          </table:table-cell>
          <table:table-cell office:value-type="string">
            <text:p>onetime</text:p>
          </table:table-cell>
          <table:table-cell office:value-type="string">
            <text:p>tycoon</text:p>
          </table:table-cell>
          <table:table-cell office:value-type="string">
            <text:p>famed</text:p>
          </table:table-cell>
          <table:table-cell office:value-type="string">
            <text:p>israel</text:p>
          </table:table-cell>
          <table:table-cell table:number-columns-repeated="1018"/>
        </table:table-row>
        <table:table-row table:style-name="ro1">
          <table:table-cell table:number-columns-repeated="1024"/>
        </table:table-row>
        <table:table-row table:style-name="ro1">
          <table:table-cell table:style-name="ce12" office:value-type="string">
            <text:p>gay_1920</text:p>
          </table:table-cell>
          <table:table-cell table:style-name="ce12" office:value-type="string">
            <text:p>gay_1930</text:p>
          </table:table-cell>
          <table:table-cell table:style-name="ce12" office:value-type="string">
            <text:p>gay_1940</text:p>
          </table:table-cell>
          <table:table-cell table:style-name="ce12" office:value-type="string">
            <text:p>gay_1950</text:p>
          </table:table-cell>
          <table:table-cell table:style-name="ce12" office:value-type="string">
            <text:p>gay_1960</text:p>
          </table:table-cell>
          <table:table-cell table:style-name="ce12" office:value-type="string">
            <text:p>gay_1970</text:p>
          </table:table-cell>
          <table:table-cell table:number-columns-repeated="1018"/>
        </table:table-row>
        <table:table-row table:style-name="ro1">
          <table:table-cell office:value-type="string">
            <text:p>gay_1930</text:p>
          </table:table-cell>
          <table:table-cell office:value-type="string">
            <text:p>easterbrook</text:p>
          </table:table-cell>
          <table:table-cell office:value-type="string">
            <text:p>gay_1950</text:p>
          </table:table-cell>
          <table:table-cell office:value-type="string">
            <text:p>gay_1940</text:p>
          </table:table-cell>
          <table:table-cell office:value-type="string">
            <text:p>gay_1950</text:p>
          </table:table-cell>
          <table:table-cell office:value-type="string">
            <text:p>gay_1920</text:p>
          </table:table-cell>
          <table:table-cell table:number-columns-repeated="1018"/>
        </table:table-row>
        <table:table-row table:style-name="ro1">
          <table:table-cell office:value-type="string">
            <text:p>gay_1950</text:p>
          </table:table-cell>
          <table:table-cell office:value-type="string">
            <text:p>gay_1920</text:p>
          </table:table-cell>
          <table:table-cell office:value-type="string">
            <text:p>gay_1930</text:p>
          </table:table-cell>
          <table:table-cell office:value-type="string">
            <text:p>gay_1920</text:p>
          </table:table-cell>
          <table:table-cell office:value-type="string">
            <text:p>colors</text:p>
          </table:table-cell>
          <table:table-cell office:value-type="string">
            <text:p>gay_1940</text:p>
          </table:table-cell>
          <table:table-cell table:number-columns-repeated="1018"/>
        </table:table-row>
        <table:table-row table:style-name="ro1">
          <table:table-cell table:number-columns-repeated="2" office:value-type="string">
            <text:p>gay_1940</text:p>
          </table:table-cell>
          <table:table-cell office:value-type="string">
            <text:p>gay_1920</text:p>
          </table:table-cell>
          <table:table-cell office:value-type="string">
            <text:p>gay_1930</text:p>
          </table:table-cell>
          <table:table-cell office:value-type="string">
            <text:p>gay_1940</text:p>
          </table:table-cell>
          <table:table-cell office:value-type="string">
            <text:p>gay_1950</text:p>
          </table:table-cell>
          <table:table-cell table:number-columns-repeated="1018"/>
        </table:table-row>
        <table:table-row table:style-name="ro1">
          <table:table-cell office:value-type="string">
            <text:p>fluttering</text:p>
          </table:table-cell>
          <table:table-cell office:value-type="string">
            <text:p>gay_1950</text:p>
          </table:table-cell>
          <table:table-cell table:number-columns-repeated="2" office:value-type="string">
            <text:p>gay_1960</text:p>
          </table:table-cell>
          <table:table-cell table:number-columns-repeated="2" office:value-type="string">
            <text:p>gay_1930</text:p>
          </table:table-cell>
          <table:table-cell table:number-columns-repeated="1018"/>
        </table:table-row>
        <table:table-row table:style-name="ro1">
          <table:table-cell office:value-type="string">
            <text:p>decorated</text:p>
          </table:table-cell>
          <table:table-cell office:value-type="string">
            <text:p>mandy</text:p>
          </table:table-cell>
          <table:table-cell office:value-type="string">
            <text:p>gay_1970</text:p>
          </table:table-cell>
          <table:table-cell office:value-type="string">
            <text:p>bright</text:p>
          </table:table-cell>
          <table:table-cell office:value-type="string">
            <text:p>gay_1970</text:p>
          </table:table-cell>
          <table:table-cell office:value-type="string">
            <text:p>gay_1960</text:p>
          </table:table-cell>
          <table:table-cell table:number-columns-repeated="1018"/>
        </table:table-row>
        <table:table-row table:style-name="ro1">
          <table:table-cell office:value-type="string">
            <text:p>bright</text:p>
          </table:table-cell>
          <table:table-cell office:value-type="string">
            <text:p>linda</text:p>
          </table:table-cell>
          <table:table-cell office:value-type="string">
            <text:p>charming</text:p>
          </table:table-cell>
          <table:table-cell office:value-type="string">
            <text:p>gaiety</text:p>
          </table:table-cell>
          <table:table-cell office:value-type="string">
            <text:p>pastel</text:p>
          </table:table-cell>
          <table:table-cell office:value-type="string">
            <text:p>costumes</text:p>
          </table:table-cell>
          <table:table-cell table:number-columns-repeated="1018"/>
        </table:table-row>
        <table:table-row table:style-name="ro1">
          <table:table-cell office:value-type="string">
            <text:p>gay_1970</text:p>
          </table:table-cell>
          <table:table-cell office:value-type="string">
            <text:p>gaylord</text:p>
          </table:table-cell>
          <table:table-cell office:value-type="string">
            <text:p>bright</text:p>
          </table:table-cell>
          <table:table-cell office:value-type="string">
            <text:p>gay_1970</text:p>
          </table:table-cell>
          <table:table-cell office:value-type="string">
            <text:p>bright</text:p>
          </table:table-cell>
          <table:table-cell office:value-type="string">
            <text:p>activists</text:p>
          </table:table-cell>
          <table:table-cell table:number-columns-repeated="1018"/>
        </table:table-row>
        <table:table-row table:style-name="ro1">
          <table:table-cell office:value-type="string">
            <text:p>silk</text:p>
          </table:table-cell>
          <table:table-cell office:value-type="string">
            <text:p>gay_1960</text:p>
          </table:table-cell>
          <table:table-cell office:value-type="string">
            <text:p>witty</text:p>
          </table:table-cell>
          <table:table-cell office:value-type="string">
            <text:p>vivacious</text:p>
          </table:table-cell>
          <table:table-cell office:value-type="string">
            <text:p>gaudy</text:p>
          </table:table-cell>
          <table:table-cell office:value-type="string">
            <text:p>bright</text:p>
          </table:table-cell>
          <table:table-cell table:number-columns-repeated="1018"/>
        </table:table-row>
        <table:table-row table:style-name="ro1">
          <table:table-cell office:value-type="string">
            <text:p>merry</text:p>
          </table:table-cell>
          <table:table-cell office:value-type="string">
            <text:p>amanda</text:p>
          </table:table-cell>
          <table:table-cell office:value-type="string">
            <text:p>colorful</text:p>
          </table:table-cell>
          <table:table-cell office:value-type="string">
            <text:p>joyous</text:p>
          </table:table-cell>
          <table:table-cell office:value-type="string">
            <text:p>striped</text:p>
          </table:table-cell>
          <table:table-cell office:value-type="string">
            <text:p>festive</text:p>
          </table:table-cell>
          <table:table-cell table:number-columns-repeated="1018"/>
        </table:table-row>
        <table:table-row table:style-name="ro1">
          <table:table-cell table:number-columns-repeated="1024"/>
        </table:table-row>
        <table:table-row table:style-name="ro1">
          <table:table-cell table:style-name="ce12" office:value-type="string">
            <text:p>horse_1920</text:p>
          </table:table-cell>
          <table:table-cell table:style-name="ce12" office:value-type="string">
            <text:p>horse_1930</text:p>
          </table:table-cell>
          <table:table-cell table:style-name="ce12" office:value-type="string">
            <text:p>horse_1940</text:p>
          </table:table-cell>
          <table:table-cell table:style-name="ce12" office:value-type="string">
            <text:p>horse_1950</text:p>
          </table:table-cell>
          <table:table-cell table:style-name="ce12" office:value-type="string">
            <text:p>horse_1960</text:p>
          </table:table-cell>
          <table:table-cell table:style-name="ce12" office:value-type="string">
            <text:p>horse_1970</text:p>
          </table:table-cell>
          <table:table-cell table:style-name="ce12"/>
          <table:table-cell table:number-columns-repeated="1017"/>
        </table:table-row>
        <table:table-row table:style-name="ro1">
          <table:table-cell office:value-type="string">
            <text:p>horse_1930</text:p>
          </table:table-cell>
          <table:table-cell office:value-type="string">
            <text:p>horse_1920</text:p>
          </table:table-cell>
          <table:table-cell table:number-columns-repeated="3" office:value-type="string">
            <text:p>horse_1930</text:p>
          </table:table-cell>
          <table:table-cell office:value-type="string">
            <text:p>horse_1920</text:p>
          </table:table-cell>
          <table:table-cell table:number-columns-repeated="1018"/>
        </table:table-row>
        <table:table-row table:style-name="ro1">
          <table:table-cell table:number-columns-repeated="2" office:value-type="string">
            <text:p>horse_1940</text:p>
          </table:table-cell>
          <table:table-cell office:value-type="string">
            <text:p>horse_1920</text:p>
          </table:table-cell>
          <table:table-cell office:value-type="string">
            <text:p>horses</text:p>
          </table:table-cell>
          <table:table-cell office:value-type="string">
            <text:p>horse_1940</text:p>
          </table:table-cell>
          <table:table-cell office:value-type="string">
            <text:p>horse_1930</text:p>
          </table:table-cell>
          <table:table-cell table:number-columns-repeated="1018"/>
        </table:table-row>
        <table:table-row table:style-name="ro1">
          <table:table-cell table:number-columns-repeated="2" office:value-type="string">
            <text:p>horses</text:p>
          </table:table-cell>
          <table:table-cell office:value-type="string">
            <text:p>horse_1960</text:p>
          </table:table-cell>
          <table:table-cell office:value-type="string">
            <text:p>horse_1940</text:p>
          </table:table-cell>
          <table:table-cell office:value-type="string">
            <text:p>horse_1920</text:p>
          </table:table-cell>
          <table:table-cell office:value-type="string">
            <text:p>horses</text:p>
          </table:table-cell>
          <table:table-cell table:number-columns-repeated="1018"/>
        </table:table-row>
        <table:table-row table:style-name="ro1">
          <table:table-cell office:value-type="string">
            <text:p>horse_1970</text:p>
          </table:table-cell>
          <table:table-cell office:value-type="string">
            <text:p>horse_1960</text:p>
          </table:table-cell>
          <table:table-cell office:value-type="string">
            <text:p>horse_1950</text:p>
          </table:table-cell>
          <table:table-cell office:value-type="string">
            <text:p>horse_1920</text:p>
          </table:table-cell>
          <table:table-cell office:value-type="string">
            <text:p>horse_1970</text:p>
          </table:table-cell>
          <table:table-cell office:value-type="string">
            <text:p>horse_1960</text:p>
          </table:table-cell>
          <table:table-cell table:number-columns-repeated="1018"/>
        </table:table-row>
        <table:table-row table:style-name="ro1">
          <table:table-cell office:value-type="string">
            <text:p>pony</text:p>
          </table:table-cell>
          <table:table-cell office:value-type="string">
            <text:p>horse_1970</text:p>
          </table:table-cell>
          <table:table-cell office:value-type="string">
            <text:p>horses</text:p>
          </table:table-cell>
          <table:table-cell office:value-type="string">
            <text:p>horse_1960</text:p>
          </table:table-cell>
          <table:table-cell table:number-columns-repeated="2" office:value-type="string">
            <text:p>horse_1950</text:p>
          </table:table-cell>
          <table:table-cell table:number-columns-repeated="1018"/>
        </table:table-row>
        <table:table-row table:style-name="ro1">
          <table:table-cell office:value-type="string">
            <text:p>horse_1960</text:p>
          </table:table-cell>
          <table:table-cell office:value-type="string">
            <text:p>horse_1950</text:p>
          </table:table-cell>
          <table:table-cell table:number-columns-repeated="2" office:value-type="string">
            <text:p>horse_1970</text:p>
          </table:table-cell>
          <table:table-cell office:value-type="string">
            <text:p>horses</text:p>
          </table:table-cell>
          <table:table-cell office:value-type="string">
            <text:p>horse_1940</text:p>
          </table:table-cell>
          <table:table-cell table:number-columns-repeated="1018"/>
        </table:table-row>
        <table:table-row table:style-name="ro1">
          <table:table-cell office:value-type="string">
            <text:p>horse_1950</text:p>
          </table:table-cell>
          <table:table-cell office:value-type="string">
            <text:p>mare</text:p>
          </table:table-cell>
          <table:table-cell office:value-type="string">
            <text:p>pony</text:p>
          </table:table-cell>
          <table:table-cell office:value-type="string">
            <text:p>mare</text:p>
          </table:table-cell>
          <table:table-cell table:number-columns-repeated="2" office:value-type="string">
            <text:p>pony</text:p>
          </table:table-cell>
          <table:table-cell table:number-columns-repeated="1018"/>
        </table:table-row>
        <table:table-row table:style-name="ro1">
          <table:table-cell office:value-type="string">
            <text:p>mare</text:p>
          </table:table-cell>
          <table:table-cell office:value-type="string">
            <text:p>pony</text:p>
          </table:table-cell>
          <table:table-cell office:value-type="string">
            <text:p>mare</text:p>
          </table:table-cell>
          <table:table-cell office:value-type="string">
            <text:p>stallion</text:p>
          </table:table-cell>
          <table:table-cell table:number-columns-repeated="2" office:value-type="string">
            <text:p>mare</text:p>
          </table:table-cell>
          <table:table-cell table:number-columns-repeated="1018"/>
        </table:table-row>
        <table:table-row table:style-name="ro1">
          <table:table-cell table:number-columns-repeated="3" office:value-type="string">
            <text:p>saddle</text:p>
          </table:table-cell>
          <table:table-cell office:value-type="string">
            <text:p>pony</text:p>
          </table:table-cell>
          <table:table-cell table:number-columns-repeated="2" office:value-type="string">
            <text:p>stallion</text:p>
          </table:table-cell>
          <table:table-cell table:number-columns-repeated="1018"/>
        </table:table-row>
        <table:table-row table:style-name="ro1">
          <table:table-cell table:number-columns-repeated="1024"/>
        </table:table-row>
        <table:table-row table:style-name="ro1">
          <table:table-cell table:style-name="ce12" office:value-type="string">
            <text:p>mail_1920</text:p>
          </table:table-cell>
          <table:table-cell table:style-name="ce12" office:value-type="string">
            <text:p>mail_1930</text:p>
          </table:table-cell>
          <table:table-cell table:style-name="ce12" office:value-type="string">
            <text:p>mail_1940</text:p>
          </table:table-cell>
          <table:table-cell table:style-name="ce12" office:value-type="string">
            <text:p>mail_1950</text:p>
          </table:table-cell>
          <table:table-cell table:style-name="ce12" office:value-type="string">
            <text:p>mail_1960</text:p>
          </table:table-cell>
          <table:table-cell table:style-name="ce12" office:value-type="string">
            <text:p>mail_1970</text:p>
          </table:table-cell>
          <table:table-cell table:style-name="ce12"/>
          <table:table-cell table:number-columns-repeated="1017"/>
        </table:table-row>
        <table:table-row table:style-name="ro1">
          <table:table-cell office:value-type="string">
            <text:p>mail_1930</text:p>
          </table:table-cell>
          <table:table-cell office:value-type="string">
            <text:p>mail_1940</text:p>
          </table:table-cell>
          <table:table-cell office:value-type="string">
            <text:p>mail_1950</text:p>
          </table:table-cell>
          <table:table-cell office:value-type="string">
            <text:p>mail_1960</text:p>
          </table:table-cell>
          <table:table-cell office:value-type="string">
            <text:p>mail_1950</text:p>
          </table:table-cell>
          <table:table-cell office:value-type="string">
            <text:p>mail_1960</text:p>
          </table:table-cell>
          <table:table-cell table:number-columns-repeated="1018"/>
        </table:table-row>
        <table:table-row table:style-name="ro1">
          <table:table-cell office:value-type="string">
            <text:p>mail_1940</text:p>
          </table:table-cell>
          <table:table-cell office:value-type="string">
            <text:p>mail_1920</text:p>
          </table:table-cell>
          <table:table-cell office:value-type="string">
            <text:p>mail_1930</text:p>
          </table:table-cell>
          <table:table-cell office:value-type="string">
            <text:p>mail_1940</text:p>
          </table:table-cell>
          <table:table-cell office:value-type="string">
            <text:p>mail_1970</text:p>
          </table:table-cell>
          <table:table-cell office:value-type="string">
            <text:p>mail_1950</text:p>
          </table:table-cell>
          <table:table-cell table:number-columns-repeated="1018"/>
        </table:table-row>
        <table:table-row table:style-name="ro1">
          <table:table-cell table:number-columns-repeated="3" office:value-type="string">
            <text:p>mail_1960</text:p>
          </table:table-cell>
          <table:table-cell office:value-type="string">
            <text:p>mail_1970</text:p>
          </table:table-cell>
          <table:table-cell table:number-columns-repeated="2" office:value-type="string">
            <text:p>mail_1940</text:p>
          </table:table-cell>
          <table:table-cell table:number-columns-repeated="1018"/>
        </table:table-row>
        <table:table-row table:style-name="ro1">
          <table:table-cell table:number-columns-repeated="2" office:value-type="string">
            <text:p>mail_1950</text:p>
          </table:table-cell>
          <table:table-cell office:value-type="string">
            <text:p>mail_1970</text:p>
          </table:table-cell>
          <table:table-cell table:number-columns-repeated="3" office:value-type="string">
            <text:p>mail_1930</text:p>
          </table:table-cell>
          <table:table-cell table:number-columns-repeated="1018"/>
        </table:table-row>
        <table:table-row table:style-name="ro1">
          <table:table-cell table:number-columns-repeated="2" office:value-type="string">
            <text:p>mail_1970</text:p>
          </table:table-cell>
          <table:table-cell table:number-columns-repeated="4" office:value-type="string">
            <text:p>mail_1920</text:p>
          </table:table-cell>
          <table:table-cell table:number-columns-repeated="1018"/>
        </table:table-row>
        <table:table-row table:style-name="ro1">
          <table:table-cell office:value-type="string">
            <text:p>postal</text:p>
          </table:table-cell>
          <table:table-cell office:value-type="string">
            <text:p>airmail</text:p>
          </table:table-cell>
          <table:table-cell table:number-columns-repeated="2" office:value-type="string">
            <text:p>mailing</text:p>
          </table:table-cell>
          <table:table-cell office:value-type="string">
            <text:p>letters</text:p>
          </table:table-cell>
          <table:table-cell office:value-type="string">
            <text:p>mails</text:p>
          </table:table-cell>
          <table:table-cell table:number-columns-repeated="1018"/>
        </table:table-row>
        <table:table-row table:style-name="ro1">
          <table:table-cell office:value-type="string">
            <text:p>passengers</text:p>
          </table:table-cell>
          <table:table-cell office:value-type="string">
            <text:p>postal</text:p>
          </table:table-cell>
          <table:table-cell table:number-columns-repeated="2" office:value-type="string">
            <text:p>letters</text:p>
          </table:table-cell>
          <table:table-cell table:number-columns-repeated="2" office:value-type="string">
            <text:p>postal</text:p>
          </table:table-cell>
          <table:table-cell table:number-columns-repeated="1018"/>
        </table:table-row>
        <table:table-row table:style-name="ro1">
          <table:table-cell office:value-type="string">
            <text:p>passenger</text:p>
          </table:table-cell>
          <table:table-cell table:number-columns-repeated="2" office:value-type="string">
            <text:p>mails</text:p>
          </table:table-cell>
          <table:table-cell office:value-type="string">
            <text:p>newspapers</text:p>
          </table:table-cell>
          <table:table-cell office:value-type="string">
            <text:p>telegrams</text:p>
          </table:table-cell>
          <table:table-cell office:value-type="string">
            <text:p>letters</text:p>
          </table:table-cell>
          <table:table-cell table:number-columns-repeated="1018"/>
        </table:table-row>
        <table:table-row table:style-name="ro1">
          <table:table-cell office:value-type="string">
            <text:p>airmail</text:p>
          </table:table-cell>
          <table:table-cell office:value-type="string">
            <text:p>mailing</text:p>
          </table:table-cell>
          <table:table-cell office:value-type="string">
            <text:p>mailed</text:p>
          </table:table-cell>
          <table:table-cell office:value-type="string">
            <text:p>postal</text:p>
          </table:table-cell>
          <table:table-cell office:value-type="string">
            <text:p>envelopes</text:p>
          </table:table-cell>
          <table:table-cell office:value-type="string">
            <text:p>mailing</text:p>
          </table:table-cell>
          <table:table-cell table:number-columns-repeated="1018"/>
        </table:table-row>
        <table:table-row table:style-name="ro1">
          <table:table-cell table:number-columns-repeated="1024"/>
        </table:table-row>
        <table:table-row table:style-name="ro1">
          <table:table-cell table:style-name="ce12" office:value-type="string">
            <text:p>memory_1920</text:p>
          </table:table-cell>
          <table:table-cell table:style-name="ce12" office:value-type="string">
            <text:p>memory_1930</text:p>
          </table:table-cell>
          <table:table-cell table:style-name="ce12" office:value-type="string">
            <text:p>memory_1940</text:p>
          </table:table-cell>
          <table:table-cell table:style-name="ce12" office:value-type="string">
            <text:p>memory_1950</text:p>
          </table:table-cell>
          <table:table-cell table:style-name="ce12" office:value-type="string">
            <text:p>memory_1960</text:p>
          </table:table-cell>
          <table:table-cell table:style-name="ce12" office:value-type="string">
            <text:p>memory_1970</text:p>
          </table:table-cell>
          <table:table-cell table:number-columns-repeated="1018"/>
        </table:table-row>
        <table:table-row table:style-name="ro1">
          <table:table-cell office:value-type="string">
            <text:p>memory_1930</text:p>
          </table:table-cell>
          <table:table-cell office:value-type="string">
            <text:p>memory_1920</text:p>
          </table:table-cell>
          <table:table-cell table:number-columns-repeated="3" office:value-type="string">
            <text:p>memory_1970</text:p>
          </table:table-cell>
          <table:table-cell office:value-type="string">
            <text:p>memory_1940</text:p>
          </table:table-cell>
          <table:table-cell table:number-columns-repeated="1018"/>
        </table:table-row>
        <table:table-row table:style-name="ro1">
          <table:table-cell table:number-columns-repeated="2" office:value-type="string">
            <text:p>memory_1940</text:p>
          </table:table-cell>
          <table:table-cell office:value-type="string">
            <text:p>memory_1920</text:p>
          </table:table-cell>
          <table:table-cell table:number-columns-repeated="2" office:value-type="string">
            <text:p>memory_1940</text:p>
          </table:table-cell>
          <table:table-cell office:value-type="string">
            <text:p>memory_1960</text:p>
          </table:table-cell>
          <table:table-cell table:number-columns-repeated="1018"/>
        </table:table-row>
        <table:table-row table:style-name="ro1">
          <table:table-cell table:number-columns-repeated="2" office:value-type="string">
            <text:p>memories</text:p>
          </table:table-cell>
          <table:table-cell office:value-type="string">
            <text:p>memory_1930</text:p>
          </table:table-cell>
          <table:table-cell office:value-type="string">
            <text:p>memory_1960</text:p>
          </table:table-cell>
          <table:table-cell table:number-columns-repeated="2" office:value-type="string">
            <text:p>memory_1950</text:p>
          </table:table-cell>
          <table:table-cell table:number-columns-repeated="1018"/>
        </table:table-row>
        <table:table-row table:style-name="ro1">
          <table:table-cell office:value-type="string">
            <text:p>memory_1950</text:p>
          </table:table-cell>
          <table:table-cell office:value-type="string">
            <text:p>memory_1970</text:p>
          </table:table-cell>
          <table:table-cell office:value-type="string">
            <text:p>memory_1960</text:p>
          </table:table-cell>
          <table:table-cell office:value-type="string">
            <text:p>memory_1920</text:p>
          </table:table-cell>
          <table:table-cell table:number-columns-repeated="2" office:value-type="string">
            <text:p>memories</text:p>
          </table:table-cell>
          <table:table-cell table:number-columns-repeated="1018"/>
        </table:table-row>
        <table:table-row table:style-name="ro1">
          <table:table-cell office:value-type="string">
            <text:p>memory_1960</text:p>
          </table:table-cell>
          <table:table-cell table:number-columns-repeated="2" office:value-type="string">
            <text:p>memory_1950</text:p>
          </table:table-cell>
          <table:table-cell office:value-type="string">
            <text:p>memory_1930</text:p>
          </table:table-cell>
          <table:table-cell office:value-type="string">
            <text:p>memory_1920</text:p>
          </table:table-cell>
          <table:table-cell office:value-type="string">
            <text:p>memory_1930</text:p>
          </table:table-cell>
          <table:table-cell table:number-columns-repeated="1018"/>
        </table:table-row>
        <table:table-row table:style-name="ro1">
          <table:table-cell office:value-type="string">
            <text:p>memory_1970</text:p>
          </table:table-cell>
          <table:table-cell office:value-type="string">
            <text:p>memory_1960</text:p>
          </table:table-cell>
          <table:table-cell table:number-columns-repeated="2" office:value-type="string">
            <text:p>memories</text:p>
          </table:table-cell>
          <table:table-cell office:value-type="string">
            <text:p>memory_1930</text:p>
          </table:table-cell>
          <table:table-cell office:value-type="string">
            <text:p>memory_1920</text:p>
          </table:table-cell>
          <table:table-cell table:number-columns-repeated="1018"/>
        </table:table-row>
        <table:table-row table:style-name="ro1">
          <table:table-cell table:number-columns-repeated="6" office:value-type="string">
            <text:p>recollection</text:p>
          </table:table-cell>
          <table:table-cell table:number-columns-repeated="1018"/>
        </table:table-row>
        <table:table-row table:style-name="ro1">
          <table:table-cell office:value-type="string">
            <text:p>loveliness</text:p>
          </table:table-cell>
          <table:table-cell table:number-columns-repeated="2" office:value-type="string">
            <text:p>images</text:p>
          </table:table-cell>
          <table:table-cell office:value-type="string">
            <text:p>ghosts</text:p>
          </table:table-cell>
          <table:table-cell office:value-type="string">
            <text:p>image</text:p>
          </table:table-cell>
          <table:table-cell office:value-type="string">
            <text:p>images</text:p>
          </table:table-cell>
          <table:table-cell table:number-columns-repeated="1018"/>
        </table:table-row>
        <table:table-row table:style-name="ro1">
          <table:table-cell office:value-type="string">
            <text:p>memorial</text:p>
          </table:table-cell>
          <table:table-cell office:value-type="string">
            <text:p>image</text:p>
          </table:table-cell>
          <table:table-cell office:value-type="string">
            <text:p>impressions</text:p>
          </table:table-cell>
          <table:table-cell office:value-type="string">
            <text:p>twilight</text:p>
          </table:table-cell>
          <table:table-cell office:value-type="string">
            <text:p>images</text:p>
          </table:table-cell>
          <table:table-cell office:value-type="string">
            <text:p>image</text:p>
          </table:table-cell>
          <table:table-cell table:number-columns-repeated="1018"/>
        </table:table-row>
        <table:table-row table:style-name="ro1">
          <table:table-cell table:number-columns-repeated="1024"/>
        </table:table-row>
        <table:table-row table:style-name="ro1">
          <table:table-cell table:style-name="ce12" office:value-type="string">
            <text:p>mirror_1920</text:p>
          </table:table-cell>
          <table:table-cell table:style-name="ce12" office:value-type="string">
            <text:p>mirror_1930</text:p>
          </table:table-cell>
          <table:table-cell table:style-name="ce12" office:value-type="string">
            <text:p>mirror_1940</text:p>
          </table:table-cell>
          <table:table-cell table:style-name="ce12" office:value-type="string">
            <text:p>mirror_1950</text:p>
          </table:table-cell>
          <table:table-cell table:style-name="ce12" office:value-type="string">
            <text:p>mirror_1960</text:p>
          </table:table-cell>
          <table:table-cell table:style-name="ce12" office:value-type="string">
            <text:p>mirror_1970</text:p>
          </table:table-cell>
          <table:table-cell table:number-columns-repeated="1018"/>
        </table:table-row>
        <table:table-row table:style-name="ro1">
          <table:table-cell office:value-type="string">
            <text:p>mirror_1930</text:p>
          </table:table-cell>
          <table:table-cell office:value-type="string">
            <text:p>mirror_1940</text:p>
          </table:table-cell>
          <table:table-cell office:value-type="string">
            <text:p>mirror_1930</text:p>
          </table:table-cell>
          <table:table-cell office:value-type="string">
            <text:p>mirror_1960</text:p>
          </table:table-cell>
          <table:table-cell office:value-type="string">
            <text:p>mirror_1970</text:p>
          </table:table-cell>
          <table:table-cell office:value-type="string">
            <text:p>mirror_1960</text:p>
          </table:table-cell>
          <table:table-cell table:number-columns-repeated="1018"/>
        </table:table-row>
        <table:table-row table:style-name="ro1">
          <table:table-cell office:value-type="string">
            <text:p>mirror_1940</text:p>
          </table:table-cell>
          <table:table-cell office:value-type="string">
            <text:p>mirror_1920</text:p>
          </table:table-cell>
          <table:table-cell office:value-type="string">
            <text:p>mirror_1950</text:p>
          </table:table-cell>
          <table:table-cell office:value-type="string">
            <text:p>mirror_1970</text:p>
          </table:table-cell>
          <table:table-cell table:number-columns-repeated="2" office:value-type="string">
            <text:p>mirror_1950</text:p>
          </table:table-cell>
          <table:table-cell table:number-columns-repeated="1018"/>
        </table:table-row>
        <table:table-row table:style-name="ro1">
          <table:table-cell table:number-columns-repeated="2" office:value-type="string">
            <text:p>mirror_1950</text:p>
          </table:table-cell>
          <table:table-cell office:value-type="string">
            <text:p>mirror_1920</text:p>
          </table:table-cell>
          <table:table-cell table:number-columns-repeated="2" office:value-type="string">
            <text:p>mirror_1940</text:p>
          </table:table-cell>
          <table:table-cell office:value-type="string">
            <text:p>mirror_1930</text:p>
          </table:table-cell>
          <table:table-cell table:number-columns-repeated="1018"/>
        </table:table-row>
        <table:table-row table:style-name="ro1">
          <table:table-cell office:value-type="string">
            <text:p>mirror_1960</text:p>
          </table:table-cell>
          <table:table-cell office:value-type="string">
            <text:p>mirror_1970</text:p>
          </table:table-cell>
          <table:table-cell office:value-type="string">
            <text:p>mirror_1960</text:p>
          </table:table-cell>
          <table:table-cell table:number-columns-repeated="2" office:value-type="string">
            <text:p>mirror_1930</text:p>
          </table:table-cell>
          <table:table-cell office:value-type="string">
            <text:p>mirror_1940</text:p>
          </table:table-cell>
          <table:table-cell table:number-columns-repeated="1018"/>
        </table:table-row>
        <table:table-row table:style-name="ro1">
          <table:table-cell office:value-type="string">
            <text:p>mirror_1970</text:p>
          </table:table-cell>
          <table:table-cell office:value-type="string">
            <text:p>mirror_1960</text:p>
          </table:table-cell>
          <table:table-cell office:value-type="string">
            <text:p>mirror_1970</text:p>
          </table:table-cell>
          <table:table-cell table:number-columns-repeated="3" office:value-type="string">
            <text:p>mirror_1920</text:p>
          </table:table-cell>
          <table:table-cell table:number-columns-repeated="1018"/>
        </table:table-row>
        <table:table-row table:style-name="ro1">
          <table:table-cell table:number-columns-repeated="6" office:value-type="string">
            <text:p>mirrors</text:p>
          </table:table-cell>
          <table:table-cell table:number-columns-repeated="1018"/>
        </table:table-row>
        <table:table-row table:style-name="ro1">
          <table:table-cell table:number-columns-repeated="2" office:value-type="string">
            <text:p>dresser</text:p>
          </table:table-cell>
          <table:table-cell office:value-type="string">
            <text:p>dressing-table</text:p>
          </table:table-cell>
          <table:table-cell office:value-type="string">
            <text:p>lens</text:p>
          </table:table-cell>
          <table:table-cell table:number-columns-repeated="2" office:value-type="string">
            <text:p>dresser</text:p>
          </table:table-cell>
          <table:table-cell table:number-columns-repeated="1018"/>
        </table:table-row>
        <table:table-row table:style-name="ro1">
          <table:table-cell office:value-type="string">
            <text:p>lenses</text:p>
          </table:table-cell>
          <table:table-cell office:value-type="string">
            <text:p>washstand</text:p>
          </table:table-cell>
          <table:table-cell table:number-columns-repeated="2" office:value-type="string">
            <text:p>dresser</text:p>
          </table:table-cell>
          <table:table-cell table:number-columns-repeated="2" office:value-type="string">
            <text:p>bathroom</text:p>
          </table:table-cell>
          <table:table-cell table:number-columns-repeated="1018"/>
        </table:table-row>
        <table:table-row table:style-name="ro1">
          <table:table-cell office:value-type="string">
            <text:p>lens</text:p>
          </table:table-cell>
          <table:table-cell office:value-type="string">
            <text:p>oval</text:p>
          </table:table-cell>
          <table:table-cell office:value-type="string">
            <text:p>mantel</text:p>
          </table:table-cell>
          <table:table-cell office:value-type="string">
            <text:p>concave</text:p>
          </table:table-cell>
          <table:table-cell office:value-type="string">
            <text:p>comb</text:p>
          </table:table-cell>
          <table:table-cell office:value-type="string">
            <text:p>lens</text:p>
          </table:table-cell>
          <table:table-cell table:number-columns-repeated="1018"/>
        </table:table-row>
        <table:table-row table:style-name="ro1">
          <table:table-cell table:number-columns-repeated="1024"/>
        </table:table-row>
        <table:table-row table:style-name="ro1">
          <table:table-cell table:style-name="ce12" office:value-type="string">
            <text:p>mouse_1920</text:p>
          </table:table-cell>
          <table:table-cell table:style-name="ce12" office:value-type="string">
            <text:p>mouse_1930</text:p>
          </table:table-cell>
          <table:table-cell table:style-name="ce12" office:value-type="string">
            <text:p>mouse_1940</text:p>
          </table:table-cell>
          <table:table-cell table:style-name="ce12" office:value-type="string">
            <text:p>mouse_1950</text:p>
          </table:table-cell>
          <table:table-cell table:style-name="ce12" office:value-type="string">
            <text:p>mouse_1960</text:p>
          </table:table-cell>
          <table:table-cell table:style-name="ce12" office:value-type="string">
            <text:p>mouse_1970</text:p>
          </table:table-cell>
          <table:table-cell table:number-columns-repeated="1018"/>
        </table:table-row>
        <table:table-row table:style-name="ro1">
          <table:table-cell office:value-type="string">
            <text:p>proudfoot</text:p>
          </table:table-cell>
          <table:table-cell office:value-type="string">
            <text:p>mouse_1940</text:p>
          </table:table-cell>
          <table:table-cell office:value-type="string">
            <text:p>blueblossom</text:p>
          </table:table-cell>
          <table:table-cell office:value-type="string">
            <text:p>rat</text:p>
          </table:table-cell>
          <table:table-cell office:value-type="string">
            <text:p>mouse_1930</text:p>
          </table:table-cell>
          <table:table-cell office:value-type="string">
            <text:p>mickey</text:p>
          </table:table-cell>
          <table:table-cell table:number-columns-repeated="1018"/>
        </table:table-row>
        <table:table-row table:style-name="ro1">
          <table:table-cell office:value-type="string">
            <text:p>rat</text:p>
          </table:table-cell>
          <table:table-cell office:value-type="string">
            <text:p>mouse_1960</text:p>
          </table:table-cell>
          <table:table-cell office:value-type="string">
            <text:p>mouse_1930</text:p>
          </table:table-cell>
          <table:table-cell office:value-type="string">
            <text:p>follicles</text:p>
          </table:table-cell>
          <table:table-cell office:value-type="string">
            <text:p>mouse_1970</text:p>
          </table:table-cell>
          <table:table-cell office:value-type="string">
            <text:p>mouse_1960</text:p>
          </table:table-cell>
          <table:table-cell table:number-columns-repeated="1018"/>
        </table:table-row>
        <table:table-row table:style-name="ro1">
          <table:table-cell office:value-type="string">
            <text:p>mole</text:p>
          </table:table-cell>
          <table:table-cell office:value-type="string">
            <text:p>rat</text:p>
          </table:table-cell>
          <table:table-cell office:value-type="string">
            <text:p>mice</text:p>
          </table:table-cell>
          <table:table-cell office:value-type="string">
            <text:p>glycogen</text:p>
          </table:table-cell>
          <table:table-cell office:value-type="string">
            <text:p>mickey</text:p>
          </table:table-cell>
          <table:table-cell office:value-type="string">
            <text:p>mouse_1940</text:p>
          </table:table-cell>
          <table:table-cell table:number-columns-repeated="1018"/>
        </table:table-row>
        <table:table-row table:style-name="ro1">
          <table:table-cell office:value-type="string">
            <text:p>mice</text:p>
          </table:table-cell>
          <table:table-cell table:number-columns-repeated="2" office:value-type="string">
            <text:p>mouse_1920</text:p>
          </table:table-cell>
          <table:table-cell office:value-type="string">
            <text:p>mouse_1960</text:p>
          </table:table-cell>
          <table:table-cell office:value-type="string">
            <text:p>mouse_1950</text:p>
          </table:table-cell>
          <table:table-cell office:value-type="string">
            <text:p>mouse_1930</text:p>
          </table:table-cell>
          <table:table-cell table:number-columns-repeated="1018"/>
        </table:table-row>
        <table:table-row table:style-name="ro1">
          <table:table-cell office:value-type="string">
            <text:p>meadow</text:p>
          </table:table-cell>
          <table:table-cell office:value-type="string">
            <text:p>mickey</text:p>
          </table:table-cell>
          <table:table-cell office:value-type="string">
            <text:p>mouse_1960</text:p>
          </table:table-cell>
          <table:table-cell office:value-type="string">
            <text:p>mouse_1930</text:p>
          </table:table-cell>
          <table:table-cell office:value-type="string">
            <text:p>mouse_1940</text:p>
          </table:table-cell>
          <table:table-cell office:value-type="string">
            <text:p>mouse_1950</text:p>
          </table:table-cell>
          <table:table-cell table:number-columns-repeated="1018"/>
        </table:table-row>
        <table:table-row table:style-name="ro1">
          <table:table-cell office:value-type="string">
            <text:p>mouse_1930</text:p>
          </table:table-cell>
          <table:table-cell office:value-type="string">
            <text:p>mouse_1950</text:p>
          </table:table-cell>
          <table:table-cell office:value-type="string">
            <text:p>mickey</text:p>
          </table:table-cell>
          <table:table-cell office:value-type="string">
            <text:p>granules</text:p>
          </table:table-cell>
          <table:table-cell office:value-type="string">
            <text:p>rat</text:p>
          </table:table-cell>
          <table:table-cell office:value-type="string">
            <text:p>mouse_1920</text:p>
          </table:table-cell>
          <table:table-cell table:number-columns-repeated="1018"/>
        </table:table-row>
        <table:table-row table:style-name="ro1">
          <table:table-cell office:value-type="string">
            <text:p>rats</text:p>
          </table:table-cell>
          <table:table-cell table:number-columns-repeated="2" office:value-type="string">
            <text:p>mouse_1970</text:p>
          </table:table-cell>
          <table:table-cell office:value-type="string">
            <text:p>cells</text:p>
          </table:table-cell>
          <table:table-cell office:value-type="string">
            <text:p>woodpecker</text:p>
          </table:table-cell>
          <table:table-cell office:value-type="string">
            <text:p>hoarded</text:p>
          </table:table-cell>
          <table:table-cell table:number-columns-repeated="1018"/>
        </table:table-row>
        <table:table-row table:style-name="ro1">
          <table:table-cell office:value-type="string">
            <text:p>mouse_1940</text:p>
          </table:table-cell>
          <table:table-cell office:value-type="string">
            <text:p>mice</text:p>
          </table:table-cell>
          <table:table-cell office:value-type="string">
            <text:p>cat</text:p>
          </table:table-cell>
          <table:table-cell office:value-type="string">
            <text:p>mouse_1970</text:p>
          </table:table-cell>
          <table:table-cell office:value-type="string">
            <text:p>mouse_1920</text:p>
          </table:table-cell>
          <table:table-cell office:value-type="string">
            <text:p>squealing</text:p>
          </table:table-cell>
          <table:table-cell table:number-columns-repeated="1018"/>
        </table:table-row>
        <table:table-row table:style-name="ro1">
          <table:table-cell office:value-type="string">
            <text:p>weasel</text:p>
          </table:table-cell>
          <table:table-cell office:value-type="string">
            <text:p>disney</text:p>
          </table:table-cell>
          <table:table-cell office:value-type="string">
            <text:p>jonah</text:p>
          </table:table-cell>
          <table:table-cell office:value-type="string">
            <text:p>epidermis</text:p>
          </table:table-cell>
          <table:table-cell table:number-columns-repeated="2" office:value-type="string">
            <text:p>mice</text:p>
          </table:table-cell>
          <table:table-cell table:number-columns-repeated="1018"/>
        </table:table-row>
        <table:table-row table:style-name="ro1">
          <table:table-cell table:number-columns-repeated="1024"/>
        </table:table-row>
        <table:table-row table:style-name="ro1">
          <table:table-cell table:style-name="ce12" office:value-type="string">
            <text:p>music_1920</text:p>
          </table:table-cell>
          <table:table-cell table:style-name="ce12" office:value-type="string">
            <text:p>music_1930</text:p>
          </table:table-cell>
          <table:table-cell table:style-name="ce12" office:value-type="string">
            <text:p>music_1940</text:p>
          </table:table-cell>
          <table:table-cell table:style-name="ce12" office:value-type="string">
            <text:p>music_1950</text:p>
          </table:table-cell>
          <table:table-cell table:style-name="ce12" office:value-type="string">
            <text:p>music_1960</text:p>
          </table:table-cell>
          <table:table-cell table:style-name="ce12" office:value-type="string">
            <text:p>music_1970</text:p>
          </table:table-cell>
          <table:table-cell table:number-columns-repeated="1018"/>
        </table:table-row>
        <table:table-row table:style-name="ro1">
          <table:table-cell table:number-columns-repeated="3" office:value-type="string">
            <text:p>music_1950</text:p>
          </table:table-cell>
          <table:table-cell office:value-type="string">
            <text:p>music_1960</text:p>
          </table:table-cell>
          <table:table-cell table:number-columns-repeated="2" office:value-type="string">
            <text:p>music_1950</text:p>
          </table:table-cell>
          <table:table-cell table:number-columns-repeated="1018"/>
        </table:table-row>
        <table:table-row table:style-name="ro1">
          <table:table-cell office:value-type="string">
            <text:p>music_1930</text:p>
          </table:table-cell>
          <table:table-cell office:value-type="string">
            <text:p>music_1940</text:p>
          </table:table-cell>
          <table:table-cell table:number-columns-repeated="2" office:value-type="string">
            <text:p>music_1930</text:p>
          </table:table-cell>
          <table:table-cell office:value-type="string">
            <text:p>music_1970</text:p>
          </table:table-cell>
          <table:table-cell office:value-type="string">
            <text:p>music_1960</text:p>
          </table:table-cell>
          <table:table-cell table:number-columns-repeated="1018"/>
        </table:table-row>
        <table:table-row table:style-name="ro1">
          <table:table-cell office:value-type="string">
            <text:p>music_1940</text:p>
          </table:table-cell>
          <table:table-cell office:value-type="string">
            <text:p>music_1920</text:p>
          </table:table-cell>
          <table:table-cell office:value-type="string">
            <text:p>music_1960</text:p>
          </table:table-cell>
          <table:table-cell table:number-columns-repeated="3" office:value-type="string">
            <text:p>music_1940</text:p>
          </table:table-cell>
          <table:table-cell table:number-columns-repeated="1018"/>
        </table:table-row>
        <table:table-row table:style-name="ro1">
          <table:table-cell table:number-columns-repeated="2" office:value-type="string">
            <text:p>music_1960</text:p>
          </table:table-cell>
          <table:table-cell table:number-columns-repeated="2" office:value-type="string">
            <text:p>music_1970</text:p>
          </table:table-cell>
          <table:table-cell table:number-columns-repeated="2" office:value-type="string">
            <text:p>music_1930</text:p>
          </table:table-cell>
          <table:table-cell table:number-columns-repeated="1018"/>
        </table:table-row>
        <table:table-row table:style-name="ro1">
          <table:table-cell table:number-columns-repeated="2" office:value-type="string">
            <text:p>music_1970</text:p>
          </table:table-cell>
          <table:table-cell table:number-columns-repeated="4" office:value-type="string">
            <text:p>music_1920</text:p>
          </table:table-cell>
          <table:table-cell table:number-columns-repeated="1018"/>
        </table:table-row>
        <table:table-row table:style-name="ro1">
          <table:table-cell office:value-type="string">
            <text:p>composers</text:p>
          </table:table-cell>
          <table:table-cell office:value-type="string">
            <text:p>orchestra</text:p>
          </table:table-cell>
          <table:table-cell table:number-columns-repeated="2" office:value-type="string">
            <text:p>piano</text:p>
          </table:table-cell>
          <table:table-cell office:value-type="string">
            <text:p>orchestra</text:p>
          </table:table-cell>
          <table:table-cell office:value-type="string">
            <text:p>songs</text:p>
          </table:table-cell>
          <table:table-cell table:number-columns-repeated="1018"/>
        </table:table-row>
        <table:table-row table:style-name="ro1">
          <table:table-cell office:value-type="string">
            <text:p>musical</text:p>
          </table:table-cell>
          <table:table-cell office:value-type="string">
            <text:p>symphony</text:p>
          </table:table-cell>
          <table:table-cell office:value-type="string">
            <text:p>orchestra</text:p>
          </table:table-cell>
          <table:table-cell office:value-type="string">
            <text:p>jazz</text:p>
          </table:table-cell>
          <table:table-cell office:value-type="string">
            <text:p>songs</text:p>
          </table:table-cell>
          <table:table-cell office:value-type="string">
            <text:p>piano</text:p>
          </table:table-cell>
          <table:table-cell table:number-columns-repeated="1018"/>
        </table:table-row>
        <table:table-row table:style-name="ro1">
          <table:table-cell office:value-type="string">
            <text:p>songs</text:p>
          </table:table-cell>
          <table:table-cell office:value-type="string">
            <text:p>piano</text:p>
          </table:table-cell>
          <table:table-cell office:value-type="string">
            <text:p>tune</text:p>
          </table:table-cell>
          <table:table-cell office:value-type="string">
            <text:p>musical</text:p>
          </table:table-cell>
          <table:table-cell office:value-type="string">
            <text:p>piano</text:p>
          </table:table-cell>
          <table:table-cell office:value-type="string">
            <text:p>jazz</text:p>
          </table:table-cell>
          <table:table-cell table:number-columns-repeated="1018"/>
        </table:table-row>
        <table:table-row table:style-name="ro1">
          <table:table-cell office:value-type="string">
            <text:p>bach</text:p>
          </table:table-cell>
          <table:table-cell office:value-type="string">
            <text:p>petrov</text:p>
          </table:table-cell>
          <table:table-cell office:value-type="string">
            <text:p>symphony</text:p>
          </table:table-cell>
          <table:table-cell office:value-type="string">
            <text:p>composers</text:p>
          </table:table-cell>
          <table:table-cell office:value-type="string">
            <text:p>jazz</text:p>
          </table:table-cell>
          <table:table-cell office:value-type="string">
            <text:p>orchestra</text:p>
          </table:table-cell>
          <table:table-cell table:number-columns-repeated="1018"/>
        </table:table-row>
        <table:table-row table:style-name="ro1">
          <table:table-cell table:number-columns-repeated="1024"/>
        </table:table-row>
        <table:table-row table:style-name="ro1">
          <table:table-cell table:style-name="ce12" office:value-type="string">
            <text:p>newspaper_1920</text:p>
          </table:table-cell>
          <table:table-cell table:style-name="ce12" office:value-type="string">
            <text:p>newspaper_1930</text:p>
          </table:table-cell>
          <table:table-cell table:style-name="ce12" office:value-type="string">
            <text:p>newspaper_1940</text:p>
          </table:table-cell>
          <table:table-cell table:style-name="ce12" office:value-type="string">
            <text:p>newspaper_1950</text:p>
          </table:table-cell>
          <table:table-cell table:style-name="ce12" office:value-type="string">
            <text:p>newspaper_1960</text:p>
          </table:table-cell>
          <table:table-cell table:style-name="ce12" office:value-type="string">
            <text:p>newspaper_1970</text:p>
          </table:table-cell>
          <table:table-cell table:style-name="ce12"/>
          <table:table-cell table:number-columns-repeated="1017"/>
        </table:table-row>
        <table:table-row table:style-name="ro1">
          <table:table-cell office:value-type="string">
            <text:p>newspaper_1930</text:p>
          </table:table-cell>
          <table:table-cell office:value-type="string">
            <text:p>newspaper_1940</text:p>
          </table:table-cell>
          <table:table-cell office:value-type="string">
            <text:p>newspaper_1930</text:p>
          </table:table-cell>
          <table:table-cell office:value-type="string">
            <text:p>newspaper_1940</text:p>
          </table:table-cell>
          <table:table-cell office:value-type="string">
            <text:p>newspaper_1930</text:p>
          </table:table-cell>
          <table:table-cell office:value-type="string">
            <text:p>newspaper_1960</text:p>
          </table:table-cell>
          <table:table-cell table:number-columns-repeated="1018"/>
        </table:table-row>
        <table:table-row table:style-name="ro1">
          <table:table-cell office:value-type="string">
            <text:p>newspaper_1940</text:p>
          </table:table-cell>
          <table:table-cell office:value-type="string">
            <text:p>newspaper_1960</text:p>
          </table:table-cell>
          <table:table-cell office:value-type="string">
            <text:p>newspaper_1950</text:p>
          </table:table-cell>
          <table:table-cell office:value-type="string">
            <text:p>newspaper_1960</text:p>
          </table:table-cell>
          <table:table-cell office:value-type="string">
            <text:p>newspaper_1970</text:p>
          </table:table-cell>
          <table:table-cell office:value-type="string">
            <text:p>newspaper_1950</text:p>
          </table:table-cell>
          <table:table-cell table:number-columns-repeated="1018"/>
        </table:table-row>
        <table:table-row table:style-name="ro1">
          <table:table-cell table:number-columns-repeated="2" office:value-type="string">
            <text:p>newspaper_1950</text:p>
          </table:table-cell>
          <table:table-cell office:value-type="string">
            <text:p>newspapers</text:p>
          </table:table-cell>
          <table:table-cell office:value-type="string">
            <text:p>newspaper_1930</text:p>
          </table:table-cell>
          <table:table-cell table:number-columns-repeated="2" office:value-type="string">
            <text:p>newspaper_1940</text:p>
          </table:table-cell>
          <table:table-cell table:number-columns-repeated="1018"/>
        </table:table-row>
        <table:table-row table:style-name="ro1">
          <table:table-cell office:value-type="string">
            <text:p>newspapers</text:p>
          </table:table-cell>
          <table:table-cell office:value-type="string">
            <text:p>newspaper_1920</text:p>
          </table:table-cell>
          <table:table-cell office:value-type="string">
            <text:p>newspaper_1960</text:p>
          </table:table-cell>
          <table:table-cell office:value-type="string">
            <text:p>newspapers</text:p>
          </table:table-cell>
          <table:table-cell office:value-type="string">
            <text:p>newspaper_1950</text:p>
          </table:table-cell>
          <table:table-cell office:value-type="string">
            <text:p>newspapers</text:p>
          </table:table-cell>
          <table:table-cell table:number-columns-repeated="1018"/>
        </table:table-row>
        <table:table-row table:style-name="ro1">
          <table:table-cell office:value-type="string">
            <text:p>newspaper_1960</text:p>
          </table:table-cell>
          <table:table-cell office:value-type="string">
            <text:p>newspapers</text:p>
          </table:table-cell>
          <table:table-cell office:value-type="string">
            <text:p>newspaper_1920</text:p>
          </table:table-cell>
          <table:table-cell office:value-type="string">
            <text:p>newspaper_1970</text:p>
          </table:table-cell>
          <table:table-cell office:value-type="string">
            <text:p>newspapers</text:p>
          </table:table-cell>
          <table:table-cell office:value-type="string">
            <text:p>newspaper_1930</text:p>
          </table:table-cell>
          <table:table-cell table:number-columns-repeated="1018"/>
        </table:table-row>
        <table:table-row table:style-name="ro1">
          <table:table-cell table:number-columns-repeated="3" office:value-type="string">
            <text:p>newspaper_1970</text:p>
          </table:table-cell>
          <table:table-cell table:number-columns-repeated="3" office:value-type="string">
            <text:p>newspaper_1920</text:p>
          </table:table-cell>
          <table:table-cell table:number-columns-repeated="1018"/>
        </table:table-row>
        <table:table-row table:style-name="ro1">
          <table:table-cell table:number-columns-repeated="6" office:value-type="string">
            <text:p>magazine</text:p>
          </table:table-cell>
          <table:table-cell table:number-columns-repeated="1018"/>
        </table:table-row>
        <table:table-row table:style-name="ro1">
          <table:table-cell table:number-columns-repeated="2" office:value-type="string">
            <text:p>news</text:p>
          </table:table-cell>
          <table:table-cell office:value-type="string">
            <text:p>papers</text:p>
          </table:table-cell>
          <table:table-cell office:value-type="string">
            <text:p>editorial</text:p>
          </table:table-cell>
          <table:table-cell office:value-type="string">
            <text:p>news</text:p>
          </table:table-cell>
          <table:table-cell office:value-type="string">
            <text:p>dailies</text:p>
          </table:table-cell>
          <table:table-cell table:number-columns-repeated="1018"/>
        </table:table-row>
        <table:table-row table:style-name="ro1">
          <table:table-cell office:value-type="string">
            <text:p>editors</text:p>
          </table:table-cell>
          <table:table-cell table:number-columns-repeated="2" office:value-type="string">
            <text:p>dailies</text:p>
          </table:table-cell>
          <table:table-cell office:value-type="string">
            <text:p>magazines</text:p>
          </table:table-cell>
          <table:table-cell office:value-type="string">
            <text:p>editorial</text:p>
          </table:table-cell>
          <table:table-cell office:value-type="string">
            <text:p>magazines</text:p>
          </table:table-cell>
          <table:table-cell table:number-columns-repeated="1018"/>
        </table:table-row>
        <table:table-row table:style-name="ro1">
          <table:table-cell table:number-columns-repeated="1024"/>
        </table:table-row>
        <table:table-row table:style-name="ro1">
          <table:table-cell table:style-name="ce12" office:value-type="string">
            <text:p>paper_1920</text:p>
          </table:table-cell>
          <table:table-cell table:style-name="ce12" office:value-type="string">
            <text:p>paper_1930</text:p>
          </table:table-cell>
          <table:table-cell table:style-name="ce12" office:value-type="string">
            <text:p>paper_1940</text:p>
          </table:table-cell>
          <table:table-cell table:style-name="ce12" office:value-type="string">
            <text:p>paper_1950</text:p>
          </table:table-cell>
          <table:table-cell table:style-name="ce12" office:value-type="string">
            <text:p>paper_1960</text:p>
          </table:table-cell>
          <table:table-cell table:style-name="ce12" office:value-type="string">
            <text:p>paper_1970</text:p>
          </table:table-cell>
          <table:table-cell table:number-columns-repeated="1018"/>
        </table:table-row>
        <table:table-row table:style-name="ro1">
          <table:table-cell office:value-type="string">
            <text:p>paper_1930</text:p>
          </table:table-cell>
          <table:table-cell table:number-columns-repeated="2" office:value-type="string">
            <text:p>paper_1950</text:p>
          </table:table-cell>
          <table:table-cell office:value-type="string">
            <text:p>paper_1960</text:p>
          </table:table-cell>
          <table:table-cell office:value-type="string">
            <text:p>paper_1950</text:p>
          </table:table-cell>
          <table:table-cell office:value-type="string">
            <text:p>paper_1960</text:p>
          </table:table-cell>
          <table:table-cell table:number-columns-repeated="1018"/>
        </table:table-row>
        <table:table-row table:style-name="ro1">
          <table:table-cell office:value-type="string">
            <text:p>paper_1950</text:p>
          </table:table-cell>
          <table:table-cell office:value-type="string">
            <text:p>paper_1920</text:p>
          </table:table-cell>
          <table:table-cell office:value-type="string">
            <text:p>paper_1930</text:p>
          </table:table-cell>
          <table:table-cell office:value-type="string">
            <text:p>paper_1940</text:p>
          </table:table-cell>
          <table:table-cell office:value-type="string">
            <text:p>paper_1970</text:p>
          </table:table-cell>
          <table:table-cell office:value-type="string">
            <text:p>paper_1950</text:p>
          </table:table-cell>
          <table:table-cell table:number-columns-repeated="1018"/>
        </table:table-row>
        <table:table-row table:style-name="ro1">
          <table:table-cell table:number-columns-repeated="2" office:value-type="string">
            <text:p>paper_1940</text:p>
          </table:table-cell>
          <table:table-cell office:value-type="string">
            <text:p>paper_1960</text:p>
          </table:table-cell>
          <table:table-cell office:value-type="string">
            <text:p>paper_1930</text:p>
          </table:table-cell>
          <table:table-cell office:value-type="string">
            <text:p>paper_1940</text:p>
          </table:table-cell>
          <table:table-cell office:value-type="string">
            <text:p>paper_1930</text:p>
          </table:table-cell>
          <table:table-cell table:number-columns-repeated="1018"/>
        </table:table-row>
        <table:table-row table:style-name="ro1">
          <table:table-cell table:number-columns-repeated="2" office:value-type="string">
            <text:p>paper_1960</text:p>
          </table:table-cell>
          <table:table-cell office:value-type="string">
            <text:p>paper_1920</text:p>
          </table:table-cell>
          <table:table-cell office:value-type="string">
            <text:p>paper_1970</text:p>
          </table:table-cell>
          <table:table-cell office:value-type="string">
            <text:p>paper_1930</text:p>
          </table:table-cell>
          <table:table-cell office:value-type="string">
            <text:p>paper_1940</text:p>
          </table:table-cell>
          <table:table-cell table:number-columns-repeated="1018"/>
        </table:table-row>
        <table:table-row table:style-name="ro1">
          <table:table-cell table:number-columns-repeated="3" office:value-type="string">
            <text:p>paper_1970</text:p>
          </table:table-cell>
          <table:table-cell table:number-columns-repeated="3" office:value-type="string">
            <text:p>paper_1920</text:p>
          </table:table-cell>
          <table:table-cell table:number-columns-repeated="1018"/>
        </table:table-row>
        <table:table-row table:style-name="ro1">
          <table:table-cell table:number-columns-repeated="6" office:value-type="string">
            <text:p>sheet</text:p>
          </table:table-cell>
          <table:table-cell table:number-columns-repeated="1018"/>
        </table:table-row>
        <table:table-row table:style-name="ro1">
          <table:table-cell office:value-type="string">
            <text:p>folded</text:p>
          </table:table-cell>
          <table:table-cell table:number-columns-repeated="2" office:value-type="string">
            <text:p>sheets</text:p>
          </table:table-cell>
          <table:table-cell office:value-type="string">
            <text:p>wrapping</text:p>
          </table:table-cell>
          <table:table-cell table:number-columns-repeated="2" office:value-type="string">
            <text:p>sheets</text:p>
          </table:table-cell>
          <table:table-cell table:number-columns-repeated="1018"/>
        </table:table-row>
        <table:table-row table:style-name="ro1">
          <table:table-cell office:value-type="string">
            <text:p>sheets</text:p>
          </table:table-cell>
          <table:table-cell table:number-columns-repeated="2" office:value-type="string">
            <text:p>folded</text:p>
          </table:table-cell>
          <table:table-cell office:value-type="string">
            <text:p>sheets</text:p>
          </table:table-cell>
          <table:table-cell office:value-type="string">
            <text:p>napkins</text:p>
          </table:table-cell>
          <table:table-cell office:value-type="string">
            <text:p>wrapping</text:p>
          </table:table-cell>
          <table:table-cell table:number-columns-repeated="1018"/>
        </table:table-row>
        <table:table-row table:style-name="ro1">
          <table:table-cell office:value-type="string">
            <text:p>stationery</text:p>
          </table:table-cell>
          <table:table-cell office:value-type="string">
            <text:p>wrapping</text:p>
          </table:table-cell>
          <table:table-cell office:value-type="string">
            <text:p>stationery</text:p>
          </table:table-cell>
          <table:table-cell office:value-type="string">
            <text:p>folded</text:p>
          </table:table-cell>
          <table:table-cell office:value-type="string">
            <text:p>wrapping</text:p>
          </table:table-cell>
          <table:table-cell office:value-type="string">
            <text:p>pad</text:p>
          </table:table-cell>
          <table:table-cell table:number-columns-repeated="1018"/>
        </table:table-row>
        <table:table-row table:style-name="ro1">
          <table:table-cell table:number-columns-repeated="1024"/>
        </table:table-row>
        <table:table-row table:style-name="ro1">
          <table:table-cell table:style-name="ce12" office:value-type="string">
            <text:p>phone_1920</text:p>
          </table:table-cell>
          <table:table-cell table:style-name="ce12" office:value-type="string">
            <text:p>phone_1930</text:p>
          </table:table-cell>
          <table:table-cell table:style-name="ce12" office:value-type="string">
            <text:p>phone_1940</text:p>
          </table:table-cell>
          <table:table-cell table:style-name="ce12" office:value-type="string">
            <text:p>phone_1950</text:p>
          </table:table-cell>
          <table:table-cell table:style-name="ce12" office:value-type="string">
            <text:p>phone_1960</text:p>
          </table:table-cell>
          <table:table-cell table:style-name="ce12" office:value-type="string">
            <text:p>phone_1970</text:p>
          </table:table-cell>
          <table:table-cell table:number-columns-repeated="1018"/>
        </table:table-row>
        <table:table-row table:style-name="ro1">
          <table:table-cell office:value-type="string">
            <text:p>telephone_1920</text:p>
          </table:table-cell>
          <table:table-cell office:value-type="string">
            <text:p>telephone_1930</text:p>
          </table:table-cell>
          <table:table-cell office:value-type="string">
            <text:p>phone_1950</text:p>
          </table:table-cell>
          <table:table-cell office:value-type="string">
            <text:p>telephone_1950</text:p>
          </table:table-cell>
          <table:table-cell office:value-type="string">
            <text:p>phone_1970</text:p>
          </table:table-cell>
          <table:table-cell office:value-type="string">
            <text:p>telephone_1970</text:p>
          </table:table-cell>
          <table:table-cell table:number-columns-repeated="1018"/>
        </table:table-row>
        <table:table-row table:style-name="ro1">
          <table:table-cell office:value-type="string">
            <text:p>phone_1930</text:p>
          </table:table-cell>
          <table:table-cell office:value-type="string">
            <text:p>phone_1940</text:p>
          </table:table-cell>
          <table:table-cell office:value-type="string">
            <text:p>phone_1930</text:p>
          </table:table-cell>
          <table:table-cell office:value-type="string">
            <text:p>phone_1970</text:p>
          </table:table-cell>
          <table:table-cell office:value-type="string">
            <text:p>telephone_1960</text:p>
          </table:table-cell>
          <table:table-cell office:value-type="string">
            <text:p>phone_1960</text:p>
          </table:table-cell>
          <table:table-cell table:number-columns-repeated="1018"/>
        </table:table-row>
        <table:table-row table:style-name="ro1">
          <table:table-cell office:value-type="string">
            <text:p>telephone_1940</text:p>
          </table:table-cell>
          <table:table-cell office:value-type="string">
            <text:p>camera_1930</text:p>
          </table:table-cell>
          <table:table-cell office:value-type="string">
            <text:p>phone_1970</text:p>
          </table:table-cell>
          <table:table-cell office:value-type="string">
            <text:p>phone_1940</text:p>
          </table:table-cell>
          <table:table-cell office:value-type="string">
            <text:p>phone_1950</text:p>
          </table:table-cell>
          <table:table-cell office:value-type="string">
            <text:p>telephone_1950</text:p>
          </table:table-cell>
          <table:table-cell table:number-columns-repeated="1018"/>
        </table:table-row>
        <table:table-row table:style-name="ro1">
          <table:table-cell office:value-type="string">
            <text:p>phone_1940</text:p>
          </table:table-cell>
          <table:table-cell office:value-type="string">
            <text:p>phone_1950</text:p>
          </table:table-cell>
          <table:table-cell office:value-type="string">
            <text:p>telephone_1940</text:p>
          </table:table-cell>
          <table:table-cell office:value-type="string">
            <text:p>phone_1960</text:p>
          </table:table-cell>
          <table:table-cell office:value-type="string">
            <text:p>phone_1940</text:p>
          </table:table-cell>
          <table:table-cell office:value-type="string">
            <text:p>telephone_1960</text:p>
          </table:table-cell>
          <table:table-cell table:number-columns-repeated="1018"/>
        </table:table-row>
        <table:table-row table:style-name="ro1">
          <table:table-cell office:value-type="string">
            <text:p>telephone_1930</text:p>
          </table:table-cell>
          <table:table-cell office:value-type="string">
            <text:p>phone_1970</text:p>
          </table:table-cell>
          <table:table-cell office:value-type="string">
            <text:p>phone_1960</text:p>
          </table:table-cell>
          <table:table-cell office:value-type="string">
            <text:p>phone_1930</text:p>
          </table:table-cell>
          <table:table-cell office:value-type="string">
            <text:p>telephone_1950</text:p>
          </table:table-cell>
          <table:table-cell office:value-type="string">
            <text:p>phone_1950</text:p>
          </table:table-cell>
          <table:table-cell table:number-columns-repeated="1018"/>
        </table:table-row>
        <table:table-row table:style-name="ro1">
          <table:table-cell office:value-type="string">
            <text:p>phone_1970</text:p>
          </table:table-cell>
          <table:table-cell office:value-type="string">
            <text:p>phone_1960</text:p>
          </table:table-cell>
          <table:table-cell office:value-type="string">
            <text:p>telephone_1950</text:p>
          </table:table-cell>
          <table:table-cell office:value-type="string">
            <text:p>telephone_1960</text:p>
          </table:table-cell>
          <table:table-cell office:value-type="string">
            <text:p>telephone_1970</text:p>
          </table:table-cell>
          <table:table-cell office:value-type="string">
            <text:p>telephone_1940</text:p>
          </table:table-cell>
          <table:table-cell table:number-columns-repeated="1018"/>
        </table:table-row>
        <table:table-row table:style-name="ro1">
          <table:table-cell table:number-columns-repeated="2" office:value-type="string">
            <text:p>telephone_1950</text:p>
          </table:table-cell>
          <table:table-cell office:value-type="string">
            <text:p>telephone_1930</text:p>
          </table:table-cell>
          <table:table-cell office:value-type="string">
            <text:p>telephone_1970</text:p>
          </table:table-cell>
          <table:table-cell office:value-type="string">
            <text:p>telephone_1930</text:p>
          </table:table-cell>
          <table:table-cell office:value-type="string">
            <text:p>phone_1940</text:p>
          </table:table-cell>
          <table:table-cell table:number-columns-repeated="1018"/>
        </table:table-row>
        <table:table-row table:style-name="ro1">
          <table:table-cell office:value-type="string">
            <text:p>phone_1950</text:p>
          </table:table-cell>
          <table:table-cell office:value-type="string">
            <text:p>exits</text:p>
          </table:table-cell>
          <table:table-cell office:value-type="string">
            <text:p>telephone_1970</text:p>
          </table:table-cell>
          <table:table-cell table:number-columns-repeated="2" office:value-type="string">
            <text:p>telephone_1940</text:p>
          </table:table-cell>
          <table:table-cell office:value-type="string">
            <text:p>telephone_1930</text:p>
          </table:table-cell>
          <table:table-cell table:number-columns-repeated="1018"/>
        </table:table-row>
        <table:table-row table:style-name="ro1">
          <table:table-cell office:value-type="string">
            <text:p>telephone_1970</text:p>
          </table:table-cell>
          <table:table-cell office:value-type="string">
            <text:p>brad</text:p>
          </table:table-cell>
          <table:table-cell office:value-type="string">
            <text:p>telephone_1960</text:p>
          </table:table-cell>
          <table:table-cell office:value-type="string">
            <text:p>receiver</text:p>
          </table:table-cell>
          <table:table-cell table:number-columns-repeated="2" office:value-type="string">
            <text:p>phone_1930</text:p>
          </table:table-cell>
          <table:table-cell table:number-columns-repeated="1018"/>
        </table:table-row>
        <table:table-row table:style-name="ro1">
          <table:table-cell table:number-columns-repeated="1024"/>
        </table:table-row>
        <table:table-row table:style-name="ro1">
          <table:table-cell table:style-name="ce12" office:value-type="string">
            <text:p>racism_1920</text:p>
          </table:table-cell>
          <table:table-cell table:style-name="ce12" office:value-type="string">
            <text:p>racism_1930</text:p>
          </table:table-cell>
          <table:table-cell table:style-name="ce12" office:value-type="string">
            <text:p>racism_1940</text:p>
          </table:table-cell>
          <table:table-cell table:style-name="ce12" office:value-type="string">
            <text:p>racism_1950</text:p>
          </table:table-cell>
          <table:table-cell table:style-name="ce12" office:value-type="string">
            <text:p>racism_1960</text:p>
          </table:table-cell>
          <table:table-cell table:style-name="ce12" office:value-type="string">
            <text:p>racism_1970</text:p>
          </table:table-cell>
          <table:table-cell table:number-columns-repeated="1018"/>
        </table:table-row>
        <table:table-row table:style-name="ro1">
          <table:table-cell office:value-type="string">
            <text:p>activities</text:p>
          </table:table-cell>
          <table:table-cell office:value-type="string">
            <text:p>found</text:p>
          </table:table-cell>
          <table:table-cell office:value-type="string">
            <text:p>americans</text:p>
          </table:table-cell>
          <table:table-cell office:value-type="string">
            <text:p>racism_1970</text:p>
          </table:table-cell>
          <table:table-cell office:value-type="string">
            <text:p>racial</text:p>
          </table:table-cell>
          <table:table-cell table:number-columns-repeated="1019"/>
        </table:table-row>
        <table:table-row table:style-name="ro1">
          <table:table-cell office:value-type="string">
            <text:p>espionage</text:p>
          </table:table-cell>
          <table:table-cell office:value-type="string">
            <text:p>last</text:p>
          </table:table-cell>
          <table:table-cell office:value-type="string">
            <text:p>anti-american</text:p>
          </table:table-cell>
          <table:table-cell office:value-type="string">
            <text:p>colonialism</text:p>
          </table:table-cell>
          <table:table-cell office:value-type="string">
            <text:p>bigotry</text:p>
          </table:table-cell>
          <table:table-cell table:number-columns-repeated="1019"/>
        </table:table-row>
        <table:table-row table:style-name="ro1">
          <table:table-cell office:value-type="string">
            <text:p>sabotage</text:p>
          </table:table-cell>
          <table:table-cell office:value-type="string">
            <text:p>nationalism</text:p>
          </table:table-cell>
          <table:table-cell office:value-type="string">
            <text:p>that</text:p>
          </table:table-cell>
          <table:table-cell office:value-type="string">
            <text:p>imperialism</text:p>
          </table:table-cell>
          <table:table-cell office:value-type="string">
            <text:p>racism_1960</text:p>
          </table:table-cell>
          <table:table-cell table:number-columns-repeated="1019"/>
        </table:table-row>
        <table:table-row table:style-name="ro1">
          <table:table-cell office:value-type="string">
            <text:p>subversive</text:p>
          </table:table-cell>
          <table:table-cell office:value-type="string">
            <text:p>fanatic</text:p>
          </table:table-cell>
          <table:table-cell office:value-type="string">
            <text:p>bigotry</text:p>
          </table:table-cell>
          <table:table-cell office:value-type="string">
            <text:p>discrimination</text:p>
          </table:table-cell>
          <table:table-cell office:value-type="string">
            <text:p>injustice</text:p>
          </table:table-cell>
          <table:table-cell table:number-columns-repeated="1019"/>
        </table:table-row>
        <table:table-row table:style-name="ro1">
          <table:table-cell office:value-type="string">
            <text:p>passed</text:p>
          </table:table-cell>
          <table:table-cell office:value-type="string">
            <text:p>declared</text:p>
          </table:table-cell>
          <table:table-cell office:value-type="string">
            <text:p>america</text:p>
          </table:table-cell>
          <table:table-cell office:value-type="string">
            <text:p>anti-semitism</text:p>
          </table:table-cell>
          <table:table-cell office:value-type="string">
            <text:p>imperialism</text:p>
          </table:table-cell>
          <table:table-cell table:number-columns-repeated="1019"/>
        </table:table-row>
        <table:table-row table:style-name="ro1">
          <table:table-cell office:value-type="string">
            <text:p>pass</text:p>
          </table:table-cell>
          <table:table-cell office:value-type="string">
            <text:p>draw</text:p>
          </table:table-cell>
          <table:table-cell office:value-type="string">
            <text:p>racketeering</text:p>
          </table:table-cell>
          <table:table-cell office:value-type="string">
            <text:p>racial</text:p>
          </table:table-cell>
          <table:table-cell office:value-type="string">
            <text:p>discrimination</text:p>
          </table:table-cell>
          <table:table-cell table:number-columns-repeated="1019"/>
        </table:table-row>
        <table:table-row table:style-name="ro1">
          <table:table-cell office:value-type="string">
            <text:p>propaganda</text:p>
          </table:table-cell>
          <table:table-cell office:value-type="string">
            <text:p>concurrently</text:p>
          </table:table-cell>
          <table:table-cell office:value-type="string">
            <text:p>north</text:p>
          </table:table-cell>
          <table:table-cell office:value-type="string">
            <text:p>nationalism</text:p>
          </table:table-cell>
          <table:table-cell office:value-type="string">
            <text:p>racist</text:p>
          </table:table-cell>
          <table:table-cell table:number-columns-repeated="1019"/>
        </table:table-row>
        <table:table-row table:style-name="ro1">
          <table:table-cell office:value-type="string">
            <text:p>subversion</text:p>
          </table:table-cell>
          <table:table-cell office:value-type="string">
            <text:p>frame-up</text:p>
          </table:table-cell>
          <table:table-cell office:value-type="string">
            <text:p>crowning</text:p>
          </table:table-cell>
          <table:table-cell office:value-type="string">
            <text:p>resurgence</text:p>
          </table:table-cell>
          <table:table-cell office:value-type="string">
            <text:p>colonialism</text:p>
          </table:table-cell>
          <table:table-cell table:number-columns-repeated="1019"/>
        </table:table-row>
        <table:table-row table:style-name="ro1">
          <table:table-cell office:value-type="string">
            <text:p>certainly</text:p>
          </table:table-cell>
          <table:table-cell office:value-type="string">
            <text:p>tyranny</text:p>
          </table:table-cell>
          <table:table-cell office:value-type="string">
            <text:p>mississippi</text:p>
          </table:table-cell>
          <table:table-cell office:value-type="string">
            <text:p>bigotry</text:p>
          </table:table-cell>
          <table:table-cell office:value-type="string">
            <text:p>inequality</text:p>
          </table:table-cell>
          <table:table-cell table:number-columns-repeated="1019"/>
        </table:table-row>
        <table:table-row table:style-name="ro1">
          <table:table-cell table:number-columns-repeated="1024"/>
        </table:table-row>
        <table:table-row table:style-name="ro1">
          <table:table-cell table:style-name="ce12" office:value-type="string">
            <text:p>record_1920</text:p>
          </table:table-cell>
          <table:table-cell table:style-name="ce12" office:value-type="string">
            <text:p>record_1930</text:p>
          </table:table-cell>
          <table:table-cell table:style-name="ce12" office:value-type="string">
            <text:p>record_1940</text:p>
          </table:table-cell>
          <table:table-cell table:style-name="ce12" office:value-type="string">
            <text:p>record_1950</text:p>
          </table:table-cell>
          <table:table-cell table:style-name="ce12" office:value-type="string">
            <text:p>record_1960</text:p>
          </table:table-cell>
          <table:table-cell table:style-name="ce12" office:value-type="string">
            <text:p>record_1970</text:p>
          </table:table-cell>
          <table:table-cell table:style-name="ce12" table:number-columns-repeated="4"/>
          <table:table-cell table:number-columns-repeated="1014"/>
        </table:table-row>
        <table:table-row table:style-name="ro1">
          <table:table-cell office:value-type="string">
            <text:p>record_1930</text:p>
          </table:table-cell>
          <table:table-cell office:value-type="string">
            <text:p>record_1920</text:p>
          </table:table-cell>
          <table:table-cell office:value-type="string">
            <text:p>record_1950</text:p>
          </table:table-cell>
          <table:table-cell office:value-type="string">
            <text:p>record_1960</text:p>
          </table:table-cell>
          <table:table-cell table:number-columns-repeated="2" office:value-type="string">
            <text:p>record_1950</text:p>
          </table:table-cell>
          <table:table-cell table:number-columns-repeated="1018"/>
        </table:table-row>
        <table:table-row table:style-name="ro1">
          <table:table-cell office:value-type="string">
            <text:p>record_1960</text:p>
          </table:table-cell>
          <table:table-cell office:value-type="string">
            <text:p>record_1940</text:p>
          </table:table-cell>
          <table:table-cell office:value-type="string">
            <text:p>record_1930</text:p>
          </table:table-cell>
          <table:table-cell table:number-columns-repeated="2" office:value-type="string">
            <text:p>record_1970</text:p>
          </table:table-cell>
          <table:table-cell office:value-type="string">
            <text:p>record_1960</text:p>
          </table:table-cell>
          <table:table-cell table:number-columns-repeated="1018"/>
        </table:table-row>
        <table:table-row table:style-name="ro1">
          <table:table-cell office:value-type="string">
            <text:p>record_1940</text:p>
          </table:table-cell>
          <table:table-cell office:value-type="string">
            <text:p>record_1950</text:p>
          </table:table-cell>
          <table:table-cell office:value-type="string">
            <text:p>records</text:p>
          </table:table-cell>
          <table:table-cell table:number-columns-repeated="2" office:value-type="string">
            <text:p>record_1940</text:p>
          </table:table-cell>
          <table:table-cell office:value-type="string">
            <text:p>records</text:p>
          </table:table-cell>
          <table:table-cell table:number-columns-repeated="1018"/>
        </table:table-row>
        <table:table-row table:style-name="ro1">
          <table:table-cell office:value-type="string">
            <text:p>record_1950</text:p>
          </table:table-cell>
          <table:table-cell office:value-type="string">
            <text:p>record_1960</text:p>
          </table:table-cell>
          <table:table-cell office:value-type="string">
            <text:p>record_1970</text:p>
          </table:table-cell>
          <table:table-cell table:number-columns-repeated="2" office:value-type="string">
            <text:p>records</text:p>
          </table:table-cell>
          <table:table-cell office:value-type="string">
            <text:p>record_1940</text:p>
          </table:table-cell>
          <table:table-cell table:number-columns-repeated="1018"/>
        </table:table-row>
        <table:table-row table:style-name="ro1">
          <table:table-cell table:number-columns-repeated="2" office:value-type="string">
            <text:p>records</text:p>
          </table:table-cell>
          <table:table-cell office:value-type="string">
            <text:p>record_1960</text:p>
          </table:table-cell>
          <table:table-cell table:number-columns-repeated="3" office:value-type="string">
            <text:p>record_1930</text:p>
          </table:table-cell>
          <table:table-cell table:number-columns-repeated="1018"/>
        </table:table-row>
        <table:table-row table:style-name="ro1">
          <table:table-cell table:number-columns-repeated="2" office:value-type="string">
            <text:p>record_1970</text:p>
          </table:table-cell>
          <table:table-cell table:number-columns-repeated="4" office:value-type="string">
            <text:p>record_1920</text:p>
          </table:table-cell>
          <table:table-cell table:number-columns-repeated="1018"/>
        </table:table-row>
        <table:table-row table:style-name="ro1">
          <table:table-cell office:value-type="string">
            <text:p>earnings</text:p>
          </table:table-cell>
          <table:table-cell office:value-type="string">
            <text:p>olympic</text:p>
          </table:table-cell>
          <table:table-cell office:value-type="string">
            <text:p>phonograph</text:p>
          </table:table-cell>
          <table:table-cell office:value-type="string">
            <text:p>highs</text:p>
          </table:table-cell>
          <table:table-cell office:value-type="string">
            <text:p>phonograph</text:p>
          </table:table-cell>
          <table:table-cell office:value-type="string">
            <text:p>statistics</text:p>
          </table:table-cell>
          <table:table-cell table:number-columns-repeated="1018"/>
        </table:table-row>
        <table:table-row table:style-name="ro1">
          <table:table-cell office:value-type="string">
            <text:p>share</text:p>
          </table:table-cell>
          <table:table-cell office:value-type="string">
            <text:p>champion</text:p>
          </table:table-cell>
          <table:table-cell table:number-columns-repeated="2" office:value-type="string">
            <text:p>peak</text:p>
          </table:table-cell>
          <table:table-cell office:value-type="string">
            <text:p>alltime</text:p>
          </table:table-cell>
          <table:table-cell office:value-type="string">
            <text:p>all-time</text:p>
          </table:table-cell>
          <table:table-cell table:number-columns-repeated="1018"/>
        </table:table-row>
        <table:table-row table:style-name="ro1">
          <table:table-cell office:value-type="string">
            <text:p>preferred</text:p>
          </table:table-cell>
          <table:table-cell office:value-type="string">
            <text:p>metres</text:p>
          </table:table-cell>
          <table:table-cell office:value-type="string">
            <text:p>recorded</text:p>
          </table:table-cell>
          <table:table-cell office:value-type="string">
            <text:p>high</text:p>
          </table:table-cell>
          <table:table-cell office:value-type="string">
            <text:p>recorded</text:p>
          </table:table-cell>
          <table:table-cell office:value-type="string">
            <text:p>recording</text:p>
          </table:table-cell>
          <table:table-cell table:number-columns-repeated="1018"/>
        </table:table-row>
        <table:table-row table:style-name="ro1">
          <table:table-cell table:number-columns-repeated="1024"/>
        </table:table-row>
        <table:table-row table:style-name="ro1">
          <table:table-cell table:style-name="ce12" office:value-type="string">
            <text:p>rock_1920</text:p>
          </table:table-cell>
          <table:table-cell table:style-name="ce12" office:value-type="string">
            <text:p>rock_1930</text:p>
          </table:table-cell>
          <table:table-cell table:style-name="ce12" office:value-type="string">
            <text:p>rock_1940</text:p>
          </table:table-cell>
          <table:table-cell table:style-name="ce12" office:value-type="string">
            <text:p>rock_1950</text:p>
          </table:table-cell>
          <table:table-cell table:style-name="ce12" office:value-type="string">
            <text:p>rock_1960</text:p>
          </table:table-cell>
          <table:table-cell table:style-name="ce12" office:value-type="string">
            <text:p>rock_1970</text:p>
          </table:table-cell>
          <table:table-cell table:style-name="ce12"/>
          <table:table-cell table:number-columns-repeated="1017"/>
        </table:table-row>
        <table:table-row table:style-name="ro1">
          <table:table-cell office:value-type="string">
            <text:p>rock_1930</text:p>
          </table:table-cell>
          <table:table-cell office:value-type="string">
            <text:p>rock_1920</text:p>
          </table:table-cell>
          <table:table-cell table:number-columns-repeated="3" office:value-type="string">
            <text:p>rock_1930</text:p>
          </table:table-cell>
          <table:table-cell office:value-type="string">
            <text:p>rock_1950</text:p>
          </table:table-cell>
          <table:table-cell table:number-columns-repeated="1018"/>
        </table:table-row>
        <table:table-row table:style-name="ro1">
          <table:table-cell table:number-columns-repeated="3" office:value-type="string">
            <text:p>rocks</text:p>
          </table:table-cell>
          <table:table-cell office:value-type="string">
            <text:p>rock_1960</text:p>
          </table:table-cell>
          <table:table-cell office:value-type="string">
            <text:p>rock_1950</text:p>
          </table:table-cell>
          <table:table-cell office:value-type="string">
            <text:p>rock_1930</text:p>
          </table:table-cell>
          <table:table-cell table:number-columns-repeated="1018"/>
        </table:table-row>
        <table:table-row table:style-name="ro1">
          <table:table-cell office:value-type="string">
            <text:p>rock_1950</text:p>
          </table:table-cell>
          <table:table-cell office:value-type="string">
            <text:p>rock_1940</text:p>
          </table:table-cell>
          <table:table-cell table:number-columns-repeated="2" office:value-type="string">
            <text:p>rock_1920</text:p>
          </table:table-cell>
          <table:table-cell office:value-type="string">
            <text:p>rock_1970</text:p>
          </table:table-cell>
          <table:table-cell office:value-type="string">
            <text:p>rock_1960</text:p>
          </table:table-cell>
          <table:table-cell table:number-columns-repeated="1018"/>
        </table:table-row>
        <table:table-row table:style-name="ro1">
          <table:table-cell office:value-type="string">
            <text:p>rock_1940</text:p>
          </table:table-cell>
          <table:table-cell table:number-columns-repeated="2" office:value-type="string">
            <text:p>rock_1950</text:p>
          </table:table-cell>
          <table:table-cell office:value-type="string">
            <text:p>rock_1940</text:p>
          </table:table-cell>
          <table:table-cell office:value-type="string">
            <text:p>rock_1920</text:p>
          </table:table-cell>
          <table:table-cell office:value-type="string">
            <text:p>rock_1940</text:p>
          </table:table-cell>
          <table:table-cell table:number-columns-repeated="1018"/>
        </table:table-row>
        <table:table-row table:style-name="ro1">
          <table:table-cell table:number-columns-repeated="3" office:value-type="string">
            <text:p>rock_1960</text:p>
          </table:table-cell>
          <table:table-cell table:number-columns-repeated="2" office:value-type="string">
            <text:p>rocks</text:p>
          </table:table-cell>
          <table:table-cell office:value-type="string">
            <text:p>rock_1920</text:p>
          </table:table-cell>
          <table:table-cell table:number-columns-repeated="1018"/>
        </table:table-row>
        <table:table-row table:style-name="ro1">
          <table:table-cell office:value-type="string">
            <text:p>ledge</text:p>
          </table:table-cell>
          <table:table-cell office:value-type="string">
            <text:p>limestone</text:p>
          </table:table-cell>
          <table:table-cell table:number-columns-repeated="2" office:value-type="string">
            <text:p>rock_1970</text:p>
          </table:table-cell>
          <table:table-cell office:value-type="string">
            <text:p>rock_1940</text:p>
          </table:table-cell>
          <table:table-cell office:value-type="string">
            <text:p>rocks</text:p>
          </table:table-cell>
          <table:table-cell table:number-columns-repeated="1018"/>
        </table:table-row>
        <table:table-row table:style-name="ro1">
          <table:table-cell office:value-type="string">
            <text:p>cliff</text:p>
          </table:table-cell>
          <table:table-cell office:value-type="string">
            <text:p>granite</text:p>
          </table:table-cell>
          <table:table-cell office:value-type="string">
            <text:p>rocky</text:p>
          </table:table-cell>
          <table:table-cell table:number-columns-repeated="2" office:value-type="string">
            <text:p>granite</text:p>
          </table:table-cell>
          <table:table-cell office:value-type="string">
            <text:p>limestone</text:p>
          </table:table-cell>
          <table:table-cell table:number-columns-repeated="1018"/>
        </table:table-row>
        <table:table-row table:style-name="ro1">
          <table:table-cell table:number-columns-repeated="2" office:value-type="string">
            <text:p>rock_1970</text:p>
          </table:table-cell>
          <table:table-cell table:number-columns-repeated="2" office:value-type="string">
            <text:p>cliffs</text:p>
          </table:table-cell>
          <table:table-cell office:value-type="string">
            <text:p>boulders</text:p>
          </table:table-cell>
          <table:table-cell office:value-type="string">
            <text:p>granite</text:p>
          </table:table-cell>
          <table:table-cell table:number-columns-repeated="1018"/>
        </table:table-row>
        <table:table-row table:style-name="ro1">
          <table:table-cell office:value-type="string">
            <text:p>rocky</text:p>
          </table:table-cell>
          <table:table-cell office:value-type="string">
            <text:p>cliffs</text:p>
          </table:table-cell>
          <table:table-cell table:number-columns-repeated="2" office:value-type="string">
            <text:p>boulders</text:p>
          </table:table-cell>
          <table:table-cell office:value-type="string">
            <text:p>sandstone</text:p>
          </table:table-cell>
          <table:table-cell office:value-type="string">
            <text:p>cliffs</text:p>
          </table:table-cell>
          <table:table-cell table:number-columns-repeated="1018"/>
        </table:table-row>
        <table:table-row table:style-name="ro1">
          <table:table-cell table:number-columns-repeated="1024"/>
        </table:table-row>
        <table:table-row table:style-name="ro1">
          <table:table-cell table:style-name="ce12" office:value-type="string">
            <text:p>ship_1920</text:p>
          </table:table-cell>
          <table:table-cell table:style-name="ce12" office:value-type="string">
            <text:p>ship_1930</text:p>
          </table:table-cell>
          <table:table-cell table:style-name="ce12" office:value-type="string">
            <text:p>ship_1940</text:p>
          </table:table-cell>
          <table:table-cell table:style-name="ce12" office:value-type="string">
            <text:p>ship_1950</text:p>
          </table:table-cell>
          <table:table-cell table:style-name="ce12" office:value-type="string">
            <text:p>ship_1960</text:p>
          </table:table-cell>
          <table:table-cell table:style-name="ce12" office:value-type="string">
            <text:p>ship_1970</text:p>
          </table:table-cell>
          <table:table-cell table:style-name="ce12" table:number-columns-repeated="1018"/>
        </table:table-row>
        <table:table-row table:style-name="ro1">
          <table:table-cell office:value-type="string">
            <text:p>ship_1940</text:p>
          </table:table-cell>
          <table:table-cell office:value-type="string">
            <text:p>ship_1950</text:p>
          </table:table-cell>
          <table:table-cell office:value-type="string">
            <text:p>ships</text:p>
          </table:table-cell>
          <table:table-cell office:value-type="string">
            <text:p>ship_1940</text:p>
          </table:table-cell>
          <table:table-cell office:value-type="string">
            <text:p>ship_1930</text:p>
          </table:table-cell>
          <table:table-cell office:value-type="string">
            <text:p>ship_1950</text:p>
          </table:table-cell>
          <table:table-cell table:number-columns-repeated="1018"/>
        </table:table-row>
        <table:table-row table:style-name="ro1">
          <table:table-cell office:value-type="string">
            <text:p>ships</text:p>
          </table:table-cell>
          <table:table-cell office:value-type="string">
            <text:p>ship_1920</text:p>
          </table:table-cell>
          <table:table-cell office:value-type="string">
            <text:p>ship_1950</text:p>
          </table:table-cell>
          <table:table-cell office:value-type="string">
            <text:p>ship_1930</text:p>
          </table:table-cell>
          <table:table-cell office:value-type="string">
            <text:p>ship_1940</text:p>
          </table:table-cell>
          <table:table-cell office:value-type="string">
            <text:p>ship_1920</text:p>
          </table:table-cell>
          <table:table-cell table:number-columns-repeated="1018"/>
        </table:table-row>
        <table:table-row table:style-name="ro1">
          <table:table-cell office:value-type="string">
            <text:p>vessel</text:p>
          </table:table-cell>
          <table:table-cell office:value-type="string">
            <text:p>ship_1940</text:p>
          </table:table-cell>
          <table:table-cell table:number-columns-repeated="2" office:value-type="string">
            <text:p>ship_1920</text:p>
          </table:table-cell>
          <table:table-cell office:value-type="string">
            <text:p>ships</text:p>
          </table:table-cell>
          <table:table-cell office:value-type="string">
            <text:p>ship_1960</text:p>
          </table:table-cell>
          <table:table-cell table:number-columns-repeated="1018"/>
        </table:table-row>
        <table:table-row table:style-name="ro1">
          <table:table-cell office:value-type="string">
            <text:p>ship_1930</text:p>
          </table:table-cell>
          <table:table-cell office:value-type="string">
            <text:p>ships</text:p>
          </table:table-cell>
          <table:table-cell office:value-type="string">
            <text:p>vessel</text:p>
          </table:table-cell>
          <table:table-cell office:value-type="string">
            <text:p>ships</text:p>
          </table:table-cell>
          <table:table-cell office:value-type="string">
            <text:p>ship_1950</text:p>
          </table:table-cell>
          <table:table-cell office:value-type="string">
            <text:p>ship_1940</text:p>
          </table:table-cell>
          <table:table-cell table:number-columns-repeated="1018"/>
        </table:table-row>
        <table:table-row table:style-name="ro1">
          <table:table-cell office:value-type="string">
            <text:p>ship_1950</text:p>
          </table:table-cell>
          <table:table-cell office:value-type="string">
            <text:p>ship_1960</text:p>
          </table:table-cell>
          <table:table-cell office:value-type="string">
            <text:p>ship_1930</text:p>
          </table:table-cell>
          <table:table-cell table:number-columns-repeated="2" office:value-type="string">
            <text:p>ship_1970</text:p>
          </table:table-cell>
          <table:table-cell office:value-type="string">
            <text:p>vessel</text:p>
          </table:table-cell>
          <table:table-cell table:number-columns-repeated="1018"/>
        </table:table-row>
        <table:table-row table:style-name="ro1">
          <table:table-cell table:number-columns-repeated="2" office:value-type="string">
            <text:p>ship_1970</text:p>
          </table:table-cell>
          <table:table-cell office:value-type="string">
            <text:p>ship_1960</text:p>
          </table:table-cell>
          <table:table-cell office:value-type="string">
            <text:p>vessel</text:p>
          </table:table-cell>
          <table:table-cell office:value-type="string">
            <text:p>ship_1920</text:p>
          </table:table-cell>
          <table:table-cell office:value-type="string">
            <text:p>ship_1930</text:p>
          </table:table-cell>
          <table:table-cell table:number-columns-repeated="1018"/>
        </table:table-row>
        <table:table-row table:style-name="ro1">
          <table:table-cell office:value-type="string">
            <text:p>ship_1960</text:p>
          </table:table-cell>
          <table:table-cell office:value-type="string">
            <text:p>vessel</text:p>
          </table:table-cell>
          <table:table-cell office:value-type="string">
            <text:p>boat</text:p>
          </table:table-cell>
          <table:table-cell office:value-type="string">
            <text:p>ship_1960</text:p>
          </table:table-cell>
          <table:table-cell office:value-type="string">
            <text:p>vessel</text:p>
          </table:table-cell>
          <table:table-cell office:value-type="string">
            <text:p>ships</text:p>
          </table:table-cell>
          <table:table-cell table:number-columns-repeated="1018"/>
        </table:table-row>
        <table:table-row table:style-name="ro1">
          <table:table-cell office:value-type="string">
            <text:p>boat</text:p>
          </table:table-cell>
          <table:table-cell office:value-type="string">
            <text:p>liner</text:p>
          </table:table-cell>
          <table:table-cell office:value-type="string">
            <text:p>ship_1970</text:p>
          </table:table-cell>
          <table:table-cell office:value-type="string">
            <text:p>liner</text:p>
          </table:table-cell>
          <table:table-cell table:number-columns-repeated="2" office:value-type="string">
            <text:p>boat</text:p>
          </table:table-cell>
          <table:table-cell table:number-columns-repeated="1018"/>
        </table:table-row>
        <table:table-row table:style-name="ro1">
          <table:table-cell office:value-type="string">
            <text:p>liner</text:p>
          </table:table-cell>
          <table:table-cell office:value-type="string">
            <text:p>boat</text:p>
          </table:table-cell>
          <table:table-cell office:value-type="string">
            <text:p>freighter</text:p>
          </table:table-cell>
          <table:table-cell office:value-type="string">
            <text:p>boat</text:p>
          </table:table-cell>
          <table:table-cell table:number-columns-repeated="2" office:value-type="string">
            <text:p>liner</text:p>
          </table:table-cell>
          <table:table-cell table:number-columns-repeated="1018"/>
        </table:table-row>
        <table:table-row table:style-name="ro1">
          <table:table-cell table:number-columns-repeated="1024"/>
        </table:table-row>
        <table:table-row table:style-name="ro1">
          <table:table-cell table:style-name="ce12" office:value-type="string">
            <text:p>symptom_1920</text:p>
          </table:table-cell>
          <table:table-cell table:style-name="ce12" office:value-type="string">
            <text:p>symptom_1930</text:p>
          </table:table-cell>
          <table:table-cell table:style-name="ce12" office:value-type="string">
            <text:p>symptom_1940</text:p>
          </table:table-cell>
          <table:table-cell table:style-name="ce12" office:value-type="string">
            <text:p>symptom_1950</text:p>
          </table:table-cell>
          <table:table-cell table:style-name="ce12" office:value-type="string">
            <text:p>symptom_1960</text:p>
          </table:table-cell>
          <table:table-cell table:style-name="ce12" office:value-type="string">
            <text:p>symptom_1970</text:p>
          </table:table-cell>
          <table:table-cell table:style-name="ce12"/>
          <table:table-cell table:number-columns-repeated="1017"/>
        </table:table-row>
        <table:table-row table:style-name="ro1">
          <table:table-cell office:value-type="string">
            <text:p>symptom_1960</text:p>
          </table:table-cell>
          <table:table-cell office:value-type="string">
            <text:p>symptom_1970</text:p>
          </table:table-cell>
          <table:table-cell table:number-columns-repeated="2" office:value-type="string">
            <text:p>symptoms</text:p>
          </table:table-cell>
          <table:table-cell office:value-type="string">
            <text:p>symptom_1920</text:p>
          </table:table-cell>
          <table:table-cell office:value-type="string">
            <text:p>symptom_1930</text:p>
          </table:table-cell>
          <table:table-cell table:number-columns-repeated="1018"/>
        </table:table-row>
        <table:table-row table:style-name="ro1">
          <table:table-cell office:value-type="string">
            <text:p>dysentery</text:p>
          </table:table-cell>
          <table:table-cell office:value-type="string">
            <text:p>symptom_1940</text:p>
          </table:table-cell>
          <table:table-cell office:value-type="string">
            <text:p>mental</text:p>
          </table:table-cell>
          <table:table-cell office:value-type="string">
            <text:p>alcoholism</text:p>
          </table:table-cell>
          <table:table-cell office:value-type="string">
            <text:p>symptom_1930</text:p>
          </table:table-cell>
          <table:table-cell office:value-type="string">
            <text:p>symptoms</text:p>
          </table:table-cell>
          <table:table-cell table:number-columns-repeated="1018"/>
        </table:table-row>
        <table:table-row table:style-name="ro1">
          <table:table-cell office:value-type="string">
            <text:p>diarrhea</text:p>
          </table:table-cell>
          <table:table-cell office:value-type="string">
            <text:p>symptoms</text:p>
          </table:table-cell>
          <table:table-cell office:value-type="string">
            <text:p>nervous</text:p>
          </table:table-cell>
          <table:table-cell office:value-type="string">
            <text:p>symptom_1940</text:p>
          </table:table-cell>
          <table:table-cell office:value-type="string">
            <text:p>stagnation</text:p>
          </table:table-cell>
          <table:table-cell office:value-type="string">
            <text:p>symptom_1940</text:p>
          </table:table-cell>
          <table:table-cell table:number-columns-repeated="1018"/>
        </table:table-row>
        <table:table-row table:style-name="ro1">
          <table:table-cell office:value-type="string">
            <text:p>symptoms</text:p>
          </table:table-cell>
          <table:table-cell office:value-type="string">
            <text:p>symptom_1960</text:p>
          </table:table-cell>
          <table:table-cell office:value-type="string">
            <text:p>suffering</text:p>
          </table:table-cell>
          <table:table-cell table:number-columns-repeated="2" office:value-type="string">
            <text:p>mental</text:p>
          </table:table-cell>
          <table:table-cell office:value-type="string">
            <text:p>diagnosed</text:p>
          </table:table-cell>
          <table:table-cell table:number-columns-repeated="1018"/>
        </table:table-row>
        <table:table-row table:style-name="ro1">
          <table:table-cell office:value-type="string">
            <text:p>symptom_1940</text:p>
          </table:table-cell>
          <table:table-cell office:value-type="string">
            <text:p>diagnose</text:p>
          </table:table-cell>
          <table:table-cell office:value-type="string">
            <text:p>disorders</text:p>
          </table:table-cell>
          <table:table-cell office:value-type="string">
            <text:p>infidelity</text:p>
          </table:table-cell>
          <table:table-cell table:number-columns-repeated="2" office:value-type="string">
            <text:p>symptom_1950</text:p>
          </table:table-cell>
          <table:table-cell table:number-columns-repeated="1018"/>
        </table:table-row>
        <table:table-row table:style-name="ro1">
          <table:table-cell office:value-type="string">
            <text:p>appendicitis</text:p>
          </table:table-cell>
          <table:table-cell office:value-type="string">
            <text:p>manifestations</text:p>
          </table:table-cell>
          <table:table-cell office:value-type="string">
            <text:p>chronic</text:p>
          </table:table-cell>
          <table:table-cell table:number-columns-repeated="2" office:value-type="string">
            <text:p>symptom_1970</text:p>
          </table:table-cell>
          <table:table-cell office:value-type="string">
            <text:p>mental</text:p>
          </table:table-cell>
          <table:table-cell table:number-columns-repeated="1018"/>
        </table:table-row>
        <table:table-row table:style-name="ro1">
          <table:table-cell office:value-type="string">
            <text:p>rheumatic</text:p>
          </table:table-cell>
          <table:table-cell office:value-type="string">
            <text:p>symptomatic</text:p>
          </table:table-cell>
          <table:table-cell office:value-type="string">
            <text:p>maladjustment</text:p>
          </table:table-cell>
          <table:table-cell office:value-type="string">
            <text:p>anemia</text:p>
          </table:table-cell>
          <table:table-cell office:value-type="string">
            <text:p>atrophy</text:p>
          </table:table-cell>
          <table:table-cell office:value-type="string">
            <text:p>chronic</text:p>
          </table:table-cell>
          <table:table-cell table:number-columns-repeated="1018"/>
        </table:table-row>
        <table:table-row table:style-name="ro1">
          <table:table-cell office:value-type="string">
            <text:p>constipation</text:p>
          </table:table-cell>
          <table:table-cell office:value-type="string">
            <text:p>malaise</text:p>
          </table:table-cell>
          <table:table-cell office:value-type="string">
            <text:p>emotional</text:p>
          </table:table-cell>
          <table:table-cell office:value-type="string">
            <text:p>diarrhea</text:p>
          </table:table-cell>
          <table:table-cell office:value-type="string">
            <text:p>sterility</text:p>
          </table:table-cell>
          <table:table-cell office:value-type="string">
            <text:p>symptomatic</text:p>
          </table:table-cell>
          <table:table-cell table:number-columns-repeated="1018"/>
        </table:table-row>
        <table:table-row table:style-name="ro1">
          <table:table-cell office:value-type="string">
            <text:p>cramps</text:p>
          </table:table-cell>
          <table:table-cell office:value-type="string">
            <text:p>causes</text:p>
          </table:table-cell>
          <table:table-cell office:value-type="string">
            <text:p>schizophrenia</text:p>
          </table:table-cell>
          <table:table-cell table:number-columns-repeated="2" office:value-type="string">
            <text:p>causes</text:p>
          </table:table-cell>
          <table:table-cell office:value-type="string">
            <text:p>bronchitis</text:p>
          </table:table-cell>
          <table:table-cell table:number-columns-repeated="1018"/>
        </table:table-row>
        <table:table-row table:style-name="ro1">
          <table:table-cell table:number-columns-repeated="1024"/>
        </table:table-row>
        <table:table-row table:style-name="ro1">
          <table:table-cell table:style-name="ce12" office:value-type="string">
            <text:p>tank_1920</text:p>
          </table:table-cell>
          <table:table-cell table:style-name="ce12" office:value-type="string">
            <text:p>tank_1930</text:p>
          </table:table-cell>
          <table:table-cell table:style-name="ce12" office:value-type="string">
            <text:p>tank_1940</text:p>
          </table:table-cell>
          <table:table-cell table:style-name="ce12" office:value-type="string">
            <text:p>tank_1950</text:p>
          </table:table-cell>
          <table:table-cell table:style-name="ce12" office:value-type="string">
            <text:p>tank_1960</text:p>
          </table:table-cell>
          <table:table-cell table:style-name="ce12" office:value-type="string">
            <text:p>tank_1970</text:p>
          </table:table-cell>
          <table:table-cell table:style-name="ce12"/>
          <table:table-cell table:number-columns-repeated="1017"/>
        </table:table-row>
        <table:table-row table:style-name="ro1">
          <table:table-cell office:value-type="string">
            <text:p>gat</text:p>
          </table:table-cell>
          <table:table-cell table:number-columns-repeated="4" office:value-type="string">
            <text:p>tanks</text:p>
          </table:table-cell>
          <table:table-cell office:value-type="string">
            <text:p>tank_1960</text:p>
          </table:table-cell>
          <table:table-cell table:number-columns-repeated="1018"/>
        </table:table-row>
        <table:table-row table:style-name="ro1">
          <table:table-cell office:value-type="string">
            <text:p>ay</text:p>
          </table:table-cell>
          <table:table-cell office:value-type="string">
            <text:p>tank_1920</text:p>
          </table:table-cell>
          <table:table-cell office:value-type="string">
            <text:p>artillery</text:p>
          </table:table-cell>
          <table:table-cell office:value-type="string">
            <text:p>tank_1960</text:p>
          </table:table-cell>
          <table:table-cell office:value-type="string">
            <text:p>tank_1970</text:p>
          </table:table-cell>
          <table:table-cell office:value-type="string">
            <text:p>tanks</text:p>
          </table:table-cell>
          <table:table-cell table:number-columns-repeated="1018"/>
        </table:table-row>
        <table:table-row table:style-name="ro1">
          <table:table-cell office:value-type="string">
            <text:p>vas</text:p>
          </table:table-cell>
          <table:table-cell office:value-type="string">
            <text:p>gasoline</text:p>
          </table:table-cell>
          <table:table-cell office:value-type="string">
            <text:p>armored</text:p>
          </table:table-cell>
          <table:table-cell office:value-type="string">
            <text:p>tank_1970</text:p>
          </table:table-cell>
          <table:table-cell table:number-columns-repeated="2" office:value-type="string">
            <text:p>tank_1950</text:p>
          </table:table-cell>
          <table:table-cell table:number-columns-repeated="1018"/>
        </table:table-row>
        <table:table-row table:style-name="ro1">
          <table:table-cell office:value-type="string">
            <text:p>py</text:p>
          </table:table-cell>
          <table:table-cell table:number-columns-repeated="2" office:value-type="string">
            <text:p>tank_1950</text:p>
          </table:table-cell>
          <table:table-cell office:value-type="string">
            <text:p>tank_1940</text:p>
          </table:table-cell>
          <table:table-cell office:value-type="string">
            <text:p>pump</text:p>
          </table:table-cell>
          <table:table-cell office:value-type="string">
            <text:p>fuel</text:p>
          </table:table-cell>
          <table:table-cell table:number-columns-repeated="1018"/>
        </table:table-row>
        <table:table-row table:style-name="ro1">
          <table:table-cell office:value-type="string">
            <text:p>tank_1930</text:p>
          </table:table-cell>
          <table:table-cell office:value-type="string">
            <text:p>tank_1960</text:p>
          </table:table-cell>
          <table:table-cell office:value-type="string">
            <text:p>infantry</text:p>
          </table:table-cell>
          <table:table-cell office:value-type="string">
            <text:p>tank_1930</text:p>
          </table:table-cell>
          <table:table-cell office:value-type="string">
            <text:p>gas</text:p>
          </table:table-cell>
          <table:table-cell office:value-type="string">
            <text:p>tank_1940</text:p>
          </table:table-cell>
          <table:table-cell table:number-columns-repeated="1018"/>
        </table:table-row>
        <table:table-row table:style-name="ro1">
          <table:table-cell office:value-type="string">
            <text:p>tal</text:p>
          </table:table-cell>
          <table:table-cell office:value-type="string">
            <text:p>fuel</text:p>
          </table:table-cell>
          <table:table-cell office:value-type="string">
            <text:p>anti-aircraft</text:p>
          </table:table-cell>
          <table:table-cell office:value-type="string">
            <text:p>tank_1920</text:p>
          </table:table-cell>
          <table:table-cell office:value-type="string">
            <text:p>fuel</text:p>
          </table:table-cell>
          <table:table-cell office:value-type="string">
            <text:p>tank_1930</text:p>
          </table:table-cell>
          <table:table-cell table:number-columns-repeated="1018"/>
        </table:table-row>
        <table:table-row table:style-name="ro1">
          <table:table-cell office:value-type="string">
            <text:p>tanks</text:p>
          </table:table-cell>
          <table:table-cell office:value-type="string">
            <text:p>pump</text:p>
          </table:table-cell>
          <table:table-cell office:value-type="string">
            <text:p>antiaircraft</text:p>
          </table:table-cell>
          <table:table-cell office:value-type="string">
            <text:p>gasoline</text:p>
          </table:table-cell>
          <table:table-cell office:value-type="string">
            <text:p>valve</text:p>
          </table:table-cell>
          <table:table-cell office:value-type="string">
            <text:p>tank_1920</text:p>
          </table:table-cell>
          <table:table-cell table:number-columns-repeated="1018"/>
        </table:table-row>
        <table:table-row table:style-name="ro1">
          <table:table-cell office:value-type="string">
            <text:p>golly</text:p>
          </table:table-cell>
          <table:table-cell office:value-type="string">
            <text:p>tank_1970</text:p>
          </table:table-cell>
          <table:table-cell office:value-type="string">
            <text:p>divisions</text:p>
          </table:table-cell>
          <table:table-cell office:value-type="string">
            <text:p>fuel</text:p>
          </table:table-cell>
          <table:table-cell office:value-type="string">
            <text:p>liquid</text:p>
          </table:table-cell>
          <table:table-cell office:value-type="string">
            <text:p>gasoline</text:p>
          </table:table-cell>
          <table:table-cell table:number-columns-repeated="1018"/>
        </table:table-row>
        <table:table-row table:style-name="ro1">
          <table:table-cell office:value-type="string">
            <text:p>gel</text:p>
          </table:table-cell>
          <table:table-cell office:value-type="string">
            <text:p>gallons</text:p>
          </table:table-cell>
          <table:table-cell office:value-type="string">
            <text:p>motorized</text:p>
          </table:table-cell>
          <table:table-cell office:value-type="string">
            <text:p>armored</text:p>
          </table:table-cell>
          <table:table-cell office:value-type="string">
            <text:p>gasoline</text:p>
          </table:table-cell>
          <table:table-cell office:value-type="string">
            <text:p>gas</text:p>
          </table:table-cell>
          <table:table-cell table:number-columns-repeated="1018"/>
        </table:table-row>
        <table:table-row table:style-name="ro1">
          <table:table-cell table:number-columns-repeated="1024"/>
        </table:table-row>
        <table:table-row table:style-name="ro1">
          <table:table-cell table:style-name="ce12" office:value-type="string">
            <text:p>tape_1920</text:p>
          </table:table-cell>
          <table:table-cell table:style-name="ce12" office:value-type="string">
            <text:p>tape_1930</text:p>
          </table:table-cell>
          <table:table-cell table:style-name="ce12" office:value-type="string">
            <text:p>tape_1940</text:p>
          </table:table-cell>
          <table:table-cell table:style-name="ce12" office:value-type="string">
            <text:p>tape_1950</text:p>
          </table:table-cell>
          <table:table-cell table:style-name="ce12" office:value-type="string">
            <text:p>tape_1960</text:p>
          </table:table-cell>
          <table:table-cell table:style-name="ce12" office:value-type="string">
            <text:p>tape_1970</text:p>
          </table:table-cell>
          <table:table-cell table:number-columns-repeated="1018"/>
        </table:table-row>
        <table:table-row table:style-name="ro1">
          <table:table-cell office:value-type="string">
            <text:p>tape_1940</text:p>
          </table:table-cell>
          <table:table-cell office:value-type="string">
            <text:p>tape_1920</text:p>
          </table:table-cell>
          <table:table-cell office:value-type="string">
            <text:p>tape_1950</text:p>
          </table:table-cell>
          <table:table-cell office:value-type="string">
            <text:p>tape_1960</text:p>
          </table:table-cell>
          <table:table-cell office:value-type="string">
            <text:p>tape_1970</text:p>
          </table:table-cell>
          <table:table-cell office:value-type="string">
            <text:p>tape_1960</text:p>
          </table:table-cell>
          <table:table-cell table:number-columns-repeated="1018"/>
        </table:table-row>
        <table:table-row table:style-name="ro1">
          <table:table-cell office:value-type="string">
            <text:p>tape_1930</text:p>
          </table:table-cell>
          <table:table-cell office:value-type="string">
            <text:p>tape_1940</text:p>
          </table:table-cell>
          <table:table-cell office:value-type="string">
            <text:p>tape_1960</text:p>
          </table:table-cell>
          <table:table-cell office:value-type="string">
            <text:p>tape_1970</text:p>
          </table:table-cell>
          <table:table-cell table:number-columns-repeated="2" office:value-type="string">
            <text:p>tape_1950</text:p>
          </table:table-cell>
          <table:table-cell table:number-columns-repeated="1018"/>
        </table:table-row>
        <table:table-row table:style-name="ro1">
          <table:table-cell table:number-columns-repeated="2" office:value-type="string">
            <text:p>tape_1950</text:p>
          </table:table-cell>
          <table:table-cell office:value-type="string">
            <text:p>tape_1920</text:p>
          </table:table-cell>
          <table:table-cell office:value-type="string">
            <text:p>tape_1940</text:p>
          </table:table-cell>
          <table:table-cell office:value-type="string">
            <text:p>recorders</text:p>
          </table:table-cell>
          <table:table-cell office:value-type="string">
            <text:p>tapes</text:p>
          </table:table-cell>
          <table:table-cell table:number-columns-repeated="1018"/>
        </table:table-row>
        <table:table-row table:style-name="ro1">
          <table:table-cell office:value-type="string">
            <text:p>ticker</text:p>
          </table:table-cell>
          <table:table-cell office:value-type="string">
            <text:p>adhesive</text:p>
          </table:table-cell>
          <table:table-cell table:number-columns-repeated="2" office:value-type="string">
            <text:p>tape_1930</text:p>
          </table:table-cell>
          <table:table-cell office:value-type="string">
            <text:p>recorder</text:p>
          </table:table-cell>
          <table:table-cell office:value-type="string">
            <text:p>nous</text:p>
          </table:table-cell>
          <table:table-cell table:number-columns-repeated="1018"/>
        </table:table-row>
        <table:table-row table:style-name="ro1">
          <table:table-cell office:value-type="string">
            <text:p>gauze</text:p>
          </table:table-cell>
          <table:table-cell office:value-type="string">
            <text:p>tape_1960</text:p>
          </table:table-cell>
          <table:table-cell office:value-type="string">
            <text:p>adhesive</text:p>
          </table:table-cell>
          <table:table-cell table:number-columns-repeated="2" office:value-type="string">
            <text:p>tapes</text:p>
          </table:table-cell>
          <table:table-cell office:value-type="string">
            <text:p>recorder</text:p>
          </table:table-cell>
          <table:table-cell table:number-columns-repeated="1018"/>
        </table:table-row>
        <table:table-row table:style-name="ro1">
          <table:table-cell office:value-type="string">
            <text:p>adhesive</text:p>
          </table:table-cell>
          <table:table-cell office:value-type="string">
            <text:p>ticker</text:p>
          </table:table-cell>
          <table:table-cell office:value-type="string">
            <text:p>tape_1970</text:p>
          </table:table-cell>
          <table:table-cell office:value-type="string">
            <text:p>tape_1920</text:p>
          </table:table-cell>
          <table:table-cell office:value-type="string">
            <text:p>tape_1940</text:p>
          </table:table-cell>
          <table:table-cell office:value-type="string">
            <text:p>vous</text:p>
          </table:table-cell>
          <table:table-cell table:number-columns-repeated="1018"/>
        </table:table-row>
        <table:table-row table:style-name="ro1">
          <table:table-cell office:value-type="string">
            <text:p>tape_1960</text:p>
          </table:table-cell>
          <table:table-cell office:value-type="string">
            <text:p>gauze</text:p>
          </table:table-cell>
          <table:table-cell office:value-type="string">
            <text:p>ticker</text:p>
          </table:table-cell>
          <table:table-cell office:value-type="string">
            <text:p>recorder</text:p>
          </table:table-cell>
          <table:table-cell office:value-type="string">
            <text:p>cameras</text:p>
          </table:table-cell>
          <table:table-cell office:value-type="string">
            <text:p>mais</text:p>
          </table:table-cell>
          <table:table-cell table:number-columns-repeated="1018"/>
        </table:table-row>
        <table:table-row table:style-name="ro1">
          <table:table-cell office:value-type="string">
            <text:p>cloth</text:p>
          </table:table-cell>
          <table:table-cell office:value-type="string">
            <text:p>wound</text:p>
          </table:table-cell>
          <table:table-cell office:value-type="string">
            <text:p>gauze</text:p>
          </table:table-cell>
          <table:table-cell office:value-type="string">
            <text:p>adhesive</text:p>
          </table:table-cell>
          <table:table-cell office:value-type="string">
            <text:p>recordings</text:p>
          </table:table-cell>
          <table:table-cell office:value-type="string">
            <text:p>je</text:p>
          </table:table-cell>
          <table:table-cell table:number-columns-repeated="1018"/>
        </table:table-row>
        <table:table-row table:style-name="ro1">
          <table:table-cell office:value-type="string">
            <text:p>paper_1920</text:p>
          </table:table-cell>
          <table:table-cell office:value-type="string">
            <text:p>bandages</text:p>
          </table:table-cell>
          <table:table-cell office:value-type="string">
            <text:p>bandage</text:p>
          </table:table-cell>
          <table:table-cell table:number-columns-repeated="2" office:value-type="string">
            <text:p>amplifiers</text:p>
          </table:table-cell>
          <table:table-cell office:value-type="string">
            <text:p>que</text:p>
          </table:table-cell>
          <table:table-cell table:number-columns-repeated="1018"/>
        </table:table-row>
        <table:table-row table:style-name="ro1">
          <table:table-cell table:number-columns-repeated="1024"/>
        </table:table-row>
        <table:table-row table:style-name="ro1">
          <table:table-cell table:style-name="ce12" office:value-type="string">
            <text:p>telephone_1920</text:p>
          </table:table-cell>
          <table:table-cell table:style-name="ce12" office:value-type="string">
            <text:p>telephone_1930</text:p>
          </table:table-cell>
          <table:table-cell table:style-name="ce12" office:value-type="string">
            <text:p>telephone_1940</text:p>
          </table:table-cell>
          <table:table-cell table:style-name="ce12" office:value-type="string">
            <text:p>telephone_1950</text:p>
          </table:table-cell>
          <table:table-cell table:style-name="ce12" office:value-type="string">
            <text:p>telephone_1960</text:p>
          </table:table-cell>
          <table:table-cell table:style-name="ce12" office:value-type="string">
            <text:p>telephone_1970</text:p>
          </table:table-cell>
          <table:table-cell table:style-name="ce12"/>
          <table:table-cell table:number-columns-repeated="1017"/>
        </table:table-row>
        <table:table-row table:style-name="ro1">
          <table:table-cell office:value-type="string">
            <text:p>telephone_1930</text:p>
          </table:table-cell>
          <table:table-cell office:value-type="string">
            <text:p>telephone_1940</text:p>
          </table:table-cell>
          <table:table-cell office:value-type="string">
            <text:p>telephone_1950</text:p>
          </table:table-cell>
          <table:table-cell office:value-type="string">
            <text:p>telephone_1940</text:p>
          </table:table-cell>
          <table:table-cell office:value-type="string">
            <text:p>telephone_1950</text:p>
          </table:table-cell>
          <table:table-cell office:value-type="string">
            <text:p>phone_1970</text:p>
          </table:table-cell>
          <table:table-cell table:number-columns-repeated="1018"/>
        </table:table-row>
        <table:table-row table:style-name="ro1">
          <table:table-cell office:value-type="string">
            <text:p>telephone_1940</text:p>
          </table:table-cell>
          <table:table-cell office:value-type="string">
            <text:p>telephone_1950</text:p>
          </table:table-cell>
          <table:table-cell table:number-columns-repeated="2" office:value-type="string">
            <text:p>telephone_1930</text:p>
          </table:table-cell>
          <table:table-cell office:value-type="string">
            <text:p>telephone_1940</text:p>
          </table:table-cell>
          <table:table-cell office:value-type="string">
            <text:p>telephone_1950</text:p>
          </table:table-cell>
          <table:table-cell table:number-columns-repeated="1018"/>
        </table:table-row>
        <table:table-row table:style-name="ro1">
          <table:table-cell office:value-type="string">
            <text:p>telephone_1950</text:p>
          </table:table-cell>
          <table:table-cell office:value-type="string">
            <text:p>telephone_1920</text:p>
          </table:table-cell>
          <table:table-cell table:number-columns-repeated="2" office:value-type="string">
            <text:p>telephone_1960</text:p>
          </table:table-cell>
          <table:table-cell office:value-type="string">
            <text:p>telephone_1970</text:p>
          </table:table-cell>
          <table:table-cell office:value-type="string">
            <text:p>telephone_1960</text:p>
          </table:table-cell>
          <table:table-cell table:number-columns-repeated="1018"/>
        </table:table-row>
        <table:table-row table:style-name="ro1">
          <table:table-cell office:value-type="string">
            <text:p>telephone_1970</text:p>
          </table:table-cell>
          <table:table-cell office:value-type="string">
            <text:p>telephone_1960</text:p>
          </table:table-cell>
          <table:table-cell office:value-type="string">
            <text:p>telephone_1920</text:p>
          </table:table-cell>
          <table:table-cell office:value-type="string">
            <text:p>telephone_1970</text:p>
          </table:table-cell>
          <table:table-cell table:number-columns-repeated="2" office:value-type="string">
            <text:p>telephone_1930</text:p>
          </table:table-cell>
          <table:table-cell table:number-columns-repeated="1018"/>
        </table:table-row>
        <table:table-row table:style-name="ro1">
          <table:table-cell office:value-type="string">
            <text:p>telephone_1960</text:p>
          </table:table-cell>
          <table:table-cell table:number-columns-repeated="2" office:value-type="string">
            <text:p>telephone_1970</text:p>
          </table:table-cell>
          <table:table-cell office:value-type="string">
            <text:p>telephone_1920</text:p>
          </table:table-cell>
          <table:table-cell office:value-type="string">
            <text:p>phone_1960</text:p>
          </table:table-cell>
          <table:table-cell office:value-type="string">
            <text:p>telephone_1940</text:p>
          </table:table-cell>
          <table:table-cell table:number-columns-repeated="1018"/>
        </table:table-row>
        <table:table-row table:style-name="ro1">
          <table:table-cell office:value-type="string">
            <text:p>phone_1920</text:p>
          </table:table-cell>
          <table:table-cell office:value-type="string">
            <text:p>phone_1930</text:p>
          </table:table-cell>
          <table:table-cell table:number-columns-repeated="3" office:value-type="string">
            <text:p>phone_1970</text:p>
          </table:table-cell>
          <table:table-cell office:value-type="string">
            <text:p>telephone_1920</text:p>
          </table:table-cell>
          <table:table-cell table:number-columns-repeated="1018"/>
        </table:table-row>
        <table:table-row table:style-name="ro1">
          <table:table-cell office:value-type="string">
            <text:p>telegraph</text:p>
          </table:table-cell>
          <table:table-cell office:value-type="string">
            <text:p>phone_1970</text:p>
          </table:table-cell>
          <table:table-cell office:value-type="string">
            <text:p>phone_1940</text:p>
          </table:table-cell>
          <table:table-cell office:value-type="string">
            <text:p>phone_1950</text:p>
          </table:table-cell>
          <table:table-cell office:value-type="string">
            <text:p>telephone_1920</text:p>
          </table:table-cell>
          <table:table-cell office:value-type="string">
            <text:p>phone_1960</text:p>
          </table:table-cell>
          <table:table-cell table:number-columns-repeated="1018"/>
        </table:table-row>
        <table:table-row table:style-name="ro1">
          <table:table-cell office:value-type="string">
            <text:p>phone_1970</text:p>
          </table:table-cell>
          <table:table-cell table:number-columns-repeated="3" office:value-type="string">
            <text:p>phone_1960</text:p>
          </table:table-cell>
          <table:table-cell table:number-columns-repeated="2" office:value-type="string">
            <text:p>phone_1950</text:p>
          </table:table-cell>
          <table:table-cell table:number-columns-repeated="1018"/>
        </table:table-row>
        <table:table-row table:style-name="ro1">
          <table:table-cell office:value-type="string">
            <text:p>telephones</text:p>
          </table:table-cell>
          <table:table-cell office:value-type="string">
            <text:p>phone_1940</text:p>
          </table:table-cell>
          <table:table-cell office:value-type="string">
            <text:p>phone_1950</text:p>
          </table:table-cell>
          <table:table-cell table:number-columns-repeated="3" office:value-type="string">
            <text:p>phone_1940</text:p>
          </table:table-cell>
          <table:table-cell table:number-columns-repeated="1018"/>
        </table:table-row>
        <table:table-row table:style-name="ro1">
          <table:table-cell table:number-columns-repeated="1024"/>
        </table:table-row>
        <table:table-row table:style-name="ro1">
          <table:table-cell table:style-name="ce12" office:value-type="string">
            <text:p>train_1920</text:p>
          </table:table-cell>
          <table:table-cell table:style-name="ce12" office:value-type="string">
            <text:p>train_1930</text:p>
          </table:table-cell>
          <table:table-cell table:style-name="ce12" office:value-type="string">
            <text:p>train_1940</text:p>
          </table:table-cell>
          <table:table-cell table:style-name="ce12" office:value-type="string">
            <text:p>train_1950</text:p>
          </table:table-cell>
          <table:table-cell table:style-name="ce12" office:value-type="string">
            <text:p>train_1960</text:p>
          </table:table-cell>
          <table:table-cell table:style-name="ce12" office:value-type="string">
            <text:p>train_1970</text:p>
          </table:table-cell>
          <table:table-cell table:number-columns-repeated="1018"/>
        </table:table-row>
        <table:table-row table:style-name="ro1">
          <table:table-cell office:value-type="string">
            <text:p>train_1930</text:p>
          </table:table-cell>
          <table:table-cell office:value-type="string">
            <text:p>train_1920</text:p>
          </table:table-cell>
          <table:table-cell office:value-type="string">
            <text:p>train_1950</text:p>
          </table:table-cell>
          <table:table-cell office:value-type="string">
            <text:p>train_1940</text:p>
          </table:table-cell>
          <table:table-cell table:number-columns-repeated="2" office:value-type="string">
            <text:p>train_1950</text:p>
          </table:table-cell>
          <table:table-cell table:number-columns-repeated="1018"/>
        </table:table-row>
        <table:table-row table:style-name="ro1">
          <table:table-cell table:number-columns-repeated="2" office:value-type="string">
            <text:p>train_1940</text:p>
          </table:table-cell>
          <table:table-cell table:number-columns-repeated="2" office:value-type="string">
            <text:p>train_1930</text:p>
          </table:table-cell>
          <table:table-cell office:value-type="string">
            <text:p>trains</text:p>
          </table:table-cell>
          <table:table-cell office:value-type="string">
            <text:p>train_1920</text:p>
          </table:table-cell>
          <table:table-cell table:number-columns-repeated="1018"/>
        </table:table-row>
        <table:table-row table:style-name="ro1">
          <table:table-cell table:number-columns-repeated="2" office:value-type="string">
            <text:p>train_1950</text:p>
          </table:table-cell>
          <table:table-cell table:number-columns-repeated="2" office:value-type="string">
            <text:p>train_1920</text:p>
          </table:table-cell>
          <table:table-cell office:value-type="string">
            <text:p>train_1940</text:p>
          </table:table-cell>
          <table:table-cell office:value-type="string">
            <text:p>trains</text:p>
          </table:table-cell>
          <table:table-cell table:number-columns-repeated="1018"/>
        </table:table-row>
        <table:table-row table:style-name="ro1">
          <table:table-cell table:number-columns-repeated="3" office:value-type="string">
            <text:p>trains</text:p>
          </table:table-cell>
          <table:table-cell table:number-columns-repeated="2" office:value-type="string">
            <text:p>train_1970</text:p>
          </table:table-cell>
          <table:table-cell office:value-type="string">
            <text:p>train_1960</text:p>
          </table:table-cell>
          <table:table-cell table:number-columns-repeated="1018"/>
        </table:table-row>
        <table:table-row table:style-name="ro1">
          <table:table-cell table:number-columns-repeated="2" office:value-type="string">
            <text:p>train_1970</text:p>
          </table:table-cell>
          <table:table-cell table:number-columns-repeated="2" office:value-type="string">
            <text:p>train_1960</text:p>
          </table:table-cell>
          <table:table-cell office:value-type="string">
            <text:p>train_1920</text:p>
          </table:table-cell>
          <table:table-cell office:value-type="string">
            <text:p>train_1930</text:p>
          </table:table-cell>
          <table:table-cell table:number-columns-repeated="1018"/>
        </table:table-row>
        <table:table-row table:style-name="ro1">
          <table:table-cell table:number-columns-repeated="2" office:value-type="string">
            <text:p>train_1960</text:p>
          </table:table-cell>
          <table:table-cell office:value-type="string">
            <text:p>train_1970</text:p>
          </table:table-cell>
          <table:table-cell office:value-type="string">
            <text:p>trains</text:p>
          </table:table-cell>
          <table:table-cell office:value-type="string">
            <text:p>train_1930</text:p>
          </table:table-cell>
          <table:table-cell office:value-type="string">
            <text:p>train_1940</text:p>
          </table:table-cell>
          <table:table-cell table:number-columns-repeated="1018"/>
        </table:table-row>
        <table:table-row table:style-name="ro1">
          <table:table-cell office:value-type="string">
            <text:p>railroad</text:p>
          </table:table-cell>
          <table:table-cell office:value-type="string">
            <text:p>car_1920</text:p>
          </table:table-cell>
          <table:table-cell office:value-type="string">
            <text:p>freight</text:p>
          </table:table-cell>
          <table:table-cell table:number-columns-repeated="3" office:value-type="string">
            <text:p>bus</text:p>
          </table:table-cell>
          <table:table-cell table:number-columns-repeated="1018"/>
        </table:table-row>
        <table:table-row table:style-name="ro1">
          <table:table-cell office:value-type="string">
            <text:p>car_1920</text:p>
          </table:table-cell>
          <table:table-cell office:value-type="string">
            <text:p>railroad</text:p>
          </table:table-cell>
          <table:table-cell office:value-type="string">
            <text:p>passenger</text:p>
          </table:table-cell>
          <table:table-cell office:value-type="string">
            <text:p>freight</text:p>
          </table:table-cell>
          <table:table-cell table:number-columns-repeated="2" office:value-type="string">
            <text:p>railroad</text:p>
          </table:table-cell>
          <table:table-cell table:number-columns-repeated="1018"/>
        </table:table-row>
        <table:table-row table:style-name="ro1">
          <table:table-cell table:number-columns-repeated="2" office:value-type="string">
            <text:p>freight</text:p>
          </table:table-cell>
          <table:table-cell table:number-columns-repeated="2" office:value-type="string">
            <text:p>railroad</text:p>
          </table:table-cell>
          <table:table-cell office:value-type="string">
            <text:p>passenger</text:p>
          </table:table-cell>
          <table:table-cell office:value-type="string">
            <text:p>subway</text:p>
          </table:table-cell>
          <table:table-cell table:number-columns-repeated="1018"/>
        </table:table-row>
        <table:table-row table:style-name="ro1">
          <table:table-cell table:number-columns-repeated="1024"/>
        </table:table-row>
        <table:table-row table:style-name="ro1">
          <table:table-cell table:style-name="ce12" office:value-type="string">
            <text:p>travel_1920</text:p>
          </table:table-cell>
          <table:table-cell table:style-name="ce12" office:value-type="string">
            <text:p>travel_1930</text:p>
          </table:table-cell>
          <table:table-cell table:style-name="ce12" office:value-type="string">
            <text:p>travel_1940</text:p>
          </table:table-cell>
          <table:table-cell table:style-name="ce12" office:value-type="string">
            <text:p>travel_1950</text:p>
          </table:table-cell>
          <table:table-cell table:style-name="ce12" office:value-type="string">
            <text:p>travel_1960</text:p>
          </table:table-cell>
          <table:table-cell table:style-name="ce12" office:value-type="string">
            <text:p>travel_1970</text:p>
          </table:table-cell>
          <table:table-cell table:number-columns-repeated="1018"/>
        </table:table-row>
        <table:table-row table:style-name="ro1">
          <table:table-cell office:value-type="string">
            <text:p>travel_1940</text:p>
          </table:table-cell>
          <table:table-cell office:value-type="string">
            <text:p>travel_1970</text:p>
          </table:table-cell>
          <table:table-cell table:number-columns-repeated="2" office:value-type="string">
            <text:p>travel_1960</text:p>
          </table:table-cell>
          <table:table-cell office:value-type="string">
            <text:p>travel_1970</text:p>
          </table:table-cell>
          <table:table-cell office:value-type="string">
            <text:p>travel_1960</text:p>
          </table:table-cell>
          <table:table-cell table:number-columns-repeated="1018"/>
        </table:table-row>
        <table:table-row table:style-name="ro1">
          <table:table-cell office:value-type="string">
            <text:p>travel_1930</text:p>
          </table:table-cell>
          <table:table-cell office:value-type="string">
            <text:p>travel_1960</text:p>
          </table:table-cell>
          <table:table-cell office:value-type="string">
            <text:p>travel_1950</text:p>
          </table:table-cell>
          <table:table-cell office:value-type="string">
            <text:p>travel_1970</text:p>
          </table:table-cell>
          <table:table-cell office:value-type="string">
            <text:p>travel_1950</text:p>
          </table:table-cell>
          <table:table-cell office:value-type="string">
            <text:p>tourist</text:p>
          </table:table-cell>
          <table:table-cell table:number-columns-repeated="1018"/>
        </table:table-row>
        <table:table-row table:style-name="ro1">
          <table:table-cell table:number-columns-repeated="2" office:value-type="string">
            <text:p>travel_1950</text:p>
          </table:table-cell>
          <table:table-cell office:value-type="string">
            <text:p>travel_1920</text:p>
          </table:table-cell>
          <table:table-cell table:number-columns-repeated="2" office:value-type="string">
            <text:p>travel_1940</text:p>
          </table:table-cell>
          <table:table-cell office:value-type="string">
            <text:p>travel_1950</text:p>
          </table:table-cell>
          <table:table-cell table:number-columns-repeated="1018"/>
        </table:table-row>
        <table:table-row table:style-name="ro1">
          <table:table-cell office:value-type="string">
            <text:p>travel_1960</text:p>
          </table:table-cell>
          <table:table-cell office:value-type="string">
            <text:p>travel_1940</text:p>
          </table:table-cell>
          <table:table-cell office:value-type="string">
            <text:p>travel_1970</text:p>
          </table:table-cell>
          <table:table-cell table:number-columns-repeated="3" office:value-type="string">
            <text:p>travel_1930</text:p>
          </table:table-cell>
          <table:table-cell table:number-columns-repeated="1018"/>
        </table:table-row>
        <table:table-row table:style-name="ro1">
          <table:table-cell office:value-type="string">
            <text:p>traveling</text:p>
          </table:table-cell>
          <table:table-cell office:value-type="string">
            <text:p>travel_1920</text:p>
          </table:table-cell>
          <table:table-cell office:value-type="string">
            <text:p>tourist</text:p>
          </table:table-cell>
          <table:table-cell office:value-type="string">
            <text:p>fares</text:p>
          </table:table-cell>
          <table:table-cell office:value-type="string">
            <text:p>traveling</text:p>
          </table:table-cell>
          <table:table-cell office:value-type="string">
            <text:p>travel_1940</text:p>
          </table:table-cell>
          <table:table-cell table:number-columns-repeated="1018"/>
        </table:table-row>
        <table:table-row table:style-name="ro1">
          <table:table-cell office:value-type="string">
            <text:p>trains</text:p>
          </table:table-cell>
          <table:table-cell office:value-type="string">
            <text:p>transcontinental</text:p>
          </table:table-cell>
          <table:table-cell office:value-type="string">
            <text:p>fares</text:p>
          </table:table-cell>
          <table:table-cell office:value-type="string">
            <text:p>traveling</text:p>
          </table:table-cell>
          <table:table-cell office:value-type="string">
            <text:p>routes</text:p>
          </table:table-cell>
          <table:table-cell office:value-type="string">
            <text:p>traveling</text:p>
          </table:table-cell>
          <table:table-cell table:number-columns-repeated="1018"/>
        </table:table-row>
        <table:table-row table:style-name="ro1">
          <table:table-cell office:value-type="string">
            <text:p>traveled</text:p>
          </table:table-cell>
          <table:table-cell office:value-type="string">
            <text:p>travels</text:p>
          </table:table-cell>
          <table:table-cell office:value-type="string">
            <text:p>travel_1930</text:p>
          </table:table-cell>
          <table:table-cell office:value-type="string">
            <text:p>transportation</text:p>
          </table:table-cell>
          <table:table-cell office:value-type="string">
            <text:p>passenger</text:p>
          </table:table-cell>
          <table:table-cell office:value-type="string">
            <text:p>trips</text:p>
          </table:table-cell>
          <table:table-cell table:number-columns-repeated="1018"/>
        </table:table-row>
        <table:table-row table:style-name="ro1">
          <table:table-cell office:value-type="string">
            <text:p>traffic</text:p>
          </table:table-cell>
          <table:table-cell office:value-type="string">
            <text:p>transportation</text:p>
          </table:table-cell>
          <table:table-cell table:number-columns-repeated="2" office:value-type="string">
            <text:p>passenger</text:p>
          </table:table-cell>
          <table:table-cell office:value-type="string">
            <text:p>space</text:p>
          </table:table-cell>
          <table:table-cell office:value-type="string">
            <text:p>fares</text:p>
          </table:table-cell>
          <table:table-cell table:number-columns-repeated="1018"/>
        </table:table-row>
        <table:table-row table:style-name="ro1">
          <table:table-cell office:value-type="string">
            <text:p>travels</text:p>
          </table:table-cell>
          <table:table-cell office:value-type="string">
            <text:p>route</text:p>
          </table:table-cell>
          <table:table-cell office:value-type="string">
            <text:p>mail_1920</text:p>
          </table:table-cell>
          <table:table-cell office:value-type="string">
            <text:p>travel_1920</text:p>
          </table:table-cell>
          <table:table-cell office:value-type="string">
            <text:p>electrons</text:p>
          </table:table-cell>
          <table:table-cell office:value-type="string">
            <text:p>accommodations</text:p>
          </table:table-cell>
          <table:table-cell table:number-columns-repeated="1018"/>
        </table:table-row>
        <table:table-row table:style-name="ro1" table:number-rows-repeated="1048224">
          <table:table-cell table:number-columns-repeated="1024"/>
        </table:table-row>
        <table:table-row table:style-name="ro1">
          <table:table-cell table:number-columns-repeated="1024"/>
        </table:table-row>
      </table:table>
      <table:table table:name="knn-ppmi-aligned" table:style-name="ta2">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 table:number-columns-repeated="1019" table:default-cell-style-name="ce1"/>
        <table:table-row table:style-name="ro1">
          <table:table-cell table:style-name="ce12" office:value-type="string">
            <text:p>aeroplane_1920</text:p>
          </table:table-cell>
          <table:table-cell table:style-name="ce12" office:value-type="string">
            <text:p>aeroplane_1930</text:p>
          </table:table-cell>
          <table:table-cell table:style-name="ce12" office:value-type="string">
            <text:p>aeroplane_1940</text:p>
          </table:table-cell>
          <table:table-cell table:style-name="ce12" office:value-type="string">
            <text:p>aeroplane_1950</text:p>
          </table:table-cell>
          <table:table-cell table:style-name="ce12" office:value-type="string">
            <text:p>aeroplane_1960</text:p>
          </table:table-cell>
          <table:table-cell table:style-name="ce12" office:value-type="string">
            <text:p>aeroplane_1970</text:p>
          </table:table-cell>
          <table:table-cell table:number-columns-repeated="1018"/>
        </table:table-row>
        <table:table-row table:style-name="ro1">
          <table:table-cell office:value-type="string">
            <text:p>curtiss</text:p>
          </table:table-cell>
          <table:table-cell office:value-type="string">
            <text:p>azores</text:p>
          </table:table-cell>
          <table:table-cell office:value-type="string">
            <text:p>dennison</text:p>
          </table:table-cell>
          <table:table-cell office:value-type="string">
            <text:p>tufa</text:p>
          </table:table-cell>
          <table:table-cell office:value-type="string">
            <text:p>hendrick</text:p>
          </table:table-cell>
          <table:table-cell office:value-type="string">
            <text:p>tess</text:p>
          </table:table-cell>
          <table:table-cell table:number-columns-repeated="1018"/>
        </table:table-row>
        <table:table-row table:style-name="ro1">
          <table:table-cell office:value-type="string">
            <text:p>powered</text:p>
          </table:table-cell>
          <table:table-cell office:value-type="string">
            <text:p>airplane</text:p>
          </table:table-cell>
          <table:table-cell office:value-type="string">
            <text:p>nor</text:p>
          </table:table-cell>
          <table:table-cell office:value-type="string">
            <text:p>nicklaus</text:p>
          </table:table-cell>
          <table:table-cell office:value-type="string">
            <text:p>seemly</text:p>
          </table:table-cell>
          <table:table-cell office:value-type="string">
            <text:p>marauders</text:p>
          </table:table-cell>
          <table:table-cell table:number-columns-repeated="1018"/>
        </table:table-row>
        <table:table-row table:style-name="ro1">
          <table:table-cell office:value-type="string">
            <text:p>corp</text:p>
          </table:table-cell>
          <table:table-cell office:value-type="string">
            <text:p>cockpit</text:p>
          </table:table-cell>
          <table:table-cell office:value-type="string">
            <text:p>racquet</text:p>
          </table:table-cell>
          <table:table-cell office:value-type="string">
            <text:p>pittman</text:p>
          </table:table-cell>
          <table:table-cell office:value-type="string">
            <text:p>puget</text:p>
          </table:table-cell>
          <table:table-cell office:value-type="string">
            <text:p>corinne</text:p>
          </table:table-cell>
          <table:table-cell table:number-columns-repeated="1018"/>
        </table:table-row>
        <table:table-row table:style-name="ro1">
          <table:table-cell office:value-type="string">
            <text:p>fokker</text:p>
          </table:table-cell>
          <table:table-cell office:value-type="string">
            <text:p>goldie</text:p>
          </table:table-cell>
          <table:table-cell office:value-type="string">
            <text:p>ducky</text:p>
          </table:table-cell>
          <table:table-cell office:value-type="string">
            <text:p>hum</text:p>
          </table:table-cell>
          <table:table-cell office:value-type="string">
            <text:p>bridget</text:p>
          </table:table-cell>
          <table:table-cell office:value-type="string">
            <text:p>finletter</text:p>
          </table:table-cell>
          <table:table-cell table:number-columns-repeated="1018"/>
        </table:table-row>
        <table:table-row table:style-name="ro1">
          <table:table-cell office:value-type="string">
            <text:p>airports</text:p>
          </table:table-cell>
          <table:table-cell office:value-type="string">
            <text:p>newfoundland</text:p>
          </table:table-cell>
          <table:table-cell office:value-type="string">
            <text:p>halevy</text:p>
          </table:table-cell>
          <table:table-cell office:value-type="string">
            <text:p>idling</text:p>
          </table:table-cell>
          <table:table-cell office:value-type="string">
            <text:p>doane</text:p>
          </table:table-cell>
          <table:table-cell office:value-type="string">
            <text:p>post-dispatch</text:p>
          </table:table-cell>
          <table:table-cell table:number-columns-repeated="1018"/>
        </table:table-row>
        <table:table-row table:style-name="ro1">
          <table:table-cell office:value-type="string">
            <text:p>aeroplanes</text:p>
          </table:table-cell>
          <table:table-cell office:value-type="string">
            <text:p>ord</text:p>
          </table:table-cell>
          <table:table-cell office:value-type="string">
            <text:p>missioner</text:p>
          </table:table-cell>
          <table:table-cell office:value-type="string">
            <text:p>dayton</text:p>
          </table:table-cell>
          <table:table-cell office:value-type="string">
            <text:p>gilman</text:p>
          </table:table-cell>
          <table:table-cell office:value-type="string">
            <text:p>albatross</text:p>
          </table:table-cell>
          <table:table-cell table:number-columns-repeated="1018"/>
        </table:table-row>
        <table:table-row table:style-name="ro1">
          <table:table-cell office:value-type="string">
            <text:p>wright</text:p>
          </table:table-cell>
          <table:table-cell office:value-type="string">
            <text:p>shumann</text:p>
          </table:table-cell>
          <table:table-cell office:value-type="string">
            <text:p>sketchy</text:p>
          </table:table-cell>
          <table:table-cell office:value-type="string">
            <text:p>cunt</text:p>
          </table:table-cell>
          <table:table-cell office:value-type="string">
            <text:p>papermaking</text:p>
          </table:table-cell>
          <table:table-cell office:value-type="string">
            <text:p>blanshard</text:p>
          </table:table-cell>
          <table:table-cell table:number-columns-repeated="1018"/>
        </table:table-row>
        <table:table-row table:style-name="ro1">
          <table:table-cell office:value-type="string">
            <text:p>vickers</text:p>
          </table:table-cell>
          <table:table-cell office:value-type="string">
            <text:p>non-stop</text:p>
          </table:table-cell>
          <table:table-cell office:value-type="string">
            <text:p>conner</text:p>
          </table:table-cell>
          <table:table-cell office:value-type="string">
            <text:p>roughest</text:p>
          </table:table-cell>
          <table:table-cell office:value-type="string">
            <text:p>zambo</text:p>
          </table:table-cell>
          <table:table-cell office:value-type="string">
            <text:p>farrar</text:p>
          </table:table-cell>
          <table:table-cell table:number-columns-repeated="1018"/>
        </table:table-row>
        <table:table-row table:style-name="ro1">
          <table:table-cell office:value-type="string">
            <text:p>airplane</text:p>
          </table:table-cell>
          <table:table-cell office:value-type="string">
            <text:p>handball</text:p>
          </table:table-cell>
          <table:table-cell office:value-type="string">
            <text:p>refine</text:p>
          </table:table-cell>
          <table:table-cell office:value-type="string">
            <text:p>oldsmobile</text:p>
          </table:table-cell>
          <table:table-cell office:value-type="string">
            <text:p>muncie</text:p>
          </table:table-cell>
          <table:table-cell office:value-type="string">
            <text:p>holyoke</text:p>
          </table:table-cell>
          <table:table-cell table:number-columns-repeated="1018"/>
        </table:table-row>
        <table:table-row table:style-name="ro1">
          <table:table-cell table:number-columns-repeated="1024"/>
        </table:table-row>
        <table:table-row table:style-name="ro1">
          <table:table-cell table:style-name="ce12" office:value-type="string">
            <text:p>automobile_1920</text:p>
          </table:table-cell>
          <table:table-cell table:style-name="ce12" office:value-type="string">
            <text:p>automobile_1930</text:p>
          </table:table-cell>
          <table:table-cell table:style-name="ce12" office:value-type="string">
            <text:p>automobile_1940</text:p>
          </table:table-cell>
          <table:table-cell table:style-name="ce12" office:value-type="string">
            <text:p>automobile_1950</text:p>
          </table:table-cell>
          <table:table-cell table:style-name="ce12" office:value-type="string">
            <text:p>automobile_1960</text:p>
          </table:table-cell>
          <table:table-cell table:style-name="ce12" office:value-type="string">
            <text:p>automobile_1970</text:p>
          </table:table-cell>
          <table:table-cell table:style-name="ce12"/>
          <table:table-cell table:number-columns-repeated="1017"/>
        </table:table-row>
        <table:table-row table:style-name="ro1">
          <table:table-cell office:value-type="string">
            <text:p>motor</text:p>
          </table:table-cell>
          <table:table-cell table:number-columns-repeated="5" office:value-type="string">
            <text:p>auto</text:p>
          </table:table-cell>
          <table:table-cell table:number-columns-repeated="1018"/>
        </table:table-row>
        <table:table-row table:style-name="ro1">
          <table:table-cell table:number-columns-repeated="2" office:value-type="string">
            <text:p>car</text:p>
          </table:table-cell>
          <table:table-cell office:value-type="string">
            <text:p>cars</text:p>
          </table:table-cell>
          <table:table-cell table:number-columns-repeated="2" office:value-type="string">
            <text:p>car</text:p>
          </table:table-cell>
          <table:table-cell office:value-type="string">
            <text:p>insurance</text:p>
          </table:table-cell>
          <table:table-cell table:number-columns-repeated="1018"/>
        </table:table-row>
        <table:table-row table:style-name="ro1">
          <table:table-cell table:number-columns-repeated="2" office:value-type="string">
            <text:p>cars</text:p>
          </table:table-cell>
          <table:table-cell office:value-type="string">
            <text:p>car</text:p>
          </table:table-cell>
          <table:table-cell office:value-type="string">
            <text:p>automobiles</text:p>
          </table:table-cell>
          <table:table-cell office:value-type="string">
            <text:p>cars</text:p>
          </table:table-cell>
          <table:table-cell office:value-type="string">
            <text:p>automobiles</text:p>
          </table:table-cell>
          <table:table-cell table:number-columns-repeated="1018"/>
        </table:table-row>
        <table:table-row table:style-name="ro1">
          <table:table-cell office:value-type="string">
            <text:p>automobiles</text:p>
          </table:table-cell>
          <table:table-cell office:value-type="string">
            <text:p>motor</text:p>
          </table:table-cell>
          <table:table-cell office:value-type="string">
            <text:p>automobiles</text:p>
          </table:table-cell>
          <table:table-cell office:value-type="string">
            <text:p>cars</text:p>
          </table:table-cell>
          <table:table-cell office:value-type="string">
            <text:p>motor</text:p>
          </table:table-cell>
          <table:table-cell office:value-type="string">
            <text:p>cars</text:p>
          </table:table-cell>
          <table:table-cell table:number-columns-repeated="1018"/>
        </table:table-row>
        <table:table-row table:style-name="ro1">
          <table:table-cell office:value-type="string">
            <text:p>auto</text:p>
          </table:table-cell>
          <table:table-cell office:value-type="string">
            <text:p>automobiles</text:p>
          </table:table-cell>
          <table:table-cell office:value-type="string">
            <text:p>airplane</text:p>
          </table:table-cell>
          <table:table-cell office:value-type="string">
            <text:p>autos</text:p>
          </table:table-cell>
          <table:table-cell office:value-type="string">
            <text:p>tires</text:p>
          </table:table-cell>
          <table:table-cell office:value-type="string">
            <text:p>benvenuto</text:p>
          </table:table-cell>
          <table:table-cell table:number-columns-repeated="1018"/>
        </table:table-row>
        <table:table-row table:style-name="ro1">
          <table:table-cell office:value-type="string">
            <text:p>truck</text:p>
          </table:table-cell>
          <table:table-cell office:value-type="string">
            <text:p>accidents</text:p>
          </table:table-cell>
          <table:table-cell office:value-type="string">
            <text:p>motors</text:p>
          </table:table-cell>
          <table:table-cell office:value-type="string">
            <text:p>motor</text:p>
          </table:table-cell>
          <table:table-cell office:value-type="string">
            <text:p>automobiles</text:p>
          </table:table-cell>
          <table:table-cell office:value-type="string">
            <text:p>accident</text:p>
          </table:table-cell>
          <table:table-cell table:number-columns-repeated="1018"/>
        </table:table-row>
        <table:table-row table:style-name="ro1">
          <table:table-cell office:value-type="string">
            <text:p>engine</text:p>
          </table:table-cell>
          <table:table-cell office:value-type="string">
            <text:p>vehicle</text:p>
          </table:table-cell>
          <table:table-cell office:value-type="string">
            <text:p>engines</text:p>
          </table:table-cell>
          <table:table-cell office:value-type="string">
            <text:p>truck</text:p>
          </table:table-cell>
          <table:table-cell office:value-type="string">
            <text:p>motors</text:p>
          </table:table-cell>
          <table:table-cell office:value-type="string">
            <text:p>automotive</text:p>
          </table:table-cell>
          <table:table-cell table:number-columns-repeated="1018"/>
        </table:table-row>
        <table:table-row table:style-name="ro1">
          <table:table-cell office:value-type="string">
            <text:p>tires</text:p>
          </table:table-cell>
          <table:table-cell office:value-type="string">
            <text:p>manufacturers</text:p>
          </table:table-cell>
          <table:table-cell office:value-type="string">
            <text:p>automotive</text:p>
          </table:table-cell>
          <table:table-cell office:value-type="string">
            <text:p>chevrolet</text:p>
          </table:table-cell>
          <table:table-cell office:value-type="string">
            <text:p>fenders</text:p>
          </table:table-cell>
          <table:table-cell office:value-type="string">
            <text:p>motor</text:p>
          </table:table-cell>
          <table:table-cell table:number-columns-repeated="1018"/>
        </table:table-row>
        <table:table-row table:style-name="ro1">
          <table:table-cell office:value-type="string">
            <text:p>tire</text:p>
          </table:table-cell>
          <table:table-cell office:value-type="string">
            <text:p>motors</text:p>
          </table:table-cell>
          <table:table-cell office:value-type="string">
            <text:p>motor</text:p>
          </table:table-cell>
          <table:table-cell office:value-type="string">
            <text:p>motorists</text:p>
          </table:table-cell>
          <table:table-cell office:value-type="string">
            <text:p>autos</text:p>
          </table:table-cell>
          <table:table-cell office:value-type="string">
            <text:p>car</text:p>
          </table:table-cell>
          <table:table-cell table:number-columns-repeated="1018"/>
        </table:table-row>
        <table:table-row table:style-name="ro1">
          <table:table-cell table:number-columns-repeated="1024"/>
        </table:table-row>
        <table:table-row table:style-name="ro1">
          <table:table-cell table:style-name="ce12" office:value-type="string">
            <text:p>bank_1920</text:p>
          </table:table-cell>
          <table:table-cell table:style-name="ce12" office:value-type="string">
            <text:p>bank_1930</text:p>
          </table:table-cell>
          <table:table-cell table:style-name="ce12" office:value-type="string">
            <text:p>bank_1940</text:p>
          </table:table-cell>
          <table:table-cell table:style-name="ce12" office:value-type="string">
            <text:p>bank_1950</text:p>
          </table:table-cell>
          <table:table-cell table:style-name="ce12" office:value-type="string">
            <text:p>bank_1960</text:p>
          </table:table-cell>
          <table:table-cell table:style-name="ce12" office:value-type="string">
            <text:p>bank_1970</text:p>
          </table:table-cell>
          <table:table-cell table:number-columns-repeated="1018"/>
        </table:table-row>
        <table:table-row table:style-name="ro1">
          <table:table-cell table:number-columns-repeated="6" office:value-type="string">
            <text:p>banks</text:p>
          </table:table-cell>
          <table:table-cell table:number-columns-repeated="1018"/>
        </table:table-row>
        <table:table-row table:style-name="ro1">
          <table:table-cell table:number-columns-repeated="2" office:value-type="string">
            <text:p>reserve</text:p>
          </table:table-cell>
          <table:table-cell table:number-columns-repeated="4" office:value-type="string">
            <text:p>savings</text:p>
          </table:table-cell>
          <table:table-cell table:number-columns-repeated="1018"/>
        </table:table-row>
        <table:table-row table:style-name="ro1">
          <table:table-cell table:number-columns-repeated="2" office:value-type="string">
            <text:p>trust</text:p>
          </table:table-cell>
          <table:table-cell office:value-type="string">
            <text:p>loans</text:p>
          </table:table-cell>
          <table:table-cell office:value-type="string">
            <text:p>loan</text:p>
          </table:table-cell>
          <table:table-cell office:value-type="string">
            <text:p>loans</text:p>
          </table:table-cell>
          <table:table-cell office:value-type="string">
            <text:p>loan</text:p>
          </table:table-cell>
          <table:table-cell table:number-columns-repeated="1018"/>
        </table:table-row>
        <table:table-row table:style-name="ro1">
          <table:table-cell office:value-type="string">
            <text:p>loans</text:p>
          </table:table-cell>
          <table:table-cell table:number-columns-repeated="2" office:value-type="string">
            <text:p>depositors</text:p>
          </table:table-cell>
          <table:table-cell office:value-type="string">
            <text:p>mortgage</text:p>
          </table:table-cell>
          <table:table-cell office:value-type="string">
            <text:p>loan</text:p>
          </table:table-cell>
          <table:table-cell office:value-type="string">
            <text:p>west</text:p>
          </table:table-cell>
          <table:table-cell table:number-columns-repeated="1018"/>
        </table:table-row>
        <table:table-row table:style-name="ro1">
          <table:table-cell office:value-type="string">
            <text:p>deposit</text:p>
          </table:table-cell>
          <table:table-cell office:value-type="string">
            <text:p>collateral</text:p>
          </table:table-cell>
          <table:table-cell table:number-columns-repeated="2" office:value-type="string">
            <text:p>export-import</text:p>
          </table:table-cell>
          <table:table-cell office:value-type="string">
            <text:p>mortgage</text:p>
          </table:table-cell>
          <table:table-cell office:value-type="string">
            <text:p>gaza</text:p>
          </table:table-cell>
          <table:table-cell table:number-columns-repeated="1018"/>
        </table:table-row>
        <table:table-row table:style-name="ro1">
          <table:table-cell office:value-type="string">
            <text:p>national</text:p>
          </table:table-cell>
          <table:table-cell office:value-type="string">
            <text:p>loan</text:p>
          </table:table-cell>
          <table:table-cell office:value-type="string">
            <text:p>deposits</text:p>
          </table:table-cell>
          <table:table-cell office:value-type="string">
            <text:p>loans</text:p>
          </table:table-cell>
          <table:table-cell office:value-type="string">
            <text:p>depositors</text:p>
          </table:table-cell>
          <table:table-cell office:value-type="string">
            <text:p>calhoun</text:p>
          </table:table-cell>
          <table:table-cell table:number-columns-repeated="1018"/>
        </table:table-row>
        <table:table-row table:style-name="ro1">
          <table:table-cell office:value-type="string">
            <text:p>savings</text:p>
          </table:table-cell>
          <table:table-cell office:value-type="string">
            <text:p>loans</text:p>
          </table:table-cell>
          <table:table-cell office:value-type="string">
            <text:p>cash</text:p>
          </table:table-cell>
          <table:table-cell office:value-type="string">
            <text:p>trust</text:p>
          </table:table-cell>
          <table:table-cell office:value-type="string">
            <text:p>deposit</text:p>
          </table:table-cell>
          <table:table-cell office:value-type="string">
            <text:p>jordan</text:p>
          </table:table-cell>
          <table:table-cell table:number-columns-repeated="1018"/>
        </table:table-row>
        <table:table-row table:style-name="ro1">
          <table:table-cell office:value-type="string">
            <text:p>federal</text:p>
          </table:table-cell>
          <table:table-cell office:value-type="string">
            <text:p>savings</text:p>
          </table:table-cell>
          <table:table-cell office:value-type="string">
            <text:p>reserve</text:p>
          </table:table-cell>
          <table:table-cell office:value-type="string">
            <text:p>bankers</text:p>
          </table:table-cell>
          <table:table-cell office:value-type="string">
            <text:p>trust</text:p>
          </table:table-cell>
          <table:table-cell office:value-type="string">
            <text:p>loans</text:p>
          </table:table-cell>
          <table:table-cell table:number-columns-repeated="1018"/>
        </table:table-row>
        <table:table-row table:style-name="ro1">
          <table:table-cell office:value-type="string">
            <text:p>deposits</text:p>
          </table:table-cell>
          <table:table-cell office:value-type="string">
            <text:p>mortgage</text:p>
          </table:table-cell>
          <table:table-cell office:value-type="string">
            <text:p>deposit</text:p>
          </table:table-cell>
          <table:table-cell office:value-type="string">
            <text:p>drive-in</text:p>
          </table:table-cell>
          <table:table-cell office:value-type="string">
            <text:p>hank</text:p>
          </table:table-cell>
          <table:table-cell office:value-type="string">
            <text:p>guaranty</text:p>
          </table:table-cell>
          <table:table-cell table:number-columns-repeated="1018"/>
        </table:table-row>
        <table:table-row table:style-name="ro1">
          <table:table-cell table:number-columns-repeated="1024"/>
        </table:table-row>
        <table:table-row table:style-name="ro1">
          <table:table-cell table:style-name="ce12" office:value-type="string">
            <text:p>camera_1920</text:p>
          </table:table-cell>
          <table:table-cell table:style-name="ce12" office:value-type="string">
            <text:p>camera_1930</text:p>
          </table:table-cell>
          <table:table-cell table:style-name="ce12" office:value-type="string">
            <text:p>camera_1940</text:p>
          </table:table-cell>
          <table:table-cell table:style-name="ce12" office:value-type="string">
            <text:p>camera_1950</text:p>
          </table:table-cell>
          <table:table-cell table:style-name="ce12" office:value-type="string">
            <text:p>camera_1960</text:p>
          </table:table-cell>
          <table:table-cell table:style-name="ce12" office:value-type="string">
            <text:p>camera_1970</text:p>
          </table:table-cell>
          <table:table-cell table:style-name="ce12"/>
          <table:table-cell table:number-columns-repeated="1017"/>
        </table:table-row>
        <table:table-row table:style-name="ro1">
          <table:table-cell office:value-type="string">
            <text:p>bt</text:p>
          </table:table-cell>
          <table:table-cell table:number-columns-repeated="3" office:value-type="string">
            <text:p>pans</text:p>
          </table:table-cell>
          <table:table-cell office:value-type="string">
            <text:p>shot</text:p>
          </table:table-cell>
          <table:table-cell office:value-type="string">
            <text:p>brewster</text:p>
          </table:table-cell>
          <table:table-cell table:number-columns-repeated="1018"/>
        </table:table-row>
        <table:table-row table:style-name="ro1">
          <table:table-cell office:value-type="string">
            <text:p>sht</text:p>
          </table:table-cell>
          <table:table-cell office:value-type="string">
            <text:p>cs</text:p>
          </table:table-cell>
          <table:table-cell table:number-columns-repeated="2" office:value-type="string">
            <text:p>mcs</text:p>
          </table:table-cell>
          <table:table-cell office:value-type="string">
            <text:p>angle</text:p>
          </table:table-cell>
          <table:table-cell office:value-type="string">
            <text:p>pans</text:p>
          </table:table-cell>
          <table:table-cell table:number-columns-repeated="1018"/>
        </table:table-row>
        <table:table-row table:style-name="ro1">
          <table:table-cell office:value-type="string">
            <text:p>med</text:p>
          </table:table-cell>
          <table:table-cell office:value-type="string">
            <text:p>blackie</text:p>
          </table:table-cell>
          <table:table-cell office:value-type="string">
            <text:p>cs</text:p>
          </table:table-cell>
          <table:table-cell office:value-type="string">
            <text:p>left</text:p>
          </table:table-cell>
          <table:table-cell office:value-type="string">
            <text:p>moves</text:p>
          </table:table-cell>
          <table:table-cell office:value-type="string">
            <text:p>kimberly</text:p>
          </table:table-cell>
          <table:table-cell table:number-columns-repeated="1018"/>
        </table:table-row>
        <table:table-row table:style-name="ro1">
          <table:table-cell office:value-type="string">
            <text:p>cu</text:p>
          </table:table-cell>
          <table:table-cell office:value-type="string">
            <text:p>mcs</text:p>
          </table:table-cell>
          <table:table-cell table:number-columns-repeated="2" office:value-type="string">
            <text:p>reacts</text:p>
          </table:table-cell>
          <table:table-cell office:value-type="string">
            <text:p>panning</text:p>
          </table:table-cell>
          <table:table-cell office:value-type="string">
            <text:p>angle</text:p>
          </table:table-cell>
          <table:table-cell table:number-columns-repeated="1018"/>
        </table:table-row>
        <table:table-row table:style-name="ro1">
          <table:table-cell office:value-type="string">
            <text:p>kali</text:p>
          </table:table-cell>
          <table:table-cell office:value-type="string">
            <text:p>ms</text:p>
          </table:table-cell>
          <table:table-cell office:value-type="string">
            <text:p>left</text:p>
          </table:table-cell>
          <table:table-cell office:value-type="string">
            <text:p>right</text:p>
          </table:table-cell>
          <table:table-cell office:value-type="string">
            <text:p>pans</text:p>
          </table:table-cell>
          <table:table-cell office:value-type="string">
            <text:p>shot</text:p>
          </table:table-cell>
          <table:table-cell table:number-columns-repeated="1018"/>
        </table:table-row>
        <table:table-row table:style-name="ro1">
          <table:table-cell office:value-type="string">
            <text:p>kelly</text:p>
          </table:table-cell>
          <table:table-cell office:value-type="string">
            <text:p>mcu</text:p>
          </table:table-cell>
          <table:table-cell office:value-type="string">
            <text:p>dinah</text:p>
          </table:table-cell>
          <table:table-cell office:value-type="string">
            <text:p>cs</text:p>
          </table:table-cell>
          <table:table-cell office:value-type="string">
            <text:p>bergdorf</text:p>
          </table:table-cell>
          <table:table-cell office:value-type="string">
            <text:p>lens</text:p>
          </table:table-cell>
          <table:table-cell table:number-columns-repeated="1018"/>
        </table:table-row>
        <table:table-row table:style-name="ro1">
          <table:table-cell office:value-type="string">
            <text:p>moves</text:p>
          </table:table-cell>
          <table:table-cell office:value-type="string">
            <text:p>speaks</text:p>
          </table:table-cell>
          <table:table-cell office:value-type="string">
            <text:p>hannah</text:p>
          </table:table-cell>
          <table:table-cell office:value-type="string">
            <text:p>ms</text:p>
          </table:table-cell>
          <table:table-cell office:value-type="string">
            <text:p>melanie</text:p>
          </table:table-cell>
          <table:table-cell office:value-type="string">
            <text:p>panning</text:p>
          </table:table-cell>
          <table:table-cell table:number-columns-repeated="1018"/>
        </table:table-row>
        <table:table-row table:style-name="ro1">
          <table:table-cell office:value-type="string">
            <text:p>coughdrops</text:p>
          </table:table-cell>
          <table:table-cell office:value-type="string">
            <text:p>mullin</text:p>
          </table:table-cell>
          <table:table-cell office:value-type="string">
            <text:p>ms</text:p>
          </table:table-cell>
          <table:table-cell office:value-type="string">
            <text:p>shooting</text:p>
          </table:table-cell>
          <table:table-cell office:value-type="string">
            <text:p>close</text:p>
          </table:table-cell>
          <table:table-cell office:value-type="string">
            <text:p>cameras</text:p>
          </table:table-cell>
          <table:table-cell table:number-columns-repeated="1018"/>
        </table:table-row>
        <table:table-row table:style-name="ro1">
          <table:table-cell office:value-type="string">
            <text:p>jan</text:p>
          </table:table-cell>
          <table:table-cell office:value-type="string">
            <text:p>bg</text:p>
          </table:table-cell>
          <table:table-cell office:value-type="string">
            <text:p>amanda</text:p>
          </table:table-cell>
          <table:table-cell office:value-type="string">
            <text:p>speaks</text:p>
          </table:table-cell>
          <table:table-cell table:number-columns-repeated="2" office:value-type="string">
            <text:p>closeup</text:p>
          </table:table-cell>
          <table:table-cell table:number-columns-repeated="1018"/>
        </table:table-row>
        <table:table-row table:style-name="ro1">
          <table:table-cell table:number-columns-repeated="1024"/>
        </table:table-row>
        <table:table-row table:style-name="ro1">
          <table:table-cell table:style-name="ce12" office:value-type="string">
            <text:p>car_1920</text:p>
          </table:table-cell>
          <table:table-cell table:style-name="ce12" office:value-type="string">
            <text:p>car_1930</text:p>
          </table:table-cell>
          <table:table-cell table:style-name="ce12" office:value-type="string">
            <text:p>car_1940</text:p>
          </table:table-cell>
          <table:table-cell table:style-name="ce12" office:value-type="string">
            <text:p>car_1950</text:p>
          </table:table-cell>
          <table:table-cell table:style-name="ce12" office:value-type="string">
            <text:p>car_1960</text:p>
          </table:table-cell>
          <table:table-cell table:style-name="ce12" office:value-type="string">
            <text:p>car_1970</text:p>
          </table:table-cell>
          <table:table-cell table:number-columns-repeated="1018"/>
        </table:table-row>
        <table:table-row table:style-name="ro1">
          <table:table-cell table:number-columns-repeated="6" office:value-type="string">
            <text:p>cars</text:p>
          </table:table-cell>
          <table:table-cell table:number-columns-repeated="1018"/>
        </table:table-row>
        <table:table-row table:style-name="ro1">
          <table:table-cell office:value-type="string">
            <text:p>motor</text:p>
          </table:table-cell>
          <table:table-cell office:value-type="string">
            <text:p>limousine</text:p>
          </table:table-cell>
          <table:table-cell table:number-columns-repeated="2" office:value-type="string">
            <text:p>parked</text:p>
          </table:table-cell>
          <table:table-cell table:number-columns-repeated="2" office:value-type="string">
            <text:p>truck</text:p>
          </table:table-cell>
          <table:table-cell table:number-columns-repeated="1018"/>
        </table:table-row>
        <table:table-row table:style-name="ro1">
          <table:table-cell office:value-type="string">
            <text:p>automobile</text:p>
          </table:table-cell>
          <table:table-cell office:value-type="string">
            <text:p>parked</text:p>
          </table:table-cell>
          <table:table-cell office:value-type="string">
            <text:p>buick</text:p>
          </table:table-cell>
          <table:table-cell office:value-type="string">
            <text:p>truck</text:p>
          </table:table-cell>
          <table:table-cell office:value-type="string">
            <text:p>jeep</text:p>
          </table:table-cell>
          <table:table-cell office:value-type="string">
            <text:p>parked</text:p>
          </table:table-cell>
          <table:table-cell table:number-columns-repeated="1018"/>
        </table:table-row>
        <table:table-row table:style-name="ro1">
          <table:table-cell office:value-type="string">
            <text:p>ford</text:p>
          </table:table-cell>
          <table:table-cell office:value-type="string">
            <text:p>automobile</text:p>
          </table:table-cell>
          <table:table-cell office:value-type="string">
            <text:p>truck</text:p>
          </table:table-cell>
          <table:table-cell office:value-type="string">
            <text:p>cadillac</text:p>
          </table:table-cell>
          <table:table-cell office:value-type="string">
            <text:p>roadster</text:p>
          </table:table-cell>
          <table:table-cell office:value-type="string">
            <text:p>buell</text:p>
          </table:table-cell>
          <table:table-cell table:number-columns-repeated="1018"/>
        </table:table-row>
        <table:table-row table:style-name="ro1">
          <table:table-cell office:value-type="string">
            <text:p>train</text:p>
          </table:table-cell>
          <table:table-cell office:value-type="string">
            <text:p>cadillac</text:p>
          </table:table-cell>
          <table:table-cell office:value-type="string">
            <text:p>jeep</text:p>
          </table:table-cell>
          <table:table-cell office:value-type="string">
            <text:p>valerian</text:p>
          </table:table-cell>
          <table:table-cell office:value-type="string">
            <text:p>cadillac</text:p>
          </table:table-cell>
          <table:table-cell office:value-type="string">
            <text:p>taxi</text:p>
          </table:table-cell>
          <table:table-cell table:number-columns-repeated="1018"/>
        </table:table-row>
        <table:table-row table:style-name="ro1">
          <table:table-cell office:value-type="string">
            <text:p>truck</text:p>
          </table:table-cell>
          <table:table-cell table:number-columns-repeated="2" office:value-type="string">
            <text:p>sedan</text:p>
          </table:table-cell>
          <table:table-cell office:value-type="string">
            <text:p>limousine</text:p>
          </table:table-cell>
          <table:table-cell table:number-columns-repeated="2" office:value-type="string">
            <text:p>sedan</text:p>
          </table:table-cell>
          <table:table-cell table:number-columns-repeated="1018"/>
        </table:table-row>
        <table:table-row table:style-name="ro1">
          <table:table-cell office:value-type="string">
            <text:p>chevrolet</text:p>
          </table:table-cell>
          <table:table-cell office:value-type="string">
            <text:p>train</text:p>
          </table:table-cell>
          <table:table-cell office:value-type="string">
            <text:p>taxi</text:p>
          </table:table-cell>
          <table:table-cell office:value-type="string">
            <text:p>cab</text:p>
          </table:table-cell>
          <table:table-cell office:value-type="string">
            <text:p>parked</text:p>
          </table:table-cell>
          <table:table-cell office:value-type="string">
            <text:p>clayton</text:p>
          </table:table-cell>
          <table:table-cell table:number-columns-repeated="1018"/>
        </table:table-row>
        <table:table-row table:style-name="ro1">
          <table:table-cell office:value-type="string">
            <text:p>limousine</text:p>
          </table:table-cell>
          <table:table-cell office:value-type="string">
            <text:p>cab</text:p>
          </table:table-cell>
          <table:table-cell table:number-columns-repeated="2" office:value-type="string">
            <text:p>automobile</text:p>
          </table:table-cell>
          <table:table-cell office:value-type="string">
            <text:p>coupe</text:p>
          </table:table-cell>
          <table:table-cell office:value-type="string">
            <text:p>motorcycle</text:p>
          </table:table-cell>
          <table:table-cell table:number-columns-repeated="1018"/>
        </table:table-row>
        <table:table-row table:style-name="ro1">
          <table:table-cell office:value-type="string">
            <text:p>touring</text:p>
          </table:table-cell>
          <table:table-cell office:value-type="string">
            <text:p>truck</text:p>
          </table:table-cell>
          <table:table-cell office:value-type="string">
            <text:p>coupe</text:p>
          </table:table-cell>
          <table:table-cell office:value-type="string">
            <text:p>thornhill</text:p>
          </table:table-cell>
          <table:table-cell office:value-type="string">
            <text:p>limousine</text:p>
          </table:table-cell>
          <table:table-cell office:value-type="string">
            <text:p>swerved</text:p>
          </table:table-cell>
          <table:table-cell table:number-columns-repeated="1018"/>
        </table:table-row>
        <table:table-row table:style-name="ro1">
          <table:table-cell table:number-columns-repeated="1024"/>
        </table:table-row>
        <table:table-row table:style-name="ro1">
          <table:table-cell table:style-name="ce12" office:value-type="string">
            <text:p>cinema_1920</text:p>
          </table:table-cell>
          <table:table-cell table:style-name="ce12" office:value-type="string">
            <text:p>cinema_1930</text:p>
          </table:table-cell>
          <table:table-cell table:style-name="ce12" office:value-type="string">
            <text:p>cinema_1940</text:p>
          </table:table-cell>
          <table:table-cell table:style-name="ce12" office:value-type="string">
            <text:p>cinema_1950</text:p>
          </table:table-cell>
          <table:table-cell table:style-name="ce12" office:value-type="string">
            <text:p>cinema_1960</text:p>
          </table:table-cell>
          <table:table-cell table:style-name="ce12" office:value-type="string">
            <text:p>cinema_1970</text:p>
          </table:table-cell>
          <table:table-cell table:number-columns-repeated="1018"/>
        </table:table-row>
        <table:table-row table:style-name="ro1">
          <table:table-cell table:number-columns-repeated="2" office:value-type="string">
            <text:p>movie</text:p>
          </table:table-cell>
          <table:table-cell office:value-type="string">
            <text:p>hollywood</text:p>
          </table:table-cell>
          <table:table-cell office:value-type="string">
            <text:p>atomism</text:p>
          </table:table-cell>
          <table:table-cell office:value-type="string">
            <text:p>guild</text:p>
          </table:table-cell>
          <table:table-cell office:value-type="string">
            <text:p>hughie</text:p>
          </table:table-cell>
          <table:table-cell table:number-columns-repeated="1018"/>
        </table:table-row>
        <table:table-row table:style-name="ro1">
          <table:table-cell office:value-type="string">
            <text:p>theatres</text:p>
          </table:table-cell>
          <table:table-cell office:value-type="string">
            <text:p>films</text:p>
          </table:table-cell>
          <table:table-cell office:value-type="string">
            <text:p>film</text:p>
          </table:table-cell>
          <table:table-cell office:value-type="string">
            <text:p>movie</text:p>
          </table:table-cell>
          <table:table-cell office:value-type="string">
            <text:p>theater</text:p>
          </table:table-cell>
          <table:table-cell office:value-type="string">
            <text:p>jen</text:p>
          </table:table-cell>
          <table:table-cell table:number-columns-repeated="1018"/>
        </table:table-row>
        <table:table-row table:style-name="ro1">
          <table:table-cell office:value-type="string">
            <text:p>actress</text:p>
          </table:table-cell>
          <table:table-cell office:value-type="string">
            <text:p>hollywood</text:p>
          </table:table-cell>
          <table:table-cell office:value-type="string">
            <text:p>producer</text:p>
          </table:table-cell>
          <table:table-cell office:value-type="string">
            <text:p>fonda</text:p>
          </table:table-cell>
          <table:table-cell office:value-type="string">
            <text:p>showings</text:p>
          </table:table-cell>
          <table:table-cell office:value-type="string">
            <text:p>moving-picture</text:p>
          </table:table-cell>
          <table:table-cell table:number-columns-repeated="1018"/>
        </table:table-row>
        <table:table-row table:style-name="ro1">
          <table:table-cell office:value-type="string">
            <text:p>film</text:p>
          </table:table-cell>
          <table:table-cell office:value-type="string">
            <text:p>theatres</text:p>
          </table:table-cell>
          <table:table-cell office:value-type="string">
            <text:p>olivier</text:p>
          </table:table-cell>
          <table:table-cell office:value-type="string">
            <text:p>debut</text:p>
          </table:table-cell>
          <table:table-cell office:value-type="string">
            <text:p>opera</text:p>
          </table:table-cell>
          <table:table-cell office:value-type="string">
            <text:p>verne</text:p>
          </table:table-cell>
          <table:table-cell table:number-columns-repeated="1018"/>
        </table:table-row>
        <table:table-row table:style-name="ro1">
          <table:table-cell office:value-type="string">
            <text:p>motion-picture</text:p>
          </table:table-cell>
          <table:table-cell office:value-type="string">
            <text:p>film</text:p>
          </table:table-cell>
          <table:table-cell office:value-type="string">
            <text:p>motion-picture</text:p>
          </table:table-cell>
          <table:table-cell office:value-type="string">
            <text:p>actor</text:p>
          </table:table-cell>
          <table:table-cell office:value-type="string">
            <text:p>huber</text:p>
          </table:table-cell>
          <table:table-cell office:value-type="string">
            <text:p>draftsman</text:p>
          </table:table-cell>
          <table:table-cell table:number-columns-repeated="1018"/>
        </table:table-row>
        <table:table-row table:style-name="ro1">
          <table:table-cell office:value-type="string">
            <text:p>vaudeville</text:p>
          </table:table-cell>
          <table:table-cell office:value-type="string">
            <text:p>producer</text:p>
          </table:table-cell>
          <table:table-cell office:value-type="string">
            <text:p>movie</text:p>
          </table:table-cell>
          <table:table-cell office:value-type="string">
            <text:p>strives</text:p>
          </table:table-cell>
          <table:table-cell office:value-type="string">
            <text:p>debut</text:p>
          </table:table-cell>
          <table:table-cell office:value-type="string">
            <text:p>tine</text:p>
          </table:table-cell>
          <table:table-cell table:number-columns-repeated="1018"/>
        </table:table-row>
        <table:table-row table:style-name="ro1">
          <table:table-cell office:value-type="string">
            <text:p>producer</text:p>
          </table:table-cell>
          <table:table-cell office:value-type="string">
            <text:p>paramount</text:p>
          </table:table-cell>
          <table:table-cell office:value-type="string">
            <text:p>laurence</text:p>
          </table:table-cell>
          <table:table-cell office:value-type="string">
            <text:p>slashing</text:p>
          </table:table-cell>
          <table:table-cell office:value-type="string">
            <text:p>movies</text:p>
          </table:table-cell>
          <table:table-cell office:value-type="string">
            <text:p>playhouse</text:p>
          </table:table-cell>
          <table:table-cell table:number-columns-repeated="1018"/>
        </table:table-row>
        <table:table-row table:style-name="ro1">
          <table:table-cell office:value-type="string">
            <text:p>cameras</text:p>
          </table:table-cell>
          <table:table-cell office:value-type="string">
            <text:p>starring</text:p>
          </table:table-cell>
          <table:table-cell office:value-type="string">
            <text:p>hoyos</text:p>
          </table:table-cell>
          <table:table-cell office:value-type="string">
            <text:p>cowan</text:p>
          </table:table-cell>
          <table:table-cell office:value-type="string">
            <text:p>hughie</text:p>
          </table:table-cell>
          <table:table-cell office:value-type="string">
            <text:p>theatre</text:p>
          </table:table-cell>
          <table:table-cell table:number-columns-repeated="1018"/>
        </table:table-row>
        <table:table-row table:style-name="ro1">
          <table:table-cell office:value-type="string">
            <text:p>movies</text:p>
          </table:table-cell>
          <table:table-cell office:value-type="string">
            <text:p>entertainment</text:p>
          </table:table-cell>
          <table:table-cell office:value-type="string">
            <text:p>blumenthal</text:p>
          </table:table-cell>
          <table:table-cell office:value-type="string">
            <text:p>hollywood</text:p>
          </table:table-cell>
          <table:table-cell office:value-type="string">
            <text:p>wide-awake</text:p>
          </table:table-cell>
          <table:table-cell office:value-type="string">
            <text:p>commissioned</text:p>
          </table:table-cell>
          <table:table-cell table:number-columns-repeated="1018"/>
        </table:table-row>
        <table:table-row table:style-name="ro1">
          <table:table-cell table:number-columns-repeated="1024"/>
        </table:table-row>
        <table:table-row table:style-name="ro1">
          <table:table-cell table:style-name="ce12" office:value-type="string">
            <text:p>computer_1920</text:p>
          </table:table-cell>
          <table:table-cell table:style-name="ce12" office:value-type="string">
            <text:p>computer_1930</text:p>
          </table:table-cell>
          <table:table-cell table:style-name="ce12" office:value-type="string">
            <text:p>computer_1940</text:p>
          </table:table-cell>
          <table:table-cell table:style-name="ce12" office:value-type="string">
            <text:p>computer_1950</text:p>
          </table:table-cell>
          <table:table-cell table:style-name="ce12" office:value-type="string">
            <text:p>computer_1960</text:p>
          </table:table-cell>
          <table:table-cell table:style-name="ce12" office:value-type="string">
            <text:p>computer_1970</text:p>
          </table:table-cell>
          <table:table-cell table:number-columns-repeated="1018"/>
        </table:table-row>
        <table:table-row table:style-name="ro1">
          <table:table-cell office:value-type="string">
            <text:p>brassiere</text:p>
          </table:table-cell>
          <table:table-cell office:value-type="string">
            <text:p>bz</text:p>
          </table:table-cell>
          <table:table-cell office:value-type="string">
            <text:p>inflate</text:p>
          </table:table-cell>
          <table:table-cell office:value-type="string">
            <text:p>electronic</text:p>
          </table:table-cell>
          <table:table-cell table:number-columns-repeated="2" office:value-type="string">
            <text:p>computers</text:p>
          </table:table-cell>
          <table:table-cell table:number-columns-repeated="1018"/>
        </table:table-row>
        <table:table-row table:style-name="ro1">
          <table:table-cell office:value-type="string">
            <text:p>amin</text:p>
          </table:table-cell>
          <table:table-cell office:value-type="string">
            <text:p>normality</text:p>
          </table:table-cell>
          <table:table-cell office:value-type="string">
            <text:p>amplification</text:p>
          </table:table-cell>
          <table:table-cell office:value-type="string">
            <text:p>relays</text:p>
          </table:table-cell>
          <table:table-cell office:value-type="string">
            <text:p>data</text:p>
          </table:table-cell>
          <table:table-cell office:value-type="string">
            <text:p>electronic</text:p>
          </table:table-cell>
          <table:table-cell table:number-columns-repeated="1018"/>
        </table:table-row>
        <table:table-row table:style-name="ro1">
          <table:table-cell office:value-type="string">
            <text:p>eire</text:p>
          </table:table-cell>
          <table:table-cell office:value-type="string">
            <text:p>polarity</text:p>
          </table:table-cell>
          <table:table-cell office:value-type="string">
            <text:p>galleys</text:p>
          </table:table-cell>
          <table:table-cell office:value-type="string">
            <text:p>computing</text:p>
          </table:table-cell>
          <table:table-cell office:value-type="string">
            <text:p>electronic</text:p>
          </table:table-cell>
          <table:table-cell office:value-type="string">
            <text:p>computerized</text:p>
          </table:table-cell>
          <table:table-cell table:number-columns-repeated="1018"/>
        </table:table-row>
        <table:table-row table:style-name="ro1">
          <table:table-cell office:value-type="string">
            <text:p>pleated</text:p>
          </table:table-cell>
          <table:table-cell office:value-type="string">
            <text:p>dov</text:p>
          </table:table-cell>
          <table:table-cell office:value-type="string">
            <text:p>calculator</text:p>
          </table:table-cell>
          <table:table-cell office:value-type="string">
            <text:p>computers</text:p>
          </table:table-cell>
          <table:table-cell office:value-type="string">
            <text:p>ibm</text:p>
          </table:table-cell>
          <table:table-cell office:value-type="string">
            <text:p>data</text:p>
          </table:table-cell>
          <table:table-cell table:number-columns-repeated="1018"/>
        </table:table-row>
        <table:table-row table:style-name="ro1">
          <table:table-cell office:value-type="string">
            <text:p>would</text:p>
          </table:table-cell>
          <table:table-cell office:value-type="string">
            <text:p>chlorine</text:p>
          </table:table-cell>
          <table:table-cell office:value-type="string">
            <text:p>blinks</text:p>
          </table:table-cell>
          <table:table-cell office:value-type="string">
            <text:p>calculator</text:p>
          </table:table-cell>
          <table:table-cell office:value-type="string">
            <text:p>radar</text:p>
          </table:table-cell>
          <table:table-cell office:value-type="string">
            <text:p>electrodes</text:p>
          </table:table-cell>
          <table:table-cell table:number-columns-repeated="1018"/>
        </table:table-row>
        <table:table-row table:style-name="ro1">
          <table:table-cell office:value-type="string">
            <text:p>be</text:p>
          </table:table-cell>
          <table:table-cell office:value-type="string">
            <text:p>electronically</text:p>
          </table:table-cell>
          <table:table-cell office:value-type="string">
            <text:p>superiority</text:p>
          </table:table-cell>
          <table:table-cell office:value-type="string">
            <text:p>video</text:p>
          </table:table-cell>
          <table:table-cell office:value-type="string">
            <text:p>machines</text:p>
          </table:table-cell>
          <table:table-cell office:value-type="string">
            <text:p>equipment</text:p>
          </table:table-cell>
          <table:table-cell table:number-columns-repeated="1018"/>
        </table:table-row>
        <table:table-row table:style-name="ro1">
          <table:table-cell office:value-type="string">
            <text:p>texaco</text:p>
          </table:table-cell>
          <table:table-cell office:value-type="string">
            <text:p>undergoes</text:p>
          </table:table-cell>
          <table:table-cell office:value-type="string">
            <text:p>hunh</text:p>
          </table:table-cell>
          <table:table-cell office:value-type="string">
            <text:p>activated</text:p>
          </table:table-cell>
          <table:table-cell office:value-type="string">
            <text:p>processing</text:p>
          </table:table-cell>
          <table:table-cell office:value-type="string">
            <text:p>systems</text:p>
          </table:table-cell>
          <table:table-cell table:number-columns-repeated="1018"/>
        </table:table-row>
        <table:table-row table:style-name="ro1">
          <table:table-cell office:value-type="string">
            <text:p>will</text:p>
          </table:table-cell>
          <table:table-cell office:value-type="string">
            <text:p>detectors</text:p>
          </table:table-cell>
          <table:table-cell office:value-type="string">
            <text:p>rumpus</text:p>
          </table:table-cell>
          <table:table-cell office:value-type="string">
            <text:p>recorders</text:p>
          </table:table-cell>
          <table:table-cell office:value-type="string">
            <text:p>systems</text:p>
          </table:table-cell>
          <table:table-cell office:value-type="string">
            <text:p>input</text:p>
          </table:table-cell>
          <table:table-cell table:number-columns-repeated="1018"/>
        </table:table-row>
        <table:table-row table:style-name="ro1">
          <table:table-cell office:value-type="string">
            <text:p>assigns</text:p>
          </table:table-cell>
          <table:table-cell office:value-type="string">
            <text:p>arsenic</text:p>
          </table:table-cell>
          <table:table-cell office:value-type="string">
            <text:p>annoys</text:p>
          </table:table-cell>
          <table:table-cell office:value-type="string">
            <text:p>devices</text:p>
          </table:table-cell>
          <table:table-cell office:value-type="string">
            <text:p>navigation</text:p>
          </table:table-cell>
          <table:table-cell office:value-type="string">
            <text:p>eeg</text:p>
          </table:table-cell>
          <table:table-cell table:number-columns-repeated="1018"/>
        </table:table-row>
        <table:table-row table:style-name="ro1">
          <table:table-cell table:number-columns-repeated="1024"/>
        </table:table-row>
        <table:table-row table:style-name="ro1">
          <table:table-cell table:style-name="ce12" office:value-type="string">
            <text:p>cool_1920</text:p>
          </table:table-cell>
          <table:table-cell table:style-name="ce12" office:value-type="string">
            <text:p>cool_1930</text:p>
          </table:table-cell>
          <table:table-cell table:style-name="ce12" office:value-type="string">
            <text:p>cool_1940</text:p>
          </table:table-cell>
          <table:table-cell table:style-name="ce12" office:value-type="string">
            <text:p>cool_1950</text:p>
          </table:table-cell>
          <table:table-cell table:style-name="ce12" office:value-type="string">
            <text:p>cool_1960</text:p>
          </table:table-cell>
          <table:table-cell table:style-name="ce12" office:value-type="string">
            <text:p>cool_1970</text:p>
          </table:table-cell>
          <table:table-cell table:number-columns-repeated="1018"/>
        </table:table-row>
        <table:table-row table:style-name="ro1">
          <table:table-cell table:number-columns-repeated="6" office:value-type="string">
            <text:p>warm</text:p>
          </table:table-cell>
          <table:table-cell table:number-columns-repeated="1018"/>
        </table:table-row>
        <table:table-row table:style-name="ro1">
          <table:table-cell office:value-type="string">
            <text:p>breeze</text:p>
          </table:table-cell>
          <table:table-cell table:number-columns-repeated="2" office:value-type="string">
            <text:p>calm</text:p>
          </table:table-cell>
          <table:table-cell office:value-type="string">
            <text:p>breeze</text:p>
          </table:table-cell>
          <table:table-cell office:value-type="string">
            <text:p>calm</text:p>
          </table:table-cell>
          <table:table-cell office:value-type="string">
            <text:p>damp</text:p>
          </table:table-cell>
          <table:table-cell table:number-columns-repeated="1018"/>
        </table:table-row>
        <table:table-row table:style-name="ro1">
          <table:table-cell table:number-columns-repeated="2" office:value-type="string">
            <text:p>cold</text:p>
          </table:table-cell>
          <table:table-cell office:value-type="string">
            <text:p>wet</text:p>
          </table:table-cell>
          <table:table-cell office:value-type="string">
            <text:p>cold</text:p>
          </table:table-cell>
          <table:table-cell office:value-type="string">
            <text:p>hot</text:p>
          </table:table-cell>
          <table:table-cell office:value-type="string">
            <text:p>cold</text:p>
          </table:table-cell>
          <table:table-cell table:number-columns-repeated="1018"/>
        </table:table-row>
        <table:table-row table:style-name="ro1">
          <table:table-cell office:value-type="string">
            <text:p>soft</text:p>
          </table:table-cell>
          <table:table-cell office:value-type="string">
            <text:p>invigorating</text:p>
          </table:table-cell>
          <table:table-cell office:value-type="string">
            <text:p>fresh</text:p>
          </table:table-cell>
          <table:table-cell office:value-type="string">
            <text:p>calm</text:p>
          </table:table-cell>
          <table:table-cell office:value-type="string">
            <text:p>weather</text:p>
          </table:table-cell>
          <table:table-cell office:value-type="string">
            <text:p>hot</text:p>
          </table:table-cell>
          <table:table-cell table:number-columns-repeated="1018"/>
        </table:table-row>
        <table:table-row table:style-name="ro1">
          <table:table-cell office:value-type="string">
            <text:p>sunshine</text:p>
          </table:table-cell>
          <table:table-cell office:value-type="string">
            <text:p>blowing</text:p>
          </table:table-cell>
          <table:table-cell office:value-type="string">
            <text:p>cold</text:p>
          </table:table-cell>
          <table:table-cell office:value-type="string">
            <text:p>hot</text:p>
          </table:table-cell>
          <table:table-cell office:value-type="string">
            <text:p>invigorating</text:p>
          </table:table-cell>
          <table:table-cell office:value-type="string">
            <text:p>skin</text:p>
          </table:table-cell>
          <table:table-cell table:number-columns-repeated="1018"/>
        </table:table-row>
        <table:table-row table:style-name="ro1">
          <table:table-cell office:value-type="string">
            <text:p>balmy</text:p>
          </table:table-cell>
          <table:table-cell office:value-type="string">
            <text:p>soft</text:p>
          </table:table-cell>
          <table:table-cell office:value-type="string">
            <text:p>cooler</text:p>
          </table:table-cell>
          <table:table-cell office:value-type="string">
            <text:p>shaded</text:p>
          </table:table-cell>
          <table:table-cell office:value-type="string">
            <text:p>cold</text:p>
          </table:table-cell>
          <table:table-cell office:value-type="string">
            <text:p>calm</text:p>
          </table:table-cell>
          <table:table-cell table:number-columns-repeated="1018"/>
        </table:table-row>
        <table:table-row table:style-name="ro1">
          <table:table-cell office:value-type="string">
            <text:p>dew</text:p>
          </table:table-cell>
          <table:table-cell office:value-type="string">
            <text:p>damp</text:p>
          </table:table-cell>
          <table:table-cell office:value-type="string">
            <text:p>soft</text:p>
          </table:table-cell>
          <table:table-cell office:value-type="string">
            <text:p>sultry</text:p>
          </table:table-cell>
          <table:table-cell office:value-type="string">
            <text:p>chilly</text:p>
          </table:table-cell>
          <table:table-cell office:value-type="string">
            <text:p>chill</text:p>
          </table:table-cell>
          <table:table-cell table:number-columns-repeated="1018"/>
        </table:table-row>
        <table:table-row table:style-name="ro1">
          <table:table-cell office:value-type="string">
            <text:p>green</text:p>
          </table:table-cell>
          <table:table-cell office:value-type="string">
            <text:p>breeze</text:p>
          </table:table-cell>
          <table:table-cell office:value-type="string">
            <text:p>chilly</text:p>
          </table:table-cell>
          <table:table-cell office:value-type="string">
            <text:p>humid</text:p>
          </table:table-cell>
          <table:table-cell office:value-type="string">
            <text:p>pleasant</text:p>
          </table:table-cell>
          <table:table-cell office:value-type="string">
            <text:p>palms</text:p>
          </table:table-cell>
          <table:table-cell table:number-columns-repeated="1018"/>
        </table:table-row>
        <table:table-row table:style-name="ro1">
          <table:table-cell office:value-type="string">
            <text:p>browned</text:p>
          </table:table-cell>
          <table:table-cell office:value-type="string">
            <text:p>cooler</text:p>
          </table:table-cell>
          <table:table-cell office:value-type="string">
            <text:p>balmy</text:p>
          </table:table-cell>
          <table:table-cell office:value-type="string">
            <text:p>cooler</text:p>
          </table:table-cell>
          <table:table-cell office:value-type="string">
            <text:p>humid</text:p>
          </table:table-cell>
          <table:table-cell office:value-type="string">
            <text:p>air</text:p>
          </table:table-cell>
          <table:table-cell table:number-columns-repeated="1018"/>
        </table:table-row>
        <table:table-row table:style-name="ro1">
          <table:table-cell table:number-columns-repeated="1024"/>
        </table:table-row>
        <table:table-row table:style-name="ro1">
          <table:table-cell table:style-name="ce12" office:value-type="string">
            <text:p>deer_1920</text:p>
          </table:table-cell>
          <table:table-cell table:style-name="ce12" office:value-type="string">
            <text:p>deer_1930</text:p>
          </table:table-cell>
          <table:table-cell table:style-name="ce12" office:value-type="string">
            <text:p>deer_1940</text:p>
          </table:table-cell>
          <table:table-cell table:style-name="ce12" office:value-type="string">
            <text:p>deer_1950</text:p>
          </table:table-cell>
          <table:table-cell table:style-name="ce12" office:value-type="string">
            <text:p>deer_1960</text:p>
          </table:table-cell>
          <table:table-cell table:style-name="ce12" office:value-type="string">
            <text:p>deer_1970</text:p>
          </table:table-cell>
          <table:table-cell table:style-name="ce12"/>
          <table:table-cell table:number-columns-repeated="1017"/>
        </table:table-row>
        <table:table-row table:style-name="ro1">
          <table:table-cell office:value-type="string">
            <text:p>nimble</text:p>
          </table:table-cell>
          <table:table-cell office:value-type="string">
            <text:p>elk</text:p>
          </table:table-cell>
          <table:table-cell office:value-type="string">
            <text:p>antelope</text:p>
          </table:table-cell>
          <table:table-cell office:value-type="string">
            <text:p>rabbits</text:p>
          </table:table-cell>
          <table:table-cell office:value-type="string">
            <text:p>moose</text:p>
          </table:table-cell>
          <table:table-cell office:value-type="string">
            <text:p>foxes</text:p>
          </table:table-cell>
          <table:table-cell table:number-columns-repeated="1018"/>
        </table:table-row>
        <table:table-row table:style-name="ro1">
          <table:table-cell office:value-type="string">
            <text:p>caribou</text:p>
          </table:table-cell>
          <table:table-cell office:value-type="string">
            <text:p>quail</text:p>
          </table:table-cell>
          <table:table-cell office:value-type="string">
            <text:p>elk</text:p>
          </table:table-cell>
          <table:table-cell office:value-type="string">
            <text:p>wild</text:p>
          </table:table-cell>
          <table:table-cell office:value-type="string">
            <text:p>turkeys</text:p>
          </table:table-cell>
          <table:table-cell office:value-type="string">
            <text:p>caribou</text:p>
          </table:table-cell>
          <table:table-cell table:number-columns-repeated="1018"/>
        </table:table-row>
        <table:table-row table:style-name="ro1">
          <table:table-cell office:value-type="string">
            <text:p>rabbit</text:p>
          </table:table-cell>
          <table:table-cell table:number-columns-repeated="2" office:value-type="string">
            <text:p>moose</text:p>
          </table:table-cell>
          <table:table-cell office:value-type="string">
            <text:p>quail</text:p>
          </table:table-cell>
          <table:table-cell office:value-type="string">
            <text:p>elk</text:p>
          </table:table-cell>
          <table:table-cell office:value-type="string">
            <text:p>sheep</text:p>
          </table:table-cell>
          <table:table-cell table:number-columns-repeated="1018"/>
        </table:table-row>
        <table:table-row table:style-name="ro1">
          <table:table-cell office:value-type="string">
            <text:p>elk</text:p>
          </table:table-cell>
          <table:table-cell office:value-type="string">
            <text:p>huntin</text:p>
          </table:table-cell>
          <table:table-cell office:value-type="string">
            <text:p>buffalo</text:p>
          </table:table-cell>
          <table:table-cell table:number-columns-repeated="2" office:value-type="string">
            <text:p>antelope</text:p>
          </table:table-cell>
          <table:table-cell office:value-type="string">
            <text:p>hunting</text:p>
          </table:table-cell>
          <table:table-cell table:number-columns-repeated="1018"/>
        </table:table-row>
        <table:table-row table:style-name="ro1">
          <table:table-cell office:value-type="string">
            <text:p>antlers</text:p>
          </table:table-cell>
          <table:table-cell office:value-type="string">
            <text:p>caribou</text:p>
          </table:table-cell>
          <table:table-cell office:value-type="string">
            <text:p>hunting</text:p>
          </table:table-cell>
          <table:table-cell office:value-type="string">
            <text:p>goats</text:p>
          </table:table-cell>
          <table:table-cell office:value-type="string">
            <text:p>hares</text:p>
          </table:table-cell>
          <table:table-cell office:value-type="string">
            <text:p>elk</text:p>
          </table:table-cell>
          <table:table-cell table:number-columns-repeated="1018"/>
        </table:table-row>
        <table:table-row table:style-name="ro1">
          <table:table-cell office:value-type="string">
            <text:p>pheasants</text:p>
          </table:table-cell>
          <table:table-cell office:value-type="string">
            <text:p>sheep</text:p>
          </table:table-cell>
          <table:table-cell office:value-type="string">
            <text:p>herds</text:p>
          </table:table-cell>
          <table:table-cell office:value-type="string">
            <text:p>pigs</text:p>
          </table:table-cell>
          <table:table-cell office:value-type="string">
            <text:p>hunted</text:p>
          </table:table-cell>
          <table:table-cell office:value-type="string">
            <text:p>rabbits</text:p>
          </table:table-cell>
          <table:table-cell table:number-columns-repeated="1018"/>
        </table:table-row>
        <table:table-row table:style-name="ro1">
          <table:table-cell office:value-type="string">
            <text:p>moose</text:p>
          </table:table-cell>
          <table:table-cell office:value-type="string">
            <text:p>skins</text:p>
          </table:table-cell>
          <table:table-cell office:value-type="string">
            <text:p>turkeys</text:p>
          </table:table-cell>
          <table:table-cell office:value-type="string">
            <text:p>buffalo</text:p>
          </table:table-cell>
          <table:table-cell office:value-type="string">
            <text:p>caribou</text:p>
          </table:table-cell>
          <table:table-cell office:value-type="string">
            <text:p>antelope</text:p>
          </table:table-cell>
          <table:table-cell table:number-columns-repeated="1018"/>
        </table:table-row>
        <table:table-row table:style-name="ro1">
          <table:table-cell office:value-type="string">
            <text:p>muskrat</text:p>
          </table:table-cell>
          <table:table-cell office:value-type="string">
            <text:p>squirrel</text:p>
          </table:table-cell>
          <table:table-cell office:value-type="string">
            <text:p>wild</text:p>
          </table:table-cell>
          <table:table-cell office:value-type="string">
            <text:p>geese</text:p>
          </table:table-cell>
          <table:table-cell office:value-type="string">
            <text:p>pheasants</text:p>
          </table:table-cell>
          <table:table-cell office:value-type="string">
            <text:p>grouse</text:p>
          </table:table-cell>
          <table:table-cell table:number-columns-repeated="1018"/>
        </table:table-row>
        <table:table-row table:style-name="ro1">
          <table:table-cell office:value-type="string">
            <text:p>wild</text:p>
          </table:table-cell>
          <table:table-cell office:value-type="string">
            <text:p>skinned</text:p>
          </table:table-cell>
          <table:table-cell office:value-type="string">
            <text:p>grizzly</text:p>
          </table:table-cell>
          <table:table-cell office:value-type="string">
            <text:p>elk</text:p>
          </table:table-cell>
          <table:table-cell office:value-type="string">
            <text:p>rabbits</text:p>
          </table:table-cell>
          <table:table-cell office:value-type="string">
            <text:p>wolves</text:p>
          </table:table-cell>
          <table:table-cell table:number-columns-repeated="1018"/>
        </table:table-row>
        <table:table-row table:style-name="ro1">
          <table:table-cell table:number-columns-repeated="1024"/>
        </table:table-row>
        <table:table-row table:style-name="ro1">
          <table:table-cell table:style-name="ce12" office:value-type="string">
            <text:p>export_1920</text:p>
          </table:table-cell>
          <table:table-cell table:style-name="ce12" office:value-type="string">
            <text:p>export_1930</text:p>
          </table:table-cell>
          <table:table-cell table:style-name="ce12" office:value-type="string">
            <text:p>export_1940</text:p>
          </table:table-cell>
          <table:table-cell table:style-name="ce12" office:value-type="string">
            <text:p>export_1950</text:p>
          </table:table-cell>
          <table:table-cell table:style-name="ce12" office:value-type="string">
            <text:p>export_1960</text:p>
          </table:table-cell>
          <table:table-cell table:style-name="ce12" office:value-type="string">
            <text:p>export_1970</text:p>
          </table:table-cell>
          <table:table-cell table:style-name="ce12"/>
          <table:table-cell table:number-columns-repeated="1017"/>
        </table:table-row>
        <table:table-row table:style-name="ro1">
          <table:table-cell table:number-columns-repeated="5" office:value-type="string">
            <text:p>exports</text:p>
          </table:table-cell>
          <table:table-cell office:value-type="string">
            <text:p>import</text:p>
          </table:table-cell>
          <table:table-cell table:number-columns-repeated="1018"/>
        </table:table-row>
        <table:table-row table:style-name="ro1">
          <table:table-cell office:value-type="string">
            <text:p>shipments</text:p>
          </table:table-cell>
          <table:table-cell table:number-columns-repeated="4" office:value-type="string">
            <text:p>import</text:p>
          </table:table-cell>
          <table:table-cell office:value-type="string">
            <text:p>exports</text:p>
          </table:table-cell>
          <table:table-cell table:number-columns-repeated="1018"/>
        </table:table-row>
        <table:table-row table:style-name="ro1">
          <table:table-cell office:value-type="string">
            <text:p>commodities</text:p>
          </table:table-cell>
          <table:table-cell office:value-type="string">
            <text:p>imports</text:p>
          </table:table-cell>
          <table:table-cell office:value-type="string">
            <text:p>surpluses</text:p>
          </table:table-cell>
          <table:table-cell office:value-type="string">
            <text:p>prices</text:p>
          </table:table-cell>
          <table:table-cell table:number-columns-repeated="2" office:value-type="string">
            <text:p>imports</text:p>
          </table:table-cell>
          <table:table-cell table:number-columns-repeated="1018"/>
        </table:table-row>
        <table:table-row table:style-name="ro1">
          <table:table-cell office:value-type="string">
            <text:p>prices</text:p>
          </table:table-cell>
          <table:table-cell office:value-type="string">
            <text:p>surplus</text:p>
          </table:table-cell>
          <table:table-cell office:value-type="string">
            <text:p>licenses</text:p>
          </table:table-cell>
          <table:table-cell office:value-type="string">
            <text:p>markets</text:p>
          </table:table-cell>
          <table:table-cell office:value-type="string">
            <text:p>commodities</text:p>
          </table:table-cell>
          <table:table-cell office:value-type="string">
            <text:p>exported</text:p>
          </table:table-cell>
          <table:table-cell table:number-columns-repeated="1018"/>
        </table:table-row>
        <table:table-row table:style-name="ro1">
          <table:table-cell office:value-type="string">
            <text:p>import</text:p>
          </table:table-cell>
          <table:table-cell office:value-type="string">
            <text:p>shipments</text:p>
          </table:table-cell>
          <table:table-cell office:value-type="string">
            <text:p>exported</text:p>
          </table:table-cell>
          <table:table-cell office:value-type="string">
            <text:p>quotas</text:p>
          </table:table-cell>
          <table:table-cell office:value-type="string">
            <text:p>wheat</text:p>
          </table:table-cell>
          <table:table-cell office:value-type="string">
            <text:p>quotas</text:p>
          </table:table-cell>
          <table:table-cell table:number-columns-repeated="1018"/>
        </table:table-row>
        <table:table-row table:style-name="ro1">
          <table:table-cell office:value-type="string">
            <text:p>products</text:p>
          </table:table-cell>
          <table:table-cell table:number-columns-repeated="3" office:value-type="string">
            <text:p>commodities</text:p>
          </table:table-cell>
          <table:table-cell office:value-type="string">
            <text:p>goods</text:p>
          </table:table-cell>
          <table:table-cell office:value-type="string">
            <text:p>exporters</text:p>
          </table:table-cell>
          <table:table-cell table:number-columns-repeated="1018"/>
        </table:table-row>
        <table:table-row table:style-name="ro1">
          <table:table-cell office:value-type="string">
            <text:p>exporting</text:p>
          </table:table-cell>
          <table:table-cell office:value-type="string">
            <text:p>products</text:p>
          </table:table-cell>
          <table:table-cell office:value-type="string">
            <text:p>imports</text:p>
          </table:table-cell>
          <table:table-cell office:value-type="string">
            <text:p>surplus</text:p>
          </table:table-cell>
          <table:table-cell office:value-type="string">
            <text:p>soybeans</text:p>
          </table:table-cell>
          <table:table-cell office:value-type="string">
            <text:p>commodities</text:p>
          </table:table-cell>
          <table:table-cell table:number-columns-repeated="1018"/>
        </table:table-row>
        <table:table-row table:style-name="ro1">
          <table:table-cell office:value-type="string">
            <text:p>surplus</text:p>
          </table:table-cell>
          <table:table-cell office:value-type="string">
            <text:p>consumption</text:p>
          </table:table-cell>
          <table:table-cell office:value-type="string">
            <text:p>controls</text:p>
          </table:table-cell>
          <table:table-cell office:value-type="string">
            <text:p>exported</text:p>
          </table:table-cell>
          <table:table-cell office:value-type="string">
            <text:p>subsidized</text:p>
          </table:table-cell>
          <table:table-cell office:value-type="string">
            <text:p>textiles</text:p>
          </table:table-cell>
          <table:table-cell table:number-columns-repeated="1018"/>
        </table:table-row>
        <table:table-row table:style-name="ro1">
          <table:table-cell office:value-type="string">
            <text:p>manufactured</text:p>
          </table:table-cell>
          <table:table-cell office:value-type="string">
            <text:p>exported</text:p>
          </table:table-cell>
          <table:table-cell office:value-type="string">
            <text:p>shipments</text:p>
          </table:table-cell>
          <table:table-cell office:value-type="string">
            <text:p>goods</text:p>
          </table:table-cell>
          <table:table-cell office:value-type="string">
            <text:p>exported</text:p>
          </table:table-cell>
          <table:table-cell office:value-type="string">
            <text:p>tariffs</text:p>
          </table:table-cell>
          <table:table-cell table:number-columns-repeated="1018"/>
        </table:table-row>
        <table:table-row table:style-name="ro1">
          <table:table-cell table:number-columns-repeated="1024"/>
        </table:table-row>
        <table:table-row table:style-name="ro1">
          <table:table-cell table:style-name="ce12" office:value-type="string">
            <text:p>flight_1920</text:p>
          </table:table-cell>
          <table:table-cell table:style-name="ce12" office:value-type="string">
            <text:p>flight_1930</text:p>
          </table:table-cell>
          <table:table-cell table:style-name="ce12" office:value-type="string">
            <text:p>flight_1940</text:p>
          </table:table-cell>
          <table:table-cell table:style-name="ce12" office:value-type="string">
            <text:p>flight_1950</text:p>
          </table:table-cell>
          <table:table-cell table:style-name="ce12" office:value-type="string">
            <text:p>flight_1960</text:p>
          </table:table-cell>
          <table:table-cell table:style-name="ce12" office:value-type="string">
            <text:p>flight_1970</text:p>
          </table:table-cell>
          <table:table-cell table:number-columns-repeated="1018"/>
        </table:table-row>
        <table:table-row table:style-name="ro1">
          <table:table-cell office:value-type="string">
            <text:p>flew</text:p>
          </table:table-cell>
          <table:table-cell table:number-columns-repeated="5" office:value-type="string">
            <text:p>flights</text:p>
          </table:table-cell>
          <table:table-cell table:number-columns-repeated="1018"/>
        </table:table-row>
        <table:table-row table:style-name="ro1">
          <table:table-cell office:value-type="string">
            <text:p>flights</text:p>
          </table:table-cell>
          <table:table-cell office:value-type="string">
            <text:p>plane</text:p>
          </table:table-cell>
          <table:table-cell office:value-type="string">
            <text:p>pilot</text:p>
          </table:table-cell>
          <table:table-cell office:value-type="string">
            <text:p>plane</text:p>
          </table:table-cell>
          <table:table-cell office:value-type="string">
            <text:p>airways</text:p>
          </table:table-cell>
          <table:table-cell office:value-type="string">
            <text:p>plane</text:p>
          </table:table-cell>
          <table:table-cell table:number-columns-repeated="1018"/>
        </table:table-row>
        <table:table-row table:style-name="ro1">
          <table:table-cell office:value-type="string">
            <text:p>monoplane</text:p>
          </table:table-cell>
          <table:table-cell office:value-type="string">
            <text:p>fly</text:p>
          </table:table-cell>
          <table:table-cell office:value-type="string">
            <text:p>flew</text:p>
          </table:table-cell>
          <table:table-cell office:value-type="string">
            <text:p>aircraft</text:p>
          </table:table-cell>
          <table:table-cell office:value-type="string">
            <text:p>apollo</text:p>
          </table:table-cell>
          <table:table-cell office:value-type="string">
            <text:p>airport</text:p>
          </table:table-cell>
          <table:table-cell table:number-columns-repeated="1018"/>
        </table:table-row>
        <table:table-row table:style-name="ro1">
          <table:table-cell office:value-type="string">
            <text:p>plane</text:p>
          </table:table-cell>
          <table:table-cell office:value-type="string">
            <text:p>pilot</text:p>
          </table:table-cell>
          <table:table-cell office:value-type="string">
            <text:p>flown</text:p>
          </table:table-cell>
          <table:table-cell office:value-type="string">
            <text:p>jet</text:p>
          </table:table-cell>
          <table:table-cell office:value-type="string">
            <text:p>space</text:p>
          </table:table-cell>
          <table:table-cell office:value-type="string">
            <text:p>jet</text:p>
          </table:table-cell>
          <table:table-cell table:number-columns-repeated="1018"/>
        </table:table-row>
        <table:table-row table:style-name="ro1">
          <table:table-cell office:value-type="string">
            <text:p>non-stop</text:p>
          </table:table-cell>
          <table:table-cell table:number-columns-repeated="2" office:value-type="string">
            <text:p>flying</text:p>
          </table:table-cell>
          <table:table-cell office:value-type="string">
            <text:p>airlines</text:p>
          </table:table-cell>
          <table:table-cell office:value-type="string">
            <text:p>pilots</text:p>
          </table:table-cell>
          <table:table-cell office:value-type="string">
            <text:p>fly</text:p>
          </table:table-cell>
          <table:table-cell table:number-columns-repeated="1018"/>
        </table:table-row>
        <table:table-row table:style-name="ro1">
          <table:table-cell office:value-type="string">
            <text:p>transatlantic</text:p>
          </table:table-cell>
          <table:table-cell office:value-type="string">
            <text:p>flyer</text:p>
          </table:table-cell>
          <table:table-cell office:value-type="string">
            <text:p>steps</text:p>
          </table:table-cell>
          <table:table-cell office:value-type="string">
            <text:p>flying</text:p>
          </table:table-cell>
          <table:table-cell office:value-type="string">
            <text:p>manned</text:p>
          </table:table-cell>
          <table:table-cell office:value-type="string">
            <text:p>aboard</text:p>
          </table:table-cell>
          <table:table-cell table:number-columns-repeated="1018"/>
        </table:table-row>
        <table:table-row table:style-name="ro1">
          <table:table-cell office:value-type="string">
            <text:p>flying</text:p>
          </table:table-cell>
          <table:table-cell office:value-type="string">
            <text:p>planes</text:p>
          </table:table-cell>
          <table:table-cell office:value-type="string">
            <text:p>airplane</text:p>
          </table:table-cell>
          <table:table-cell office:value-type="string">
            <text:p>flew</text:p>
          </table:table-cell>
          <table:table-cell office:value-type="string">
            <text:p>jet</text:p>
          </table:table-cell>
          <table:table-cell office:value-type="string">
            <text:p>runway</text:p>
          </table:table-cell>
          <table:table-cell table:number-columns-repeated="1018"/>
        </table:table-row>
        <table:table-row table:style-name="ro1">
          <table:table-cell office:value-type="string">
            <text:p>chamberlin</text:p>
          </table:table-cell>
          <table:table-cell office:value-type="string">
            <text:p>non-stop</text:p>
          </table:table-cell>
          <table:table-cell office:value-type="string">
            <text:p>plane</text:p>
          </table:table-cell>
          <table:table-cell office:value-type="string">
            <text:p>fly</text:p>
          </table:table-cell>
          <table:table-cell office:value-type="string">
            <text:p>gemini</text:p>
          </table:table-cell>
          <table:table-cell office:value-type="string">
            <text:p>space</text:p>
          </table:table-cell>
          <table:table-cell table:number-columns-repeated="1018"/>
        </table:table-row>
        <table:table-row table:style-name="ro1">
          <table:table-cell office:value-type="string">
            <text:p>co-pilot</text:p>
          </table:table-cell>
          <table:table-cell office:value-type="string">
            <text:p>trip</text:p>
          </table:table-cell>
          <table:table-cell office:value-type="string">
            <text:p>fighter</text:p>
          </table:table-cell>
          <table:table-cell office:value-type="string">
            <text:p>airport</text:p>
          </table:table-cell>
          <table:table-cell office:value-type="string">
            <text:p>airlines</text:p>
          </table:table-cell>
          <table:table-cell office:value-type="string">
            <text:p>twa</text:p>
          </table:table-cell>
          <table:table-cell table:number-columns-repeated="1018"/>
        </table:table-row>
        <table:table-row table:style-name="ro1">
          <table:table-cell table:number-columns-repeated="1024"/>
        </table:table-row>
        <table:table-row table:style-name="ro1">
          <table:table-cell table:style-name="ce12" office:value-type="string">
            <text:p>founder_1920</text:p>
          </table:table-cell>
          <table:table-cell table:style-name="ce12" office:value-type="string">
            <text:p>founder_1930</text:p>
          </table:table-cell>
          <table:table-cell table:style-name="ce12" office:value-type="string">
            <text:p>founder_1940</text:p>
          </table:table-cell>
          <table:table-cell table:style-name="ce12" office:value-type="string">
            <text:p>founder_1950</text:p>
          </table:table-cell>
          <table:table-cell table:style-name="ce12" office:value-type="string">
            <text:p>founder_1960</text:p>
          </table:table-cell>
          <table:table-cell table:style-name="ce12" office:value-type="string">
            <text:p>founder_1970</text:p>
          </table:table-cell>
          <table:table-cell table:number-columns-repeated="1018"/>
        </table:table-row>
        <table:table-row table:style-name="ro1">
          <table:table-cell office:value-type="string">
            <text:p>jr</text:p>
          </table:table-cell>
          <table:table-cell office:value-type="string">
            <text:p>buhl</text:p>
          </table:table-cell>
          <table:table-cell office:value-type="string">
            <text:p>rawlings</text:p>
          </table:table-cell>
          <table:table-cell office:value-type="string">
            <text:p>antonius</text:p>
          </table:table-cell>
          <table:table-cell office:value-type="string">
            <text:p>great-grandfather</text:p>
          </table:table-cell>
          <table:table-cell office:value-type="string">
            <text:p>director</text:p>
          </table:table-cell>
          <table:table-cell table:number-columns-repeated="1018"/>
        </table:table-row>
        <table:table-row table:style-name="ro1">
          <table:table-cell office:value-type="string">
            <text:p>famed</text:p>
          </table:table-cell>
          <table:table-cell office:value-type="string">
            <text:p>bahai</text:p>
          </table:table-cell>
          <table:table-cell office:value-type="string">
            <text:p>tuskegee</text:p>
          </table:table-cell>
          <table:table-cell office:value-type="string">
            <text:p>marcus</text:p>
          </table:table-cell>
          <table:table-cell office:value-type="string">
            <text:p>jr</text:p>
          </table:table-cell>
          <table:table-cell office:value-type="string">
            <text:p>former</text:p>
          </table:table-cell>
          <table:table-cell table:number-columns-repeated="1018"/>
        </table:table-row>
        <table:table-row table:style-name="ro1">
          <table:table-cell office:value-type="string">
            <text:p>teamster</text:p>
          </table:table-cell>
          <table:table-cell office:value-type="string">
            <text:p>onetime</text:p>
          </table:table-cell>
          <table:table-cell office:value-type="string">
            <text:p>alexandrovitch</text:p>
          </table:table-cell>
          <table:table-cell office:value-type="string">
            <text:p>tycoon</text:p>
          </table:table-cell>
          <table:table-cell office:value-type="string">
            <text:p>founded</text:p>
          </table:table-cell>
          <table:table-cell office:value-type="string">
            <text:p>jr</text:p>
          </table:table-cell>
          <table:table-cell table:number-columns-repeated="1018"/>
        </table:table-row>
        <table:table-row table:style-name="ro1">
          <table:table-cell office:value-type="string">
            <text:p>sir</text:p>
          </table:table-cell>
          <table:table-cell office:value-type="string">
            <text:p>bok</text:p>
          </table:table-cell>
          <table:table-cell office:value-type="string">
            <text:p>jos</text:p>
          </table:table-cell>
          <table:table-cell office:value-type="string">
            <text:p>insull</text:p>
          </table:table-cell>
          <table:table-cell office:value-type="string">
            <text:p>scipio</text:p>
          </table:table-cell>
          <table:table-cell office:value-type="string">
            <text:p>founded</text:p>
          </table:table-cell>
          <table:table-cell table:number-columns-repeated="1018"/>
        </table:table-row>
        <table:table-row table:style-name="ro1">
          <table:table-cell office:value-type="string">
            <text:p>onetime</text:p>
          </table:table-cell>
          <table:table-cell office:value-type="string">
            <text:p>masaryk</text:p>
          </table:table-cell>
          <table:table-cell office:value-type="string">
            <text:p>biographer</text:p>
          </table:table-cell>
          <table:table-cell office:value-type="string">
            <text:p>foh</text:p>
          </table:table-cell>
          <table:table-cell office:value-type="string">
            <text:p>steuben</text:p>
          </table:table-cell>
          <table:table-cell office:value-type="string">
            <text:p>chairman</text:p>
          </table:table-cell>
          <table:table-cell table:number-columns-repeated="1018"/>
        </table:table-row>
        <table:table-row table:style-name="ro1">
          <table:table-cell office:value-type="string">
            <text:p>founded</text:p>
          </table:table-cell>
          <table:table-cell office:value-type="string">
            <text:p>mccann</text:p>
          </table:table-cell>
          <table:table-cell office:value-type="string">
            <text:p>paz</text:p>
          </table:table-cell>
          <table:table-cell office:value-type="string">
            <text:p>lowell</text:p>
          </table:table-cell>
          <table:table-cell office:value-type="string">
            <text:p>graham</text:p>
          </table:table-cell>
          <table:table-cell office:value-type="string">
            <text:p>herbert</text:p>
          </table:table-cell>
          <table:table-cell table:number-columns-repeated="1018"/>
        </table:table-row>
        <table:table-row table:style-name="ro1">
          <table:table-cell office:value-type="string">
            <text:p>patterson</text:p>
          </table:table-cell>
          <table:table-cell office:value-type="string">
            <text:p>roebling</text:p>
          </table:table-cell>
          <table:table-cell office:value-type="string">
            <text:p>publisher</text:p>
          </table:table-cell>
          <table:table-cell office:value-type="string">
            <text:p>shubert</text:p>
          </table:table-cell>
          <table:table-cell office:value-type="string">
            <text:p>francoise</text:p>
          </table:table-cell>
          <table:table-cell office:value-type="string">
            <text:p>dynasty</text:p>
          </table:table-cell>
          <table:table-cell table:number-columns-repeated="1018"/>
        </table:table-row>
        <table:table-row table:style-name="ro1">
          <table:table-cell office:value-type="string">
            <text:p>economist</text:p>
          </table:table-cell>
          <table:table-cell office:value-type="string">
            <text:p>tycoon</text:p>
          </table:table-cell>
          <table:table-cell office:value-type="string">
            <text:p>perry</text:p>
          </table:table-cell>
          <table:table-cell office:value-type="string">
            <text:p>institute</text:p>
          </table:table-cell>
          <table:table-cell office:value-type="string">
            <text:p>mau</text:p>
          </table:table-cell>
          <table:table-cell office:value-type="string">
            <text:p>moshe</text:p>
          </table:table-cell>
          <table:table-cell table:number-columns-repeated="1018"/>
        </table:table-row>
        <table:table-row table:style-name="ro1">
          <table:table-cell office:value-type="string">
            <text:p>director</text:p>
          </table:table-cell>
          <table:table-cell office:value-type="string">
            <text:p>son</text:p>
          </table:table-cell>
          <table:table-cell office:value-type="string">
            <text:p>asher</text:p>
          </table:table-cell>
          <table:table-cell office:value-type="string">
            <text:p>founded</text:p>
          </table:table-cell>
          <table:table-cell office:value-type="string">
            <text:p>longtime</text:p>
          </table:table-cell>
          <table:table-cell office:value-type="string">
            <text:p>screenplay</text:p>
          </table:table-cell>
          <table:table-cell table:number-columns-repeated="1018"/>
        </table:table-row>
        <table:table-row table:style-name="ro1">
          <table:table-cell table:number-columns-repeated="1024"/>
        </table:table-row>
        <table:table-row table:style-name="ro1">
          <table:table-cell table:style-name="ce12" office:value-type="string">
            <text:p>gay_1920</text:p>
          </table:table-cell>
          <table:table-cell table:style-name="ce12" office:value-type="string">
            <text:p>gay_1930</text:p>
          </table:table-cell>
          <table:table-cell table:style-name="ce12" office:value-type="string">
            <text:p>gay_1940</text:p>
          </table:table-cell>
          <table:table-cell table:style-name="ce12" office:value-type="string">
            <text:p>gay_1950</text:p>
          </table:table-cell>
          <table:table-cell table:style-name="ce12" office:value-type="string">
            <text:p>gay_1960</text:p>
          </table:table-cell>
          <table:table-cell table:style-name="ce12" office:value-type="string">
            <text:p>gay_1970</text:p>
          </table:table-cell>
          <table:table-cell table:number-columns-repeated="1018"/>
        </table:table-row>
        <table:table-row table:style-name="ro1">
          <table:table-cell office:value-type="string">
            <text:p>decorated</text:p>
          </table:table-cell>
          <table:table-cell office:value-type="string">
            <text:p>easterbrook</text:p>
          </table:table-cell>
          <table:table-cell office:value-type="string">
            <text:p>bright</text:p>
          </table:table-cell>
          <table:table-cell office:value-type="string">
            <text:p>smile</text:p>
          </table:table-cell>
          <table:table-cell office:value-type="string">
            <text:p>colors</text:p>
          </table:table-cell>
          <table:table-cell office:value-type="string">
            <text:p>nineties</text:p>
          </table:table-cell>
          <table:table-cell table:number-columns-repeated="1018"/>
        </table:table-row>
        <table:table-row table:style-name="ro1">
          <table:table-cell office:value-type="string">
            <text:p>merry</text:p>
          </table:table-cell>
          <table:table-cell office:value-type="string">
            <text:p>amanda</text:p>
          </table:table-cell>
          <table:table-cell office:value-type="string">
            <text:p>nineties</text:p>
          </table:table-cell>
          <table:table-cell office:value-type="string">
            <text:p>bright</text:p>
          </table:table-cell>
          <table:table-cell office:value-type="string">
            <text:p>charming</text:p>
          </table:table-cell>
          <table:table-cell office:value-type="string">
            <text:p>activists</text:p>
          </table:table-cell>
          <table:table-cell table:number-columns-repeated="1018"/>
        </table:table-row>
        <table:table-row table:style-name="ro1">
          <table:table-cell office:value-type="string">
            <text:p>silk</text:p>
          </table:table-cell>
          <table:table-cell office:value-type="string">
            <text:p>linda</text:p>
          </table:table-cell>
          <table:table-cell office:value-type="string">
            <text:p>charming</text:p>
          </table:table-cell>
          <table:table-cell office:value-type="string">
            <text:p>blue</text:p>
          </table:table-cell>
          <table:table-cell office:value-type="string">
            <text:p>flute</text:p>
          </table:table-cell>
          <table:table-cell office:value-type="string">
            <text:p>amusing</text:p>
          </table:table-cell>
          <table:table-cell table:number-columns-repeated="1018"/>
        </table:table-row>
        <table:table-row table:style-name="ro1">
          <table:table-cell office:value-type="string">
            <text:p>pink</text:p>
          </table:table-cell>
          <table:table-cell office:value-type="string">
            <text:p>mandy</text:p>
          </table:table-cell>
          <table:table-cell office:value-type="string">
            <text:p>colors</text:p>
          </table:table-cell>
          <table:table-cell office:value-type="string">
            <text:p>wearing</text:p>
          </table:table-cell>
          <table:table-cell office:value-type="string">
            <text:p>pink</text:p>
          </table:table-cell>
          <table:table-cell office:value-type="string">
            <text:p>costumes</text:p>
          </table:table-cell>
          <table:table-cell table:number-columns-repeated="1018"/>
        </table:table-row>
        <table:table-row table:style-name="ro1">
          <table:table-cell office:value-type="string">
            <text:p>bright</text:p>
          </table:table-cell>
          <table:table-cell office:value-type="string">
            <text:p>gaylord</text:p>
          </table:table-cell>
          <table:table-cell office:value-type="string">
            <text:p>hats</text:p>
          </table:table-cell>
          <table:table-cell office:value-type="string">
            <text:p>yellow</text:p>
          </table:table-cell>
          <table:table-cell office:value-type="string">
            <text:p>shades</text:p>
          </table:table-cell>
          <table:table-cell office:value-type="string">
            <text:p>carefree</text:p>
          </table:table-cell>
          <table:table-cell table:number-columns-repeated="1018"/>
        </table:table-row>
        <table:table-row table:style-name="ro1">
          <table:table-cell office:value-type="string">
            <text:p>patchwork</text:p>
          </table:table-cell>
          <table:table-cell office:value-type="string">
            <text:p>moves</text:p>
          </table:table-cell>
          <table:table-cell office:value-type="string">
            <text:p>costumes</text:p>
          </table:table-cell>
          <table:table-cell office:value-type="string">
            <text:p>charm</text:p>
          </table:table-cell>
          <table:table-cell table:number-columns-repeated="2" office:value-type="string">
            <text:p>pastel</text:p>
          </table:table-cell>
          <table:table-cell table:number-columns-repeated="1018"/>
        </table:table-row>
        <table:table-row table:style-name="ro1">
          <table:table-cell office:value-type="string">
            <text:p>yellow</text:p>
          </table:table-cell>
          <table:table-cell office:value-type="string">
            <text:p>lovell</text:p>
          </table:table-cell>
          <table:table-cell office:value-type="string">
            <text:p>dressed</text:p>
          </table:table-cell>
          <table:table-cell office:value-type="string">
            <text:p>cheerful</text:p>
          </table:table-cell>
          <table:table-cell office:value-type="string">
            <text:p>brewer</text:p>
          </table:table-cell>
          <table:table-cell office:value-type="string">
            <text:p>congreve</text:p>
          </table:table-cell>
          <table:table-cell table:number-columns-repeated="1018"/>
        </table:table-row>
        <table:table-row table:style-name="ro1">
          <table:table-cell office:value-type="string">
            <text:p>trudy</text:p>
          </table:table-cell>
          <table:table-cell office:value-type="string">
            <text:p>philo</text:p>
          </table:table-cell>
          <table:table-cell office:value-type="string">
            <text:p>flowers</text:p>
          </table:table-cell>
          <table:table-cell office:value-type="string">
            <text:p>happy</text:p>
          </table:table-cell>
          <table:table-cell office:value-type="string">
            <text:p>stripes</text:p>
          </table:table-cell>
          <table:table-cell office:value-type="string">
            <text:p>banter</text:p>
          </table:table-cell>
          <table:table-cell table:number-columns-repeated="1018"/>
        </table:table-row>
        <table:table-row table:style-name="ro1">
          <table:table-cell office:value-type="string">
            <text:p>chintz</text:p>
          </table:table-cell>
          <table:table-cell office:value-type="string">
            <text:p>upstage</text:p>
          </table:table-cell>
          <table:table-cell office:value-type="string">
            <text:p>dance</text:p>
          </table:table-cell>
          <table:table-cell office:value-type="string">
            <text:p>colored</text:p>
          </table:table-cell>
          <table:table-cell office:value-type="string">
            <text:p>dancing</text:p>
          </table:table-cell>
          <table:table-cell office:value-type="string">
            <text:p>cheerful</text:p>
          </table:table-cell>
          <table:table-cell table:number-columns-repeated="1018"/>
        </table:table-row>
        <table:table-row table:style-name="ro1">
          <table:table-cell table:number-columns-repeated="1024"/>
        </table:table-row>
        <table:table-row table:style-name="ro1">
          <table:table-cell table:style-name="ce12" office:value-type="string">
            <text:p>horse_1920</text:p>
          </table:table-cell>
          <table:table-cell table:style-name="ce12" office:value-type="string">
            <text:p>horse_1930</text:p>
          </table:table-cell>
          <table:table-cell table:style-name="ce12" office:value-type="string">
            <text:p>horse_1940</text:p>
          </table:table-cell>
          <table:table-cell table:style-name="ce12" office:value-type="string">
            <text:p>horse_1950</text:p>
          </table:table-cell>
          <table:table-cell table:style-name="ce12" office:value-type="string">
            <text:p>horse_1960</text:p>
          </table:table-cell>
          <table:table-cell table:style-name="ce12" office:value-type="string">
            <text:p>horse_1970</text:p>
          </table:table-cell>
          <table:table-cell table:number-columns-repeated="1018"/>
        </table:table-row>
        <table:table-row table:style-name="ro1">
          <table:table-cell table:number-columns-repeated="6" office:value-type="string">
            <text:p>horses</text:p>
          </table:table-cell>
          <table:table-cell table:number-columns-repeated="1018"/>
        </table:table-row>
        <table:table-row table:style-name="ro1">
          <table:table-cell office:value-type="string">
            <text:p>pony</text:p>
          </table:table-cell>
          <table:table-cell table:number-columns-repeated="2" office:value-type="string">
            <text:p>mare</text:p>
          </table:table-cell>
          <table:table-cell office:value-type="string">
            <text:p>stallion</text:p>
          </table:table-cell>
          <table:table-cell table:number-columns-repeated="2" office:value-type="string">
            <text:p>pony</text:p>
          </table:table-cell>
          <table:table-cell table:number-columns-repeated="1018"/>
        </table:table-row>
        <table:table-row table:style-name="ro1">
          <table:table-cell office:value-type="string">
            <text:p>mare</text:p>
          </table:table-cell>
          <table:table-cell table:number-columns-repeated="2" office:value-type="string">
            <text:p>pony</text:p>
          </table:table-cell>
          <table:table-cell office:value-type="string">
            <text:p>barbary</text:p>
          </table:table-cell>
          <table:table-cell office:value-type="string">
            <text:p>riding</text:p>
          </table:table-cell>
          <table:table-cell office:value-type="string">
            <text:p>saddle</text:p>
          </table:table-cell>
          <table:table-cell table:number-columns-repeated="1018"/>
        </table:table-row>
        <table:table-row table:style-name="ro1">
          <table:table-cell office:value-type="string">
            <text:p>saddle</text:p>
          </table:table-cell>
          <table:table-cell office:value-type="string">
            <text:p>mule</text:p>
          </table:table-cell>
          <table:table-cell office:value-type="string">
            <text:p>saddle</text:p>
          </table:table-cell>
          <table:table-cell office:value-type="string">
            <text:p>arabian</text:p>
          </table:table-cell>
          <table:table-cell office:value-type="string">
            <text:p>saddle</text:p>
          </table:table-cell>
          <table:table-cell office:value-type="string">
            <text:p>mare</text:p>
          </table:table-cell>
          <table:table-cell table:number-columns-repeated="1018"/>
        </table:table-row>
        <table:table-row table:style-name="ro1">
          <table:table-cell office:value-type="string">
            <text:p>roan</text:p>
          </table:table-cell>
          <table:table-cell office:value-type="string">
            <text:p>saddle</text:p>
          </table:table-cell>
          <table:table-cell office:value-type="string">
            <text:p>mule</text:p>
          </table:table-cell>
          <table:table-cell office:value-type="string">
            <text:p>mare</text:p>
          </table:table-cell>
          <table:table-cell office:value-type="string">
            <text:p>rode</text:p>
          </table:table-cell>
          <table:table-cell office:value-type="string">
            <text:p>gelding</text:p>
          </table:table-cell>
          <table:table-cell table:number-columns-repeated="1018"/>
        </table:table-row>
        <table:table-row table:style-name="ro1">
          <table:table-cell office:value-type="string">
            <text:p>galloped</text:p>
          </table:table-cell>
          <table:table-cell office:value-type="string">
            <text:p>sorrel</text:p>
          </table:table-cell>
          <table:table-cell office:value-type="string">
            <text:p>reins</text:p>
          </table:table-cell>
          <table:table-cell office:value-type="string">
            <text:p>mares</text:p>
          </table:table-cell>
          <table:table-cell office:value-type="string">
            <text:p>gallop</text:p>
          </table:table-cell>
          <table:table-cell office:value-type="string">
            <text:p>rode</text:p>
          </table:table-cell>
          <table:table-cell table:number-columns-repeated="1018"/>
        </table:table-row>
        <table:table-row table:style-name="ro1">
          <table:table-cell office:value-type="string">
            <text:p>reins</text:p>
          </table:table-cell>
          <table:table-cell table:number-columns-repeated="2" office:value-type="string">
            <text:p>stallion</text:p>
          </table:table-cell>
          <table:table-cell office:value-type="string">
            <text:p>barb</text:p>
          </table:table-cell>
          <table:table-cell office:value-type="string">
            <text:p>mule</text:p>
          </table:table-cell>
          <table:table-cell office:value-type="string">
            <text:p>ponies</text:p>
          </table:table-cell>
          <table:table-cell table:number-columns-repeated="1018"/>
        </table:table-row>
        <table:table-row table:style-name="ro1">
          <table:table-cell office:value-type="string">
            <text:p>ponies</text:p>
          </table:table-cell>
          <table:table-cell office:value-type="string">
            <text:p>bridle</text:p>
          </table:table-cell>
          <table:table-cell office:value-type="string">
            <text:p>riding</text:p>
          </table:table-cell>
          <table:table-cell office:value-type="string">
            <text:p>saddle</text:p>
          </table:table-cell>
          <table:table-cell office:value-type="string">
            <text:p>horseback</text:p>
          </table:table-cell>
          <table:table-cell office:value-type="string">
            <text:p>hoofs</text:p>
          </table:table-cell>
          <table:table-cell table:number-columns-repeated="1018"/>
        </table:table-row>
        <table:table-row table:style-name="ro1">
          <table:table-cell office:value-type="string">
            <text:p>steed</text:p>
          </table:table-cell>
          <table:table-cell office:value-type="string">
            <text:p>mules</text:p>
          </table:table-cell>
          <table:table-cell office:value-type="string">
            <text:p>bridle</text:p>
          </table:table-cell>
          <table:table-cell office:value-type="string">
            <text:p>imported</text:p>
          </table:table-cell>
          <table:table-cell office:value-type="string">
            <text:p>mare</text:p>
          </table:table-cell>
          <table:table-cell office:value-type="string">
            <text:p>tracker</text:p>
          </table:table-cell>
          <table:table-cell table:number-columns-repeated="1018"/>
        </table:table-row>
        <table:table-row table:style-name="ro1">
          <table:table-cell table:number-columns-repeated="1024"/>
        </table:table-row>
        <table:table-row table:style-name="ro1">
          <table:table-cell table:style-name="ce12" office:value-type="string">
            <text:p>mail_1920</text:p>
          </table:table-cell>
          <table:table-cell table:style-name="ce12" office:value-type="string">
            <text:p>mail_1930</text:p>
          </table:table-cell>
          <table:table-cell table:style-name="ce12" office:value-type="string">
            <text:p>mail_1940</text:p>
          </table:table-cell>
          <table:table-cell table:style-name="ce12" office:value-type="string">
            <text:p>mail_1950</text:p>
          </table:table-cell>
          <table:table-cell table:style-name="ce12" office:value-type="string">
            <text:p>mail_1960</text:p>
          </table:table-cell>
          <table:table-cell table:style-name="ce12" office:value-type="string">
            <text:p>mail_1970</text:p>
          </table:table-cell>
          <table:table-cell table:number-columns-repeated="1018"/>
        </table:table-row>
        <table:table-row table:style-name="ro1">
          <table:table-cell office:value-type="string">
            <text:p>passenger</text:p>
          </table:table-cell>
          <table:table-cell office:value-type="string">
            <text:p>postal</text:p>
          </table:table-cell>
          <table:table-cell office:value-type="string">
            <text:p>letters</text:p>
          </table:table-cell>
          <table:table-cell office:value-type="string">
            <text:p>mailing</text:p>
          </table:table-cell>
          <table:table-cell office:value-type="string">
            <text:p>envelopes</text:p>
          </table:table-cell>
          <table:table-cell office:value-type="string">
            <text:p>airmail</text:p>
          </table:table-cell>
          <table:table-cell table:number-columns-repeated="1018"/>
        </table:table-row>
        <table:table-row table:style-name="ro1">
          <table:table-cell office:value-type="string">
            <text:p>streamlined</text:p>
          </table:table-cell>
          <table:table-cell table:number-columns-repeated="2" office:value-type="string">
            <text:p>airmail</text:p>
          </table:table-cell>
          <table:table-cell office:value-type="string">
            <text:p>postmaster</text:p>
          </table:table-cell>
          <table:table-cell table:number-columns-repeated="2" office:value-type="string">
            <text:p>postal</text:p>
          </table:table-cell>
          <table:table-cell table:number-columns-repeated="1018"/>
        </table:table-row>
        <table:table-row table:style-name="ro1">
          <table:table-cell office:value-type="string">
            <text:p>transport</text:p>
          </table:table-cell>
          <table:table-cell office:value-type="string">
            <text:p>airlines</text:p>
          </table:table-cell>
          <table:table-cell table:number-columns-repeated="2" office:value-type="string">
            <text:p>mails</text:p>
          </table:table-cell>
          <table:table-cell office:value-type="string">
            <text:p>telegrams</text:p>
          </table:table-cell>
          <table:table-cell office:value-type="string">
            <text:p>fraud</text:p>
          </table:table-cell>
          <table:table-cell table:number-columns-repeated="1018"/>
        </table:table-row>
        <table:table-row table:style-name="ro1">
          <table:table-cell office:value-type="string">
            <text:p>trains</text:p>
          </table:table-cell>
          <table:table-cell office:value-type="string">
            <text:p>passenger</text:p>
          </table:table-cell>
          <table:table-cell office:value-type="string">
            <text:p>mailing</text:p>
          </table:table-cell>
          <table:table-cell office:value-type="string">
            <text:p>postal</text:p>
          </table:table-cell>
          <table:table-cell office:value-type="string">
            <text:p>messages</text:p>
          </table:table-cell>
          <table:table-cell office:value-type="string">
            <text:p>mailing</text:p>
          </table:table-cell>
          <table:table-cell table:number-columns-repeated="1018"/>
        </table:table-row>
        <table:table-row table:style-name="ro1">
          <table:table-cell table:number-columns-repeated="2" office:value-type="string">
            <text:p>passengers</text:p>
          </table:table-cell>
          <table:table-cell office:value-type="string">
            <text:p>packages</text:p>
          </table:table-cell>
          <table:table-cell table:number-columns-repeated="2" office:value-type="string">
            <text:p>letters</text:p>
          </table:table-cell>
          <table:table-cell office:value-type="string">
            <text:p>counts</text:p>
          </table:table-cell>
          <table:table-cell table:number-columns-repeated="1018"/>
        </table:table-row>
        <table:table-row table:style-name="ro1">
          <table:table-cell office:value-type="string">
            <text:p>boeing</text:p>
          </table:table-cell>
          <table:table-cell office:value-type="string">
            <text:p>routes</text:p>
          </table:table-cell>
          <table:table-cell office:value-type="string">
            <text:p>censored</text:p>
          </table:table-cell>
          <table:table-cell office:value-type="string">
            <text:p>stamps</text:p>
          </table:table-cell>
          <table:table-cell office:value-type="string">
            <text:p>bills</text:p>
          </table:table-cell>
          <table:table-cell office:value-type="string">
            <text:p>bribery</text:p>
          </table:table-cell>
          <table:table-cell table:number-columns-repeated="1018"/>
        </table:table-row>
        <table:table-row table:style-name="ro1">
          <table:table-cell office:value-type="string">
            <text:p>mall</text:p>
          </table:table-cell>
          <table:table-cell office:value-type="string">
            <text:p>mails</text:p>
          </table:table-cell>
          <table:table-cell office:value-type="string">
            <text:p>mailed</text:p>
          </table:table-cell>
          <table:table-cell office:value-type="string">
            <text:p>postage</text:p>
          </table:table-cell>
          <table:table-cell office:value-type="string">
            <text:p>airmail</text:p>
          </table:table-cell>
          <table:table-cell office:value-type="string">
            <text:p>letters</text:p>
          </table:table-cell>
          <table:table-cell table:number-columns-repeated="1018"/>
        </table:table-row>
        <table:table-row table:style-name="ro1">
          <table:table-cell office:value-type="string">
            <text:p>daily</text:p>
          </table:table-cell>
          <table:table-cell office:value-type="string">
            <text:p>stamps</text:p>
          </table:table-cell>
          <table:table-cell office:value-type="string">
            <text:p>delivery</text:p>
          </table:table-cell>
          <table:table-cell table:number-columns-repeated="2" office:value-type="string">
            <text:p>newspapers</text:p>
          </table:table-cell>
          <table:table-cell office:value-type="string">
            <text:p>first-class</text:p>
          </table:table-cell>
          <table:table-cell table:number-columns-repeated="1018"/>
        </table:table-row>
        <table:table-row table:style-name="ro1">
          <table:table-cell office:value-type="string">
            <text:p>sacks</text:p>
          </table:table-cell>
          <table:table-cell table:number-columns-repeated="2" office:value-type="string">
            <text:p>parcels</text:p>
          </table:table-cell>
          <table:table-cell office:value-type="string">
            <text:p>magazines</text:p>
          </table:table-cell>
          <table:table-cell office:value-type="string">
            <text:p>stack</text:p>
          </table:table-cell>
          <table:table-cell office:value-type="string">
            <text:p>mailed</text:p>
          </table:table-cell>
          <table:table-cell table:number-columns-repeated="1018"/>
        </table:table-row>
        <table:table-row table:style-name="ro1">
          <table:table-cell table:number-columns-repeated="1024"/>
        </table:table-row>
        <table:table-row table:style-name="ro1">
          <table:table-cell table:style-name="ce12" office:value-type="string">
            <text:p>memory_1920</text:p>
          </table:table-cell>
          <table:table-cell table:style-name="ce12" office:value-type="string">
            <text:p>memory_1930</text:p>
          </table:table-cell>
          <table:table-cell table:style-name="ce12" office:value-type="string">
            <text:p>memory_1940</text:p>
          </table:table-cell>
          <table:table-cell table:style-name="ce12" office:value-type="string">
            <text:p>memory_1950</text:p>
          </table:table-cell>
          <table:table-cell table:style-name="ce12" office:value-type="string">
            <text:p>memory_1960</text:p>
          </table:table-cell>
          <table:table-cell table:style-name="ce12" office:value-type="string">
            <text:p>memory_1970</text:p>
          </table:table-cell>
          <table:table-cell table:style-name="ce12"/>
          <table:table-cell table:number-columns-repeated="1017"/>
        </table:table-row>
        <table:table-row table:style-name="ro1">
          <table:table-cell table:number-columns-repeated="6" office:value-type="string">
            <text:p>memories</text:p>
          </table:table-cell>
          <table:table-cell table:number-columns-repeated="1018"/>
        </table:table-row>
        <table:table-row table:style-name="ro1">
          <table:table-cell office:value-type="string">
            <text:p>recollection</text:p>
          </table:table-cell>
          <table:table-cell office:value-type="string">
            <text:p>images</text:p>
          </table:table-cell>
          <table:table-cell table:number-columns-repeated="3" office:value-type="string">
            <text:p>recollection</text:p>
          </table:table-cell>
          <table:table-cell office:value-type="string">
            <text:p>images</text:p>
          </table:table-cell>
          <table:table-cell table:number-columns-repeated="1018"/>
        </table:table-row>
        <table:table-row table:style-name="ro1">
          <table:table-cell office:value-type="string">
            <text:p>beauty</text:p>
          </table:table-cell>
          <table:table-cell office:value-type="string">
            <text:p>dream</text:p>
          </table:table-cell>
          <table:table-cell table:number-columns-repeated="2" office:value-type="string">
            <text:p>brain</text:p>
          </table:table-cell>
          <table:table-cell office:value-type="string">
            <text:p>lina</text:p>
          </table:table-cell>
          <table:table-cell office:value-type="string">
            <text:p>image</text:p>
          </table:table-cell>
          <table:table-cell table:number-columns-repeated="1018"/>
        </table:table-row>
        <table:table-row table:style-name="ro1">
          <table:table-cell office:value-type="string">
            <text:p>radiant</text:p>
          </table:table-cell>
          <table:table-cell office:value-type="string">
            <text:p>forever</text:p>
          </table:table-cell>
          <table:table-cell office:value-type="string">
            <text:p>visual</text:p>
          </table:table-cell>
          <table:table-cell office:value-type="string">
            <text:p>spirit</text:p>
          </table:table-cell>
          <table:table-cell office:value-type="string">
            <text:p>sight</text:p>
          </table:table-cell>
          <table:table-cell office:value-type="string">
            <text:p>brain</text:p>
          </table:table-cell>
          <table:table-cell table:number-columns-repeated="1018"/>
        </table:table-row>
        <table:table-row table:style-name="ro1">
          <table:table-cell office:value-type="string">
            <text:p>lingering</text:p>
          </table:table-cell>
          <table:table-cell office:value-type="string">
            <text:p>poignant</text:p>
          </table:table-cell>
          <table:table-cell office:value-type="string">
            <text:p>recollections</text:p>
          </table:table-cell>
          <table:table-cell office:value-type="string">
            <text:p>gravelly</text:p>
          </table:table-cell>
          <table:table-cell office:value-type="string">
            <text:p>judgement</text:p>
          </table:table-cell>
          <table:table-cell office:value-type="string">
            <text:p>dream</text:p>
          </table:table-cell>
          <table:table-cell table:number-columns-repeated="1018"/>
        </table:table-row>
        <table:table-row table:style-name="ro1">
          <table:table-cell office:value-type="string">
            <text:p>enshrined</text:p>
          </table:table-cell>
          <table:table-cell office:value-type="string">
            <text:p>recollection</text:p>
          </table:table-cell>
          <table:table-cell office:value-type="string">
            <text:p>lingers</text:p>
          </table:table-cell>
          <table:table-cell office:value-type="string">
            <text:p>minds</text:p>
          </table:table-cell>
          <table:table-cell office:value-type="string">
            <text:p>continuity</text:p>
          </table:table-cell>
          <table:table-cell office:value-type="string">
            <text:p>detail</text:p>
          </table:table-cell>
          <table:table-cell table:number-columns-repeated="1018"/>
        </table:table-row>
        <table:table-row table:style-name="ro1">
          <table:table-cell office:value-type="string">
            <text:p>somewhere</text:p>
          </table:table-cell>
          <table:table-cell office:value-type="string">
            <text:p>consciousness</text:p>
          </table:table-cell>
          <table:table-cell office:value-type="string">
            <text:p>image</text:p>
          </table:table-cell>
          <table:table-cell office:value-type="string">
            <text:p>ghosts</text:p>
          </table:table-cell>
          <table:table-cell office:value-type="string">
            <text:p>impression</text:p>
          </table:table-cell>
          <table:table-cell office:value-type="string">
            <text:p>pain</text:p>
          </table:table-cell>
          <table:table-cell table:number-columns-repeated="1018"/>
        </table:table-row>
        <table:table-row table:style-name="ro1">
          <table:table-cell office:value-type="string">
            <text:p>picture</text:p>
          </table:table-cell>
          <table:table-cell office:value-type="string">
            <text:p>complained</text:p>
          </table:table-cell>
          <table:table-cell office:value-type="string">
            <text:p>hallucinations</text:p>
          </table:table-cell>
          <table:table-cell office:value-type="string">
            <text:p>vision</text:p>
          </table:table-cell>
          <table:table-cell office:value-type="string">
            <text:p>sensations</text:p>
          </table:table-cell>
          <table:table-cell office:value-type="string">
            <text:p>recollection</text:p>
          </table:table-cell>
          <table:table-cell table:number-columns-repeated="1018"/>
        </table:table-row>
        <table:table-row table:style-name="ro1">
          <table:table-cell office:value-type="string">
            <text:p>hearts</text:p>
          </table:table-cell>
          <table:table-cell office:value-type="string">
            <text:p>vividness</text:p>
          </table:table-cell>
          <table:table-cell office:value-type="string">
            <text:p>insights</text:p>
          </table:table-cell>
          <table:table-cell office:value-type="string">
            <text:p>moments</text:p>
          </table:table-cell>
          <table:table-cell office:value-type="string">
            <text:p>remembered</text:p>
          </table:table-cell>
          <table:table-cell office:value-type="string">
            <text:p>perception</text:p>
          </table:table-cell>
          <table:table-cell table:number-columns-repeated="1018"/>
        </table:table-row>
        <table:table-row table:style-name="ro1">
          <table:table-cell table:number-columns-repeated="1024"/>
        </table:table-row>
        <table:table-row table:style-name="ro1">
          <table:table-cell table:style-name="ce12" office:value-type="string">
            <text:p>mirror_1920</text:p>
          </table:table-cell>
          <table:table-cell table:style-name="ce12" office:value-type="string">
            <text:p>mirror_1930</text:p>
          </table:table-cell>
          <table:table-cell table:style-name="ce12" office:value-type="string">
            <text:p>mirror_1940</text:p>
          </table:table-cell>
          <table:table-cell table:style-name="ce12" office:value-type="string">
            <text:p>mirror_1950</text:p>
          </table:table-cell>
          <table:table-cell table:style-name="ce12" office:value-type="string">
            <text:p>mirror_1960</text:p>
          </table:table-cell>
          <table:table-cell table:style-name="ce12" office:value-type="string">
            <text:p>mirror_1970</text:p>
          </table:table-cell>
          <table:table-cell table:style-name="ce12"/>
          <table:table-cell table:number-columns-repeated="1017"/>
        </table:table-row>
        <table:table-row table:style-name="ro1">
          <table:table-cell office:value-type="string">
            <text:p>christine</text:p>
          </table:table-cell>
          <table:table-cell office:value-type="string">
            <text:p>dresser</text:p>
          </table:table-cell>
          <table:table-cell office:value-type="string">
            <text:p>mirrors</text:p>
          </table:table-cell>
          <table:table-cell office:value-type="string">
            <text:p>lens</text:p>
          </table:table-cell>
          <table:table-cell office:value-type="string">
            <text:p>bathroom</text:p>
          </table:table-cell>
          <table:table-cell office:value-type="string">
            <text:p>mirrors</text:p>
          </table:table-cell>
          <table:table-cell table:number-columns-repeated="1018"/>
        </table:table-row>
        <table:table-row table:style-name="ro1">
          <table:table-cell table:number-columns-repeated="2" office:value-type="string">
            <text:p>mirrors</text:p>
          </table:table-cell>
          <table:table-cell office:value-type="string">
            <text:p>comb</text:p>
          </table:table-cell>
          <table:table-cell table:number-columns-repeated="2" office:value-type="string">
            <text:p>mirrors</text:p>
          </table:table-cell>
          <table:table-cell office:value-type="string">
            <text:p>window</text:p>
          </table:table-cell>
          <table:table-cell table:number-columns-repeated="1018"/>
        </table:table-row>
        <table:table-row table:style-name="ro1">
          <table:table-cell office:value-type="string">
            <text:p>drawers</text:p>
          </table:table-cell>
          <table:table-cell office:value-type="string">
            <text:p>mantel</text:p>
          </table:table-cell>
          <table:table-cell office:value-type="string">
            <text:p>reflection</text:p>
          </table:table-cell>
          <table:table-cell office:value-type="string">
            <text:p>concave</text:p>
          </table:table-cell>
          <table:table-cell office:value-type="string">
            <text:p>dresser</text:p>
          </table:table-cell>
          <table:table-cell office:value-type="string">
            <text:p>bathroom</text:p>
          </table:table-cell>
          <table:table-cell table:number-columns-repeated="1018"/>
        </table:table-row>
        <table:table-row table:style-name="ro1">
          <table:table-cell office:value-type="string">
            <text:p>dressing</text:p>
          </table:table-cell>
          <table:table-cell office:value-type="string">
            <text:p>hair</text:p>
          </table:table-cell>
          <table:table-cell office:value-type="string">
            <text:p>dressing</text:p>
          </table:table-cell>
          <table:table-cell office:value-type="string">
            <text:p>convex</text:p>
          </table:table-cell>
          <table:table-cell office:value-type="string">
            <text:p>comb</text:p>
          </table:table-cell>
          <table:table-cell office:value-type="string">
            <text:p>frame</text:p>
          </table:table-cell>
          <table:table-cell table:number-columns-repeated="1018"/>
        </table:table-row>
        <table:table-row table:style-name="ro1">
          <table:table-cell office:value-type="string">
            <text:p>lenses</text:p>
          </table:table-cell>
          <table:table-cell office:value-type="string">
            <text:p>washstand</text:p>
          </table:table-cell>
          <table:table-cell office:value-type="string">
            <text:p>dressing-table</text:p>
          </table:table-cell>
          <table:table-cell office:value-type="string">
            <text:p>lenses</text:p>
          </table:table-cell>
          <table:table-cell office:value-type="string">
            <text:p>drawer</text:p>
          </table:table-cell>
          <table:table-cell office:value-type="string">
            <text:p>bedroom</text:p>
          </table:table-cell>
          <table:table-cell table:number-columns-repeated="1018"/>
        </table:table-row>
        <table:table-row table:style-name="ro1">
          <table:table-cell office:value-type="string">
            <text:p>raoul</text:p>
          </table:table-cell>
          <table:table-cell office:value-type="string">
            <text:p>reflection</text:p>
          </table:table-cell>
          <table:table-cell office:value-type="string">
            <text:p>window</text:p>
          </table:table-cell>
          <table:table-cell office:value-type="string">
            <text:p>hair</text:p>
          </table:table-cell>
          <table:table-cell office:value-type="string">
            <text:p>razor</text:p>
          </table:table-cell>
          <table:table-cell office:value-type="string">
            <text:p>comb</text:p>
          </table:table-cell>
          <table:table-cell table:number-columns-repeated="1018"/>
        </table:table-row>
        <table:table-row table:style-name="ro1">
          <table:table-cell office:value-type="string">
            <text:p>glass</text:p>
          </table:table-cell>
          <table:table-cell office:value-type="string">
            <text:p>candlesticks</text:p>
          </table:table-cell>
          <table:table-cell office:value-type="string">
            <text:p>tarnished</text:p>
          </table:table-cell>
          <table:table-cell office:value-type="string">
            <text:p>reflected</text:p>
          </table:table-cell>
          <table:table-cell office:value-type="string">
            <text:p>brushing</text:p>
          </table:table-cell>
          <table:table-cell office:value-type="string">
            <text:p>full-length</text:p>
          </table:table-cell>
          <table:table-cell table:number-columns-repeated="1018"/>
        </table:table-row>
        <table:table-row table:style-name="ro1">
          <table:table-cell office:value-type="string">
            <text:p>mantel</text:p>
          </table:table-cell>
          <table:table-cell office:value-type="string">
            <text:p>shelf</text:p>
          </table:table-cell>
          <table:table-cell office:value-type="string">
            <text:p>chairs</text:p>
          </table:table-cell>
          <table:table-cell office:value-type="string">
            <text:p>curvature</text:p>
          </table:table-cell>
          <table:table-cell office:value-type="string">
            <text:p>drawers</text:p>
          </table:table-cell>
          <table:table-cell office:value-type="string">
            <text:p>undressing</text:p>
          </table:table-cell>
          <table:table-cell table:number-columns-repeated="1018"/>
        </table:table-row>
        <table:table-row table:style-name="ro1">
          <table:table-cell office:value-type="string">
            <text:p>dressing-table</text:p>
          </table:table-cell>
          <table:table-cell office:value-type="string">
            <text:p>shaving</text:p>
          </table:table-cell>
          <table:table-cell office:value-type="string">
            <text:p>oval</text:p>
          </table:table-cell>
          <table:table-cell office:value-type="string">
            <text:p>dresser</text:p>
          </table:table-cell>
          <table:table-cell office:value-type="string">
            <text:p>at</text:p>
          </table:table-cell>
          <table:table-cell office:value-type="string">
            <text:p>stare</text:p>
          </table:table-cell>
          <table:table-cell table:number-columns-repeated="1018"/>
        </table:table-row>
        <table:table-row table:style-name="ro1">
          <table:table-cell table:number-columns-repeated="1024"/>
        </table:table-row>
        <table:table-row table:style-name="ro1">
          <table:table-cell table:style-name="ce12" office:value-type="string">
            <text:p>mouse_1920</text:p>
          </table:table-cell>
          <table:table-cell table:style-name="ce12" office:value-type="string">
            <text:p>mouse_1930</text:p>
          </table:table-cell>
          <table:table-cell table:style-name="ce12" office:value-type="string">
            <text:p>mouse_1940</text:p>
          </table:table-cell>
          <table:table-cell table:style-name="ce12" office:value-type="string">
            <text:p>mouse_1950</text:p>
          </table:table-cell>
          <table:table-cell table:style-name="ce12" office:value-type="string">
            <text:p>mouse_1960</text:p>
          </table:table-cell>
          <table:table-cell table:style-name="ce12" office:value-type="string">
            <text:p>mouse_1970</text:p>
          </table:table-cell>
          <table:table-cell table:number-columns-repeated="1018"/>
        </table:table-row>
        <table:table-row table:style-name="ro1">
          <table:table-cell office:value-type="string">
            <text:p>meadow</text:p>
          </table:table-cell>
          <table:table-cell office:value-type="string">
            <text:p>mickey</text:p>
          </table:table-cell>
          <table:table-cell office:value-type="string">
            <text:p>blueblossom</text:p>
          </table:table-cell>
          <table:table-cell office:value-type="string">
            <text:p>rat</text:p>
          </table:table-cell>
          <table:table-cell table:number-columns-repeated="2" office:value-type="string">
            <text:p>mickey</text:p>
          </table:table-cell>
          <table:table-cell table:number-columns-repeated="1018"/>
        </table:table-row>
        <table:table-row table:style-name="ro1">
          <table:table-cell office:value-type="string">
            <text:p>mole</text:p>
          </table:table-cell>
          <table:table-cell office:value-type="string">
            <text:p>disney</text:p>
          </table:table-cell>
          <table:table-cell office:value-type="string">
            <text:p>mice</text:p>
          </table:table-cell>
          <table:table-cell office:value-type="string">
            <text:p>mickey</text:p>
          </table:table-cell>
          <table:table-cell office:value-type="string">
            <text:p>indistinctly</text:p>
          </table:table-cell>
          <table:table-cell office:value-type="string">
            <text:p>hoarded</text:p>
          </table:table-cell>
          <table:table-cell table:number-columns-repeated="1018"/>
        </table:table-row>
        <table:table-row table:style-name="ro1">
          <table:table-cell office:value-type="string">
            <text:p>proudfoot</text:p>
          </table:table-cell>
          <table:table-cell office:value-type="string">
            <text:p>panther</text:p>
          </table:table-cell>
          <table:table-cell office:value-type="string">
            <text:p>mickey</text:p>
          </table:table-cell>
          <table:table-cell office:value-type="string">
            <text:p>follicles</text:p>
          </table:table-cell>
          <table:table-cell office:value-type="string">
            <text:p>davy</text:p>
          </table:table-cell>
          <table:table-cell office:value-type="string">
            <text:p>harmon</text:p>
          </table:table-cell>
          <table:table-cell table:number-columns-repeated="1018"/>
        </table:table-row>
        <table:table-row table:style-name="ro1">
          <table:table-cell office:value-type="string">
            <text:p>weasel</text:p>
          </table:table-cell>
          <table:table-cell office:value-type="string">
            <text:p>peeved</text:p>
          </table:table-cell>
          <table:table-cell office:value-type="string">
            <text:p>jonah</text:p>
          </table:table-cell>
          <table:table-cell office:value-type="string">
            <text:p>glycogen</text:p>
          </table:table-cell>
          <table:table-cell office:value-type="string">
            <text:p>crockett</text:p>
          </table:table-cell>
          <table:table-cell office:value-type="string">
            <text:p>rocking-chair</text:p>
          </table:table-cell>
          <table:table-cell table:number-columns-repeated="1018"/>
        </table:table-row>
        <table:table-row table:style-name="ro1">
          <table:table-cell office:value-type="string">
            <text:p>hynes</text:p>
          </table:table-cell>
          <table:table-cell office:value-type="string">
            <text:p>rat</text:p>
          </table:table-cell>
          <table:table-cell office:value-type="string">
            <text:p>owen</text:p>
          </table:table-cell>
          <table:table-cell office:value-type="string">
            <text:p>mice</text:p>
          </table:table-cell>
          <table:table-cell office:value-type="string">
            <text:p>comic</text:p>
          </table:table-cell>
          <table:table-cell office:value-type="string">
            <text:p>emblems</text:p>
          </table:table-cell>
          <table:table-cell table:number-columns-repeated="1018"/>
        </table:table-row>
        <table:table-row table:style-name="ro1">
          <table:table-cell office:value-type="string">
            <text:p>trademark</text:p>
          </table:table-cell>
          <table:table-cell office:value-type="string">
            <text:p>mice</text:p>
          </table:table-cell>
          <table:table-cell office:value-type="string">
            <text:p>chases</text:p>
          </table:table-cell>
          <table:table-cell office:value-type="string">
            <text:p>epidermis</text:p>
          </table:table-cell>
          <table:table-cell office:value-type="string">
            <text:p>owl</text:p>
          </table:table-cell>
          <table:table-cell office:value-type="string">
            <text:p>droppings</text:p>
          </table:table-cell>
          <table:table-cell table:number-columns-repeated="1018"/>
        </table:table-row>
        <table:table-row table:style-name="ro1">
          <table:table-cell office:value-type="string">
            <text:p>rat</text:p>
          </table:table-cell>
          <table:table-cell office:value-type="string">
            <text:p>cartoon</text:p>
          </table:table-cell>
          <table:table-cell office:value-type="string">
            <text:p>agnes</text:p>
          </table:table-cell>
          <table:table-cell office:value-type="string">
            <text:p>granules</text:p>
          </table:table-cell>
          <table:table-cell office:value-type="string">
            <text:p>amelia</text:p>
          </table:table-cell>
          <table:table-cell office:value-type="string">
            <text:p>rat</text:p>
          </table:table-cell>
          <table:table-cell table:number-columns-repeated="1018"/>
        </table:table-row>
        <table:table-row table:style-name="ro1">
          <table:table-cell office:value-type="string">
            <text:p>grandfather</text:p>
          </table:table-cell>
          <table:table-cell office:value-type="string">
            <text:p>osborne</text:p>
          </table:table-cell>
          <table:table-cell office:value-type="string">
            <text:p>cat</text:p>
          </table:table-cell>
          <table:table-cell office:value-type="string">
            <text:p>stratum</text:p>
          </table:table-cell>
          <table:table-cell office:value-type="string">
            <text:p>priced</text:p>
          </table:table-cell>
          <table:table-cell office:value-type="string">
            <text:p>harbored</text:p>
          </table:table-cell>
          <table:table-cell table:number-columns-repeated="1018"/>
        </table:table-row>
        <table:table-row table:style-name="ro1">
          <table:table-cell office:value-type="string">
            <text:p>mice</text:p>
          </table:table-cell>
          <table:table-cell office:value-type="string">
            <text:p>walt</text:p>
          </table:table-cell>
          <table:table-cell office:value-type="string">
            <text:p>prim</text:p>
          </table:table-cell>
          <table:table-cell office:value-type="string">
            <text:p>aileen</text:p>
          </table:table-cell>
          <table:table-cell office:value-type="string">
            <text:p>cheeses</text:p>
          </table:table-cell>
          <table:table-cell office:value-type="string">
            <text:p>scraps</text:p>
          </table:table-cell>
          <table:table-cell table:number-columns-repeated="1018"/>
        </table:table-row>
        <table:table-row table:style-name="ro1">
          <table:table-cell table:number-columns-repeated="1024"/>
        </table:table-row>
        <table:table-row table:style-name="ro1">
          <table:table-cell table:style-name="ce12" office:value-type="string">
            <text:p>music_1920</text:p>
          </table:table-cell>
          <table:table-cell table:style-name="ce12" office:value-type="string">
            <text:p>music_1930</text:p>
          </table:table-cell>
          <table:table-cell table:style-name="ce12" office:value-type="string">
            <text:p>music_1940</text:p>
          </table:table-cell>
          <table:table-cell table:style-name="ce12" office:value-type="string">
            <text:p>music_1950</text:p>
          </table:table-cell>
          <table:table-cell table:style-name="ce12" office:value-type="string">
            <text:p>music_1960</text:p>
          </table:table-cell>
          <table:table-cell table:style-name="ce12" office:value-type="string">
            <text:p>music_1970</text:p>
          </table:table-cell>
          <table:table-cell table:number-columns-repeated="1018"/>
        </table:table-row>
        <table:table-row table:style-name="ro1">
          <table:table-cell office:value-type="string">
            <text:p>stravinsky</text:p>
          </table:table-cell>
          <table:table-cell office:value-type="string">
            <text:p>petrov</text:p>
          </table:table-cell>
          <table:table-cell office:value-type="string">
            <text:p>mozart</text:p>
          </table:table-cell>
          <table:table-cell table:number-columns-repeated="2" office:value-type="string">
            <text:p>piano</text:p>
          </table:table-cell>
          <table:table-cell office:value-type="string">
            <text:p>songs</text:p>
          </table:table-cell>
          <table:table-cell table:number-columns-repeated="1018"/>
        </table:table-row>
        <table:table-row table:style-name="ro1">
          <table:table-cell office:value-type="string">
            <text:p>wagner</text:p>
          </table:table-cell>
          <table:table-cell office:value-type="string">
            <text:p>orchestra</text:p>
          </table:table-cell>
          <table:table-cell office:value-type="string">
            <text:p>haydn</text:p>
          </table:table-cell>
          <table:table-cell office:value-type="string">
            <text:p>orchestra</text:p>
          </table:table-cell>
          <table:table-cell office:value-type="string">
            <text:p>concerto</text:p>
          </table:table-cell>
          <table:table-cell office:value-type="string">
            <text:p>choral</text:p>
          </table:table-cell>
          <table:table-cell table:number-columns-repeated="1018"/>
        </table:table-row>
        <table:table-row table:style-name="ro1">
          <table:table-cell office:value-type="string">
            <text:p>schubert</text:p>
          </table:table-cell>
          <table:table-cell office:value-type="string">
            <text:p>bg</text:p>
          </table:table-cell>
          <table:table-cell office:value-type="string">
            <text:p>brahms</text:p>
          </table:table-cell>
          <table:table-cell office:value-type="string">
            <text:p>bach</text:p>
          </table:table-cell>
          <table:table-cell office:value-type="string">
            <text:p>songs</text:p>
          </table:table-cell>
          <table:table-cell office:value-type="string">
            <text:p>composers</text:p>
          </table:table-cell>
          <table:table-cell table:number-columns-repeated="1018"/>
        </table:table-row>
        <table:table-row table:style-name="ro1">
          <table:table-cell office:value-type="string">
            <text:p>beethoven</text:p>
          </table:table-cell>
          <table:table-cell office:value-type="string">
            <text:p>jazz</text:p>
          </table:table-cell>
          <table:table-cell office:value-type="string">
            <text:p>beethoven</text:p>
          </table:table-cell>
          <table:table-cell office:value-type="string">
            <text:p>jazz</text:p>
          </table:table-cell>
          <table:table-cell office:value-type="string">
            <text:p>bach</text:p>
          </table:table-cell>
          <table:table-cell office:value-type="string">
            <text:p>jewish</text:p>
          </table:table-cell>
          <table:table-cell table:number-columns-repeated="1018"/>
        </table:table-row>
        <table:table-row table:style-name="ro1">
          <table:table-cell office:value-type="string">
            <text:p>symphonies</text:p>
          </table:table-cell>
          <table:table-cell office:value-type="string">
            <text:p>ls</text:p>
          </table:table-cell>
          <table:table-cell office:value-type="string">
            <text:p>played</text:p>
          </table:table-cell>
          <table:table-cell office:value-type="string">
            <text:p>tunes</text:p>
          </table:table-cell>
          <table:table-cell office:value-type="string">
            <text:p>guitar</text:p>
          </table:table-cell>
          <table:table-cell office:value-type="string">
            <text:p>synagogue</text:p>
          </table:table-cell>
          <table:table-cell table:number-columns-repeated="1018"/>
        </table:table-row>
        <table:table-row table:style-name="ro1">
          <table:table-cell office:value-type="string">
            <text:p>jazz</text:p>
          </table:table-cell>
          <table:table-cell office:value-type="string">
            <text:p>symphony</text:p>
          </table:table-cell>
          <table:table-cell office:value-type="string">
            <text:p>piano</text:p>
          </table:table-cell>
          <table:table-cell office:value-type="string">
            <text:p>mozart</text:p>
          </table:table-cell>
          <table:table-cell office:value-type="string">
            <text:p>jazz</text:p>
          </table:table-cell>
          <table:table-cell office:value-type="string">
            <text:p>song</text:p>
          </table:table-cell>
          <table:table-cell table:number-columns-repeated="1018"/>
        </table:table-row>
        <table:table-row table:style-name="ro1">
          <table:table-cell office:value-type="string">
            <text:p>concerto</text:p>
          </table:table-cell>
          <table:table-cell office:value-type="string">
            <text:p>playing</text:p>
          </table:table-cell>
          <table:table-cell office:value-type="string">
            <text:p>symphony</text:p>
          </table:table-cell>
          <table:table-cell office:value-type="string">
            <text:p>choral</text:p>
          </table:table-cell>
          <table:table-cell office:value-type="string">
            <text:p>song</text:p>
          </table:table-cell>
          <table:table-cell office:value-type="string">
            <text:p>piano</text:p>
          </table:table-cell>
          <table:table-cell table:number-columns-repeated="1018"/>
        </table:table-row>
        <table:table-row table:style-name="ro1">
          <table:table-cell office:value-type="string">
            <text:p>brahms</text:p>
          </table:table-cell>
          <table:table-cell office:value-type="string">
            <text:p>violin</text:p>
          </table:table-cell>
          <table:table-cell office:value-type="string">
            <text:p>mendelssohn</text:p>
          </table:table-cell>
          <table:table-cell office:value-type="string">
            <text:p>organ</text:p>
          </table:table-cell>
          <table:table-cell office:value-type="string">
            <text:p>played</text:p>
          </table:table-cell>
          <table:table-cell office:value-type="string">
            <text:p>mozart</text:p>
          </table:table-cell>
          <table:table-cell table:number-columns-repeated="1018"/>
        </table:table-row>
        <table:table-row table:style-name="ro1">
          <table:table-cell office:value-type="string">
            <text:p>musical</text:p>
          </table:table-cell>
          <table:table-cell office:value-type="string">
            <text:p>dance</text:p>
          </table:table-cell>
          <table:table-cell office:value-type="string">
            <text:p>song</text:p>
          </table:table-cell>
          <table:table-cell table:number-columns-repeated="2" office:value-type="string">
            <text:p>brahms</text:p>
          </table:table-cell>
          <table:table-cell office:value-type="string">
            <text:p>melodies</text:p>
          </table:table-cell>
          <table:table-cell table:number-columns-repeated="1018"/>
        </table:table-row>
        <table:table-row table:style-name="ro1">
          <table:table-cell table:number-columns-repeated="1024"/>
        </table:table-row>
        <table:table-row table:style-name="ro1">
          <table:table-cell table:style-name="ce12" office:value-type="string">
            <text:p>newspaper_1920</text:p>
          </table:table-cell>
          <table:table-cell table:style-name="ce12" office:value-type="string">
            <text:p>newspaper_1930</text:p>
          </table:table-cell>
          <table:table-cell table:style-name="ce12" office:value-type="string">
            <text:p>newspaper_1940</text:p>
          </table:table-cell>
          <table:table-cell table:style-name="ce12" office:value-type="string">
            <text:p>newspaper_1950</text:p>
          </table:table-cell>
          <table:table-cell table:style-name="ce12" office:value-type="string">
            <text:p>newspaper_1960</text:p>
          </table:table-cell>
          <table:table-cell table:style-name="ce12" office:value-type="string">
            <text:p>newspaper_1970</text:p>
          </table:table-cell>
          <table:table-cell table:number-columns-repeated="1018"/>
        </table:table-row>
        <table:table-row table:style-name="ro1">
          <table:table-cell table:number-columns-repeated="4" office:value-type="string">
            <text:p>newspapers</text:p>
          </table:table-cell>
          <table:table-cell office:value-type="string">
            <text:p>magazine</text:p>
          </table:table-cell>
          <table:table-cell office:value-type="string">
            <text:p>newspapers</text:p>
          </table:table-cell>
          <table:table-cell table:number-columns-repeated="1018"/>
        </table:table-row>
        <table:table-row table:style-name="ro1">
          <table:table-cell office:value-type="string">
            <text:p>editorial</text:p>
          </table:table-cell>
          <table:table-cell table:number-columns-repeated="2" office:value-type="string">
            <text:p>news</text:p>
          </table:table-cell>
          <table:table-cell office:value-type="string">
            <text:p>magazine</text:p>
          </table:table-cell>
          <table:table-cell office:value-type="string">
            <text:p>newspapers</text:p>
          </table:table-cell>
          <table:table-cell office:value-type="string">
            <text:p>magazine</text:p>
          </table:table-cell>
          <table:table-cell table:number-columns-repeated="1018"/>
        </table:table-row>
        <table:table-row table:style-name="ro1">
          <table:table-cell office:value-type="string">
            <text:p>press</text:p>
          </table:table-cell>
          <table:table-cell office:value-type="string">
            <text:p>editorial</text:p>
          </table:table-cell>
          <table:table-cell office:value-type="string">
            <text:p>papers</text:p>
          </table:table-cell>
          <table:table-cell office:value-type="string">
            <text:p>news</text:p>
          </table:table-cell>
          <table:table-cell office:value-type="string">
            <text:p>tabloid</text:p>
          </table:table-cell>
          <table:table-cell office:value-type="string">
            <text:p>full-page</text:p>
          </table:table-cell>
          <table:table-cell table:number-columns-repeated="1018"/>
        </table:table-row>
        <table:table-row table:style-name="ro1">
          <table:table-cell office:value-type="string">
            <text:p>daily</text:p>
          </table:table-cell>
          <table:table-cell office:value-type="string">
            <text:p>scripps-howard</text:p>
          </table:table-cell>
          <table:table-cell office:value-type="string">
            <text:p>magazine</text:p>
          </table:table-cell>
          <table:table-cell office:value-type="string">
            <text:p>ads</text:p>
          </table:table-cell>
          <table:table-cell table:number-columns-repeated="2" office:value-type="string">
            <text:p>news</text:p>
          </table:table-cell>
          <table:table-cell table:number-columns-repeated="1018"/>
        </table:table-row>
        <table:table-row table:style-name="ro1">
          <table:table-cell office:value-type="string">
            <text:p>news</text:p>
          </table:table-cell>
          <table:table-cell office:value-type="string">
            <text:p>press</text:p>
          </table:table-cell>
          <table:table-cell office:value-type="string">
            <text:p>magazines</text:p>
          </table:table-cell>
          <table:table-cell office:value-type="string">
            <text:p>editors</text:p>
          </table:table-cell>
          <table:table-cell office:value-type="string">
            <text:p>editorial</text:p>
          </table:table-cell>
          <table:table-cell office:value-type="string">
            <text:p>published</text:p>
          </table:table-cell>
          <table:table-cell table:number-columns-repeated="1018"/>
        </table:table-row>
        <table:table-row table:style-name="ro1">
          <table:table-cell office:value-type="string">
            <text:p>magazine</text:p>
          </table:table-cell>
          <table:table-cell table:number-columns-repeated="5" office:value-type="string">
            <text:p>daily</text:p>
          </table:table-cell>
          <table:table-cell table:number-columns-repeated="1018"/>
        </table:table-row>
        <table:table-row table:style-name="ro1">
          <table:table-cell office:value-type="string">
            <text:p>herald</text:p>
          </table:table-cell>
          <table:table-cell office:value-type="string">
            <text:p>papers</text:p>
          </table:table-cell>
          <table:table-cell office:value-type="string">
            <text:p>hearst</text:p>
          </table:table-cell>
          <table:table-cell office:value-type="string">
            <text:p>periodicals</text:p>
          </table:table-cell>
          <table:table-cell office:value-type="string">
            <text:p>magazines</text:p>
          </table:table-cell>
          <table:table-cell office:value-type="string">
            <text:p>ads</text:p>
          </table:table-cell>
          <table:table-cell table:number-columns-repeated="1018"/>
        </table:table-row>
        <table:table-row table:style-name="ro1">
          <table:table-cell office:value-type="string">
            <text:p>editor</text:p>
          </table:table-cell>
          <table:table-cell office:value-type="string">
            <text:p>magazine</text:p>
          </table:table-cell>
          <table:table-cell office:value-type="string">
            <text:p>editors</text:p>
          </table:table-cell>
          <table:table-cell office:value-type="string">
            <text:p>published</text:p>
          </table:table-cell>
          <table:table-cell office:value-type="string">
            <text:p>hearst</text:p>
          </table:table-cell>
          <table:table-cell office:value-type="string">
            <text:p>magazines</text:p>
          </table:table-cell>
          <table:table-cell table:number-columns-repeated="1018"/>
        </table:table-row>
        <table:table-row table:style-name="ro1">
          <table:table-cell office:value-type="string">
            <text:p>tribune</text:p>
          </table:table-cell>
          <table:table-cell office:value-type="string">
            <text:p>herald</text:p>
          </table:table-cell>
          <table:table-cell office:value-type="string">
            <text:p>page</text:p>
          </table:table-cell>
          <table:table-cell office:value-type="string">
            <text:p>papers</text:p>
          </table:table-cell>
          <table:table-cell office:value-type="string">
            <text:p>dailies</text:p>
          </table:table-cell>
          <table:table-cell office:value-type="string">
            <text:p>papers</text:p>
          </table:table-cell>
          <table:table-cell table:number-columns-repeated="1018"/>
        </table:table-row>
        <table:table-row table:style-name="ro1">
          <table:table-cell table:number-columns-repeated="1024"/>
        </table:table-row>
        <table:table-row table:style-name="ro1">
          <table:table-cell table:style-name="ce12" office:value-type="string">
            <text:p>paper_1920</text:p>
          </table:table-cell>
          <table:table-cell table:style-name="ce12" office:value-type="string">
            <text:p>paper_1930</text:p>
          </table:table-cell>
          <table:table-cell table:style-name="ce12" office:value-type="string">
            <text:p>paper_1940</text:p>
          </table:table-cell>
          <table:table-cell table:style-name="ce12" office:value-type="string">
            <text:p>paper_1950</text:p>
          </table:table-cell>
          <table:table-cell table:style-name="ce12" office:value-type="string">
            <text:p>paper_1960</text:p>
          </table:table-cell>
          <table:table-cell table:style-name="ce12" office:value-type="string">
            <text:p>paper_1970</text:p>
          </table:table-cell>
          <table:table-cell table:style-name="ce12"/>
          <table:table-cell table:number-columns-repeated="1017"/>
        </table:table-row>
        <table:table-row table:style-name="ro1">
          <table:table-cell office:value-type="string">
            <text:p>sheets</text:p>
          </table:table-cell>
          <table:table-cell office:value-type="string">
            <text:p>sheet</text:p>
          </table:table-cell>
          <table:table-cell office:value-type="string">
            <text:p>sheets</text:p>
          </table:table-cell>
          <table:table-cell office:value-type="string">
            <text:p>kleenex</text:p>
          </table:table-cell>
          <table:table-cell table:number-columns-repeated="2" office:value-type="string">
            <text:p>sheet</text:p>
          </table:table-cell>
          <table:table-cell table:number-columns-repeated="1018"/>
        </table:table-row>
        <table:table-row table:style-name="ro1">
          <table:table-cell table:number-columns-repeated="2" office:value-type="string">
            <text:p>pad</text:p>
          </table:table-cell>
          <table:table-cell office:value-type="string">
            <text:p>sheet</text:p>
          </table:table-cell>
          <table:table-cell office:value-type="string">
            <text:p>folded</text:p>
          </table:table-cell>
          <table:table-cell office:value-type="string">
            <text:p>wrapping</text:p>
          </table:table-cell>
          <table:table-cell office:value-type="string">
            <text:p>stationery</text:p>
          </table:table-cell>
          <table:table-cell table:number-columns-repeated="1018"/>
        </table:table-row>
        <table:table-row table:style-name="ro1">
          <table:table-cell office:value-type="string">
            <text:p>sheet</text:p>
          </table:table-cell>
          <table:table-cell office:value-type="string">
            <text:p>folded</text:p>
          </table:table-cell>
          <table:table-cell office:value-type="string">
            <text:p>papers</text:p>
          </table:table-cell>
          <table:table-cell office:value-type="string">
            <text:p>sheet</text:p>
          </table:table-cell>
          <table:table-cell office:value-type="string">
            <text:p>crumpled</text:p>
          </table:table-cell>
          <table:table-cell office:value-type="string">
            <text:p>ink</text:p>
          </table:table-cell>
          <table:table-cell table:number-columns-repeated="1018"/>
        </table:table-row>
        <table:table-row table:style-name="ro1">
          <table:table-cell office:value-type="string">
            <text:p>scribbled</text:p>
          </table:table-cell>
          <table:table-cell office:value-type="string">
            <text:p>envelope</text:p>
          </table:table-cell>
          <table:table-cell office:value-type="string">
            <text:p>ink</text:p>
          </table:table-cell>
          <table:table-cell office:value-type="string">
            <text:p>pad</text:p>
          </table:table-cell>
          <table:table-cell office:value-type="string">
            <text:p>printed</text:p>
          </table:table-cell>
          <table:table-cell office:value-type="string">
            <text:p>crumpled</text:p>
          </table:table-cell>
          <table:table-cell table:number-columns-repeated="1018"/>
        </table:table-row>
        <table:table-row table:style-name="ro1">
          <table:table-cell office:value-type="string">
            <text:p>pencil</text:p>
          </table:table-cell>
          <table:table-cell office:value-type="string">
            <text:p>disposable</text:p>
          </table:table-cell>
          <table:table-cell office:value-type="string">
            <text:p>wrapping</text:p>
          </table:table-cell>
          <table:table-cell office:value-type="string">
            <text:p>notebook</text:p>
          </table:table-cell>
          <table:table-cell office:value-type="string">
            <text:p>plastic</text:p>
          </table:table-cell>
          <table:table-cell office:value-type="string">
            <text:p>wrapping</text:p>
          </table:table-cell>
          <table:table-cell table:number-columns-repeated="1018"/>
        </table:table-row>
        <table:table-row table:style-name="ro1">
          <table:table-cell office:value-type="string">
            <text:p>tape</text:p>
          </table:table-cell>
          <table:table-cell office:value-type="string">
            <text:p>sheets</text:p>
          </table:table-cell>
          <table:table-cell office:value-type="string">
            <text:p>pulp</text:p>
          </table:table-cell>
          <table:table-cell office:value-type="string">
            <text:p>crumpled</text:p>
          </table:table-cell>
          <table:table-cell office:value-type="string">
            <text:p>papers</text:p>
          </table:table-cell>
          <table:table-cell office:value-type="string">
            <text:p>cloth</text:p>
          </table:table-cell>
          <table:table-cell table:number-columns-repeated="1018"/>
        </table:table-row>
        <table:table-row table:style-name="ro1">
          <table:table-cell office:value-type="string">
            <text:p>notes</text:p>
          </table:table-cell>
          <table:table-cell office:value-type="string">
            <text:p>piece</text:p>
          </table:table-cell>
          <table:table-cell office:value-type="string">
            <text:p>parchment</text:p>
          </table:table-cell>
          <table:table-cell office:value-type="string">
            <text:p>notations</text:p>
          </table:table-cell>
          <table:table-cell office:value-type="string">
            <text:p>cloth</text:p>
          </table:table-cell>
          <table:table-cell office:value-type="string">
            <text:p>pad</text:p>
          </table:table-cell>
          <table:table-cell table:number-columns-repeated="1018"/>
        </table:table-row>
        <table:table-row table:style-name="ro1">
          <table:table-cell office:value-type="string">
            <text:p>neatly</text:p>
          </table:table-cell>
          <table:table-cell office:value-type="string">
            <text:p>cardboard</text:p>
          </table:table-cell>
          <table:table-cell office:value-type="string">
            <text:p>stationery</text:p>
          </table:table-cell>
          <table:table-cell office:value-type="string">
            <text:p>sheets</text:p>
          </table:table-cell>
          <table:table-cell office:value-type="string">
            <text:p>cardboard</text:p>
          </table:table-cell>
          <table:table-cell office:value-type="string">
            <text:p>wrapped</text:p>
          </table:table-cell>
          <table:table-cell table:number-columns-repeated="1018"/>
        </table:table-row>
        <table:table-row table:style-name="ro1">
          <table:table-cell office:value-type="string">
            <text:p>envelope</text:p>
          </table:table-cell>
          <table:table-cell office:value-type="string">
            <text:p>typewritten</text:p>
          </table:table-cell>
          <table:table-cell office:value-type="string">
            <text:p>cardboard</text:p>
          </table:table-cell>
          <table:table-cell office:value-type="string">
            <text:p>pencil</text:p>
          </table:table-cell>
          <table:table-cell office:value-type="string">
            <text:p>wrappers</text:p>
          </table:table-cell>
          <table:table-cell office:value-type="string">
            <text:p>plastic</text:p>
          </table:table-cell>
          <table:table-cell table:number-columns-repeated="1018"/>
        </table:table-row>
        <table:table-row table:style-name="ro1">
          <table:table-cell table:number-columns-repeated="1024"/>
        </table:table-row>
        <table:table-row table:style-name="ro1">
          <table:table-cell table:style-name="ce12" office:value-type="string">
            <text:p>phone_1920</text:p>
          </table:table-cell>
          <table:table-cell table:style-name="ce12" office:value-type="string">
            <text:p>phone_1930</text:p>
          </table:table-cell>
          <table:table-cell table:style-name="ce12" office:value-type="string">
            <text:p>phone_1940</text:p>
          </table:table-cell>
          <table:table-cell table:style-name="ce12" office:value-type="string">
            <text:p>phone_1950</text:p>
          </table:table-cell>
          <table:table-cell table:style-name="ce12" office:value-type="string">
            <text:p>phone_1960</text:p>
          </table:table-cell>
          <table:table-cell table:style-name="ce12" office:value-type="string">
            <text:p>phone_1970</text:p>
          </table:table-cell>
          <table:table-cell table:style-name="ce12"/>
          <table:table-cell table:number-columns-repeated="1017"/>
        </table:table-row>
        <table:table-row table:style-name="ro1">
          <table:table-cell table:number-columns-repeated="6" office:value-type="string">
            <text:p>telephone</text:p>
          </table:table-cell>
          <table:table-cell table:number-columns-repeated="1018"/>
        </table:table-row>
        <table:table-row table:style-name="ro1">
          <table:table-cell office:value-type="string">
            <text:p>hallie</text:p>
          </table:table-cell>
          <table:table-cell office:value-type="string">
            <text:p>exits</text:p>
          </table:table-cell>
          <table:table-cell table:number-columns-repeated="2" office:value-type="string">
            <text:p>receiver</text:p>
          </table:table-cell>
          <table:table-cell office:value-type="string">
            <text:p>sheldrake</text:p>
          </table:table-cell>
          <table:table-cell office:value-type="string">
            <text:p>dialed</text:p>
          </table:table-cell>
          <table:table-cell table:number-columns-repeated="1018"/>
        </table:table-row>
        <table:table-row table:style-name="ro1">
          <table:table-cell office:value-type="string">
            <text:p>yost</text:p>
          </table:table-cell>
          <table:table-cell office:value-type="string">
            <text:p>enters</text:p>
          </table:table-cell>
          <table:table-cell office:value-type="string">
            <text:p>exits</text:p>
          </table:table-cell>
          <table:table-cell office:value-type="string">
            <text:p>ev</text:p>
          </table:table-cell>
          <table:table-cell office:value-type="string">
            <text:p>booth</text:p>
          </table:table-cell>
          <table:table-cell office:value-type="string">
            <text:p>receiver</text:p>
          </table:table-cell>
          <table:table-cell table:number-columns-repeated="1018"/>
        </table:table-row>
        <table:table-row table:style-name="ro1">
          <table:table-cell office:value-type="string">
            <text:p>exits</text:p>
          </table:table-cell>
          <table:table-cell table:number-columns-repeated="2" office:value-type="string">
            <text:p>reacts</text:p>
          </table:table-cell>
          <table:table-cell office:value-type="string">
            <text:p>hello</text:p>
          </table:table-cell>
          <table:table-cell office:value-type="string">
            <text:p>receiver</text:p>
          </table:table-cell>
          <table:table-cell office:value-type="string">
            <text:p>phones</text:p>
          </table:table-cell>
          <table:table-cell table:number-columns-repeated="1018"/>
        </table:table-row>
        <table:table-row table:style-name="ro1">
          <table:table-cell office:value-type="string">
            <text:p>enters</text:p>
          </table:table-cell>
          <table:table-cell office:value-type="string">
            <text:p>turns</text:p>
          </table:table-cell>
          <table:table-cell office:value-type="string">
            <text:p>dinah</text:p>
          </table:table-cell>
          <table:table-cell office:value-type="string">
            <text:p>hangs</text:p>
          </table:table-cell>
          <table:table-cell office:value-type="string">
            <text:p>dialed</text:p>
          </table:table-cell>
          <table:table-cell office:value-type="string">
            <text:p>doorbell</text:p>
          </table:table-cell>
          <table:table-cell table:number-columns-repeated="1018"/>
        </table:table-row>
        <table:table-row table:style-name="ro1">
          <table:table-cell office:value-type="string">
            <text:p>finishes</text:p>
          </table:table-cell>
          <table:table-cell office:value-type="string">
            <text:p>thru</text:p>
          </table:table-cell>
          <table:table-cell office:value-type="string">
            <text:p>enters</text:p>
          </table:table-cell>
          <table:table-cell office:value-type="string">
            <text:p>griffith</text:p>
          </table:table-cell>
          <table:table-cell office:value-type="string">
            <text:p>picks</text:p>
          </table:table-cell>
          <table:table-cell office:value-type="string">
            <text:p>number</text:p>
          </table:table-cell>
          <table:table-cell table:number-columns-repeated="1018"/>
        </table:table-row>
        <table:table-row table:style-name="ro1">
          <table:table-cell office:value-type="string">
            <text:p>title</text:p>
          </table:table-cell>
          <table:table-cell office:value-type="string">
            <text:p>looks</text:p>
          </table:table-cell>
          <table:table-cell office:value-type="string">
            <text:p>nods</text:p>
          </table:table-cell>
          <table:table-cell office:value-type="string">
            <text:p>booth</text:p>
          </table:table-cell>
          <table:table-cell table:number-columns-repeated="2" office:value-type="string">
            <text:p>hangs</text:p>
          </table:table-cell>
          <table:table-cell table:number-columns-repeated="1018"/>
        </table:table-row>
        <table:table-row table:style-name="ro1">
          <table:table-cell office:value-type="string">
            <text:p>receiver</text:p>
          </table:table-cell>
          <table:table-cell office:value-type="string">
            <text:p>brad</text:p>
          </table:table-cell>
          <table:table-cell office:value-type="string">
            <text:p>crosses</text:p>
          </table:table-cell>
          <table:table-cell office:value-type="string">
            <text:p>granny</text:p>
          </table:table-cell>
          <table:table-cell office:value-type="string">
            <text:p>doorbell</text:p>
          </table:table-cell>
          <table:table-cell office:value-type="string">
            <text:p>dialing</text:p>
          </table:table-cell>
          <table:table-cell table:number-columns-repeated="1018"/>
        </table:table-row>
        <table:table-row table:style-name="ro1">
          <table:table-cell office:value-type="string">
            <text:p>turns</text:p>
          </table:table-cell>
          <table:table-cell office:value-type="string">
            <text:p>speaks</text:p>
          </table:table-cell>
          <table:table-cell table:number-columns-repeated="2" office:value-type="string">
            <text:p>picks</text:p>
          </table:table-cell>
          <table:table-cell office:value-type="string">
            <text:p>bullitt</text:p>
          </table:table-cell>
          <table:table-cell office:value-type="string">
            <text:p>calla</text:p>
          </table:table-cell>
          <table:table-cell table:number-columns-repeated="1018"/>
        </table:table-row>
        <table:table-row table:style-name="ro1">
          <table:table-cell table:style-name="ce12" table:number-columns-repeated="6"/>
          <table:table-cell table:number-columns-repeated="1018"/>
        </table:table-row>
        <table:table-row table:style-name="ro1">
          <table:table-cell table:style-name="ce12" office:value-type="string">
            <text:p>racism_1920</text:p>
          </table:table-cell>
          <table:table-cell table:style-name="ce12" office:value-type="string">
            <text:p>racism_1930</text:p>
          </table:table-cell>
          <table:table-cell table:style-name="ce12" office:value-type="string">
            <text:p>racism_1940</text:p>
          </table:table-cell>
          <table:table-cell table:style-name="ce12" office:value-type="string">
            <text:p>racism_1950</text:p>
          </table:table-cell>
          <table:table-cell table:style-name="ce12" office:value-type="string">
            <text:p>racism_1960</text:p>
          </table:table-cell>
          <table:table-cell table:style-name="ce12" office:value-type="string">
            <text:p>racism_1970</text:p>
          </table:table-cell>
          <table:table-cell table:number-columns-repeated="1018"/>
        </table:table-row>
        <table:table-row table:style-name="ro1">
          <table:table-cell office:value-type="string">
            <text:p>florimond</text:p>
          </table:table-cell>
          <table:table-cell office:value-type="string">
            <text:p>fanatic</text:p>
          </table:table-cell>
          <table:table-cell office:value-type="string">
            <text:p>catholicism</text:p>
          </table:table-cell>
          <table:table-cell office:value-type="string">
            <text:p>anti-semitism</text:p>
          </table:table-cell>
          <table:table-cell office:value-type="string">
            <text:p>bigotry</text:p>
          </table:table-cell>
          <table:table-cell table:number-columns-repeated="1019"/>
        </table:table-row>
        <table:table-row table:style-name="ro1">
          <table:table-cell office:value-type="string">
            <text:p>seditious</text:p>
          </table:table-cell>
          <table:table-cell office:value-type="string">
            <text:p>mccloy</text:p>
          </table:table-cell>
          <table:table-cell office:value-type="string">
            <text:p>derivative</text:p>
          </table:table-cell>
          <table:table-cell office:value-type="string">
            <text:p>colonialism</text:p>
          </table:table-cell>
          <table:table-cell office:value-type="string">
            <text:p>discrimination</text:p>
          </table:table-cell>
          <table:table-cell table:number-columns-repeated="1019"/>
        </table:table-row>
        <table:table-row table:style-name="ro1">
          <table:table-cell office:value-type="string">
            <text:p>sabotage</text:p>
          </table:table-cell>
          <table:table-cell office:value-type="string">
            <text:p>last</text:p>
          </table:table-cell>
          <table:table-cell office:value-type="string">
            <text:p>revolutionists</text:p>
          </table:table-cell>
          <table:table-cell office:value-type="string">
            <text:p>evils</text:p>
          </table:table-cell>
          <table:table-cell office:value-type="string">
            <text:p>imperialism</text:p>
          </table:table-cell>
          <table:table-cell table:number-columns-repeated="1019"/>
        </table:table-row>
        <table:table-row table:style-name="ro1">
          <table:table-cell office:value-type="string">
            <text:p>intimidation</text:p>
          </table:table-cell>
          <table:table-cell office:value-type="string">
            <text:p>nationalism</text:p>
          </table:table-cell>
          <table:table-cell office:value-type="string">
            <text:p>darlan</text:p>
          </table:table-cell>
          <table:table-cell office:value-type="string">
            <text:p>segregation</text:p>
          </table:table-cell>
          <table:table-cell office:value-type="string">
            <text:p>injustice</text:p>
          </table:table-cell>
          <table:table-cell table:number-columns-repeated="1019"/>
        </table:table-row>
        <table:table-row table:style-name="ro1">
          <table:table-cell office:value-type="string">
            <text:p>bungling</text:p>
          </table:table-cell>
          <table:table-cell office:value-type="string">
            <text:p>yaquis</text:p>
          </table:table-cell>
          <table:table-cell office:value-type="string">
            <text:p>addicted</text:p>
          </table:table-cell>
          <table:table-cell office:value-type="string">
            <text:p>discrimination</text:p>
          </table:table-cell>
          <table:table-cell office:value-type="string">
            <text:p>poverty</text:p>
          </table:table-cell>
          <table:table-cell table:number-columns-repeated="1019"/>
        </table:table-row>
        <table:table-row table:style-name="ro1">
          <table:table-cell office:value-type="string">
            <text:p>dissemination</text:p>
          </table:table-cell>
          <table:table-cell office:value-type="string">
            <text:p>oftentimes</text:p>
          </table:table-cell>
          <table:table-cell office:value-type="string">
            <text:p>muhammad</text:p>
          </table:table-cell>
          <table:table-cell office:value-type="string">
            <text:p>depositors</text:p>
          </table:table-cell>
          <table:table-cell office:value-type="string">
            <text:p>zionism</text:p>
          </table:table-cell>
          <table:table-cell table:number-columns-repeated="1019"/>
        </table:table-row>
        <table:table-row table:style-name="ro1">
          <table:table-cell office:value-type="string">
            <text:p>lupe</text:p>
          </table:table-cell>
          <table:table-cell office:value-type="string">
            <text:p>seminar</text:p>
          </table:table-cell>
          <table:table-cell office:value-type="string">
            <text:p>strong-arm</text:p>
          </table:table-cell>
          <table:table-cell office:value-type="string">
            <text:p>blatant</text:p>
          </table:table-cell>
          <table:table-cell office:value-type="string">
            <text:p>racist</text:p>
          </table:table-cell>
          <table:table-cell table:number-columns-repeated="1019"/>
        </table:table-row>
        <table:table-row table:style-name="ro1">
          <table:table-cell office:value-type="string">
            <text:p>subversive</text:p>
          </table:table-cell>
          <table:table-cell office:value-type="string">
            <text:p>aldermanic</text:p>
          </table:table-cell>
          <table:table-cell office:value-type="string">
            <text:p>punks</text:p>
          </table:table-cell>
          <table:table-cell office:value-type="string">
            <text:p>civil-rights</text:p>
          </table:table-cell>
          <table:table-cell office:value-type="string">
            <text:p>inequality</text:p>
          </table:table-cell>
          <table:table-cell table:number-columns-repeated="1019"/>
        </table:table-row>
        <table:table-row table:style-name="ro1">
          <table:table-cell office:value-type="string">
            <text:p>small-scale</text:p>
          </table:table-cell>
          <table:table-cell office:value-type="string">
            <text:p>catered</text:p>
          </table:table-cell>
          <table:table-cell office:value-type="string">
            <text:p>misinformation</text:p>
          </table:table-cell>
          <table:table-cell office:value-type="string">
            <text:p>zionism</text:p>
          </table:table-cell>
          <table:table-cell office:value-type="string">
            <text:p>racial</text:p>
          </table:table-cell>
          <table:table-cell table:number-columns-repeated="1019"/>
        </table:table-row>
        <table:table-row table:style-name="ro1">
          <table:table-cell table:number-columns-repeated="1024"/>
        </table:table-row>
        <table:table-row table:style-name="ro1">
          <table:table-cell table:style-name="ce12" office:value-type="string">
            <text:p>record_1920</text:p>
          </table:table-cell>
          <table:table-cell table:style-name="ce12" office:value-type="string">
            <text:p>record_1930</text:p>
          </table:table-cell>
          <table:table-cell table:style-name="ce12" office:value-type="string">
            <text:p>record_1940</text:p>
          </table:table-cell>
          <table:table-cell table:style-name="ce12" office:value-type="string">
            <text:p>record_1950</text:p>
          </table:table-cell>
          <table:table-cell table:style-name="ce12" office:value-type="string">
            <text:p>record_1960</text:p>
          </table:table-cell>
          <table:table-cell table:style-name="ce12" office:value-type="string">
            <text:p>record_1970</text:p>
          </table:table-cell>
          <table:table-cell table:style-name="ce12"/>
          <table:table-cell table:number-columns-repeated="1017"/>
        </table:table-row>
        <table:table-row table:style-name="ro1">
          <table:table-cell table:number-columns-repeated="6" office:value-type="string">
            <text:p>records</text:p>
          </table:table-cell>
          <table:table-cell table:number-columns-repeated="1018"/>
        </table:table-row>
        <table:table-row table:style-name="ro1">
          <table:table-cell office:value-type="string">
            <text:p>txt</text:p>
          </table:table-cell>
          <table:table-cell office:value-type="string">
            <text:p>olympic</text:p>
          </table:table-cell>
          <table:table-cell office:value-type="string">
            <text:p>phonograph</text:p>
          </table:table-cell>
          <table:table-cell office:value-type="string">
            <text:p>highs</text:p>
          </table:table-cell>
          <table:table-cell office:value-type="string">
            <text:p>phonograph</text:p>
          </table:table-cell>
          <table:table-cell office:value-type="string">
            <text:p>lows</text:p>
          </table:table-cell>
          <table:table-cell table:number-columns-repeated="1018"/>
        </table:table-row>
        <table:table-row table:style-name="ro1">
          <table:table-cell office:value-type="string">
            <text:p>period</text:p>
          </table:table-cell>
          <table:table-cell office:value-type="string">
            <text:p>seconds</text:p>
          </table:table-cell>
          <table:table-cell office:value-type="string">
            <text:p>capehart</text:p>
          </table:table-cell>
          <table:table-cell office:value-type="string">
            <text:p>high</text:p>
          </table:table-cell>
          <table:table-cell office:value-type="string">
            <text:p>cha</text:p>
          </table:table-cell>
          <table:table-cell office:value-type="string">
            <text:p>alphonse</text:p>
          </table:table-cell>
          <table:table-cell table:number-columns-repeated="1018"/>
        </table:table-row>
        <table:table-row table:style-name="ro1">
          <table:table-cell office:value-type="string">
            <text:p>altitude</text:p>
          </table:table-cell>
          <table:table-cell table:number-columns-repeated="2" office:value-type="string">
            <text:p>highs</text:p>
          </table:table-cell>
          <table:table-cell office:value-type="string">
            <text:p>all-time</text:p>
          </table:table-cell>
          <table:table-cell office:value-type="string">
            <text:p>total</text:p>
          </table:table-cell>
          <table:table-cell office:value-type="string">
            <text:p>list</text:p>
          </table:table-cell>
          <table:table-cell table:number-columns-repeated="1018"/>
        </table:table-row>
        <table:table-row table:style-name="ro1">
          <table:table-cell office:value-type="string">
            <text:p>faire</text:p>
          </table:table-cell>
          <table:table-cell office:value-type="string">
            <text:p>flight</text:p>
          </table:table-cell>
          <table:table-cell office:value-type="string">
            <text:p>reached</text:p>
          </table:table-cell>
          <table:table-cell office:value-type="string">
            <text:p>average</text:p>
          </table:table-cell>
          <table:table-cell office:value-type="string">
            <text:p>billion</text:p>
          </table:table-cell>
          <table:table-cell office:value-type="string">
            <text:p>alltime</text:p>
          </table:table-cell>
          <table:table-cell table:number-columns-repeated="1018"/>
        </table:table-row>
        <table:table-row table:style-name="ro1">
          <table:table-cell office:value-type="string">
            <text:p>steel</text:p>
          </table:table-cell>
          <table:table-cell office:value-type="string">
            <text:p>games</text:p>
          </table:table-cell>
          <table:table-cell office:value-type="string">
            <text:p>high</text:p>
          </table:table-cell>
          <table:table-cell office:value-type="string">
            <text:p>champion</text:p>
          </table:table-cell>
          <table:table-cell office:value-type="string">
            <text:p>high</text:p>
          </table:table-cell>
          <table:table-cell office:value-type="string">
            <text:p>bushels</text:p>
          </table:table-cell>
          <table:table-cell table:number-columns-repeated="1018"/>
        </table:table-row>
        <table:table-row table:style-name="ro1">
          <table:table-cell office:value-type="string">
            <text:p>share</text:p>
          </table:table-cell>
          <table:table-cell office:value-type="string">
            <text:p>evidence</text:p>
          </table:table-cell>
          <table:table-cell office:value-type="string">
            <text:p>track</text:p>
          </table:table-cell>
          <table:table-cell office:value-type="string">
            <text:p>won</text:p>
          </table:table-cell>
          <table:table-cell office:value-type="string">
            <text:p>champion</text:p>
          </table:table-cell>
          <table:table-cell office:value-type="string">
            <text:p>all-time</text:p>
          </table:table-cell>
          <table:table-cell table:number-columns-repeated="1018"/>
        </table:table-row>
        <table:table-row table:style-name="ro1">
          <table:table-cell office:value-type="string">
            <text:p>laissez</text:p>
          </table:table-cell>
          <table:table-cell office:value-type="string">
            <text:p>high</text:p>
          </table:table-cell>
          <table:table-cell office:value-type="string">
            <text:p>crimes</text:p>
          </table:table-cell>
          <table:table-cell office:value-type="string">
            <text:p>peak</text:p>
          </table:table-cell>
          <table:table-cell office:value-type="string">
            <text:p>mph</text:p>
          </table:table-cell>
          <table:table-cell office:value-type="string">
            <text:p>compiled</text:p>
          </table:table-cell>
          <table:table-cell table:number-columns-repeated="1018"/>
        </table:table-row>
        <table:table-row table:style-name="ro1">
          <table:table-cell office:value-type="string">
            <text:p>also</text:p>
          </table:table-cell>
          <table:table-cell office:value-type="string">
            <text:p>phonograph</text:p>
          </table:table-cell>
          <table:table-cell office:value-type="string">
            <text:p>low</text:p>
          </table:table-cell>
          <table:table-cell office:value-type="string">
            <text:p>championships</text:p>
          </table:table-cell>
          <table:table-cell office:value-type="string">
            <text:p>games</text:p>
          </table:table-cell>
          <table:table-cell office:value-type="string">
            <text:p>broke</text:p>
          </table:table-cell>
          <table:table-cell table:number-columns-repeated="1018"/>
        </table:table-row>
        <table:table-row table:style-name="ro1">
          <table:table-cell table:number-columns-repeated="1024"/>
        </table:table-row>
        <table:table-row table:style-name="ro1">
          <table:table-cell table:style-name="ce12" office:value-type="string">
            <text:p>rock_1920</text:p>
          </table:table-cell>
          <table:table-cell table:style-name="ce12" office:value-type="string">
            <text:p>rock_1930</text:p>
          </table:table-cell>
          <table:table-cell table:style-name="ce12" office:value-type="string">
            <text:p>rock_1940</text:p>
          </table:table-cell>
          <table:table-cell table:style-name="ce12" office:value-type="string">
            <text:p>rock_1950</text:p>
          </table:table-cell>
          <table:table-cell table:style-name="ce12" office:value-type="string">
            <text:p>rock_1960</text:p>
          </table:table-cell>
          <table:table-cell table:style-name="ce12" office:value-type="string">
            <text:p>rock_1970</text:p>
          </table:table-cell>
          <table:table-cell table:style-name="ce12"/>
          <table:table-cell table:number-columns-repeated="1017"/>
        </table:table-row>
        <table:table-row table:style-name="ro1">
          <table:table-cell table:number-columns-repeated="2" office:value-type="string">
            <text:p>rocks</text:p>
          </table:table-cell>
          <table:table-cell office:value-type="string">
            <text:p>cliffs</text:p>
          </table:table-cell>
          <table:table-cell table:number-columns-repeated="3" office:value-type="string">
            <text:p>rocks</text:p>
          </table:table-cell>
          <table:table-cell table:number-columns-repeated="1018"/>
        </table:table-row>
        <table:table-row table:style-name="ro1">
          <table:table-cell office:value-type="string">
            <text:p>ledge</text:p>
          </table:table-cell>
          <table:table-cell office:value-type="string">
            <text:p>limestone</text:p>
          </table:table-cell>
          <table:table-cell office:value-type="string">
            <text:p>rocks</text:p>
          </table:table-cell>
          <table:table-cell office:value-type="string">
            <text:p>granite</text:p>
          </table:table-cell>
          <table:table-cell office:value-type="string">
            <text:p>sandstone</text:p>
          </table:table-cell>
          <table:table-cell office:value-type="string">
            <text:p>music</text:p>
          </table:table-cell>
          <table:table-cell table:number-columns-repeated="1018"/>
        </table:table-row>
        <table:table-row table:style-name="ro1">
          <table:table-cell office:value-type="string">
            <text:p>cliff</text:p>
          </table:table-cell>
          <table:table-cell office:value-type="string">
            <text:p>ledges</text:p>
          </table:table-cell>
          <table:table-cell office:value-type="string">
            <text:p>granite</text:p>
          </table:table-cell>
          <table:table-cell office:value-type="string">
            <text:p>cliffs</text:p>
          </table:table-cell>
          <table:table-cell office:value-type="string">
            <text:p>ledge</text:p>
          </table:table-cell>
          <table:table-cell office:value-type="string">
            <text:p>stone</text:p>
          </table:table-cell>
          <table:table-cell table:number-columns-repeated="1018"/>
        </table:table-row>
        <table:table-row table:style-name="ro1">
          <table:table-cell office:value-type="string">
            <text:p>rocky</text:p>
          </table:table-cell>
          <table:table-cell office:value-type="string">
            <text:p>sand</text:p>
          </table:table-cell>
          <table:table-cell office:value-type="string">
            <text:p>cliff</text:p>
          </table:table-cell>
          <table:table-cell office:value-type="string">
            <text:p>yosemite</text:p>
          </table:table-cell>
          <table:table-cell office:value-type="string">
            <text:p>granite</text:p>
          </table:table-cell>
          <table:table-cell office:value-type="string">
            <text:p>cliff</text:p>
          </table:table-cell>
          <table:table-cell table:number-columns-repeated="1018"/>
        </table:table-row>
        <table:table-row table:style-name="ro1">
          <table:table-cell office:value-type="string">
            <text:p>shale</text:p>
          </table:table-cell>
          <table:table-cell office:value-type="string">
            <text:p>resistant</text:p>
          </table:table-cell>
          <table:table-cell office:value-type="string">
            <text:p>stone</text:p>
          </table:table-cell>
          <table:table-cell office:value-type="string">
            <text:p>nah</text:p>
          </table:table-cell>
          <table:table-cell office:value-type="string">
            <text:p>sand</text:p>
          </table:table-cell>
          <table:table-cell office:value-type="string">
            <text:p>ledge</text:p>
          </table:table-cell>
          <table:table-cell table:number-columns-repeated="1018"/>
        </table:table-row>
        <table:table-row table:style-name="ro1">
          <table:table-cell office:value-type="string">
            <text:p>sandstone</text:p>
          </table:table-cell>
          <table:table-cell office:value-type="string">
            <text:p>rocky</text:p>
          </table:table-cell>
          <table:table-cell office:value-type="string">
            <text:p>sandstone</text:p>
          </table:table-cell>
          <table:table-cell office:value-type="string">
            <text:p>boulders</text:p>
          </table:table-cell>
          <table:table-cell office:value-type="string">
            <text:p>limestone</text:p>
          </table:table-cell>
          <table:table-cell office:value-type="string">
            <text:p>singer</text:p>
          </table:table-cell>
          <table:table-cell table:number-columns-repeated="1018"/>
        </table:table-row>
        <table:table-row table:style-name="ro1">
          <table:table-cell office:value-type="string">
            <text:p>sand</text:p>
          </table:table-cell>
          <table:table-cell office:value-type="string">
            <text:p>ledge</text:p>
          </table:table-cell>
          <table:table-cell office:value-type="string">
            <text:p>mountains</text:p>
          </table:table-cell>
          <table:table-cell office:value-type="string">
            <text:p>ice</text:p>
          </table:table-cell>
          <table:table-cell office:value-type="string">
            <text:p>stone</text:p>
          </table:table-cell>
          <table:table-cell office:value-type="string">
            <text:p>walls</text:p>
          </table:table-cell>
          <table:table-cell table:number-columns-repeated="1018"/>
        </table:table-row>
        <table:table-row table:style-name="ro1">
          <table:table-cell office:value-type="string">
            <text:p>pinpoint</text:p>
          </table:table-cell>
          <table:table-cell office:value-type="string">
            <text:p>granite</text:p>
          </table:table-cell>
          <table:table-cell office:value-type="string">
            <text:p>mountain</text:p>
          </table:table-cell>
          <table:table-cell office:value-type="string">
            <text:p>crags</text:p>
          </table:table-cell>
          <table:table-cell office:value-type="string">
            <text:p>stones</text:p>
          </table:table-cell>
          <table:table-cell office:value-type="string">
            <text:p>mountain</text:p>
          </table:table-cell>
          <table:table-cell table:number-columns-repeated="1018"/>
        </table:table-row>
        <table:table-row table:style-name="ro1">
          <table:table-cell office:value-type="string">
            <text:p>limestone</text:p>
          </table:table-cell>
          <table:table-cell office:value-type="string">
            <text:p>gravel</text:p>
          </table:table-cell>
          <table:table-cell office:value-type="string">
            <text:p>steep</text:p>
          </table:table-cell>
          <table:table-cell office:value-type="string">
            <text:p>sand</text:p>
          </table:table-cell>
          <table:table-cell office:value-type="string">
            <text:p>boulders</text:p>
          </table:table-cell>
          <table:table-cell office:value-type="string">
            <text:p>steep</text:p>
          </table:table-cell>
          <table:table-cell table:number-columns-repeated="1018"/>
        </table:table-row>
        <table:table-row table:style-name="ro1">
          <table:table-cell table:number-columns-repeated="1024"/>
        </table:table-row>
        <table:table-row table:style-name="ro1">
          <table:table-cell table:style-name="ce12" office:value-type="string">
            <text:p>ship_1920</text:p>
          </table:table-cell>
          <table:table-cell table:style-name="ce12" office:value-type="string">
            <text:p>ship_1930</text:p>
          </table:table-cell>
          <table:table-cell table:style-name="ce12" office:value-type="string">
            <text:p>ship_1940</text:p>
          </table:table-cell>
          <table:table-cell table:style-name="ce12" office:value-type="string">
            <text:p>ship_1950</text:p>
          </table:table-cell>
          <table:table-cell table:style-name="ce12" office:value-type="string">
            <text:p>ship_1960</text:p>
          </table:table-cell>
          <table:table-cell table:style-name="ce12" office:value-type="string">
            <text:p>ship_1970</text:p>
          </table:table-cell>
          <table:table-cell table:style-name="ce12"/>
          <table:table-cell table:number-columns-repeated="1017"/>
        </table:table-row>
        <table:table-row table:style-name="ro1">
          <table:table-cell table:number-columns-repeated="6" office:value-type="string">
            <text:p>ships</text:p>
          </table:table-cell>
          <table:table-cell table:number-columns-repeated="1018"/>
        </table:table-row>
        <table:table-row table:style-name="ro1">
          <table:table-cell office:value-type="string">
            <text:p>vessel</text:p>
          </table:table-cell>
          <table:table-cell office:value-type="string">
            <text:p>boat</text:p>
          </table:table-cell>
          <table:table-cell office:value-type="string">
            <text:p>vessel</text:p>
          </table:table-cell>
          <table:table-cell office:value-type="string">
            <text:p>liner</text:p>
          </table:table-cell>
          <table:table-cell office:value-type="string">
            <text:p>vessel</text:p>
          </table:table-cell>
          <table:table-cell office:value-type="string">
            <text:p>boat</text:p>
          </table:table-cell>
          <table:table-cell table:number-columns-repeated="1018"/>
        </table:table-row>
        <table:table-row table:style-name="ro1">
          <table:table-cell office:value-type="string">
            <text:p>boat</text:p>
          </table:table-cell>
          <table:table-cell office:value-type="string">
            <text:p>crew</text:p>
          </table:table-cell>
          <table:table-cell office:value-type="string">
            <text:p>cruiser</text:p>
          </table:table-cell>
          <table:table-cell table:number-columns-repeated="2" office:value-type="string">
            <text:p>boat</text:p>
          </table:table-cell>
          <table:table-cell office:value-type="string">
            <text:p>aboard</text:p>
          </table:table-cell>
          <table:table-cell table:number-columns-repeated="1018"/>
        </table:table-row>
        <table:table-row table:style-name="ro1">
          <table:table-cell office:value-type="string">
            <text:p>liner</text:p>
          </table:table-cell>
          <table:table-cell office:value-type="string">
            <text:p>steamer</text:p>
          </table:table-cell>
          <table:table-cell office:value-type="string">
            <text:p>boat</text:p>
          </table:table-cell>
          <table:table-cell office:value-type="string">
            <text:p>vessel</text:p>
          </table:table-cell>
          <table:table-cell office:value-type="string">
            <text:p>plumie</text:p>
          </table:table-cell>
          <table:table-cell office:value-type="string">
            <text:p>vessel</text:p>
          </table:table-cell>
          <table:table-cell table:number-columns-repeated="1018"/>
        </table:table-row>
        <table:table-row table:style-name="ro1">
          <table:table-cell office:value-type="string">
            <text:p>schooner</text:p>
          </table:table-cell>
          <table:table-cell office:value-type="string">
            <text:p>vessel</text:p>
          </table:table-cell>
          <table:table-cell office:value-type="string">
            <text:p>vessels</text:p>
          </table:table-cell>
          <table:table-cell office:value-type="string">
            <text:p>aboard</text:p>
          </table:table-cell>
          <table:table-cell office:value-type="string">
            <text:p>freighter</text:p>
          </table:table-cell>
          <table:table-cell office:value-type="string">
            <text:p>boats</text:p>
          </table:table-cell>
          <table:table-cell table:number-columns-repeated="1018"/>
        </table:table-row>
        <table:table-row table:style-name="ro1">
          <table:table-cell office:value-type="string">
            <text:p>craft</text:p>
          </table:table-cell>
          <table:table-cell office:value-type="string">
            <text:p>liner</text:p>
          </table:table-cell>
          <table:table-cell office:value-type="string">
            <text:p>submarine</text:p>
          </table:table-cell>
          <table:table-cell office:value-type="string">
            <text:p>freighter</text:p>
          </table:table-cell>
          <table:table-cell office:value-type="string">
            <text:p>scow</text:p>
          </table:table-cell>
          <table:table-cell office:value-type="string">
            <text:p>vessels</text:p>
          </table:table-cell>
          <table:table-cell table:number-columns-repeated="1018"/>
        </table:table-row>
        <table:table-row table:style-name="ro1">
          <table:table-cell office:value-type="string">
            <text:p>aboard</text:p>
          </table:table-cell>
          <table:table-cell office:value-type="string">
            <text:p>boats</text:p>
          </table:table-cell>
          <table:table-cell office:value-type="string">
            <text:p>liner</text:p>
          </table:table-cell>
          <table:table-cell office:value-type="string">
            <text:p>yacht</text:p>
          </table:table-cell>
          <table:table-cell office:value-type="string">
            <text:p>plane</text:p>
          </table:table-cell>
          <table:table-cell office:value-type="string">
            <text:p>port</text:p>
          </table:table-cell>
          <table:table-cell table:number-columns-repeated="1018"/>
        </table:table-row>
        <table:table-row table:style-name="ro1">
          <table:table-cell office:value-type="string">
            <text:p>vessels</text:p>
          </table:table-cell>
          <table:table-cell office:value-type="string">
            <text:p>freighter</text:p>
          </table:table-cell>
          <table:table-cell office:value-type="string">
            <text:p>tanker</text:p>
          </table:table-cell>
          <table:table-cell office:value-type="string">
            <text:p>craft</text:p>
          </table:table-cell>
          <table:table-cell office:value-type="string">
            <text:p>liner</text:p>
          </table:table-cell>
          <table:table-cell office:value-type="string">
            <text:p>crew</text:p>
          </table:table-cell>
          <table:table-cell table:number-columns-repeated="1018"/>
        </table:table-row>
        <table:table-row table:style-name="ro1">
          <table:table-cell office:value-type="string">
            <text:p>harbor</text:p>
          </table:table-cell>
          <table:table-cell table:number-columns-repeated="2" office:value-type="string">
            <text:p>aboard</text:p>
          </table:table-cell>
          <table:table-cell table:number-columns-repeated="2" office:value-type="string">
            <text:p>port</text:p>
          </table:table-cell>
          <table:table-cell office:value-type="string">
            <text:p>freighter</text:p>
          </table:table-cell>
          <table:table-cell table:number-columns-repeated="1018"/>
        </table:table-row>
        <table:table-row table:style-name="ro1">
          <table:table-cell table:number-columns-repeated="1024"/>
        </table:table-row>
        <table:table-row table:style-name="ro1">
          <table:table-cell table:style-name="ce12" office:value-type="string">
            <text:p>symptom_1920</text:p>
          </table:table-cell>
          <table:table-cell table:style-name="ce12" office:value-type="string">
            <text:p>symptom_1930</text:p>
          </table:table-cell>
          <table:table-cell table:style-name="ce12" office:value-type="string">
            <text:p>symptom_1940</text:p>
          </table:table-cell>
          <table:table-cell table:style-name="ce12" office:value-type="string">
            <text:p>symptom_1950</text:p>
          </table:table-cell>
          <table:table-cell table:style-name="ce12" office:value-type="string">
            <text:p>symptom_1960</text:p>
          </table:table-cell>
          <table:table-cell table:style-name="ce12" office:value-type="string">
            <text:p>symptom_1970</text:p>
          </table:table-cell>
          <table:table-cell table:number-columns-repeated="1018"/>
        </table:table-row>
        <table:table-row table:style-name="ro1">
          <table:table-cell office:value-type="string">
            <text:p>constipation</text:p>
          </table:table-cell>
          <table:table-cell office:value-type="string">
            <text:p>diagnose</text:p>
          </table:table-cell>
          <table:table-cell table:number-columns-repeated="2" office:value-type="string">
            <text:p>symptoms</text:p>
          </table:table-cell>
          <table:table-cell office:value-type="string">
            <text:p>decadence</text:p>
          </table:table-cell>
          <table:table-cell office:value-type="string">
            <text:p>diagnosed</text:p>
          </table:table-cell>
          <table:table-cell table:number-columns-repeated="1018"/>
        </table:table-row>
        <table:table-row table:style-name="ro1">
          <table:table-cell office:value-type="string">
            <text:p>intestinal</text:p>
          </table:table-cell>
          <table:table-cell office:value-type="string">
            <text:p>cramps</text:p>
          </table:table-cell>
          <table:table-cell office:value-type="string">
            <text:p>disorders</text:p>
          </table:table-cell>
          <table:table-cell office:value-type="string">
            <text:p>deficiencies</text:p>
          </table:table-cell>
          <table:table-cell office:value-type="string">
            <text:p>rationalism</text:p>
          </table:table-cell>
          <table:table-cell office:value-type="string">
            <text:p>epidermal</text:p>
          </table:table-cell>
          <table:table-cell table:number-columns-repeated="1018"/>
        </table:table-row>
        <table:table-row table:style-name="ro1">
          <table:table-cell office:value-type="string">
            <text:p>dysentery</text:p>
          </table:table-cell>
          <table:table-cell office:value-type="string">
            <text:p>disorder</text:p>
          </table:table-cell>
          <table:table-cell office:value-type="string">
            <text:p>mental</text:p>
          </table:table-cell>
          <table:table-cell office:value-type="string">
            <text:p>chronic</text:p>
          </table:table-cell>
          <table:table-cell office:value-type="string">
            <text:p>domains</text:p>
          </table:table-cell>
          <table:table-cell office:value-type="string">
            <text:p>acute</text:p>
          </table:table-cell>
          <table:table-cell table:number-columns-repeated="1018"/>
        </table:table-row>
        <table:table-row table:style-name="ro1">
          <table:table-cell office:value-type="string">
            <text:p>abnormal</text:p>
          </table:table-cell>
          <table:table-cell office:value-type="string">
            <text:p>illnesses</text:p>
          </table:table-cell>
          <table:table-cell office:value-type="string">
            <text:p>nervous</text:p>
          </table:table-cell>
          <table:table-cell office:value-type="string">
            <text:p>disorders</text:p>
          </table:table-cell>
          <table:table-cell office:value-type="string">
            <text:p>internationalism</text:p>
          </table:table-cell>
          <table:table-cell office:value-type="string">
            <text:p>symptoms</text:p>
          </table:table-cell>
          <table:table-cell table:number-columns-repeated="1018"/>
        </table:table-row>
        <table:table-row table:style-name="ro1">
          <table:table-cell office:value-type="string">
            <text:p>beginner</text:p>
          </table:table-cell>
          <table:table-cell office:value-type="string">
            <text:p>malady</text:p>
          </table:table-cell>
          <table:table-cell office:value-type="string">
            <text:p>phobia</text:p>
          </table:table-cell>
          <table:table-cell office:value-type="string">
            <text:p>jeter</text:p>
          </table:table-cell>
          <table:table-cell office:value-type="string">
            <text:p>imminence</text:p>
          </table:table-cell>
          <table:table-cell office:value-type="string">
            <text:p>congenital</text:p>
          </table:table-cell>
          <table:table-cell table:number-columns-repeated="1018"/>
        </table:table-row>
        <table:table-row table:style-name="ro1">
          <table:table-cell office:value-type="string">
            <text:p>endemic</text:p>
          </table:table-cell>
          <table:table-cell office:value-type="string">
            <text:p>syphilis</text:p>
          </table:table-cell>
          <table:table-cell office:value-type="string">
            <text:p>chronic</text:p>
          </table:table-cell>
          <table:table-cell office:value-type="string">
            <text:p>arthritis</text:p>
          </table:table-cell>
          <table:table-cell office:value-type="string">
            <text:p>stagnation</text:p>
          </table:table-cell>
          <table:table-cell office:value-type="string">
            <text:p>gangrene</text:p>
          </table:table-cell>
          <table:table-cell table:number-columns-repeated="1018"/>
        </table:table-row>
        <table:table-row table:style-name="ro1">
          <table:table-cell office:value-type="string">
            <text:p>mcnair</text:p>
          </table:table-cell>
          <table:table-cell office:value-type="string">
            <text:p>pathological</text:p>
          </table:table-cell>
          <table:table-cell office:value-type="string">
            <text:p>emotional</text:p>
          </table:table-cell>
          <table:table-cell office:value-type="string">
            <text:p>infidelity</text:p>
          </table:table-cell>
          <table:table-cell office:value-type="string">
            <text:p>bungling</text:p>
          </table:table-cell>
          <table:table-cell office:value-type="string">
            <text:p>diagnosis</text:p>
          </table:table-cell>
          <table:table-cell table:number-columns-repeated="1018"/>
        </table:table-row>
        <table:table-row table:style-name="ro1">
          <table:table-cell office:value-type="string">
            <text:p>rheumatic</text:p>
          </table:table-cell>
          <table:table-cell office:value-type="string">
            <text:p>symptoms</text:p>
          </table:table-cell>
          <table:table-cell office:value-type="string">
            <text:p>insomnia</text:p>
          </table:table-cell>
          <table:table-cell office:value-type="string">
            <text:p>causation</text:p>
          </table:table-cell>
          <table:table-cell office:value-type="string">
            <text:p>psychosomatic</text:p>
          </table:table-cell>
          <table:table-cell office:value-type="string">
            <text:p>extremities</text:p>
          </table:table-cell>
          <table:table-cell table:number-columns-repeated="1018"/>
        </table:table-row>
        <table:table-row table:style-name="ro1">
          <table:table-cell office:value-type="string">
            <text:p>solomons</text:p>
          </table:table-cell>
          <table:table-cell office:value-type="string">
            <text:p>chronic</text:p>
          </table:table-cell>
          <table:table-cell office:value-type="string">
            <text:p>neurosis</text:p>
          </table:table-cell>
          <table:table-cell office:value-type="string">
            <text:p>maladjustment</text:p>
          </table:table-cell>
          <table:table-cell office:value-type="string">
            <text:p>contagious</text:p>
          </table:table-cell>
          <table:table-cell office:value-type="string">
            <text:p>bronchitis</text:p>
          </table:table-cell>
          <table:table-cell table:number-columns-repeated="1018"/>
        </table:table-row>
        <table:table-row table:style-name="ro1">
          <table:table-cell table:number-columns-repeated="1024"/>
        </table:table-row>
        <table:table-row table:style-name="ro1">
          <table:table-cell table:style-name="ce12" office:value-type="string">
            <text:p>tank_1920</text:p>
          </table:table-cell>
          <table:table-cell table:style-name="ce12" office:value-type="string">
            <text:p>tank_1930</text:p>
          </table:table-cell>
          <table:table-cell table:style-name="ce12" office:value-type="string">
            <text:p>tank_1940</text:p>
          </table:table-cell>
          <table:table-cell table:style-name="ce12" office:value-type="string">
            <text:p>tank_1950</text:p>
          </table:table-cell>
          <table:table-cell table:style-name="ce12" office:value-type="string">
            <text:p>tank_1960</text:p>
          </table:table-cell>
          <table:table-cell table:style-name="ce12" office:value-type="string">
            <text:p>tank_1970</text:p>
          </table:table-cell>
          <table:table-cell table:number-columns-repeated="1018"/>
        </table:table-row>
        <table:table-row table:style-name="ro1">
          <table:table-cell office:value-type="string">
            <text:p>ay</text:p>
          </table:table-cell>
          <table:table-cell table:number-columns-repeated="5" office:value-type="string">
            <text:p>tanks</text:p>
          </table:table-cell>
          <table:table-cell table:number-columns-repeated="1018"/>
        </table:table-row>
        <table:table-row table:style-name="ro1">
          <table:table-cell office:value-type="string">
            <text:p>gat</text:p>
          </table:table-cell>
          <table:table-cell office:value-type="string">
            <text:p>gasoline</text:p>
          </table:table-cell>
          <table:table-cell office:value-type="string">
            <text:p>armored</text:p>
          </table:table-cell>
          <table:table-cell office:value-type="string">
            <text:p>gas</text:p>
          </table:table-cell>
          <table:table-cell table:number-columns-repeated="2" office:value-type="string">
            <text:p>fuel</text:p>
          </table:table-cell>
          <table:table-cell table:number-columns-repeated="1018"/>
        </table:table-row>
        <table:table-row table:style-name="ro1">
          <table:table-cell office:value-type="string">
            <text:p>tanks</text:p>
          </table:table-cell>
          <table:table-cell office:value-type="string">
            <text:p>fuel</text:p>
          </table:table-cell>
          <table:table-cell office:value-type="string">
            <text:p>tankers</text:p>
          </table:table-cell>
          <table:table-cell office:value-type="string">
            <text:p>fuel</text:p>
          </table:table-cell>
          <table:table-cell office:value-type="string">
            <text:p>gas</text:p>
          </table:table-cell>
          <table:table-cell office:value-type="string">
            <text:p>infantry</text:p>
          </table:table-cell>
          <table:table-cell table:number-columns-repeated="1018"/>
        </table:table-row>
        <table:table-row table:style-name="ro1">
          <table:table-cell office:value-type="string">
            <text:p>vas</text:p>
          </table:table-cell>
          <table:table-cell office:value-type="string">
            <text:p>gas</text:p>
          </table:table-cell>
          <table:table-cell office:value-type="string">
            <text:p>cars</text:p>
          </table:table-cell>
          <table:table-cell office:value-type="string">
            <text:p>gasoline</text:p>
          </table:table-cell>
          <table:table-cell office:value-type="string">
            <text:p>steam</text:p>
          </table:table-cell>
          <table:table-cell office:value-type="string">
            <text:p>artillery</text:p>
          </table:table-cell>
          <table:table-cell table:number-columns-repeated="1018"/>
        </table:table-row>
        <table:table-row table:style-name="ro1">
          <table:table-cell office:value-type="string">
            <text:p>tal</text:p>
          </table:table-cell>
          <table:table-cell office:value-type="string">
            <text:p>gallon</text:p>
          </table:table-cell>
          <table:table-cell office:value-type="string">
            <text:p>trucks</text:p>
          </table:table-cell>
          <table:table-cell office:value-type="string">
            <text:p>diesel</text:p>
          </table:table-cell>
          <table:table-cell office:value-type="string">
            <text:p>valve</text:p>
          </table:table-cell>
          <table:table-cell office:value-type="string">
            <text:p>gas</text:p>
          </table:table-cell>
          <table:table-cell table:number-columns-repeated="1018"/>
        </table:table-row>
        <table:table-row table:style-name="ro1">
          <table:table-cell office:value-type="string">
            <text:p>py</text:p>
          </table:table-cell>
          <table:table-cell office:value-type="string">
            <text:p>pump</text:p>
          </table:table-cell>
          <table:table-cell office:value-type="string">
            <text:p>oil</text:p>
          </table:table-cell>
          <table:table-cell office:value-type="string">
            <text:p>artillery</text:p>
          </table:table-cell>
          <table:table-cell office:value-type="string">
            <text:p>water</text:p>
          </table:table-cell>
          <table:table-cell office:value-type="string">
            <text:p>gasoline</text:p>
          </table:table-cell>
          <table:table-cell table:number-columns-repeated="1018"/>
        </table:table-row>
        <table:table-row table:style-name="ro1">
          <table:table-cell office:value-type="string">
            <text:p>gasoline</text:p>
          </table:table-cell>
          <table:table-cell office:value-type="string">
            <text:p>motorized</text:p>
          </table:table-cell>
          <table:table-cell office:value-type="string">
            <text:p>divisions</text:p>
          </table:table-cell>
          <table:table-cell office:value-type="string">
            <text:p>treads</text:p>
          </table:table-cell>
          <table:table-cell office:value-type="string">
            <text:p>liquid</text:p>
          </table:table-cell>
          <table:table-cell office:value-type="string">
            <text:p>ruptured</text:p>
          </table:table-cell>
          <table:table-cell table:number-columns-repeated="1018"/>
        </table:table-row>
        <table:table-row table:style-name="ro1">
          <table:table-cell office:value-type="string">
            <text:p>gel</text:p>
          </table:table-cell>
          <table:table-cell office:value-type="string">
            <text:p>gallons</text:p>
          </table:table-cell>
          <table:table-cell office:value-type="string">
            <text:p>artillery</text:p>
          </table:table-cell>
          <table:table-cell office:value-type="string">
            <text:p>truck</text:p>
          </table:table-cell>
          <table:table-cell office:value-type="string">
            <text:p>gasoline</text:p>
          </table:table-cell>
          <table:table-cell office:value-type="string">
            <text:p>chassis</text:p>
          </table:table-cell>
          <table:table-cell table:number-columns-repeated="1018"/>
        </table:table-row>
        <table:table-row table:style-name="ro1">
          <table:table-cell office:value-type="string">
            <text:p>ven</text:p>
          </table:table-cell>
          <table:table-cell office:value-type="string">
            <text:p>ranch</text:p>
          </table:table-cell>
          <table:table-cell office:value-type="string">
            <text:p>guns</text:p>
          </table:table-cell>
          <table:table-cell office:value-type="string">
            <text:p>engines</text:p>
          </table:table-cell>
          <table:table-cell office:value-type="string">
            <text:p>pump</text:p>
          </table:table-cell>
          <table:table-cell office:value-type="string">
            <text:p>diesel</text:p>
          </table:table-cell>
          <table:table-cell table:number-columns-repeated="1018"/>
        </table:table-row>
        <table:table-row table:style-name="ro1">
          <table:table-cell table:number-columns-repeated="1024"/>
        </table:table-row>
        <table:table-row table:style-name="ro1">
          <table:table-cell table:style-name="ce12" office:value-type="string">
            <text:p>tape_1920</text:p>
          </table:table-cell>
          <table:table-cell table:style-name="ce12" office:value-type="string">
            <text:p>tape_1930</text:p>
          </table:table-cell>
          <table:table-cell table:style-name="ce12" office:value-type="string">
            <text:p>tape_1940</text:p>
          </table:table-cell>
          <table:table-cell table:style-name="ce12" office:value-type="string">
            <text:p>tape_1950</text:p>
          </table:table-cell>
          <table:table-cell table:style-name="ce12" office:value-type="string">
            <text:p>tape_1960</text:p>
          </table:table-cell>
          <table:table-cell table:style-name="ce12" office:value-type="string">
            <text:p>tape_1970</text:p>
          </table:table-cell>
          <table:table-cell table:number-columns-repeated="1018"/>
        </table:table-row>
        <table:table-row table:style-name="ro1">
          <table:table-cell office:value-type="string">
            <text:p>ticker</text:p>
          </table:table-cell>
          <table:table-cell table:number-columns-repeated="3" office:value-type="string">
            <text:p>adhesive</text:p>
          </table:table-cell>
          <table:table-cell office:value-type="string">
            <text:p>recorders</text:p>
          </table:table-cell>
          <table:table-cell office:value-type="string">
            <text:p>nous</text:p>
          </table:table-cell>
          <table:table-cell table:number-columns-repeated="1018"/>
        </table:table-row>
        <table:table-row table:style-name="ro1">
          <table:table-cell office:value-type="string">
            <text:p>confetti</text:p>
          </table:table-cell>
          <table:table-cell table:number-columns-repeated="2" office:value-type="string">
            <text:p>ticker</text:p>
          </table:table-cell>
          <table:table-cell table:number-columns-repeated="3" office:value-type="string">
            <text:p>recorder</text:p>
          </table:table-cell>
          <table:table-cell table:number-columns-repeated="1018"/>
        </table:table-row>
        <table:table-row table:style-name="ro1">
          <table:table-cell office:value-type="string">
            <text:p>adhesive</text:p>
          </table:table-cell>
          <table:table-cell office:value-type="string">
            <text:p>wound</text:p>
          </table:table-cell>
          <table:table-cell office:value-type="string">
            <text:p>gauze</text:p>
          </table:table-cell>
          <table:table-cell office:value-type="string">
            <text:p>tapes</text:p>
          </table:table-cell>
          <table:table-cell office:value-type="string">
            <text:p>recordings</text:p>
          </table:table-cell>
          <table:table-cell office:value-type="string">
            <text:p>je</text:p>
          </table:table-cell>
          <table:table-cell table:number-columns-repeated="1018"/>
        </table:table-row>
        <table:table-row table:style-name="ro1">
          <table:table-cell office:value-type="string">
            <text:p>paper</text:p>
          </table:table-cell>
          <table:table-cell office:value-type="string">
            <text:p>gauze</text:p>
          </table:table-cell>
          <table:table-cell office:value-type="string">
            <text:p>bandage</text:p>
          </table:table-cell>
          <table:table-cell office:value-type="string">
            <text:p>ticker</text:p>
          </table:table-cell>
          <table:table-cell office:value-type="string">
            <text:p>tapes</text:p>
          </table:table-cell>
          <table:table-cell office:value-type="string">
            <text:p>chez</text:p>
          </table:table-cell>
          <table:table-cell table:number-columns-repeated="1018"/>
        </table:table-row>
        <table:table-row table:style-name="ro1">
          <table:table-cell office:value-type="string">
            <text:p>bandage</text:p>
          </table:table-cell>
          <table:table-cell office:value-type="string">
            <text:p>thread</text:p>
          </table:table-cell>
          <table:table-cell office:value-type="string">
            <text:p>swirls</text:p>
          </table:table-cell>
          <table:table-cell office:value-type="string">
            <text:p>recording</text:p>
          </table:table-cell>
          <table:table-cell office:value-type="string">
            <text:p>reels</text:p>
          </table:table-cell>
          <table:table-cell office:value-type="string">
            <text:p>tapes</text:p>
          </table:table-cell>
          <table:table-cell table:number-columns-repeated="1018"/>
        </table:table-row>
        <table:table-row table:style-name="ro1">
          <table:table-cell office:value-type="string">
            <text:p>cord</text:p>
          </table:table-cell>
          <table:table-cell office:value-type="string">
            <text:p>sponge</text:p>
          </table:table-cell>
          <table:table-cell office:value-type="string">
            <text:p>stitched</text:p>
          </table:table-cell>
          <table:table-cell office:value-type="string">
            <text:p>recorders</text:p>
          </table:table-cell>
          <table:table-cell office:value-type="string">
            <text:p>audio</text:p>
          </table:table-cell>
          <table:table-cell office:value-type="string">
            <text:p>une</text:p>
          </table:table-cell>
          <table:table-cell table:number-columns-repeated="1018"/>
        </table:table-row>
        <table:table-row table:style-name="ro1">
          <table:table-cell office:value-type="string">
            <text:p>strips</text:p>
          </table:table-cell>
          <table:table-cell office:value-type="string">
            <text:p>tightly</text:p>
          </table:table-cell>
          <table:table-cell office:value-type="string">
            <text:p>wire</text:p>
          </table:table-cell>
          <table:table-cell office:value-type="string">
            <text:p>warp</text:p>
          </table:table-cell>
          <table:table-cell office:value-type="string">
            <text:p>video</text:p>
          </table:table-cell>
          <table:table-cell office:value-type="string">
            <text:p>tres</text:p>
          </table:table-cell>
          <table:table-cell table:number-columns-repeated="1018"/>
        </table:table-row>
        <table:table-row table:style-name="ro1">
          <table:table-cell office:value-type="string">
            <text:p>plaster</text:p>
          </table:table-cell>
          <table:table-cell office:value-type="string">
            <text:p>twine</text:p>
          </table:table-cell>
          <table:table-cell office:value-type="string">
            <text:p>pins</text:p>
          </table:table-cell>
          <table:table-cell office:value-type="string">
            <text:p>insulating</text:p>
          </table:table-cell>
          <table:table-cell office:value-type="string">
            <text:p>simp</text:p>
          </table:table-cell>
          <table:table-cell office:value-type="string">
            <text:p>tout</text:p>
          </table:table-cell>
          <table:table-cell table:number-columns-repeated="1018"/>
        </table:table-row>
        <table:table-row table:style-name="ro1">
          <table:table-cell office:value-type="string">
            <text:p>cloth</text:p>
          </table:table-cell>
          <table:table-cell office:value-type="string">
            <text:p>ankle</text:p>
          </table:table-cell>
          <table:table-cell office:value-type="string">
            <text:p>patching</text:p>
          </table:table-cell>
          <table:table-cell office:value-type="string">
            <text:p>machines</text:p>
          </table:table-cell>
          <table:table-cell office:value-type="string">
            <text:p>adhesive</text:p>
          </table:table-cell>
          <table:table-cell office:value-type="string">
            <text:p>ce</text:p>
          </table:table-cell>
          <table:table-cell table:number-columns-repeated="1018"/>
        </table:table-row>
        <table:table-row table:style-name="ro1">
          <table:table-cell table:number-columns-repeated="1024"/>
        </table:table-row>
        <table:table-row table:style-name="ro1">
          <table:table-cell table:style-name="ce12" office:value-type="string">
            <text:p>telephone_1920</text:p>
          </table:table-cell>
          <table:table-cell table:style-name="ce12" office:value-type="string">
            <text:p>telephone_1930</text:p>
          </table:table-cell>
          <table:table-cell table:style-name="ce12" office:value-type="string">
            <text:p>telephone_1940</text:p>
          </table:table-cell>
          <table:table-cell table:style-name="ce12" office:value-type="string">
            <text:p>telephone_1950</text:p>
          </table:table-cell>
          <table:table-cell table:style-name="ce12" office:value-type="string">
            <text:p>telephone_1960</text:p>
          </table:table-cell>
          <table:table-cell table:style-name="ce12" office:value-type="string">
            <text:p>telephone_1970</text:p>
          </table:table-cell>
          <table:table-cell table:style-name="ce12"/>
          <table:table-cell table:number-columns-repeated="1017"/>
        </table:table-row>
        <table:table-row table:style-name="ro1">
          <table:table-cell table:number-columns-repeated="6" office:value-type="string">
            <text:p>phone</text:p>
          </table:table-cell>
          <table:table-cell table:number-columns-repeated="1018"/>
        </table:table-row>
        <table:table-row table:style-name="ro1">
          <table:table-cell table:number-columns-repeated="2" office:value-type="string">
            <text:p>telegraph</text:p>
          </table:table-cell>
          <table:table-cell office:value-type="string">
            <text:p>phones</text:p>
          </table:table-cell>
          <table:table-cell office:value-type="string">
            <text:p>long-distance</text:p>
          </table:table-cell>
          <table:table-cell office:value-type="string">
            <text:p>bell</text:p>
          </table:table-cell>
          <table:table-cell office:value-type="string">
            <text:p>phones</text:p>
          </table:table-cell>
          <table:table-cell table:number-columns-repeated="1018"/>
        </table:table-row>
        <table:table-row table:style-name="ro1">
          <table:table-cell office:value-type="string">
            <text:p>wireless</text:p>
          </table:table-cell>
          <table:table-cell table:number-columns-repeated="2" office:value-type="string">
            <text:p>bell</text:p>
          </table:table-cell>
          <table:table-cell office:value-type="string">
            <text:p>telegraph</text:p>
          </table:table-cell>
          <table:table-cell office:value-type="string">
            <text:p>shockley</text:p>
          </table:table-cell>
          <table:table-cell office:value-type="string">
            <text:p>rang</text:p>
          </table:table-cell>
          <table:table-cell table:number-columns-repeated="1018"/>
        </table:table-row>
        <table:table-row table:style-name="ro1">
          <table:table-cell office:value-type="string">
            <text:p>operator</text:p>
          </table:table-cell>
          <table:table-cell office:value-type="string">
            <text:p>doorbell</text:p>
          </table:table-cell>
          <table:table-cell office:value-type="string">
            <text:p>telegraph</text:p>
          </table:table-cell>
          <table:table-cell office:value-type="string">
            <text:p>bell</text:p>
          </table:table-cell>
          <table:table-cell table:number-columns-repeated="2" office:value-type="string">
            <text:p>dialed</text:p>
          </table:table-cell>
          <table:table-cell table:number-columns-repeated="1018"/>
        </table:table-row>
        <table:table-row table:style-name="ro1">
          <table:table-cell office:value-type="string">
            <text:p>telephones</text:p>
          </table:table-cell>
          <table:table-cell office:value-type="string">
            <text:p>long-distance</text:p>
          </table:table-cell>
          <table:table-cell table:number-columns-repeated="2" office:value-type="string">
            <text:p>operator</text:p>
          </table:table-cell>
          <table:table-cell office:value-type="string">
            <text:p>number</text:p>
          </table:table-cell>
          <table:table-cell office:value-type="string">
            <text:p>telephones</text:p>
          </table:table-cell>
          <table:table-cell table:number-columns-repeated="1018"/>
        </table:table-row>
        <table:table-row table:style-name="ro1">
          <table:table-cell office:value-type="string">
            <text:p>messages</text:p>
          </table:table-cell>
          <table:table-cell office:value-type="string">
            <text:p>telephones</text:p>
          </table:table-cell>
          <table:table-cell office:value-type="string">
            <text:p>receiver</text:p>
          </table:table-cell>
          <table:table-cell office:value-type="string">
            <text:p>telephones</text:p>
          </table:table-cell>
          <table:table-cell office:value-type="string">
            <text:p>long-distance</text:p>
          </table:table-cell>
          <table:table-cell office:value-type="string">
            <text:p>bell</text:p>
          </table:table-cell>
          <table:table-cell table:number-columns-repeated="1018"/>
        </table:table-row>
        <table:table-row table:style-name="ro1">
          <table:table-cell office:value-type="string">
            <text:p>bell</text:p>
          </table:table-cell>
          <table:table-cell office:value-type="string">
            <text:p>telegraphic</text:p>
          </table:table-cell>
          <table:table-cell office:value-type="string">
            <text:p>doorbell</text:p>
          </table:table-cell>
          <table:table-cell office:value-type="string">
            <text:p>radio</text:p>
          </table:table-cell>
          <table:table-cell office:value-type="string">
            <text:p>telegraph</text:p>
          </table:table-cell>
          <table:table-cell office:value-type="string">
            <text:p>operator</text:p>
          </table:table-cell>
          <table:table-cell table:number-columns-repeated="1018"/>
        </table:table-row>
        <table:table-row table:style-name="ro1">
          <table:table-cell office:value-type="string">
            <text:p>receiver</text:p>
          </table:table-cell>
          <table:table-cell office:value-type="string">
            <text:p>insistently</text:p>
          </table:table-cell>
          <table:table-cell office:value-type="string">
            <text:p>telephones</text:p>
          </table:table-cell>
          <table:table-cell office:value-type="string">
            <text:p>doorbell</text:p>
          </table:table-cell>
          <table:table-cell office:value-type="string">
            <text:p>calls</text:p>
          </table:table-cell>
          <table:table-cell office:value-type="string">
            <text:p>doorbell</text:p>
          </table:table-cell>
          <table:table-cell table:number-columns-repeated="1018"/>
        </table:table-row>
        <table:table-row table:style-name="ro1">
          <table:table-cell office:value-type="string">
            <text:p>radio</text:p>
          </table:table-cell>
          <table:table-cell office:value-type="string">
            <text:p>operator</text:p>
          </table:table-cell>
          <table:table-cell office:value-type="string">
            <text:p>dial</text:p>
          </table:table-cell>
          <table:table-cell office:value-type="string">
            <text:p>receiver</text:p>
          </table:table-cell>
          <table:table-cell office:value-type="string">
            <text:p>doorbell</text:p>
          </table:table-cell>
          <table:table-cell office:value-type="string">
            <text:p>number</text:p>
          </table:table-cell>
          <table:table-cell table:number-columns-repeated="1018"/>
        </table:table-row>
        <table:table-row table:style-name="ro1">
          <table:table-cell table:number-columns-repeated="1024"/>
        </table:table-row>
        <table:table-row table:style-name="ro1">
          <table:table-cell table:style-name="ce12" office:value-type="string">
            <text:p>train_1920</text:p>
          </table:table-cell>
          <table:table-cell table:style-name="ce12" office:value-type="string">
            <text:p>train_1930</text:p>
          </table:table-cell>
          <table:table-cell table:style-name="ce12" office:value-type="string">
            <text:p>train_1940</text:p>
          </table:table-cell>
          <table:table-cell table:style-name="ce12" office:value-type="string">
            <text:p>train_1950</text:p>
          </table:table-cell>
          <table:table-cell table:style-name="ce12" office:value-type="string">
            <text:p>train_1960</text:p>
          </table:table-cell>
          <table:table-cell table:style-name="ce12" office:value-type="string">
            <text:p>train_1970</text:p>
          </table:table-cell>
          <table:table-cell table:number-columns-repeated="1018"/>
        </table:table-row>
        <table:table-row table:style-name="ro1">
          <table:table-cell table:number-columns-repeated="6" office:value-type="string">
            <text:p>trains</text:p>
          </table:table-cell>
          <table:table-cell table:number-columns-repeated="1018"/>
        </table:table-row>
        <table:table-row table:style-name="ro1">
          <table:table-cell table:number-columns-repeated="2" office:value-type="string">
            <text:p>car</text:p>
          </table:table-cell>
          <table:table-cell office:value-type="string">
            <text:p>passenger</text:p>
          </table:table-cell>
          <table:table-cell office:value-type="string">
            <text:p>westbound</text:p>
          </table:table-cell>
          <table:table-cell office:value-type="string">
            <text:p>railroad</text:p>
          </table:table-cell>
          <table:table-cell office:value-type="string">
            <text:p>bus</text:p>
          </table:table-cell>
          <table:table-cell table:number-columns-repeated="1018"/>
        </table:table-row>
        <table:table-row table:style-name="ro1">
          <table:table-cell table:number-columns-repeated="3" office:value-type="string">
            <text:p>freight</text:p>
          </table:table-cell>
          <table:table-cell office:value-type="string">
            <text:p>eastbound</text:p>
          </table:table-cell>
          <table:table-cell office:value-type="string">
            <text:p>passenger</text:p>
          </table:table-cell>
          <table:table-cell office:value-type="string">
            <text:p>freight</text:p>
          </table:table-cell>
          <table:table-cell table:number-columns-repeated="1018"/>
        </table:table-row>
        <table:table-row table:style-name="ro1">
          <table:table-cell office:value-type="string">
            <text:p>passengers</text:p>
          </table:table-cell>
          <table:table-cell office:value-type="string">
            <text:p>railroad</text:p>
          </table:table-cell>
          <table:table-cell office:value-type="string">
            <text:p>eastbound</text:p>
          </table:table-cell>
          <table:table-cell office:value-type="string">
            <text:p>railroad</text:p>
          </table:table-cell>
          <table:table-cell office:value-type="string">
            <text:p>bus</text:p>
          </table:table-cell>
          <table:table-cell office:value-type="string">
            <text:p>railroad</text:p>
          </table:table-cell>
          <table:table-cell table:number-columns-repeated="1018"/>
        </table:table-row>
        <table:table-row table:style-name="ro1">
          <table:table-cell office:value-type="string">
            <text:p>eastbound</text:p>
          </table:table-cell>
          <table:table-cell office:value-type="string">
            <text:p>cars</text:p>
          </table:table-cell>
          <table:table-cell office:value-type="string">
            <text:p>railroad</text:p>
          </table:table-cell>
          <table:table-cell office:value-type="string">
            <text:p>cars</text:p>
          </table:table-cell>
          <table:table-cell office:value-type="string">
            <text:p>freight</text:p>
          </table:table-cell>
          <table:table-cell office:value-type="string">
            <text:p>passengers</text:p>
          </table:table-cell>
          <table:table-cell table:number-columns-repeated="1018"/>
        </table:table-row>
        <table:table-row table:style-name="ro1">
          <table:table-cell office:value-type="string">
            <text:p>westbound</text:p>
          </table:table-cell>
          <table:table-cell table:number-columns-repeated="2" office:value-type="string">
            <text:p>bus</text:p>
          </table:table-cell>
          <table:table-cell office:value-type="string">
            <text:p>car</text:p>
          </table:table-cell>
          <table:table-cell table:number-columns-repeated="2" office:value-type="string">
            <text:p>subway</text:p>
          </table:table-cell>
          <table:table-cell table:number-columns-repeated="1018"/>
        </table:table-row>
        <table:table-row table:style-name="ro1">
          <table:table-cell office:value-type="string">
            <text:p>railroad</text:p>
          </table:table-cell>
          <table:table-cell office:value-type="string">
            <text:p>pullman</text:p>
          </table:table-cell>
          <table:table-cell office:value-type="string">
            <text:p>westbound</text:p>
          </table:table-cell>
          <table:table-cell office:value-type="string">
            <text:p>locomotive</text:p>
          </table:table-cell>
          <table:table-cell office:value-type="string">
            <text:p>commuter</text:p>
          </table:table-cell>
          <table:table-cell office:value-type="string">
            <text:p>amtrak</text:p>
          </table:table-cell>
          <table:table-cell table:number-columns-repeated="1018"/>
        </table:table-row>
        <table:table-row table:style-name="ro1">
          <table:table-cell office:value-type="string">
            <text:p>cars</text:p>
          </table:table-cell>
          <table:table-cell office:value-type="string">
            <text:p>station</text:p>
          </table:table-cell>
          <table:table-cell office:value-type="string">
            <text:p>cars</text:p>
          </table:table-cell>
          <table:table-cell office:value-type="string">
            <text:p>station</text:p>
          </table:table-cell>
          <table:table-cell office:value-type="string">
            <text:p>tracks</text:p>
          </table:table-cell>
          <table:table-cell office:value-type="string">
            <text:p>rail</text:p>
          </table:table-cell>
          <table:table-cell table:number-columns-repeated="1018"/>
        </table:table-row>
        <table:table-row table:style-name="ro1">
          <table:table-cell office:value-type="string">
            <text:p>wagon</text:p>
          </table:table-cell>
          <table:table-cell office:value-type="string">
            <text:p>westbound</text:p>
          </table:table-cell>
          <table:table-cell office:value-type="string">
            <text:p>passengers</text:p>
          </table:table-cell>
          <table:table-cell office:value-type="string">
            <text:p>wagon</text:p>
          </table:table-cell>
          <table:table-cell office:value-type="string">
            <text:p>station</text:p>
          </table:table-cell>
          <table:table-cell office:value-type="string">
            <text:p>truck</text:p>
          </table:table-cell>
          <table:table-cell table:number-columns-repeated="1018"/>
        </table:table-row>
        <table:table-row table:style-name="ro1">
          <table:table-cell table:number-columns-repeated="1024"/>
        </table:table-row>
        <table:table-row table:style-name="ro1">
          <table:table-cell table:style-name="ce12" office:value-type="string">
            <text:p>travel_1920</text:p>
          </table:table-cell>
          <table:table-cell table:style-name="ce12" office:value-type="string">
            <text:p>travel_1930</text:p>
          </table:table-cell>
          <table:table-cell table:style-name="ce12" office:value-type="string">
            <text:p>travel_1940</text:p>
          </table:table-cell>
          <table:table-cell table:style-name="ce12" office:value-type="string">
            <text:p>travel_1950</text:p>
          </table:table-cell>
          <table:table-cell table:style-name="ce12" office:value-type="string">
            <text:p>travel_1960</text:p>
          </table:table-cell>
          <table:table-cell table:style-name="ce12" office:value-type="string">
            <text:p>travel_1970</text:p>
          </table:table-cell>
          <table:table-cell table:number-columns-repeated="1018"/>
        </table:table-row>
        <table:table-row table:style-name="ro1">
          <table:table-cell office:value-type="string">
            <text:p>four-fifths</text:p>
          </table:table-cell>
          <table:table-cell office:value-type="string">
            <text:p>optic</text:p>
          </table:table-cell>
          <table:table-cell office:value-type="string">
            <text:p>trips</text:p>
          </table:table-cell>
          <table:table-cell office:value-type="string">
            <text:p>transportation</text:p>
          </table:table-cell>
          <table:table-cell office:value-type="string">
            <text:p>electrons</text:p>
          </table:table-cell>
          <table:table-cell office:value-type="string">
            <text:p>tourist</text:p>
          </table:table-cell>
          <table:table-cell table:number-columns-repeated="1018"/>
        </table:table-row>
        <table:table-row table:style-name="ro1">
          <table:table-cell office:value-type="string">
            <text:p>traffic</text:p>
          </table:table-cell>
          <table:table-cell office:value-type="string">
            <text:p>passenger</text:p>
          </table:table-cell>
          <table:table-cell office:value-type="string">
            <text:p>tourist</text:p>
          </table:table-cell>
          <table:table-cell office:value-type="string">
            <text:p>scooter</text:p>
          </table:table-cell>
          <table:table-cell office:value-type="string">
            <text:p>junket</text:p>
          </table:table-cell>
          <table:table-cell office:value-type="string">
            <text:p>section</text:p>
          </table:table-cell>
          <table:table-cell table:number-columns-repeated="1018"/>
        </table:table-row>
        <table:table-row table:style-name="ro1">
          <table:table-cell office:value-type="string">
            <text:p>saddlebags</text:p>
          </table:table-cell>
          <table:table-cell office:value-type="string">
            <text:p>transcontinental</text:p>
          </table:table-cell>
          <table:table-cell office:value-type="string">
            <text:p>steamship</text:p>
          </table:table-cell>
          <table:table-cell office:value-type="string">
            <text:p>traveling</text:p>
          </table:table-cell>
          <table:table-cell office:value-type="string">
            <text:p>imports</text:p>
          </table:table-cell>
          <table:table-cell office:value-type="string">
            <text:p>fares</text:p>
          </table:table-cell>
          <table:table-cell table:number-columns-repeated="1018"/>
        </table:table-row>
        <table:table-row table:style-name="ro1">
          <table:table-cell office:value-type="string">
            <text:p>traveling</text:p>
          </table:table-cell>
          <table:table-cell office:value-type="string">
            <text:p>transportation</text:p>
          </table:table-cell>
          <table:table-cell office:value-type="string">
            <text:p>traveling</text:p>
          </table:table-cell>
          <table:table-cell office:value-type="string">
            <text:p>trip</text:p>
          </table:table-cell>
          <table:table-cell office:value-type="string">
            <text:p>trips</text:p>
          </table:table-cell>
          <table:table-cell office:value-type="string">
            <text:p>fare</text:p>
          </table:table-cell>
          <table:table-cell table:number-columns-repeated="1018"/>
        </table:table-row>
        <table:table-row table:style-name="ro1">
          <table:table-cell office:value-type="string">
            <text:p>leisure</text:p>
          </table:table-cell>
          <table:table-cell office:value-type="string">
            <text:p>retina</text:p>
          </table:table-cell>
          <table:table-cell office:value-type="string">
            <text:p>second-class</text:p>
          </table:table-cell>
          <table:table-cell office:value-type="string">
            <text:p>passenger</text:p>
          </table:table-cell>
          <table:table-cell office:value-type="string">
            <text:p>delays</text:p>
          </table:table-cell>
          <table:table-cell office:value-type="string">
            <text:p>trips</text:p>
          </table:table-cell>
          <table:table-cell table:number-columns-repeated="1018"/>
        </table:table-row>
        <table:table-row table:style-name="ro1">
          <table:table-cell office:value-type="string">
            <text:p>compatibility</text:p>
          </table:table-cell>
          <table:table-cell office:value-type="string">
            <text:p>space</text:p>
          </table:table-cell>
          <table:table-cell office:value-type="string">
            <text:p>overland</text:p>
          </table:table-cell>
          <table:table-cell office:value-type="string">
            <text:p>travelling</text:p>
          </table:table-cell>
          <table:table-cell office:value-type="string">
            <text:p>passenger</text:p>
          </table:table-cell>
          <table:table-cell office:value-type="string">
            <text:p>traveled</text:p>
          </table:table-cell>
          <table:table-cell table:number-columns-repeated="1018"/>
        </table:table-row>
        <table:table-row table:style-name="ro1">
          <table:table-cell office:value-type="string">
            <text:p>zo</text:p>
          </table:table-cell>
          <table:table-cell office:value-type="string">
            <text:p>route</text:p>
          </table:table-cell>
          <table:table-cell office:value-type="string">
            <text:p>passengers</text:p>
          </table:table-cell>
          <table:table-cell office:value-type="string">
            <text:p>unavoidable</text:p>
          </table:table-cell>
          <table:table-cell office:value-type="string">
            <text:p>particles</text:p>
          </table:table-cell>
          <table:table-cell office:value-type="string">
            <text:p>letters</text:p>
          </table:table-cell>
          <table:table-cell table:number-columns-repeated="1018"/>
        </table:table-row>
        <table:table-row table:style-name="ro1">
          <table:table-cell office:value-type="string">
            <text:p>riding</text:p>
          </table:table-cell>
          <table:table-cell office:value-type="string">
            <text:p>impulses</text:p>
          </table:table-cell>
          <table:table-cell office:value-type="string">
            <text:p>roads</text:p>
          </table:table-cell>
          <table:table-cell office:value-type="string">
            <text:p>light-years</text:p>
          </table:table-cell>
          <table:table-cell office:value-type="string">
            <text:p>transport</text:p>
          </table:table-cell>
          <table:table-cell office:value-type="string">
            <text:p>traveling</text:p>
          </table:table-cell>
          <table:table-cell table:number-columns-repeated="1018"/>
        </table:table-row>
        <table:table-row table:style-name="ro1">
          <table:table-cell office:value-type="string">
            <text:p>travelers</text:p>
          </table:table-cell>
          <table:table-cell office:value-type="string">
            <text:p>patrolled</text:p>
          </table:table-cell>
          <table:table-cell office:value-type="string">
            <text:p>traffic</text:p>
          </table:table-cell>
          <table:table-cell office:value-type="string">
            <text:p>fares</text:p>
          </table:table-cell>
          <table:table-cell office:value-type="string">
            <text:p>freight</text:p>
          </table:table-cell>
          <table:table-cell office:value-type="string">
            <text:p>ship</text:p>
          </table:table-cell>
          <table:table-cell table:number-columns-repeated="1018"/>
        </table:table-row>
        <table:table-row table:style-name="ro1" table:number-rows-repeated="1048224">
          <table:table-cell table:number-columns-repeated="1024"/>
        </table:table-row>
        <table:table-row table:style-name="ro1">
          <table:table-cell table:number-columns-repeated="1024"/>
        </table:table-row>
      </table:table>
      <table:table table:name="knn-sgns-TR" table:style-name="ta2">
        <table:table-column table:style-name="co19" table:default-cell-style-name="ce1"/>
        <table:table-column table:style-name="co11" table:default-cell-style-name="ce1"/>
        <table:table-column table:style-name="co20" table:default-cell-style-name="ce1"/>
        <table:table-column table:style-name="co5" table:default-cell-style-name="ce1"/>
        <table:table-column table:style-name="co21" table:default-cell-style-name="ce1"/>
        <table:table-column table:style-name="co1" table:number-columns-repeated="4" table:default-cell-style-name="ce1"/>
        <table:table-column table:style-name="co22" table:number-columns-repeated="3" table:default-cell-style-name="ce1"/>
        <table:table-column table:style-name="co23" table:number-columns-repeated="3" table:default-cell-style-name="ce1"/>
        <table:table-column table:style-name="co1" table:number-columns-repeated="1009" table:default-cell-style-name="ce1"/>
        <table:table-row table:style-name="ro1">
          <table:table-cell table:style-name="ce12" office:value-type="string">
            <text:p>aeroplane_1920</text:p>
          </table:table-cell>
          <table:table-cell table:style-name="ce12" office:value-type="string">
            <text:p>aeroplane_1930</text:p>
          </table:table-cell>
          <table:table-cell table:style-name="ce12" office:value-type="string">
            <text:p>aeroplane_1940</text:p>
          </table:table-cell>
          <table:table-cell table:style-name="ce12" office:value-type="string">
            <text:p>aeroplane_1950</text:p>
          </table:table-cell>
          <table:table-cell table:style-name="ce12" office:value-type="string">
            <text:p>aeroplane_1960</text:p>
          </table:table-cell>
          <table:table-cell table:style-name="ce12" office:value-type="string">
            <text:p>aeroplane_1970</text:p>
          </table:table-cell>
          <table:table-cell table:style-name="ce12"/>
          <table:table-cell table:number-columns-repeated="1017"/>
        </table:table-row>
        <table:table-row table:style-name="ro1">
          <table:table-cell office:value-type="string">
            <text:p>airplane</text:p>
          </table:table-cell>
          <table:table-cell office:value-type="string">
            <text:p>taxied</text:p>
          </table:table-cell>
          <table:table-cell office:value-type="string">
            <text:p>computer_1930</text:p>
          </table:table-cell>
          <table:table-cell office:value-type="string">
            <text:p>aeroplane_1960</text:p>
          </table:table-cell>
          <table:table-cell office:value-type="string">
            <text:p>aeroplane_1970</text:p>
          </table:table-cell>
          <table:table-cell office:value-type="string">
            <text:p>computer_1920</text:p>
          </table:table-cell>
          <table:table-cell table:number-columns-repeated="1018"/>
        </table:table-row>
        <table:table-row table:style-name="ro1">
          <table:table-cell office:value-type="string">
            <text:p>aircraft</text:p>
          </table:table-cell>
          <table:table-cell office:value-type="string">
            <text:p>copter</text:p>
          </table:table-cell>
          <table:table-cell office:value-type="string">
            <text:p>computer_1940</text:p>
          </table:table-cell>
          <table:table-cell office:value-type="string">
            <text:p>aeroplane_1970</text:p>
          </table:table-cell>
          <table:table-cell office:value-type="string">
            <text:p>computer_1920</text:p>
          </table:table-cell>
          <table:table-cell office:value-type="string">
            <text:p>computer_1930</text:p>
          </table:table-cell>
          <table:table-cell table:number-columns-repeated="1018"/>
        </table:table-row>
        <table:table-row table:style-name="ro1">
          <table:table-cell office:value-type="string">
            <text:p>curtiss</text:p>
          </table:table-cell>
          <table:table-cell office:value-type="string">
            <text:p>airplane</text:p>
          </table:table-cell>
          <table:table-cell office:value-type="string">
            <text:p>aeroplane_1970</text:p>
          </table:table-cell>
          <table:table-cell office:value-type="string">
            <text:p>aeroplane_1920</text:p>
          </table:table-cell>
          <table:table-cell office:value-type="string">
            <text:p>aeroplane_1950</text:p>
          </table:table-cell>
          <table:table-cell office:value-type="string">
            <text:p>aeroplane_1960</text:p>
          </table:table-cell>
          <table:table-cell table:number-columns-repeated="1018"/>
        </table:table-row>
        <table:table-row table:style-name="ro1">
          <table:table-cell office:value-type="string">
            <text:p>aeroplane_1960</text:p>
          </table:table-cell>
          <table:table-cell office:value-type="string">
            <text:p>hangar</text:p>
          </table:table-cell>
          <table:table-cell office:value-type="string">
            <text:p>computer_1920</text:p>
          </table:table-cell>
          <table:table-cell table:number-columns-repeated="2" office:value-type="string">
            <text:p>computer_1930</text:p>
          </table:table-cell>
          <table:table-cell office:value-type="string">
            <text:p>racism_1930</text:p>
          </table:table-cell>
          <table:table-cell table:number-columns-repeated="1018"/>
        </table:table-row>
        <table:table-row table:style-name="ro1">
          <table:table-cell office:value-type="string">
            <text:p>aeroplane_1950</text:p>
          </table:table-cell>
          <table:table-cell office:value-type="string">
            <text:p>chopper</text:p>
          </table:table-cell>
          <table:table-cell office:value-type="string">
            <text:p>racism_1930</text:p>
          </table:table-cell>
          <table:table-cell office:value-type="string">
            <text:p>airplane</text:p>
          </table:table-cell>
          <table:table-cell office:value-type="string">
            <text:p>racism_1930</text:p>
          </table:table-cell>
          <table:table-cell office:value-type="string">
            <text:p>computer_1940</text:p>
          </table:table-cell>
          <table:table-cell table:number-columns-repeated="1018"/>
        </table:table-row>
        <table:table-row table:style-name="ro1">
          <table:table-cell office:value-type="string">
            <text:p>outboard</text:p>
          </table:table-cell>
          <table:table-cell office:value-type="string">
            <text:p>aeroplane_1920</text:p>
          </table:table-cell>
          <table:table-cell office:value-type="string">
            <text:p>aeroplane_1960</text:p>
          </table:table-cell>
          <table:table-cell office:value-type="string">
            <text:p>computer_1920</text:p>
          </table:table-cell>
          <table:table-cell office:value-type="string">
            <text:p>computer_1940</text:p>
          </table:table-cell>
          <table:table-cell office:value-type="string">
            <text:p>aeroplane_1940</text:p>
          </table:table-cell>
          <table:table-cell table:number-columns-repeated="1018"/>
        </table:table-row>
        <table:table-row table:style-name="ro1">
          <table:table-cell office:value-type="string">
            <text:p>airplanes</text:p>
          </table:table-cell>
          <table:table-cell office:value-type="string">
            <text:p>ramp</text:p>
          </table:table-cell>
          <table:table-cell office:value-type="string">
            <text:p>obsolescent</text:p>
          </table:table-cell>
          <table:table-cell office:value-type="string">
            <text:p>bluebird</text:p>
          </table:table-cell>
          <table:table-cell office:value-type="string">
            <text:p>aeroplane_1920</text:p>
          </table:table-cell>
          <table:table-cell office:value-type="string">
            <text:p>the</text:p>
          </table:table-cell>
          <table:table-cell table:number-columns-repeated="1018"/>
        </table:table-row>
        <table:table-row table:style-name="ro1">
          <table:table-cell office:value-type="string">
            <text:p>fokker</text:p>
          </table:table-cell>
          <table:table-cell office:value-type="string">
            <text:p>plane</text:p>
          </table:table-cell>
          <table:table-cell office:value-type="string">
            <text:p>racism_1940</text:p>
          </table:table-cell>
          <table:table-cell office:value-type="string">
            <text:p>singin</text:p>
          </table:table-cell>
          <table:table-cell office:value-type="string">
            <text:p>aeroplane_1940</text:p>
          </table:table-cell>
          <table:table-cell office:value-type="string">
            <text:p>aeroplane_1950</text:p>
          </table:table-cell>
          <table:table-cell table:number-columns-repeated="1018"/>
        </table:table-row>
        <table:table-row table:style-name="ro1">
          <table:table-cell office:value-type="string">
            <text:p>corvette</text:p>
          </table:table-cell>
          <table:table-cell office:value-type="string">
            <text:p>airstrip</text:p>
          </table:table-cell>
          <table:table-cell office:value-type="string">
            <text:p>racism_1950</text:p>
          </table:table-cell>
          <table:table-cell office:value-type="string">
            <text:p>song</text:p>
          </table:table-cell>
          <table:table-cell office:value-type="string">
            <text:p>airplane</text:p>
          </table:table-cell>
          <table:table-cell office:value-type="string">
            <text:p>racism_1940</text:p>
          </table:table-cell>
          <table:table-cell table:number-columns-repeated="1018"/>
        </table:table-row>
        <table:table-row table:style-name="ro1">
          <table:table-cell table:number-columns-repeated="1024"/>
        </table:table-row>
        <table:table-row table:style-name="ro1">
          <table:table-cell table:style-name="ce12" office:value-type="string">
            <text:p>automobile_1920</text:p>
          </table:table-cell>
          <table:table-cell table:style-name="ce12" office:value-type="string">
            <text:p>automobile_1930</text:p>
          </table:table-cell>
          <table:table-cell table:style-name="ce12" office:value-type="string">
            <text:p>automobile_1940</text:p>
          </table:table-cell>
          <table:table-cell table:style-name="ce12" office:value-type="string">
            <text:p>automobile_1950</text:p>
          </table:table-cell>
          <table:table-cell table:style-name="ce12" office:value-type="string">
            <text:p>automobile_1960</text:p>
          </table:table-cell>
          <table:table-cell table:style-name="ce12" office:value-type="string">
            <text:p>automobile_1970</text:p>
          </table:table-cell>
          <table:table-cell table:number-columns-repeated="1018"/>
        </table:table-row>
        <table:table-row table:style-name="ro1">
          <table:table-cell office:value-type="string">
            <text:p>automobile_1930</text:p>
          </table:table-cell>
          <table:table-cell office:value-type="string">
            <text:p>automobile_1920</text:p>
          </table:table-cell>
          <table:table-cell office:value-type="string">
            <text:p>automobile_1950</text:p>
          </table:table-cell>
          <table:table-cell office:value-type="string">
            <text:p>automobile_1940</text:p>
          </table:table-cell>
          <table:table-cell table:number-columns-repeated="2" office:value-type="string">
            <text:p>automobile_1950</text:p>
          </table:table-cell>
          <table:table-cell table:number-columns-repeated="1018"/>
        </table:table-row>
        <table:table-row table:style-name="ro1">
          <table:table-cell office:value-type="string">
            <text:p>automobile_1950</text:p>
          </table:table-cell>
          <table:table-cell office:value-type="string">
            <text:p>automobile_1940</text:p>
          </table:table-cell>
          <table:table-cell table:number-columns-repeated="2" office:value-type="string">
            <text:p>automobile_1930</text:p>
          </table:table-cell>
          <table:table-cell office:value-type="string">
            <text:p>automobile_1940</text:p>
          </table:table-cell>
          <table:table-cell office:value-type="string">
            <text:p>automobile_1960</text:p>
          </table:table-cell>
          <table:table-cell table:number-columns-repeated="1018"/>
        </table:table-row>
        <table:table-row table:style-name="ro1">
          <table:table-cell office:value-type="string">
            <text:p>automobile_1940</text:p>
          </table:table-cell>
          <table:table-cell office:value-type="string">
            <text:p>automobile_1950</text:p>
          </table:table-cell>
          <table:table-cell table:number-columns-repeated="2" office:value-type="string">
            <text:p>automobile_1960</text:p>
          </table:table-cell>
          <table:table-cell office:value-type="string">
            <text:p>automobile_1930</text:p>
          </table:table-cell>
          <table:table-cell office:value-type="string">
            <text:p>auto</text:p>
          </table:table-cell>
          <table:table-cell table:number-columns-repeated="1018"/>
        </table:table-row>
        <table:table-row table:style-name="ro1">
          <table:table-cell office:value-type="string">
            <text:p>automobile_1960</text:p>
          </table:table-cell>
          <table:table-cell table:number-columns-repeated="3" office:value-type="string">
            <text:p>auto</text:p>
          </table:table-cell>
          <table:table-cell office:value-type="string">
            <text:p>automobile_1970</text:p>
          </table:table-cell>
          <table:table-cell office:value-type="string">
            <text:p>automobile_1940</text:p>
          </table:table-cell>
          <table:table-cell table:number-columns-repeated="1018"/>
        </table:table-row>
        <table:table-row table:style-name="ro1">
          <table:table-cell office:value-type="string">
            <text:p>car_1920</text:p>
          </table:table-cell>
          <table:table-cell office:value-type="string">
            <text:p>automobile_1960</text:p>
          </table:table-cell>
          <table:table-cell office:value-type="string">
            <text:p>automobile_1920</text:p>
          </table:table-cell>
          <table:table-cell office:value-type="string">
            <text:p>automobile_1970</text:p>
          </table:table-cell>
          <table:table-cell office:value-type="string">
            <text:p>automobile_1920</text:p>
          </table:table-cell>
          <table:table-cell office:value-type="string">
            <text:p>automobile_1930</text:p>
          </table:table-cell>
          <table:table-cell table:number-columns-repeated="1018"/>
        </table:table-row>
        <table:table-row table:style-name="ro1">
          <table:table-cell office:value-type="string">
            <text:p>auto</text:p>
          </table:table-cell>
          <table:table-cell table:number-columns-repeated="2" office:value-type="string">
            <text:p>automobile_1970</text:p>
          </table:table-cell>
          <table:table-cell office:value-type="string">
            <text:p>automobile_1920</text:p>
          </table:table-cell>
          <table:table-cell office:value-type="string">
            <text:p>auto</text:p>
          </table:table-cell>
          <table:table-cell office:value-type="string">
            <text:p>automobile_1920</text:p>
          </table:table-cell>
          <table:table-cell table:number-columns-repeated="1018"/>
        </table:table-row>
        <table:table-row table:style-name="ro1">
          <table:table-cell office:value-type="string">
            <text:p>car_1930</text:p>
          </table:table-cell>
          <table:table-cell table:number-columns-repeated="2" office:value-type="string">
            <text:p>motor</text:p>
          </table:table-cell>
          <table:table-cell office:value-type="string">
            <text:p>car_1970</text:p>
          </table:table-cell>
          <table:table-cell table:number-columns-repeated="2" office:value-type="string">
            <text:p>motor</text:p>
          </table:table-cell>
          <table:table-cell table:number-columns-repeated="1018"/>
        </table:table-row>
        <table:table-row table:style-name="ro1">
          <table:table-cell office:value-type="string">
            <text:p>car_1950</text:p>
          </table:table-cell>
          <table:table-cell office:value-type="string">
            <text:p>automobiles</text:p>
          </table:table-cell>
          <table:table-cell office:value-type="string">
            <text:p>car_1960</text:p>
          </table:table-cell>
          <table:table-cell office:value-type="string">
            <text:p>motor</text:p>
          </table:table-cell>
          <table:table-cell office:value-type="string">
            <text:p>car_1960</text:p>
          </table:table-cell>
          <table:table-cell office:value-type="string">
            <text:p>automobiles</text:p>
          </table:table-cell>
          <table:table-cell table:number-columns-repeated="1018"/>
        </table:table-row>
        <table:table-row table:style-name="ro1">
          <table:table-cell office:value-type="string">
            <text:p>automobiles</text:p>
          </table:table-cell>
          <table:table-cell office:value-type="string">
            <text:p>car_1920</text:p>
          </table:table-cell>
          <table:table-cell office:value-type="string">
            <text:p>automobiles</text:p>
          </table:table-cell>
          <table:table-cell table:number-columns-repeated="2" office:value-type="string">
            <text:p>car_1950</text:p>
          </table:table-cell>
          <table:table-cell office:value-type="string">
            <text:p>airplane</text:p>
          </table:table-cell>
          <table:table-cell table:number-columns-repeated="1018"/>
        </table:table-row>
        <table:table-row table:style-name="ro1">
          <table:table-cell table:number-columns-repeated="1024"/>
        </table:table-row>
        <table:table-row table:style-name="ro1">
          <table:table-cell table:style-name="ce12" office:value-type="string">
            <text:p>bank_1920</text:p>
          </table:table-cell>
          <table:table-cell table:style-name="ce12" office:value-type="string">
            <text:p>bank_1930</text:p>
          </table:table-cell>
          <table:table-cell table:style-name="ce12" office:value-type="string">
            <text:p>bank_1940</text:p>
          </table:table-cell>
          <table:table-cell table:style-name="ce12" office:value-type="string">
            <text:p>bank_1950</text:p>
          </table:table-cell>
          <table:table-cell table:style-name="ce12" office:value-type="string">
            <text:p>bank_1960</text:p>
          </table:table-cell>
          <table:table-cell table:style-name="ce12" office:value-type="string">
            <text:p>bank_1970</text:p>
          </table:table-cell>
          <table:table-cell table:number-columns-repeated="1018"/>
        </table:table-row>
        <table:table-row table:style-name="ro1">
          <table:table-cell office:value-type="string">
            <text:p>bank_1930</text:p>
          </table:table-cell>
          <table:table-cell office:value-type="string">
            <text:p>bank_1920</text:p>
          </table:table-cell>
          <table:table-cell office:value-type="string">
            <text:p>bank_1930</text:p>
          </table:table-cell>
          <table:table-cell office:value-type="string">
            <text:p>bank_1960</text:p>
          </table:table-cell>
          <table:table-cell office:value-type="string">
            <text:p>bank_1950</text:p>
          </table:table-cell>
          <table:table-cell office:value-type="string">
            <text:p>bank_1960</text:p>
          </table:table-cell>
          <table:table-cell table:number-columns-repeated="1018"/>
        </table:table-row>
        <table:table-row table:style-name="ro1">
          <table:table-cell table:number-columns-repeated="2" office:value-type="string">
            <text:p>bank_1940</text:p>
          </table:table-cell>
          <table:table-cell office:value-type="string">
            <text:p>bank_1920</text:p>
          </table:table-cell>
          <table:table-cell office:value-type="string">
            <text:p>bank_1940</text:p>
          </table:table-cell>
          <table:table-cell office:value-type="string">
            <text:p>bank_1970</text:p>
          </table:table-cell>
          <table:table-cell office:value-type="string">
            <text:p>bank_1950</text:p>
          </table:table-cell>
          <table:table-cell table:number-columns-repeated="1018"/>
        </table:table-row>
        <table:table-row table:style-name="ro1">
          <table:table-cell table:number-columns-repeated="3" office:value-type="string">
            <text:p>bank_1950</text:p>
          </table:table-cell>
          <table:table-cell office:value-type="string">
            <text:p>bank_1930</text:p>
          </table:table-cell>
          <table:table-cell table:number-columns-repeated="2" office:value-type="string">
            <text:p>bank_1940</text:p>
          </table:table-cell>
          <table:table-cell table:number-columns-repeated="1018"/>
        </table:table-row>
        <table:table-row table:style-name="ro1">
          <table:table-cell table:number-columns-repeated="3" office:value-type="string">
            <text:p>bank_1960</text:p>
          </table:table-cell>
          <table:table-cell office:value-type="string">
            <text:p>bank_1920</text:p>
          </table:table-cell>
          <table:table-cell table:number-columns-repeated="2" office:value-type="string">
            <text:p>bank_1930</text:p>
          </table:table-cell>
          <table:table-cell table:number-columns-repeated="1018"/>
        </table:table-row>
        <table:table-row table:style-name="ro1">
          <table:table-cell office:value-type="string">
            <text:p>bank_1970</text:p>
          </table:table-cell>
          <table:table-cell office:value-type="string">
            <text:p>banks</text:p>
          </table:table-cell>
          <table:table-cell table:number-columns-repeated="2" office:value-type="string">
            <text:p>bank_1970</text:p>
          </table:table-cell>
          <table:table-cell table:number-columns-repeated="2" office:value-type="string">
            <text:p>bank_1920</text:p>
          </table:table-cell>
          <table:table-cell table:number-columns-repeated="1018"/>
        </table:table-row>
        <table:table-row table:style-name="ro1">
          <table:table-cell office:value-type="string">
            <text:p>banks</text:p>
          </table:table-cell>
          <table:table-cell office:value-type="string">
            <text:p>bank_1970</text:p>
          </table:table-cell>
          <table:table-cell table:number-columns-repeated="4" office:value-type="string">
            <text:p>banks</text:p>
          </table:table-cell>
          <table:table-cell table:number-columns-repeated="1018"/>
        </table:table-row>
        <table:table-row table:style-name="ro1">
          <table:table-cell office:value-type="string">
            <text:p>deposit</text:p>
          </table:table-cell>
          <table:table-cell office:value-type="string">
            <text:p>depositors</text:p>
          </table:table-cell>
          <table:table-cell office:value-type="string">
            <text:p>deposit</text:p>
          </table:table-cell>
          <table:table-cell table:number-columns-repeated="3" office:value-type="string">
            <text:p>export-import</text:p>
          </table:table-cell>
          <table:table-cell table:number-columns-repeated="1018"/>
        </table:table-row>
        <table:table-row table:style-name="ro1">
          <table:table-cell office:value-type="string">
            <text:p>depositors</text:p>
          </table:table-cell>
          <table:table-cell table:number-columns-repeated="2" office:value-type="string">
            <text:p>export-import</text:p>
          </table:table-cell>
          <table:table-cell table:number-columns-repeated="2" office:value-type="string">
            <text:p>deposit</text:p>
          </table:table-cell>
          <table:table-cell office:value-type="string">
            <text:p>deposits</text:p>
          </table:table-cell>
          <table:table-cell table:number-columns-repeated="1018"/>
        </table:table-row>
        <table:table-row table:style-name="ro1">
          <table:table-cell office:value-type="string">
            <text:p>rediscount</text:p>
          </table:table-cell>
          <table:table-cell office:value-type="string">
            <text:p>loan</text:p>
          </table:table-cell>
          <table:table-cell table:number-columns-repeated="3" office:value-type="string">
            <text:p>deposits</text:p>
          </table:table-cell>
          <table:table-cell office:value-type="string">
            <text:p>savings</text:p>
          </table:table-cell>
          <table:table-cell table:number-columns-repeated="1018"/>
        </table:table-row>
        <table:table-row table:style-name="ro1">
          <table:table-cell table:number-columns-repeated="1024"/>
        </table:table-row>
        <table:table-row table:style-name="ro1">
          <table:table-cell table:style-name="ce12" office:value-type="string">
            <text:p>camera_1920</text:p>
          </table:table-cell>
          <table:table-cell table:style-name="ce12" office:value-type="string">
            <text:p>camera_1930</text:p>
          </table:table-cell>
          <table:table-cell table:style-name="ce12" office:value-type="string">
            <text:p>camera_1940</text:p>
          </table:table-cell>
          <table:table-cell table:style-name="ce12" office:value-type="string">
            <text:p>camera_1950</text:p>
          </table:table-cell>
          <table:table-cell table:style-name="ce12" office:value-type="string">
            <text:p>camera_1960</text:p>
          </table:table-cell>
          <table:table-cell table:style-name="ce12" office:value-type="string">
            <text:p>camera_1970</text:p>
          </table:table-cell>
          <table:table-cell table:number-columns-repeated="1018"/>
        </table:table-row>
        <table:table-row table:style-name="ro1">
          <table:table-cell table:number-columns-repeated="2" office:value-type="string">
            <text:p>camera_1940</text:p>
          </table:table-cell>
          <table:table-cell office:value-type="string">
            <text:p>camera_1930</text:p>
          </table:table-cell>
          <table:table-cell office:value-type="string">
            <text:p>pans</text:p>
          </table:table-cell>
          <table:table-cell office:value-type="string">
            <text:p>camera_1970</text:p>
          </table:table-cell>
          <table:table-cell office:value-type="string">
            <text:p>camera_1960</text:p>
          </table:table-cell>
          <table:table-cell table:number-columns-repeated="1018"/>
        </table:table-row>
        <table:table-row table:style-name="ro1">
          <table:table-cell office:value-type="string">
            <text:p>camera_1930</text:p>
          </table:table-cell>
          <table:table-cell office:value-type="string">
            <text:p>pans</text:p>
          </table:table-cell>
          <table:table-cell office:value-type="string">
            <text:p>camera_1950</text:p>
          </table:table-cell>
          <table:table-cell table:number-columns-repeated="3" office:value-type="string">
            <text:p>camera_1940</text:p>
          </table:table-cell>
          <table:table-cell table:number-columns-repeated="1018"/>
        </table:table-row>
        <table:table-row table:style-name="ro1">
          <table:table-cell table:number-columns-repeated="2" office:value-type="string">
            <text:p>camera_1950</text:p>
          </table:table-cell>
          <table:table-cell office:value-type="string">
            <text:p>pans</text:p>
          </table:table-cell>
          <table:table-cell table:number-columns-repeated="2" office:value-type="string">
            <text:p>camera_1930</text:p>
          </table:table-cell>
          <table:table-cell office:value-type="string">
            <text:p>camera_1950</text:p>
          </table:table-cell>
          <table:table-cell table:number-columns-repeated="1018"/>
        </table:table-row>
        <table:table-row table:style-name="ro1">
          <table:table-cell table:number-columns-repeated="2" office:value-type="string">
            <text:p>dollies</text:p>
          </table:table-cell>
          <table:table-cell office:value-type="string">
            <text:p>camera_1960</text:p>
          </table:table-cell>
          <table:table-cell office:value-type="string">
            <text:p>mcs</text:p>
          </table:table-cell>
          <table:table-cell office:value-type="string">
            <text:p>dollies</text:p>
          </table:table-cell>
          <table:table-cell office:value-type="string">
            <text:p>zoom</text:p>
          </table:table-cell>
          <table:table-cell table:number-columns-repeated="1018"/>
        </table:table-row>
        <table:table-row table:style-name="ro1">
          <table:table-cell office:value-type="string">
            <text:p>camera_1960</text:p>
          </table:table-cell>
          <table:table-cell office:value-type="string">
            <text:p>camera_1920</text:p>
          </table:table-cell>
          <table:table-cell office:value-type="string">
            <text:p>dollies</text:p>
          </table:table-cell>
          <table:table-cell office:value-type="string">
            <text:p>vandamm</text:p>
          </table:table-cell>
          <table:table-cell office:value-type="string">
            <text:p>panning</text:p>
          </table:table-cell>
          <table:table-cell office:value-type="string">
            <text:p>dollies</text:p>
          </table:table-cell>
          <table:table-cell table:number-columns-repeated="1018"/>
        </table:table-row>
        <table:table-row table:style-name="ro1">
          <table:table-cell office:value-type="string">
            <text:p>sht</text:p>
          </table:table-cell>
          <table:table-cell office:value-type="string">
            <text:p>bg</text:p>
          </table:table-cell>
          <table:table-cell office:value-type="string">
            <text:p>panning</text:p>
          </table:table-cell>
          <table:table-cell office:value-type="string">
            <text:p>mls</text:p>
          </table:table-cell>
          <table:table-cell office:value-type="string">
            <text:p>camera_1950</text:p>
          </table:table-cell>
          <table:table-cell office:value-type="string">
            <text:p>camera_1930</text:p>
          </table:table-cell>
          <table:table-cell table:number-columns-repeated="1018"/>
        </table:table-row>
        <table:table-row table:style-name="ro1">
          <table:table-cell office:value-type="string">
            <text:p>camera_1970</text:p>
          </table:table-cell>
          <table:table-cell office:value-type="string">
            <text:p>cs</text:p>
          </table:table-cell>
          <table:table-cell office:value-type="string">
            <text:p>camera_1920</text:p>
          </table:table-cell>
          <table:table-cell office:value-type="string">
            <text:p>thornhill</text:p>
          </table:table-cell>
          <table:table-cell office:value-type="string">
            <text:p>camera_1920</text:p>
          </table:table-cell>
          <table:table-cell office:value-type="string">
            <text:p>projector</text:p>
          </table:table-cell>
          <table:table-cell table:number-columns-repeated="1018"/>
        </table:table-row>
        <table:table-row table:style-name="ro1">
          <table:table-cell office:value-type="string">
            <text:p>cu</text:p>
          </table:table-cell>
          <table:table-cell office:value-type="string">
            <text:p>fg</text:p>
          </table:table-cell>
          <table:table-cell office:value-type="string">
            <text:p>camera_1970</text:p>
          </table:table-cell>
          <table:table-cell office:value-type="string">
            <text:p>cs</text:p>
          </table:table-cell>
          <table:table-cell office:value-type="string">
            <text:p>projector</text:p>
          </table:table-cell>
          <table:table-cell office:value-type="string">
            <text:p>camera_1920</text:p>
          </table:table-cell>
          <table:table-cell table:number-columns-repeated="1018"/>
        </table:table-row>
        <table:table-row table:style-name="ro1">
          <table:table-cell office:value-type="string">
            <text:p>heise</text:p>
          </table:table-cell>
          <table:table-cell office:value-type="string">
            <text:p>mcs</text:p>
          </table:table-cell>
          <table:table-cell table:number-columns-repeated="2" office:value-type="string">
            <text:p>exiting</text:p>
          </table:table-cell>
          <table:table-cell office:value-type="string">
            <text:p>bergdorf</text:p>
          </table:table-cell>
          <table:table-cell office:value-type="string">
            <text:p>panning</text:p>
          </table:table-cell>
          <table:table-cell table:number-columns-repeated="1018"/>
        </table:table-row>
        <table:table-row table:style-name="ro1">
          <table:table-cell table:number-columns-repeated="1024"/>
        </table:table-row>
        <table:table-row table:style-name="ro1">
          <table:table-cell table:style-name="ce12" office:value-type="string">
            <text:p>car_1920</text:p>
          </table:table-cell>
          <table:table-cell table:style-name="ce12" office:value-type="string">
            <text:p>car_1930</text:p>
          </table:table-cell>
          <table:table-cell table:style-name="ce12" office:value-type="string">
            <text:p>car_1940</text:p>
          </table:table-cell>
          <table:table-cell table:style-name="ce12" office:value-type="string">
            <text:p>car_1950</text:p>
          </table:table-cell>
          <table:table-cell table:style-name="ce12" office:value-type="string">
            <text:p>car_1960</text:p>
          </table:table-cell>
          <table:table-cell table:style-name="ce12" office:value-type="string">
            <text:p>car_1970</text:p>
          </table:table-cell>
          <table:table-cell table:number-columns-repeated="1018"/>
        </table:table-row>
        <table:table-row table:style-name="ro1">
          <table:table-cell office:value-type="string">
            <text:p>car_1930</text:p>
          </table:table-cell>
          <table:table-cell office:value-type="string">
            <text:p>car_1920</text:p>
          </table:table-cell>
          <table:table-cell office:value-type="string">
            <text:p>car_1950</text:p>
          </table:table-cell>
          <table:table-cell table:number-columns-repeated="2" office:value-type="string">
            <text:p>car_1970</text:p>
          </table:table-cell>
          <table:table-cell office:value-type="string">
            <text:p>car_1960</text:p>
          </table:table-cell>
          <table:table-cell table:number-columns-repeated="1018"/>
        </table:table-row>
        <table:table-row table:style-name="ro1">
          <table:table-cell office:value-type="string">
            <text:p>car_1940</text:p>
          </table:table-cell>
          <table:table-cell office:value-type="string">
            <text:p>car_1950</text:p>
          </table:table-cell>
          <table:table-cell office:value-type="string">
            <text:p>car_1930</text:p>
          </table:table-cell>
          <table:table-cell office:value-type="string">
            <text:p>car_1960</text:p>
          </table:table-cell>
          <table:table-cell table:number-columns-repeated="2" office:value-type="string">
            <text:p>car_1950</text:p>
          </table:table-cell>
          <table:table-cell table:number-columns-repeated="1018"/>
        </table:table-row>
        <table:table-row table:style-name="ro1">
          <table:table-cell office:value-type="string">
            <text:p>car_1950</text:p>
          </table:table-cell>
          <table:table-cell office:value-type="string">
            <text:p>car_1940</text:p>
          </table:table-cell>
          <table:table-cell office:value-type="string">
            <text:p>car_1960</text:p>
          </table:table-cell>
          <table:table-cell office:value-type="string">
            <text:p>car_1930</text:p>
          </table:table-cell>
          <table:table-cell table:number-columns-repeated="2" office:value-type="string">
            <text:p>car_1940</text:p>
          </table:table-cell>
          <table:table-cell table:number-columns-repeated="1018"/>
        </table:table-row>
        <table:table-row table:style-name="ro1">
          <table:table-cell table:number-columns-repeated="2" office:value-type="string">
            <text:p>car_1960</text:p>
          </table:table-cell>
          <table:table-cell office:value-type="string">
            <text:p>car_1970</text:p>
          </table:table-cell>
          <table:table-cell office:value-type="string">
            <text:p>car_1940</text:p>
          </table:table-cell>
          <table:table-cell table:number-columns-repeated="2" office:value-type="string">
            <text:p>car_1930</text:p>
          </table:table-cell>
          <table:table-cell table:number-columns-repeated="1018"/>
        </table:table-row>
        <table:table-row table:style-name="ro1">
          <table:table-cell office:value-type="string">
            <text:p>automobile_1920</text:p>
          </table:table-cell>
          <table:table-cell office:value-type="string">
            <text:p>car_1970</text:p>
          </table:table-cell>
          <table:table-cell table:number-columns-repeated="2" office:value-type="string">
            <text:p>car_1920</text:p>
          </table:table-cell>
          <table:table-cell table:number-columns-repeated="2" office:value-type="string">
            <text:p>cadillac</text:p>
          </table:table-cell>
          <table:table-cell table:number-columns-repeated="1018"/>
        </table:table-row>
        <table:table-row table:style-name="ro1">
          <table:table-cell office:value-type="string">
            <text:p>car_1970</text:p>
          </table:table-cell>
          <table:table-cell office:value-type="string">
            <text:p>roadster</text:p>
          </table:table-cell>
          <table:table-cell table:number-columns-repeated="2" office:value-type="string">
            <text:p>cadillac</text:p>
          </table:table-cell>
          <table:table-cell table:number-columns-repeated="2" office:value-type="string">
            <text:p>car_1920</text:p>
          </table:table-cell>
          <table:table-cell table:number-columns-repeated="1018"/>
        </table:table-row>
        <table:table-row table:style-name="ro1">
          <table:table-cell office:value-type="string">
            <text:p>roadster</text:p>
          </table:table-cell>
          <table:table-cell office:value-type="string">
            <text:p>cadillac</text:p>
          </table:table-cell>
          <table:table-cell office:value-type="string">
            <text:p>truck</text:p>
          </table:table-cell>
          <table:table-cell office:value-type="string">
            <text:p>cars</text:p>
          </table:table-cell>
          <table:table-cell office:value-type="string">
            <text:p>limousine</text:p>
          </table:table-cell>
          <table:table-cell office:value-type="string">
            <text:p>truck</text:p>
          </table:table-cell>
          <table:table-cell table:number-columns-repeated="1018"/>
        </table:table-row>
        <table:table-row table:style-name="ro1">
          <table:table-cell table:number-columns-repeated="3" office:value-type="string">
            <text:p>cars</text:p>
          </table:table-cell>
          <table:table-cell office:value-type="string">
            <text:p>limousine</text:p>
          </table:table-cell>
          <table:table-cell office:value-type="string">
            <text:p>truck</text:p>
          </table:table-cell>
          <table:table-cell office:value-type="string">
            <text:p>cab</text:p>
          </table:table-cell>
          <table:table-cell table:number-columns-repeated="1018"/>
        </table:table-row>
        <table:table-row table:style-name="ro1">
          <table:table-cell office:value-type="string">
            <text:p>carriage</text:p>
          </table:table-cell>
          <table:table-cell office:value-type="string">
            <text:p>automobile_1920</text:p>
          </table:table-cell>
          <table:table-cell office:value-type="string">
            <text:p>cab</text:p>
          </table:table-cell>
          <table:table-cell office:value-type="string">
            <text:p>roadster</text:p>
          </table:table-cell>
          <table:table-cell office:value-type="string">
            <text:p>cars</text:p>
          </table:table-cell>
          <table:table-cell office:value-type="string">
            <text:p>bike</text:p>
          </table:table-cell>
          <table:table-cell table:number-columns-repeated="2"/>
          <table:table-cell table:style-name="ce4" table:number-columns-repeated="9"/>
          <table:table-cell table:number-columns-repeated="1007"/>
        </table:table-row>
        <table:table-row table:style-name="ro1">
          <table:table-cell table:number-columns-repeated="8"/>
          <table:table-cell table:style-name="ce4"/>
          <table:table-cell table:style-name="ce24" table:number-columns-repeated="6"/>
          <table:table-cell table:style-name="ce4" table:number-columns-repeated="2"/>
          <table:table-cell table:number-columns-repeated="1007"/>
        </table:table-row>
        <table:table-row table:style-name="ro1">
          <table:table-cell table:style-name="ce12" office:value-type="string">
            <text:p>cinema_1920</text:p>
          </table:table-cell>
          <table:table-cell table:style-name="ce12" office:value-type="string">
            <text:p>cinema_1930</text:p>
          </table:table-cell>
          <table:table-cell table:style-name="ce12" office:value-type="string">
            <text:p>cinema_1940</text:p>
          </table:table-cell>
          <table:table-cell table:style-name="ce12" office:value-type="string">
            <text:p>cinema_1950</text:p>
          </table:table-cell>
          <table:table-cell table:style-name="ce12" office:value-type="string">
            <text:p>cinema_1960</text:p>
          </table:table-cell>
          <table:table-cell table:style-name="ce12" office:value-type="string">
            <text:p>cinema_1970</text:p>
          </table:table-cell>
          <table:table-cell table:number-columns-repeated="2"/>
          <table:table-cell table:style-name="ce4"/>
          <table:table-cell table:style-name="ce24" table:number-columns-repeated="6"/>
          <table:table-cell table:style-name="ce4" table:number-columns-repeated="2"/>
          <table:table-cell table:number-columns-repeated="1007"/>
        </table:table-row>
        <table:table-row table:style-name="ro1">
          <table:table-cell office:value-type="string">
            <text:p>cinema_1930</text:p>
          </table:table-cell>
          <table:table-cell office:value-type="string">
            <text:p>cinema_1920</text:p>
          </table:table-cell>
          <table:table-cell office:value-type="string">
            <text:p>cinema_1950</text:p>
          </table:table-cell>
          <table:table-cell office:value-type="string">
            <text:p>cinema_1940</text:p>
          </table:table-cell>
          <table:table-cell office:value-type="string">
            <text:p>theater</text:p>
          </table:table-cell>
          <table:table-cell office:value-type="string">
            <text:p>cinema_1960</text:p>
          </table:table-cell>
          <table:table-cell table:number-columns-repeated="2"/>
          <table:table-cell table:style-name="ce4" table:number-columns-repeated="9"/>
          <table:table-cell table:number-columns-repeated="1007"/>
        </table:table-row>
        <table:table-row table:style-name="ro1">
          <table:table-cell table:number-columns-repeated="2" office:value-type="string">
            <text:p>movie</text:p>
          </table:table-cell>
          <table:table-cell office:value-type="string">
            <text:p>hollywood</text:p>
          </table:table-cell>
          <table:table-cell office:value-type="string">
            <text:p>movie</text:p>
          </table:table-cell>
          <table:table-cell office:value-type="string">
            <text:p>cinema_1970</text:p>
          </table:table-cell>
          <table:table-cell office:value-type="string">
            <text:p>theater</text:p>
          </table:table-cell>
          <table:table-cell table:number-columns-repeated="2"/>
          <table:table-cell table:style-name="ce4" table:number-columns-repeated="9"/>
          <table:table-cell table:number-columns-repeated="1007"/>
        </table:table-row>
        <table:table-row table:style-name="ro1">
          <table:table-cell table:number-columns-repeated="2" office:value-type="string">
            <text:p>motion-picture</text:p>
          </table:table-cell>
          <table:table-cell office:value-type="string">
            <text:p>movie</text:p>
          </table:table-cell>
          <table:table-cell office:value-type="string">
            <text:p>impresario</text:p>
          </table:table-cell>
          <table:table-cell office:value-type="string">
            <text:p>theatre</text:p>
          </table:table-cell>
          <table:table-cell office:value-type="string">
            <text:p>cinema_1950</text:p>
          </table:table-cell>
          <table:table-cell table:number-columns-repeated="2"/>
          <table:table-cell table:style-name="ce4" table:number-columns-repeated="9"/>
          <table:table-cell table:number-columns-repeated="1007"/>
        </table:table-row>
        <table:table-row table:style-name="ro1">
          <table:table-cell office:value-type="string">
            <text:p>moving-picture</text:p>
          </table:table-cell>
          <table:table-cell office:value-type="string">
            <text:p>cinema_1950</text:p>
          </table:table-cell>
          <table:table-cell office:value-type="string">
            <text:p>musicals</text:p>
          </table:table-cell>
          <table:table-cell office:value-type="string">
            <text:p>comedians</text:p>
          </table:table-cell>
          <table:table-cell office:value-type="string">
            <text:p>cinema_1930</text:p>
          </table:table-cell>
          <table:table-cell office:value-type="string">
            <text:p>caf</text:p>
          </table:table-cell>
          <table:table-cell table:number-columns-repeated="2"/>
          <table:table-cell table:style-name="ce4" table:number-columns-repeated="9"/>
          <table:table-cell table:number-columns-repeated="1007"/>
        </table:table-row>
        <table:table-row table:style-name="ro1">
          <table:table-cell office:value-type="string">
            <text:p>cinema_1950</text:p>
          </table:table-cell>
          <table:table-cell office:value-type="string">
            <text:p>hollywood</text:p>
          </table:table-cell>
          <table:table-cell office:value-type="string">
            <text:p>motion-picture</text:p>
          </table:table-cell>
          <table:table-cell office:value-type="string">
            <text:p>cinema_1930</text:p>
          </table:table-cell>
          <table:table-cell office:value-type="string">
            <text:p>movies</text:p>
          </table:table-cell>
          <table:table-cell office:value-type="string">
            <text:p>theaters</text:p>
          </table:table-cell>
          <table:table-cell table:number-columns-repeated="2"/>
          <table:table-cell table:style-name="ce4" table:number-columns-repeated="9"/>
          <table:table-cell table:number-columns-repeated="1007"/>
        </table:table-row>
        <table:table-row table:style-name="ro1">
          <table:table-cell office:value-type="string">
            <text:p>metro-goldwyn-mayer</text:p>
          </table:table-cell>
          <table:table-cell office:value-type="string">
            <text:p>film</text:p>
          </table:table-cell>
          <table:table-cell office:value-type="string">
            <text:p>cinema_1930</text:p>
          </table:table-cell>
          <table:table-cell office:value-type="string">
            <text:p>hollywood</text:p>
          </table:table-cell>
          <table:table-cell office:value-type="string">
            <text:p>cinema_1950</text:p>
          </table:table-cell>
          <table:table-cell office:value-type="string">
            <text:p>theatre</text:p>
          </table:table-cell>
          <table:table-cell table:number-columns-repeated="2"/>
          <table:table-cell table:style-name="ce4" table:number-columns-repeated="9"/>
          <table:table-cell table:number-columns-repeated="1007"/>
        </table:table-row>
        <table:table-row table:style-name="ro1">
          <table:table-cell office:value-type="string">
            <text:p>film</text:p>
          </table:table-cell>
          <table:table-cell office:value-type="string">
            <text:p>cinema_1960</text:p>
          </table:table-cell>
          <table:table-cell office:value-type="string">
            <text:p>theater</text:p>
          </table:table-cell>
          <table:table-cell office:value-type="string">
            <text:p>cinema_1920</text:p>
          </table:table-cell>
          <table:table-cell office:value-type="string">
            <text:p>studios</text:p>
          </table:table-cell>
          <table:table-cell office:value-type="string">
            <text:p>nightclubs</text:p>
          </table:table-cell>
          <table:table-cell table:number-columns-repeated="2"/>
          <table:table-cell table:style-name="ce4" table:number-columns-repeated="9"/>
          <table:table-cell table:number-columns-repeated="1007"/>
        </table:table-row>
        <table:table-row table:style-name="ro1">
          <table:table-cell office:value-type="string">
            <text:p>films</text:p>
          </table:table-cell>
          <table:table-cell office:value-type="string">
            <text:p>moving-picture</text:p>
          </table:table-cell>
          <table:table-cell office:value-type="string">
            <text:p>vaudeville</text:p>
          </table:table-cell>
          <table:table-cell office:value-type="string">
            <text:p>valentino</text:p>
          </table:table-cell>
          <table:table-cell office:value-type="string">
            <text:p>avant-garde</text:p>
          </table:table-cell>
          <table:table-cell office:value-type="string">
            <text:p>drama</text:p>
          </table:table-cell>
          <table:table-cell table:number-columns-repeated="2"/>
          <table:table-cell table:style-name="ce4" table:number-columns-repeated="9"/>
          <table:table-cell table:number-columns-repeated="1007"/>
        </table:table-row>
        <table:table-row table:style-name="ro1">
          <table:table-cell office:value-type="string">
            <text:p>hollywood</text:p>
          </table:table-cell>
          <table:table-cell office:value-type="string">
            <text:p>theater</text:p>
          </table:table-cell>
          <table:table-cell office:value-type="string">
            <text:p>entertainer</text:p>
          </table:table-cell>
          <table:table-cell office:value-type="string">
            <text:p>burlesque</text:p>
          </table:table-cell>
          <table:table-cell office:value-type="string">
            <text:p>ballets</text:p>
          </table:table-cell>
          <table:table-cell office:value-type="string">
            <text:p>movie</text:p>
          </table:table-cell>
          <table:table-cell table:number-columns-repeated="2"/>
          <table:table-cell table:style-name="ce4" table:number-columns-repeated="9"/>
          <table:table-cell table:number-columns-repeated="1007"/>
        </table:table-row>
        <table:table-row table:style-name="ro1">
          <table:table-cell table:number-columns-repeated="8"/>
          <table:table-cell table:style-name="ce4" table:number-columns-repeated="9"/>
          <table:table-cell table:number-columns-repeated="1007"/>
        </table:table-row>
        <table:table-row table:style-name="ro1">
          <table:table-cell table:style-name="ce25" office:value-type="string">
            <text:p>computer_1920</text:p>
          </table:table-cell>
          <table:table-cell table:style-name="ce25" office:value-type="string">
            <text:p>computer_1930</text:p>
          </table:table-cell>
          <table:table-cell table:style-name="ce25" office:value-type="string">
            <text:p>computer_1940</text:p>
          </table:table-cell>
          <table:table-cell table:style-name="ce25" office:value-type="string">
            <text:p>computer_1950</text:p>
          </table:table-cell>
          <table:table-cell table:style-name="ce25" office:value-type="string">
            <text:p>computer_1960</text:p>
          </table:table-cell>
          <table:table-cell table:style-name="ce25" office:value-type="string">
            <text:p>computer_1970</text:p>
          </table:table-cell>
          <table:table-cell table:style-name="ce4" table:number-columns-repeated="11"/>
          <table:table-cell table:number-columns-repeated="1007"/>
        </table:table-row>
        <table:table-row table:style-name="ro1">
          <table:table-cell table:style-name="ce4" office:value-type="string">
            <text:p>computer_1930</text:p>
          </table:table-cell>
          <table:table-cell table:style-name="ce4" office:value-type="string">
            <text:p>computer_1920</text:p>
          </table:table-cell>
          <table:table-cell table:style-name="ce4" office:value-type="string">
            <text:p>computer_1930</text:p>
          </table:table-cell>
          <table:table-cell table:style-name="ce4" office:value-type="string">
            <text:p>computer_1960</text:p>
          </table:table-cell>
          <table:table-cell table:style-name="ce4" office:value-type="string">
            <text:p>computer_1970</text:p>
          </table:table-cell>
          <table:table-cell table:style-name="ce4" office:value-type="string">
            <text:p>computer_1960</text:p>
          </table:table-cell>
          <table:table-cell table:style-name="ce4" table:number-columns-repeated="2"/>
          <table:table-cell table:number-columns-repeated="1016"/>
        </table:table-row>
        <table:table-row table:style-name="ro1">
          <table:table-cell table:style-name="ce4" office:value-type="string">
            <text:p>aeroplane_1970</text:p>
          </table:table-cell>
          <table:table-cell table:style-name="ce4" office:value-type="string">
            <text:p>computer_1940</text:p>
          </table:table-cell>
          <table:table-cell table:style-name="ce4" office:value-type="string">
            <text:p>computer_1920</text:p>
          </table:table-cell>
          <table:table-cell table:style-name="ce4" office:value-type="string">
            <text:p>computer_1970</text:p>
          </table:table-cell>
          <table:table-cell table:number-columns-repeated="2" table:style-name="ce4" office:value-type="string">
            <text:p>computers</text:p>
          </table:table-cell>
          <table:table-cell table:style-name="ce4" table:number-columns-repeated="2"/>
          <table:table-cell table:number-columns-repeated="1016"/>
        </table:table-row>
        <table:table-row table:style-name="ro1">
          <table:table-cell table:style-name="ce4" office:value-type="string">
            <text:p>computer_1940</text:p>
          </table:table-cell>
          <table:table-cell table:number-columns-repeated="2" table:style-name="ce4" office:value-type="string">
            <text:p>aeroplane_1970</text:p>
          </table:table-cell>
          <table:table-cell table:style-name="ce4" office:value-type="string">
            <text:p>calculator</text:p>
          </table:table-cell>
          <table:table-cell table:number-columns-repeated="2" table:style-name="ce4" office:value-type="string">
            <text:p>computer_1950</text:p>
          </table:table-cell>
          <table:table-cell table:style-name="ce4" table:number-columns-repeated="2"/>
          <table:table-cell table:number-columns-repeated="1016"/>
        </table:table-row>
        <table:table-row table:style-name="ro1">
          <table:table-cell table:number-columns-repeated="3" table:style-name="ce4" office:value-type="string">
            <text:p>racism_1930</text:p>
          </table:table-cell>
          <table:table-cell table:style-name="ce4" office:value-type="string">
            <text:p>electronically</text:p>
          </table:table-cell>
          <table:table-cell table:number-columns-repeated="2" table:style-name="ce4" office:value-type="string">
            <text:p>computerized</text:p>
          </table:table-cell>
          <table:table-cell table:style-name="ce4" table:number-columns-repeated="2"/>
          <table:table-cell table:number-columns-repeated="1016"/>
        </table:table-row>
        <table:table-row table:style-name="ro1">
          <table:table-cell table:style-name="ce4" office:value-type="string">
            <text:p>racism_1940</text:p>
          </table:table-cell>
          <table:table-cell table:number-columns-repeated="2" table:style-name="ce4" office:value-type="string">
            <text:p>aeroplane_1940</text:p>
          </table:table-cell>
          <table:table-cell table:number-columns-repeated="3" table:style-name="ce4" office:value-type="string">
            <text:p>electronic</text:p>
          </table:table-cell>
          <table:table-cell table:style-name="ce4" table:number-columns-repeated="2"/>
          <table:table-cell table:number-columns-repeated="1016"/>
        </table:table-row>
        <table:table-row table:style-name="ro1">
          <table:table-cell table:number-columns-repeated="3" table:style-name="ce4" office:value-type="string">
            <text:p>aeroplane_1960</text:p>
          </table:table-cell>
          <table:table-cell table:style-name="ce4" office:value-type="string">
            <text:p>computers</text:p>
          </table:table-cell>
          <table:table-cell table:style-name="ce4" office:value-type="string">
            <text:p>ibm</text:p>
          </table:table-cell>
          <table:table-cell table:style-name="ce4" office:value-type="string">
            <text:p>calculator</text:p>
          </table:table-cell>
          <table:table-cell table:style-name="ce4" table:number-columns-repeated="2"/>
          <table:table-cell table:number-columns-repeated="1016"/>
        </table:table-row>
        <table:table-row table:style-name="ro1">
          <table:table-cell table:style-name="ce4" office:value-type="string">
            <text:p>racism_1950</text:p>
          </table:table-cell>
          <table:table-cell table:number-columns-repeated="2" table:style-name="ce4" office:value-type="string">
            <text:p>racism_1940</text:p>
          </table:table-cell>
          <table:table-cell table:style-name="ce4" office:value-type="string">
            <text:p>feedback</text:p>
          </table:table-cell>
          <table:table-cell table:style-name="ce4" office:value-type="string">
            <text:p>calculator</text:p>
          </table:table-cell>
          <table:table-cell table:style-name="ce4" office:value-type="string">
            <text:p>feedback</text:p>
          </table:table-cell>
          <table:table-cell table:style-name="ce4" table:number-columns-repeated="2"/>
          <table:table-cell table:number-columns-repeated="1016"/>
        </table:table-row>
        <table:table-row table:style-name="ro1">
          <table:table-cell table:style-name="ce4" office:value-type="string">
            <text:p>aeroplane_1940</text:p>
          </table:table-cell>
          <table:table-cell table:style-name="ce4" office:value-type="string">
            <text:p>the</text:p>
          </table:table-cell>
          <table:table-cell table:style-name="ce4" office:value-type="string">
            <text:p>prototypes</text:p>
          </table:table-cell>
          <table:table-cell table:style-name="ce4" office:value-type="string">
            <text:p>gadget</text:p>
          </table:table-cell>
          <table:table-cell table:style-name="ce4" office:value-type="string">
            <text:p>feedback</text:p>
          </table:table-cell>
          <table:table-cell table:style-name="ce4" office:value-type="string">
            <text:p>ibm</text:p>
          </table:table-cell>
          <table:table-cell table:style-name="ce4" table:number-columns-repeated="2"/>
          <table:table-cell table:number-columns-repeated="1016"/>
        </table:table-row>
        <table:table-row table:style-name="ro1">
          <table:table-cell table:style-name="ce4" office:value-type="string">
            <text:p>the</text:p>
          </table:table-cell>
          <table:table-cell table:style-name="ce4" office:value-type="string">
            <text:p>cation</text:p>
          </table:table-cell>
          <table:table-cell table:style-name="ce4" office:value-type="string">
            <text:p>small-scale</text:p>
          </table:table-cell>
          <table:table-cell table:style-name="ce4" office:value-type="string">
            <text:p>computerized</text:p>
          </table:table-cell>
          <table:table-cell table:number-columns-repeated="2" table:style-name="ce4" office:value-type="string">
            <text:p>electronically</text:p>
          </table:table-cell>
          <table:table-cell table:style-name="ce4" table:number-columns-repeated="2"/>
          <table:table-cell table:number-columns-repeated="1016"/>
        </table:table-row>
        <table:table-row table:style-name="ro1">
          <table:table-cell table:number-columns-repeated="1024"/>
        </table:table-row>
        <table:table-row table:style-name="ro1">
          <table:table-cell table:style-name="ce12" office:value-type="string">
            <text:p>cool_1920</text:p>
          </table:table-cell>
          <table:table-cell table:style-name="ce12" office:value-type="string">
            <text:p>cool_1930</text:p>
          </table:table-cell>
          <table:table-cell table:style-name="ce12" office:value-type="string">
            <text:p>cool_1940</text:p>
          </table:table-cell>
          <table:table-cell table:style-name="ce12" office:value-type="string">
            <text:p>cool_1950</text:p>
          </table:table-cell>
          <table:table-cell table:style-name="ce12" office:value-type="string">
            <text:p>cool_1960</text:p>
          </table:table-cell>
          <table:table-cell table:style-name="ce12" office:value-type="string">
            <text:p>cool_1970</text:p>
          </table:table-cell>
          <table:table-cell table:number-columns-repeated="1018"/>
        </table:table-row>
        <table:table-row table:style-name="ro1">
          <table:table-cell office:value-type="string">
            <text:p>cool_1930</text:p>
          </table:table-cell>
          <table:table-cell office:value-type="string">
            <text:p>cool_1920</text:p>
          </table:table-cell>
          <table:table-cell table:number-columns-repeated="2" office:value-type="string">
            <text:p>cool_1930</text:p>
          </table:table-cell>
          <table:table-cell office:value-type="string">
            <text:p>cool_1970</text:p>
          </table:table-cell>
          <table:table-cell office:value-type="string">
            <text:p>cool_1960</text:p>
          </table:table-cell>
          <table:table-cell table:number-columns-repeated="1018"/>
        </table:table-row>
        <table:table-row table:style-name="ro1">
          <table:table-cell table:number-columns-repeated="2" office:value-type="string">
            <text:p>cool_1940</text:p>
          </table:table-cell>
          <table:table-cell office:value-type="string">
            <text:p>cool_1950</text:p>
          </table:table-cell>
          <table:table-cell office:value-type="string">
            <text:p>cool_1960</text:p>
          </table:table-cell>
          <table:table-cell table:number-columns-repeated="2" office:value-type="string">
            <text:p>cool_1950</text:p>
          </table:table-cell>
          <table:table-cell table:number-columns-repeated="1018"/>
        </table:table-row>
        <table:table-row table:style-name="ro1">
          <table:table-cell table:number-columns-repeated="2" office:value-type="string">
            <text:p>cool_1950</text:p>
          </table:table-cell>
          <table:table-cell office:value-type="string">
            <text:p>cool_1960</text:p>
          </table:table-cell>
          <table:table-cell table:number-columns-repeated="2" office:value-type="string">
            <text:p>cool_1940</text:p>
          </table:table-cell>
          <table:table-cell office:value-type="string">
            <text:p>cool_1930</text:p>
          </table:table-cell>
          <table:table-cell table:number-columns-repeated="1018"/>
        </table:table-row>
        <table:table-row table:style-name="ro1">
          <table:table-cell table:number-columns-repeated="2" office:value-type="string">
            <text:p>cool_1960</text:p>
          </table:table-cell>
          <table:table-cell office:value-type="string">
            <text:p>cool_1920</text:p>
          </table:table-cell>
          <table:table-cell office:value-type="string">
            <text:p>cool_1970</text:p>
          </table:table-cell>
          <table:table-cell office:value-type="string">
            <text:p>cool_1930</text:p>
          </table:table-cell>
          <table:table-cell office:value-type="string">
            <text:p>cool_1940</text:p>
          </table:table-cell>
          <table:table-cell table:number-columns-repeated="1018"/>
        </table:table-row>
        <table:table-row table:style-name="ro1">
          <table:table-cell table:number-columns-repeated="3" office:value-type="string">
            <text:p>cool_1970</text:p>
          </table:table-cell>
          <table:table-cell table:number-columns-repeated="3" office:value-type="string">
            <text:p>cool_1920</text:p>
          </table:table-cell>
          <table:table-cell table:number-columns-repeated="1018"/>
        </table:table-row>
        <table:table-row table:style-name="ro1">
          <table:table-cell table:number-columns-repeated="6" office:value-type="string">
            <text:p>warm</text:p>
          </table:table-cell>
          <table:table-cell table:number-columns-repeated="1018"/>
        </table:table-row>
        <table:table-row table:style-name="ro1">
          <table:table-cell office:value-type="string">
            <text:p>balmy</text:p>
          </table:table-cell>
          <table:table-cell office:value-type="string">
            <text:p>cold</text:p>
          </table:table-cell>
          <table:table-cell office:value-type="string">
            <text:p>quiet</text:p>
          </table:table-cell>
          <table:table-cell table:number-columns-repeated="2" office:value-type="string">
            <text:p>chilly</text:p>
          </table:table-cell>
          <table:table-cell office:value-type="string">
            <text:p>quiet</text:p>
          </table:table-cell>
          <table:table-cell table:number-columns-repeated="1018"/>
        </table:table-row>
        <table:table-row table:style-name="ro1">
          <table:table-cell office:value-type="string">
            <text:p>breezes</text:p>
          </table:table-cell>
          <table:table-cell office:value-type="string">
            <text:p>quiet</text:p>
          </table:table-cell>
          <table:table-cell office:value-type="string">
            <text:p>chilly</text:p>
          </table:table-cell>
          <table:table-cell table:number-columns-repeated="2" office:value-type="string">
            <text:p>cold</text:p>
          </table:table-cell>
          <table:table-cell office:value-type="string">
            <text:p>chilly</text:p>
          </table:table-cell>
          <table:table-cell table:number-columns-repeated="1018"/>
        </table:table-row>
        <table:table-row table:style-name="ro1">
          <table:table-cell office:value-type="string">
            <text:p>quiet</text:p>
          </table:table-cell>
          <table:table-cell office:value-type="string">
            <text:p>moist</text:p>
          </table:table-cell>
          <table:table-cell office:value-type="string">
            <text:p>cold</text:p>
          </table:table-cell>
          <table:table-cell table:number-columns-repeated="2" office:value-type="string">
            <text:p>quiet</text:p>
          </table:table-cell>
          <table:table-cell office:value-type="string">
            <text:p>damp</text:p>
          </table:table-cell>
          <table:table-cell table:number-columns-repeated="1018"/>
        </table:table-row>
        <table:table-row table:style-name="ro1">
          <table:table-cell table:number-columns-repeated="1024"/>
        </table:table-row>
        <table:table-row table:style-name="ro1">
          <table:table-cell table:style-name="ce12" office:value-type="string">
            <text:p>deer_1920</text:p>
          </table:table-cell>
          <table:table-cell table:style-name="ce12" office:value-type="string">
            <text:p>deer_1930</text:p>
          </table:table-cell>
          <table:table-cell table:style-name="ce12" office:value-type="string">
            <text:p>deer_1940</text:p>
          </table:table-cell>
          <table:table-cell table:style-name="ce12" office:value-type="string">
            <text:p>deer_1950</text:p>
          </table:table-cell>
          <table:table-cell table:style-name="ce12" office:value-type="string">
            <text:p>deer_1960</text:p>
          </table:table-cell>
          <table:table-cell table:style-name="ce12" office:value-type="string">
            <text:p>deer_1970</text:p>
          </table:table-cell>
          <table:table-cell table:number-columns-repeated="1018"/>
        </table:table-row>
        <table:table-row table:style-name="ro1">
          <table:table-cell office:value-type="string">
            <text:p>deer_1930</text:p>
          </table:table-cell>
          <table:table-cell office:value-type="string">
            <text:p>deer_1940</text:p>
          </table:table-cell>
          <table:table-cell office:value-type="string">
            <text:p>deer_1950</text:p>
          </table:table-cell>
          <table:table-cell office:value-type="string">
            <text:p>deer_1940</text:p>
          </table:table-cell>
          <table:table-cell office:value-type="string">
            <text:p>deer_1970</text:p>
          </table:table-cell>
          <table:table-cell office:value-type="string">
            <text:p>deer_1940</text:p>
          </table:table-cell>
          <table:table-cell table:number-columns-repeated="1018"/>
        </table:table-row>
        <table:table-row table:style-name="ro1">
          <table:table-cell office:value-type="string">
            <text:p>deer_1950</text:p>
          </table:table-cell>
          <table:table-cell office:value-type="string">
            <text:p>deer_1920</text:p>
          </table:table-cell>
          <table:table-cell table:number-columns-repeated="2" office:value-type="string">
            <text:p>deer_1970</text:p>
          </table:table-cell>
          <table:table-cell office:value-type="string">
            <text:p>deer_1940</text:p>
          </table:table-cell>
          <table:table-cell office:value-type="string">
            <text:p>deer_1960</text:p>
          </table:table-cell>
          <table:table-cell table:number-columns-repeated="1018"/>
        </table:table-row>
        <table:table-row table:style-name="ro1">
          <table:table-cell office:value-type="string">
            <text:p>deer_1960</text:p>
          </table:table-cell>
          <table:table-cell office:value-type="string">
            <text:p>deer_1950</text:p>
          </table:table-cell>
          <table:table-cell table:number-columns-repeated="2" office:value-type="string">
            <text:p>deer_1960</text:p>
          </table:table-cell>
          <table:table-cell table:number-columns-repeated="2" office:value-type="string">
            <text:p>deer_1950</text:p>
          </table:table-cell>
          <table:table-cell table:number-columns-repeated="1018"/>
        </table:table-row>
        <table:table-row table:style-name="ro1">
          <table:table-cell office:value-type="string">
            <text:p>deer_1970</text:p>
          </table:table-cell>
          <table:table-cell office:value-type="string">
            <text:p>deer_1960</text:p>
          </table:table-cell>
          <table:table-cell office:value-type="string">
            <text:p>deer_1930</text:p>
          </table:table-cell>
          <table:table-cell office:value-type="string">
            <text:p>pheasants</text:p>
          </table:table-cell>
          <table:table-cell office:value-type="string">
            <text:p>deer_1930</text:p>
          </table:table-cell>
          <table:table-cell office:value-type="string">
            <text:p>deer_1920</text:p>
          </table:table-cell>
          <table:table-cell table:number-columns-repeated="1018"/>
        </table:table-row>
        <table:table-row table:style-name="ro1">
          <table:table-cell office:value-type="string">
            <text:p>deer_1940</text:p>
          </table:table-cell>
          <table:table-cell office:value-type="string">
            <text:p>deer_1970</text:p>
          </table:table-cell>
          <table:table-cell office:value-type="string">
            <text:p>deer_1920</text:p>
          </table:table-cell>
          <table:table-cell office:value-type="string">
            <text:p>deer_1930</text:p>
          </table:table-cell>
          <table:table-cell office:value-type="string">
            <text:p>deer_1920</text:p>
          </table:table-cell>
          <table:table-cell office:value-type="string">
            <text:p>deer_1930</text:p>
          </table:table-cell>
          <table:table-cell table:number-columns-repeated="1018"/>
        </table:table-row>
        <table:table-row table:style-name="ro1">
          <table:table-cell office:value-type="string">
            <text:p>boar</text:p>
          </table:table-cell>
          <table:table-cell office:value-type="string">
            <text:p>grizzly</text:p>
          </table:table-cell>
          <table:table-cell office:value-type="string">
            <text:p>caribou</text:p>
          </table:table-cell>
          <table:table-cell office:value-type="string">
            <text:p>deer_1920</text:p>
          </table:table-cell>
          <table:table-cell office:value-type="string">
            <text:p>pheasants</text:p>
          </table:table-cell>
          <table:table-cell office:value-type="string">
            <text:p>bison</text:p>
          </table:table-cell>
          <table:table-cell table:number-columns-repeated="1018"/>
        </table:table-row>
        <table:table-row table:style-name="ro1">
          <table:table-cell office:value-type="string">
            <text:p>grizzly</text:p>
          </table:table-cell>
          <table:table-cell office:value-type="string">
            <text:p>pheasants</text:p>
          </table:table-cell>
          <table:table-cell office:value-type="string">
            <text:p>boar</text:p>
          </table:table-cell>
          <table:table-cell office:value-type="string">
            <text:p>foxes</text:p>
          </table:table-cell>
          <table:table-cell office:value-type="string">
            <text:p>bison</text:p>
          </table:table-cell>
          <table:table-cell office:value-type="string">
            <text:p>antelope</text:p>
          </table:table-cell>
          <table:table-cell table:number-columns-repeated="1018"/>
        </table:table-row>
        <table:table-row table:style-name="ro1">
          <table:table-cell office:value-type="string">
            <text:p>pheasants</text:p>
          </table:table-cell>
          <table:table-cell office:value-type="string">
            <text:p>boar</text:p>
          </table:table-cell>
          <table:table-cell office:value-type="string">
            <text:p>antelope</text:p>
          </table:table-cell>
          <table:table-cell office:value-type="string">
            <text:p>boar</text:p>
          </table:table-cell>
          <table:table-cell office:value-type="string">
            <text:p>caribou</text:p>
          </table:table-cell>
          <table:table-cell office:value-type="string">
            <text:p>pheasants</text:p>
          </table:table-cell>
          <table:table-cell table:number-columns-repeated="1018"/>
        </table:table-row>
        <table:table-row table:style-name="ro1">
          <table:table-cell table:number-columns-repeated="2" office:value-type="string">
            <text:p>caribou</text:p>
          </table:table-cell>
          <table:table-cell office:value-type="string">
            <text:p>grizzly</text:p>
          </table:table-cell>
          <table:table-cell office:value-type="string">
            <text:p>hares</text:p>
          </table:table-cell>
          <table:table-cell office:value-type="string">
            <text:p>grizzly</text:p>
          </table:table-cell>
          <table:table-cell office:value-type="string">
            <text:p>boar</text:p>
          </table:table-cell>
          <table:table-cell table:number-columns-repeated="1018"/>
        </table:table-row>
        <table:table-row table:style-name="ro1">
          <table:table-cell table:number-columns-repeated="1024"/>
        </table:table-row>
        <table:table-row table:style-name="ro1">
          <table:table-cell table:style-name="ce12" office:value-type="string">
            <text:p>export_1920</text:p>
          </table:table-cell>
          <table:table-cell table:style-name="ce12" office:value-type="string">
            <text:p>export_1930</text:p>
          </table:table-cell>
          <table:table-cell table:style-name="ce12" office:value-type="string">
            <text:p>export_1940</text:p>
          </table:table-cell>
          <table:table-cell table:style-name="ce12" office:value-type="string">
            <text:p>export_1950</text:p>
          </table:table-cell>
          <table:table-cell table:style-name="ce12" office:value-type="string">
            <text:p>export_1960</text:p>
          </table:table-cell>
          <table:table-cell table:style-name="ce12" office:value-type="string">
            <text:p>export_1970</text:p>
          </table:table-cell>
          <table:table-cell table:number-columns-repeated="1018"/>
        </table:table-row>
        <table:table-row table:style-name="ro1">
          <table:table-cell office:value-type="string">
            <text:p>export_1930</text:p>
          </table:table-cell>
          <table:table-cell office:value-type="string">
            <text:p>export_1920</text:p>
          </table:table-cell>
          <table:table-cell office:value-type="string">
            <text:p>export_1950</text:p>
          </table:table-cell>
          <table:table-cell office:value-type="string">
            <text:p>export_1940</text:p>
          </table:table-cell>
          <table:table-cell office:value-type="string">
            <text:p>export_1950</text:p>
          </table:table-cell>
          <table:table-cell office:value-type="string">
            <text:p>export_1960</text:p>
          </table:table-cell>
          <table:table-cell table:number-columns-repeated="1018"/>
        </table:table-row>
        <table:table-row table:style-name="ro1">
          <table:table-cell table:number-columns-repeated="2" office:value-type="string">
            <text:p>exports</text:p>
          </table:table-cell>
          <table:table-cell office:value-type="string">
            <text:p>export_1930</text:p>
          </table:table-cell>
          <table:table-cell office:value-type="string">
            <text:p>exports</text:p>
          </table:table-cell>
          <table:table-cell office:value-type="string">
            <text:p>export_1970</text:p>
          </table:table-cell>
          <table:table-cell office:value-type="string">
            <text:p>export_1950</text:p>
          </table:table-cell>
          <table:table-cell table:number-columns-repeated="1018"/>
        </table:table-row>
        <table:table-row table:style-name="ro1">
          <table:table-cell table:number-columns-repeated="2" office:value-type="string">
            <text:p>export_1940</text:p>
          </table:table-cell>
          <table:table-cell office:value-type="string">
            <text:p>exports</text:p>
          </table:table-cell>
          <table:table-cell office:value-type="string">
            <text:p>imports</text:p>
          </table:table-cell>
          <table:table-cell office:value-type="string">
            <text:p>export_1940</text:p>
          </table:table-cell>
          <table:table-cell office:value-type="string">
            <text:p>imports</text:p>
          </table:table-cell>
          <table:table-cell table:number-columns-repeated="1018"/>
        </table:table-row>
        <table:table-row table:style-name="ro1">
          <table:table-cell table:number-columns-repeated="2" office:value-type="string">
            <text:p>imports</text:p>
          </table:table-cell>
          <table:table-cell office:value-type="string">
            <text:p>export_1920</text:p>
          </table:table-cell>
          <table:table-cell office:value-type="string">
            <text:p>export_1960</text:p>
          </table:table-cell>
          <table:table-cell table:number-columns-repeated="2" office:value-type="string">
            <text:p>exports</text:p>
          </table:table-cell>
          <table:table-cell table:number-columns-repeated="1018"/>
        </table:table-row>
        <table:table-row table:style-name="ro1">
          <table:table-cell table:number-columns-repeated="2" office:value-type="string">
            <text:p>export_1950</text:p>
          </table:table-cell>
          <table:table-cell office:value-type="string">
            <text:p>export_1960</text:p>
          </table:table-cell>
          <table:table-cell office:value-type="string">
            <text:p>export_1930</text:p>
          </table:table-cell>
          <table:table-cell office:value-type="string">
            <text:p>imports</text:p>
          </table:table-cell>
          <table:table-cell office:value-type="string">
            <text:p>export_1940</text:p>
          </table:table-cell>
          <table:table-cell table:number-columns-repeated="1018"/>
        </table:table-row>
        <table:table-row table:style-name="ro1">
          <table:table-cell office:value-type="string">
            <text:p>importers</text:p>
          </table:table-cell>
          <table:table-cell office:value-type="string">
            <text:p>export_1970</text:p>
          </table:table-cell>
          <table:table-cell office:value-type="string">
            <text:p>imports</text:p>
          </table:table-cell>
          <table:table-cell office:value-type="string">
            <text:p>export_1970</text:p>
          </table:table-cell>
          <table:table-cell table:number-columns-repeated="2" office:value-type="string">
            <text:p>export_1930</text:p>
          </table:table-cell>
          <table:table-cell table:number-columns-repeated="1018"/>
        </table:table-row>
        <table:table-row table:style-name="ro1">
          <table:table-cell table:number-columns-repeated="2" office:value-type="string">
            <text:p>exporters</text:p>
          </table:table-cell>
          <table:table-cell office:value-type="string">
            <text:p>export_1970</text:p>
          </table:table-cell>
          <table:table-cell office:value-type="string">
            <text:p>export_1920</text:p>
          </table:table-cell>
          <table:table-cell office:value-type="string">
            <text:p>importers</text:p>
          </table:table-cell>
          <table:table-cell office:value-type="string">
            <text:p>import</text:p>
          </table:table-cell>
          <table:table-cell table:number-columns-repeated="1018"/>
        </table:table-row>
        <table:table-row table:style-name="ro1">
          <table:table-cell office:value-type="string">
            <text:p>commodities</text:p>
          </table:table-cell>
          <table:table-cell table:number-columns-repeated="2" office:value-type="string">
            <text:p>import</text:p>
          </table:table-cell>
          <table:table-cell office:value-type="string">
            <text:p>importers</text:p>
          </table:table-cell>
          <table:table-cell office:value-type="string">
            <text:p>exporters</text:p>
          </table:table-cell>
          <table:table-cell office:value-type="string">
            <text:p>export_1920</text:p>
          </table:table-cell>
          <table:table-cell table:number-columns-repeated="1018"/>
        </table:table-row>
        <table:table-row table:style-name="ro1">
          <table:table-cell office:value-type="string">
            <text:p>export_1970</text:p>
          </table:table-cell>
          <table:table-cell office:value-type="string">
            <text:p>importations</text:p>
          </table:table-cell>
          <table:table-cell office:value-type="string">
            <text:p>exporters</text:p>
          </table:table-cell>
          <table:table-cell office:value-type="string">
            <text:p>import</text:p>
          </table:table-cell>
          <table:table-cell office:value-type="string">
            <text:p>export_1920</text:p>
          </table:table-cell>
          <table:table-cell office:value-type="string">
            <text:p>importers</text:p>
          </table:table-cell>
          <table:table-cell table:number-columns-repeated="1018"/>
        </table:table-row>
        <table:table-row table:style-name="ro1">
          <table:table-cell table:number-columns-repeated="1024"/>
        </table:table-row>
        <table:table-row table:style-name="ro1">
          <table:table-cell table:style-name="ce12" office:value-type="string">
            <text:p>flight_1920</text:p>
          </table:table-cell>
          <table:table-cell table:style-name="ce12" office:value-type="string">
            <text:p>flight_1930</text:p>
          </table:table-cell>
          <table:table-cell table:style-name="ce12" office:value-type="string">
            <text:p>flight_1940</text:p>
          </table:table-cell>
          <table:table-cell table:style-name="ce12" office:value-type="string">
            <text:p>flight_1950</text:p>
          </table:table-cell>
          <table:table-cell table:style-name="ce12" office:value-type="string">
            <text:p>flight_1960</text:p>
          </table:table-cell>
          <table:table-cell table:style-name="ce12" office:value-type="string">
            <text:p>flight_1970</text:p>
          </table:table-cell>
          <table:table-cell table:number-columns-repeated="1018"/>
        </table:table-row>
        <table:table-row table:style-name="ro1">
          <table:table-cell office:value-type="string">
            <text:p>flight_1930</text:p>
          </table:table-cell>
          <table:table-cell office:value-type="string">
            <text:p>flight_1920</text:p>
          </table:table-cell>
          <table:table-cell office:value-type="string">
            <text:p>flight_1950</text:p>
          </table:table-cell>
          <table:table-cell office:value-type="string">
            <text:p>flight_1960</text:p>
          </table:table-cell>
          <table:table-cell office:value-type="string">
            <text:p>flight_1970</text:p>
          </table:table-cell>
          <table:table-cell office:value-type="string">
            <text:p>flight_1960</text:p>
          </table:table-cell>
          <table:table-cell table:number-columns-repeated="1018"/>
        </table:table-row>
        <table:table-row table:style-name="ro1">
          <table:table-cell office:value-type="string">
            <text:p>flight_1950</text:p>
          </table:table-cell>
          <table:table-cell office:value-type="string">
            <text:p>flight_1940</text:p>
          </table:table-cell>
          <table:table-cell office:value-type="string">
            <text:p>flight_1930</text:p>
          </table:table-cell>
          <table:table-cell office:value-type="string">
            <text:p>flight_1940</text:p>
          </table:table-cell>
          <table:table-cell table:number-columns-repeated="2" office:value-type="string">
            <text:p>flight_1950</text:p>
          </table:table-cell>
          <table:table-cell table:number-columns-repeated="1018"/>
        </table:table-row>
        <table:table-row table:style-name="ro1">
          <table:table-cell office:value-type="string">
            <text:p>flight_1940</text:p>
          </table:table-cell>
          <table:table-cell office:value-type="string">
            <text:p>flight_1950</text:p>
          </table:table-cell>
          <table:table-cell office:value-type="string">
            <text:p>flight_1920</text:p>
          </table:table-cell>
          <table:table-cell office:value-type="string">
            <text:p>flight_1970</text:p>
          </table:table-cell>
          <table:table-cell office:value-type="string">
            <text:p>flight_1940</text:p>
          </table:table-cell>
          <table:table-cell office:value-type="string">
            <text:p>flights</text:p>
          </table:table-cell>
          <table:table-cell table:number-columns-repeated="1018"/>
        </table:table-row>
        <table:table-row table:style-name="ro1">
          <table:table-cell table:number-columns-repeated="3" office:value-type="string">
            <text:p>flight_1960</text:p>
          </table:table-cell>
          <table:table-cell table:number-columns-repeated="3" office:value-type="string">
            <text:p>flight_1930</text:p>
          </table:table-cell>
          <table:table-cell table:number-columns-repeated="1018"/>
        </table:table-row>
        <table:table-row table:style-name="ro1">
          <table:table-cell table:number-columns-repeated="3" office:value-type="string">
            <text:p>flight_1970</text:p>
          </table:table-cell>
          <table:table-cell office:value-type="string">
            <text:p>flight_1920</text:p>
          </table:table-cell>
          <table:table-cell office:value-type="string">
            <text:p>flights</text:p>
          </table:table-cell>
          <table:table-cell office:value-type="string">
            <text:p>flight_1940</text:p>
          </table:table-cell>
          <table:table-cell table:number-columns-repeated="1018"/>
        </table:table-row>
        <table:table-row table:style-name="ro1">
          <table:table-cell table:number-columns-repeated="4" office:value-type="string">
            <text:p>flights</text:p>
          </table:table-cell>
          <table:table-cell table:number-columns-repeated="2" office:value-type="string">
            <text:p>flight_1920</text:p>
          </table:table-cell>
          <table:table-cell table:number-columns-repeated="1018"/>
        </table:table-row>
        <table:table-row table:style-name="ro1">
          <table:table-cell office:value-type="string">
            <text:p>journey</text:p>
          </table:table-cell>
          <table:table-cell office:value-type="string">
            <text:p>non-stop</text:p>
          </table:table-cell>
          <table:table-cell office:value-type="string">
            <text:p>flying</text:p>
          </table:table-cell>
          <table:table-cell office:value-type="string">
            <text:p>non-stop</text:p>
          </table:table-cell>
          <table:table-cell office:value-type="string">
            <text:p>takeoff</text:p>
          </table:table-cell>
          <table:table-cell office:value-type="string">
            <text:p>plane</text:p>
          </table:table-cell>
          <table:table-cell table:number-columns-repeated="1018"/>
        </table:table-row>
        <table:table-row table:style-name="ro1">
          <table:table-cell office:value-type="string">
            <text:p>non-stop</text:p>
          </table:table-cell>
          <table:table-cell office:value-type="string">
            <text:p>journey</text:p>
          </table:table-cell>
          <table:table-cell office:value-type="string">
            <text:p>landing</text:p>
          </table:table-cell>
          <table:table-cell office:value-type="string">
            <text:p>airliner</text:p>
          </table:table-cell>
          <table:table-cell office:value-type="string">
            <text:p>gemini</text:p>
          </table:table-cell>
          <table:table-cell office:value-type="string">
            <text:p>takeoff</text:p>
          </table:table-cell>
          <table:table-cell table:number-columns-repeated="1018"/>
        </table:table-row>
        <table:table-row table:style-name="ro1">
          <table:table-cell office:value-type="string">
            <text:p>voyage</text:p>
          </table:table-cell>
          <table:table-cell office:value-type="string">
            <text:p>ascent</text:p>
          </table:table-cell>
          <table:table-cell table:number-columns-repeated="2" office:value-type="string">
            <text:p>plane</text:p>
          </table:table-cell>
          <table:table-cell office:value-type="string">
            <text:p>take-off</text:p>
          </table:table-cell>
          <table:table-cell office:value-type="string">
            <text:p>airliner</text:p>
          </table:table-cell>
          <table:table-cell table:number-columns-repeated="1018"/>
        </table:table-row>
        <table:table-row table:style-name="ro1">
          <table:table-cell table:number-columns-repeated="1024"/>
        </table:table-row>
        <table:table-row table:style-name="ro1">
          <table:table-cell table:style-name="ce12" office:value-type="string">
            <text:p>founder_1920</text:p>
          </table:table-cell>
          <table:table-cell table:style-name="ce12" office:value-type="string">
            <text:p>founder_1930</text:p>
          </table:table-cell>
          <table:table-cell table:style-name="ce12" office:value-type="string">
            <text:p>founder_1940</text:p>
          </table:table-cell>
          <table:table-cell table:style-name="ce12" office:value-type="string">
            <text:p>founder_1950</text:p>
          </table:table-cell>
          <table:table-cell table:style-name="ce12" office:value-type="string">
            <text:p>founder_1960</text:p>
          </table:table-cell>
          <table:table-cell table:style-name="ce12" office:value-type="string">
            <text:p>founder_1970</text:p>
          </table:table-cell>
          <table:table-cell table:number-columns-repeated="1018"/>
        </table:table-row>
        <table:table-row table:style-name="ro1">
          <table:table-cell table:number-columns-repeated="3" office:value-type="string">
            <text:p>founder_1950</text:p>
          </table:table-cell>
          <table:table-cell office:value-type="string">
            <text:p>founder_1920</text:p>
          </table:table-cell>
          <table:table-cell table:number-columns-repeated="2" office:value-type="string">
            <text:p>founder_1950</text:p>
          </table:table-cell>
          <table:table-cell table:number-columns-repeated="1018"/>
        </table:table-row>
        <table:table-row table:style-name="ro1">
          <table:table-cell office:value-type="string">
            <text:p>founder_1930</text:p>
          </table:table-cell>
          <table:table-cell table:number-columns-repeated="2" office:value-type="string">
            <text:p>founder_1920</text:p>
          </table:table-cell>
          <table:table-cell table:number-columns-repeated="2" office:value-type="string">
            <text:p>founder_1930</text:p>
          </table:table-cell>
          <table:table-cell office:value-type="string">
            <text:p>founder_1940</text:p>
          </table:table-cell>
          <table:table-cell table:number-columns-repeated="1018"/>
        </table:table-row>
        <table:table-row table:style-name="ro1">
          <table:table-cell table:number-columns-repeated="2" office:value-type="string">
            <text:p>founder_1940</text:p>
          </table:table-cell>
          <table:table-cell office:value-type="string">
            <text:p>founder_1970</text:p>
          </table:table-cell>
          <table:table-cell office:value-type="string">
            <text:p>founder_1940</text:p>
          </table:table-cell>
          <table:table-cell office:value-type="string">
            <text:p>founder_1970</text:p>
          </table:table-cell>
          <table:table-cell office:value-type="string">
            <text:p>founder_1960</text:p>
          </table:table-cell>
          <table:table-cell table:number-columns-repeated="1018"/>
        </table:table-row>
        <table:table-row table:style-name="ro1">
          <table:table-cell office:value-type="string">
            <text:p>founder_1970</text:p>
          </table:table-cell>
          <table:table-cell office:value-type="string">
            <text:p>founder_1960</text:p>
          </table:table-cell>
          <table:table-cell office:value-type="string">
            <text:p>founder_1930</text:p>
          </table:table-cell>
          <table:table-cell office:value-type="string">
            <text:p>founder_1960</text:p>
          </table:table-cell>
          <table:table-cell table:number-columns-repeated="2" office:value-type="string">
            <text:p>founder_1920</text:p>
          </table:table-cell>
          <table:table-cell table:number-columns-repeated="1018"/>
        </table:table-row>
        <table:table-row table:style-name="ro1">
          <table:table-cell office:value-type="string">
            <text:p>founder_1960</text:p>
          </table:table-cell>
          <table:table-cell office:value-type="string">
            <text:p>founder_1970</text:p>
          </table:table-cell>
          <table:table-cell office:value-type="string">
            <text:p>founder_1960</text:p>
          </table:table-cell>
          <table:table-cell office:value-type="string">
            <text:p>founder_1970</text:p>
          </table:table-cell>
          <table:table-cell office:value-type="string">
            <text:p>founder_1940</text:p>
          </table:table-cell>
          <table:table-cell office:value-type="string">
            <text:p>founder_1930</text:p>
          </table:table-cell>
          <table:table-cell table:number-columns-repeated="1018"/>
        </table:table-row>
        <table:table-row table:style-name="ro1">
          <table:table-cell office:value-type="string">
            <text:p>scion</text:p>
          </table:table-cell>
          <table:table-cell office:value-type="string">
            <text:p>emeritus</text:p>
          </table:table-cell>
          <table:table-cell office:value-type="string">
            <text:p>originator</text:p>
          </table:table-cell>
          <table:table-cell table:number-columns-repeated="2" office:value-type="string">
            <text:p>emeritus</text:p>
          </table:table-cell>
          <table:table-cell office:value-type="string">
            <text:p>originator</text:p>
          </table:table-cell>
          <table:table-cell table:number-columns-repeated="1018"/>
        </table:table-row>
        <table:table-row table:style-name="ro1">
          <table:table-cell office:value-type="string">
            <text:p>emeritus</text:p>
          </table:table-cell>
          <table:table-cell office:value-type="string">
            <text:p>rosenwald</text:p>
          </table:table-cell>
          <table:table-cell office:value-type="string">
            <text:p>emeritus</text:p>
          </table:table-cell>
          <table:table-cell office:value-type="string">
            <text:p>scion</text:p>
          </table:table-cell>
          <table:table-cell office:value-type="string">
            <text:p>originator</text:p>
          </table:table-cell>
          <table:table-cell office:value-type="string">
            <text:p>secretary-treasurer</text:p>
          </table:table-cell>
          <table:table-cell table:number-columns-repeated="1018"/>
        </table:table-row>
        <table:table-row table:style-name="ro1">
          <table:table-cell office:value-type="string">
            <text:p>originator</text:p>
          </table:table-cell>
          <table:table-cell table:number-columns-repeated="2" office:value-type="string">
            <text:p>scion</text:p>
          </table:table-cell>
          <table:table-cell office:value-type="string">
            <text:p>noyes</text:p>
          </table:table-cell>
          <table:table-cell office:value-type="string">
            <text:p>scion</text:p>
          </table:table-cell>
          <table:table-cell office:value-type="string">
            <text:p>noyes</text:p>
          </table:table-cell>
          <table:table-cell table:number-columns-repeated="1018"/>
        </table:table-row>
        <table:table-row table:style-name="ro1">
          <table:table-cell table:number-columns-repeated="2" office:value-type="string">
            <text:p>founders</text:p>
          </table:table-cell>
          <table:table-cell office:value-type="string">
            <text:p>birthplace</text:p>
          </table:table-cell>
          <table:table-cell office:value-type="string">
            <text:p>chauncey</text:p>
          </table:table-cell>
          <table:table-cell office:value-type="string">
            <text:p>founders</text:p>
          </table:table-cell>
          <table:table-cell office:value-type="string">
            <text:p>scion</text:p>
          </table:table-cell>
          <table:table-cell table:number-columns-repeated="1018"/>
        </table:table-row>
        <table:table-row table:style-name="ro1">
          <table:table-cell table:number-columns-repeated="1024"/>
        </table:table-row>
        <table:table-row table:style-name="ro1">
          <table:table-cell table:style-name="ce12" office:value-type="string">
            <text:p>gay_1920</text:p>
          </table:table-cell>
          <table:table-cell table:style-name="ce12" office:value-type="string">
            <text:p>gay_1930</text:p>
          </table:table-cell>
          <table:table-cell table:style-name="ce12" office:value-type="string">
            <text:p>gay_1940</text:p>
          </table:table-cell>
          <table:table-cell table:style-name="ce12" office:value-type="string">
            <text:p>gay_1950</text:p>
          </table:table-cell>
          <table:table-cell table:style-name="ce12" office:value-type="string">
            <text:p>gay_1960</text:p>
          </table:table-cell>
          <table:table-cell table:style-name="ce12" office:value-type="string">
            <text:p>gay_1970</text:p>
          </table:table-cell>
          <table:table-cell table:number-columns-repeated="1018"/>
        </table:table-row>
        <table:table-row table:style-name="ro1">
          <table:table-cell table:number-columns-repeated="3" office:value-type="string">
            <text:p>gay_1950</text:p>
          </table:table-cell>
          <table:table-cell office:value-type="string">
            <text:p>gay_1920</text:p>
          </table:table-cell>
          <table:table-cell table:number-columns-repeated="2" office:value-type="string">
            <text:p>gay_1950</text:p>
          </table:table-cell>
          <table:table-cell table:number-columns-repeated="1018"/>
        </table:table-row>
        <table:table-row table:style-name="ro1">
          <table:table-cell office:value-type="string">
            <text:p>gay_1960</text:p>
          </table:table-cell>
          <table:table-cell table:number-columns-repeated="2" office:value-type="string">
            <text:p>gay_1920</text:p>
          </table:table-cell>
          <table:table-cell office:value-type="string">
            <text:p>gay_1940</text:p>
          </table:table-cell>
          <table:table-cell office:value-type="string">
            <text:p>gay_1920</text:p>
          </table:table-cell>
          <table:table-cell office:value-type="string">
            <text:p>gay_1960</text:p>
          </table:table-cell>
          <table:table-cell table:number-columns-repeated="1018"/>
        </table:table-row>
        <table:table-row table:style-name="ro1">
          <table:table-cell office:value-type="string">
            <text:p>gay_1940</text:p>
          </table:table-cell>
          <table:table-cell table:number-columns-repeated="3" office:value-type="string">
            <text:p>gay_1960</text:p>
          </table:table-cell>
          <table:table-cell office:value-type="string">
            <text:p>gay_1940</text:p>
          </table:table-cell>
          <table:table-cell office:value-type="string">
            <text:p>gay_1920</text:p>
          </table:table-cell>
          <table:table-cell table:number-columns-repeated="1018"/>
        </table:table-row>
        <table:table-row table:style-name="ro1">
          <table:table-cell office:value-type="string">
            <text:p>gay_1930</text:p>
          </table:table-cell>
          <table:table-cell office:value-type="string">
            <text:p>gay_1940</text:p>
          </table:table-cell>
          <table:table-cell table:number-columns-repeated="3" office:value-type="string">
            <text:p>gay_1930</text:p>
          </table:table-cell>
          <table:table-cell office:value-type="string">
            <text:p>gay_1940</text:p>
          </table:table-cell>
          <table:table-cell table:number-columns-repeated="1018"/>
        </table:table-row>
        <table:table-row table:style-name="ro1">
          <table:table-cell office:value-type="string">
            <text:p>merry</text:p>
          </table:table-cell>
          <table:table-cell office:value-type="string">
            <text:p>charming</text:p>
          </table:table-cell>
          <table:table-cell office:value-type="string">
            <text:p>merry</text:p>
          </table:table-cell>
          <table:table-cell office:value-type="string">
            <text:p>charming</text:p>
          </table:table-cell>
          <table:table-cell office:value-type="string">
            <text:p>bright</text:p>
          </table:table-cell>
          <table:table-cell office:value-type="string">
            <text:p>activists</text:p>
          </table:table-cell>
          <table:table-cell table:number-columns-repeated="1018"/>
        </table:table-row>
        <table:table-row table:style-name="ro1">
          <table:table-cell office:value-type="string">
            <text:p>charming</text:p>
          </table:table-cell>
          <table:table-cell table:number-columns-repeated="3" office:value-type="string">
            <text:p>cheerful</text:p>
          </table:table-cell>
          <table:table-cell office:value-type="string">
            <text:p>gay_1970</text:p>
          </table:table-cell>
          <table:table-cell office:value-type="string">
            <text:p>gay_1930</text:p>
          </table:table-cell>
          <table:table-cell table:number-columns-repeated="1018"/>
        </table:table-row>
        <table:table-row table:style-name="ro1">
          <table:table-cell office:value-type="string">
            <text:p>cheerful</text:p>
          </table:table-cell>
          <table:table-cell office:value-type="string">
            <text:p>gay_1970</text:p>
          </table:table-cell>
          <table:table-cell office:value-type="string">
            <text:p>charmingly</text:p>
          </table:table-cell>
          <table:table-cell office:value-type="string">
            <text:p>lighthearted</text:p>
          </table:table-cell>
          <table:table-cell office:value-type="string">
            <text:p>cheerful</text:p>
          </table:table-cell>
          <table:table-cell office:value-type="string">
            <text:p>lighthearted</text:p>
          </table:table-cell>
          <table:table-cell table:number-columns-repeated="1018"/>
        </table:table-row>
        <table:table-row table:style-name="ro1">
          <table:table-cell table:number-columns-repeated="2" office:value-type="string">
            <text:p>gaiety</text:p>
          </table:table-cell>
          <table:table-cell office:value-type="string">
            <text:p>bright</text:p>
          </table:table-cell>
          <table:table-cell office:value-type="string">
            <text:p>gay_1970</text:p>
          </table:table-cell>
          <table:table-cell office:value-type="string">
            <text:p>charming</text:p>
          </table:table-cell>
          <table:table-cell office:value-type="string">
            <text:p>sexy</text:p>
          </table:table-cell>
          <table:table-cell table:number-columns-repeated="1018"/>
        </table:table-row>
        <table:table-row table:style-name="ro1">
          <table:table-cell office:value-type="string">
            <text:p>joyous</text:p>
          </table:table-cell>
          <table:table-cell office:value-type="string">
            <text:p>lighthearted</text:p>
          </table:table-cell>
          <table:table-cell office:value-type="string">
            <text:p>gay_1970</text:p>
          </table:table-cell>
          <table:table-cell office:value-type="string">
            <text:p>merry</text:p>
          </table:table-cell>
          <table:table-cell office:value-type="string">
            <text:p>lovely</text:p>
          </table:table-cell>
          <table:table-cell office:value-type="string">
            <text:p>rowdy</text:p>
          </table:table-cell>
          <table:table-cell table:number-columns-repeated="1018"/>
        </table:table-row>
        <table:table-row table:style-name="ro1">
          <table:table-cell table:number-columns-repeated="1024"/>
        </table:table-row>
        <table:table-row table:style-name="ro1">
          <table:table-cell table:style-name="ce12" office:value-type="string">
            <text:p>horse_1920</text:p>
          </table:table-cell>
          <table:table-cell table:style-name="ce12" office:value-type="string">
            <text:p>horse_1930</text:p>
          </table:table-cell>
          <table:table-cell table:style-name="ce12" office:value-type="string">
            <text:p>horse_1940</text:p>
          </table:table-cell>
          <table:table-cell table:style-name="ce12" office:value-type="string">
            <text:p>horse_1950</text:p>
          </table:table-cell>
          <table:table-cell table:style-name="ce12" office:value-type="string">
            <text:p>horse_1960</text:p>
          </table:table-cell>
          <table:table-cell table:style-name="ce12" office:value-type="string">
            <text:p>horse_1970</text:p>
          </table:table-cell>
          <table:table-cell table:number-columns-repeated="1018"/>
        </table:table-row>
        <table:table-row table:style-name="ro1">
          <table:table-cell office:value-type="string">
            <text:p>horse_1930</text:p>
          </table:table-cell>
          <table:table-cell office:value-type="string">
            <text:p>horse_1940</text:p>
          </table:table-cell>
          <table:table-cell table:number-columns-repeated="2" office:value-type="string">
            <text:p>horse_1930</text:p>
          </table:table-cell>
          <table:table-cell office:value-type="string">
            <text:p>horse_1970</text:p>
          </table:table-cell>
          <table:table-cell office:value-type="string">
            <text:p>horse_1960</text:p>
          </table:table-cell>
          <table:table-cell table:number-columns-repeated="1018"/>
        </table:table-row>
        <table:table-row table:style-name="ro1">
          <table:table-cell office:value-type="string">
            <text:p>horse_1940</text:p>
          </table:table-cell>
          <table:table-cell office:value-type="string">
            <text:p>horse_1920</text:p>
          </table:table-cell>
          <table:table-cell office:value-type="string">
            <text:p>horse_1950</text:p>
          </table:table-cell>
          <table:table-cell office:value-type="string">
            <text:p>horse_1940</text:p>
          </table:table-cell>
          <table:table-cell office:value-type="string">
            <text:p>horse_1950</text:p>
          </table:table-cell>
          <table:table-cell office:value-type="string">
            <text:p>horse_1930</text:p>
          </table:table-cell>
          <table:table-cell table:number-columns-repeated="1018"/>
        </table:table-row>
        <table:table-row table:style-name="ro1">
          <table:table-cell office:value-type="string">
            <text:p>horse_1970</text:p>
          </table:table-cell>
          <table:table-cell office:value-type="string">
            <text:p>horse_1950</text:p>
          </table:table-cell>
          <table:table-cell office:value-type="string">
            <text:p>horse_1970</text:p>
          </table:table-cell>
          <table:table-cell office:value-type="string">
            <text:p>horse_1960</text:p>
          </table:table-cell>
          <table:table-cell table:number-columns-repeated="2" office:value-type="string">
            <text:p>horse_1940</text:p>
          </table:table-cell>
          <table:table-cell table:number-columns-repeated="1018"/>
        </table:table-row>
        <table:table-row table:style-name="ro1">
          <table:table-cell office:value-type="string">
            <text:p>horse_1960</text:p>
          </table:table-cell>
          <table:table-cell office:value-type="string">
            <text:p>horse_1970</text:p>
          </table:table-cell>
          <table:table-cell office:value-type="string">
            <text:p>horse_1960</text:p>
          </table:table-cell>
          <table:table-cell office:value-type="string">
            <text:p>horse_1970</text:p>
          </table:table-cell>
          <table:table-cell office:value-type="string">
            <text:p>horse_1930</text:p>
          </table:table-cell>
          <table:table-cell office:value-type="string">
            <text:p>horse_1950</text:p>
          </table:table-cell>
          <table:table-cell table:number-columns-repeated="1018"/>
        </table:table-row>
        <table:table-row table:style-name="ro1">
          <table:table-cell office:value-type="string">
            <text:p>pony</text:p>
          </table:table-cell>
          <table:table-cell office:value-type="string">
            <text:p>horse_1960</text:p>
          </table:table-cell>
          <table:table-cell table:number-columns-repeated="4" office:value-type="string">
            <text:p>horse_1920</text:p>
          </table:table-cell>
          <table:table-cell table:number-columns-repeated="1018"/>
        </table:table-row>
        <table:table-row table:style-name="ro1">
          <table:table-cell office:value-type="string">
            <text:p>horse_1950</text:p>
          </table:table-cell>
          <table:table-cell table:number-columns-repeated="3" office:value-type="string">
            <text:p>mare</text:p>
          </table:table-cell>
          <table:table-cell office:value-type="string">
            <text:p>stallion</text:p>
          </table:table-cell>
          <table:table-cell office:value-type="string">
            <text:p>pony</text:p>
          </table:table-cell>
          <table:table-cell table:number-columns-repeated="1018"/>
        </table:table-row>
        <table:table-row table:style-name="ro1">
          <table:table-cell office:value-type="string">
            <text:p>horses</text:p>
          </table:table-cell>
          <table:table-cell office:value-type="string">
            <text:p>stallion</text:p>
          </table:table-cell>
          <table:table-cell office:value-type="string">
            <text:p>pony</text:p>
          </table:table-cell>
          <table:table-cell office:value-type="string">
            <text:p>stallion</text:p>
          </table:table-cell>
          <table:table-cell office:value-type="string">
            <text:p>horses</text:p>
          </table:table-cell>
          <table:table-cell office:value-type="string">
            <text:p>stallion</text:p>
          </table:table-cell>
          <table:table-cell table:number-columns-repeated="1018"/>
        </table:table-row>
        <table:table-row table:style-name="ro1">
          <table:table-cell office:value-type="string">
            <text:p>mare</text:p>
          </table:table-cell>
          <table:table-cell table:number-columns-repeated="3" office:value-type="string">
            <text:p>horses</text:p>
          </table:table-cell>
          <table:table-cell office:value-type="string">
            <text:p>pony</text:p>
          </table:table-cell>
          <table:table-cell office:value-type="string">
            <text:p>horses</text:p>
          </table:table-cell>
          <table:table-cell table:number-columns-repeated="1018"/>
        </table:table-row>
        <table:table-row table:style-name="ro1">
          <table:table-cell office:value-type="string">
            <text:p>stallion</text:p>
          </table:table-cell>
          <table:table-cell office:value-type="string">
            <text:p>pony</text:p>
          </table:table-cell>
          <table:table-cell office:value-type="string">
            <text:p>sorrel</text:p>
          </table:table-cell>
          <table:table-cell office:value-type="string">
            <text:p>thoroughbred</text:p>
          </table:table-cell>
          <table:table-cell office:value-type="string">
            <text:p>mule</text:p>
          </table:table-cell>
          <table:table-cell office:value-type="string">
            <text:p>mare</text:p>
          </table:table-cell>
          <table:table-cell table:number-columns-repeated="1018"/>
        </table:table-row>
        <table:table-row table:style-name="ro1">
          <table:table-cell table:number-columns-repeated="1024"/>
        </table:table-row>
        <table:table-row table:style-name="ro1">
          <table:table-cell table:style-name="ce12" office:value-type="string">
            <text:p>mail_1920</text:p>
          </table:table-cell>
          <table:table-cell table:style-name="ce12" office:value-type="string">
            <text:p>mail_1930</text:p>
          </table:table-cell>
          <table:table-cell table:style-name="ce12" office:value-type="string">
            <text:p>mail_1940</text:p>
          </table:table-cell>
          <table:table-cell table:style-name="ce12" office:value-type="string">
            <text:p>mail_1950</text:p>
          </table:table-cell>
          <table:table-cell table:style-name="ce12" office:value-type="string">
            <text:p>mail_1960</text:p>
          </table:table-cell>
          <table:table-cell table:style-name="ce12" office:value-type="string">
            <text:p>mail_1970</text:p>
          </table:table-cell>
          <table:table-cell table:number-columns-repeated="1018"/>
        </table:table-row>
        <table:table-row table:style-name="ro1">
          <table:table-cell office:value-type="string">
            <text:p>mail_1930</text:p>
          </table:table-cell>
          <table:table-cell office:value-type="string">
            <text:p>mail_1960</text:p>
          </table:table-cell>
          <table:table-cell office:value-type="string">
            <text:p>mail_1950</text:p>
          </table:table-cell>
          <table:table-cell office:value-type="string">
            <text:p>mail_1940</text:p>
          </table:table-cell>
          <table:table-cell office:value-type="string">
            <text:p>mail_1950</text:p>
          </table:table-cell>
          <table:table-cell office:value-type="string">
            <text:p>mail_1960</text:p>
          </table:table-cell>
          <table:table-cell table:number-columns-repeated="1018"/>
        </table:table-row>
        <table:table-row table:style-name="ro1">
          <table:table-cell office:value-type="string">
            <text:p>mail_1940</text:p>
          </table:table-cell>
          <table:table-cell office:value-type="string">
            <text:p>mail_1920</text:p>
          </table:table-cell>
          <table:table-cell table:number-columns-repeated="2" office:value-type="string">
            <text:p>mail_1960</text:p>
          </table:table-cell>
          <table:table-cell office:value-type="string">
            <text:p>mail_1970</text:p>
          </table:table-cell>
          <table:table-cell office:value-type="string">
            <text:p>mail_1950</text:p>
          </table:table-cell>
          <table:table-cell table:number-columns-repeated="1018"/>
        </table:table-row>
        <table:table-row table:style-name="ro1">
          <table:table-cell office:value-type="string">
            <text:p>mail_1950</text:p>
          </table:table-cell>
          <table:table-cell office:value-type="string">
            <text:p>mail_1940</text:p>
          </table:table-cell>
          <table:table-cell office:value-type="string">
            <text:p>mail_1930</text:p>
          </table:table-cell>
          <table:table-cell office:value-type="string">
            <text:p>mail_1970</text:p>
          </table:table-cell>
          <table:table-cell table:number-columns-repeated="2" office:value-type="string">
            <text:p>mail_1940</text:p>
          </table:table-cell>
          <table:table-cell table:number-columns-repeated="1018"/>
        </table:table-row>
        <table:table-row table:style-name="ro1">
          <table:table-cell office:value-type="string">
            <text:p>mail_1960</text:p>
          </table:table-cell>
          <table:table-cell office:value-type="string">
            <text:p>mail_1950</text:p>
          </table:table-cell>
          <table:table-cell office:value-type="string">
            <text:p>mail_1920</text:p>
          </table:table-cell>
          <table:table-cell table:number-columns-repeated="3" office:value-type="string">
            <text:p>mail_1930</text:p>
          </table:table-cell>
          <table:table-cell table:number-columns-repeated="1018"/>
        </table:table-row>
        <table:table-row table:style-name="ro1">
          <table:table-cell table:number-columns-repeated="3" office:value-type="string">
            <text:p>mail_1970</text:p>
          </table:table-cell>
          <table:table-cell table:number-columns-repeated="3" office:value-type="string">
            <text:p>mail_1920</text:p>
          </table:table-cell>
          <table:table-cell table:number-columns-repeated="1018"/>
        </table:table-row>
        <table:table-row table:style-name="ro1">
          <table:table-cell table:number-columns-repeated="4" office:value-type="string">
            <text:p>airmail</text:p>
          </table:table-cell>
          <table:table-cell table:number-columns-repeated="2" office:value-type="string">
            <text:p>mails</text:p>
          </table:table-cell>
          <table:table-cell table:number-columns-repeated="1018"/>
        </table:table-row>
        <table:table-row table:style-name="ro1">
          <table:table-cell office:value-type="string">
            <text:p>steamship</text:p>
          </table:table-cell>
          <table:table-cell table:number-columns-repeated="2" office:value-type="string">
            <text:p>mails</text:p>
          </table:table-cell>
          <table:table-cell office:value-type="string">
            <text:p>circulars</text:p>
          </table:table-cell>
          <table:table-cell office:value-type="string">
            <text:p>airmail</text:p>
          </table:table-cell>
          <table:table-cell office:value-type="string">
            <text:p>letters</text:p>
          </table:table-cell>
          <table:table-cell table:number-columns-repeated="1018"/>
        </table:table-row>
        <table:table-row table:style-name="ro1">
          <table:table-cell office:value-type="string">
            <text:p>third-class</text:p>
          </table:table-cell>
          <table:table-cell office:value-type="string">
            <text:p>postal</text:p>
          </table:table-cell>
          <table:table-cell office:value-type="string">
            <text:p>parcels</text:p>
          </table:table-cell>
          <table:table-cell office:value-type="string">
            <text:p>mails</text:p>
          </table:table-cell>
          <table:table-cell office:value-type="string">
            <text:p>circulars</text:p>
          </table:table-cell>
          <table:table-cell office:value-type="string">
            <text:p>telegrams</text:p>
          </table:table-cell>
          <table:table-cell table:number-columns-repeated="1018"/>
        </table:table-row>
        <table:table-row table:style-name="ro1">
          <table:table-cell office:value-type="string">
            <text:p>baggage</text:p>
          </table:table-cell>
          <table:table-cell office:value-type="string">
            <text:p>freight</text:p>
          </table:table-cell>
          <table:table-cell office:value-type="string">
            <text:p>telegrams</text:p>
          </table:table-cell>
          <table:table-cell office:value-type="string">
            <text:p>letters</text:p>
          </table:table-cell>
          <table:table-cell office:value-type="string">
            <text:p>packages</text:p>
          </table:table-cell>
          <table:table-cell office:value-type="string">
            <text:p>circulars</text:p>
          </table:table-cell>
          <table:table-cell table:number-columns-repeated="1018"/>
        </table:table-row>
        <table:table-row table:style-name="ro1">
          <table:table-cell table:number-columns-repeated="1024"/>
        </table:table-row>
        <table:table-row table:style-name="ro1">
          <table:table-cell table:style-name="ce12" office:value-type="string">
            <text:p>memory_1920</text:p>
          </table:table-cell>
          <table:table-cell table:style-name="ce12" office:value-type="string">
            <text:p>memory_1930</text:p>
          </table:table-cell>
          <table:table-cell table:style-name="ce12" office:value-type="string">
            <text:p>memory_1940</text:p>
          </table:table-cell>
          <table:table-cell table:style-name="ce12" office:value-type="string">
            <text:p>memory_1950</text:p>
          </table:table-cell>
          <table:table-cell table:style-name="ce12" office:value-type="string">
            <text:p>memory_1960</text:p>
          </table:table-cell>
          <table:table-cell table:style-name="ce12" office:value-type="string">
            <text:p>memory_1970</text:p>
          </table:table-cell>
          <table:table-cell table:number-columns-repeated="1018"/>
        </table:table-row>
        <table:table-row table:style-name="ro1">
          <table:table-cell office:value-type="string">
            <text:p>memory_1930</text:p>
          </table:table-cell>
          <table:table-cell office:value-type="string">
            <text:p>memory_1920</text:p>
          </table:table-cell>
          <table:table-cell office:value-type="string">
            <text:p>memory_1930</text:p>
          </table:table-cell>
          <table:table-cell office:value-type="string">
            <text:p>memory_1940</text:p>
          </table:table-cell>
          <table:table-cell office:value-type="string">
            <text:p>memory_1950</text:p>
          </table:table-cell>
          <table:table-cell office:value-type="string">
            <text:p>memory_1960</text:p>
          </table:table-cell>
          <table:table-cell table:number-columns-repeated="1018"/>
        </table:table-row>
        <table:table-row table:style-name="ro1">
          <table:table-cell table:number-columns-repeated="2" office:value-type="string">
            <text:p>memory_1940</text:p>
          </table:table-cell>
          <table:table-cell office:value-type="string">
            <text:p>memory_1950</text:p>
          </table:table-cell>
          <table:table-cell office:value-type="string">
            <text:p>memory_1930</text:p>
          </table:table-cell>
          <table:table-cell office:value-type="string">
            <text:p>memory_1940</text:p>
          </table:table-cell>
          <table:table-cell office:value-type="string">
            <text:p>memory_1950</text:p>
          </table:table-cell>
          <table:table-cell table:number-columns-repeated="1018"/>
        </table:table-row>
        <table:table-row table:style-name="ro1">
          <table:table-cell table:number-columns-repeated="2" office:value-type="string">
            <text:p>memory_1950</text:p>
          </table:table-cell>
          <table:table-cell office:value-type="string">
            <text:p>memory_1920</text:p>
          </table:table-cell>
          <table:table-cell office:value-type="string">
            <text:p>memory_1960</text:p>
          </table:table-cell>
          <table:table-cell office:value-type="string">
            <text:p>memory_1970</text:p>
          </table:table-cell>
          <table:table-cell office:value-type="string">
            <text:p>memory_1940</text:p>
          </table:table-cell>
          <table:table-cell table:number-columns-repeated="1018"/>
        </table:table-row>
        <table:table-row table:style-name="ro1">
          <table:table-cell table:number-columns-repeated="3" office:value-type="string">
            <text:p>memory_1960</text:p>
          </table:table-cell>
          <table:table-cell office:value-type="string">
            <text:p>memory_1970</text:p>
          </table:table-cell>
          <table:table-cell table:number-columns-repeated="2" office:value-type="string">
            <text:p>memory_1930</text:p>
          </table:table-cell>
          <table:table-cell table:number-columns-repeated="1018"/>
        </table:table-row>
        <table:table-row table:style-name="ro1">
          <table:table-cell table:number-columns-repeated="2" office:value-type="string">
            <text:p>memories</text:p>
          </table:table-cell>
          <table:table-cell office:value-type="string">
            <text:p>memory_1970</text:p>
          </table:table-cell>
          <table:table-cell table:number-columns-repeated="3" office:value-type="string">
            <text:p>memory_1920</text:p>
          </table:table-cell>
          <table:table-cell table:number-columns-repeated="1018"/>
        </table:table-row>
        <table:table-row table:style-name="ro1">
          <table:table-cell table:number-columns-repeated="2" office:value-type="string">
            <text:p>memory_1970</text:p>
          </table:table-cell>
          <table:table-cell table:number-columns-repeated="3" office:value-type="string">
            <text:p>memories</text:p>
          </table:table-cell>
          <table:table-cell office:value-type="string">
            <text:p>recollection</text:p>
          </table:table-cell>
          <table:table-cell table:number-columns-repeated="1018"/>
        </table:table-row>
        <table:table-row table:style-name="ro1">
          <table:table-cell office:value-type="string">
            <text:p>recollection</text:p>
          </table:table-cell>
          <table:table-cell office:value-type="string">
            <text:p>remembrance</text:p>
          </table:table-cell>
          <table:table-cell table:number-columns-repeated="3" office:value-type="string">
            <text:p>recollection</text:p>
          </table:table-cell>
          <table:table-cell office:value-type="string">
            <text:p>memories</text:p>
          </table:table-cell>
          <table:table-cell table:number-columns-repeated="1018"/>
        </table:table-row>
        <table:table-row table:style-name="ro1">
          <table:table-cell office:value-type="string">
            <text:p>remembrance</text:p>
          </table:table-cell>
          <table:table-cell office:value-type="string">
            <text:p>recollection</text:p>
          </table:table-cell>
          <table:table-cell table:number-columns-repeated="4" office:value-type="string">
            <text:p>recollections</text:p>
          </table:table-cell>
          <table:table-cell table:number-columns-repeated="1018"/>
        </table:table-row>
        <table:table-row table:style-name="ro1">
          <table:table-cell table:number-columns-repeated="2" office:value-type="string">
            <text:p>recollections</text:p>
          </table:table-cell>
          <table:table-cell table:number-columns-repeated="4" office:value-type="string">
            <text:p>remembrance</text:p>
          </table:table-cell>
          <table:table-cell table:number-columns-repeated="1018"/>
        </table:table-row>
        <table:table-row table:style-name="ro1">
          <table:table-cell table:number-columns-repeated="1024"/>
        </table:table-row>
        <table:table-row table:style-name="ro1">
          <table:table-cell table:style-name="ce12" office:value-type="string">
            <text:p>mirror_1920</text:p>
          </table:table-cell>
          <table:table-cell table:style-name="ce12" office:value-type="string">
            <text:p>mirror_1930</text:p>
          </table:table-cell>
          <table:table-cell table:style-name="ce12" office:value-type="string">
            <text:p>mirror_1940</text:p>
          </table:table-cell>
          <table:table-cell table:style-name="ce12" office:value-type="string">
            <text:p>mirror_1950</text:p>
          </table:table-cell>
          <table:table-cell table:style-name="ce12" office:value-type="string">
            <text:p>mirror_1960</text:p>
          </table:table-cell>
          <table:table-cell table:style-name="ce12" office:value-type="string">
            <text:p>mirror_1970</text:p>
          </table:table-cell>
          <table:table-cell table:number-columns-repeated="1018"/>
        </table:table-row>
        <table:table-row table:style-name="ro1">
          <table:table-cell office:value-type="string">
            <text:p>mirror_1930</text:p>
          </table:table-cell>
          <table:table-cell table:number-columns-repeated="2" office:value-type="string">
            <text:p>mirror_1950</text:p>
          </table:table-cell>
          <table:table-cell office:value-type="string">
            <text:p>mirror_1940</text:p>
          </table:table-cell>
          <table:table-cell office:value-type="string">
            <text:p>mirror_1970</text:p>
          </table:table-cell>
          <table:table-cell office:value-type="string">
            <text:p>mirror_1960</text:p>
          </table:table-cell>
          <table:table-cell table:number-columns-repeated="1018"/>
        </table:table-row>
        <table:table-row table:style-name="ro1">
          <table:table-cell office:value-type="string">
            <text:p>mirror_1960</text:p>
          </table:table-cell>
          <table:table-cell office:value-type="string">
            <text:p>mirror_1940</text:p>
          </table:table-cell>
          <table:table-cell office:value-type="string">
            <text:p>mirror_1930</text:p>
          </table:table-cell>
          <table:table-cell office:value-type="string">
            <text:p>mirror_1960</text:p>
          </table:table-cell>
          <table:table-cell table:number-columns-repeated="2" office:value-type="string">
            <text:p>mirror_1950</text:p>
          </table:table-cell>
          <table:table-cell table:number-columns-repeated="1018"/>
        </table:table-row>
        <table:table-row table:style-name="ro1">
          <table:table-cell office:value-type="string">
            <text:p>mirror_1950</text:p>
          </table:table-cell>
          <table:table-cell office:value-type="string">
            <text:p>mirror_1960</text:p>
          </table:table-cell>
          <table:table-cell office:value-type="string">
            <text:p>mirror_1970</text:p>
          </table:table-cell>
          <table:table-cell office:value-type="string">
            <text:p>mirror_1930</text:p>
          </table:table-cell>
          <table:table-cell table:number-columns-repeated="2" office:value-type="string">
            <text:p>mirror_1940</text:p>
          </table:table-cell>
          <table:table-cell table:number-columns-repeated="1018"/>
        </table:table-row>
        <table:table-row table:style-name="ro1">
          <table:table-cell office:value-type="string">
            <text:p>mirror_1940</text:p>
          </table:table-cell>
          <table:table-cell office:value-type="string">
            <text:p>mirror_1920</text:p>
          </table:table-cell>
          <table:table-cell office:value-type="string">
            <text:p>mirror_1960</text:p>
          </table:table-cell>
          <table:table-cell office:value-type="string">
            <text:p>mirror_1970</text:p>
          </table:table-cell>
          <table:table-cell table:number-columns-repeated="2" office:value-type="string">
            <text:p>mirror_1930</text:p>
          </table:table-cell>
          <table:table-cell table:number-columns-repeated="1018"/>
        </table:table-row>
        <table:table-row table:style-name="ro1">
          <table:table-cell table:number-columns-repeated="2" office:value-type="string">
            <text:p>mirror_1970</text:p>
          </table:table-cell>
          <table:table-cell table:number-columns-repeated="4" office:value-type="string">
            <text:p>mirror_1920</text:p>
          </table:table-cell>
          <table:table-cell table:number-columns-repeated="1018"/>
        </table:table-row>
        <table:table-row table:style-name="ro1">
          <table:table-cell table:number-columns-repeated="3" office:value-type="string">
            <text:p>dressing-table</text:p>
          </table:table-cell>
          <table:table-cell table:number-columns-repeated="3" office:value-type="string">
            <text:p>mirrors</text:p>
          </table:table-cell>
          <table:table-cell table:number-columns-repeated="1018"/>
        </table:table-row>
        <table:table-row table:style-name="ro1">
          <table:table-cell table:number-columns-repeated="3" office:value-type="string">
            <text:p>mirrors</text:p>
          </table:table-cell>
          <table:table-cell table:number-columns-repeated="3" office:value-type="string">
            <text:p>dressing-table</text:p>
          </table:table-cell>
          <table:table-cell table:number-columns-repeated="1018"/>
        </table:table-row>
        <table:table-row table:style-name="ro1">
          <table:table-cell office:value-type="string">
            <text:p>dresser</text:p>
          </table:table-cell>
          <table:table-cell table:number-columns-repeated="2" office:value-type="string">
            <text:p>washstand</text:p>
          </table:table-cell>
          <table:table-cell office:value-type="string">
            <text:p>mirrored</text:p>
          </table:table-cell>
          <table:table-cell office:value-type="string">
            <text:p>bathroom</text:p>
          </table:table-cell>
          <table:table-cell office:value-type="string">
            <text:p>mirrored</text:p>
          </table:table-cell>
          <table:table-cell table:number-columns-repeated="1018"/>
        </table:table-row>
        <table:table-row table:style-name="ro1">
          <table:table-cell office:value-type="string">
            <text:p>washstand</text:p>
          </table:table-cell>
          <table:table-cell office:value-type="string">
            <text:p>dresser</text:p>
          </table:table-cell>
          <table:table-cell office:value-type="string">
            <text:p>window</text:p>
          </table:table-cell>
          <table:table-cell office:value-type="string">
            <text:p>reflection</text:p>
          </table:table-cell>
          <table:table-cell office:value-type="string">
            <text:p>windshield</text:p>
          </table:table-cell>
          <table:table-cell office:value-type="string">
            <text:p>bathroom</text:p>
          </table:table-cell>
          <table:table-cell table:number-columns-repeated="1018"/>
        </table:table-row>
        <table:table-row table:style-name="ro1">
          <table:table-cell table:number-columns-repeated="1024"/>
        </table:table-row>
        <table:table-row table:style-name="ro1">
          <table:table-cell table:style-name="ce12" office:value-type="string">
            <text:p>mouse_1920</text:p>
          </table:table-cell>
          <table:table-cell table:style-name="ce12" office:value-type="string">
            <text:p>mouse_1930</text:p>
          </table:table-cell>
          <table:table-cell table:style-name="ce12" office:value-type="string">
            <text:p>mouse_1940</text:p>
          </table:table-cell>
          <table:table-cell table:style-name="ce12" office:value-type="string">
            <text:p>mouse_1950</text:p>
          </table:table-cell>
          <table:table-cell table:style-name="ce12" office:value-type="string">
            <text:p>mouse_1960</text:p>
          </table:table-cell>
          <table:table-cell table:style-name="ce12" office:value-type="string">
            <text:p>mouse_1970</text:p>
          </table:table-cell>
          <table:table-cell table:number-columns-repeated="1018"/>
        </table:table-row>
        <table:table-row table:style-name="ro1">
          <table:table-cell office:value-type="string">
            <text:p>cat</text:p>
          </table:table-cell>
          <table:table-cell office:value-type="string">
            <text:p>mouse_1960</text:p>
          </table:table-cell>
          <table:table-cell office:value-type="string">
            <text:p>mouse_1930</text:p>
          </table:table-cell>
          <table:table-cell office:value-type="string">
            <text:p>mouse_1960</text:p>
          </table:table-cell>
          <table:table-cell office:value-type="string">
            <text:p>mouse_1970</text:p>
          </table:table-cell>
          <table:table-cell office:value-type="string">
            <text:p>mouse_1960</text:p>
          </table:table-cell>
          <table:table-cell table:number-columns-repeated="1018"/>
        </table:table-row>
        <table:table-row table:style-name="ro1">
          <table:table-cell office:value-type="string">
            <text:p>mouse_1930</text:p>
          </table:table-cell>
          <table:table-cell office:value-type="string">
            <text:p>mouse_1970</text:p>
          </table:table-cell>
          <table:table-cell office:value-type="string">
            <text:p>mouse_1950</text:p>
          </table:table-cell>
          <table:table-cell office:value-type="string">
            <text:p>mouse_1940</text:p>
          </table:table-cell>
          <table:table-cell table:number-columns-repeated="2" office:value-type="string">
            <text:p>mouse_1930</text:p>
          </table:table-cell>
          <table:table-cell table:number-columns-repeated="1018"/>
        </table:table-row>
        <table:table-row table:style-name="ro1">
          <table:table-cell office:value-type="string">
            <text:p>proudfoot</text:p>
          </table:table-cell>
          <table:table-cell office:value-type="string">
            <text:p>mouse_1940</text:p>
          </table:table-cell>
          <table:table-cell office:value-type="string">
            <text:p>mouse_1960</text:p>
          </table:table-cell>
          <table:table-cell office:value-type="string">
            <text:p>rat</text:p>
          </table:table-cell>
          <table:table-cell table:number-columns-repeated="2" office:value-type="string">
            <text:p>mouse_1950</text:p>
          </table:table-cell>
          <table:table-cell table:number-columns-repeated="1018"/>
        </table:table-row>
        <table:table-row table:style-name="ro1">
          <table:table-cell office:value-type="string">
            <text:p>kitten</text:p>
          </table:table-cell>
          <table:table-cell office:value-type="string">
            <text:p>mouse_1950</text:p>
          </table:table-cell>
          <table:table-cell office:value-type="string">
            <text:p>mouse_1970</text:p>
          </table:table-cell>
          <table:table-cell office:value-type="string">
            <text:p>mouse_1930</text:p>
          </table:table-cell>
          <table:table-cell table:number-columns-repeated="2" office:value-type="string">
            <text:p>mouse_1940</text:p>
          </table:table-cell>
          <table:table-cell table:number-columns-repeated="1018"/>
        </table:table-row>
        <table:table-row table:style-name="ro1">
          <table:table-cell office:value-type="string">
            <text:p>woodchuck</text:p>
          </table:table-cell>
          <table:table-cell office:value-type="string">
            <text:p>cat</text:p>
          </table:table-cell>
          <table:table-cell office:value-type="string">
            <text:p>mouse_1920</text:p>
          </table:table-cell>
          <table:table-cell office:value-type="string">
            <text:p>mouse_1970</text:p>
          </table:table-cell>
          <table:table-cell table:number-columns-repeated="2" office:value-type="string">
            <text:p>rat</text:p>
          </table:table-cell>
          <table:table-cell table:number-columns-repeated="1018"/>
        </table:table-row>
        <table:table-row table:style-name="ro1">
          <table:table-cell office:value-type="string">
            <text:p>mouse_1940</text:p>
          </table:table-cell>
          <table:table-cell office:value-type="string">
            <text:p>kitten</text:p>
          </table:table-cell>
          <table:table-cell office:value-type="string">
            <text:p>rabbit</text:p>
          </table:table-cell>
          <table:table-cell office:value-type="string">
            <text:p>mice</text:p>
          </table:table-cell>
          <table:table-cell table:number-columns-repeated="2" office:value-type="string">
            <text:p>cat</text:p>
          </table:table-cell>
          <table:table-cell table:number-columns-repeated="1018"/>
        </table:table-row>
        <table:table-row table:style-name="ro1">
          <table:table-cell office:value-type="string">
            <text:p>dog</text:p>
          </table:table-cell>
          <table:table-cell office:value-type="string">
            <text:p>mouse_1920</text:p>
          </table:table-cell>
          <table:table-cell table:number-columns-repeated="2" office:value-type="string">
            <text:p>cat</text:p>
          </table:table-cell>
          <table:table-cell table:number-columns-repeated="2" office:value-type="string">
            <text:p>cockroach</text:p>
          </table:table-cell>
          <table:table-cell table:number-columns-repeated="1018"/>
        </table:table-row>
        <table:table-row table:style-name="ro1">
          <table:table-cell office:value-type="string">
            <text:p>chipmunk</text:p>
          </table:table-cell>
          <table:table-cell table:number-columns-repeated="2" office:value-type="string">
            <text:p>rat</text:p>
          </table:table-cell>
          <table:table-cell office:value-type="string">
            <text:p>mongrel</text:p>
          </table:table-cell>
          <table:table-cell office:value-type="string">
            <text:p>baboon</text:p>
          </table:table-cell>
          <table:table-cell office:value-type="string">
            <text:p>rabbit</text:p>
          </table:table-cell>
          <table:table-cell table:number-columns-repeated="1018"/>
        </table:table-row>
        <table:table-row table:style-name="ro1">
          <table:table-cell office:value-type="string">
            <text:p>pup</text:p>
          </table:table-cell>
          <table:table-cell office:value-type="string">
            <text:p>flea</text:p>
          </table:table-cell>
          <table:table-cell office:value-type="string">
            <text:p>lioness</text:p>
          </table:table-cell>
          <table:table-cell office:value-type="string">
            <text:p>mouse_1920</text:p>
          </table:table-cell>
          <table:table-cell office:value-type="string">
            <text:p>rabbit</text:p>
          </table:table-cell>
          <table:table-cell office:value-type="string">
            <text:p>flea</text:p>
          </table:table-cell>
          <table:table-cell table:number-columns-repeated="1018"/>
        </table:table-row>
        <table:table-row table:style-name="ro1">
          <table:table-cell table:number-columns-repeated="1024"/>
        </table:table-row>
        <table:table-row table:style-name="ro1">
          <table:table-cell table:style-name="ce12" office:value-type="string">
            <text:p>music_1920</text:p>
          </table:table-cell>
          <table:table-cell table:style-name="ce12" office:value-type="string">
            <text:p>music_1930</text:p>
          </table:table-cell>
          <table:table-cell table:style-name="ce12" office:value-type="string">
            <text:p>music_1940</text:p>
          </table:table-cell>
          <table:table-cell table:style-name="ce12" office:value-type="string">
            <text:p>music_1950</text:p>
          </table:table-cell>
          <table:table-cell table:style-name="ce12" office:value-type="string">
            <text:p>music_1960</text:p>
          </table:table-cell>
          <table:table-cell table:style-name="ce12" office:value-type="string">
            <text:p>music_1970</text:p>
          </table:table-cell>
          <table:table-cell table:number-columns-repeated="1018"/>
        </table:table-row>
        <table:table-row table:style-name="ro1">
          <table:table-cell office:value-type="string">
            <text:p>music_1950</text:p>
          </table:table-cell>
          <table:table-cell office:value-type="string">
            <text:p>music_1940</text:p>
          </table:table-cell>
          <table:table-cell office:value-type="string">
            <text:p>music_1950</text:p>
          </table:table-cell>
          <table:table-cell office:value-type="string">
            <text:p>music_1960</text:p>
          </table:table-cell>
          <table:table-cell office:value-type="string">
            <text:p>music_1950</text:p>
          </table:table-cell>
          <table:table-cell office:value-type="string">
            <text:p>music_1960</text:p>
          </table:table-cell>
          <table:table-cell table:number-columns-repeated="1018"/>
        </table:table-row>
        <table:table-row table:style-name="ro1">
          <table:table-cell office:value-type="string">
            <text:p>music_1930</text:p>
          </table:table-cell>
          <table:table-cell office:value-type="string">
            <text:p>music_1950</text:p>
          </table:table-cell>
          <table:table-cell office:value-type="string">
            <text:p>music_1930</text:p>
          </table:table-cell>
          <table:table-cell office:value-type="string">
            <text:p>music_1940</text:p>
          </table:table-cell>
          <table:table-cell office:value-type="string">
            <text:p>music_1970</text:p>
          </table:table-cell>
          <table:table-cell office:value-type="string">
            <text:p>music_1950</text:p>
          </table:table-cell>
          <table:table-cell table:number-columns-repeated="1018"/>
        </table:table-row>
        <table:table-row table:style-name="ro1">
          <table:table-cell office:value-type="string">
            <text:p>music_1940</text:p>
          </table:table-cell>
          <table:table-cell office:value-type="string">
            <text:p>music_1920</text:p>
          </table:table-cell>
          <table:table-cell office:value-type="string">
            <text:p>music_1960</text:p>
          </table:table-cell>
          <table:table-cell office:value-type="string">
            <text:p>music_1930</text:p>
          </table:table-cell>
          <table:table-cell table:number-columns-repeated="2" office:value-type="string">
            <text:p>music_1940</text:p>
          </table:table-cell>
          <table:table-cell table:number-columns-repeated="1018"/>
        </table:table-row>
        <table:table-row table:style-name="ro1">
          <table:table-cell table:number-columns-repeated="2" office:value-type="string">
            <text:p>music_1960</text:p>
          </table:table-cell>
          <table:table-cell table:number-columns-repeated="2" office:value-type="string">
            <text:p>music_1970</text:p>
          </table:table-cell>
          <table:table-cell table:number-columns-repeated="2" office:value-type="string">
            <text:p>music_1930</text:p>
          </table:table-cell>
          <table:table-cell table:number-columns-repeated="1018"/>
        </table:table-row>
        <table:table-row table:style-name="ro1">
          <table:table-cell table:number-columns-repeated="2" office:value-type="string">
            <text:p>music_1970</text:p>
          </table:table-cell>
          <table:table-cell table:number-columns-repeated="4" office:value-type="string">
            <text:p>music_1920</text:p>
          </table:table-cell>
          <table:table-cell table:number-columns-repeated="1018"/>
        </table:table-row>
        <table:table-row table:style-name="ro1">
          <table:table-cell office:value-type="string">
            <text:p>poetry</text:p>
          </table:table-cell>
          <table:table-cell table:number-columns-repeated="5" office:value-type="string">
            <text:p>jazz</text:p>
          </table:table-cell>
          <table:table-cell table:number-columns-repeated="1018"/>
        </table:table-row>
        <table:table-row table:style-name="ro1">
          <table:table-cell office:value-type="string">
            <text:p>musical</text:p>
          </table:table-cell>
          <table:table-cell office:value-type="string">
            <text:p>orchestra</text:p>
          </table:table-cell>
          <table:table-cell office:value-type="string">
            <text:p>piano</text:p>
          </table:table-cell>
          <table:table-cell table:number-columns-repeated="3" office:value-type="string">
            <text:p>musical</text:p>
          </table:table-cell>
          <table:table-cell table:number-columns-repeated="1018"/>
        </table:table-row>
        <table:table-row table:style-name="ro1">
          <table:table-cell office:value-type="string">
            <text:p>harpsichord</text:p>
          </table:table-cell>
          <table:table-cell office:value-type="string">
            <text:p>piano</text:p>
          </table:table-cell>
          <table:table-cell office:value-type="string">
            <text:p>singing</text:p>
          </table:table-cell>
          <table:table-cell office:value-type="string">
            <text:p>symphonic</text:p>
          </table:table-cell>
          <table:table-cell office:value-type="string">
            <text:p>songs</text:p>
          </table:table-cell>
          <table:table-cell office:value-type="string">
            <text:p>handel</text:p>
          </table:table-cell>
          <table:table-cell table:number-columns-repeated="1018"/>
        </table:table-row>
        <table:table-row table:style-name="ro1">
          <table:table-cell office:value-type="string">
            <text:p>orchestral</text:p>
          </table:table-cell>
          <table:table-cell table:number-columns-repeated="2" office:value-type="string">
            <text:p>harpsichord</text:p>
          </table:table-cell>
          <table:table-cell office:value-type="string">
            <text:p>poetry</text:p>
          </table:table-cell>
          <table:table-cell office:value-type="string">
            <text:p>symphonic</text:p>
          </table:table-cell>
          <table:table-cell office:value-type="string">
            <text:p>songs</text:p>
          </table:table-cell>
          <table:table-cell table:number-columns-repeated="1018"/>
        </table:table-row>
        <table:table-row table:style-name="ro1">
          <table:table-cell table:number-columns-repeated="1024"/>
        </table:table-row>
        <table:table-row table:style-name="ro1">
          <table:table-cell table:style-name="ce12" office:value-type="string">
            <text:p>newspaper_1920</text:p>
          </table:table-cell>
          <table:table-cell table:style-name="ce12" office:value-type="string">
            <text:p>newspaper_1930</text:p>
          </table:table-cell>
          <table:table-cell table:style-name="ce12" office:value-type="string">
            <text:p>newspaper_1940</text:p>
          </table:table-cell>
          <table:table-cell table:style-name="ce12" office:value-type="string">
            <text:p>newspaper_1950</text:p>
          </table:table-cell>
          <table:table-cell table:style-name="ce12" office:value-type="string">
            <text:p>newspaper_1960</text:p>
          </table:table-cell>
          <table:table-cell table:style-name="ce12" office:value-type="string">
            <text:p>newspaper_1970</text:p>
          </table:table-cell>
          <table:table-cell table:number-columns-repeated="1018"/>
        </table:table-row>
        <table:table-row table:style-name="ro1">
          <table:table-cell office:value-type="string">
            <text:p>newspaper_1930</text:p>
          </table:table-cell>
          <table:table-cell office:value-type="string">
            <text:p>newspaper_1920</text:p>
          </table:table-cell>
          <table:table-cell office:value-type="string">
            <text:p>newspaper_1950</text:p>
          </table:table-cell>
          <table:table-cell office:value-type="string">
            <text:p>newspaper_1940</text:p>
          </table:table-cell>
          <table:table-cell office:value-type="string">
            <text:p>newspaper_1950</text:p>
          </table:table-cell>
          <table:table-cell office:value-type="string">
            <text:p>newspaper_1960</text:p>
          </table:table-cell>
          <table:table-cell table:number-columns-repeated="1018"/>
        </table:table-row>
        <table:table-row table:style-name="ro1">
          <table:table-cell table:number-columns-repeated="2" office:value-type="string">
            <text:p>newspaper_1940</text:p>
          </table:table-cell>
          <table:table-cell office:value-type="string">
            <text:p>newspaper_1930</text:p>
          </table:table-cell>
          <table:table-cell office:value-type="string">
            <text:p>newspaper_1960</text:p>
          </table:table-cell>
          <table:table-cell office:value-type="string">
            <text:p>newspaper_1970</text:p>
          </table:table-cell>
          <table:table-cell office:value-type="string">
            <text:p>newspaper_1950</text:p>
          </table:table-cell>
          <table:table-cell table:number-columns-repeated="1018"/>
        </table:table-row>
        <table:table-row table:style-name="ro1">
          <table:table-cell table:number-columns-repeated="2" office:value-type="string">
            <text:p>newspaper_1950</text:p>
          </table:table-cell>
          <table:table-cell office:value-type="string">
            <text:p>newspaper_1920</text:p>
          </table:table-cell>
          <table:table-cell office:value-type="string">
            <text:p>newspaper_1930</text:p>
          </table:table-cell>
          <table:table-cell table:number-columns-repeated="2" office:value-type="string">
            <text:p>newspaper_1940</text:p>
          </table:table-cell>
          <table:table-cell table:number-columns-repeated="1018"/>
        </table:table-row>
        <table:table-row table:style-name="ro1">
          <table:table-cell table:number-columns-repeated="3" office:value-type="string">
            <text:p>newspaper_1960</text:p>
          </table:table-cell>
          <table:table-cell office:value-type="string">
            <text:p>newspaper_1970</text:p>
          </table:table-cell>
          <table:table-cell office:value-type="string">
            <text:p>newspaper_1930</text:p>
          </table:table-cell>
          <table:table-cell office:value-type="string">
            <text:p>newspapers</text:p>
          </table:table-cell>
          <table:table-cell table:number-columns-repeated="1018"/>
        </table:table-row>
        <table:table-row table:style-name="ro1">
          <table:table-cell office:value-type="string">
            <text:p>newspaper_1970</text:p>
          </table:table-cell>
          <table:table-cell office:value-type="string">
            <text:p>newspapers</text:p>
          </table:table-cell>
          <table:table-cell office:value-type="string">
            <text:p>newspaper_1970</text:p>
          </table:table-cell>
          <table:table-cell office:value-type="string">
            <text:p>newspaper_1920</text:p>
          </table:table-cell>
          <table:table-cell office:value-type="string">
            <text:p>newspapers</text:p>
          </table:table-cell>
          <table:table-cell office:value-type="string">
            <text:p>newspaper_1930</text:p>
          </table:table-cell>
          <table:table-cell table:number-columns-repeated="1018"/>
        </table:table-row>
        <table:table-row table:style-name="ro1">
          <table:table-cell office:value-type="string">
            <text:p>newspapers</text:p>
          </table:table-cell>
          <table:table-cell office:value-type="string">
            <text:p>newspaper_1970</text:p>
          </table:table-cell>
          <table:table-cell table:number-columns-repeated="2" office:value-type="string">
            <text:p>newspapers</text:p>
          </table:table-cell>
          <table:table-cell office:value-type="string">
            <text:p>newspaper_1920</text:p>
          </table:table-cell>
          <table:table-cell office:value-type="string">
            <text:p>magazine</text:p>
          </table:table-cell>
          <table:table-cell table:number-columns-repeated="1018"/>
        </table:table-row>
        <table:table-row table:style-name="ro1">
          <table:table-cell table:number-columns-repeated="5" office:value-type="string">
            <text:p>magazine</text:p>
          </table:table-cell>
          <table:table-cell office:value-type="string">
            <text:p>newspaper_1920</text:p>
          </table:table-cell>
          <table:table-cell table:number-columns-repeated="1018"/>
        </table:table-row>
        <table:table-row table:style-name="ro1">
          <table:table-cell office:value-type="string">
            <text:p>paper_1920</text:p>
          </table:table-cell>
          <table:table-cell table:number-columns-repeated="2" office:value-type="string">
            <text:p>papers</text:p>
          </table:table-cell>
          <table:table-cell office:value-type="string">
            <text:p>magazines</text:p>
          </table:table-cell>
          <table:table-cell office:value-type="string">
            <text:p>front-page</text:p>
          </table:table-cell>
          <table:table-cell office:value-type="string">
            <text:p>magazines</text:p>
          </table:table-cell>
          <table:table-cell table:number-columns-repeated="1018"/>
        </table:table-row>
        <table:table-row table:style-name="ro1">
          <table:table-cell office:value-type="string">
            <text:p>tabloid</text:p>
          </table:table-cell>
          <table:table-cell office:value-type="string">
            <text:p>scripps-howard</text:p>
          </table:table-cell>
          <table:table-cell office:value-type="string">
            <text:p>front-page</text:p>
          </table:table-cell>
          <table:table-cell office:value-type="string">
            <text:p>weeklies</text:p>
          </table:table-cell>
          <table:table-cell table:number-columns-repeated="2" office:value-type="string">
            <text:p>paper_1950</text:p>
          </table:table-cell>
          <table:table-cell table:number-columns-repeated="1018"/>
        </table:table-row>
        <table:table-row table:style-name="ro1">
          <table:table-cell table:number-columns-repeated="1024"/>
        </table:table-row>
        <table:table-row table:style-name="ro1">
          <table:table-cell table:style-name="ce25" office:value-type="string">
            <text:p>paper_1920</text:p>
          </table:table-cell>
          <table:table-cell table:style-name="ce25" office:value-type="string">
            <text:p>paper_1930</text:p>
          </table:table-cell>
          <table:table-cell table:style-name="ce25" office:value-type="string">
            <text:p>paper_1940</text:p>
          </table:table-cell>
          <table:table-cell table:style-name="ce25" office:value-type="string">
            <text:p>paper_1950</text:p>
          </table:table-cell>
          <table:table-cell table:style-name="ce25" office:value-type="string">
            <text:p>paper_1960</text:p>
          </table:table-cell>
          <table:table-cell table:style-name="ce25" office:value-type="string">
            <text:p>paper_1970</text:p>
          </table:table-cell>
          <table:table-cell table:style-name="ce4"/>
          <table:table-cell table:number-columns-repeated="1017"/>
        </table:table-row>
        <table:table-row table:style-name="ro1">
          <table:table-cell table:style-name="ce4" office:value-type="string">
            <text:p>paper_1930</text:p>
          </table:table-cell>
          <table:table-cell table:style-name="ce4" office:value-type="string">
            <text:p>paper_1920</text:p>
          </table:table-cell>
          <table:table-cell table:style-name="ce4" office:value-type="string">
            <text:p>paper_1950</text:p>
          </table:table-cell>
          <table:table-cell table:style-name="ce4" office:value-type="string">
            <text:p>paper_1960</text:p>
          </table:table-cell>
          <table:table-cell table:style-name="ce4" office:value-type="string">
            <text:p>paper_1950</text:p>
          </table:table-cell>
          <table:table-cell table:style-name="ce4" office:value-type="string">
            <text:p>paper_1960</text:p>
          </table:table-cell>
          <table:table-cell table:style-name="ce4"/>
          <table:table-cell table:number-columns-repeated="1017"/>
        </table:table-row>
        <table:table-row table:style-name="ro1">
          <table:table-cell table:number-columns-repeated="2" table:style-name="ce4" office:value-type="string">
            <text:p>paper_1940</text:p>
          </table:table-cell>
          <table:table-cell table:style-name="ce4" office:value-type="string">
            <text:p>paper_1930</text:p>
          </table:table-cell>
          <table:table-cell table:style-name="ce4" office:value-type="string">
            <text:p>paper_1940</text:p>
          </table:table-cell>
          <table:table-cell table:style-name="ce4" office:value-type="string">
            <text:p>paper_1970</text:p>
          </table:table-cell>
          <table:table-cell table:style-name="ce4" office:value-type="string">
            <text:p>paper_1950</text:p>
          </table:table-cell>
          <table:table-cell table:style-name="ce4"/>
          <table:table-cell table:number-columns-repeated="1017"/>
        </table:table-row>
        <table:table-row table:style-name="ro1">
          <table:table-cell table:number-columns-repeated="2" table:style-name="ce4" office:value-type="string">
            <text:p>paper_1950</text:p>
          </table:table-cell>
          <table:table-cell table:style-name="ce4" office:value-type="string">
            <text:p>paper_1920</text:p>
          </table:table-cell>
          <table:table-cell table:style-name="ce4" office:value-type="string">
            <text:p>paper_1970</text:p>
          </table:table-cell>
          <table:table-cell table:number-columns-repeated="2" table:style-name="ce4" office:value-type="string">
            <text:p>paper_1940</text:p>
          </table:table-cell>
          <table:table-cell table:style-name="ce4"/>
          <table:table-cell table:number-columns-repeated="1017"/>
        </table:table-row>
        <table:table-row table:style-name="ro1">
          <table:table-cell table:number-columns-repeated="3" table:style-name="ce4" office:value-type="string">
            <text:p>paper_1960</text:p>
          </table:table-cell>
          <table:table-cell table:number-columns-repeated="3" table:style-name="ce4" office:value-type="string">
            <text:p>paper_1930</text:p>
          </table:table-cell>
          <table:table-cell table:style-name="ce4"/>
          <table:table-cell table:number-columns-repeated="1017"/>
        </table:table-row>
        <table:table-row table:style-name="ro1">
          <table:table-cell table:number-columns-repeated="3" table:style-name="ce4" office:value-type="string">
            <text:p>paper_1970</text:p>
          </table:table-cell>
          <table:table-cell table:number-columns-repeated="3" table:style-name="ce4" office:value-type="string">
            <text:p>paper_1920</text:p>
          </table:table-cell>
          <table:table-cell table:style-name="ce4"/>
          <table:table-cell table:number-columns-repeated="1017"/>
        </table:table-row>
        <table:table-row table:style-name="ro1">
          <table:table-cell table:style-name="ce4" office:value-type="string">
            <text:p>papers</text:p>
          </table:table-cell>
          <table:table-cell table:number-columns-repeated="5" table:style-name="ce4" office:value-type="string">
            <text:p>sheet</text:p>
          </table:table-cell>
          <table:table-cell table:style-name="ce4"/>
          <table:table-cell table:number-columns-repeated="1017"/>
        </table:table-row>
        <table:table-row table:style-name="ro1">
          <table:table-cell table:style-name="ce4" office:value-type="string">
            <text:p>sheet</text:p>
          </table:table-cell>
          <table:table-cell table:number-columns-repeated="2" table:style-name="ce4" office:value-type="string">
            <text:p>parchment</text:p>
          </table:table-cell>
          <table:table-cell table:style-name="ce4" office:value-type="string">
            <text:p>newspaper_1960</text:p>
          </table:table-cell>
          <table:table-cell table:style-name="ce4" office:value-type="string">
            <text:p>pencil</text:p>
          </table:table-cell>
          <table:table-cell table:style-name="ce4" office:value-type="string">
            <text:p>cardboard</text:p>
          </table:table-cell>
          <table:table-cell table:style-name="ce4"/>
          <table:table-cell table:number-columns-repeated="1017"/>
        </table:table-row>
        <table:table-row table:style-name="ro1">
          <table:table-cell table:number-columns-repeated="2" table:style-name="ce4" office:value-type="string">
            <text:p>envelope</text:p>
          </table:table-cell>
          <table:table-cell table:style-name="ce4" office:value-type="string">
            <text:p>cellophane</text:p>
          </table:table-cell>
          <table:table-cell table:style-name="ce4" office:value-type="string">
            <text:p>pencil</text:p>
          </table:table-cell>
          <table:table-cell table:style-name="ce4" office:value-type="string">
            <text:p>cardboard</text:p>
          </table:table-cell>
          <table:table-cell table:style-name="ce4" office:value-type="string">
            <text:p>newspaper_1970</text:p>
          </table:table-cell>
          <table:table-cell table:style-name="ce4"/>
          <table:table-cell table:number-columns-repeated="1017"/>
        </table:table-row>
        <table:table-row table:style-name="ro1">
          <table:table-cell table:style-name="ce4" office:value-type="string">
            <text:p>newspaper_1920</text:p>
          </table:table-cell>
          <table:table-cell table:style-name="ce4" office:value-type="string">
            <text:p>pencil</text:p>
          </table:table-cell>
          <table:table-cell table:style-name="ce4" office:value-type="string">
            <text:p>ink</text:p>
          </table:table-cell>
          <table:table-cell table:style-name="ce4" office:value-type="string">
            <text:p>newspaper_1970</text:p>
          </table:table-cell>
          <table:table-cell table:style-name="ce4" office:value-type="string">
            <text:p>cellophane</text:p>
          </table:table-cell>
          <table:table-cell table:style-name="ce4" office:value-type="string">
            <text:p>pad</text:p>
          </table:table-cell>
          <table:table-cell table:style-name="ce4"/>
          <table:table-cell table:number-columns-repeated="1017"/>
        </table:table-row>
        <table:table-row table:style-name="ro1">
          <table:table-cell table:number-columns-repeated="1024"/>
        </table:table-row>
        <table:table-row table:style-name="ro1">
          <table:table-cell table:style-name="ce12" office:value-type="string">
            <text:p>phone_1920</text:p>
          </table:table-cell>
          <table:table-cell table:style-name="ce12" office:value-type="string">
            <text:p>phone_1930</text:p>
          </table:table-cell>
          <table:table-cell table:style-name="ce12" office:value-type="string">
            <text:p>phone_1940</text:p>
          </table:table-cell>
          <table:table-cell table:style-name="ce12" office:value-type="string">
            <text:p>phone_1950</text:p>
          </table:table-cell>
          <table:table-cell table:style-name="ce12" office:value-type="string">
            <text:p>phone_1960</text:p>
          </table:table-cell>
          <table:table-cell table:style-name="ce12" office:value-type="string">
            <text:p>phone_1970</text:p>
          </table:table-cell>
          <table:table-cell table:number-columns-repeated="1018"/>
        </table:table-row>
        <table:table-row table:style-name="ro1">
          <table:table-cell office:value-type="string">
            <text:p>phone_1930</text:p>
          </table:table-cell>
          <table:table-cell office:value-type="string">
            <text:p>phone_1940</text:p>
          </table:table-cell>
          <table:table-cell office:value-type="string">
            <text:p>phone_1950</text:p>
          </table:table-cell>
          <table:table-cell office:value-type="string">
            <text:p>phone_1940</text:p>
          </table:table-cell>
          <table:table-cell office:value-type="string">
            <text:p>phone_1970</text:p>
          </table:table-cell>
          <table:table-cell office:value-type="string">
            <text:p>phone_1960</text:p>
          </table:table-cell>
          <table:table-cell table:number-columns-repeated="1018"/>
        </table:table-row>
        <table:table-row table:style-name="ro1">
          <table:table-cell office:value-type="string">
            <text:p>telephone_1930</text:p>
          </table:table-cell>
          <table:table-cell office:value-type="string">
            <text:p>phone_1950</text:p>
          </table:table-cell>
          <table:table-cell office:value-type="string">
            <text:p>phone_1930</text:p>
          </table:table-cell>
          <table:table-cell office:value-type="string">
            <text:p>phone_1960</text:p>
          </table:table-cell>
          <table:table-cell office:value-type="string">
            <text:p>phone_1950</text:p>
          </table:table-cell>
          <table:table-cell office:value-type="string">
            <text:p>telephone_1970</text:p>
          </table:table-cell>
          <table:table-cell table:number-columns-repeated="1018"/>
        </table:table-row>
        <table:table-row table:style-name="ro1">
          <table:table-cell office:value-type="string">
            <text:p>telephone_1920</text:p>
          </table:table-cell>
          <table:table-cell table:number-columns-repeated="2" office:value-type="string">
            <text:p>phone_1960</text:p>
          </table:table-cell>
          <table:table-cell office:value-type="string">
            <text:p>phone_1970</text:p>
          </table:table-cell>
          <table:table-cell office:value-type="string">
            <text:p>phone_1940</text:p>
          </table:table-cell>
          <table:table-cell office:value-type="string">
            <text:p>phone_1950</text:p>
          </table:table-cell>
          <table:table-cell table:number-columns-repeated="1018"/>
        </table:table-row>
        <table:table-row table:style-name="ro1">
          <table:table-cell office:value-type="string">
            <text:p>phone_1940</text:p>
          </table:table-cell>
          <table:table-cell office:value-type="string">
            <text:p>phone_1920</text:p>
          </table:table-cell>
          <table:table-cell office:value-type="string">
            <text:p>phone_1970</text:p>
          </table:table-cell>
          <table:table-cell office:value-type="string">
            <text:p>phone_1930</text:p>
          </table:table-cell>
          <table:table-cell office:value-type="string">
            <text:p>telephone_1970</text:p>
          </table:table-cell>
          <table:table-cell office:value-type="string">
            <text:p>phone_1940</text:p>
          </table:table-cell>
          <table:table-cell table:number-columns-repeated="1018"/>
        </table:table-row>
        <table:table-row table:style-name="ro1">
          <table:table-cell office:value-type="string">
            <text:p>telephone_1940</text:p>
          </table:table-cell>
          <table:table-cell office:value-type="string">
            <text:p>telephone_1930</text:p>
          </table:table-cell>
          <table:table-cell office:value-type="string">
            <text:p>telephone_1940</text:p>
          </table:table-cell>
          <table:table-cell office:value-type="string">
            <text:p>telephone_1950</text:p>
          </table:table-cell>
          <table:table-cell table:number-columns-repeated="2" office:value-type="string">
            <text:p>telephone_1960</text:p>
          </table:table-cell>
          <table:table-cell table:number-columns-repeated="1018"/>
        </table:table-row>
        <table:table-row table:style-name="ro1">
          <table:table-cell office:value-type="string">
            <text:p>phone_1950</text:p>
          </table:table-cell>
          <table:table-cell office:value-type="string">
            <text:p>phone_1970</text:p>
          </table:table-cell>
          <table:table-cell office:value-type="string">
            <text:p>telephone_1950</text:p>
          </table:table-cell>
          <table:table-cell office:value-type="string">
            <text:p>telephone_1970</text:p>
          </table:table-cell>
          <table:table-cell table:number-columns-repeated="2" office:value-type="string">
            <text:p>telephone_1950</text:p>
          </table:table-cell>
          <table:table-cell table:number-columns-repeated="1018"/>
        </table:table-row>
        <table:table-row table:style-name="ro1">
          <table:table-cell table:number-columns-repeated="2" office:value-type="string">
            <text:p>telephone_1950</text:p>
          </table:table-cell>
          <table:table-cell office:value-type="string">
            <text:p>telephone_1930</text:p>
          </table:table-cell>
          <table:table-cell table:number-columns-repeated="3" office:value-type="string">
            <text:p>telephone_1940</text:p>
          </table:table-cell>
          <table:table-cell table:number-columns-repeated="1018"/>
        </table:table-row>
        <table:table-row table:style-name="ro1">
          <table:table-cell office:value-type="string">
            <text:p>phone_1970</text:p>
          </table:table-cell>
          <table:table-cell office:value-type="string">
            <text:p>telephone_1940</text:p>
          </table:table-cell>
          <table:table-cell table:number-columns-repeated="2" office:value-type="string">
            <text:p>telephone_1960</text:p>
          </table:table-cell>
          <table:table-cell table:number-columns-repeated="2" office:value-type="string">
            <text:p>phone_1930</text:p>
          </table:table-cell>
          <table:table-cell table:number-columns-repeated="1018"/>
        </table:table-row>
        <table:table-row table:style-name="ro1">
          <table:table-cell table:number-columns-repeated="3" office:value-type="string">
            <text:p>telephone_1970</text:p>
          </table:table-cell>
          <table:table-cell table:number-columns-repeated="3" office:value-type="string">
            <text:p>telephone_1930</text:p>
          </table:table-cell>
          <table:table-cell table:number-columns-repeated="1018"/>
        </table:table-row>
        <table:table-row table:style-name="ro1">
          <table:table-cell table:number-columns-repeated="1024"/>
        </table:table-row>
        <table:table-row table:style-name="ro1">
          <table:table-cell table:style-name="ce12" office:value-type="string">
            <text:p>racism_1920</text:p>
          </table:table-cell>
          <table:table-cell table:style-name="ce12" office:value-type="string">
            <text:p>racism_1930</text:p>
          </table:table-cell>
          <table:table-cell table:style-name="ce12" office:value-type="string">
            <text:p>racism_1940</text:p>
          </table:table-cell>
          <table:table-cell table:style-name="ce12" office:value-type="string">
            <text:p>racism_1950</text:p>
          </table:table-cell>
          <table:table-cell table:style-name="ce12" office:value-type="string">
            <text:p>racism_1960</text:p>
          </table:table-cell>
          <table:table-cell table:style-name="ce12" office:value-type="string">
            <text:p>racism_1970</text:p>
          </table:table-cell>
          <table:table-cell table:number-columns-repeated="1018"/>
        </table:table-row>
        <table:table-row table:style-name="ro1">
          <table:table-cell/>
          <table:table-cell office:value-type="string">
            <text:p>computer_1920</text:p>
          </table:table-cell>
          <table:table-cell office:value-type="string">
            <text:p>racism_1930</text:p>
          </table:table-cell>
          <table:table-cell office:value-type="string">
            <text:p>racism_1940</text:p>
          </table:table-cell>
          <table:table-cell office:value-type="string">
            <text:p>racism_1970</text:p>
          </table:table-cell>
          <table:table-cell office:value-type="string">
            <text:p>racism_1960</text:p>
          </table:table-cell>
          <table:table-cell table:number-columns-repeated="1018"/>
        </table:table-row>
        <table:table-row table:style-name="ro1">
          <table:table-cell/>
          <table:table-cell office:value-type="string">
            <text:p>aeroplane_1970</text:p>
          </table:table-cell>
          <table:table-cell office:value-type="string">
            <text:p>computer_1920</text:p>
          </table:table-cell>
          <table:table-cell office:value-type="string">
            <text:p>racism_1930</text:p>
          </table:table-cell>
          <table:table-cell office:value-type="string">
            <text:p>apartheid</text:p>
          </table:table-cell>
          <table:table-cell office:value-type="string">
            <text:p>bigotry</text:p>
          </table:table-cell>
          <table:table-cell table:number-columns-repeated="1018"/>
        </table:table-row>
        <table:table-row table:style-name="ro1">
          <table:table-cell/>
          <table:table-cell office:value-type="string">
            <text:p>racism_1940</text:p>
          </table:table-cell>
          <table:table-cell office:value-type="string">
            <text:p>racism_1950</text:p>
          </table:table-cell>
          <table:table-cell office:value-type="string">
            <text:p>apartheid</text:p>
          </table:table-cell>
          <table:table-cell office:value-type="string">
            <text:p>bigotry</text:p>
          </table:table-cell>
          <table:table-cell office:value-type="string">
            <text:p>colonialism</text:p>
          </table:table-cell>
          <table:table-cell table:number-columns-repeated="1018"/>
        </table:table-row>
        <table:table-row table:style-name="ro1">
          <table:table-cell/>
          <table:table-cell table:number-columns-repeated="2" office:value-type="string">
            <text:p>computer_1930</text:p>
          </table:table-cell>
          <table:table-cell office:value-type="string">
            <text:p>fanaticism</text:p>
          </table:table-cell>
          <table:table-cell office:value-type="string">
            <text:p>racial</text:p>
          </table:table-cell>
          <table:table-cell office:value-type="string">
            <text:p>apartheid</text:p>
          </table:table-cell>
          <table:table-cell table:number-columns-repeated="1018"/>
        </table:table-row>
        <table:table-row table:style-name="ro1">
          <table:table-cell/>
          <table:table-cell table:number-columns-repeated="2" office:value-type="string">
            <text:p>computer_1940</text:p>
          </table:table-cell>
          <table:table-cell office:value-type="string">
            <text:p>computer_1920</text:p>
          </table:table-cell>
          <table:table-cell office:value-type="string">
            <text:p>racist</text:p>
          </table:table-cell>
          <table:table-cell office:value-type="string">
            <text:p>racial</text:p>
          </table:table-cell>
          <table:table-cell table:number-columns-repeated="1018"/>
        </table:table-row>
        <table:table-row table:style-name="ro1">
          <table:table-cell/>
          <table:table-cell office:value-type="string">
            <text:p>aeroplane_1960</text:p>
          </table:table-cell>
          <table:table-cell office:value-type="string">
            <text:p>heresies</text:p>
          </table:table-cell>
          <table:table-cell office:value-type="string">
            <text:p>hinduism</text:p>
          </table:table-cell>
          <table:table-cell office:value-type="string">
            <text:p>backlash</text:p>
          </table:table-cell>
          <table:table-cell office:value-type="string">
            <text:p>racist</text:p>
          </table:table-cell>
          <table:table-cell table:number-columns-repeated="1018"/>
        </table:table-row>
        <table:table-row table:style-name="ro1">
          <table:table-cell/>
          <table:table-cell office:value-type="string">
            <text:p>racism_1950</text:p>
          </table:table-cell>
          <table:table-cell office:value-type="string">
            <text:p>bigotry</text:p>
          </table:table-cell>
          <table:table-cell office:value-type="string">
            <text:p>endemic</text:p>
          </table:table-cell>
          <table:table-cell office:value-type="string">
            <text:p>racism_1950</text:p>
          </table:table-cell>
          <table:table-cell office:value-type="string">
            <text:p>communism</text:p>
          </table:table-cell>
          <table:table-cell table:number-columns-repeated="1018"/>
        </table:table-row>
        <table:table-row table:style-name="ro1">
          <table:table-cell/>
          <table:table-cell office:value-type="string">
            <text:p>aeroplane_1940</text:p>
          </table:table-cell>
          <table:table-cell office:value-type="string">
            <text:p>aeroplane_1970</text:p>
          </table:table-cell>
          <table:table-cell office:value-type="string">
            <text:p>racism_1960</text:p>
          </table:table-cell>
          <table:table-cell office:value-type="string">
            <text:p>colonialism</text:p>
          </table:table-cell>
          <table:table-cell office:value-type="string">
            <text:p>racism_1950</text:p>
          </table:table-cell>
          <table:table-cell table:number-columns-repeated="1018"/>
        </table:table-row>
        <table:table-row table:style-name="ro1">
          <table:table-cell/>
          <table:table-cell office:value-type="string">
            <text:p>the</text:p>
          </table:table-cell>
          <table:table-cell office:value-type="string">
            <text:p>backwardness</text:p>
          </table:table-cell>
          <table:table-cell office:value-type="string">
            <text:p>nationalism</text:p>
          </table:table-cell>
          <table:table-cell office:value-type="string">
            <text:p>communism</text:p>
          </table:table-cell>
          <table:table-cell office:value-type="string">
            <text:p>discrimination</text:p>
          </table:table-cell>
          <table:table-cell table:number-columns-repeated="1018"/>
        </table:table-row>
        <table:table-row table:style-name="ro1">
          <table:table-cell table:style-name="ce12" table:number-columns-repeated="6"/>
          <table:table-cell table:number-columns-repeated="1018"/>
        </table:table-row>
        <table:table-row table:style-name="ro1">
          <table:table-cell table:style-name="ce12" office:value-type="string">
            <text:p>record_1920</text:p>
          </table:table-cell>
          <table:table-cell table:style-name="ce12" office:value-type="string">
            <text:p>record_1930</text:p>
          </table:table-cell>
          <table:table-cell table:style-name="ce12" office:value-type="string">
            <text:p>record_1940</text:p>
          </table:table-cell>
          <table:table-cell table:style-name="ce12" office:value-type="string">
            <text:p>record_1950</text:p>
          </table:table-cell>
          <table:table-cell table:style-name="ce12" office:value-type="string">
            <text:p>record_1960</text:p>
          </table:table-cell>
          <table:table-cell table:style-name="ce12" office:value-type="string">
            <text:p>record_1970</text:p>
          </table:table-cell>
          <table:table-cell table:number-columns-repeated="1018"/>
        </table:table-row>
        <table:table-row table:style-name="ro1">
          <table:table-cell office:value-type="string">
            <text:p>record_1930</text:p>
          </table:table-cell>
          <table:table-cell office:value-type="string">
            <text:p>record_1920</text:p>
          </table:table-cell>
          <table:table-cell office:value-type="string">
            <text:p>record_1930</text:p>
          </table:table-cell>
          <table:table-cell office:value-type="string">
            <text:p>record_1960</text:p>
          </table:table-cell>
          <table:table-cell office:value-type="string">
            <text:p>record_1950</text:p>
          </table:table-cell>
          <table:table-cell office:value-type="string">
            <text:p>record_1960</text:p>
          </table:table-cell>
          <table:table-cell table:number-columns-repeated="1018"/>
        </table:table-row>
        <table:table-row table:style-name="ro1">
          <table:table-cell table:number-columns-repeated="2" office:value-type="string">
            <text:p>record_1940</text:p>
          </table:table-cell>
          <table:table-cell office:value-type="string">
            <text:p>record_1950</text:p>
          </table:table-cell>
          <table:table-cell office:value-type="string">
            <text:p>record_1940</text:p>
          </table:table-cell>
          <table:table-cell office:value-type="string">
            <text:p>record_1970</text:p>
          </table:table-cell>
          <table:table-cell office:value-type="string">
            <text:p>record_1950</text:p>
          </table:table-cell>
          <table:table-cell table:number-columns-repeated="1018"/>
        </table:table-row>
        <table:table-row table:style-name="ro1">
          <table:table-cell table:number-columns-repeated="2" office:value-type="string">
            <text:p>record_1950</text:p>
          </table:table-cell>
          <table:table-cell office:value-type="string">
            <text:p>record_1960</text:p>
          </table:table-cell>
          <table:table-cell office:value-type="string">
            <text:p>record_1970</text:p>
          </table:table-cell>
          <table:table-cell table:number-columns-repeated="2" office:value-type="string">
            <text:p>record_1940</text:p>
          </table:table-cell>
          <table:table-cell table:number-columns-repeated="1018"/>
        </table:table-row>
        <table:table-row table:style-name="ro1">
          <table:table-cell table:number-columns-repeated="2" office:value-type="string">
            <text:p>record_1960</text:p>
          </table:table-cell>
          <table:table-cell office:value-type="string">
            <text:p>record_1920</text:p>
          </table:table-cell>
          <table:table-cell table:number-columns-repeated="3" office:value-type="string">
            <text:p>record_1930</text:p>
          </table:table-cell>
          <table:table-cell table:number-columns-repeated="1018"/>
        </table:table-row>
        <table:table-row table:style-name="ro1">
          <table:table-cell table:number-columns-repeated="3" office:value-type="string">
            <text:p>record_1970</text:p>
          </table:table-cell>
          <table:table-cell table:number-columns-repeated="2" office:value-type="string">
            <text:p>record_1920</text:p>
          </table:table-cell>
          <table:table-cell office:value-type="string">
            <text:p>records</text:p>
          </table:table-cell>
          <table:table-cell table:number-columns-repeated="1018"/>
        </table:table-row>
        <table:table-row table:style-name="ro1">
          <table:table-cell table:number-columns-repeated="5" office:value-type="string">
            <text:p>records</text:p>
          </table:table-cell>
          <table:table-cell office:value-type="string">
            <text:p>record_1920</text:p>
          </table:table-cell>
          <table:table-cell table:number-columns-repeated="1018"/>
        </table:table-row>
        <table:table-row table:style-name="ro1">
          <table:table-cell office:value-type="string">
            <text:p>compilation</text:p>
          </table:table-cell>
          <table:table-cell office:value-type="string">
            <text:p>all-time</text:p>
          </table:table-cell>
          <table:table-cell table:number-columns-repeated="3" office:value-type="string">
            <text:p>alltime</text:p>
          </table:table-cell>
          <table:table-cell office:value-type="string">
            <text:p>all-time</text:p>
          </table:table-cell>
          <table:table-cell table:number-columns-repeated="1018"/>
        </table:table-row>
        <table:table-row table:style-name="ro1">
          <table:table-cell table:number-columns-repeated="2" office:value-type="string">
            <text:p>alltime</text:p>
          </table:table-cell>
          <table:table-cell table:number-columns-repeated="3" office:value-type="string">
            <text:p>all-time</text:p>
          </table:table-cell>
          <table:table-cell office:value-type="string">
            <text:p>alltime</text:p>
          </table:table-cell>
          <table:table-cell table:number-columns-repeated="1018"/>
        </table:table-row>
        <table:table-row table:style-name="ro1">
          <table:table-cell table:number-columns-repeated="6" office:value-type="string">
            <text:p>recorded</text:p>
          </table:table-cell>
          <table:table-cell table:number-columns-repeated="1018"/>
        </table:table-row>
        <table:table-row table:style-name="ro1">
          <table:table-cell table:number-columns-repeated="1024"/>
        </table:table-row>
        <table:table-row table:style-name="ro1">
          <table:table-cell table:style-name="ce12" office:value-type="string">
            <text:p>rock_1920</text:p>
          </table:table-cell>
          <table:table-cell table:style-name="ce12" office:value-type="string">
            <text:p>rock_1930</text:p>
          </table:table-cell>
          <table:table-cell table:style-name="ce12" office:value-type="string">
            <text:p>rock_1940</text:p>
          </table:table-cell>
          <table:table-cell table:style-name="ce12" office:value-type="string">
            <text:p>rock_1950</text:p>
          </table:table-cell>
          <table:table-cell table:style-name="ce12" office:value-type="string">
            <text:p>rock_1960</text:p>
          </table:table-cell>
          <table:table-cell table:style-name="ce12" office:value-type="string">
            <text:p>rock_1970</text:p>
          </table:table-cell>
          <table:table-cell table:number-columns-repeated="1018"/>
        </table:table-row>
        <table:table-row table:style-name="ro1">
          <table:table-cell office:value-type="string">
            <text:p>rock_1930</text:p>
          </table:table-cell>
          <table:table-cell office:value-type="string">
            <text:p>rock_1940</text:p>
          </table:table-cell>
          <table:table-cell office:value-type="string">
            <text:p>rock_1930</text:p>
          </table:table-cell>
          <table:table-cell office:value-type="string">
            <text:p>rock_1960</text:p>
          </table:table-cell>
          <table:table-cell office:value-type="string">
            <text:p>rock_1950</text:p>
          </table:table-cell>
          <table:table-cell office:value-type="string">
            <text:p>rock_1960</text:p>
          </table:table-cell>
          <table:table-cell table:number-columns-repeated="1018"/>
        </table:table-row>
        <table:table-row table:style-name="ro1">
          <table:table-cell office:value-type="string">
            <text:p>rock_1940</text:p>
          </table:table-cell>
          <table:table-cell table:number-columns-repeated="2" office:value-type="string">
            <text:p>rock_1920</text:p>
          </table:table-cell>
          <table:table-cell office:value-type="string">
            <text:p>rock_1930</text:p>
          </table:table-cell>
          <table:table-cell office:value-type="string">
            <text:p>rock_1940</text:p>
          </table:table-cell>
          <table:table-cell office:value-type="string">
            <text:p>rock_1930</text:p>
          </table:table-cell>
          <table:table-cell table:number-columns-repeated="1018"/>
        </table:table-row>
        <table:table-row table:style-name="ro1">
          <table:table-cell table:number-columns-repeated="2" office:value-type="string">
            <text:p>rocks</text:p>
          </table:table-cell>
          <table:table-cell office:value-type="string">
            <text:p>rock_1960</text:p>
          </table:table-cell>
          <table:table-cell office:value-type="string">
            <text:p>rock_1940</text:p>
          </table:table-cell>
          <table:table-cell office:value-type="string">
            <text:p>rock_1930</text:p>
          </table:table-cell>
          <table:table-cell office:value-type="string">
            <text:p>rock_1940</text:p>
          </table:table-cell>
          <table:table-cell table:number-columns-repeated="1018"/>
        </table:table-row>
        <table:table-row table:style-name="ro1">
          <table:table-cell table:number-columns-repeated="2" office:value-type="string">
            <text:p>rock_1960</text:p>
          </table:table-cell>
          <table:table-cell office:value-type="string">
            <text:p>rocks</text:p>
          </table:table-cell>
          <table:table-cell table:number-columns-repeated="2" office:value-type="string">
            <text:p>rock_1970</text:p>
          </table:table-cell>
          <table:table-cell office:value-type="string">
            <text:p>rock_1950</text:p>
          </table:table-cell>
          <table:table-cell table:number-columns-repeated="1018"/>
        </table:table-row>
        <table:table-row table:style-name="ro1">
          <table:table-cell office:value-type="string">
            <text:p>ledge</text:p>
          </table:table-cell>
          <table:table-cell table:number-columns-repeated="2" office:value-type="string">
            <text:p>rock_1950</text:p>
          </table:table-cell>
          <table:table-cell table:number-columns-repeated="3" office:value-type="string">
            <text:p>rock_1920</text:p>
          </table:table-cell>
          <table:table-cell table:number-columns-repeated="1018"/>
        </table:table-row>
        <table:table-row table:style-name="ro1">
          <table:table-cell office:value-type="string">
            <text:p>cliff</text:p>
          </table:table-cell>
          <table:table-cell office:value-type="string">
            <text:p>cliffs</text:p>
          </table:table-cell>
          <table:table-cell office:value-type="string">
            <text:p>rock_1970</text:p>
          </table:table-cell>
          <table:table-cell table:number-columns-repeated="3" office:value-type="string">
            <text:p>rocks</text:p>
          </table:table-cell>
          <table:table-cell table:number-columns-repeated="1018"/>
        </table:table-row>
        <table:table-row table:style-name="ro1">
          <table:table-cell office:value-type="string">
            <text:p>boulders</text:p>
          </table:table-cell>
          <table:table-cell office:value-type="string">
            <text:p>rock_1970</text:p>
          </table:table-cell>
          <table:table-cell office:value-type="string">
            <text:p>sandstone</text:p>
          </table:table-cell>
          <table:table-cell office:value-type="string">
            <text:p>cliff</text:p>
          </table:table-cell>
          <table:table-cell office:value-type="string">
            <text:p>granite</text:p>
          </table:table-cell>
          <table:table-cell office:value-type="string">
            <text:p>sand</text:p>
          </table:table-cell>
          <table:table-cell table:number-columns-repeated="1018"/>
        </table:table-row>
        <table:table-row table:style-name="ro1">
          <table:table-cell office:value-type="string">
            <text:p>cliffs</text:p>
          </table:table-cell>
          <table:table-cell table:number-columns-repeated="2" office:value-type="string">
            <text:p>boulders</text:p>
          </table:table-cell>
          <table:table-cell office:value-type="string">
            <text:p>cliffs</text:p>
          </table:table-cell>
          <table:table-cell office:value-type="string">
            <text:p>limestone</text:p>
          </table:table-cell>
          <table:table-cell office:value-type="string">
            <text:p>rocky</text:p>
          </table:table-cell>
          <table:table-cell table:number-columns-repeated="1018"/>
        </table:table-row>
        <table:table-row table:style-name="ro1">
          <table:table-cell office:value-type="string">
            <text:p>rock_1950</text:p>
          </table:table-cell>
          <table:table-cell office:value-type="string">
            <text:p>sandstone</text:p>
          </table:table-cell>
          <table:table-cell office:value-type="string">
            <text:p>sand</text:p>
          </table:table-cell>
          <table:table-cell office:value-type="string">
            <text:p>granite</text:p>
          </table:table-cell>
          <table:table-cell office:value-type="string">
            <text:p>sandstone</text:p>
          </table:table-cell>
          <table:table-cell office:value-type="string">
            <text:p>escarpment</text:p>
          </table:table-cell>
          <table:table-cell table:number-columns-repeated="1018"/>
        </table:table-row>
        <table:table-row table:style-name="ro1">
          <table:table-cell table:number-columns-repeated="1024"/>
        </table:table-row>
        <table:table-row table:style-name="ro1">
          <table:table-cell table:style-name="ce12" office:value-type="string">
            <text:p>ship_1920</text:p>
          </table:table-cell>
          <table:table-cell table:style-name="ce12" office:value-type="string">
            <text:p>ship_1930</text:p>
          </table:table-cell>
          <table:table-cell table:style-name="ce12" office:value-type="string">
            <text:p>ship_1940</text:p>
          </table:table-cell>
          <table:table-cell table:style-name="ce12" office:value-type="string">
            <text:p>ship_1950</text:p>
          </table:table-cell>
          <table:table-cell table:style-name="ce12" office:value-type="string">
            <text:p>ship_1960</text:p>
          </table:table-cell>
          <table:table-cell table:style-name="ce12" office:value-type="string">
            <text:p>ship_1970</text:p>
          </table:table-cell>
          <table:table-cell table:number-columns-repeated="3"/>
          <table:table-cell table:style-name="ce27" table:number-columns-repeated="6"/>
          <table:table-cell table:number-columns-repeated="1009"/>
        </table:table-row>
        <table:table-row table:style-name="ro1">
          <table:table-cell office:value-type="string">
            <text:p>ship_1930</text:p>
          </table:table-cell>
          <table:table-cell office:value-type="string">
            <text:p>ship_1940</text:p>
          </table:table-cell>
          <table:table-cell table:number-columns-repeated="2" office:value-type="string">
            <text:p>ship_1930</text:p>
          </table:table-cell>
          <table:table-cell table:number-columns-repeated="2" office:value-type="string">
            <text:p>ship_1950</text:p>
          </table:table-cell>
          <table:table-cell table:number-columns-repeated="1018"/>
        </table:table-row>
        <table:table-row table:style-name="ro1">
          <table:table-cell office:value-type="string">
            <text:p>ship_1940</text:p>
          </table:table-cell>
          <table:table-cell table:number-columns-repeated="2" office:value-type="string">
            <text:p>ship_1950</text:p>
          </table:table-cell>
          <table:table-cell office:value-type="string">
            <text:p>ship_1940</text:p>
          </table:table-cell>
          <table:table-cell office:value-type="string">
            <text:p>ship_1930</text:p>
          </table:table-cell>
          <table:table-cell office:value-type="string">
            <text:p>ship_1940</text:p>
          </table:table-cell>
          <table:table-cell table:number-columns-repeated="1018"/>
        </table:table-row>
        <table:table-row table:style-name="ro1">
          <table:table-cell office:value-type="string">
            <text:p>vessel</text:p>
          </table:table-cell>
          <table:table-cell office:value-type="string">
            <text:p>ship_1920</text:p>
          </table:table-cell>
          <table:table-cell table:number-columns-repeated="3" office:value-type="string">
            <text:p>ship_1970</text:p>
          </table:table-cell>
          <table:table-cell office:value-type="string">
            <text:p>ship_1930</text:p>
          </table:table-cell>
          <table:table-cell table:number-columns-repeated="1018"/>
        </table:table-row>
        <table:table-row table:style-name="ro1">
          <table:table-cell office:value-type="string">
            <text:p>ship_1970</text:p>
          </table:table-cell>
          <table:table-cell office:value-type="string">
            <text:p>ship_1960</text:p>
          </table:table-cell>
          <table:table-cell office:value-type="string">
            <text:p>ship_1920</text:p>
          </table:table-cell>
          <table:table-cell office:value-type="string">
            <text:p>ship_1960</text:p>
          </table:table-cell>
          <table:table-cell office:value-type="string">
            <text:p>ship_1940</text:p>
          </table:table-cell>
          <table:table-cell office:value-type="string">
            <text:p>ship_1960</text:p>
          </table:table-cell>
          <table:table-cell table:number-columns-repeated="1018"/>
        </table:table-row>
        <table:table-row table:style-name="ro1">
          <table:table-cell office:value-type="string">
            <text:p>ship_1950</text:p>
          </table:table-cell>
          <table:table-cell office:value-type="string">
            <text:p>ship_1970</text:p>
          </table:table-cell>
          <table:table-cell office:value-type="string">
            <text:p>ship_1960</text:p>
          </table:table-cell>
          <table:table-cell table:number-columns-repeated="3" office:value-type="string">
            <text:p>ship_1920</text:p>
          </table:table-cell>
          <table:table-cell table:number-columns-repeated="1018"/>
        </table:table-row>
        <table:table-row table:style-name="ro1">
          <table:table-cell office:value-type="string">
            <text:p>boat</text:p>
          </table:table-cell>
          <table:table-cell table:number-columns-repeated="5" office:value-type="string">
            <text:p>vessel</text:p>
          </table:table-cell>
          <table:table-cell table:number-columns-repeated="1018"/>
        </table:table-row>
        <table:table-row table:style-name="ro1">
          <table:table-cell office:value-type="string">
            <text:p>ship_1960</text:p>
          </table:table-cell>
          <table:table-cell table:number-columns-repeated="5" office:value-type="string">
            <text:p>boat</text:p>
          </table:table-cell>
          <table:table-cell table:number-columns-repeated="1018"/>
        </table:table-row>
        <table:table-row table:style-name="ro1">
          <table:table-cell office:value-type="string">
            <text:p>schooner</text:p>
          </table:table-cell>
          <table:table-cell office:value-type="string">
            <text:p>liner</text:p>
          </table:table-cell>
          <table:table-cell table:number-columns-repeated="2" office:value-type="string">
            <text:p>ships</text:p>
          </table:table-cell>
          <table:table-cell office:value-type="string">
            <text:p>freighter</text:p>
          </table:table-cell>
          <table:table-cell office:value-type="string">
            <text:p>schooner</text:p>
          </table:table-cell>
          <table:table-cell table:number-columns-repeated="1018"/>
        </table:table-row>
        <table:table-row table:style-name="ro1">
          <table:table-cell table:number-columns-repeated="2" office:value-type="string">
            <text:p>ships</text:p>
          </table:table-cell>
          <table:table-cell office:value-type="string">
            <text:p>freighter</text:p>
          </table:table-cell>
          <table:table-cell table:number-columns-repeated="2" office:value-type="string">
            <text:p>spaceship</text:p>
          </table:table-cell>
          <table:table-cell office:value-type="string">
            <text:p>sloop</text:p>
          </table:table-cell>
          <table:table-cell table:number-columns-repeated="1018"/>
        </table:table-row>
        <table:table-row table:style-name="ro1">
          <table:table-cell table:number-columns-repeated="1024"/>
        </table:table-row>
        <table:table-row table:style-name="ro1">
          <table:table-cell table:style-name="ce12" office:value-type="string">
            <text:p>symptom_1920</text:p>
          </table:table-cell>
          <table:table-cell table:style-name="ce12" office:value-type="string">
            <text:p>symptom_1930</text:p>
          </table:table-cell>
          <table:table-cell table:style-name="ce12" office:value-type="string">
            <text:p>symptom_1940</text:p>
          </table:table-cell>
          <table:table-cell table:style-name="ce12" office:value-type="string">
            <text:p>symptom_1950</text:p>
          </table:table-cell>
          <table:table-cell table:style-name="ce12" office:value-type="string">
            <text:p>symptom_1960</text:p>
          </table:table-cell>
          <table:table-cell table:style-name="ce12" office:value-type="string">
            <text:p>symptom_1970</text:p>
          </table:table-cell>
          <table:table-cell table:style-name="ce12"/>
          <table:table-cell table:number-columns-repeated="1017"/>
        </table:table-row>
        <table:table-row table:style-name="ro1">
          <table:table-cell office:value-type="string">
            <text:p>symptom_1950</text:p>
          </table:table-cell>
          <table:table-cell office:value-type="string">
            <text:p>symptom_1960</text:p>
          </table:table-cell>
          <table:table-cell office:value-type="string">
            <text:p>symptom_1970</text:p>
          </table:table-cell>
          <table:table-cell office:value-type="string">
            <text:p>symptom_1940</text:p>
          </table:table-cell>
          <table:table-cell office:value-type="string">
            <text:p>symptom_1930</text:p>
          </table:table-cell>
          <table:table-cell office:value-type="string">
            <text:p>symptom_1940</text:p>
          </table:table-cell>
          <table:table-cell table:number-columns-repeated="1018"/>
        </table:table-row>
        <table:table-row table:style-name="ro1">
          <table:table-cell office:value-type="string">
            <text:p>symptom_1960</text:p>
          </table:table-cell>
          <table:table-cell office:value-type="string">
            <text:p>symptom_1940</text:p>
          </table:table-cell>
          <table:table-cell office:value-type="string">
            <text:p>symptom_1960</text:p>
          </table:table-cell>
          <table:table-cell office:value-type="string">
            <text:p>symptom_1920</text:p>
          </table:table-cell>
          <table:table-cell office:value-type="string">
            <text:p>symptom_1940</text:p>
          </table:table-cell>
          <table:table-cell office:value-type="string">
            <text:p>symptom_1960</text:p>
          </table:table-cell>
          <table:table-cell table:number-columns-repeated="1018"/>
        </table:table-row>
        <table:table-row table:style-name="ro1">
          <table:table-cell office:value-type="string">
            <text:p>symptom_1940</text:p>
          </table:table-cell>
          <table:table-cell office:value-type="string">
            <text:p>symptom_1970</text:p>
          </table:table-cell>
          <table:table-cell office:value-type="string">
            <text:p>symptom_1930</text:p>
          </table:table-cell>
          <table:table-cell office:value-type="string">
            <text:p>symptom_1960</text:p>
          </table:table-cell>
          <table:table-cell office:value-type="string">
            <text:p>symptom_1970</text:p>
          </table:table-cell>
          <table:table-cell office:value-type="string">
            <text:p>symptom_1930</text:p>
          </table:table-cell>
          <table:table-cell table:number-columns-repeated="1018"/>
        </table:table-row>
        <table:table-row table:style-name="ro1">
          <table:table-cell office:value-type="string">
            <text:p>symptom_1970</text:p>
          </table:table-cell>
          <table:table-cell table:number-columns-repeated="2" office:value-type="string">
            <text:p>symptom_1950</text:p>
          </table:table-cell>
          <table:table-cell office:value-type="string">
            <text:p>symptom_1970</text:p>
          </table:table-cell>
          <table:table-cell office:value-type="string">
            <text:p>symptom_1920</text:p>
          </table:table-cell>
          <table:table-cell office:value-type="string">
            <text:p>symptom_1950</text:p>
          </table:table-cell>
          <table:table-cell table:number-columns-repeated="1018"/>
        </table:table-row>
        <table:table-row table:style-name="ro1">
          <table:table-cell office:value-type="string">
            <text:p>symptom_1930</text:p>
          </table:table-cell>
          <table:table-cell table:number-columns-repeated="2" office:value-type="string">
            <text:p>symptom_1920</text:p>
          </table:table-cell>
          <table:table-cell office:value-type="string">
            <text:p>symptom_1930</text:p>
          </table:table-cell>
          <table:table-cell office:value-type="string">
            <text:p>symptom_1950</text:p>
          </table:table-cell>
          <table:table-cell office:value-type="string">
            <text:p>symptom_1920</text:p>
          </table:table-cell>
          <table:table-cell table:number-columns-repeated="1018"/>
        </table:table-row>
        <table:table-row table:style-name="ro1">
          <table:table-cell office:value-type="string">
            <text:p>dementia</text:p>
          </table:table-cell>
          <table:table-cell table:number-columns-repeated="2" office:value-type="string">
            <text:p>psychosis</text:p>
          </table:table-cell>
          <table:table-cell office:value-type="string">
            <text:p>dementia</text:p>
          </table:table-cell>
          <table:table-cell table:number-columns-repeated="2" office:value-type="string">
            <text:p>symptomatic</text:p>
          </table:table-cell>
          <table:table-cell table:number-columns-repeated="1018"/>
        </table:table-row>
        <table:table-row table:style-name="ro1">
          <table:table-cell office:value-type="string">
            <text:p>psychosis</text:p>
          </table:table-cell>
          <table:table-cell table:number-columns-repeated="2" office:value-type="string">
            <text:p>dementia</text:p>
          </table:table-cell>
          <table:table-cell office:value-type="string">
            <text:p>psychosis</text:p>
          </table:table-cell>
          <table:table-cell office:value-type="string">
            <text:p>manifestation</text:p>
          </table:table-cell>
          <table:table-cell office:value-type="string">
            <text:p>maladjustment</text:p>
          </table:table-cell>
          <table:table-cell table:number-columns-repeated="1018"/>
        </table:table-row>
        <table:table-row table:style-name="ro1">
          <table:table-cell office:value-type="string">
            <text:p>manifestation</text:p>
          </table:table-cell>
          <table:table-cell office:value-type="string">
            <text:p>malady</text:p>
          </table:table-cell>
          <table:table-cell office:value-type="string">
            <text:p>symptomatic</text:p>
          </table:table-cell>
          <table:table-cell office:value-type="string">
            <text:p>maladjustment</text:p>
          </table:table-cell>
          <table:table-cell table:number-columns-repeated="2" office:value-type="string">
            <text:p>psychosis</text:p>
          </table:table-cell>
          <table:table-cell table:number-columns-repeated="1018"/>
        </table:table-row>
        <table:table-row table:style-name="ro1">
          <table:table-cell office:value-type="string">
            <text:p>symptomatic</text:p>
          </table:table-cell>
          <table:table-cell office:value-type="string">
            <text:p>neurosis</text:p>
          </table:table-cell>
          <table:table-cell office:value-type="string">
            <text:p>maladjustment</text:p>
          </table:table-cell>
          <table:table-cell office:value-type="string">
            <text:p>neurosis</text:p>
          </table:table-cell>
          <table:table-cell table:number-columns-repeated="2" office:value-type="string">
            <text:p>dementia</text:p>
          </table:table-cell>
          <table:table-cell table:number-columns-repeated="1018"/>
        </table:table-row>
        <table:table-row table:style-name="ro1">
          <table:table-cell table:number-columns-repeated="1024"/>
        </table:table-row>
        <table:table-row table:style-name="ro1">
          <table:table-cell table:style-name="ce12" office:value-type="string">
            <text:p>tank_1920</text:p>
          </table:table-cell>
          <table:table-cell table:style-name="ce12" office:value-type="string">
            <text:p>tank_1930</text:p>
          </table:table-cell>
          <table:table-cell table:style-name="ce12" office:value-type="string">
            <text:p>tank_1940</text:p>
          </table:table-cell>
          <table:table-cell table:style-name="ce12" office:value-type="string">
            <text:p>tank_1950</text:p>
          </table:table-cell>
          <table:table-cell table:style-name="ce12" office:value-type="string">
            <text:p>tank_1960</text:p>
          </table:table-cell>
          <table:table-cell table:style-name="ce12" office:value-type="string">
            <text:p>tank_1970</text:p>
          </table:table-cell>
          <table:table-cell table:number-columns-repeated="1018"/>
        </table:table-row>
        <table:table-row table:style-name="ro1">
          <table:table-cell office:value-type="string">
            <text:p>tank_1930</text:p>
          </table:table-cell>
          <table:table-cell office:value-type="string">
            <text:p>tank_1950</text:p>
          </table:table-cell>
          <table:table-cell office:value-type="string">
            <text:p>tanks</text:p>
          </table:table-cell>
          <table:table-cell office:value-type="string">
            <text:p>tank_1940</text:p>
          </table:table-cell>
          <table:table-cell office:value-type="string">
            <text:p>tank_1950</text:p>
          </table:table-cell>
          <table:table-cell office:value-type="string">
            <text:p>tank_1960</text:p>
          </table:table-cell>
          <table:table-cell table:number-columns-repeated="1018"/>
        </table:table-row>
        <table:table-row table:style-name="ro1">
          <table:table-cell table:number-columns-repeated="2" office:value-type="string">
            <text:p>tank_1960</text:p>
          </table:table-cell>
          <table:table-cell office:value-type="string">
            <text:p>tank_1950</text:p>
          </table:table-cell>
          <table:table-cell office:value-type="string">
            <text:p>tank_1960</text:p>
          </table:table-cell>
          <table:table-cell office:value-type="string">
            <text:p>tank_1970</text:p>
          </table:table-cell>
          <table:table-cell office:value-type="string">
            <text:p>tank_1950</text:p>
          </table:table-cell>
          <table:table-cell table:number-columns-repeated="1018"/>
        </table:table-row>
        <table:table-row table:style-name="ro1">
          <table:table-cell office:value-type="string">
            <text:p>tank_1950</text:p>
          </table:table-cell>
          <table:table-cell office:value-type="string">
            <text:p>tank_1940</text:p>
          </table:table-cell>
          <table:table-cell office:value-type="string">
            <text:p>tank_1930</text:p>
          </table:table-cell>
          <table:table-cell office:value-type="string">
            <text:p>tanks</text:p>
          </table:table-cell>
          <table:table-cell table:number-columns-repeated="2" office:value-type="string">
            <text:p>tank_1930</text:p>
          </table:table-cell>
          <table:table-cell table:number-columns-repeated="1018"/>
        </table:table-row>
        <table:table-row table:style-name="ro1">
          <table:table-cell office:value-type="string">
            <text:p>petrol</text:p>
          </table:table-cell>
          <table:table-cell office:value-type="string">
            <text:p>tank_1970</text:p>
          </table:table-cell>
          <table:table-cell office:value-type="string">
            <text:p>armored</text:p>
          </table:table-cell>
          <table:table-cell office:value-type="string">
            <text:p>tank_1970</text:p>
          </table:table-cell>
          <table:table-cell table:number-columns-repeated="2" office:value-type="string">
            <text:p>tank_1940</text:p>
          </table:table-cell>
          <table:table-cell table:number-columns-repeated="1018"/>
        </table:table-row>
        <table:table-row table:style-name="ro1">
          <table:table-cell office:value-type="string">
            <text:p>ay</text:p>
          </table:table-cell>
          <table:table-cell office:value-type="string">
            <text:p>tank_1920</text:p>
          </table:table-cell>
          <table:table-cell office:value-type="string">
            <text:p>tank_1960</text:p>
          </table:table-cell>
          <table:table-cell office:value-type="string">
            <text:p>tank_1930</text:p>
          </table:table-cell>
          <table:table-cell table:number-columns-repeated="2" office:value-type="string">
            <text:p>tanks</text:p>
          </table:table-cell>
          <table:table-cell table:number-columns-repeated="1018"/>
        </table:table-row>
        <table:table-row table:style-name="ro1">
          <table:table-cell office:value-type="string">
            <text:p>tank_1940</text:p>
          </table:table-cell>
          <table:table-cell office:value-type="string">
            <text:p>gas</text:p>
          </table:table-cell>
          <table:table-cell office:value-type="string">
            <text:p>tank_1970</text:p>
          </table:table-cell>
          <table:table-cell table:number-columns-repeated="3" office:value-type="string">
            <text:p>tank_1920</text:p>
          </table:table-cell>
          <table:table-cell table:number-columns-repeated="1018"/>
        </table:table-row>
        <table:table-row table:style-name="ro1">
          <table:table-cell office:value-type="string">
            <text:p>tank_1970</text:p>
          </table:table-cell>
          <table:table-cell office:value-type="string">
            <text:p>cistern</text:p>
          </table:table-cell>
          <table:table-cell office:value-type="string">
            <text:p>motorized</text:p>
          </table:table-cell>
          <table:table-cell office:value-type="string">
            <text:p>fuselage</text:p>
          </table:table-cell>
          <table:table-cell office:value-type="string">
            <text:p>nozzle</text:p>
          </table:table-cell>
          <table:table-cell office:value-type="string">
            <text:p>carburetor</text:p>
          </table:table-cell>
          <table:table-cell table:number-columns-repeated="1018"/>
        </table:table-row>
        <table:table-row table:style-name="ro1">
          <table:table-cell office:value-type="string">
            <text:p>cistern</text:p>
          </table:table-cell>
          <table:table-cell office:value-type="string">
            <text:p>tanks</text:p>
          </table:table-cell>
          <table:table-cell office:value-type="string">
            <text:p>infantry</text:p>
          </table:table-cell>
          <table:table-cell office:value-type="string">
            <text:p>nozzle</text:p>
          </table:table-cell>
          <table:table-cell office:value-type="string">
            <text:p>fuselage</text:p>
          </table:table-cell>
          <table:table-cell office:value-type="string">
            <text:p>pump</text:p>
          </table:table-cell>
          <table:table-cell table:number-columns-repeated="1018"/>
        </table:table-row>
        <table:table-row table:style-name="ro1">
          <table:table-cell table:number-columns-repeated="2" office:value-type="string">
            <text:p>gasoline</text:p>
          </table:table-cell>
          <table:table-cell office:value-type="string">
            <text:p>jeeps</text:p>
          </table:table-cell>
          <table:table-cell office:value-type="string">
            <text:p>carburetor</text:p>
          </table:table-cell>
          <table:table-cell office:value-type="string">
            <text:p>cistern</text:p>
          </table:table-cell>
          <table:table-cell office:value-type="string">
            <text:p>bulldozer</text:p>
          </table:table-cell>
          <table:table-cell table:number-columns-repeated="1018"/>
        </table:table-row>
        <table:table-row table:style-name="ro1">
          <table:table-cell table:number-columns-repeated="1024"/>
        </table:table-row>
        <table:table-row table:style-name="ro1">
          <table:table-cell table:style-name="ce12" office:value-type="string">
            <text:p>tape_1920</text:p>
          </table:table-cell>
          <table:table-cell table:style-name="ce12" office:value-type="string">
            <text:p>tape_1930</text:p>
          </table:table-cell>
          <table:table-cell table:style-name="ce12" office:value-type="string">
            <text:p>tape_1940</text:p>
          </table:table-cell>
          <table:table-cell table:style-name="ce12" office:value-type="string">
            <text:p>tape_1950</text:p>
          </table:table-cell>
          <table:table-cell table:style-name="ce12" office:value-type="string">
            <text:p>tape_1960</text:p>
          </table:table-cell>
          <table:table-cell table:style-name="ce12" office:value-type="string">
            <text:p>tape_1970</text:p>
          </table:table-cell>
          <table:table-cell table:number-columns-repeated="1018"/>
        </table:table-row>
        <table:table-row table:style-name="ro1">
          <table:table-cell office:value-type="string">
            <text:p>tape_1930</text:p>
          </table:table-cell>
          <table:table-cell office:value-type="string">
            <text:p>tape_1920</text:p>
          </table:table-cell>
          <table:table-cell office:value-type="string">
            <text:p>tape_1930</text:p>
          </table:table-cell>
          <table:table-cell office:value-type="string">
            <text:p>tape_1960</text:p>
          </table:table-cell>
          <table:table-cell office:value-type="string">
            <text:p>tape_1950</text:p>
          </table:table-cell>
          <table:table-cell office:value-type="string">
            <text:p>tape_1960</text:p>
          </table:table-cell>
          <table:table-cell table:number-columns-repeated="1018"/>
        </table:table-row>
        <table:table-row table:style-name="ro1">
          <table:table-cell table:number-columns-repeated="2" office:value-type="string">
            <text:p>tape_1940</text:p>
          </table:table-cell>
          <table:table-cell office:value-type="string">
            <text:p>tape_1950</text:p>
          </table:table-cell>
          <table:table-cell office:value-type="string">
            <text:p>tape_1940</text:p>
          </table:table-cell>
          <table:table-cell office:value-type="string">
            <text:p>tape_1970</text:p>
          </table:table-cell>
          <table:table-cell office:value-type="string">
            <text:p>tape_1950</text:p>
          </table:table-cell>
          <table:table-cell table:number-columns-repeated="1018"/>
        </table:table-row>
        <table:table-row table:style-name="ro1">
          <table:table-cell table:number-columns-repeated="2" office:value-type="string">
            <text:p>tape_1950</text:p>
          </table:table-cell>
          <table:table-cell office:value-type="string">
            <text:p>tape_1920</text:p>
          </table:table-cell>
          <table:table-cell office:value-type="string">
            <text:p>tape_1970</text:p>
          </table:table-cell>
          <table:table-cell office:value-type="string">
            <text:p>recorders</text:p>
          </table:table-cell>
          <table:table-cell office:value-type="string">
            <text:p>recorder</text:p>
          </table:table-cell>
          <table:table-cell table:number-columns-repeated="1018"/>
        </table:table-row>
        <table:table-row table:style-name="ro1">
          <table:table-cell office:value-type="string">
            <text:p>adhesive</text:p>
          </table:table-cell>
          <table:table-cell table:number-columns-repeated="2" office:value-type="string">
            <text:p>tape_1960</text:p>
          </table:table-cell>
          <table:table-cell table:number-columns-repeated="2" office:value-type="string">
            <text:p>tape_1930</text:p>
          </table:table-cell>
          <table:table-cell office:value-type="string">
            <text:p>tapes</text:p>
          </table:table-cell>
          <table:table-cell table:number-columns-repeated="1018"/>
        </table:table-row>
        <table:table-row table:style-name="ro1">
          <table:table-cell office:value-type="string">
            <text:p>tape_1960</text:p>
          </table:table-cell>
          <table:table-cell table:number-columns-repeated="2" office:value-type="string">
            <text:p>adhesive</text:p>
          </table:table-cell>
          <table:table-cell office:value-type="string">
            <text:p>tape_1920</text:p>
          </table:table-cell>
          <table:table-cell office:value-type="string">
            <text:p>tapes</text:p>
          </table:table-cell>
          <table:table-cell office:value-type="string">
            <text:p>recordings</text:p>
          </table:table-cell>
          <table:table-cell table:number-columns-repeated="1018"/>
        </table:table-row>
        <table:table-row table:style-name="ro1">
          <table:table-cell office:value-type="string">
            <text:p>ribbon</text:p>
          </table:table-cell>
          <table:table-cell office:value-type="string">
            <text:p>twine</text:p>
          </table:table-cell>
          <table:table-cell office:value-type="string">
            <text:p>ribbon</text:p>
          </table:table-cell>
          <table:table-cell office:value-type="string">
            <text:p>recorders</text:p>
          </table:table-cell>
          <table:table-cell office:value-type="string">
            <text:p>recorder</text:p>
          </table:table-cell>
          <table:table-cell office:value-type="string">
            <text:p>stereo</text:p>
          </table:table-cell>
          <table:table-cell table:number-columns-repeated="1018"/>
        </table:table-row>
        <table:table-row table:style-name="ro1">
          <table:table-cell office:value-type="string">
            <text:p>bandanna</text:p>
          </table:table-cell>
          <table:table-cell office:value-type="string">
            <text:p>ticker</text:p>
          </table:table-cell>
          <table:table-cell office:value-type="string">
            <text:p>tape_1970</text:p>
          </table:table-cell>
          <table:table-cell office:value-type="string">
            <text:p>recorder</text:p>
          </table:table-cell>
          <table:table-cell office:value-type="string">
            <text:p>tape_1940</text:p>
          </table:table-cell>
          <table:table-cell office:value-type="string">
            <text:p>taped</text:p>
          </table:table-cell>
          <table:table-cell table:number-columns-repeated="1018"/>
        </table:table-row>
        <table:table-row table:style-name="ro1">
          <table:table-cell office:value-type="string">
            <text:p>weft</text:p>
          </table:table-cell>
          <table:table-cell office:value-type="string">
            <text:p>paper_1950</text:p>
          </table:table-cell>
          <table:table-cell office:value-type="string">
            <text:p>braid</text:p>
          </table:table-cell>
          <table:table-cell office:value-type="string">
            <text:p>tapes</text:p>
          </table:table-cell>
          <table:table-cell office:value-type="string">
            <text:p>taped</text:p>
          </table:table-cell>
          <table:table-cell office:value-type="string">
            <text:p>recorders</text:p>
          </table:table-cell>
          <table:table-cell table:number-columns-repeated="1018"/>
        </table:table-row>
        <table:table-row table:style-name="ro1">
          <table:table-cell office:value-type="string">
            <text:p>braid</text:p>
          </table:table-cell>
          <table:table-cell office:value-type="string">
            <text:p>gauze</text:p>
          </table:table-cell>
          <table:table-cell office:value-type="string">
            <text:p>cord</text:p>
          </table:table-cell>
          <table:table-cell office:value-type="string">
            <text:p>adhesive</text:p>
          </table:table-cell>
          <table:table-cell office:value-type="string">
            <text:p>stereo</text:p>
          </table:table-cell>
          <table:table-cell office:value-type="string">
            <text:p>recording</text:p>
          </table:table-cell>
          <table:table-cell table:number-columns-repeated="1018"/>
        </table:table-row>
        <table:table-row table:style-name="ro1">
          <table:table-cell table:number-columns-repeated="1024"/>
        </table:table-row>
        <table:table-row table:style-name="ro1">
          <table:table-cell table:style-name="ce12" office:value-type="string">
            <text:p>telephone_1920</text:p>
          </table:table-cell>
          <table:table-cell table:style-name="ce12" office:value-type="string">
            <text:p>telephone_1930</text:p>
          </table:table-cell>
          <table:table-cell table:style-name="ce12" office:value-type="string">
            <text:p>telephone_1940</text:p>
          </table:table-cell>
          <table:table-cell table:style-name="ce12" office:value-type="string">
            <text:p>telephone_1950</text:p>
          </table:table-cell>
          <table:table-cell table:style-name="ce12" office:value-type="string">
            <text:p>telephone_1960</text:p>
          </table:table-cell>
          <table:table-cell table:style-name="ce12" office:value-type="string">
            <text:p>telephone_1970</text:p>
          </table:table-cell>
          <table:table-cell table:style-name="ce12"/>
          <table:table-cell table:number-columns-repeated="1017"/>
        </table:table-row>
        <table:table-row table:style-name="ro1">
          <table:table-cell office:value-type="string">
            <text:p>telephone_1930</text:p>
          </table:table-cell>
          <table:table-cell office:value-type="string">
            <text:p>telephone_1920</text:p>
          </table:table-cell>
          <table:table-cell office:value-type="string">
            <text:p>telephone_1950</text:p>
          </table:table-cell>
          <table:table-cell table:number-columns-repeated="2" office:value-type="string">
            <text:p>telephone_1970</text:p>
          </table:table-cell>
          <table:table-cell office:value-type="string">
            <text:p>telephone_1960</text:p>
          </table:table-cell>
          <table:table-cell table:number-columns-repeated="1018"/>
        </table:table-row>
        <table:table-row table:style-name="ro1">
          <table:table-cell office:value-type="string">
            <text:p>telephone_1940</text:p>
          </table:table-cell>
          <table:table-cell office:value-type="string">
            <text:p>telephone_1950</text:p>
          </table:table-cell>
          <table:table-cell office:value-type="string">
            <text:p>telephone_1930</text:p>
          </table:table-cell>
          <table:table-cell office:value-type="string">
            <text:p>telephone_1940</text:p>
          </table:table-cell>
          <table:table-cell table:number-columns-repeated="2" office:value-type="string">
            <text:p>telephone_1950</text:p>
          </table:table-cell>
          <table:table-cell table:number-columns-repeated="1018"/>
        </table:table-row>
        <table:table-row table:style-name="ro1">
          <table:table-cell office:value-type="string">
            <text:p>telephone_1950</text:p>
          </table:table-cell>
          <table:table-cell office:value-type="string">
            <text:p>telephone_1940</text:p>
          </table:table-cell>
          <table:table-cell table:number-columns-repeated="2" office:value-type="string">
            <text:p>telephone_1960</text:p>
          </table:table-cell>
          <table:table-cell office:value-type="string">
            <text:p>telephone_1940</text:p>
          </table:table-cell>
          <table:table-cell office:value-type="string">
            <text:p>phone_1970</text:p>
          </table:table-cell>
          <table:table-cell table:number-columns-repeated="1018"/>
        </table:table-row>
        <table:table-row table:style-name="ro1">
          <table:table-cell office:value-type="string">
            <text:p>telephone_1970</text:p>
          </table:table-cell>
          <table:table-cell office:value-type="string">
            <text:p>telephone_1960</text:p>
          </table:table-cell>
          <table:table-cell office:value-type="string">
            <text:p>telephone_1970</text:p>
          </table:table-cell>
          <table:table-cell office:value-type="string">
            <text:p>telephone_1930</text:p>
          </table:table-cell>
          <table:table-cell office:value-type="string">
            <text:p>phone_1970</text:p>
          </table:table-cell>
          <table:table-cell office:value-type="string">
            <text:p>telephone_1940</text:p>
          </table:table-cell>
          <table:table-cell table:number-columns-repeated="1018"/>
        </table:table-row>
        <table:table-row table:style-name="ro1">
          <table:table-cell office:value-type="string">
            <text:p>telephone_1960</text:p>
          </table:table-cell>
          <table:table-cell office:value-type="string">
            <text:p>telephone_1970</text:p>
          </table:table-cell>
          <table:table-cell table:number-columns-repeated="2" office:value-type="string">
            <text:p>telephone_1920</text:p>
          </table:table-cell>
          <table:table-cell table:number-columns-repeated="2" office:value-type="string">
            <text:p>telephone_1930</text:p>
          </table:table-cell>
          <table:table-cell table:number-columns-repeated="1018"/>
        </table:table-row>
        <table:table-row table:style-name="ro1">
          <table:table-cell office:value-type="string">
            <text:p>phone_1920</text:p>
          </table:table-cell>
          <table:table-cell office:value-type="string">
            <text:p>phone_1940</text:p>
          </table:table-cell>
          <table:table-cell table:number-columns-repeated="2" office:value-type="string">
            <text:p>phone_1970</text:p>
          </table:table-cell>
          <table:table-cell table:number-columns-repeated="2" office:value-type="string">
            <text:p>phone_1960</text:p>
          </table:table-cell>
          <table:table-cell table:number-columns-repeated="1018"/>
        </table:table-row>
        <table:table-row table:style-name="ro1">
          <table:table-cell office:value-type="string">
            <text:p>telegraph</text:p>
          </table:table-cell>
          <table:table-cell office:value-type="string">
            <text:p>phone_1930</text:p>
          </table:table-cell>
          <table:table-cell office:value-type="string">
            <text:p>phone_1940</text:p>
          </table:table-cell>
          <table:table-cell office:value-type="string">
            <text:p>phone_1960</text:p>
          </table:table-cell>
          <table:table-cell table:number-columns-repeated="2" office:value-type="string">
            <text:p>telephone_1920</text:p>
          </table:table-cell>
          <table:table-cell table:number-columns-repeated="1018"/>
        </table:table-row>
        <table:table-row table:style-name="ro1">
          <table:table-cell office:value-type="string">
            <text:p>phone_1940</text:p>
          </table:table-cell>
          <table:table-cell office:value-type="string">
            <text:p>phone_1920</text:p>
          </table:table-cell>
          <table:table-cell office:value-type="string">
            <text:p>phone_1960</text:p>
          </table:table-cell>
          <table:table-cell office:value-type="string">
            <text:p>phone_1950</text:p>
          </table:table-cell>
          <table:table-cell office:value-type="string">
            <text:p>phone_1940</text:p>
          </table:table-cell>
          <table:table-cell office:value-type="string">
            <text:p>phone_1950</text:p>
          </table:table-cell>
          <table:table-cell table:number-columns-repeated="1018"/>
        </table:table-row>
        <table:table-row table:style-name="ro1">
          <table:table-cell table:number-columns-repeated="3" office:value-type="string">
            <text:p>phone_1950</text:p>
          </table:table-cell>
          <table:table-cell office:value-type="string">
            <text:p>phone_1940</text:p>
          </table:table-cell>
          <table:table-cell office:value-type="string">
            <text:p>phone_1950</text:p>
          </table:table-cell>
          <table:table-cell office:value-type="string">
            <text:p>phone_1940</text:p>
          </table:table-cell>
          <table:table-cell table:number-columns-repeated="1018"/>
        </table:table-row>
        <table:table-row table:style-name="ro1">
          <table:table-cell table:number-columns-repeated="1024"/>
        </table:table-row>
        <table:table-row table:style-name="ro1">
          <table:table-cell table:style-name="ce12" office:value-type="string">
            <text:p>train_1920</text:p>
          </table:table-cell>
          <table:table-cell table:style-name="ce12" office:value-type="string">
            <text:p>train_1930</text:p>
          </table:table-cell>
          <table:table-cell table:style-name="ce12" office:value-type="string">
            <text:p>train_1940</text:p>
          </table:table-cell>
          <table:table-cell table:style-name="ce12" office:value-type="string">
            <text:p>train_1950</text:p>
          </table:table-cell>
          <table:table-cell table:style-name="ce12" office:value-type="string">
            <text:p>train_1960</text:p>
          </table:table-cell>
          <table:table-cell table:style-name="ce12" office:value-type="string">
            <text:p>train_1970</text:p>
          </table:table-cell>
          <table:table-cell table:number-columns-repeated="1018"/>
        </table:table-row>
        <table:table-row table:style-name="ro1">
          <table:table-cell office:value-type="string">
            <text:p>train_1930</text:p>
          </table:table-cell>
          <table:table-cell office:value-type="string">
            <text:p>train_1920</text:p>
          </table:table-cell>
          <table:table-cell office:value-type="string">
            <text:p>train_1950</text:p>
          </table:table-cell>
          <table:table-cell office:value-type="string">
            <text:p>train_1940</text:p>
          </table:table-cell>
          <table:table-cell table:number-columns-repeated="2" office:value-type="string">
            <text:p>train_1950</text:p>
          </table:table-cell>
          <table:table-cell table:number-columns-repeated="1018"/>
        </table:table-row>
        <table:table-row table:style-name="ro1">
          <table:table-cell table:number-columns-repeated="2" office:value-type="string">
            <text:p>train_1940</text:p>
          </table:table-cell>
          <table:table-cell office:value-type="string">
            <text:p>train_1920</text:p>
          </table:table-cell>
          <table:table-cell office:value-type="string">
            <text:p>train_1960</text:p>
          </table:table-cell>
          <table:table-cell office:value-type="string">
            <text:p>train_1970</text:p>
          </table:table-cell>
          <table:table-cell office:value-type="string">
            <text:p>train_1940</text:p>
          </table:table-cell>
          <table:table-cell table:number-columns-repeated="1018"/>
        </table:table-row>
        <table:table-row table:style-name="ro1">
          <table:table-cell table:number-columns-repeated="2" office:value-type="string">
            <text:p>train_1950</text:p>
          </table:table-cell>
          <table:table-cell office:value-type="string">
            <text:p>train_1930</text:p>
          </table:table-cell>
          <table:table-cell office:value-type="string">
            <text:p>train_1970</text:p>
          </table:table-cell>
          <table:table-cell office:value-type="string">
            <text:p>train_1940</text:p>
          </table:table-cell>
          <table:table-cell office:value-type="string">
            <text:p>train_1960</text:p>
          </table:table-cell>
          <table:table-cell table:number-columns-repeated="1018"/>
        </table:table-row>
        <table:table-row table:style-name="ro1">
          <table:table-cell table:number-columns-repeated="3" office:value-type="string">
            <text:p>train_1970</text:p>
          </table:table-cell>
          <table:table-cell table:number-columns-repeated="3" office:value-type="string">
            <text:p>train_1930</text:p>
          </table:table-cell>
          <table:table-cell table:number-columns-repeated="1018"/>
        </table:table-row>
        <table:table-row table:style-name="ro1">
          <table:table-cell table:number-columns-repeated="3" office:value-type="string">
            <text:p>train_1960</text:p>
          </table:table-cell>
          <table:table-cell table:number-columns-repeated="3" office:value-type="string">
            <text:p>train_1920</text:p>
          </table:table-cell>
          <table:table-cell table:number-columns-repeated="1018"/>
        </table:table-row>
        <table:table-row table:style-name="ro1">
          <table:table-cell table:number-columns-repeated="4" office:value-type="string">
            <text:p>trains</text:p>
          </table:table-cell>
          <table:table-cell table:number-columns-repeated="2" office:value-type="string">
            <text:p>bus</text:p>
          </table:table-cell>
          <table:table-cell table:number-columns-repeated="1018"/>
        </table:table-row>
        <table:table-row table:style-name="ro1">
          <table:table-cell table:number-columns-repeated="2" office:value-type="string">
            <text:p>car_1920</text:p>
          </table:table-cell>
          <table:table-cell table:number-columns-repeated="2" office:value-type="string">
            <text:p>bus</text:p>
          </table:table-cell>
          <table:table-cell table:number-columns-repeated="2" office:value-type="string">
            <text:p>trains</text:p>
          </table:table-cell>
          <table:table-cell table:number-columns-repeated="1018"/>
        </table:table-row>
        <table:table-row table:style-name="ro1">
          <table:table-cell office:value-type="string">
            <text:p>steamer</text:p>
          </table:table-cell>
          <table:table-cell table:number-columns-repeated="5" office:value-type="string">
            <text:p>tram</text:p>
          </table:table-cell>
          <table:table-cell table:number-columns-repeated="1018"/>
        </table:table-row>
        <table:table-row table:style-name="ro1">
          <table:table-cell office:value-type="string">
            <text:p>tram</text:p>
          </table:table-cell>
          <table:table-cell office:value-type="string">
            <text:p>bus</text:p>
          </table:table-cell>
          <table:table-cell table:number-columns-repeated="3" office:value-type="string">
            <text:p>westbound</text:p>
          </table:table-cell>
          <table:table-cell office:value-type="string">
            <text:p>trolley</text:p>
          </table:table-cell>
          <table:table-cell table:number-columns-repeated="1018"/>
        </table:table-row>
        <table:table-row table:style-name="ro1">
          <table:table-cell table:number-columns-repeated="1024"/>
        </table:table-row>
        <table:table-row table:style-name="ro1">
          <table:table-cell table:style-name="ce12" office:value-type="string">
            <text:p>travel_1920</text:p>
          </table:table-cell>
          <table:table-cell table:style-name="ce12" office:value-type="string">
            <text:p>travel_1930</text:p>
          </table:table-cell>
          <table:table-cell table:style-name="ce12" office:value-type="string">
            <text:p>travel_1940</text:p>
          </table:table-cell>
          <table:table-cell table:style-name="ce12" office:value-type="string">
            <text:p>travel_1950</text:p>
          </table:table-cell>
          <table:table-cell table:style-name="ce12" office:value-type="string">
            <text:p>travel_1960</text:p>
          </table:table-cell>
          <table:table-cell table:style-name="ce12" office:value-type="string">
            <text:p>travel_1970</text:p>
          </table:table-cell>
          <table:table-cell table:style-name="ce12"/>
          <table:table-cell table:number-columns-repeated="1017"/>
        </table:table-row>
        <table:table-row table:style-name="ro1">
          <table:table-cell office:value-type="string">
            <text:p>travel_1930</text:p>
          </table:table-cell>
          <table:table-cell office:value-type="string">
            <text:p>travel_1940</text:p>
          </table:table-cell>
          <table:table-cell office:value-type="string">
            <text:p>travel_1930</text:p>
          </table:table-cell>
          <table:table-cell office:value-type="string">
            <text:p>travel_1960</text:p>
          </table:table-cell>
          <table:table-cell office:value-type="string">
            <text:p>travel_1970</text:p>
          </table:table-cell>
          <table:table-cell office:value-type="string">
            <text:p>travel_1960</text:p>
          </table:table-cell>
          <table:table-cell table:number-columns-repeated="1018"/>
        </table:table-row>
        <table:table-row table:style-name="ro1">
          <table:table-cell office:value-type="string">
            <text:p>travel_1940</text:p>
          </table:table-cell>
          <table:table-cell office:value-type="string">
            <text:p>travel_1920</text:p>
          </table:table-cell>
          <table:table-cell office:value-type="string">
            <text:p>travel_1950</text:p>
          </table:table-cell>
          <table:table-cell office:value-type="string">
            <text:p>travel_1940</text:p>
          </table:table-cell>
          <table:table-cell office:value-type="string">
            <text:p>travel_1950</text:p>
          </table:table-cell>
          <table:table-cell office:value-type="string">
            <text:p>travel_1940</text:p>
          </table:table-cell>
          <table:table-cell table:number-columns-repeated="1018"/>
        </table:table-row>
        <table:table-row table:style-name="ro1">
          <table:table-cell table:number-columns-repeated="2" office:value-type="string">
            <text:p>travel_1950</text:p>
          </table:table-cell>
          <table:table-cell table:number-columns-repeated="2" office:value-type="string">
            <text:p>travel_1970</text:p>
          </table:table-cell>
          <table:table-cell office:value-type="string">
            <text:p>travel_1940</text:p>
          </table:table-cell>
          <table:table-cell office:value-type="string">
            <text:p>travel_1950</text:p>
          </table:table-cell>
          <table:table-cell table:number-columns-repeated="1018"/>
        </table:table-row>
        <table:table-row table:style-name="ro1">
          <table:table-cell table:number-columns-repeated="3" office:value-type="string">
            <text:p>travel_1960</text:p>
          </table:table-cell>
          <table:table-cell table:number-columns-repeated="3" office:value-type="string">
            <text:p>travel_1930</text:p>
          </table:table-cell>
          <table:table-cell table:number-columns-repeated="1018"/>
        </table:table-row>
        <table:table-row table:style-name="ro1">
          <table:table-cell table:number-columns-repeated="2" office:value-type="string">
            <text:p>travel_1970</text:p>
          </table:table-cell>
          <table:table-cell table:number-columns-repeated="4" office:value-type="string">
            <text:p>travel_1920</text:p>
          </table:table-cell>
          <table:table-cell table:number-columns-repeated="1018"/>
        </table:table-row>
        <table:table-row table:style-name="ro1">
          <table:table-cell table:number-columns-repeated="6" office:value-type="string">
            <text:p>traveling</text:p>
          </table:table-cell>
          <table:table-cell table:number-columns-repeated="1018"/>
        </table:table-row>
        <table:table-row table:style-name="ro1">
          <table:table-cell table:number-columns-repeated="5" office:value-type="string">
            <text:p>travelling</text:p>
          </table:table-cell>
          <table:table-cell office:value-type="string">
            <text:p>trips</text:p>
          </table:table-cell>
          <table:table-cell table:number-columns-repeated="1018"/>
        </table:table-row>
        <table:table-row table:style-name="ro1">
          <table:table-cell office:value-type="string">
            <text:p>journey</text:p>
          </table:table-cell>
          <table:table-cell table:number-columns-repeated="2" office:value-type="string">
            <text:p>traveled</text:p>
          </table:table-cell>
          <table:table-cell office:value-type="string">
            <text:p>trips</text:p>
          </table:table-cell>
          <table:table-cell office:value-type="string">
            <text:p>traveled</text:p>
          </table:table-cell>
          <table:table-cell office:value-type="string">
            <text:p>travelling</text:p>
          </table:table-cell>
          <table:table-cell table:number-columns-repeated="1018"/>
        </table:table-row>
        <table:table-row table:style-name="ro1">
          <table:table-cell office:value-type="string">
            <text:p>traveled</text:p>
          </table:table-cell>
          <table:table-cell office:value-type="string">
            <text:p>journey</text:p>
          </table:table-cell>
          <table:table-cell office:value-type="string">
            <text:p>transport</text:p>
          </table:table-cell>
          <table:table-cell office:value-type="string">
            <text:p>round-trip</text:p>
          </table:table-cell>
          <table:table-cell office:value-type="string">
            <text:p>travels</text:p>
          </table:table-cell>
          <table:table-cell office:value-type="string">
            <text:p>round-trip</text:p>
          </table:table-cell>
          <table:table-cell table:number-columns-repeated="1018"/>
        </table:table-row>
        <table:table-row table:style-name="ro1" table:number-rows-repeated="1048224">
          <table:table-cell table:number-columns-repeated="1024"/>
        </table:table-row>
        <table:table-row table:style-name="ro1">
          <table:table-cell table:number-columns-repeated="1024"/>
        </table:table-row>
      </table:table>
      <table:table table:name="knn-sgns-align" table:style-name="ta2">
        <table:table-column table:style-name="co13" table:number-columns-repeated="2" table:default-cell-style-name="ce1"/>
        <table:table-column table:style-name="co12" table:default-cell-style-name="ce1"/>
        <table:table-column table:style-name="co13" table:default-cell-style-name="ce1"/>
        <table:table-column table:style-name="co12" table:default-cell-style-name="ce1"/>
        <table:table-column table:style-name="co24" table:default-cell-style-name="ce1"/>
        <table:table-column table:style-name="co1" table:number-columns-repeated="2" table:default-cell-style-name="ce1"/>
        <table:table-column table:style-name="co23" table:number-columns-repeated="6" table:default-cell-style-name="ce1"/>
        <table:table-column table:style-name="co1" table:number-columns-repeated="1010" table:default-cell-style-name="ce1"/>
        <table:table-row table:style-name="ro1">
          <table:table-cell table:style-name="ce12" office:value-type="string">
            <text:p>aeroplane_1920</text:p>
          </table:table-cell>
          <table:table-cell table:style-name="ce12" office:value-type="string">
            <text:p>aeroplane_1930</text:p>
          </table:table-cell>
          <table:table-cell table:style-name="ce12" office:value-type="string">
            <text:p>aeroplane_1940</text:p>
          </table:table-cell>
          <table:table-cell table:style-name="ce12" office:value-type="string">
            <text:p>aeroplane_1950</text:p>
          </table:table-cell>
          <table:table-cell table:style-name="ce12" office:value-type="string">
            <text:p>aeroplane_1960</text:p>
          </table:table-cell>
          <table:table-cell table:style-name="ce12" office:value-type="string">
            <text:p>aeroplane_1970</text:p>
          </table:table-cell>
          <table:table-cell table:number-columns-repeated="1018"/>
        </table:table-row>
        <table:table-row table:style-name="ro1">
          <table:table-cell office:value-type="string">
            <text:p>powered</text:p>
          </table:table-cell>
          <table:table-cell office:value-type="string">
            <text:p>cockpit</text:p>
          </table:table-cell>
          <table:table-cell office:value-type="string">
            <text:p>beame</text:p>
          </table:table-cell>
          <table:table-cell office:value-type="string">
            <text:p>maximus</text:p>
          </table:table-cell>
          <table:table-cell office:value-type="string">
            <text:p>fedor</text:p>
          </table:table-cell>
          <table:table-cell office:value-type="string">
            <text:p>kato</text:p>
          </table:table-cell>
          <table:table-cell table:number-columns-repeated="1018"/>
        </table:table-row>
        <table:table-row table:style-name="ro1">
          <table:table-cell office:value-type="string">
            <text:p>airship</text:p>
          </table:table-cell>
          <table:table-cell office:value-type="string">
            <text:p>hangar</text:p>
          </table:table-cell>
          <table:table-cell office:value-type="string">
            <text:p>additive</text:p>
          </table:table-cell>
          <table:table-cell office:value-type="string">
            <text:p>moneyman</text:p>
          </table:table-cell>
          <table:table-cell office:value-type="string">
            <text:p>moving-picture</text:p>
          </table:table-cell>
          <table:table-cell office:value-type="string">
            <text:p>corinne</text:p>
          </table:table-cell>
          <table:table-cell table:number-columns-repeated="1018"/>
        </table:table-row>
        <table:table-row table:style-name="ro1">
          <table:table-cell office:value-type="string">
            <text:p>amphibian</text:p>
          </table:table-cell>
          <table:table-cell office:value-type="string">
            <text:p>dinghy</text:p>
          </table:table-cell>
          <table:table-cell office:value-type="string">
            <text:p>halevy</text:p>
          </table:table-cell>
          <table:table-cell office:value-type="string">
            <text:p>jeter</text:p>
          </table:table-cell>
          <table:table-cell office:value-type="string">
            <text:p>budlong</text:p>
          </table:table-cell>
          <table:table-cell office:value-type="string">
            <text:p>lue</text:p>
          </table:table-cell>
          <table:table-cell table:number-columns-repeated="1018"/>
        </table:table-row>
        <table:table-row table:style-name="ro1">
          <table:table-cell office:value-type="string">
            <text:p>airplanes</text:p>
          </table:table-cell>
          <table:table-cell office:value-type="string">
            <text:p>taxied</text:p>
          </table:table-cell>
          <table:table-cell office:value-type="string">
            <text:p>stewardesses</text:p>
          </table:table-cell>
          <table:table-cell office:value-type="string">
            <text:p>marconi</text:p>
          </table:table-cell>
          <table:table-cell office:value-type="string">
            <text:p>silvester</text:p>
          </table:table-cell>
          <table:table-cell office:value-type="string">
            <text:p>dishpan</text:p>
          </table:table-cell>
          <table:table-cell table:number-columns-repeated="1018"/>
        </table:table-row>
        <table:table-row table:style-name="ro1">
          <table:table-cell office:value-type="string">
            <text:p>curtiss</text:p>
          </table:table-cell>
          <table:table-cell office:value-type="string">
            <text:p>iceberg</text:p>
          </table:table-cell>
          <table:table-cell office:value-type="string">
            <text:p>cathode</text:p>
          </table:table-cell>
          <table:table-cell office:value-type="string">
            <text:p>sanger</text:p>
          </table:table-cell>
          <table:table-cell office:value-type="string">
            <text:p>carboy</text:p>
          </table:table-cell>
          <table:table-cell office:value-type="string">
            <text:p>johnstone</text:p>
          </table:table-cell>
          <table:table-cell table:number-columns-repeated="1018"/>
        </table:table-row>
        <table:table-row table:style-name="ro1">
          <table:table-cell office:value-type="string">
            <text:p>airplane</text:p>
          </table:table-cell>
          <table:table-cell office:value-type="string">
            <text:p>glides</text:p>
          </table:table-cell>
          <table:table-cell office:value-type="string">
            <text:p>bosch</text:p>
          </table:table-cell>
          <table:table-cell office:value-type="string">
            <text:p>tempe</text:p>
          </table:table-cell>
          <table:table-cell office:value-type="string">
            <text:p>stryker</text:p>
          </table:table-cell>
          <table:table-cell office:value-type="string">
            <text:p>croupier</text:p>
          </table:table-cell>
          <table:table-cell table:number-columns-repeated="1018"/>
        </table:table-row>
        <table:table-row table:style-name="ro1">
          <table:table-cell office:value-type="string">
            <text:p>anti-aircraft</text:p>
          </table:table-cell>
          <table:table-cell office:value-type="string">
            <text:p>runway</text:p>
          </table:table-cell>
          <table:table-cell office:value-type="string">
            <text:p>haber</text:p>
          </table:table-cell>
          <table:table-cell office:value-type="string">
            <text:p>swale</text:p>
          </table:table-cell>
          <table:table-cell office:value-type="string">
            <text:p>cyprian</text:p>
          </table:table-cell>
          <table:table-cell office:value-type="string">
            <text:p>gayety</text:p>
          </table:table-cell>
          <table:table-cell table:number-columns-repeated="1018"/>
        </table:table-row>
        <table:table-row table:style-name="ro1">
          <table:table-cell office:value-type="string">
            <text:p>rocket</text:p>
          </table:table-cell>
          <table:table-cell office:value-type="string">
            <text:p>chug</text:p>
          </table:table-cell>
          <table:table-cell office:value-type="string">
            <text:p>compounding</text:p>
          </table:table-cell>
          <table:table-cell office:value-type="string">
            <text:p>spurlock</text:p>
          </table:table-cell>
          <table:table-cell office:value-type="string">
            <text:p>noo</text:p>
          </table:table-cell>
          <table:table-cell office:value-type="string">
            <text:p>claypool</text:p>
          </table:table-cell>
          <table:table-cell table:number-columns-repeated="1018"/>
        </table:table-row>
        <table:table-row table:style-name="ro1">
          <table:table-cell office:value-type="string">
            <text:p>rockford</text:p>
          </table:table-cell>
          <table:table-cell office:value-type="string">
            <text:p>plunger</text:p>
          </table:table-cell>
          <table:table-cell office:value-type="string">
            <text:p>finitude</text:p>
          </table:table-cell>
          <table:table-cell office:value-type="string">
            <text:p>lavery</text:p>
          </table:table-cell>
          <table:table-cell office:value-type="string">
            <text:p>agassi</text:p>
          </table:table-cell>
          <table:table-cell office:value-type="string">
            <text:p>bobolink</text:p>
          </table:table-cell>
          <table:table-cell table:number-columns-repeated="1018"/>
        </table:table-row>
        <table:table-row table:style-name="ro1">
          <table:table-cell table:number-columns-repeated="1024"/>
        </table:table-row>
        <table:table-row table:style-name="ro1">
          <table:table-cell table:style-name="ce12" office:value-type="string">
            <text:p>automobile_1920</text:p>
          </table:table-cell>
          <table:table-cell table:style-name="ce12" office:value-type="string">
            <text:p>automobile_1930</text:p>
          </table:table-cell>
          <table:table-cell table:style-name="ce12" office:value-type="string">
            <text:p>automobile_1940</text:p>
          </table:table-cell>
          <table:table-cell table:style-name="ce12" office:value-type="string">
            <text:p>automobile_1950</text:p>
          </table:table-cell>
          <table:table-cell table:style-name="ce12" office:value-type="string">
            <text:p>automobile_1960</text:p>
          </table:table-cell>
          <table:table-cell table:style-name="ce12" office:value-type="string">
            <text:p>automobile_1970</text:p>
          </table:table-cell>
          <table:table-cell table:number-columns-repeated="1018"/>
        </table:table-row>
        <table:table-row table:style-name="ro1">
          <table:table-cell table:number-columns-repeated="6" office:value-type="string">
            <text:p>auto</text:p>
          </table:table-cell>
          <table:table-cell table:number-columns-repeated="1018"/>
        </table:table-row>
        <table:table-row table:style-name="ro1">
          <table:table-cell office:value-type="string">
            <text:p>car</text:p>
          </table:table-cell>
          <table:table-cell office:value-type="string">
            <text:p>motor</text:p>
          </table:table-cell>
          <table:table-cell office:value-type="string">
            <text:p>airplane</text:p>
          </table:table-cell>
          <table:table-cell office:value-type="string">
            <text:p>car</text:p>
          </table:table-cell>
          <table:table-cell office:value-type="string">
            <text:p>automobiles</text:p>
          </table:table-cell>
          <table:table-cell office:value-type="string">
            <text:p>autos</text:p>
          </table:table-cell>
          <table:table-cell table:number-columns-repeated="1018"/>
        </table:table-row>
        <table:table-row table:style-name="ro1">
          <table:table-cell office:value-type="string">
            <text:p>motor</text:p>
          </table:table-cell>
          <table:table-cell table:number-columns-repeated="2" office:value-type="string">
            <text:p>automobiles</text:p>
          </table:table-cell>
          <table:table-cell office:value-type="string">
            <text:p>cars</text:p>
          </table:table-cell>
          <table:table-cell office:value-type="string">
            <text:p>car</text:p>
          </table:table-cell>
          <table:table-cell office:value-type="string">
            <text:p>automobiles</text:p>
          </table:table-cell>
          <table:table-cell table:number-columns-repeated="1018"/>
        </table:table-row>
        <table:table-row table:style-name="ro1">
          <table:table-cell office:value-type="string">
            <text:p>sedan</text:p>
          </table:table-cell>
          <table:table-cell office:value-type="string">
            <text:p>buick</text:p>
          </table:table-cell>
          <table:table-cell office:value-type="string">
            <text:p>car</text:p>
          </table:table-cell>
          <table:table-cell office:value-type="string">
            <text:p>automobiles</text:p>
          </table:table-cell>
          <table:table-cell office:value-type="string">
            <text:p>truck</text:p>
          </table:table-cell>
          <table:table-cell office:value-type="string">
            <text:p>automotive</text:p>
          </table:table-cell>
          <table:table-cell table:number-columns-repeated="1018"/>
        </table:table-row>
        <table:table-row table:style-name="ro1">
          <table:table-cell office:value-type="string">
            <text:p>truck</text:p>
          </table:table-cell>
          <table:table-cell office:value-type="string">
            <text:p>pontiac</text:p>
          </table:table-cell>
          <table:table-cell table:number-columns-repeated="2" office:value-type="string">
            <text:p>motor</text:p>
          </table:table-cell>
          <table:table-cell office:value-type="string">
            <text:p>chevrolet</text:p>
          </table:table-cell>
          <table:table-cell office:value-type="string">
            <text:p>cars</text:p>
          </table:table-cell>
          <table:table-cell table:number-columns-repeated="1018"/>
        </table:table-row>
        <table:table-row table:style-name="ro1">
          <table:table-cell office:value-type="string">
            <text:p>taxicab</text:p>
          </table:table-cell>
          <table:table-cell office:value-type="string">
            <text:p>car</text:p>
          </table:table-cell>
          <table:table-cell office:value-type="string">
            <text:p>packard</text:p>
          </table:table-cell>
          <table:table-cell office:value-type="string">
            <text:p>autos</text:p>
          </table:table-cell>
          <table:table-cell office:value-type="string">
            <text:p>cars</text:p>
          </table:table-cell>
          <table:table-cell office:value-type="string">
            <text:p>volkswagen</text:p>
          </table:table-cell>
          <table:table-cell table:number-columns-repeated="1018"/>
        </table:table-row>
        <table:table-row table:style-name="ro1">
          <table:table-cell office:value-type="string">
            <text:p>automobiles</text:p>
          </table:table-cell>
          <table:table-cell office:value-type="string">
            <text:p>airplane</text:p>
          </table:table-cell>
          <table:table-cell office:value-type="string">
            <text:p>appliance</text:p>
          </table:table-cell>
          <table:table-cell office:value-type="string">
            <text:p>airplane</text:p>
          </table:table-cell>
          <table:table-cell office:value-type="string">
            <text:p>outboard</text:p>
          </table:table-cell>
          <table:table-cell office:value-type="string">
            <text:p>taxicab</text:p>
          </table:table-cell>
          <table:table-cell table:number-columns-repeated="1018"/>
        </table:table-row>
        <table:table-row table:style-name="ro1">
          <table:table-cell office:value-type="string">
            <text:p>horse-drawn</text:p>
          </table:table-cell>
          <table:table-cell office:value-type="string">
            <text:p>foundry</text:p>
          </table:table-cell>
          <table:table-cell office:value-type="string">
            <text:p>buick</text:p>
          </table:table-cell>
          <table:table-cell office:value-type="string">
            <text:p>truck</text:p>
          </table:table-cell>
          <table:table-cell office:value-type="string">
            <text:p>vans</text:p>
          </table:table-cell>
          <table:table-cell office:value-type="string">
            <text:p>motorist</text:p>
          </table:table-cell>
          <table:table-cell table:number-columns-repeated="1018"/>
        </table:table-row>
        <table:table-row table:style-name="ro1">
          <table:table-cell office:value-type="string">
            <text:p>ambulance</text:p>
          </table:table-cell>
          <table:table-cell office:value-type="string">
            <text:p>chevrolet</text:p>
          </table:table-cell>
          <table:table-cell office:value-type="string">
            <text:p>chrysler</text:p>
          </table:table-cell>
          <table:table-cell office:value-type="string">
            <text:p>chevrolet</text:p>
          </table:table-cell>
          <table:table-cell office:value-type="string">
            <text:p>foundry</text:p>
          </table:table-cell>
          <table:table-cell office:value-type="string">
            <text:p>rolls-royce</text:p>
          </table:table-cell>
          <table:table-cell table:number-columns-repeated="1018"/>
        </table:table-row>
        <table:table-row table:style-name="ro1">
          <table:table-cell table:number-columns-repeated="1024"/>
        </table:table-row>
        <table:table-row table:style-name="ro1">
          <table:table-cell table:style-name="ce12" office:value-type="string">
            <text:p>bank_1920</text:p>
          </table:table-cell>
          <table:table-cell table:style-name="ce12" office:value-type="string">
            <text:p>bank_1930</text:p>
          </table:table-cell>
          <table:table-cell table:style-name="ce12" office:value-type="string">
            <text:p>bank_1940</text:p>
          </table:table-cell>
          <table:table-cell table:style-name="ce12" office:value-type="string">
            <text:p>bank_1950</text:p>
          </table:table-cell>
          <table:table-cell table:style-name="ce12" office:value-type="string">
            <text:p>bank_1960</text:p>
          </table:table-cell>
          <table:table-cell table:style-name="ce12" office:value-type="string">
            <text:p>bank_1970</text:p>
          </table:table-cell>
          <table:table-cell table:number-columns-repeated="1018"/>
        </table:table-row>
        <table:table-row table:style-name="ro1">
          <table:table-cell table:number-columns-repeated="6" office:value-type="string">
            <text:p>banks</text:p>
          </table:table-cell>
          <table:table-cell table:number-columns-repeated="1018"/>
        </table:table-row>
        <table:table-row table:style-name="ro1">
          <table:table-cell office:value-type="string">
            <text:p>cashier</text:p>
          </table:table-cell>
          <table:table-cell office:value-type="string">
            <text:p>depositors</text:p>
          </table:table-cell>
          <table:table-cell office:value-type="string">
            <text:p>deposit</text:p>
          </table:table-cell>
          <table:table-cell table:number-columns-repeated="2" office:value-type="string">
            <text:p>export-import</text:p>
          </table:table-cell>
          <table:table-cell office:value-type="string">
            <text:p>calhoun</text:p>
          </table:table-cell>
          <table:table-cell table:number-columns-repeated="1018"/>
        </table:table-row>
        <table:table-row table:style-name="ro1">
          <table:table-cell office:value-type="string">
            <text:p>federally</text:p>
          </table:table-cell>
          <table:table-cell office:value-type="string">
            <text:p>deposits</text:p>
          </table:table-cell>
          <table:table-cell office:value-type="string">
            <text:p>export-import</text:p>
          </table:table-cell>
          <table:table-cell table:number-columns-repeated="3" office:value-type="string">
            <text:p>loan</text:p>
          </table:table-cell>
          <table:table-cell table:number-columns-repeated="1018"/>
        </table:table-row>
        <table:table-row table:style-name="ro1">
          <table:table-cell office:value-type="string">
            <text:p>discount</text:p>
          </table:table-cell>
          <table:table-cell office:value-type="string">
            <text:p>export-import</text:p>
          </table:table-cell>
          <table:table-cell office:value-type="string">
            <text:p>depositors</text:p>
          </table:table-cell>
          <table:table-cell table:number-columns-repeated="2" office:value-type="string">
            <text:p>deposit</text:p>
          </table:table-cell>
          <table:table-cell office:value-type="string">
            <text:p>export-import</text:p>
          </table:table-cell>
          <table:table-cell table:number-columns-repeated="1018"/>
        </table:table-row>
        <table:table-row table:style-name="ro1">
          <table:table-cell office:value-type="string">
            <text:p>loans</text:p>
          </table:table-cell>
          <table:table-cell office:value-type="string">
            <text:p>deposit</text:p>
          </table:table-cell>
          <table:table-cell office:value-type="string">
            <text:p>deposits</text:p>
          </table:table-cell>
          <table:table-cell office:value-type="string">
            <text:p>securities</text:p>
          </table:table-cell>
          <table:table-cell office:value-type="string">
            <text:p>depositors</text:p>
          </table:table-cell>
          <table:table-cell office:value-type="string">
            <text:p>gaza</text:p>
          </table:table-cell>
          <table:table-cell table:number-columns-repeated="1018"/>
        </table:table-row>
        <table:table-row table:style-name="ro1">
          <table:table-cell office:value-type="string">
            <text:p>depositors</text:p>
          </table:table-cell>
          <table:table-cell office:value-type="string">
            <text:p>rediscount</text:p>
          </table:table-cell>
          <table:table-cell office:value-type="string">
            <text:p>cashing</text:p>
          </table:table-cell>
          <table:table-cell office:value-type="string">
            <text:p>deposits</text:p>
          </table:table-cell>
          <table:table-cell office:value-type="string">
            <text:p>mortgage</text:p>
          </table:table-cell>
          <table:table-cell office:value-type="string">
            <text:p>fargo</text:p>
          </table:table-cell>
          <table:table-cell table:number-columns-repeated="1018"/>
        </table:table-row>
        <table:table-row table:style-name="ro1">
          <table:table-cell office:value-type="string">
            <text:p>discounts</text:p>
          </table:table-cell>
          <table:table-cell office:value-type="string">
            <text:p>kinsey</text:p>
          </table:table-cell>
          <table:table-cell office:value-type="string">
            <text:p>loans</text:p>
          </table:table-cell>
          <table:table-cell office:value-type="string">
            <text:p>post-office</text:p>
          </table:table-cell>
          <table:table-cell office:value-type="string">
            <text:p>loans</text:p>
          </table:table-cell>
          <table:table-cell office:value-type="string">
            <text:p>deposits</text:p>
          </table:table-cell>
          <table:table-cell table:number-columns-repeated="1018"/>
        </table:table-row>
        <table:table-row table:style-name="ro1">
          <table:table-cell office:value-type="string">
            <text:p>guaranty</text:p>
          </table:table-cell>
          <table:table-cell office:value-type="string">
            <text:p>reserve</text:p>
          </table:table-cell>
          <table:table-cell office:value-type="string">
            <text:p>savings</text:p>
          </table:table-cell>
          <table:table-cell office:value-type="string">
            <text:p>mortgage</text:p>
          </table:table-cell>
          <table:table-cell office:value-type="string">
            <text:p>deposits</text:p>
          </table:table-cell>
          <table:table-cell office:value-type="string">
            <text:p>guaranty</text:p>
          </table:table-cell>
          <table:table-cell table:number-columns-repeated="1018"/>
        </table:table-row>
        <table:table-row table:style-name="ro1">
          <table:table-cell office:value-type="string">
            <text:p>deposits</text:p>
          </table:table-cell>
          <table:table-cell office:value-type="string">
            <text:p>banking</text:p>
          </table:table-cell>
          <table:table-cell office:value-type="string">
            <text:p>dividend</text:p>
          </table:table-cell>
          <table:table-cell office:value-type="string">
            <text:p>cashier</text:p>
          </table:table-cell>
          <table:table-cell office:value-type="string">
            <text:p>savings</text:p>
          </table:table-cell>
          <table:table-cell office:value-type="string">
            <text:p>deposit</text:p>
          </table:table-cell>
          <table:table-cell table:number-columns-repeated="1018"/>
        </table:table-row>
        <table:table-row table:style-name="ro1">
          <table:table-cell table:number-columns-repeated="1024"/>
        </table:table-row>
        <table:table-row table:style-name="ro1">
          <table:table-cell table:style-name="ce12" office:value-type="string">
            <text:p>camera_1920</text:p>
          </table:table-cell>
          <table:table-cell table:style-name="ce12" office:value-type="string">
            <text:p>camera_1930</text:p>
          </table:table-cell>
          <table:table-cell table:style-name="ce12" office:value-type="string">
            <text:p>camera_1940</text:p>
          </table:table-cell>
          <table:table-cell table:style-name="ce12" office:value-type="string">
            <text:p>camera_1950</text:p>
          </table:table-cell>
          <table:table-cell table:style-name="ce12" office:value-type="string">
            <text:p>camera_1960</text:p>
          </table:table-cell>
          <table:table-cell table:style-name="ce12" office:value-type="string">
            <text:p>camera_1970</text:p>
          </table:table-cell>
          <table:table-cell table:number-columns-repeated="1018"/>
        </table:table-row>
        <table:table-row table:style-name="ro1">
          <table:table-cell office:value-type="string">
            <text:p>sht</text:p>
          </table:table-cell>
          <table:table-cell table:number-columns-repeated="3" office:value-type="string">
            <text:p>pans</text:p>
          </table:table-cell>
          <table:table-cell table:number-columns-repeated="2" office:value-type="string">
            <text:p>dollies</text:p>
          </table:table-cell>
          <table:table-cell table:number-columns-repeated="1018"/>
        </table:table-row>
        <table:table-row table:style-name="ro1">
          <table:table-cell office:value-type="string">
            <text:p>tilts</text:p>
          </table:table-cell>
          <table:table-cell office:value-type="string">
            <text:p>panning</text:p>
          </table:table-cell>
          <table:table-cell office:value-type="string">
            <text:p>exiting</text:p>
          </table:table-cell>
          <table:table-cell office:value-type="string">
            <text:p>dollies</text:p>
          </table:table-cell>
          <table:table-cell office:value-type="string">
            <text:p>panning</text:p>
          </table:table-cell>
          <table:table-cell office:value-type="string">
            <text:p>pans</text:p>
          </table:table-cell>
          <table:table-cell table:number-columns-repeated="1018"/>
        </table:table-row>
        <table:table-row table:style-name="ro1">
          <table:table-cell office:value-type="string">
            <text:p>heise</text:p>
          </table:table-cell>
          <table:table-cell office:value-type="string">
            <text:p>laspary</text:p>
          </table:table-cell>
          <table:table-cell office:value-type="string">
            <text:p>panning</text:p>
          </table:table-cell>
          <table:table-cell office:value-type="string">
            <text:p>reacts</text:p>
          </table:table-cell>
          <table:table-cell office:value-type="string">
            <text:p>pans</text:p>
          </table:table-cell>
          <table:table-cell office:value-type="string">
            <text:p>panning</text:p>
          </table:table-cell>
          <table:table-cell table:number-columns-repeated="1018"/>
        </table:table-row>
        <table:table-row table:style-name="ro1">
          <table:table-cell office:value-type="string">
            <text:p>kelly</text:p>
          </table:table-cell>
          <table:table-cell office:value-type="string">
            <text:p>mullin</text:p>
          </table:table-cell>
          <table:table-cell office:value-type="string">
            <text:p>dollies</text:p>
          </table:table-cell>
          <table:table-cell office:value-type="string">
            <text:p>vandamm</text:p>
          </table:table-cell>
          <table:table-cell office:value-type="string">
            <text:p>projector</text:p>
          </table:table-cell>
          <table:table-cell office:value-type="string">
            <text:p>closeup</text:p>
          </table:table-cell>
          <table:table-cell table:number-columns-repeated="1018"/>
        </table:table-row>
        <table:table-row table:style-name="ro1">
          <table:table-cell office:value-type="string">
            <text:p>bt</text:p>
          </table:table-cell>
          <table:table-cell office:value-type="string">
            <text:p>mcs</text:p>
          </table:table-cell>
          <table:table-cell office:value-type="string">
            <text:p>dinah</text:p>
          </table:table-cell>
          <table:table-cell office:value-type="string">
            <text:p>exiting</text:p>
          </table:table-cell>
          <table:table-cell office:value-type="string">
            <text:p>photographing</text:p>
          </table:table-cell>
          <table:table-cell office:value-type="string">
            <text:p>zoom</text:p>
          </table:table-cell>
          <table:table-cell table:number-columns-repeated="1018"/>
        </table:table-row>
        <table:table-row table:style-name="ro1">
          <table:table-cell office:value-type="string">
            <text:p>kali</text:p>
          </table:table-cell>
          <table:table-cell office:value-type="string">
            <text:p>dollies</text:p>
          </table:table-cell>
          <table:table-cell office:value-type="string">
            <text:p>ms</text:p>
          </table:table-cell>
          <table:table-cell office:value-type="string">
            <text:p>mcs</text:p>
          </table:table-cell>
          <table:table-cell office:value-type="string">
            <text:p>speedboat</text:p>
          </table:table-cell>
          <table:table-cell office:value-type="string">
            <text:p>hector</text:p>
          </table:table-cell>
          <table:table-cell table:number-columns-repeated="1018"/>
        </table:table-row>
        <table:table-row table:style-name="ro1">
          <table:table-cell office:value-type="string">
            <text:p>moves</text:p>
          </table:table-cell>
          <table:table-cell office:value-type="string">
            <text:p>mls</text:p>
          </table:table-cell>
          <table:table-cell office:value-type="string">
            <text:p>exits</text:p>
          </table:table-cell>
          <table:table-cell office:value-type="string">
            <text:p>nora</text:p>
          </table:table-cell>
          <table:table-cell office:value-type="string">
            <text:p>bergdorf</text:p>
          </table:table-cell>
          <table:table-cell office:value-type="string">
            <text:p>cameraman</text:p>
          </table:table-cell>
          <table:table-cell table:number-columns-repeated="1018"/>
        </table:table-row>
        <table:table-row table:style-name="ro1">
          <table:table-cell office:value-type="string">
            <text:p>coughdrops</text:p>
          </table:table-cell>
          <table:table-cell office:value-type="string">
            <text:p>fg</text:p>
          </table:table-cell>
          <table:table-cell table:number-columns-repeated="2" office:value-type="string">
            <text:p>cs</text:p>
          </table:table-cell>
          <table:table-cell office:value-type="string">
            <text:p>corneal</text:p>
          </table:table-cell>
          <table:table-cell office:value-type="string">
            <text:p>cameras</text:p>
          </table:table-cell>
          <table:table-cell table:number-columns-repeated="1018"/>
        </table:table-row>
        <table:table-row table:style-name="ro1">
          <table:table-cell office:value-type="string">
            <text:p>sneaks</text:p>
          </table:table-cell>
          <table:table-cell office:value-type="string">
            <text:p>tomazo</text:p>
          </table:table-cell>
          <table:table-cell office:value-type="string">
            <text:p>mls</text:p>
          </table:table-cell>
          <table:table-cell office:value-type="string">
            <text:p>ms</text:p>
          </table:table-cell>
          <table:table-cell office:value-type="string">
            <text:p>tripod</text:p>
          </table:table-cell>
          <table:table-cell office:value-type="string">
            <text:p>lorry</text:p>
          </table:table-cell>
          <table:table-cell table:number-columns-repeated="1018"/>
        </table:table-row>
        <table:table-row table:style-name="ro1">
          <table:table-cell table:number-columns-repeated="1024"/>
        </table:table-row>
        <table:table-row table:style-name="ro1">
          <table:table-cell table:style-name="ce12" office:value-type="string">
            <text:p>car_1920</text:p>
          </table:table-cell>
          <table:table-cell table:style-name="ce12" office:value-type="string">
            <text:p>car_1930</text:p>
          </table:table-cell>
          <table:table-cell table:style-name="ce12" office:value-type="string">
            <text:p>car_1940</text:p>
          </table:table-cell>
          <table:table-cell table:style-name="ce12" office:value-type="string">
            <text:p>car_1950</text:p>
          </table:table-cell>
          <table:table-cell table:style-name="ce12" office:value-type="string">
            <text:p>car_1960</text:p>
          </table:table-cell>
          <table:table-cell table:style-name="ce12" office:value-type="string">
            <text:p>car_1970</text:p>
          </table:table-cell>
          <table:table-cell table:number-columns-repeated="1018"/>
        </table:table-row>
        <table:table-row table:style-name="ro1">
          <table:table-cell office:value-type="string">
            <text:p>cars</text:p>
          </table:table-cell>
          <table:table-cell office:value-type="string">
            <text:p>cab</text:p>
          </table:table-cell>
          <table:table-cell table:number-columns-repeated="4" office:value-type="string">
            <text:p>cars</text:p>
          </table:table-cell>
          <table:table-cell table:number-columns-repeated="1018"/>
        </table:table-row>
        <table:table-row table:style-name="ro1">
          <table:table-cell office:value-type="string">
            <text:p>automobile</text:p>
          </table:table-cell>
          <table:table-cell office:value-type="string">
            <text:p>taxi</text:p>
          </table:table-cell>
          <table:table-cell table:number-columns-repeated="2" office:value-type="string">
            <text:p>parked</text:p>
          </table:table-cell>
          <table:table-cell table:number-columns-repeated="2" office:value-type="string">
            <text:p>cadillac</text:p>
          </table:table-cell>
          <table:table-cell table:number-columns-repeated="1018"/>
        </table:table-row>
        <table:table-row table:style-name="ro1">
          <table:table-cell office:value-type="string">
            <text:p>cab</text:p>
          </table:table-cell>
          <table:table-cell office:value-type="string">
            <text:p>parked</text:p>
          </table:table-cell>
          <table:table-cell office:value-type="string">
            <text:p>cab</text:p>
          </table:table-cell>
          <table:table-cell office:value-type="string">
            <text:p>truck</text:p>
          </table:table-cell>
          <table:table-cell office:value-type="string">
            <text:p>coupe</text:p>
          </table:table-cell>
          <table:table-cell office:value-type="string">
            <text:p>pickup</text:p>
          </table:table-cell>
          <table:table-cell table:number-columns-repeated="1018"/>
        </table:table-row>
        <table:table-row table:style-name="ro1">
          <table:table-cell office:value-type="string">
            <text:p>roadster</text:p>
          </table:table-cell>
          <table:table-cell office:value-type="string">
            <text:p>cars</text:p>
          </table:table-cell>
          <table:table-cell office:value-type="string">
            <text:p>coupe</text:p>
          </table:table-cell>
          <table:table-cell office:value-type="string">
            <text:p>sedan</text:p>
          </table:table-cell>
          <table:table-cell office:value-type="string">
            <text:p>truck</text:p>
          </table:table-cell>
          <table:table-cell office:value-type="string">
            <text:p>mercedes</text:p>
          </table:table-cell>
          <table:table-cell table:number-columns-repeated="1018"/>
        </table:table-row>
        <table:table-row table:style-name="ro1">
          <table:table-cell office:value-type="string">
            <text:p>motor</text:p>
          </table:table-cell>
          <table:table-cell office:value-type="string">
            <text:p>limousine</text:p>
          </table:table-cell>
          <table:table-cell office:value-type="string">
            <text:p>taxi</text:p>
          </table:table-cell>
          <table:table-cell office:value-type="string">
            <text:p>limousine</text:p>
          </table:table-cell>
          <table:table-cell office:value-type="string">
            <text:p>parked</text:p>
          </table:table-cell>
          <table:table-cell office:value-type="string">
            <text:p>motorcycle</text:p>
          </table:table-cell>
          <table:table-cell table:number-columns-repeated="1018"/>
        </table:table-row>
        <table:table-row table:style-name="ro1">
          <table:table-cell office:value-type="string">
            <text:p>taxi</text:p>
          </table:table-cell>
          <table:table-cell office:value-type="string">
            <text:p>sedan</text:p>
          </table:table-cell>
          <table:table-cell office:value-type="string">
            <text:p>buick</text:p>
          </table:table-cell>
          <table:table-cell office:value-type="string">
            <text:p>cadillac</text:p>
          </table:table-cell>
          <table:table-cell office:value-type="string">
            <text:p>sedan</text:p>
          </table:table-cell>
          <table:table-cell office:value-type="string">
            <text:p>hearse</text:p>
          </table:table-cell>
          <table:table-cell table:number-columns-repeated="1018"/>
        </table:table-row>
        <table:table-row table:style-name="ro1">
          <table:table-cell office:value-type="string">
            <text:p>taxicab</text:p>
          </table:table-cell>
          <table:table-cell office:value-type="string">
            <text:p>roadster</text:p>
          </table:table-cell>
          <table:table-cell office:value-type="string">
            <text:p>hearse</text:p>
          </table:table-cell>
          <table:table-cell office:value-type="string">
            <text:p>cab</text:p>
          </table:table-cell>
          <table:table-cell office:value-type="string">
            <text:p>roadster</text:p>
          </table:table-cell>
          <table:table-cell office:value-type="string">
            <text:p>truck</text:p>
          </table:table-cell>
          <table:table-cell table:number-columns-repeated="1018"/>
        </table:table-row>
        <table:table-row table:style-name="ro1">
          <table:table-cell office:value-type="string">
            <text:p>sedan</text:p>
          </table:table-cell>
          <table:table-cell office:value-type="string">
            <text:p>chauffeur</text:p>
          </table:table-cell>
          <table:table-cell table:number-columns-repeated="2" office:value-type="string">
            <text:p>garage</text:p>
          </table:table-cell>
          <table:table-cell office:value-type="string">
            <text:p>limousine</text:p>
          </table:table-cell>
          <table:table-cell office:value-type="string">
            <text:p>driveway</text:p>
          </table:table-cell>
          <table:table-cell table:number-columns-repeated="1018"/>
        </table:table-row>
        <table:table-row table:style-name="ro1">
          <table:table-cell office:value-type="string">
            <text:p>truck</text:p>
          </table:table-cell>
          <table:table-cell office:value-type="string">
            <text:p>coupe</text:p>
          </table:table-cell>
          <table:table-cell office:value-type="string">
            <text:p>sedan</text:p>
          </table:table-cell>
          <table:table-cell office:value-type="string">
            <text:p>jaguar</text:p>
          </table:table-cell>
          <table:table-cell office:value-type="string">
            <text:p>driveway</text:p>
          </table:table-cell>
          <table:table-cell office:value-type="string">
            <text:p>bike</text:p>
          </table:table-cell>
          <table:table-cell table:number-columns-repeated="1018"/>
        </table:table-row>
        <table:table-row table:style-name="ro1">
          <table:table-cell table:number-columns-repeated="1024"/>
        </table:table-row>
        <table:table-row table:style-name="ro1">
          <table:table-cell table:style-name="ce12" office:value-type="string">
            <text:p>cinema_1920</text:p>
          </table:table-cell>
          <table:table-cell table:style-name="ce12" office:value-type="string">
            <text:p>cinema_1930</text:p>
          </table:table-cell>
          <table:table-cell table:style-name="ce12" office:value-type="string">
            <text:p>cinema_1940</text:p>
          </table:table-cell>
          <table:table-cell table:style-name="ce12" office:value-type="string">
            <text:p>cinema_1950</text:p>
          </table:table-cell>
          <table:table-cell table:style-name="ce12" office:value-type="string">
            <text:p>cinema_1960</text:p>
          </table:table-cell>
          <table:table-cell table:style-name="ce12" office:value-type="string">
            <text:p>cinema_1970</text:p>
          </table:table-cell>
          <table:table-cell table:style-name="ce12"/>
          <table:table-cell table:number-columns-repeated="1017"/>
        </table:table-row>
        <table:table-row table:style-name="ro1">
          <table:table-cell office:value-type="string">
            <text:p>wagnerian</text:p>
          </table:table-cell>
          <table:table-cell office:value-type="string">
            <text:p>movie</text:p>
          </table:table-cell>
          <table:table-cell office:value-type="string">
            <text:p>revue</text:p>
          </table:table-cell>
          <table:table-cell office:value-type="string">
            <text:p>barrie</text:p>
          </table:table-cell>
          <table:table-cell office:value-type="string">
            <text:p>carney</text:p>
          </table:table-cell>
          <table:table-cell office:value-type="string">
            <text:p>cabaret</text:p>
          </table:table-cell>
          <table:table-cell table:number-columns-repeated="1018"/>
        </table:table-row>
        <table:table-row table:style-name="ro1">
          <table:table-cell office:value-type="string">
            <text:p>metro-goldwyn-mayer</text:p>
          </table:table-cell>
          <table:table-cell office:value-type="string">
            <text:p>hollywood</text:p>
          </table:table-cell>
          <table:table-cell office:value-type="string">
            <text:p>nightclub</text:p>
          </table:table-cell>
          <table:table-cell office:value-type="string">
            <text:p>metro-goldwyn-mayer</text:p>
          </table:table-cell>
          <table:table-cell office:value-type="string">
            <text:p>gorky</text:p>
          </table:table-cell>
          <table:table-cell office:value-type="string">
            <text:p>conservatory</text:p>
          </table:table-cell>
          <table:table-cell table:number-columns-repeated="1018"/>
        </table:table-row>
        <table:table-row table:style-name="ro1">
          <table:table-cell office:value-type="string">
            <text:p>vaudeville</text:p>
          </table:table-cell>
          <table:table-cell office:value-type="string">
            <text:p>motion-picture</text:p>
          </table:table-cell>
          <table:table-cell office:value-type="string">
            <text:p>soloist</text:p>
          </table:table-cell>
          <table:table-cell office:value-type="string">
            <text:p>mgm</text:p>
          </table:table-cell>
          <table:table-cell office:value-type="string">
            <text:p>concerts</text:p>
          </table:table-cell>
          <table:table-cell office:value-type="string">
            <text:p>juilliard</text:p>
          </table:table-cell>
          <table:table-cell table:number-columns-repeated="1018"/>
        </table:table-row>
        <table:table-row table:style-name="ro1">
          <table:table-cell office:value-type="string">
            <text:p>theatres</text:p>
          </table:table-cell>
          <table:table-cell office:value-type="string">
            <text:p>rko</text:p>
          </table:table-cell>
          <table:table-cell office:value-type="string">
            <text:p>vaudeville</text:p>
          </table:table-cell>
          <table:table-cell office:value-type="string">
            <text:p>ziegfeld</text:p>
          </table:table-cell>
          <table:table-cell office:value-type="string">
            <text:p>nightclubs</text:p>
          </table:table-cell>
          <table:table-cell office:value-type="string">
            <text:p>exhibitions</text:p>
          </table:table-cell>
          <table:table-cell table:number-columns-repeated="1018"/>
        </table:table-row>
        <table:table-row table:style-name="ro1">
          <table:table-cell office:value-type="string">
            <text:p>ziegfeld</text:p>
          </table:table-cell>
          <table:table-cell office:value-type="string">
            <text:p>metro-goldwyn-mayer</text:p>
          </table:table-cell>
          <table:table-cell office:value-type="string">
            <text:p>lewisohn</text:p>
          </table:table-cell>
          <table:table-cell office:value-type="string">
            <text:p>nouveau</text:p>
          </table:table-cell>
          <table:table-cell office:value-type="string">
            <text:p>studios</text:p>
          </table:table-cell>
          <table:table-cell office:value-type="string">
            <text:p>ziegfeld</text:p>
          </table:table-cell>
          <table:table-cell table:number-columns-repeated="1018"/>
        </table:table-row>
        <table:table-row table:style-name="ro1">
          <table:table-cell office:value-type="string">
            <text:p>movie</text:p>
          </table:table-cell>
          <table:table-cell office:value-type="string">
            <text:p>loew</text:p>
          </table:table-cell>
          <table:table-cell office:value-type="string">
            <text:p>ballet</text:p>
          </table:table-cell>
          <table:table-cell office:value-type="string">
            <text:p>kraft</text:p>
          </table:table-cell>
          <table:table-cell office:value-type="string">
            <text:p>juilliard</text:p>
          </table:table-cell>
          <table:table-cell office:value-type="string">
            <text:p>city-wide</text:p>
          </table:table-cell>
          <table:table-cell table:number-columns-repeated="1018"/>
        </table:table-row>
        <table:table-row table:style-name="ro1">
          <table:table-cell office:value-type="string">
            <text:p>motion-picture</text:p>
          </table:table-cell>
          <table:table-cell office:value-type="string">
            <text:p>vaudeville</text:p>
          </table:table-cell>
          <table:table-cell office:value-type="string">
            <text:p>crosby</text:p>
          </table:table-cell>
          <table:table-cell office:value-type="string">
            <text:p>faye</text:p>
          </table:table-cell>
          <table:table-cell office:value-type="string">
            <text:p>repertory</text:p>
          </table:table-cell>
          <table:table-cell office:value-type="string">
            <text:p>avant-garde</text:p>
          </table:table-cell>
          <table:table-cell table:number-columns-repeated="1018"/>
        </table:table-row>
        <table:table-row table:style-name="ro1">
          <table:table-cell office:value-type="string">
            <text:p>zita</text:p>
          </table:table-cell>
          <table:table-cell office:value-type="string">
            <text:p>repertory</text:p>
          </table:table-cell>
          <table:table-cell office:value-type="string">
            <text:p>philharmonic</text:p>
          </table:table-cell>
          <table:table-cell office:value-type="string">
            <text:p>patti</text:p>
          </table:table-cell>
          <table:table-cell office:value-type="string">
            <text:p>faust</text:p>
          </table:table-cell>
          <table:table-cell office:value-type="string">
            <text:p>gorky</text:p>
          </table:table-cell>
          <table:table-cell table:number-columns-repeated="1018"/>
        </table:table-row>
        <table:table-row table:style-name="ro1">
          <table:table-cell office:value-type="string">
            <text:p>cinemactress</text:p>
          </table:table-cell>
          <table:table-cell office:value-type="string">
            <text:p>technicolor</text:p>
          </table:table-cell>
          <table:table-cell office:value-type="string">
            <text:p>burlesque</text:p>
          </table:table-cell>
          <table:table-cell office:value-type="string">
            <text:p>shakespearean</text:p>
          </table:table-cell>
          <table:table-cell office:value-type="string">
            <text:p>shostakovich</text:p>
          </table:table-cell>
          <table:table-cell office:value-type="string">
            <text:p>louvre</text:p>
          </table:table-cell>
          <table:table-cell table:number-columns-repeated="1018"/>
        </table:table-row>
        <table:table-row table:style-name="ro1">
          <table:table-cell table:number-columns-repeated="8"/>
          <table:table-cell table:style-name="ce27" table:number-columns-spanned="6" table:number-rows-spanned="1"/>
          <table:covered-table-cell table:number-columns-repeated="5"/>
          <table:table-cell table:number-columns-repeated="1010"/>
        </table:table-row>
        <table:table-row table:style-name="ro1">
          <table:table-cell table:style-name="ce12" office:value-type="string">
            <text:p>computer_1920</text:p>
          </table:table-cell>
          <table:table-cell table:style-name="ce12" office:value-type="string">
            <text:p>computer_1930</text:p>
          </table:table-cell>
          <table:table-cell table:style-name="ce12" office:value-type="string">
            <text:p>computer_1940</text:p>
          </table:table-cell>
          <table:table-cell table:style-name="ce12" office:value-type="string">
            <text:p>computer_1950</text:p>
          </table:table-cell>
          <table:table-cell table:style-name="ce12" office:value-type="string">
            <text:p>computer_1960</text:p>
          </table:table-cell>
          <table:table-cell table:style-name="ce12" office:value-type="string">
            <text:p>computer_1970</text:p>
          </table:table-cell>
          <table:table-cell table:number-columns-repeated="2"/>
          <table:table-cell table:style-name="ce27" table:number-columns-repeated="6"/>
          <table:table-cell table:number-columns-repeated="1010"/>
        </table:table-row>
        <table:table-row table:style-name="ro1">
          <table:table-cell office:value-type="string">
            <text:p>jory</text:p>
          </table:table-cell>
          <table:table-cell office:value-type="string">
            <text:p>deferment</text:p>
          </table:table-cell>
          <table:table-cell office:value-type="string">
            <text:p>coexistence</text:p>
          </table:table-cell>
          <table:table-cell office:value-type="string">
            <text:p>calculator</text:p>
          </table:table-cell>
          <table:table-cell table:number-columns-repeated="2" office:value-type="string">
            <text:p>computers</text:p>
          </table:table-cell>
          <table:table-cell table:number-columns-repeated="1018"/>
        </table:table-row>
        <table:table-row table:style-name="ro1">
          <table:table-cell office:value-type="string">
            <text:p>suture</text:p>
          </table:table-cell>
          <table:table-cell office:value-type="string">
            <text:p>interact</text:p>
          </table:table-cell>
          <table:table-cell office:value-type="string">
            <text:p>paperwork</text:p>
          </table:table-cell>
          <table:table-cell office:value-type="string">
            <text:p>computers</text:p>
          </table:table-cell>
          <table:table-cell office:value-type="string">
            <text:p>ibm</text:p>
          </table:table-cell>
          <table:table-cell office:value-type="string">
            <text:p>computerized</text:p>
          </table:table-cell>
          <table:table-cell table:number-columns-repeated="1018"/>
        </table:table-row>
        <table:table-row table:style-name="ro1">
          <table:table-cell office:value-type="string">
            <text:p>sst</text:p>
          </table:table-cell>
          <table:table-cell office:value-type="string">
            <text:p>additive</text:p>
          </table:table-cell>
          <table:table-cell office:value-type="string">
            <text:p>backlash</text:p>
          </table:table-cell>
          <table:table-cell office:value-type="string">
            <text:p>gadget</text:p>
          </table:table-cell>
          <table:table-cell office:value-type="string">
            <text:p>computerized</text:p>
          </table:table-cell>
          <table:table-cell office:value-type="string">
            <text:p>electronics</text:p>
          </table:table-cell>
          <table:table-cell table:number-columns-repeated="1018"/>
        </table:table-row>
        <table:table-row table:style-name="ro1">
          <table:table-cell office:value-type="string">
            <text:p>spartacus</text:p>
          </table:table-cell>
          <table:table-cell office:value-type="string">
            <text:p>wundt</text:p>
          </table:table-cell>
          <table:table-cell office:value-type="string">
            <text:p>ventral</text:p>
          </table:table-cell>
          <table:table-cell table:number-columns-repeated="3" office:value-type="string">
            <text:p>electronic</text:p>
          </table:table-cell>
          <table:table-cell table:number-columns-repeated="1018"/>
        </table:table-row>
        <table:table-row table:style-name="ro1">
          <table:table-cell office:value-type="string">
            <text:p>smeed</text:p>
          </table:table-cell>
          <table:table-cell office:value-type="string">
            <text:p>bleu</text:p>
          </table:table-cell>
          <table:table-cell office:value-type="string">
            <text:p>halevy</text:p>
          </table:table-cell>
          <table:table-cell office:value-type="string">
            <text:p>movable</text:p>
          </table:table-cell>
          <table:table-cell office:value-type="string">
            <text:p>electronically</text:p>
          </table:table-cell>
          <table:table-cell office:value-type="string">
            <text:p>data</text:p>
          </table:table-cell>
          <table:table-cell table:number-columns-repeated="1018"/>
        </table:table-row>
        <table:table-row table:style-name="ro1">
          <table:table-cell office:value-type="string">
            <text:p>mano</text:p>
          </table:table-cell>
          <table:table-cell office:value-type="string">
            <text:p>perimeter</text:p>
          </table:table-cell>
          <table:table-cell office:value-type="string">
            <text:p>input</text:p>
          </table:table-cell>
          <table:table-cell office:value-type="string">
            <text:p>ibm</text:p>
          </table:table-cell>
          <table:table-cell office:value-type="string">
            <text:p>feedback</text:p>
          </table:table-cell>
          <table:table-cell office:value-type="string">
            <text:p>circuits</text:p>
          </table:table-cell>
          <table:table-cell table:number-columns-repeated="1018"/>
        </table:table-row>
        <table:table-row table:style-name="ro1">
          <table:table-cell office:value-type="string">
            <text:p>dmitri</text:p>
          </table:table-cell>
          <table:table-cell office:value-type="string">
            <text:p>dna</text:p>
          </table:table-cell>
          <table:table-cell office:value-type="string">
            <text:p>beame</text:p>
          </table:table-cell>
          <table:table-cell office:value-type="string">
            <text:p>recorders</text:p>
          </table:table-cell>
          <table:table-cell office:value-type="string">
            <text:p>computation</text:p>
          </table:table-cell>
          <table:table-cell office:value-type="string">
            <text:p>wiring</text:p>
          </table:table-cell>
          <table:table-cell table:number-columns-repeated="1018"/>
        </table:table-row>
        <table:table-row table:style-name="ro1">
          <table:table-cell office:value-type="string">
            <text:p>norval</text:p>
          </table:table-cell>
          <table:table-cell office:value-type="string">
            <text:p>semen</text:p>
          </table:table-cell>
          <table:table-cell office:value-type="string">
            <text:p>hydrolysis</text:p>
          </table:table-cell>
          <table:table-cell office:value-type="string">
            <text:p>transistor</text:p>
          </table:table-cell>
          <table:table-cell office:value-type="string">
            <text:p>monitoring</text:p>
          </table:table-cell>
          <table:table-cell office:value-type="string">
            <text:p>harlie</text:p>
          </table:table-cell>
          <table:table-cell table:number-columns-repeated="1018"/>
        </table:table-row>
        <table:table-row table:style-name="ro1">
          <table:table-cell office:value-type="string">
            <text:p>atty</text:p>
          </table:table-cell>
          <table:table-cell office:value-type="string">
            <text:p>expertise</text:p>
          </table:table-cell>
          <table:table-cell office:value-type="string">
            <text:p>antibiotic</text:p>
          </table:table-cell>
          <table:table-cell office:value-type="string">
            <text:p>tapes</text:p>
          </table:table-cell>
          <table:table-cell office:value-type="string">
            <text:p>experimenter</text:p>
          </table:table-cell>
          <table:table-cell office:value-type="string">
            <text:p>fingerprint</text:p>
          </table:table-cell>
          <table:table-cell table:number-columns-repeated="1018"/>
        </table:table-row>
        <table:table-row table:style-name="ro1">
          <table:table-cell table:number-columns-repeated="1024"/>
        </table:table-row>
        <table:table-row table:style-name="ro1">
          <table:table-cell table:style-name="ce12" office:value-type="string">
            <text:p>cool_1920</text:p>
          </table:table-cell>
          <table:table-cell table:style-name="ce12" office:value-type="string">
            <text:p>cool_1930</text:p>
          </table:table-cell>
          <table:table-cell table:style-name="ce12" office:value-type="string">
            <text:p>cool_1940</text:p>
          </table:table-cell>
          <table:table-cell table:style-name="ce12" office:value-type="string">
            <text:p>cool_1950</text:p>
          </table:table-cell>
          <table:table-cell table:style-name="ce12" office:value-type="string">
            <text:p>cool_1960</text:p>
          </table:table-cell>
          <table:table-cell table:style-name="ce12" office:value-type="string">
            <text:p>cool_1970</text:p>
          </table:table-cell>
          <table:table-cell table:number-columns-repeated="1018"/>
        </table:table-row>
        <table:table-row table:style-name="ro1">
          <table:table-cell office:value-type="string">
            <text:p>warm</text:p>
          </table:table-cell>
          <table:table-cell office:value-type="string">
            <text:p>windless</text:p>
          </table:table-cell>
          <table:table-cell table:number-columns-repeated="4" office:value-type="string">
            <text:p>warm</text:p>
          </table:table-cell>
          <table:table-cell table:number-columns-repeated="1018"/>
        </table:table-row>
        <table:table-row table:style-name="ro1">
          <table:table-cell office:value-type="string">
            <text:p>windless</text:p>
          </table:table-cell>
          <table:table-cell office:value-type="string">
            <text:p>warm</text:p>
          </table:table-cell>
          <table:table-cell office:value-type="string">
            <text:p>chilly</text:p>
          </table:table-cell>
          <table:table-cell office:value-type="string">
            <text:p>sunshine</text:p>
          </table:table-cell>
          <table:table-cell office:value-type="string">
            <text:p>moist</text:p>
          </table:table-cell>
          <table:table-cell office:value-type="string">
            <text:p>windless</text:p>
          </table:table-cell>
          <table:table-cell table:number-columns-repeated="1018"/>
        </table:table-row>
        <table:table-row table:style-name="ro1">
          <table:table-cell office:value-type="string">
            <text:p>breezes</text:p>
          </table:table-cell>
          <table:table-cell office:value-type="string">
            <text:p>chilly</text:p>
          </table:table-cell>
          <table:table-cell office:value-type="string">
            <text:p>moist</text:p>
          </table:table-cell>
          <table:table-cell office:value-type="string">
            <text:p>chilly</text:p>
          </table:table-cell>
          <table:table-cell office:value-type="string">
            <text:p>cold</text:p>
          </table:table-cell>
          <table:table-cell office:value-type="string">
            <text:p>quiet</text:p>
          </table:table-cell>
          <table:table-cell table:number-columns-repeated="1018"/>
        </table:table-row>
        <table:table-row table:style-name="ro1">
          <table:table-cell office:value-type="string">
            <text:p>deliciously</text:p>
          </table:table-cell>
          <table:table-cell office:value-type="string">
            <text:p>fragrant</text:p>
          </table:table-cell>
          <table:table-cell office:value-type="string">
            <text:p>balmy</text:p>
          </table:table-cell>
          <table:table-cell office:value-type="string">
            <text:p>refreshing</text:p>
          </table:table-cell>
          <table:table-cell office:value-type="string">
            <text:p>quiet</text:p>
          </table:table-cell>
          <table:table-cell office:value-type="string">
            <text:p>self-possessed</text:p>
          </table:table-cell>
          <table:table-cell table:number-columns-repeated="1018"/>
        </table:table-row>
        <table:table-row table:style-name="ro1">
          <table:table-cell office:value-type="string">
            <text:p>balmy</text:p>
          </table:table-cell>
          <table:table-cell office:value-type="string">
            <text:p>autumnal</text:p>
          </table:table-cell>
          <table:table-cell office:value-type="string">
            <text:p>cold</text:p>
          </table:table-cell>
          <table:table-cell office:value-type="string">
            <text:p>breezes</text:p>
          </table:table-cell>
          <table:table-cell table:number-columns-repeated="2" office:value-type="string">
            <text:p>humid</text:p>
          </table:table-cell>
          <table:table-cell table:number-columns-repeated="1018"/>
        </table:table-row>
        <table:table-row table:style-name="ro1">
          <table:table-cell office:value-type="string">
            <text:p>moist</text:p>
          </table:table-cell>
          <table:table-cell office:value-type="string">
            <text:p>breezes</text:p>
          </table:table-cell>
          <table:table-cell office:value-type="string">
            <text:p>quiet</text:p>
          </table:table-cell>
          <table:table-cell office:value-type="string">
            <text:p>restful</text:p>
          </table:table-cell>
          <table:table-cell office:value-type="string">
            <text:p>cloudy</text:p>
          </table:table-cell>
          <table:table-cell office:value-type="string">
            <text:p>invigorating</text:p>
          </table:table-cell>
          <table:table-cell table:number-columns-repeated="1018"/>
        </table:table-row>
        <table:table-row table:style-name="ro1">
          <table:table-cell office:value-type="string">
            <text:p>chilly</text:p>
          </table:table-cell>
          <table:table-cell office:value-type="string">
            <text:p>cold</text:p>
          </table:table-cell>
          <table:table-cell office:value-type="string">
            <text:p>damp</text:p>
          </table:table-cell>
          <table:table-cell office:value-type="string">
            <text:p>limpid</text:p>
          </table:table-cell>
          <table:table-cell office:value-type="string">
            <text:p>cooler</text:p>
          </table:table-cell>
          <table:table-cell office:value-type="string">
            <text:p>chilly</text:p>
          </table:table-cell>
          <table:table-cell table:number-columns-repeated="1018"/>
        </table:table-row>
        <table:table-row table:style-name="ro1">
          <table:table-cell office:value-type="string">
            <text:p>soapy</text:p>
          </table:table-cell>
          <table:table-cell office:value-type="string">
            <text:p>refreshing</text:p>
          </table:table-cell>
          <table:table-cell office:value-type="string">
            <text:p>invigorating</text:p>
          </table:table-cell>
          <table:table-cell office:value-type="string">
            <text:p>moist</text:p>
          </table:table-cell>
          <table:table-cell office:value-type="string">
            <text:p>windless</text:p>
          </table:table-cell>
          <table:table-cell office:value-type="string">
            <text:p>damp</text:p>
          </table:table-cell>
          <table:table-cell table:number-columns-repeated="1018"/>
        </table:table-row>
        <table:table-row table:style-name="ro1">
          <table:table-cell office:value-type="string">
            <text:p>cloudy</text:p>
          </table:table-cell>
          <table:table-cell office:value-type="string">
            <text:p>restful</text:p>
          </table:table-cell>
          <table:table-cell office:value-type="string">
            <text:p>sultry</text:p>
          </table:table-cell>
          <table:table-cell office:value-type="string">
            <text:p>windless</text:p>
          </table:table-cell>
          <table:table-cell office:value-type="string">
            <text:p>tepid</text:p>
          </table:table-cell>
          <table:table-cell office:value-type="string">
            <text:p>sultry</text:p>
          </table:table-cell>
          <table:table-cell table:number-columns-repeated="1018"/>
        </table:table-row>
        <table:table-row table:style-name="ro1">
          <table:table-cell table:number-columns-repeated="1024"/>
        </table:table-row>
        <table:table-row table:style-name="ro1">
          <table:table-cell table:style-name="ce12" office:value-type="string">
            <text:p>deer_1920</text:p>
          </table:table-cell>
          <table:table-cell table:style-name="ce12" office:value-type="string">
            <text:p>deer_1930</text:p>
          </table:table-cell>
          <table:table-cell table:style-name="ce12" office:value-type="string">
            <text:p>deer_1940</text:p>
          </table:table-cell>
          <table:table-cell table:style-name="ce12" office:value-type="string">
            <text:p>deer_1950</text:p>
          </table:table-cell>
          <table:table-cell table:style-name="ce12" office:value-type="string">
            <text:p>deer_1960</text:p>
          </table:table-cell>
          <table:table-cell table:style-name="ce12" office:value-type="string">
            <text:p>deer_1970</text:p>
          </table:table-cell>
          <table:table-cell table:number-columns-repeated="1018"/>
        </table:table-row>
        <table:table-row table:style-name="ro1">
          <table:table-cell office:value-type="string">
            <text:p>fowl</text:p>
          </table:table-cell>
          <table:table-cell office:value-type="string">
            <text:p>quail</text:p>
          </table:table-cell>
          <table:table-cell table:number-columns-repeated="2" office:value-type="string">
            <text:p>antelope</text:p>
          </table:table-cell>
          <table:table-cell office:value-type="string">
            <text:p>elk</text:p>
          </table:table-cell>
          <table:table-cell office:value-type="string">
            <text:p>moose</text:p>
          </table:table-cell>
          <table:table-cell table:number-columns-repeated="1018"/>
        </table:table-row>
        <table:table-row table:style-name="ro1">
          <table:table-cell office:value-type="string">
            <text:p>antelope</text:p>
          </table:table-cell>
          <table:table-cell table:number-columns-repeated="2" office:value-type="string">
            <text:p>elk</text:p>
          </table:table-cell>
          <table:table-cell office:value-type="string">
            <text:p>boar</text:p>
          </table:table-cell>
          <table:table-cell office:value-type="string">
            <text:p>antelope</text:p>
          </table:table-cell>
          <table:table-cell office:value-type="string">
            <text:p>pheasants</text:p>
          </table:table-cell>
          <table:table-cell table:number-columns-repeated="1018"/>
        </table:table-row>
        <table:table-row table:style-name="ro1">
          <table:table-cell office:value-type="string">
            <text:p>zebra</text:p>
          </table:table-cell>
          <table:table-cell office:value-type="string">
            <text:p>panther</text:p>
          </table:table-cell>
          <table:table-cell office:value-type="string">
            <text:p>boar</text:p>
          </table:table-cell>
          <table:table-cell office:value-type="string">
            <text:p>rabbits</text:p>
          </table:table-cell>
          <table:table-cell office:value-type="string">
            <text:p>hares</text:p>
          </table:table-cell>
          <table:table-cell office:value-type="string">
            <text:p>antelope</text:p>
          </table:table-cell>
          <table:table-cell table:number-columns-repeated="1018"/>
        </table:table-row>
        <table:table-row table:style-name="ro1">
          <table:table-cell office:value-type="string">
            <text:p>caribou</text:p>
          </table:table-cell>
          <table:table-cell table:number-columns-repeated="2" office:value-type="string">
            <text:p>squirrel</text:p>
          </table:table-cell>
          <table:table-cell office:value-type="string">
            <text:p>caribou</text:p>
          </table:table-cell>
          <table:table-cell office:value-type="string">
            <text:p>grizzly</text:p>
          </table:table-cell>
          <table:table-cell office:value-type="string">
            <text:p>caribou</text:p>
          </table:table-cell>
          <table:table-cell table:number-columns-repeated="1018"/>
        </table:table-row>
        <table:table-row table:style-name="ro1">
          <table:table-cell office:value-type="string">
            <text:p>antlers</text:p>
          </table:table-cell>
          <table:table-cell office:value-type="string">
            <text:p>boar</text:p>
          </table:table-cell>
          <table:table-cell office:value-type="string">
            <text:p>squirrels</text:p>
          </table:table-cell>
          <table:table-cell office:value-type="string">
            <text:p>turkeys</text:p>
          </table:table-cell>
          <table:table-cell office:value-type="string">
            <text:p>wolves</text:p>
          </table:table-cell>
          <table:table-cell office:value-type="string">
            <text:p>grouse</text:p>
          </table:table-cell>
          <table:table-cell table:number-columns-repeated="1018"/>
        </table:table-row>
        <table:table-row table:style-name="ro1">
          <table:table-cell office:value-type="string">
            <text:p>rhinoceros</text:p>
          </table:table-cell>
          <table:table-cell office:value-type="string">
            <text:p>covey</text:p>
          </table:table-cell>
          <table:table-cell office:value-type="string">
            <text:p>turkeys</text:p>
          </table:table-cell>
          <table:table-cell office:value-type="string">
            <text:p>grizzly</text:p>
          </table:table-cell>
          <table:table-cell office:value-type="string">
            <text:p>reindeer</text:p>
          </table:table-cell>
          <table:table-cell office:value-type="string">
            <text:p>trout</text:p>
          </table:table-cell>
          <table:table-cell table:number-columns-repeated="1018"/>
        </table:table-row>
        <table:table-row table:style-name="ro1">
          <table:table-cell office:value-type="string">
            <text:p>rabbit</text:p>
          </table:table-cell>
          <table:table-cell office:value-type="string">
            <text:p>zebra</text:p>
          </table:table-cell>
          <table:table-cell office:value-type="string">
            <text:p>coyote</text:p>
          </table:table-cell>
          <table:table-cell office:value-type="string">
            <text:p>ducks</text:p>
          </table:table-cell>
          <table:table-cell office:value-type="string">
            <text:p>geese</text:p>
          </table:table-cell>
          <table:table-cell office:value-type="string">
            <text:p>squirrels</text:p>
          </table:table-cell>
          <table:table-cell table:number-columns-repeated="1018"/>
        </table:table-row>
        <table:table-row table:style-name="ro1">
          <table:table-cell office:value-type="string">
            <text:p>dodger</text:p>
          </table:table-cell>
          <table:table-cell office:value-type="string">
            <text:p>geese</text:p>
          </table:table-cell>
          <table:table-cell table:number-columns-repeated="2" office:value-type="string">
            <text:p>quail</text:p>
          </table:table-cell>
          <table:table-cell office:value-type="string">
            <text:p>squirrels</text:p>
          </table:table-cell>
          <table:table-cell office:value-type="string">
            <text:p>elk</text:p>
          </table:table-cell>
          <table:table-cell table:number-columns-repeated="1018"/>
        </table:table-row>
        <table:table-row table:style-name="ro1">
          <table:table-cell office:value-type="string">
            <text:p>quail</text:p>
          </table:table-cell>
          <table:table-cell office:value-type="string">
            <text:p>coyote</text:p>
          </table:table-cell>
          <table:table-cell office:value-type="string">
            <text:p>grizzly</text:p>
          </table:table-cell>
          <table:table-cell office:value-type="string">
            <text:p>pheasants</text:p>
          </table:table-cell>
          <table:table-cell office:value-type="string">
            <text:p>caribou</text:p>
          </table:table-cell>
          <table:table-cell office:value-type="string">
            <text:p>boar</text:p>
          </table:table-cell>
          <table:table-cell table:number-columns-repeated="1018"/>
        </table:table-row>
        <table:table-row table:style-name="ro1">
          <table:table-cell table:number-columns-repeated="1024"/>
        </table:table-row>
        <table:table-row table:style-name="ro1">
          <table:table-cell table:style-name="ce12" office:value-type="string">
            <text:p>export_1920</text:p>
          </table:table-cell>
          <table:table-cell table:style-name="ce12" office:value-type="string">
            <text:p>export_1930</text:p>
          </table:table-cell>
          <table:table-cell table:style-name="ce12" office:value-type="string">
            <text:p>export_1940</text:p>
          </table:table-cell>
          <table:table-cell table:style-name="ce12" office:value-type="string">
            <text:p>export_1950</text:p>
          </table:table-cell>
          <table:table-cell table:style-name="ce12" office:value-type="string">
            <text:p>export_1960</text:p>
          </table:table-cell>
          <table:table-cell table:style-name="ce12" office:value-type="string">
            <text:p>export_1970</text:p>
          </table:table-cell>
          <table:table-cell table:number-columns-repeated="1018"/>
        </table:table-row>
        <table:table-row table:style-name="ro1">
          <table:table-cell office:value-type="string">
            <text:p>exporting</text:p>
          </table:table-cell>
          <table:table-cell office:value-type="string">
            <text:p>imports</text:p>
          </table:table-cell>
          <table:table-cell table:number-columns-repeated="4" office:value-type="string">
            <text:p>exports</text:p>
          </table:table-cell>
          <table:table-cell table:number-columns-repeated="1018"/>
        </table:table-row>
        <table:table-row table:style-name="ro1">
          <table:table-cell table:number-columns-repeated="2" office:value-type="string">
            <text:p>exports</text:p>
          </table:table-cell>
          <table:table-cell table:number-columns-repeated="2" office:value-type="string">
            <text:p>imports</text:p>
          </table:table-cell>
          <table:table-cell office:value-type="string">
            <text:p>exporters</text:p>
          </table:table-cell>
          <table:table-cell office:value-type="string">
            <text:p>imports</text:p>
          </table:table-cell>
          <table:table-cell table:number-columns-repeated="1018"/>
        </table:table-row>
        <table:table-row table:style-name="ro1">
          <table:table-cell office:value-type="string">
            <text:p>currencies</text:p>
          </table:table-cell>
          <table:table-cell office:value-type="string">
            <text:p>importers</text:p>
          </table:table-cell>
          <table:table-cell office:value-type="string">
            <text:p>import</text:p>
          </table:table-cell>
          <table:table-cell office:value-type="string">
            <text:p>importers</text:p>
          </table:table-cell>
          <table:table-cell office:value-type="string">
            <text:p>imports</text:p>
          </table:table-cell>
          <table:table-cell office:value-type="string">
            <text:p>import</text:p>
          </table:table-cell>
          <table:table-cell table:number-columns-repeated="1018"/>
        </table:table-row>
        <table:table-row table:style-name="ro1">
          <table:table-cell office:value-type="string">
            <text:p>importations</text:p>
          </table:table-cell>
          <table:table-cell office:value-type="string">
            <text:p>importation</text:p>
          </table:table-cell>
          <table:table-cell table:number-columns-repeated="2" office:value-type="string">
            <text:p>exporters</text:p>
          </table:table-cell>
          <table:table-cell office:value-type="string">
            <text:p>exporting</text:p>
          </table:table-cell>
          <table:table-cell office:value-type="string">
            <text:p>tariffs</text:p>
          </table:table-cell>
          <table:table-cell table:number-columns-repeated="1018"/>
        </table:table-row>
        <table:table-row table:style-name="ro1">
          <table:table-cell office:value-type="string">
            <text:p>imports</text:p>
          </table:table-cell>
          <table:table-cell office:value-type="string">
            <text:p>exporting</text:p>
          </table:table-cell>
          <table:table-cell office:value-type="string">
            <text:p>importers</text:p>
          </table:table-cell>
          <table:table-cell office:value-type="string">
            <text:p>quotas</text:p>
          </table:table-cell>
          <table:table-cell office:value-type="string">
            <text:p>importer</text:p>
          </table:table-cell>
          <table:table-cell office:value-type="string">
            <text:p>importers</text:p>
          </table:table-cell>
          <table:table-cell table:number-columns-repeated="1018"/>
        </table:table-row>
        <table:table-row table:style-name="ro1">
          <table:table-cell office:value-type="string">
            <text:p>shipments</text:p>
          </table:table-cell>
          <table:table-cell office:value-type="string">
            <text:p>importations</text:p>
          </table:table-cell>
          <table:table-cell office:value-type="string">
            <text:p>exporting</text:p>
          </table:table-cell>
          <table:table-cell office:value-type="string">
            <text:p>import</text:p>
          </table:table-cell>
          <table:table-cell office:value-type="string">
            <text:p>foodstuffs</text:p>
          </table:table-cell>
          <table:table-cell office:value-type="string">
            <text:p>textiles</text:p>
          </table:table-cell>
          <table:table-cell table:number-columns-repeated="1018"/>
        </table:table-row>
        <table:table-row table:style-name="ro1">
          <table:table-cell office:value-type="string">
            <text:p>refiners</text:p>
          </table:table-cell>
          <table:table-cell office:value-type="string">
            <text:p>exporters</text:p>
          </table:table-cell>
          <table:table-cell office:value-type="string">
            <text:p>exporter</text:p>
          </table:table-cell>
          <table:table-cell office:value-type="string">
            <text:p>manufactures</text:p>
          </table:table-cell>
          <table:table-cell office:value-type="string">
            <text:p>importers</text:p>
          </table:table-cell>
          <table:table-cell office:value-type="string">
            <text:p>refiners</text:p>
          </table:table-cell>
          <table:table-cell table:number-columns-repeated="1018"/>
        </table:table-row>
        <table:table-row table:style-name="ro1">
          <table:table-cell office:value-type="string">
            <text:p>livestock</text:p>
          </table:table-cell>
          <table:table-cell office:value-type="string">
            <text:p>import</text:p>
          </table:table-cell>
          <table:table-cell office:value-type="string">
            <text:p>resale</text:p>
          </table:table-cell>
          <table:table-cell office:value-type="string">
            <text:p>foodstuffs</text:p>
          </table:table-cell>
          <table:table-cell office:value-type="string">
            <text:p>inflow</text:p>
          </table:table-cell>
          <table:table-cell office:value-type="string">
            <text:p>cartels</text:p>
          </table:table-cell>
          <table:table-cell table:number-columns-repeated="1018"/>
        </table:table-row>
        <table:table-row table:style-name="ro1">
          <table:table-cell office:value-type="string">
            <text:p>overproduction</text:p>
          </table:table-cell>
          <table:table-cell office:value-type="string">
            <text:p>prohibitive</text:p>
          </table:table-cell>
          <table:table-cell office:value-type="string">
            <text:p>importing</text:p>
          </table:table-cell>
          <table:table-cell office:value-type="string">
            <text:p>shipments</text:p>
          </table:table-cell>
          <table:table-cell office:value-type="string">
            <text:p>surpluses</text:p>
          </table:table-cell>
          <table:table-cell office:value-type="string">
            <text:p>domestically</text:p>
          </table:table-cell>
          <table:table-cell table:number-columns-repeated="1018"/>
        </table:table-row>
        <table:table-row table:style-name="ro1">
          <table:table-cell table:number-columns-repeated="1024"/>
        </table:table-row>
        <table:table-row table:style-name="ro1">
          <table:table-cell table:style-name="ce12" office:value-type="string">
            <text:p>flight_1920</text:p>
          </table:table-cell>
          <table:table-cell table:style-name="ce12" office:value-type="string">
            <text:p>flight_1930</text:p>
          </table:table-cell>
          <table:table-cell table:style-name="ce12" office:value-type="string">
            <text:p>flight_1940</text:p>
          </table:table-cell>
          <table:table-cell table:style-name="ce12" office:value-type="string">
            <text:p>flight_1950</text:p>
          </table:table-cell>
          <table:table-cell table:style-name="ce12" office:value-type="string">
            <text:p>flight_1960</text:p>
          </table:table-cell>
          <table:table-cell table:style-name="ce12" office:value-type="string">
            <text:p>flight_1970</text:p>
          </table:table-cell>
          <table:table-cell table:number-columns-repeated="1018"/>
        </table:table-row>
        <table:table-row table:style-name="ro1">
          <table:table-cell office:value-type="string">
            <text:p>non-stop</text:p>
          </table:table-cell>
          <table:table-cell office:value-type="string">
            <text:p>nonstop</text:p>
          </table:table-cell>
          <table:table-cell table:number-columns-repeated="4" office:value-type="string">
            <text:p>flights</text:p>
          </table:table-cell>
          <table:table-cell table:number-columns-repeated="1018"/>
        </table:table-row>
        <table:table-row table:style-name="ro1">
          <table:table-cell table:number-columns-repeated="2" office:value-type="string">
            <text:p>flights</text:p>
          </table:table-cell>
          <table:table-cell office:value-type="string">
            <text:p>flying</text:p>
          </table:table-cell>
          <table:table-cell office:value-type="string">
            <text:p>nonstop</text:p>
          </table:table-cell>
          <table:table-cell table:number-columns-repeated="2" office:value-type="string">
            <text:p>plane</text:p>
          </table:table-cell>
          <table:table-cell table:number-columns-repeated="1018"/>
        </table:table-row>
        <table:table-row table:style-name="ro1">
          <table:table-cell office:value-type="string">
            <text:p>nonstop</text:p>
          </table:table-cell>
          <table:table-cell office:value-type="string">
            <text:p>non-stop</text:p>
          </table:table-cell>
          <table:table-cell office:value-type="string">
            <text:p>landing</text:p>
          </table:table-cell>
          <table:table-cell office:value-type="string">
            <text:p>non-stop</text:p>
          </table:table-cell>
          <table:table-cell office:value-type="string">
            <text:p>orbital</text:p>
          </table:table-cell>
          <table:table-cell office:value-type="string">
            <text:p>landing</text:p>
          </table:table-cell>
          <table:table-cell table:number-columns-repeated="1018"/>
        </table:table-row>
        <table:table-row table:style-name="ro1">
          <table:table-cell office:value-type="string">
            <text:p>transatlantic</text:p>
          </table:table-cell>
          <table:table-cell office:value-type="string">
            <text:p>trip</text:p>
          </table:table-cell>
          <table:table-cell office:value-type="string">
            <text:p>helicopter</text:p>
          </table:table-cell>
          <table:table-cell table:number-columns-repeated="3" office:value-type="string">
            <text:p>airliner</text:p>
          </table:table-cell>
          <table:table-cell table:number-columns-repeated="1018"/>
        </table:table-row>
        <table:table-row table:style-name="ro1">
          <table:table-cell office:value-type="string">
            <text:p>take-off</text:p>
          </table:table-cell>
          <table:table-cell office:value-type="string">
            <text:p>voyage</text:p>
          </table:table-cell>
          <table:table-cell office:value-type="string">
            <text:p>takeoff</text:p>
          </table:table-cell>
          <table:table-cell office:value-type="string">
            <text:p>hangar</text:p>
          </table:table-cell>
          <table:table-cell office:value-type="string">
            <text:p>gemini</text:p>
          </table:table-cell>
          <table:table-cell office:value-type="string">
            <text:p>eastbound</text:p>
          </table:table-cell>
          <table:table-cell table:number-columns-repeated="1018"/>
        </table:table-row>
        <table:table-row table:style-name="ro1">
          <table:table-cell office:value-type="string">
            <text:p>journey</text:p>
          </table:table-cell>
          <table:table-cell office:value-type="string">
            <text:p>take-off</text:p>
          </table:table-cell>
          <table:table-cell office:value-type="string">
            <text:p>plane</text:p>
          </table:table-cell>
          <table:table-cell office:value-type="string">
            <text:p>landing</text:p>
          </table:table-cell>
          <table:table-cell table:number-columns-repeated="2" office:value-type="string">
            <text:p>takeoff</text:p>
          </table:table-cell>
          <table:table-cell table:number-columns-repeated="1018"/>
        </table:table-row>
        <table:table-row table:style-name="ro1">
          <table:table-cell office:value-type="string">
            <text:p>monoplane</text:p>
          </table:table-cell>
          <table:table-cell office:value-type="string">
            <text:p>ascent</text:p>
          </table:table-cell>
          <table:table-cell office:value-type="string">
            <text:p>runway</text:p>
          </table:table-cell>
          <table:table-cell office:value-type="string">
            <text:p>constellation</text:p>
          </table:table-cell>
          <table:table-cell office:value-type="string">
            <text:p>landing</text:p>
          </table:table-cell>
          <table:table-cell office:value-type="string">
            <text:p>runway</text:p>
          </table:table-cell>
          <table:table-cell table:number-columns-repeated="1018"/>
        </table:table-row>
        <table:table-row table:style-name="ro1">
          <table:table-cell office:value-type="string">
            <text:p>voyage</text:p>
          </table:table-cell>
          <table:table-cell office:value-type="string">
            <text:p>refueling</text:p>
          </table:table-cell>
          <table:table-cell office:value-type="string">
            <text:p>lifeboat</text:p>
          </table:table-cell>
          <table:table-cell office:value-type="string">
            <text:p>glider</text:p>
          </table:table-cell>
          <table:table-cell office:value-type="string">
            <text:p>manned</text:p>
          </table:table-cell>
          <table:table-cell office:value-type="string">
            <text:p>fly</text:p>
          </table:table-cell>
          <table:table-cell table:number-columns-repeated="1018"/>
        </table:table-row>
        <table:table-row table:style-name="ro1">
          <table:table-cell office:value-type="string">
            <text:p>plane</text:p>
          </table:table-cell>
          <table:table-cell office:value-type="string">
            <text:p>flying</text:p>
          </table:table-cell>
          <table:table-cell office:value-type="string">
            <text:p>nonstop</text:p>
          </table:table-cell>
          <table:table-cell office:value-type="string">
            <text:p>orbiting</text:p>
          </table:table-cell>
          <table:table-cell office:value-type="string">
            <text:p>hijacked</text:p>
          </table:table-cell>
          <table:table-cell office:value-type="string">
            <text:p>landings</text:p>
          </table:table-cell>
          <table:table-cell table:number-columns-repeated="1018"/>
        </table:table-row>
        <table:table-row table:style-name="ro1">
          <table:table-cell table:number-columns-repeated="1024"/>
        </table:table-row>
        <table:table-row table:style-name="ro1">
          <table:table-cell table:style-name="ce12" office:value-type="string">
            <text:p>founder_1920</text:p>
          </table:table-cell>
          <table:table-cell table:style-name="ce12" office:value-type="string">
            <text:p>founder_1930</text:p>
          </table:table-cell>
          <table:table-cell table:style-name="ce12" office:value-type="string">
            <text:p>founder_1940</text:p>
          </table:table-cell>
          <table:table-cell table:style-name="ce12" office:value-type="string">
            <text:p>founder_1950</text:p>
          </table:table-cell>
          <table:table-cell table:style-name="ce12" office:value-type="string">
            <text:p>founder_1960</text:p>
          </table:table-cell>
          <table:table-cell table:style-name="ce12" office:value-type="string">
            <text:p>founder_1970</text:p>
          </table:table-cell>
          <table:table-cell table:number-columns-repeated="1018"/>
        </table:table-row>
        <table:table-row table:style-name="ro1">
          <table:table-cell office:value-type="string">
            <text:p>halley</text:p>
          </table:table-cell>
          <table:table-cell office:value-type="string">
            <text:p>scion</text:p>
          </table:table-cell>
          <table:table-cell office:value-type="string">
            <text:p>friedrich</text:p>
          </table:table-cell>
          <table:table-cell office:value-type="string">
            <text:p>emeritus</text:p>
          </table:table-cell>
          <table:table-cell office:value-type="string">
            <text:p>mahatma</text:p>
          </table:table-cell>
          <table:table-cell office:value-type="string">
            <text:p>garvey</text:p>
          </table:table-cell>
          <table:table-cell table:number-columns-repeated="1018"/>
        </table:table-row>
        <table:table-row table:style-name="ro1">
          <table:table-cell office:value-type="string">
            <text:p>curator</text:p>
          </table:table-cell>
          <table:table-cell office:value-type="string">
            <text:p>crocker</text:p>
          </table:table-cell>
          <table:table-cell office:value-type="string">
            <text:p>originator</text:p>
          </table:table-cell>
          <table:table-cell office:value-type="string">
            <text:p>guggenheim</text:p>
          </table:table-cell>
          <table:table-cell office:value-type="string">
            <text:p>parr</text:p>
          </table:table-cell>
          <table:table-cell office:value-type="string">
            <text:p>secretary-treasurer</text:p>
          </table:table-cell>
          <table:table-cell table:number-columns-repeated="1018"/>
        </table:table-row>
        <table:table-row table:style-name="ro1">
          <table:table-cell office:value-type="string">
            <text:p>emeritus</text:p>
          </table:table-cell>
          <table:table-cell office:value-type="string">
            <text:p>juilliard</text:p>
          </table:table-cell>
          <table:table-cell office:value-type="string">
            <text:p>auguste</text:p>
          </table:table-cell>
          <table:table-cell office:value-type="string">
            <text:p>multimillionaire</text:p>
          </table:table-cell>
          <table:table-cell office:value-type="string">
            <text:p>gompers</text:p>
          </table:table-cell>
          <table:table-cell office:value-type="string">
            <text:p>giorgio</text:p>
          </table:table-cell>
          <table:table-cell table:number-columns-repeated="1018"/>
        </table:table-row>
        <table:table-row table:style-name="ro1">
          <table:table-cell office:value-type="string">
            <text:p>isidore</text:p>
          </table:table-cell>
          <table:table-cell office:value-type="string">
            <text:p>palmerston</text:p>
          </table:table-cell>
          <table:table-cell office:value-type="string">
            <text:p>scion</text:p>
          </table:table-cell>
          <table:table-cell office:value-type="string">
            <text:p>doran</text:p>
          </table:table-cell>
          <table:table-cell office:value-type="string">
            <text:p>kellogg</text:p>
          </table:table-cell>
          <table:table-cell office:value-type="string">
            <text:p>philanthropist</text:p>
          </table:table-cell>
          <table:table-cell table:number-columns-repeated="1018"/>
        </table:table-row>
        <table:table-row table:style-name="ro1">
          <table:table-cell office:value-type="string">
            <text:p>socialite</text:p>
          </table:table-cell>
          <table:table-cell office:value-type="string">
            <text:p>emeritus</text:p>
          </table:table-cell>
          <table:table-cell office:value-type="string">
            <text:p>gwynne</text:p>
          </table:table-cell>
          <table:table-cell office:value-type="string">
            <text:p>ochs</text:p>
          </table:table-cell>
          <table:table-cell office:value-type="string">
            <text:p>aurelius</text:p>
          </table:table-cell>
          <table:table-cell office:value-type="string">
            <text:p>holman</text:p>
          </table:table-cell>
          <table:table-cell table:number-columns-repeated="1018"/>
        </table:table-row>
        <table:table-row table:style-name="ro1">
          <table:table-cell office:value-type="string">
            <text:p>rensselaer</text:p>
          </table:table-cell>
          <table:table-cell office:value-type="string">
            <text:p>bok</text:p>
          </table:table-cell>
          <table:table-cell office:value-type="string">
            <text:p>emeritus</text:p>
          </table:table-cell>
          <table:table-cell office:value-type="string">
            <text:p>phipps</text:p>
          </table:table-cell>
          <table:table-cell office:value-type="string">
            <text:p>apostle</text:p>
          </table:table-cell>
          <table:table-cell office:value-type="string">
            <text:p>rosenwald</text:p>
          </table:table-cell>
          <table:table-cell table:number-columns-repeated="1018"/>
        </table:table-row>
        <table:table-row table:style-name="ro1">
          <table:table-cell office:value-type="string">
            <text:p>noyes</text:p>
          </table:table-cell>
          <table:table-cell office:value-type="string">
            <text:p>cyrus</text:p>
          </table:table-cell>
          <table:table-cell office:value-type="string">
            <text:p>sutherland</text:p>
          </table:table-cell>
          <table:table-cell office:value-type="string">
            <text:p>theologian</text:p>
          </table:table-cell>
          <table:table-cell office:value-type="string">
            <text:p>greeley</text:p>
          </table:table-cell>
          <table:table-cell office:value-type="string">
            <text:p>michaels</text:p>
          </table:table-cell>
          <table:table-cell table:number-columns-repeated="1018"/>
        </table:table-row>
        <table:table-row table:style-name="ro1">
          <table:table-cell office:value-type="string">
            <text:p>founders</text:p>
          </table:table-cell>
          <table:table-cell office:value-type="string">
            <text:p>secretary-treasurer</text:p>
          </table:table-cell>
          <table:table-cell office:value-type="string">
            <text:p>asher</text:p>
          </table:table-cell>
          <table:table-cell office:value-type="string">
            <text:p>vicar</text:p>
          </table:table-cell>
          <table:table-cell office:value-type="string">
            <text:p>garvin</text:p>
          </table:table-cell>
          <table:table-cell office:value-type="string">
            <text:p>rossi</text:p>
          </table:table-cell>
          <table:table-cell table:number-columns-repeated="1018"/>
        </table:table-row>
        <table:table-row table:style-name="ro1">
          <table:table-cell office:value-type="string">
            <text:p>alonzo</text:p>
          </table:table-cell>
          <table:table-cell office:value-type="string">
            <text:p>buhl</text:p>
          </table:table-cell>
          <table:table-cell office:value-type="string">
            <text:p>socialite</text:p>
          </table:table-cell>
          <table:table-cell office:value-type="string">
            <text:p>alva</text:p>
          </table:table-cell>
          <table:table-cell office:value-type="string">
            <text:p>bevan</text:p>
          </table:table-cell>
          <table:table-cell office:value-type="string">
            <text:p>plummer</text:p>
          </table:table-cell>
          <table:table-cell table:number-columns-repeated="1018"/>
        </table:table-row>
        <table:table-row table:style-name="ro1">
          <table:table-cell table:number-columns-repeated="1024"/>
        </table:table-row>
        <table:table-row table:style-name="ro1">
          <table:table-cell table:style-name="ce12" office:value-type="string">
            <text:p>gay_1920</text:p>
          </table:table-cell>
          <table:table-cell table:style-name="ce12" office:value-type="string">
            <text:p>gay_1930</text:p>
          </table:table-cell>
          <table:table-cell table:style-name="ce12" office:value-type="string">
            <text:p>gay_1940</text:p>
          </table:table-cell>
          <table:table-cell table:style-name="ce12" office:value-type="string">
            <text:p>gay_1950</text:p>
          </table:table-cell>
          <table:table-cell table:style-name="ce12" office:value-type="string">
            <text:p>gay_1960</text:p>
          </table:table-cell>
          <table:table-cell table:style-name="ce12" office:value-type="string">
            <text:p>gay_1970</text:p>
          </table:table-cell>
          <table:table-cell table:number-columns-repeated="1018"/>
        </table:table-row>
        <table:table-row table:style-name="ro1">
          <table:table-cell office:value-type="string">
            <text:p>festive</text:p>
          </table:table-cell>
          <table:table-cell office:value-type="string">
            <text:p>light-hearted</text:p>
          </table:table-cell>
          <table:table-cell office:value-type="string">
            <text:p>lighthearted</text:p>
          </table:table-cell>
          <table:table-cell office:value-type="string">
            <text:p>carefree</text:p>
          </table:table-cell>
          <table:table-cell office:value-type="string">
            <text:p>vibrant</text:p>
          </table:table-cell>
          <table:table-cell office:value-type="string">
            <text:p>lesbian</text:p>
          </table:table-cell>
          <table:table-cell table:number-columns-repeated="1018"/>
        </table:table-row>
        <table:table-row table:style-name="ro1">
          <table:table-cell office:value-type="string">
            <text:p>pastel</text:p>
          </table:table-cell>
          <table:table-cell office:value-type="string">
            <text:p>radiantly</text:p>
          </table:table-cell>
          <table:table-cell office:value-type="string">
            <text:p>chic</text:p>
          </table:table-cell>
          <table:table-cell office:value-type="string">
            <text:p>gowned</text:p>
          </table:table-cell>
          <table:table-cell office:value-type="string">
            <text:p>joyous</text:p>
          </table:table-cell>
          <table:table-cell office:value-type="string">
            <text:p>vivacious</text:p>
          </table:table-cell>
          <table:table-cell table:number-columns-repeated="1018"/>
        </table:table-row>
        <table:table-row table:style-name="ro1">
          <table:table-cell office:value-type="string">
            <text:p>carefree</text:p>
          </table:table-cell>
          <table:table-cell office:value-type="string">
            <text:p>ravishing</text:p>
          </table:table-cell>
          <table:table-cell office:value-type="string">
            <text:p>brassy</text:p>
          </table:table-cell>
          <table:table-cell office:value-type="string">
            <text:p>cheerful</text:p>
          </table:table-cell>
          <table:table-cell office:value-type="string">
            <text:p>vivacious</text:p>
          </table:table-cell>
          <table:table-cell office:value-type="string">
            <text:p>vivian</text:p>
          </table:table-cell>
          <table:table-cell table:number-columns-repeated="1018"/>
        </table:table-row>
        <table:table-row table:style-name="ro1">
          <table:table-cell office:value-type="string">
            <text:p>organdy</text:p>
          </table:table-cell>
          <table:table-cell office:value-type="string">
            <text:p>gaiety</text:p>
          </table:table-cell>
          <table:table-cell office:value-type="string">
            <text:p>cosy</text:p>
          </table:table-cell>
          <table:table-cell office:value-type="string">
            <text:p>boisterous</text:p>
          </table:table-cell>
          <table:table-cell office:value-type="string">
            <text:p>carefree</text:p>
          </table:table-cell>
          <table:table-cell office:value-type="string">
            <text:p>cockney</text:p>
          </table:table-cell>
          <table:table-cell table:number-columns-repeated="1018"/>
        </table:table-row>
        <table:table-row table:style-name="ro1">
          <table:table-cell office:value-type="string">
            <text:p>light-hearted</text:p>
          </table:table-cell>
          <table:table-cell office:value-type="string">
            <text:p>amanda</text:p>
          </table:table-cell>
          <table:table-cell office:value-type="string">
            <text:p>homey</text:p>
          </table:table-cell>
          <table:table-cell office:value-type="string">
            <text:p>charmingly</text:p>
          </table:table-cell>
          <table:table-cell office:value-type="string">
            <text:p>grays</text:p>
          </table:table-cell>
          <table:table-cell office:value-type="string">
            <text:p>cheery</text:p>
          </table:table-cell>
          <table:table-cell table:number-columns-repeated="1018"/>
        </table:table-row>
        <table:table-row table:style-name="ro1">
          <table:table-cell office:value-type="string">
            <text:p>decorous</text:p>
          </table:table-cell>
          <table:table-cell office:value-type="string">
            <text:p>happy-go-lucky</text:p>
          </table:table-cell>
          <table:table-cell office:value-type="string">
            <text:p>lascivious</text:p>
          </table:table-cell>
          <table:table-cell office:value-type="string">
            <text:p>ravishing</text:p>
          </table:table-cell>
          <table:table-cell table:number-columns-repeated="2" office:value-type="string">
            <text:p>cheerful</text:p>
          </table:table-cell>
          <table:table-cell table:number-columns-repeated="1018"/>
        </table:table-row>
        <table:table-row table:style-name="ro1">
          <table:table-cell office:value-type="string">
            <text:p>breezy</text:p>
          </table:table-cell>
          <table:table-cell office:value-type="string">
            <text:p>companionable</text:p>
          </table:table-cell>
          <table:table-cell office:value-type="string">
            <text:p>cheerful</text:p>
          </table:table-cell>
          <table:table-cell office:value-type="string">
            <text:p>saucy</text:p>
          </table:table-cell>
          <table:table-cell office:value-type="string">
            <text:p>radiantly</text:p>
          </table:table-cell>
          <table:table-cell office:value-type="string">
            <text:p>feminist</text:p>
          </table:table-cell>
          <table:table-cell table:number-columns-repeated="1018"/>
        </table:table-row>
        <table:table-row table:style-name="ro1">
          <table:table-cell office:value-type="string">
            <text:p>chiffon</text:p>
          </table:table-cell>
          <table:table-cell office:value-type="string">
            <text:p>vivacious</text:p>
          </table:table-cell>
          <table:table-cell office:value-type="string">
            <text:p>bawdy</text:p>
          </table:table-cell>
          <table:table-cell office:value-type="string">
            <text:p>languid</text:p>
          </table:table-cell>
          <table:table-cell office:value-type="string">
            <text:p>polka</text:p>
          </table:table-cell>
          <table:table-cell office:value-type="string">
            <text:p>uproariously</text:p>
          </table:table-cell>
          <table:table-cell table:number-columns-repeated="1018"/>
        </table:table-row>
        <table:table-row table:style-name="ro1">
          <table:table-cell office:value-type="string">
            <text:p>dark-blue</text:p>
          </table:table-cell>
          <table:table-cell office:value-type="string">
            <text:p>lovely</text:p>
          </table:table-cell>
          <table:table-cell office:value-type="string">
            <text:p>bright</text:p>
          </table:table-cell>
          <table:table-cell office:value-type="string">
            <text:p>polka</text:p>
          </table:table-cell>
          <table:table-cell office:value-type="string">
            <text:p>debutante</text:p>
          </table:table-cell>
          <table:table-cell office:value-type="string">
            <text:p>brunette</text:p>
          </table:table-cell>
          <table:table-cell table:number-columns-repeated="1018"/>
        </table:table-row>
        <table:table-row table:style-name="ro1">
          <table:table-cell table:number-columns-repeated="1024"/>
        </table:table-row>
        <table:table-row table:style-name="ro1">
          <table:table-cell table:style-name="ce12" office:value-type="string">
            <text:p>horse_1920</text:p>
          </table:table-cell>
          <table:table-cell table:style-name="ce12" office:value-type="string">
            <text:p>horse_1930</text:p>
          </table:table-cell>
          <table:table-cell table:style-name="ce12" office:value-type="string">
            <text:p>horse_1940</text:p>
          </table:table-cell>
          <table:table-cell table:style-name="ce12" office:value-type="string">
            <text:p>horse_1950</text:p>
          </table:table-cell>
          <table:table-cell table:style-name="ce12" office:value-type="string">
            <text:p>horse_1960</text:p>
          </table:table-cell>
          <table:table-cell table:style-name="ce12" office:value-type="string">
            <text:p>horse_1970</text:p>
          </table:table-cell>
          <table:table-cell table:number-columns-repeated="1018"/>
        </table:table-row>
        <table:table-row table:style-name="ro1">
          <table:table-cell office:value-type="string">
            <text:p>horses</text:p>
          </table:table-cell>
          <table:table-cell office:value-type="string">
            <text:p>mare</text:p>
          </table:table-cell>
          <table:table-cell office:value-type="string">
            <text:p>horses</text:p>
          </table:table-cell>
          <table:table-cell office:value-type="string">
            <text:p>stallion</text:p>
          </table:table-cell>
          <table:table-cell table:number-columns-repeated="2" office:value-type="string">
            <text:p>horses</text:p>
          </table:table-cell>
          <table:table-cell table:number-columns-repeated="1018"/>
        </table:table-row>
        <table:table-row table:style-name="ro1">
          <table:table-cell office:value-type="string">
            <text:p>mare</text:p>
          </table:table-cell>
          <table:table-cell office:value-type="string">
            <text:p>horses</text:p>
          </table:table-cell>
          <table:table-cell office:value-type="string">
            <text:p>pony</text:p>
          </table:table-cell>
          <table:table-cell office:value-type="string">
            <text:p>horses</text:p>
          </table:table-cell>
          <table:table-cell table:number-columns-repeated="2" office:value-type="string">
            <text:p>pony</text:p>
          </table:table-cell>
          <table:table-cell table:number-columns-repeated="1018"/>
        </table:table-row>
        <table:table-row table:style-name="ro1">
          <table:table-cell table:number-columns-repeated="2" office:value-type="string">
            <text:p>pony</text:p>
          </table:table-cell>
          <table:table-cell office:value-type="string">
            <text:p>stallion</text:p>
          </table:table-cell>
          <table:table-cell office:value-type="string">
            <text:p>mare</text:p>
          </table:table-cell>
          <table:table-cell office:value-type="string">
            <text:p>mule</text:p>
          </table:table-cell>
          <table:table-cell office:value-type="string">
            <text:p>mare</text:p>
          </table:table-cell>
          <table:table-cell table:number-columns-repeated="1018"/>
        </table:table-row>
        <table:table-row table:style-name="ro1">
          <table:table-cell office:value-type="string">
            <text:p>pinto</text:p>
          </table:table-cell>
          <table:table-cell office:value-type="string">
            <text:p>sorrel</text:p>
          </table:table-cell>
          <table:table-cell office:value-type="string">
            <text:p>mule</text:p>
          </table:table-cell>
          <table:table-cell office:value-type="string">
            <text:p>saddle</text:p>
          </table:table-cell>
          <table:table-cell office:value-type="string">
            <text:p>stallion</text:p>
          </table:table-cell>
          <table:table-cell office:value-type="string">
            <text:p>dismounted</text:p>
          </table:table-cell>
          <table:table-cell table:number-columns-repeated="1018"/>
        </table:table-row>
        <table:table-row table:style-name="ro1">
          <table:table-cell office:value-type="string">
            <text:p>halter</text:p>
          </table:table-cell>
          <table:table-cell office:value-type="string">
            <text:p>stallion</text:p>
          </table:table-cell>
          <table:table-cell office:value-type="string">
            <text:p>mare</text:p>
          </table:table-cell>
          <table:table-cell office:value-type="string">
            <text:p>pony</text:p>
          </table:table-cell>
          <table:table-cell office:value-type="string">
            <text:p>buggy</text:p>
          </table:table-cell>
          <table:table-cell office:value-type="string">
            <text:p>saddle</text:p>
          </table:table-cell>
          <table:table-cell table:number-columns-repeated="1018"/>
        </table:table-row>
        <table:table-row table:style-name="ro1">
          <table:table-cell office:value-type="string">
            <text:p>stopper</text:p>
          </table:table-cell>
          <table:table-cell office:value-type="string">
            <text:p>saddle</text:p>
          </table:table-cell>
          <table:table-cell office:value-type="string">
            <text:p>gelding</text:p>
          </table:table-cell>
          <table:table-cell office:value-type="string">
            <text:p>barb</text:p>
          </table:table-cell>
          <table:table-cell office:value-type="string">
            <text:p>possum</text:p>
          </table:table-cell>
          <table:table-cell office:value-type="string">
            <text:p>stallion</text:p>
          </table:table-cell>
          <table:table-cell table:number-columns-repeated="1018"/>
        </table:table-row>
        <table:table-row table:style-name="ro1">
          <table:table-cell office:value-type="string">
            <text:p>stallion</text:p>
          </table:table-cell>
          <table:table-cell office:value-type="string">
            <text:p>mule</text:p>
          </table:table-cell>
          <table:table-cell office:value-type="string">
            <text:p>saddle</text:p>
          </table:table-cell>
          <table:table-cell office:value-type="string">
            <text:p>mares</text:p>
          </table:table-cell>
          <table:table-cell office:value-type="string">
            <text:p>saddle</text:p>
          </table:table-cell>
          <table:table-cell office:value-type="string">
            <text:p>gelding</text:p>
          </table:table-cell>
          <table:table-cell table:number-columns-repeated="1018"/>
        </table:table-row>
        <table:table-row table:style-name="ro1">
          <table:table-cell office:value-type="string">
            <text:p>saddled</text:p>
          </table:table-cell>
          <table:table-cell office:value-type="string">
            <text:p>hoss</text:p>
          </table:table-cell>
          <table:table-cell office:value-type="string">
            <text:p>rider</text:p>
          </table:table-cell>
          <table:table-cell office:value-type="string">
            <text:p>blooded</text:p>
          </table:table-cell>
          <table:table-cell office:value-type="string">
            <text:p>pinto</text:p>
          </table:table-cell>
          <table:table-cell office:value-type="string">
            <text:p>thoroughbred</text:p>
          </table:table-cell>
          <table:table-cell table:number-columns-repeated="1018"/>
        </table:table-row>
        <table:table-row table:style-name="ro1">
          <table:table-cell table:number-columns-repeated="2" office:value-type="string">
            <text:p>bridle</text:p>
          </table:table-cell>
          <table:table-cell office:value-type="string">
            <text:p>burro</text:p>
          </table:table-cell>
          <table:table-cell office:value-type="string">
            <text:p>filly</text:p>
          </table:table-cell>
          <table:table-cell office:value-type="string">
            <text:p>colt</text:p>
          </table:table-cell>
          <table:table-cell office:value-type="string">
            <text:p>ponies</text:p>
          </table:table-cell>
          <table:table-cell table:number-columns-repeated="1018"/>
        </table:table-row>
        <table:table-row table:style-name="ro1">
          <table:table-cell table:number-columns-repeated="1024"/>
        </table:table-row>
        <table:table-row table:style-name="ro1">
          <table:table-cell table:style-name="ce12" office:value-type="string">
            <text:p>mail_1920</text:p>
          </table:table-cell>
          <table:table-cell table:style-name="ce12" office:value-type="string">
            <text:p>mail_1930</text:p>
          </table:table-cell>
          <table:table-cell table:style-name="ce12" office:value-type="string">
            <text:p>mail_1940</text:p>
          </table:table-cell>
          <table:table-cell table:style-name="ce12" office:value-type="string">
            <text:p>mail_1950</text:p>
          </table:table-cell>
          <table:table-cell table:style-name="ce12" office:value-type="string">
            <text:p>mail_1960</text:p>
          </table:table-cell>
          <table:table-cell table:style-name="ce12" office:value-type="string">
            <text:p>mail_1970</text:p>
          </table:table-cell>
          <table:table-cell table:number-columns-repeated="1018"/>
        </table:table-row>
        <table:table-row table:style-name="ro1">
          <table:table-cell office:value-type="string">
            <text:p>mall</text:p>
          </table:table-cell>
          <table:table-cell office:value-type="string">
            <text:p>catalogues</text:p>
          </table:table-cell>
          <table:table-cell office:value-type="string">
            <text:p>airmail</text:p>
          </table:table-cell>
          <table:table-cell office:value-type="string">
            <text:p>circulars</text:p>
          </table:table-cell>
          <table:table-cell office:value-type="string">
            <text:p>third-class</text:p>
          </table:table-cell>
          <table:table-cell office:value-type="string">
            <text:p>airmail</text:p>
          </table:table-cell>
          <table:table-cell table:number-columns-repeated="1018"/>
        </table:table-row>
        <table:table-row table:style-name="ro1">
          <table:table-cell table:number-columns-repeated="2" office:value-type="string">
            <text:p>mails</text:p>
          </table:table-cell>
          <table:table-cell table:number-columns-repeated="2" office:value-type="string">
            <text:p>telegrams</text:p>
          </table:table-cell>
          <table:table-cell office:value-type="string">
            <text:p>luggage</text:p>
          </table:table-cell>
          <table:table-cell office:value-type="string">
            <text:p>letters</text:p>
          </table:table-cell>
          <table:table-cell table:number-columns-repeated="1018"/>
        </table:table-row>
        <table:table-row table:style-name="ro1">
          <table:table-cell office:value-type="string">
            <text:p>passenger</text:p>
          </table:table-cell>
          <table:table-cell office:value-type="string">
            <text:p>postal</text:p>
          </table:table-cell>
          <table:table-cell office:value-type="string">
            <text:p>outgoing</text:p>
          </table:table-cell>
          <table:table-cell office:value-type="string">
            <text:p>mailing</text:p>
          </table:table-cell>
          <table:table-cell office:value-type="string">
            <text:p>airmail</text:p>
          </table:table-cell>
          <table:table-cell office:value-type="string">
            <text:p>third-class</text:p>
          </table:table-cell>
          <table:table-cell table:number-columns-repeated="1018"/>
        </table:table-row>
        <table:table-row table:style-name="ro1">
          <table:table-cell office:value-type="string">
            <text:p>steamship</text:p>
          </table:table-cell>
          <table:table-cell office:value-type="string">
            <text:p>packages</text:p>
          </table:table-cell>
          <table:table-cell table:number-columns-repeated="2" office:value-type="string">
            <text:p>parcels</text:p>
          </table:table-cell>
          <table:table-cell office:value-type="string">
            <text:p>teletype</text:p>
          </table:table-cell>
          <table:table-cell office:value-type="string">
            <text:p>envelopes</text:p>
          </table:table-cell>
          <table:table-cell table:number-columns-repeated="1018"/>
        </table:table-row>
        <table:table-row table:style-name="ro1">
          <table:table-cell office:value-type="string">
            <text:p>airways</text:p>
          </table:table-cell>
          <table:table-cell office:value-type="string">
            <text:p>passenger</text:p>
          </table:table-cell>
          <table:table-cell office:value-type="string">
            <text:p>second-class</text:p>
          </table:table-cell>
          <table:table-cell table:number-columns-repeated="2" office:value-type="string">
            <text:p>envelopes</text:p>
          </table:table-cell>
          <table:table-cell office:value-type="string">
            <text:p>postage</text:p>
          </table:table-cell>
          <table:table-cell table:number-columns-repeated="1018"/>
        </table:table-row>
        <table:table-row table:style-name="ro1">
          <table:table-cell office:value-type="string">
            <text:p>second-class</text:p>
          </table:table-cell>
          <table:table-cell office:value-type="string">
            <text:p>circulars</text:p>
          </table:table-cell>
          <table:table-cell office:value-type="string">
            <text:p>mailed</text:p>
          </table:table-cell>
          <table:table-cell office:value-type="string">
            <text:p>postal</text:p>
          </table:table-cell>
          <table:table-cell office:value-type="string">
            <text:p>telegrams</text:p>
          </table:table-cell>
          <table:table-cell office:value-type="string">
            <text:p>luggage</text:p>
          </table:table-cell>
          <table:table-cell table:number-columns-repeated="1018"/>
        </table:table-row>
        <table:table-row table:style-name="ro1">
          <table:table-cell office:value-type="string">
            <text:p>third-class</text:p>
          </table:table-cell>
          <table:table-cell office:value-type="string">
            <text:p>mailing</text:p>
          </table:table-cell>
          <table:table-cell office:value-type="string">
            <text:p>mails</text:p>
          </table:table-cell>
          <table:table-cell office:value-type="string">
            <text:p>stationery</text:p>
          </table:table-cell>
          <table:table-cell office:value-type="string">
            <text:p>long-distance</text:p>
          </table:table-cell>
          <table:table-cell office:value-type="string">
            <text:p>memos</text:p>
          </table:table-cell>
          <table:table-cell table:number-columns-repeated="1018"/>
        </table:table-row>
        <table:table-row table:style-name="ro1">
          <table:table-cell office:value-type="string">
            <text:p>boeing</text:p>
          </table:table-cell>
          <table:table-cell office:value-type="string">
            <text:p>invoice</text:p>
          </table:table-cell>
          <table:table-cell office:value-type="string">
            <text:p>newsstand</text:p>
          </table:table-cell>
          <table:table-cell office:value-type="string">
            <text:p>memos</text:p>
          </table:table-cell>
          <table:table-cell office:value-type="string">
            <text:p>postal</text:p>
          </table:table-cell>
          <table:table-cell office:value-type="string">
            <text:p>directories</text:p>
          </table:table-cell>
          <table:table-cell table:number-columns-repeated="1018"/>
        </table:table-row>
        <table:table-row table:style-name="ro1">
          <table:table-cell office:value-type="string">
            <text:p>telegraph</text:p>
          </table:table-cell>
          <table:table-cell office:value-type="string">
            <text:p>packet</text:p>
          </table:table-cell>
          <table:table-cell office:value-type="string">
            <text:p>postage</text:p>
          </table:table-cell>
          <table:table-cell office:value-type="string">
            <text:p>postcards</text:p>
          </table:table-cell>
          <table:table-cell office:value-type="string">
            <text:p>coupon</text:p>
          </table:table-cell>
          <table:table-cell office:value-type="string">
            <text:p>signatures</text:p>
          </table:table-cell>
          <table:table-cell table:number-columns-repeated="1018"/>
        </table:table-row>
        <table:table-row table:style-name="ro1">
          <table:table-cell table:number-columns-repeated="1024"/>
        </table:table-row>
        <table:table-row table:style-name="ro1">
          <table:table-cell table:style-name="ce12" office:value-type="string">
            <text:p>memory_1920</text:p>
          </table:table-cell>
          <table:table-cell table:style-name="ce12" office:value-type="string">
            <text:p>memory_1930</text:p>
          </table:table-cell>
          <table:table-cell table:style-name="ce12" office:value-type="string">
            <text:p>memory_1940</text:p>
          </table:table-cell>
          <table:table-cell table:style-name="ce12" office:value-type="string">
            <text:p>memory_1950</text:p>
          </table:table-cell>
          <table:table-cell table:style-name="ce12" office:value-type="string">
            <text:p>memory_1960</text:p>
          </table:table-cell>
          <table:table-cell table:style-name="ce12" office:value-type="string">
            <text:p>memory_1970</text:p>
          </table:table-cell>
          <table:table-cell table:number-columns-repeated="1018"/>
        </table:table-row>
        <table:table-row table:style-name="ro1">
          <table:table-cell table:number-columns-repeated="2" office:value-type="string">
            <text:p>memories</text:p>
          </table:table-cell>
          <table:table-cell office:value-type="string">
            <text:p>recollections</text:p>
          </table:table-cell>
          <table:table-cell office:value-type="string">
            <text:p>memories</text:p>
          </table:table-cell>
          <table:table-cell office:value-type="string">
            <text:p>recollections</text:p>
          </table:table-cell>
          <table:table-cell office:value-type="string">
            <text:p>memories</text:p>
          </table:table-cell>
          <table:table-cell table:number-columns-repeated="1018"/>
        </table:table-row>
        <table:table-row table:style-name="ro1">
          <table:table-cell office:value-type="string">
            <text:p>recollection</text:p>
          </table:table-cell>
          <table:table-cell office:value-type="string">
            <text:p>vividness</text:p>
          </table:table-cell>
          <table:table-cell office:value-type="string">
            <text:p>memories</text:p>
          </table:table-cell>
          <table:table-cell office:value-type="string">
            <text:p>recollection</text:p>
          </table:table-cell>
          <table:table-cell office:value-type="string">
            <text:p>memories</text:p>
          </table:table-cell>
          <table:table-cell office:value-type="string">
            <text:p>recollection</text:p>
          </table:table-cell>
          <table:table-cell table:number-columns-repeated="1018"/>
        </table:table-row>
        <table:table-row table:style-name="ro1">
          <table:table-cell office:value-type="string">
            <text:p>recollections</text:p>
          </table:table-cell>
          <table:table-cell office:value-type="string">
            <text:p>remembrance</text:p>
          </table:table-cell>
          <table:table-cell office:value-type="string">
            <text:p>recollection</text:p>
          </table:table-cell>
          <table:table-cell office:value-type="string">
            <text:p>bereavement</text:p>
          </table:table-cell>
          <table:table-cell office:value-type="string">
            <text:p>childhood</text:p>
          </table:table-cell>
          <table:table-cell office:value-type="string">
            <text:p>remembrance</text:p>
          </table:table-cell>
          <table:table-cell table:number-columns-repeated="1018"/>
        </table:table-row>
        <table:table-row table:style-name="ro1">
          <table:table-cell office:value-type="string">
            <text:p>remembrance</text:p>
          </table:table-cell>
          <table:table-cell office:value-type="string">
            <text:p>recollection</text:p>
          </table:table-cell>
          <table:table-cell office:value-type="string">
            <text:p>longings</text:p>
          </table:table-cell>
          <table:table-cell office:value-type="string">
            <text:p>poignancy</text:p>
          </table:table-cell>
          <table:table-cell office:value-type="string">
            <text:p>recollection</text:p>
          </table:table-cell>
          <table:table-cell office:value-type="string">
            <text:p>camillo</text:p>
          </table:table-cell>
          <table:table-cell table:number-columns-repeated="1018"/>
        </table:table-row>
        <table:table-row table:style-name="ro1">
          <table:table-cell office:value-type="string">
            <text:p>poignant</text:p>
          </table:table-cell>
          <table:table-cell office:value-type="string">
            <text:p>imaginings</text:p>
          </table:table-cell>
          <table:table-cell office:value-type="string">
            <text:p>yearnings</text:p>
          </table:table-cell>
          <table:table-cell office:value-type="string">
            <text:p>imaginings</text:p>
          </table:table-cell>
          <table:table-cell office:value-type="string">
            <text:p>remembrance</text:p>
          </table:table-cell>
          <table:table-cell office:value-type="string">
            <text:p>subconscious</text:p>
          </table:table-cell>
          <table:table-cell table:number-columns-repeated="1018"/>
        </table:table-row>
        <table:table-row table:style-name="ro1">
          <table:table-cell office:value-type="string">
            <text:p>retina</text:p>
          </table:table-cell>
          <table:table-cell office:value-type="string">
            <text:p>nostalgia</text:p>
          </table:table-cell>
          <table:table-cell office:value-type="string">
            <text:p>vividness</text:p>
          </table:table-cell>
          <table:table-cell office:value-type="string">
            <text:p>unbelief</text:p>
          </table:table-cell>
          <table:table-cell office:value-type="string">
            <text:p>daydreams</text:p>
          </table:table-cell>
          <table:table-cell office:value-type="string">
            <text:p>mortification</text:p>
          </table:table-cell>
          <table:table-cell table:number-columns-repeated="1018"/>
        </table:table-row>
        <table:table-row table:style-name="ro1">
          <table:table-cell office:value-type="string">
            <text:p>boyhood</text:p>
          </table:table-cell>
          <table:table-cell office:value-type="string">
            <text:p>stabs</text:p>
          </table:table-cell>
          <table:table-cell office:value-type="string">
            <text:p>imaginings</text:p>
          </table:table-cell>
          <table:table-cell office:value-type="string">
            <text:p>lucidity</text:p>
          </table:table-cell>
          <table:table-cell office:value-type="string">
            <text:p>virginity</text:p>
          </table:table-cell>
          <table:table-cell office:value-type="string">
            <text:p>felicity</text:p>
          </table:table-cell>
          <table:table-cell table:number-columns-repeated="1018"/>
        </table:table-row>
        <table:table-row table:style-name="ro1">
          <table:table-cell office:value-type="string">
            <text:p>fane</text:p>
          </table:table-cell>
          <table:table-cell office:value-type="string">
            <text:p>haunting</text:p>
          </table:table-cell>
          <table:table-cell office:value-type="string">
            <text:p>reminiscence</text:p>
          </table:table-cell>
          <table:table-cell office:value-type="string">
            <text:p>wretchedness</text:p>
          </table:table-cell>
          <table:table-cell office:value-type="string">
            <text:p>transfigured</text:p>
          </table:table-cell>
          <table:table-cell office:value-type="string">
            <text:p>recollections</text:p>
          </table:table-cell>
          <table:table-cell table:number-columns-repeated="1018"/>
        </table:table-row>
        <table:table-row table:style-name="ro1">
          <table:table-cell office:value-type="string">
            <text:p>imaginings</text:p>
          </table:table-cell>
          <table:table-cell office:value-type="string">
            <text:p>recollections</text:p>
          </table:table-cell>
          <table:table-cell office:value-type="string">
            <text:p>poignant</text:p>
          </table:table-cell>
          <table:table-cell office:value-type="string">
            <text:p>reminiscence</text:p>
          </table:table-cell>
          <table:table-cell office:value-type="string">
            <text:p>recollected</text:p>
          </table:table-cell>
          <table:table-cell office:value-type="string">
            <text:p>recurring</text:p>
          </table:table-cell>
          <table:table-cell table:number-columns-repeated="1018"/>
        </table:table-row>
        <table:table-row table:style-name="ro1">
          <table:table-cell table:number-columns-repeated="1024"/>
        </table:table-row>
        <table:table-row table:style-name="ro1">
          <table:table-cell table:style-name="ce12" office:value-type="string">
            <text:p>mirror_1920</text:p>
          </table:table-cell>
          <table:table-cell table:style-name="ce12" office:value-type="string">
            <text:p>mirror_1930</text:p>
          </table:table-cell>
          <table:table-cell table:style-name="ce12" office:value-type="string">
            <text:p>mirror_1940</text:p>
          </table:table-cell>
          <table:table-cell table:style-name="ce12" office:value-type="string">
            <text:p>mirror_1950</text:p>
          </table:table-cell>
          <table:table-cell table:style-name="ce12" office:value-type="string">
            <text:p>mirror_1960</text:p>
          </table:table-cell>
          <table:table-cell table:style-name="ce12" office:value-type="string">
            <text:p>mirror_1970</text:p>
          </table:table-cell>
          <table:table-cell table:number-columns-repeated="1018"/>
        </table:table-row>
        <table:table-row table:style-name="ro1">
          <table:table-cell office:value-type="string">
            <text:p>dressing-table</text:p>
          </table:table-cell>
          <table:table-cell office:value-type="string">
            <text:p>dresser</text:p>
          </table:table-cell>
          <table:table-cell office:value-type="string">
            <text:p>dressing-table</text:p>
          </table:table-cell>
          <table:table-cell office:value-type="string">
            <text:p>perseus</text:p>
          </table:table-cell>
          <table:table-cell office:value-type="string">
            <text:p>keyhole</text:p>
          </table:table-cell>
          <table:table-cell office:value-type="string">
            <text:p>dressing-table</text:p>
          </table:table-cell>
          <table:table-cell table:number-columns-repeated="1018"/>
        </table:table-row>
        <table:table-row table:style-name="ro1">
          <table:table-cell office:value-type="string">
            <text:p>dresser</text:p>
          </table:table-cell>
          <table:table-cell office:value-type="string">
            <text:p>dressing-table</text:p>
          </table:table-cell>
          <table:table-cell office:value-type="string">
            <text:p>dresser</text:p>
          </table:table-cell>
          <table:table-cell office:value-type="string">
            <text:p>mantel</text:p>
          </table:table-cell>
          <table:table-cell office:value-type="string">
            <text:p>porthole</text:p>
          </table:table-cell>
          <table:table-cell office:value-type="string">
            <text:p>full-length</text:p>
          </table:table-cell>
          <table:table-cell table:number-columns-repeated="1018"/>
        </table:table-row>
        <table:table-row table:style-name="ro1">
          <table:table-cell table:number-columns-repeated="2" office:value-type="string">
            <text:p>easel</text:p>
          </table:table-cell>
          <table:table-cell office:value-type="string">
            <text:p>wristwatch</text:p>
          </table:table-cell>
          <table:table-cell office:value-type="string">
            <text:p>dressing-table</text:p>
          </table:table-cell>
          <table:table-cell office:value-type="string">
            <text:p>nightdress</text:p>
          </table:table-cell>
          <table:table-cell office:value-type="string">
            <text:p>keyhole</text:p>
          </table:table-cell>
          <table:table-cell table:number-columns-repeated="1018"/>
        </table:table-row>
        <table:table-row table:style-name="ro1">
          <table:table-cell office:value-type="string">
            <text:p>mantelpiece</text:p>
          </table:table-cell>
          <table:table-cell office:value-type="string">
            <text:p>profile</text:p>
          </table:table-cell>
          <table:table-cell office:value-type="string">
            <text:p>nook</text:p>
          </table:table-cell>
          <table:table-cell office:value-type="string">
            <text:p>lamplight</text:p>
          </table:table-cell>
          <table:table-cell office:value-type="string">
            <text:p>dressing-table</text:p>
          </table:table-cell>
          <table:table-cell office:value-type="string">
            <text:p>bathroom</text:p>
          </table:table-cell>
          <table:table-cell table:number-columns-repeated="1018"/>
        </table:table-row>
        <table:table-row table:style-name="ro1">
          <table:table-cell office:value-type="string">
            <text:p>balustrade</text:p>
          </table:table-cell>
          <table:table-cell office:value-type="string">
            <text:p>mantelpiece</text:p>
          </table:table-cell>
          <table:table-cell office:value-type="string">
            <text:p>rocking-chair</text:p>
          </table:table-cell>
          <table:table-cell office:value-type="string">
            <text:p>crayon</text:p>
          </table:table-cell>
          <table:table-cell table:number-columns-repeated="2" office:value-type="string">
            <text:p>peephole</text:p>
          </table:table-cell>
          <table:table-cell table:number-columns-repeated="1018"/>
        </table:table-row>
        <table:table-row table:style-name="ro1">
          <table:table-cell office:value-type="string">
            <text:p>shutter</text:p>
          </table:table-cell>
          <table:table-cell office:value-type="string">
            <text:p>rocking-chair</text:p>
          </table:table-cell>
          <table:table-cell office:value-type="string">
            <text:p>locket</text:p>
          </table:table-cell>
          <table:table-cell office:value-type="string">
            <text:p>living-room</text:p>
          </table:table-cell>
          <table:table-cell office:value-type="string">
            <text:p>bookcase</text:p>
          </table:table-cell>
          <table:table-cell office:value-type="string">
            <text:p>convex</text:p>
          </table:table-cell>
          <table:table-cell table:number-columns-repeated="1018"/>
        </table:table-row>
        <table:table-row table:style-name="ro1">
          <table:table-cell office:value-type="string">
            <text:p>drape</text:p>
          </table:table-cell>
          <table:table-cell office:value-type="string">
            <text:p>nightdress</text:p>
          </table:table-cell>
          <table:table-cell office:value-type="string">
            <text:p>half-light</text:p>
          </table:table-cell>
          <table:table-cell office:value-type="string">
            <text:p>full-length</text:p>
          </table:table-cell>
          <table:table-cell office:value-type="string">
            <text:p>periscope</text:p>
          </table:table-cell>
          <table:table-cell office:value-type="string">
            <text:p>mantel</text:p>
          </table:table-cell>
          <table:table-cell table:number-columns-repeated="1018"/>
        </table:table-row>
        <table:table-row table:style-name="ro1">
          <table:table-cell office:value-type="string">
            <text:p>parasol</text:p>
          </table:table-cell>
          <table:table-cell office:value-type="string">
            <text:p>somberly</text:p>
          </table:table-cell>
          <table:table-cell office:value-type="string">
            <text:p>eyepiece</text:p>
          </table:table-cell>
          <table:table-cell office:value-type="string">
            <text:p>louvre</text:p>
          </table:table-cell>
          <table:table-cell office:value-type="string">
            <text:p>bathroom</text:p>
          </table:table-cell>
          <table:table-cell office:value-type="string">
            <text:p>undressing</text:p>
          </table:table-cell>
          <table:table-cell table:number-columns-repeated="1018"/>
        </table:table-row>
        <table:table-row table:style-name="ro1">
          <table:table-cell office:value-type="string">
            <text:p>lens</text:p>
          </table:table-cell>
          <table:table-cell office:value-type="string">
            <text:p>washstand</text:p>
          </table:table-cell>
          <table:table-cell office:value-type="string">
            <text:p>window</text:p>
          </table:table-cell>
          <table:table-cell office:value-type="string">
            <text:p>reflection</text:p>
          </table:table-cell>
          <table:table-cell office:value-type="string">
            <text:p>silhouette</text:p>
          </table:table-cell>
          <table:table-cell office:value-type="string">
            <text:p>appraisingly</text:p>
          </table:table-cell>
          <table:table-cell table:number-columns-repeated="1018"/>
        </table:table-row>
        <table:table-row table:style-name="ro1">
          <table:table-cell table:number-columns-repeated="1024"/>
        </table:table-row>
        <table:table-row table:style-name="ro1">
          <table:table-cell table:style-name="ce12" office:value-type="string">
            <text:p>mouse_1920</text:p>
          </table:table-cell>
          <table:table-cell table:style-name="ce12" office:value-type="string">
            <text:p>mouse_1930</text:p>
          </table:table-cell>
          <table:table-cell table:style-name="ce12" office:value-type="string">
            <text:p>mouse_1940</text:p>
          </table:table-cell>
          <table:table-cell table:style-name="ce12" office:value-type="string">
            <text:p>mouse_1950</text:p>
          </table:table-cell>
          <table:table-cell table:style-name="ce12" office:value-type="string">
            <text:p>mouse_1960</text:p>
          </table:table-cell>
          <table:table-cell table:style-name="ce12" office:value-type="string">
            <text:p>mouse_1970</text:p>
          </table:table-cell>
          <table:table-cell table:number-columns-repeated="1018"/>
        </table:table-row>
        <table:table-row table:style-name="ro1">
          <table:table-cell office:value-type="string">
            <text:p>meadow</text:p>
          </table:table-cell>
          <table:table-cell office:value-type="string">
            <text:p>mickey</text:p>
          </table:table-cell>
          <table:table-cell office:value-type="string">
            <text:p>squirrel</text:p>
          </table:table-cell>
          <table:table-cell office:value-type="string">
            <text:p>rat</text:p>
          </table:table-cell>
          <table:table-cell office:value-type="string">
            <text:p>puppy</text:p>
          </table:table-cell>
          <table:table-cell office:value-type="string">
            <text:p>rattler</text:p>
          </table:table-cell>
          <table:table-cell table:number-columns-repeated="1018"/>
        </table:table-row>
        <table:table-row table:style-name="ro1">
          <table:table-cell office:value-type="string">
            <text:p>mole</text:p>
          </table:table-cell>
          <table:table-cell office:value-type="string">
            <text:p>possum</text:p>
          </table:table-cell>
          <table:table-cell office:value-type="string">
            <text:p>jackass</text:p>
          </table:table-cell>
          <table:table-cell office:value-type="string">
            <text:p>weasel</text:p>
          </table:table-cell>
          <table:table-cell office:value-type="string">
            <text:p>walrus</text:p>
          </table:table-cell>
          <table:table-cell office:value-type="string">
            <text:p>weasel</text:p>
          </table:table-cell>
          <table:table-cell table:number-columns-repeated="1018"/>
        </table:table-row>
        <table:table-row table:style-name="ro1">
          <table:table-cell office:value-type="string">
            <text:p>blackbird</text:p>
          </table:table-cell>
          <table:table-cell office:value-type="string">
            <text:p>kitten</text:p>
          </table:table-cell>
          <table:table-cell office:value-type="string">
            <text:p>slut</text:p>
          </table:table-cell>
          <table:table-cell office:value-type="string">
            <text:p>woodpecker</text:p>
          </table:table-cell>
          <table:table-cell office:value-type="string">
            <text:p>mongrel</text:p>
          </table:table-cell>
          <table:table-cell office:value-type="string">
            <text:p>rat</text:p>
          </table:table-cell>
          <table:table-cell table:number-columns-repeated="1018"/>
        </table:table-row>
        <table:table-row table:style-name="ro1">
          <table:table-cell office:value-type="string">
            <text:p>proudfoot</text:p>
          </table:table-cell>
          <table:table-cell office:value-type="string">
            <text:p>dolphin</text:p>
          </table:table-cell>
          <table:table-cell office:value-type="string">
            <text:p>wop</text:p>
          </table:table-cell>
          <table:table-cell office:value-type="string">
            <text:p>jackal</text:p>
          </table:table-cell>
          <table:table-cell office:value-type="string">
            <text:p>toad</text:p>
          </table:table-cell>
          <table:table-cell office:value-type="string">
            <text:p>poodle</text:p>
          </table:table-cell>
          <table:table-cell table:number-columns-repeated="1018"/>
        </table:table-row>
        <table:table-row table:style-name="ro1">
          <table:table-cell office:value-type="string">
            <text:p>squirrel</text:p>
          </table:table-cell>
          <table:table-cell office:value-type="string">
            <text:p>rabbit</text:p>
          </table:table-cell>
          <table:table-cell office:value-type="string">
            <text:p>fiend</text:p>
          </table:table-cell>
          <table:table-cell office:value-type="string">
            <text:p>rabbit</text:p>
          </table:table-cell>
          <table:table-cell office:value-type="string">
            <text:p>jackal</text:p>
          </table:table-cell>
          <table:table-cell office:value-type="string">
            <text:p>frog</text:p>
          </table:table-cell>
          <table:table-cell table:number-columns-repeated="1018"/>
        </table:table-row>
        <table:table-row table:style-name="ro1">
          <table:table-cell office:value-type="string">
            <text:p>rabbit</text:p>
          </table:table-cell>
          <table:table-cell office:value-type="string">
            <text:p>frog</text:p>
          </table:table-cell>
          <table:table-cell office:value-type="string">
            <text:p>gorilla</text:p>
          </table:table-cell>
          <table:table-cell office:value-type="string">
            <text:p>toad</text:p>
          </table:table-cell>
          <table:table-cell office:value-type="string">
            <text:p>twig</text:p>
          </table:table-cell>
          <table:table-cell office:value-type="string">
            <text:p>lizard</text:p>
          </table:table-cell>
          <table:table-cell table:number-columns-repeated="1018"/>
        </table:table-row>
        <table:table-row table:style-name="ro1">
          <table:table-cell office:value-type="string">
            <text:p>pussy</text:p>
          </table:table-cell>
          <table:table-cell office:value-type="string">
            <text:p>terrier</text:p>
          </table:table-cell>
          <table:table-cell office:value-type="string">
            <text:p>ape</text:p>
          </table:table-cell>
          <table:table-cell office:value-type="string">
            <text:p>bantam</text:p>
          </table:table-cell>
          <table:table-cell office:value-type="string">
            <text:p>woodpecker</text:p>
          </table:table-cell>
          <table:table-cell office:value-type="string">
            <text:p>bloomers</text:p>
          </table:table-cell>
          <table:table-cell table:number-columns-repeated="1018"/>
        </table:table-row>
        <table:table-row table:style-name="ro1">
          <table:table-cell office:value-type="string">
            <text:p>kitten</text:p>
          </table:table-cell>
          <table:table-cell office:value-type="string">
            <text:p>rattler</text:p>
          </table:table-cell>
          <table:table-cell office:value-type="string">
            <text:p>coyote</text:p>
          </table:table-cell>
          <table:table-cell office:value-type="string">
            <text:p>gopher</text:p>
          </table:table-cell>
          <table:table-cell office:value-type="string">
            <text:p>pigeon</text:p>
          </table:table-cell>
          <table:table-cell office:value-type="string">
            <text:p>woodsman</text:p>
          </table:table-cell>
          <table:table-cell table:number-columns-repeated="1018"/>
        </table:table-row>
        <table:table-row table:style-name="ro1">
          <table:table-cell office:value-type="string">
            <text:p>cat</text:p>
          </table:table-cell>
          <table:table-cell office:value-type="string">
            <text:p>woodchuck</text:p>
          </table:table-cell>
          <table:table-cell office:value-type="string">
            <text:p>hyena</text:p>
          </table:table-cell>
          <table:table-cell office:value-type="string">
            <text:p>skunk</text:p>
          </table:table-cell>
          <table:table-cell office:value-type="string">
            <text:p>smuggler</text:p>
          </table:table-cell>
          <table:table-cell office:value-type="string">
            <text:p>squirrel</text:p>
          </table:table-cell>
          <table:table-cell table:number-columns-repeated="1018"/>
        </table:table-row>
        <table:table-row table:style-name="ro1">
          <table:table-cell table:number-columns-repeated="1024"/>
        </table:table-row>
        <table:table-row table:style-name="ro1">
          <table:table-cell table:style-name="ce12" office:value-type="string">
            <text:p>music_1920</text:p>
          </table:table-cell>
          <table:table-cell table:style-name="ce12" office:value-type="string">
            <text:p>music_1930</text:p>
          </table:table-cell>
          <table:table-cell table:style-name="ce12" office:value-type="string">
            <text:p>music_1940</text:p>
          </table:table-cell>
          <table:table-cell table:style-name="ce12" office:value-type="string">
            <text:p>music_1950</text:p>
          </table:table-cell>
          <table:table-cell table:style-name="ce12" office:value-type="string">
            <text:p>music_1960</text:p>
          </table:table-cell>
          <table:table-cell table:style-name="ce12" office:value-type="string">
            <text:p>music_1970</text:p>
          </table:table-cell>
          <table:table-cell table:number-columns-repeated="1018"/>
        </table:table-row>
        <table:table-row table:style-name="ro1">
          <table:table-cell office:value-type="string">
            <text:p>symphonies</text:p>
          </table:table-cell>
          <table:table-cell office:value-type="string">
            <text:p>jazz</text:p>
          </table:table-cell>
          <table:table-cell office:value-type="string">
            <text:p>tunes</text:p>
          </table:table-cell>
          <table:table-cell office:value-type="string">
            <text:p>melody</text:p>
          </table:table-cell>
          <table:table-cell office:value-type="string">
            <text:p>tunes</text:p>
          </table:table-cell>
          <table:table-cell office:value-type="string">
            <text:p>musical</text:p>
          </table:table-cell>
          <table:table-cell table:number-columns-repeated="1018"/>
        </table:table-row>
        <table:table-row table:style-name="ro1">
          <table:table-cell office:value-type="string">
            <text:p>tunes</text:p>
          </table:table-cell>
          <table:table-cell office:value-type="string">
            <text:p>verdi</text:p>
          </table:table-cell>
          <table:table-cell office:value-type="string">
            <text:p>melody</text:p>
          </table:table-cell>
          <table:table-cell table:number-columns-repeated="2" office:value-type="string">
            <text:p>mozart</text:p>
          </table:table-cell>
          <table:table-cell office:value-type="string">
            <text:p>synagogue</text:p>
          </table:table-cell>
          <table:table-cell table:number-columns-repeated="1018"/>
        </table:table-row>
        <table:table-row table:style-name="ro1">
          <table:table-cell office:value-type="string">
            <text:p>orchestra</text:p>
          </table:table-cell>
          <table:table-cell office:value-type="string">
            <text:p>wagnerian</text:p>
          </table:table-cell>
          <table:table-cell office:value-type="string">
            <text:p>mendelssohn</text:p>
          </table:table-cell>
          <table:table-cell office:value-type="string">
            <text:p>symphonic</text:p>
          </table:table-cell>
          <table:table-cell office:value-type="string">
            <text:p>brahms</text:p>
          </table:table-cell>
          <table:table-cell office:value-type="string">
            <text:p>choral</text:p>
          </table:table-cell>
          <table:table-cell table:number-columns-repeated="1018"/>
        </table:table-row>
        <table:table-row table:style-name="ro1">
          <table:table-cell office:value-type="string">
            <text:p>melodies</text:p>
          </table:table-cell>
          <table:table-cell office:value-type="string">
            <text:p>orchestral</text:p>
          </table:table-cell>
          <table:table-cell table:number-columns-repeated="3" office:value-type="string">
            <text:p>jazz</text:p>
          </table:table-cell>
          <table:table-cell office:value-type="string">
            <text:p>melody</text:p>
          </table:table-cell>
          <table:table-cell table:number-columns-repeated="1018"/>
        </table:table-row>
        <table:table-row table:style-name="ro1">
          <table:table-cell office:value-type="string">
            <text:p>violin</text:p>
          </table:table-cell>
          <table:table-cell office:value-type="string">
            <text:p>bach</text:p>
          </table:table-cell>
          <table:table-cell office:value-type="string">
            <text:p>musical</text:p>
          </table:table-cell>
          <table:table-cell office:value-type="string">
            <text:p>songs</text:p>
          </table:table-cell>
          <table:table-cell office:value-type="string">
            <text:p>quartet</text:p>
          </table:table-cell>
          <table:table-cell office:value-type="string">
            <text:p>song</text:p>
          </table:table-cell>
          <table:table-cell table:number-columns-repeated="1018"/>
        </table:table-row>
        <table:table-row table:style-name="ro1">
          <table:table-cell office:value-type="string">
            <text:p>brahms</text:p>
          </table:table-cell>
          <table:table-cell office:value-type="string">
            <text:p>symphonic</text:p>
          </table:table-cell>
          <table:table-cell office:value-type="string">
            <text:p>brahms</text:p>
          </table:table-cell>
          <table:table-cell office:value-type="string">
            <text:p>tunes</text:p>
          </table:table-cell>
          <table:table-cell office:value-type="string">
            <text:p>flute</text:p>
          </table:table-cell>
          <table:table-cell office:value-type="string">
            <text:p>singing</text:p>
          </table:table-cell>
          <table:table-cell table:number-columns-repeated="1018"/>
        </table:table-row>
        <table:table-row table:style-name="ro1">
          <table:table-cell office:value-type="string">
            <text:p>flute</text:p>
          </table:table-cell>
          <table:table-cell office:value-type="string">
            <text:p>orchestra</text:p>
          </table:table-cell>
          <table:table-cell office:value-type="string">
            <text:p>haydn</text:p>
          </table:table-cell>
          <table:table-cell office:value-type="string">
            <text:p>handel</text:p>
          </table:table-cell>
          <table:table-cell office:value-type="string">
            <text:p>bach</text:p>
          </table:table-cell>
          <table:table-cell office:value-type="string">
            <text:p>melodies</text:p>
          </table:table-cell>
          <table:table-cell table:number-columns-repeated="1018"/>
        </table:table-row>
        <table:table-row table:style-name="ro1">
          <table:table-cell office:value-type="string">
            <text:p>chime</text:p>
          </table:table-cell>
          <table:table-cell office:value-type="string">
            <text:p>clarinet</text:p>
          </table:table-cell>
          <table:table-cell office:value-type="string">
            <text:p>mozart</text:p>
          </table:table-cell>
          <table:table-cell office:value-type="string">
            <text:p>bach</text:p>
          </table:table-cell>
          <table:table-cell office:value-type="string">
            <text:p>concerto</text:p>
          </table:table-cell>
          <table:table-cell office:value-type="string">
            <text:p>mozart</text:p>
          </table:table-cell>
          <table:table-cell table:number-columns-repeated="1018"/>
        </table:table-row>
        <table:table-row table:style-name="ro1">
          <table:table-cell office:value-type="string">
            <text:p>handel</text:p>
          </table:table-cell>
          <table:table-cell office:value-type="string">
            <text:p>musical</text:p>
          </table:table-cell>
          <table:table-cell office:value-type="string">
            <text:p>beethoven</text:p>
          </table:table-cell>
          <table:table-cell office:value-type="string">
            <text:p>choral</text:p>
          </table:table-cell>
          <table:table-cell office:value-type="string">
            <text:p>guitar</text:p>
          </table:table-cell>
          <table:table-cell office:value-type="string">
            <text:p>jazz</text:p>
          </table:table-cell>
          <table:table-cell table:number-columns-repeated="1018"/>
        </table:table-row>
        <table:table-row table:style-name="ro1">
          <table:table-cell table:number-columns-repeated="1024"/>
        </table:table-row>
        <table:table-row table:style-name="ro1">
          <table:table-cell table:style-name="ce12" office:value-type="string">
            <text:p>newspaper_1920</text:p>
          </table:table-cell>
          <table:table-cell table:style-name="ce12" office:value-type="string">
            <text:p>newspaper_1930</text:p>
          </table:table-cell>
          <table:table-cell table:style-name="ce12" office:value-type="string">
            <text:p>newspaper_1940</text:p>
          </table:table-cell>
          <table:table-cell table:style-name="ce12" office:value-type="string">
            <text:p>newspaper_1950</text:p>
          </table:table-cell>
          <table:table-cell table:style-name="ce12" office:value-type="string">
            <text:p>newspaper_1960</text:p>
          </table:table-cell>
          <table:table-cell table:style-name="ce12" office:value-type="string">
            <text:p>newspaper_1970</text:p>
          </table:table-cell>
          <table:table-cell table:number-columns-repeated="1018"/>
        </table:table-row>
        <table:table-row table:style-name="ro1">
          <table:table-cell office:value-type="string">
            <text:p>newspapers</text:p>
          </table:table-cell>
          <table:table-cell office:value-type="string">
            <text:p>tabloid</text:p>
          </table:table-cell>
          <table:table-cell table:number-columns-repeated="4" office:value-type="string">
            <text:p>newspapers</text:p>
          </table:table-cell>
          <table:table-cell table:number-columns-repeated="1018"/>
        </table:table-row>
        <table:table-row table:style-name="ro1">
          <table:table-cell office:value-type="string">
            <text:p>tabloid</text:p>
          </table:table-cell>
          <table:table-cell office:value-type="string">
            <text:p>newspapers</text:p>
          </table:table-cell>
          <table:table-cell office:value-type="string">
            <text:p>magazine</text:p>
          </table:table-cell>
          <table:table-cell office:value-type="string">
            <text:p>papers</text:p>
          </table:table-cell>
          <table:table-cell office:value-type="string">
            <text:p>magazine</text:p>
          </table:table-cell>
          <table:table-cell office:value-type="string">
            <text:p>front-page</text:p>
          </table:table-cell>
          <table:table-cell table:number-columns-repeated="1018"/>
        </table:table-row>
        <table:table-row table:style-name="ro1">
          <table:table-cell office:value-type="string">
            <text:p>scripps-howard</text:p>
          </table:table-cell>
          <table:table-cell office:value-type="string">
            <text:p>magazine</text:p>
          </table:table-cell>
          <table:table-cell office:value-type="string">
            <text:p>clippings</text:p>
          </table:table-cell>
          <table:table-cell office:value-type="string">
            <text:p>headline</text:p>
          </table:table-cell>
          <table:table-cell office:value-type="string">
            <text:p>headlined</text:p>
          </table:table-cell>
          <table:table-cell office:value-type="string">
            <text:p>full-page</text:p>
          </table:table-cell>
          <table:table-cell table:number-columns-repeated="1018"/>
        </table:table-row>
        <table:table-row table:style-name="ro1">
          <table:table-cell office:value-type="string">
            <text:p>front-page</text:p>
          </table:table-cell>
          <table:table-cell office:value-type="string">
            <text:p>press</text:p>
          </table:table-cell>
          <table:table-cell office:value-type="string">
            <text:p>full-page</text:p>
          </table:table-cell>
          <table:table-cell office:value-type="string">
            <text:p>editors</text:p>
          </table:table-cell>
          <table:table-cell office:value-type="string">
            <text:p>tabloid</text:p>
          </table:table-cell>
          <table:table-cell office:value-type="string">
            <text:p>headlined</text:p>
          </table:table-cell>
          <table:table-cell table:number-columns-repeated="1018"/>
        </table:table-row>
        <table:table-row table:style-name="ro1">
          <table:table-cell office:value-type="string">
            <text:p>magazine</text:p>
          </table:table-cell>
          <table:table-cell office:value-type="string">
            <text:p>herald</text:p>
          </table:table-cell>
          <table:table-cell table:number-columns-repeated="2" office:value-type="string">
            <text:p>syndicated</text:p>
          </table:table-cell>
          <table:table-cell office:value-type="string">
            <text:p>pravda</text:p>
          </table:table-cell>
          <table:table-cell office:value-type="string">
            <text:p>magazine</text:p>
          </table:table-cell>
          <table:table-cell table:number-columns-repeated="1018"/>
        </table:table-row>
        <table:table-row table:style-name="ro1">
          <table:table-cell office:value-type="string">
            <text:p>periodical</text:p>
          </table:table-cell>
          <table:table-cell office:value-type="string">
            <text:p>tribune</text:p>
          </table:table-cell>
          <table:table-cell office:value-type="string">
            <text:p>headline</text:p>
          </table:table-cell>
          <table:table-cell office:value-type="string">
            <text:p>full-page</text:p>
          </table:table-cell>
          <table:table-cell office:value-type="string">
            <text:p>front-page</text:p>
          </table:table-cell>
          <table:table-cell office:value-type="string">
            <text:p>tabloid</text:p>
          </table:table-cell>
          <table:table-cell table:number-columns-repeated="1018"/>
        </table:table-row>
        <table:table-row table:style-name="ro1">
          <table:table-cell office:value-type="string">
            <text:p>ledger</text:p>
          </table:table-cell>
          <table:table-cell office:value-type="string">
            <text:p>syndicated</text:p>
          </table:table-cell>
          <table:table-cell office:value-type="string">
            <text:p>ads</text:p>
          </table:table-cell>
          <table:table-cell office:value-type="string">
            <text:p>scripps-howard</text:p>
          </table:table-cell>
          <table:table-cell office:value-type="string">
            <text:p>full-page</text:p>
          </table:table-cell>
          <table:table-cell office:value-type="string">
            <text:p>izvestia</text:p>
          </table:table-cell>
          <table:table-cell table:number-columns-repeated="1018"/>
        </table:table-row>
        <table:table-row table:style-name="ro1">
          <table:table-cell office:value-type="string">
            <text:p>obituary</text:p>
          </table:table-cell>
          <table:table-cell office:value-type="string">
            <text:p>full-page</text:p>
          </table:table-cell>
          <table:table-cell office:value-type="string">
            <text:p>tabloid</text:p>
          </table:table-cell>
          <table:table-cell office:value-type="string">
            <text:p>magazine</text:p>
          </table:table-cell>
          <table:table-cell office:value-type="string">
            <text:p>trib</text:p>
          </table:table-cell>
          <table:table-cell office:value-type="string">
            <text:p>gazette</text:p>
          </table:table-cell>
          <table:table-cell table:number-columns-repeated="1018"/>
        </table:table-row>
        <table:table-row table:style-name="ro1">
          <table:table-cell office:value-type="string">
            <text:p>gazette</text:p>
          </table:table-cell>
          <table:table-cell office:value-type="string">
            <text:p>editing</text:p>
          </table:table-cell>
          <table:table-cell office:value-type="string">
            <text:p>pm</text:p>
          </table:table-cell>
          <table:table-cell office:value-type="string">
            <text:p>front-page</text:p>
          </table:table-cell>
          <table:table-cell office:value-type="string">
            <text:p>izvestia</text:p>
          </table:table-cell>
          <table:table-cell office:value-type="string">
            <text:p>pravda</text:p>
          </table:table-cell>
          <table:table-cell table:number-columns-repeated="1018"/>
        </table:table-row>
        <table:table-row table:style-name="ro1">
          <table:table-cell table:number-columns-repeated="1024"/>
        </table:table-row>
        <table:table-row table:style-name="ro1">
          <table:table-cell table:style-name="ce12" office:value-type="string">
            <text:p>paper_1920</text:p>
          </table:table-cell>
          <table:table-cell table:style-name="ce12" office:value-type="string">
            <text:p>paper_1930</text:p>
          </table:table-cell>
          <table:table-cell table:style-name="ce12" office:value-type="string">
            <text:p>paper_1940</text:p>
          </table:table-cell>
          <table:table-cell table:style-name="ce12" office:value-type="string">
            <text:p>paper_1950</text:p>
          </table:table-cell>
          <table:table-cell table:style-name="ce12" office:value-type="string">
            <text:p>paper_1960</text:p>
          </table:table-cell>
          <table:table-cell table:style-name="ce12" office:value-type="string">
            <text:p>paper_1970</text:p>
          </table:table-cell>
          <table:table-cell table:number-columns-repeated="1018"/>
        </table:table-row>
        <table:table-row table:style-name="ro1">
          <table:table-cell office:value-type="string">
            <text:p>sheet</text:p>
          </table:table-cell>
          <table:table-cell office:value-type="string">
            <text:p>papers</text:p>
          </table:table-cell>
          <table:table-cell office:value-type="string">
            <text:p>ink</text:p>
          </table:table-cell>
          <table:table-cell office:value-type="string">
            <text:p>papers</text:p>
          </table:table-cell>
          <table:table-cell office:value-type="string">
            <text:p>sheet</text:p>
          </table:table-cell>
          <table:table-cell office:value-type="string">
            <text:p>ink</text:p>
          </table:table-cell>
          <table:table-cell table:number-columns-repeated="1018"/>
        </table:table-row>
        <table:table-row table:style-name="ro1">
          <table:table-cell table:number-columns-repeated="2" office:value-type="string">
            <text:p>pad</text:p>
          </table:table-cell>
          <table:table-cell office:value-type="string">
            <text:p>papers</text:p>
          </table:table-cell>
          <table:table-cell office:value-type="string">
            <text:p>pencil</text:p>
          </table:table-cell>
          <table:table-cell office:value-type="string">
            <text:p>tablet</text:p>
          </table:table-cell>
          <table:table-cell office:value-type="string">
            <text:p>stationery</text:p>
          </table:table-cell>
          <table:table-cell table:number-columns-repeated="1018"/>
        </table:table-row>
        <table:table-row table:style-name="ro1">
          <table:table-cell office:value-type="string">
            <text:p>papers</text:p>
          </table:table-cell>
          <table:table-cell table:number-columns-repeated="2" office:value-type="string">
            <text:p>sheet</text:p>
          </table:table-cell>
          <table:table-cell office:value-type="string">
            <text:p>clippings</text:p>
          </table:table-cell>
          <table:table-cell office:value-type="string">
            <text:p>stationery</text:p>
          </table:table-cell>
          <table:table-cell office:value-type="string">
            <text:p>mimeographed</text:p>
          </table:table-cell>
          <table:table-cell table:number-columns-repeated="1018"/>
        </table:table-row>
        <table:table-row table:style-name="ro1">
          <table:table-cell office:value-type="string">
            <text:p>blotter</text:p>
          </table:table-cell>
          <table:table-cell office:value-type="string">
            <text:p>tablet</text:p>
          </table:table-cell>
          <table:table-cell office:value-type="string">
            <text:p>blotter</text:p>
          </table:table-cell>
          <table:table-cell office:value-type="string">
            <text:p>stationery</text:p>
          </table:table-cell>
          <table:table-cell table:number-columns-repeated="2" office:value-type="string">
            <text:p>typewritten</text:p>
          </table:table-cell>
          <table:table-cell table:number-columns-repeated="1018"/>
        </table:table-row>
        <table:table-row table:style-name="ro1">
          <table:table-cell office:value-type="string">
            <text:p>envelope</text:p>
          </table:table-cell>
          <table:table-cell office:value-type="string">
            <text:p>cardboard</text:p>
          </table:table-cell>
          <table:table-cell office:value-type="string">
            <text:p>sheets</text:p>
          </table:table-cell>
          <table:table-cell office:value-type="string">
            <text:p>pad</text:p>
          </table:table-cell>
          <table:table-cell office:value-type="string">
            <text:p>pencil</text:p>
          </table:table-cell>
          <table:table-cell office:value-type="string">
            <text:p>folder</text:p>
          </table:table-cell>
          <table:table-cell table:number-columns-repeated="1018"/>
        </table:table-row>
        <table:table-row table:style-name="ro1">
          <table:table-cell office:value-type="string">
            <text:p>envelopes</text:p>
          </table:table-cell>
          <table:table-cell office:value-type="string">
            <text:p>folder</text:p>
          </table:table-cell>
          <table:table-cell office:value-type="string">
            <text:p>printing</text:p>
          </table:table-cell>
          <table:table-cell office:value-type="string">
            <text:p>parchment</text:p>
          </table:table-cell>
          <table:table-cell office:value-type="string">
            <text:p>napkins</text:p>
          </table:table-cell>
          <table:table-cell office:value-type="string">
            <text:p>notebook</text:p>
          </table:table-cell>
          <table:table-cell table:number-columns-repeated="1018"/>
        </table:table-row>
        <table:table-row table:style-name="ro1">
          <table:table-cell office:value-type="string">
            <text:p>pencil</text:p>
          </table:table-cell>
          <table:table-cell office:value-type="string">
            <text:p>notebook</text:p>
          </table:table-cell>
          <table:table-cell office:value-type="string">
            <text:p>wrapping</text:p>
          </table:table-cell>
          <table:table-cell office:value-type="string">
            <text:p>cardboard</text:p>
          </table:table-cell>
          <table:table-cell office:value-type="string">
            <text:p>folder</text:p>
          </table:table-cell>
          <table:table-cell office:value-type="string">
            <text:p>cardboard</text:p>
          </table:table-cell>
          <table:table-cell table:number-columns-repeated="1018"/>
        </table:table-row>
        <table:table-row table:style-name="ro1">
          <table:table-cell office:value-type="string">
            <text:p>typed</text:p>
          </table:table-cell>
          <table:table-cell table:number-columns-repeated="2" office:value-type="string">
            <text:p>typewritten</text:p>
          </table:table-cell>
          <table:table-cell office:value-type="string">
            <text:p>newspaper</text:p>
          </table:table-cell>
          <table:table-cell office:value-type="string">
            <text:p>folders</text:p>
          </table:table-cell>
          <table:table-cell office:value-type="string">
            <text:p>sheet</text:p>
          </table:table-cell>
          <table:table-cell table:number-columns-repeated="1018"/>
        </table:table-row>
        <table:table-row table:style-name="ro1">
          <table:table-cell office:value-type="string">
            <text:p>booklet</text:p>
          </table:table-cell>
          <table:table-cell office:value-type="string">
            <text:p>envelope</text:p>
          </table:table-cell>
          <table:table-cell office:value-type="string">
            <text:p>banknotes</text:p>
          </table:table-cell>
          <table:table-cell office:value-type="string">
            <text:p>sheet</text:p>
          </table:table-cell>
          <table:table-cell office:value-type="string">
            <text:p>looseleaf</text:p>
          </table:table-cell>
          <table:table-cell office:value-type="string">
            <text:p>scrawled</text:p>
          </table:table-cell>
          <table:table-cell table:number-columns-repeated="1018"/>
        </table:table-row>
        <table:table-row table:style-name="ro1">
          <table:table-cell table:number-columns-repeated="1024"/>
        </table:table-row>
        <table:table-row table:style-name="ro1">
          <table:table-cell table:style-name="ce12" office:value-type="string">
            <text:p>phone_1920</text:p>
          </table:table-cell>
          <table:table-cell table:style-name="ce12" office:value-type="string">
            <text:p>phone_1930</text:p>
          </table:table-cell>
          <table:table-cell table:style-name="ce12" office:value-type="string">
            <text:p>phone_1940</text:p>
          </table:table-cell>
          <table:table-cell table:style-name="ce12" office:value-type="string">
            <text:p>phone_1950</text:p>
          </table:table-cell>
          <table:table-cell table:style-name="ce12" office:value-type="string">
            <text:p>phone_1960</text:p>
          </table:table-cell>
          <table:table-cell table:style-name="ce12" office:value-type="string">
            <text:p>phone_1970</text:p>
          </table:table-cell>
          <table:table-cell table:number-columns-repeated="1018"/>
        </table:table-row>
        <table:table-row table:style-name="ro1">
          <table:table-cell table:number-columns-repeated="6" office:value-type="string">
            <text:p>telephone</text:p>
          </table:table-cell>
          <table:table-cell table:number-columns-repeated="1018"/>
        </table:table-row>
        <table:table-row table:style-name="ro1">
          <table:table-cell office:value-type="string">
            <text:p>buzzer</text:p>
          </table:table-cell>
          <table:table-cell office:value-type="string">
            <text:p>receiver</text:p>
          </table:table-cell>
          <table:table-cell office:value-type="string">
            <text:p>dialed</text:p>
          </table:table-cell>
          <table:table-cell office:value-type="string">
            <text:p>dialing</text:p>
          </table:table-cell>
          <table:table-cell table:number-columns-repeated="2" office:value-type="string">
            <text:p>dialed</text:p>
          </table:table-cell>
          <table:table-cell table:number-columns-repeated="1018"/>
        </table:table-row>
        <table:table-row table:style-name="ro1">
          <table:table-cell office:value-type="string">
            <text:p>photo</text:p>
          </table:table-cell>
          <table:table-cell office:value-type="string">
            <text:p>phones</text:p>
          </table:table-cell>
          <table:table-cell office:value-type="string">
            <text:p>dialing</text:p>
          </table:table-cell>
          <table:table-cell office:value-type="string">
            <text:p>dialed</text:p>
          </table:table-cell>
          <table:table-cell office:value-type="string">
            <text:p>doorbell</text:p>
          </table:table-cell>
          <table:table-cell office:value-type="string">
            <text:p>dialing</text:p>
          </table:table-cell>
          <table:table-cell table:number-columns-repeated="1018"/>
        </table:table-row>
        <table:table-row table:style-name="ro1">
          <table:table-cell office:value-type="string">
            <text:p>crandall</text:p>
          </table:table-cell>
          <table:table-cell office:value-type="string">
            <text:p>dialing</text:p>
          </table:table-cell>
          <table:table-cell office:value-type="string">
            <text:p>receiver</text:p>
          </table:table-cell>
          <table:table-cell office:value-type="string">
            <text:p>switchboard</text:p>
          </table:table-cell>
          <table:table-cell office:value-type="string">
            <text:p>unlisted</text:p>
          </table:table-cell>
          <table:table-cell office:value-type="string">
            <text:p>switchboard</text:p>
          </table:table-cell>
          <table:table-cell table:number-columns-repeated="1018"/>
        </table:table-row>
        <table:table-row table:style-name="ro1">
          <table:table-cell office:value-type="string">
            <text:p>keenan</text:p>
          </table:table-cell>
          <table:table-cell office:value-type="string">
            <text:p>dialed</text:p>
          </table:table-cell>
          <table:table-cell office:value-type="string">
            <text:p>dials</text:p>
          </table:table-cell>
          <table:table-cell office:value-type="string">
            <text:p>receiver</text:p>
          </table:table-cell>
          <table:table-cell office:value-type="string">
            <text:p>intercom</text:p>
          </table:table-cell>
          <table:table-cell office:value-type="string">
            <text:p>phones</text:p>
          </table:table-cell>
          <table:table-cell table:number-columns-repeated="1018"/>
        </table:table-row>
        <table:table-row table:style-name="ro1">
          <table:table-cell office:value-type="string">
            <text:p>telegraph</text:p>
          </table:table-cell>
          <table:table-cell office:value-type="string">
            <text:p>hickey</text:p>
          </table:table-cell>
          <table:table-cell office:value-type="string">
            <text:p>buzzer</text:p>
          </table:table-cell>
          <table:table-cell office:value-type="string">
            <text:p>nelly</text:p>
          </table:table-cell>
          <table:table-cell office:value-type="string">
            <text:p>dialing</text:p>
          </table:table-cell>
          <table:table-cell office:value-type="string">
            <text:p>intercom</text:p>
          </table:table-cell>
          <table:table-cell table:number-columns-repeated="1018"/>
        </table:table-row>
        <table:table-row table:style-name="ro1">
          <table:table-cell office:value-type="string">
            <text:p>kellog</text:p>
          </table:table-cell>
          <table:table-cell office:value-type="string">
            <text:p>durkin</text:p>
          </table:table-cell>
          <table:table-cell office:value-type="string">
            <text:p>teletype</text:p>
          </table:table-cell>
          <table:table-cell office:value-type="string">
            <text:p>intercom</text:p>
          </table:table-cell>
          <table:table-cell office:value-type="string">
            <text:p>booth</text:p>
          </table:table-cell>
          <table:table-cell office:value-type="string">
            <text:p>receiver</text:p>
          </table:table-cell>
          <table:table-cell table:number-columns-repeated="1018"/>
        </table:table-row>
        <table:table-row table:style-name="ro1">
          <table:table-cell office:value-type="string">
            <text:p>lydia</text:p>
          </table:table-cell>
          <table:table-cell office:value-type="string">
            <text:p>doorbell</text:p>
          </table:table-cell>
          <table:table-cell table:number-columns-repeated="2" office:value-type="string">
            <text:p>booth</text:p>
          </table:table-cell>
          <table:table-cell office:value-type="string">
            <text:p>dials</text:p>
          </table:table-cell>
          <table:table-cell office:value-type="string">
            <text:p>dial</text:p>
          </table:table-cell>
          <table:table-cell table:number-columns-repeated="1018"/>
        </table:table-row>
        <table:table-row table:style-name="ro1">
          <table:table-cell office:value-type="string">
            <text:p>phoned</text:p>
          </table:table-cell>
          <table:table-cell office:value-type="string">
            <text:p>switchboard</text:p>
          </table:table-cell>
          <table:table-cell office:value-type="string">
            <text:p>doorbell</text:p>
          </table:table-cell>
          <table:table-cell office:value-type="string">
            <text:p>phones</text:p>
          </table:table-cell>
          <table:table-cell office:value-type="string">
            <text:p>switchboard</text:p>
          </table:table-cell>
          <table:table-cell office:value-type="string">
            <text:p>dials</text:p>
          </table:table-cell>
          <table:table-cell table:number-columns-repeated="1018"/>
        </table:table-row>
        <table:table-row table:style-name="ro1">
          <table:table-cell table:number-columns-repeated="1024"/>
        </table:table-row>
        <table:table-row table:style-name="ro1">
          <table:table-cell table:style-name="ce12" office:value-type="string">
            <text:p>racism_1920</text:p>
          </table:table-cell>
          <table:table-cell table:style-name="ce12" office:value-type="string">
            <text:p>racism_1930</text:p>
          </table:table-cell>
          <table:table-cell table:style-name="ce12" office:value-type="string">
            <text:p>racism_1940</text:p>
          </table:table-cell>
          <table:table-cell table:style-name="ce12" office:value-type="string">
            <text:p>racism_1950</text:p>
          </table:table-cell>
          <table:table-cell table:style-name="ce12" office:value-type="string">
            <text:p>racism_1960</text:p>
          </table:table-cell>
          <table:table-cell table:style-name="ce12" office:value-type="string">
            <text:p>racism_1970</text:p>
          </table:table-cell>
          <table:table-cell table:number-columns-repeated="1018"/>
        </table:table-row>
        <table:table-row table:style-name="ro1">
          <table:table-cell office:value-type="string">
            <text:p>georgi</text:p>
          </table:table-cell>
          <table:table-cell office:value-type="string">
            <text:p>naturalism</text:p>
          </table:table-cell>
          <table:table-cell office:value-type="string">
            <text:p>jewry</text:p>
          </table:table-cell>
          <table:table-cell office:value-type="string">
            <text:p>apartheid</text:p>
          </table:table-cell>
          <table:table-cell office:value-type="string">
            <text:p>bigotry</text:p>
          </table:table-cell>
          <table:table-cell table:number-columns-repeated="1019"/>
        </table:table-row>
        <table:table-row table:style-name="ro1">
          <table:table-cell office:value-type="string">
            <text:p>luftwaffe</text:p>
          </table:table-cell>
          <table:table-cell office:value-type="string">
            <text:p>apartheid</text:p>
          </table:table-cell>
          <table:table-cell office:value-type="string">
            <text:p>hinduism</text:p>
          </table:table-cell>
          <table:table-cell office:value-type="string">
            <text:p>bigotry</text:p>
          </table:table-cell>
          <table:table-cell office:value-type="string">
            <text:p>apartheid</text:p>
          </table:table-cell>
          <table:table-cell table:number-columns-repeated="1019"/>
        </table:table-row>
        <table:table-row table:style-name="ro1">
          <table:table-cell office:value-type="string">
            <text:p>ben-hur</text:p>
          </table:table-cell>
          <table:table-cell office:value-type="string">
            <text:p>stereotypes</text:p>
          </table:table-cell>
          <table:table-cell office:value-type="string">
            <text:p>hegemony</text:p>
          </table:table-cell>
          <table:table-cell office:value-type="string">
            <text:p>racist</text:p>
          </table:table-cell>
          <table:table-cell office:value-type="string">
            <text:p>colonialism</text:p>
          </table:table-cell>
          <table:table-cell table:number-columns-repeated="1019"/>
        </table:table-row>
        <table:table-row table:style-name="ro1">
          <table:table-cell office:value-type="string">
            <text:p>cease-fire</text:p>
          </table:table-cell>
          <table:table-cell office:value-type="string">
            <text:p>morphology</text:p>
          </table:table-cell>
          <table:table-cell office:value-type="string">
            <text:p>activist</text:p>
          </table:table-cell>
          <table:table-cell office:value-type="string">
            <text:p>radicalism</text:p>
          </table:table-cell>
          <table:table-cell office:value-type="string">
            <text:p>racist</text:p>
          </table:table-cell>
          <table:table-cell table:number-columns-repeated="1019"/>
        </table:table-row>
        <table:table-row table:style-name="ro1">
          <table:table-cell office:value-type="string">
            <text:p>bhutan</text:p>
          </table:table-cell>
          <table:table-cell office:value-type="string">
            <text:p>linguistics</text:p>
          </table:table-cell>
          <table:table-cell office:value-type="string">
            <text:p>ayatollah</text:p>
          </table:table-cell>
          <table:table-cell office:value-type="string">
            <text:p>fanaticism</text:p>
          </table:table-cell>
          <table:table-cell office:value-type="string">
            <text:p>genocide</text:p>
          </table:table-cell>
          <table:table-cell table:number-columns-repeated="1019"/>
        </table:table-row>
        <table:table-row table:style-name="ro1">
          <table:table-cell office:value-type="string">
            <text:p>cb</text:p>
          </table:table-cell>
          <table:table-cell office:value-type="string">
            <text:p>talleyrand</text:p>
          </table:table-cell>
          <table:table-cell office:value-type="string">
            <text:p>effete</text:p>
          </table:table-cell>
          <table:table-cell office:value-type="string">
            <text:p>backlash</text:p>
          </table:table-cell>
          <table:table-cell office:value-type="string">
            <text:p>polarization</text:p>
          </table:table-cell>
          <table:table-cell table:number-columns-repeated="1019"/>
        </table:table-row>
        <table:table-row table:style-name="ro1">
          <table:table-cell office:value-type="string">
            <text:p>emmerich</text:p>
          </table:table-cell>
          <table:table-cell office:value-type="string">
            <text:p>methodology</text:p>
          </table:table-cell>
          <table:table-cell office:value-type="string">
            <text:p>bolshevist</text:p>
          </table:table-cell>
          <table:table-cell office:value-type="string">
            <text:p>infringement</text:p>
          </table:table-cell>
          <table:table-cell office:value-type="string">
            <text:p>collectivism</text:p>
          </table:table-cell>
          <table:table-cell table:number-columns-repeated="1019"/>
        </table:table-row>
        <table:table-row table:style-name="ro1">
          <table:table-cell office:value-type="string">
            <text:p>dissidents</text:p>
          </table:table-cell>
          <table:table-cell office:value-type="string">
            <text:p>backlash</text:p>
          </table:table-cell>
          <table:table-cell office:value-type="string">
            <text:p>venizelos</text:p>
          </table:table-cell>
          <table:table-cell office:value-type="string">
            <text:p>colonialism</text:p>
          </table:table-cell>
          <table:table-cell office:value-type="string">
            <text:p>nazism</text:p>
          </table:table-cell>
          <table:table-cell table:number-columns-repeated="1019"/>
        </table:table-row>
        <table:table-row table:style-name="ro1">
          <table:table-cell office:value-type="string">
            <text:p>finkel</text:p>
          </table:table-cell>
          <table:table-cell office:value-type="string">
            <text:p>durkheim</text:p>
          </table:table-cell>
          <table:table-cell office:value-type="string">
            <text:p>muslims</text:p>
          </table:table-cell>
          <table:table-cell office:value-type="string">
            <text:p>lawlessness</text:p>
          </table:table-cell>
          <table:table-cell office:value-type="string">
            <text:p>oppression</text:p>
          </table:table-cell>
          <table:table-cell table:number-columns-repeated="1019"/>
        </table:table-row>
        <table:table-row table:style-name="ro1">
          <table:table-cell table:number-columns-repeated="1024"/>
        </table:table-row>
        <table:table-row table:style-name="ro1">
          <table:table-cell table:style-name="ce12" office:value-type="string">
            <text:p>record_1920</text:p>
          </table:table-cell>
          <table:table-cell table:style-name="ce12" office:value-type="string">
            <text:p>record_1930</text:p>
          </table:table-cell>
          <table:table-cell table:style-name="ce12" office:value-type="string">
            <text:p>record_1940</text:p>
          </table:table-cell>
          <table:table-cell table:style-name="ce12" office:value-type="string">
            <text:p>record_1950</text:p>
          </table:table-cell>
          <table:table-cell table:style-name="ce12" office:value-type="string">
            <text:p>record_1960</text:p>
          </table:table-cell>
          <table:table-cell table:style-name="ce12" office:value-type="string">
            <text:p>record_1970</text:p>
          </table:table-cell>
          <table:table-cell table:number-columns-repeated="1018"/>
        </table:table-row>
        <table:table-row table:style-name="ro1">
          <table:table-cell table:number-columns-repeated="6" office:value-type="string">
            <text:p>records</text:p>
          </table:table-cell>
          <table:table-cell table:number-columns-repeated="1018"/>
        </table:table-row>
        <table:table-row table:style-name="ro1">
          <table:table-cell office:value-type="string">
            <text:p>facsimile</text:p>
          </table:table-cell>
          <table:table-cell office:value-type="string">
            <text:p>all-time</text:p>
          </table:table-cell>
          <table:table-cell office:value-type="string">
            <text:p>graph</text:p>
          </table:table-cell>
          <table:table-cell table:number-columns-repeated="2" office:value-type="string">
            <text:p>alltime</text:p>
          </table:table-cell>
          <table:table-cell office:value-type="string">
            <text:p>all-time</text:p>
          </table:table-cell>
          <table:table-cell table:number-columns-repeated="1018"/>
        </table:table-row>
        <table:table-row table:style-name="ro1">
          <table:table-cell office:value-type="string">
            <text:p>dow-jones</text:p>
          </table:table-cell>
          <table:table-cell office:value-type="string">
            <text:p>recorded</text:p>
          </table:table-cell>
          <table:table-cell table:number-columns-repeated="2" office:value-type="string">
            <text:p>all-time</text:p>
          </table:table-cell>
          <table:table-cell office:value-type="string">
            <text:p>almanac</text:p>
          </table:table-cell>
          <table:table-cell office:value-type="string">
            <text:p>compiled</text:p>
          </table:table-cell>
          <table:table-cell table:number-columns-repeated="1018"/>
        </table:table-row>
        <table:table-row table:style-name="ro1">
          <table:table-cell office:value-type="string">
            <text:p>three-month</text:p>
          </table:table-cell>
          <table:table-cell office:value-type="string">
            <text:p>docket</text:p>
          </table:table-cell>
          <table:table-cell office:value-type="string">
            <text:p>compilation</text:p>
          </table:table-cell>
          <table:table-cell office:value-type="string">
            <text:p>mph</text:p>
          </table:table-cell>
          <table:table-cell office:value-type="string">
            <text:p>coast-to-coast</text:p>
          </table:table-cell>
          <table:table-cell office:value-type="string">
            <text:p>alltime</text:p>
          </table:table-cell>
          <table:table-cell table:number-columns-repeated="1018"/>
        </table:table-row>
        <table:table-row table:style-name="ro1">
          <table:table-cell office:value-type="string">
            <text:p>tn</text:p>
          </table:table-cell>
          <table:table-cell office:value-type="string">
            <text:p>tabulation</text:p>
          </table:table-cell>
          <table:table-cell office:value-type="string">
            <text:p>alltime</text:p>
          </table:table-cell>
          <table:table-cell office:value-type="string">
            <text:p>seven-day</text:p>
          </table:table-cell>
          <table:table-cell office:value-type="string">
            <text:p>all-time</text:p>
          </table:table-cell>
          <table:table-cell office:value-type="string">
            <text:p>m-g-m</text:p>
          </table:table-cell>
          <table:table-cell table:number-columns-repeated="1018"/>
        </table:table-row>
        <table:table-row table:style-name="ro1">
          <table:table-cell office:value-type="string">
            <text:p>compilation</text:p>
          </table:table-cell>
          <table:table-cell office:value-type="string">
            <text:p>olympic</text:p>
          </table:table-cell>
          <table:table-cell office:value-type="string">
            <text:p>tabulation</text:p>
          </table:table-cell>
          <table:table-cell office:value-type="string">
            <text:p>major-league</text:p>
          </table:table-cell>
          <table:table-cell office:value-type="string">
            <text:p>best-seller</text:p>
          </table:table-cell>
          <table:table-cell office:value-type="string">
            <text:p>albums</text:p>
          </table:table-cell>
          <table:table-cell table:number-columns-repeated="1018"/>
        </table:table-row>
        <table:table-row table:style-name="ro1">
          <table:table-cell office:value-type="string">
            <text:p>ten-day</text:p>
          </table:table-cell>
          <table:table-cell office:value-type="string">
            <text:p>precedent</text:p>
          </table:table-cell>
          <table:table-cell office:value-type="string">
            <text:p>subscription</text:p>
          </table:table-cell>
          <table:table-cell office:value-type="string">
            <text:p>record-breaking</text:p>
          </table:table-cell>
          <table:table-cell office:value-type="string">
            <text:p>compilation</text:p>
          </table:table-cell>
          <table:table-cell office:value-type="string">
            <text:p>stereo</text:p>
          </table:table-cell>
          <table:table-cell table:number-columns-repeated="1018"/>
        </table:table-row>
        <table:table-row table:style-name="ro1">
          <table:table-cell office:value-type="string">
            <text:p>showings</text:p>
          </table:table-cell>
          <table:table-cell office:value-type="string">
            <text:p>metres</text:p>
          </table:table-cell>
          <table:table-cell office:value-type="string">
            <text:p>prediction</text:p>
          </table:table-cell>
          <table:table-cell office:value-type="string">
            <text:p>victrola</text:p>
          </table:table-cell>
          <table:table-cell office:value-type="string">
            <text:p>record-breaking</text:p>
          </table:table-cell>
          <table:table-cell office:value-type="string">
            <text:p>scoring</text:p>
          </table:table-cell>
          <table:table-cell table:number-columns-repeated="1018"/>
        </table:table-row>
        <table:table-row table:style-name="ro1">
          <table:table-cell office:value-type="string">
            <text:p>ari</text:p>
          </table:table-cell>
          <table:table-cell office:value-type="string">
            <text:p>owens</text:p>
          </table:table-cell>
          <table:table-cell office:value-type="string">
            <text:p>upswing</text:p>
          </table:table-cell>
          <table:table-cell office:value-type="string">
            <text:p>debacle</text:p>
          </table:table-cell>
          <table:table-cell office:value-type="string">
            <text:p>compile</text:p>
          </table:table-cell>
          <table:table-cell office:value-type="string">
            <text:p>mettle</text:p>
          </table:table-cell>
          <table:table-cell table:number-columns-repeated="1018"/>
        </table:table-row>
        <table:table-row table:style-name="ro1">
          <table:table-cell table:number-columns-repeated="1024"/>
        </table:table-row>
        <table:table-row table:style-name="ro1">
          <table:table-cell table:style-name="ce12" office:value-type="string">
            <text:p>rock_1920</text:p>
          </table:table-cell>
          <table:table-cell table:style-name="ce12" office:value-type="string">
            <text:p>rock_1930</text:p>
          </table:table-cell>
          <table:table-cell table:style-name="ce12" office:value-type="string">
            <text:p>rock_1940</text:p>
          </table:table-cell>
          <table:table-cell table:style-name="ce12" office:value-type="string">
            <text:p>rock_1950</text:p>
          </table:table-cell>
          <table:table-cell table:style-name="ce12" office:value-type="string">
            <text:p>rock_1960</text:p>
          </table:table-cell>
          <table:table-cell table:style-name="ce12" office:value-type="string">
            <text:p>rock_1970</text:p>
          </table:table-cell>
          <table:table-cell table:number-columns-repeated="1018"/>
        </table:table-row>
        <table:table-row table:style-name="ro1">
          <table:table-cell office:value-type="string">
            <text:p>ledge</text:p>
          </table:table-cell>
          <table:table-cell office:value-type="string">
            <text:p>ledges</text:p>
          </table:table-cell>
          <table:table-cell office:value-type="string">
            <text:p>rocks</text:p>
          </table:table-cell>
          <table:table-cell office:value-type="string">
            <text:p>cliffs</text:p>
          </table:table-cell>
          <table:table-cell office:value-type="string">
            <text:p>boulder</text:p>
          </table:table-cell>
          <table:table-cell office:value-type="string">
            <text:p>overhang</text:p>
          </table:table-cell>
          <table:table-cell table:number-columns-repeated="1018"/>
        </table:table-row>
        <table:table-row table:style-name="ro1">
          <table:table-cell office:value-type="string">
            <text:p>rocks</text:p>
          </table:table-cell>
          <table:table-cell office:value-type="string">
            <text:p>escarpment</text:p>
          </table:table-cell>
          <table:table-cell office:value-type="string">
            <text:p>sand</text:p>
          </table:table-cell>
          <table:table-cell office:value-type="string">
            <text:p>granite</text:p>
          </table:table-cell>
          <table:table-cell office:value-type="string">
            <text:p>crag</text:p>
          </table:table-cell>
          <table:table-cell office:value-type="string">
            <text:p>waterfall</text:p>
          </table:table-cell>
          <table:table-cell table:number-columns-repeated="1018"/>
        </table:table-row>
        <table:table-row table:style-name="ro1">
          <table:table-cell office:value-type="string">
            <text:p>cliff</text:p>
          </table:table-cell>
          <table:table-cell office:value-type="string">
            <text:p>limestone</text:p>
          </table:table-cell>
          <table:table-cell office:value-type="string">
            <text:p>boulder</text:p>
          </table:table-cell>
          <table:table-cell office:value-type="string">
            <text:p>cliff</text:p>
          </table:table-cell>
          <table:table-cell office:value-type="string">
            <text:p>stones</text:p>
          </table:table-cell>
          <table:table-cell office:value-type="string">
            <text:p>boulders</text:p>
          </table:table-cell>
          <table:table-cell table:number-columns-repeated="1018"/>
        </table:table-row>
        <table:table-row table:style-name="ro1">
          <table:table-cell office:value-type="string">
            <text:p>crag</text:p>
          </table:table-cell>
          <table:table-cell office:value-type="string">
            <text:p>rocks</text:p>
          </table:table-cell>
          <table:table-cell office:value-type="string">
            <text:p>clod</text:p>
          </table:table-cell>
          <table:table-cell office:value-type="string">
            <text:p>rocks</text:p>
          </table:table-cell>
          <table:table-cell office:value-type="string">
            <text:p>granite</text:p>
          </table:table-cell>
          <table:table-cell office:value-type="string">
            <text:p>shelving</text:p>
          </table:table-cell>
          <table:table-cell table:number-columns-repeated="1018"/>
        </table:table-row>
        <table:table-row table:style-name="ro1">
          <table:table-cell office:value-type="string">
            <text:p>rubble</text:p>
          </table:table-cell>
          <table:table-cell office:value-type="string">
            <text:p>cliffs</text:p>
          </table:table-cell>
          <table:table-cell office:value-type="string">
            <text:p>ledge</text:p>
          </table:table-cell>
          <table:table-cell office:value-type="string">
            <text:p>boulder</text:p>
          </table:table-cell>
          <table:table-cell office:value-type="string">
            <text:p>rocks</text:p>
          </table:table-cell>
          <table:table-cell office:value-type="string">
            <text:p>shingle</text:p>
          </table:table-cell>
          <table:table-cell table:number-columns-repeated="1018"/>
        </table:table-row>
        <table:table-row table:style-name="ro1">
          <table:table-cell office:value-type="string">
            <text:p>sandstone</text:p>
          </table:table-cell>
          <table:table-cell office:value-type="string">
            <text:p>lava</text:p>
          </table:table-cell>
          <table:table-cell office:value-type="string">
            <text:p>pinnacle</text:p>
          </table:table-cell>
          <table:table-cell office:value-type="string">
            <text:p>nah</text:p>
          </table:table-cell>
          <table:table-cell office:value-type="string">
            <text:p>sand</text:p>
          </table:table-cell>
          <table:table-cell office:value-type="string">
            <text:p>crags</text:p>
          </table:table-cell>
          <table:table-cell table:number-columns-repeated="1018"/>
        </table:table-row>
        <table:table-row table:style-name="ro1">
          <table:table-cell table:number-columns-repeated="2" office:value-type="string">
            <text:p>rocky</text:p>
          </table:table-cell>
          <table:table-cell office:value-type="string">
            <text:p>sycamore</text:p>
          </table:table-cell>
          <table:table-cell office:value-type="string">
            <text:p>glacier</text:p>
          </table:table-cell>
          <table:table-cell office:value-type="string">
            <text:p>ledge</text:p>
          </table:table-cell>
          <table:table-cell office:value-type="string">
            <text:p>hewn</text:p>
          </table:table-cell>
          <table:table-cell table:number-columns-repeated="1018"/>
        </table:table-row>
        <table:table-row table:style-name="ro1">
          <table:table-cell office:value-type="string">
            <text:p>precipice</text:p>
          </table:table-cell>
          <table:table-cell office:value-type="string">
            <text:p>breakwater</text:p>
          </table:table-cell>
          <table:table-cell office:value-type="string">
            <text:p>crag</text:p>
          </table:table-cell>
          <table:table-cell office:value-type="string">
            <text:p>slab</text:p>
          </table:table-cell>
          <table:table-cell office:value-type="string">
            <text:p>overhung</text:p>
          </table:table-cell>
          <table:table-cell office:value-type="string">
            <text:p>promontory</text:p>
          </table:table-cell>
          <table:table-cell table:number-columns-repeated="1018"/>
        </table:table-row>
        <table:table-row table:style-name="ro1">
          <table:table-cell office:value-type="string">
            <text:p>slab</text:p>
          </table:table-cell>
          <table:table-cell office:value-type="string">
            <text:p>craggy</text:p>
          </table:table-cell>
          <table:table-cell office:value-type="string">
            <text:p>precipice</text:p>
          </table:table-cell>
          <table:table-cell table:number-columns-repeated="2" office:value-type="string">
            <text:p>limestone</text:p>
          </table:table-cell>
          <table:table-cell office:value-type="string">
            <text:p>cypress</text:p>
          </table:table-cell>
          <table:table-cell table:number-columns-repeated="1018"/>
        </table:table-row>
        <table:table-row table:style-name="ro4">
          <table:table-cell table:number-columns-repeated="1024"/>
        </table:table-row>
        <table:table-row table:style-name="ro1">
          <table:table-cell table:style-name="ce25" office:value-type="string">
            <text:p>ship_1920</text:p>
          </table:table-cell>
          <table:table-cell table:style-name="ce25" office:value-type="string">
            <text:p>ship_1930</text:p>
          </table:table-cell>
          <table:table-cell table:style-name="ce25" office:value-type="string">
            <text:p>ship_1940</text:p>
          </table:table-cell>
          <table:table-cell table:style-name="ce25" office:value-type="string">
            <text:p>ship_1950</text:p>
          </table:table-cell>
          <table:table-cell table:style-name="ce25" office:value-type="string">
            <text:p>ship_1960</text:p>
          </table:table-cell>
          <table:table-cell table:style-name="ce25" office:value-type="string">
            <text:p>ship_1970</text:p>
          </table:table-cell>
          <table:table-cell table:number-columns-repeated="2"/>
          <table:table-cell table:style-name="ce27" table:number-columns-repeated="6"/>
          <table:table-cell table:number-columns-repeated="1010"/>
        </table:table-row>
        <table:table-row table:style-name="ro1">
          <table:table-cell table:number-columns-repeated="2" table:style-name="ce4" office:value-type="string">
            <text:p>ships</text:p>
          </table:table-cell>
          <table:table-cell table:style-name="ce4" office:value-type="string">
            <text:p>vessel</text:p>
          </table:table-cell>
          <table:table-cell table:number-columns-repeated="3" table:style-name="ce4" office:value-type="string">
            <text:p>ships</text:p>
          </table:table-cell>
          <table:table-cell table:number-columns-repeated="1018"/>
        </table:table-row>
        <table:table-row table:style-name="ro1">
          <table:table-cell table:style-name="ce4" office:value-type="string">
            <text:p>boat</text:p>
          </table:table-cell>
          <table:table-cell table:style-name="ce4" office:value-type="string">
            <text:p>vessel</text:p>
          </table:table-cell>
          <table:table-cell table:style-name="ce4" office:value-type="string">
            <text:p>boat</text:p>
          </table:table-cell>
          <table:table-cell table:style-name="ce4" office:value-type="string">
            <text:p>spaceship</text:p>
          </table:table-cell>
          <table:table-cell table:number-columns-repeated="2" table:style-name="ce4" office:value-type="string">
            <text:p>vessel</text:p>
          </table:table-cell>
          <table:table-cell table:number-columns-repeated="1018"/>
        </table:table-row>
        <table:table-row table:style-name="ro1">
          <table:table-cell table:style-name="ce4" office:value-type="string">
            <text:p>vessel</text:p>
          </table:table-cell>
          <table:table-cell table:style-name="ce4" office:value-type="string">
            <text:p>boat</text:p>
          </table:table-cell>
          <table:table-cell table:style-name="ce4" office:value-type="string">
            <text:p>ships</text:p>
          </table:table-cell>
          <table:table-cell table:style-name="ce4" office:value-type="string">
            <text:p>vessel</text:p>
          </table:table-cell>
          <table:table-cell table:number-columns-repeated="2" table:style-name="ce4" office:value-type="string">
            <text:p>boat</text:p>
          </table:table-cell>
          <table:table-cell table:number-columns-repeated="1018"/>
        </table:table-row>
        <table:table-row table:style-name="ro1">
          <table:table-cell table:style-name="ce4" office:value-type="string">
            <text:p>sloop</text:p>
          </table:table-cell>
          <table:table-cell table:style-name="ce4" office:value-type="string">
            <text:p>freighter</text:p>
          </table:table-cell>
          <table:table-cell table:style-name="ce4" office:value-type="string">
            <text:p>schooner</text:p>
          </table:table-cell>
          <table:table-cell table:style-name="ce4" office:value-type="string">
            <text:p>boat</text:p>
          </table:table-cell>
          <table:table-cell table:style-name="ce4" office:value-type="string">
            <text:p>plumie</text:p>
          </table:table-cell>
          <table:table-cell table:style-name="ce4" office:value-type="string">
            <text:p>freighter</text:p>
          </table:table-cell>
          <table:table-cell table:number-columns-repeated="1018"/>
        </table:table-row>
        <table:table-row table:style-name="ro1">
          <table:table-cell table:number-columns-repeated="2" table:style-name="ce4" office:value-type="string">
            <text:p>steamer</text:p>
          </table:table-cell>
          <table:table-cell table:style-name="ce4" office:value-type="string">
            <text:p>destroyer</text:p>
          </table:table-cell>
          <table:table-cell table:style-name="ce4" office:value-type="string">
            <text:p>barge</text:p>
          </table:table-cell>
          <table:table-cell table:style-name="ce4" office:value-type="string">
            <text:p>spaceship</text:p>
          </table:table-cell>
          <table:table-cell table:style-name="ce4" office:value-type="string">
            <text:p>schooner</text:p>
          </table:table-cell>
          <table:table-cell table:number-columns-repeated="1018"/>
        </table:table-row>
        <table:table-row table:style-name="ro1">
          <table:table-cell table:number-columns-repeated="2" table:style-name="ce4" office:value-type="string">
            <text:p>liner</text:p>
          </table:table-cell>
          <table:table-cell table:style-name="ce4" office:value-type="string">
            <text:p>warship</text:p>
          </table:table-cell>
          <table:table-cell table:style-name="ce4" office:value-type="string">
            <text:p>destroyer</text:p>
          </table:table-cell>
          <table:table-cell table:style-name="ce4" office:value-type="string">
            <text:p>lifeboat</text:p>
          </table:table-cell>
          <table:table-cell table:style-name="ce4" office:value-type="string">
            <text:p>sloop</text:p>
          </table:table-cell>
          <table:table-cell table:number-columns-repeated="1018"/>
        </table:table-row>
        <table:table-row table:style-name="ro1">
          <table:table-cell table:style-name="ce4" office:value-type="string">
            <text:p>cargo</text:p>
          </table:table-cell>
          <table:table-cell table:style-name="ce4" office:value-type="string">
            <text:p>clipper</text:p>
          </table:table-cell>
          <table:table-cell table:style-name="ce4" office:value-type="string">
            <text:p>sloop</text:p>
          </table:table-cell>
          <table:table-cell table:style-name="ce4" office:value-type="string">
            <text:p>schooner</text:p>
          </table:table-cell>
          <table:table-cell table:style-name="ce4" office:value-type="string">
            <text:p>liner</text:p>
          </table:table-cell>
          <table:table-cell table:style-name="ce4" office:value-type="string">
            <text:p>sail</text:p>
          </table:table-cell>
          <table:table-cell table:number-columns-repeated="1018"/>
        </table:table-row>
        <table:table-row table:style-name="ro1">
          <table:table-cell table:style-name="ce4" office:value-type="string">
            <text:p>frigate</text:p>
          </table:table-cell>
          <table:table-cell table:style-name="ce4" office:value-type="string">
            <text:p>starboard</text:p>
          </table:table-cell>
          <table:table-cell table:style-name="ce4" office:value-type="string">
            <text:p>cargo</text:p>
          </table:table-cell>
          <table:table-cell table:style-name="ce4" office:value-type="string">
            <text:p>freighter</text:p>
          </table:table-cell>
          <table:table-cell table:style-name="ce4" office:value-type="string">
            <text:p>tanker</text:p>
          </table:table-cell>
          <table:table-cell table:style-name="ce4" office:value-type="string">
            <text:p>cargo</text:p>
          </table:table-cell>
          <table:table-cell table:number-columns-repeated="1018"/>
        </table:table-row>
        <table:table-row table:style-name="ro1">
          <table:table-cell table:style-name="ce4" office:value-type="string">
            <text:p>schooner</text:p>
          </table:table-cell>
          <table:table-cell table:style-name="ce4" office:value-type="string">
            <text:p>ertak</text:p>
          </table:table-cell>
          <table:table-cell table:style-name="ce4" office:value-type="string">
            <text:p>liner</text:p>
          </table:table-cell>
          <table:table-cell table:style-name="ce4" office:value-type="string">
            <text:p>lifeboat</text:p>
          </table:table-cell>
          <table:table-cell table:style-name="ce4" office:value-type="string">
            <text:p>destroyer</text:p>
          </table:table-cell>
          <table:table-cell table:style-name="ce4" office:value-type="string">
            <text:p>boats</text:p>
          </table:table-cell>
          <table:table-cell table:number-columns-repeated="1018"/>
        </table:table-row>
        <table:table-row table:style-name="ro1">
          <table:table-cell table:style-name="ce4" table:number-columns-repeated="6"/>
          <table:table-cell table:number-columns-repeated="1018"/>
        </table:table-row>
        <table:table-row table:style-name="ro1">
          <table:table-cell table:style-name="ce12" office:value-type="string">
            <text:p>symptom_1920</text:p>
          </table:table-cell>
          <table:table-cell table:style-name="ce12" office:value-type="string">
            <text:p>symptom_1930</text:p>
          </table:table-cell>
          <table:table-cell table:style-name="ce12" office:value-type="string">
            <text:p>symptom_1940</text:p>
          </table:table-cell>
          <table:table-cell table:style-name="ce12" office:value-type="string">
            <text:p>symptom_1950</text:p>
          </table:table-cell>
          <table:table-cell table:style-name="ce12" office:value-type="string">
            <text:p>symptom_1960</text:p>
          </table:table-cell>
          <table:table-cell table:style-name="ce12" office:value-type="string">
            <text:p>symptom_1970</text:p>
          </table:table-cell>
          <table:table-cell table:number-columns-repeated="1018"/>
        </table:table-row>
        <table:table-row table:style-name="ro1">
          <table:table-cell office:value-type="string">
            <text:p>deafness</text:p>
          </table:table-cell>
          <table:table-cell office:value-type="string">
            <text:p>neurosis</text:p>
          </table:table-cell>
          <table:table-cell office:value-type="string">
            <text:p>psychosis</text:p>
          </table:table-cell>
          <table:table-cell office:value-type="string">
            <text:p>trauma</text:p>
          </table:table-cell>
          <table:table-cell office:value-type="string">
            <text:p>symptomatic</text:p>
          </table:table-cell>
          <table:table-cell office:value-type="string">
            <text:p>complication</text:p>
          </table:table-cell>
          <table:table-cell table:number-columns-repeated="1018"/>
        </table:table-row>
        <table:table-row table:style-name="ro1">
          <table:table-cell office:value-type="string">
            <text:p>immaturity</text:p>
          </table:table-cell>
          <table:table-cell office:value-type="string">
            <text:p>hallucination</text:p>
          </table:table-cell>
          <table:table-cell office:value-type="string">
            <text:p>dementia</text:p>
          </table:table-cell>
          <table:table-cell office:value-type="string">
            <text:p>neurosis</text:p>
          </table:table-cell>
          <table:table-cell office:value-type="string">
            <text:p>manifestation</text:p>
          </table:table-cell>
          <table:table-cell office:value-type="string">
            <text:p>peculiarity</text:p>
          </table:table-cell>
          <table:table-cell table:number-columns-repeated="1018"/>
        </table:table-row>
        <table:table-row table:style-name="ro1">
          <table:table-cell office:value-type="string">
            <text:p>deformity</text:p>
          </table:table-cell>
          <table:table-cell office:value-type="string">
            <text:p>schizophrenia</text:p>
          </table:table-cell>
          <table:table-cell office:value-type="string">
            <text:p>alcoholism</text:p>
          </table:table-cell>
          <table:table-cell office:value-type="string">
            <text:p>psychosomatic</text:p>
          </table:table-cell>
          <table:table-cell office:value-type="string">
            <text:p>manifesting</text:p>
          </table:table-cell>
          <table:table-cell office:value-type="string">
            <text:p>abnormality</text:p>
          </table:table-cell>
          <table:table-cell table:number-columns-repeated="1018"/>
        </table:table-row>
        <table:table-row table:style-name="ro1">
          <table:table-cell office:value-type="string">
            <text:p>psychosis</text:p>
          </table:table-cell>
          <table:table-cell office:value-type="string">
            <text:p>manifestation</text:p>
          </table:table-cell>
          <table:table-cell office:value-type="string">
            <text:p>trauma</text:p>
          </table:table-cell>
          <table:table-cell office:value-type="string">
            <text:p>congenital</text:p>
          </table:table-cell>
          <table:table-cell office:value-type="string">
            <text:p>neurosis</text:p>
          </table:table-cell>
          <table:table-cell office:value-type="string">
            <text:p>psychosis</text:p>
          </table:table-cell>
          <table:table-cell table:number-columns-repeated="1018"/>
        </table:table-row>
        <table:table-row table:style-name="ro1">
          <table:table-cell office:value-type="string">
            <text:p>hallucination</text:p>
          </table:table-cell>
          <table:table-cell office:value-type="string">
            <text:p>symptomatic</text:p>
          </table:table-cell>
          <table:table-cell office:value-type="string">
            <text:p>senility</text:p>
          </table:table-cell>
          <table:table-cell office:value-type="string">
            <text:p>psychosis</text:p>
          </table:table-cell>
          <table:table-cell office:value-type="string">
            <text:p>overstatement</text:p>
          </table:table-cell>
          <table:table-cell office:value-type="string">
            <text:p>manifestation</text:p>
          </table:table-cell>
          <table:table-cell table:number-columns-repeated="1018"/>
        </table:table-row>
        <table:table-row table:style-name="ro1">
          <table:table-cell office:value-type="string">
            <text:p>virulent</text:p>
          </table:table-cell>
          <table:table-cell office:value-type="string">
            <text:p>malady</text:p>
          </table:table-cell>
          <table:table-cell office:value-type="string">
            <text:p>phobia</text:p>
          </table:table-cell>
          <table:table-cell office:value-type="string">
            <text:p>infidelity</text:p>
          </table:table-cell>
          <table:table-cell office:value-type="string">
            <text:p>lamentable</text:p>
          </table:table-cell>
          <table:table-cell office:value-type="string">
            <text:p>cerebral</text:p>
          </table:table-cell>
          <table:table-cell table:number-columns-repeated="1018"/>
        </table:table-row>
        <table:table-row table:style-name="ro1">
          <table:table-cell office:value-type="string">
            <text:p>sterility</text:p>
          </table:table-cell>
          <table:table-cell office:value-type="string">
            <text:p>perversion</text:p>
          </table:table-cell>
          <table:table-cell office:value-type="string">
            <text:p>malady</text:p>
          </table:table-cell>
          <table:table-cell office:value-type="string">
            <text:p>schizophrenia</text:p>
          </table:table-cell>
          <table:table-cell office:value-type="string">
            <text:p>alescence</text:p>
          </table:table-cell>
          <table:table-cell office:value-type="string">
            <text:p>by-product</text:p>
          </table:table-cell>
          <table:table-cell table:number-columns-repeated="1018"/>
        </table:table-row>
        <table:table-row table:style-name="ro1">
          <table:table-cell office:value-type="string">
            <text:p>oddity</text:p>
          </table:table-cell>
          <table:table-cell office:value-type="string">
            <text:p>incongruity</text:p>
          </table:table-cell>
          <table:table-cell office:value-type="string">
            <text:p>neurosis</text:p>
          </table:table-cell>
          <table:table-cell office:value-type="string">
            <text:p>incompatibility</text:p>
          </table:table-cell>
          <table:table-cell office:value-type="string">
            <text:p>autocracy</text:p>
          </table:table-cell>
          <table:table-cell office:value-type="string">
            <text:p>epilepsy</text:p>
          </table:table-cell>
          <table:table-cell table:number-columns-repeated="1018"/>
        </table:table-row>
        <table:table-row table:style-name="ro1">
          <table:table-cell office:value-type="string">
            <text:p>variant</text:p>
          </table:table-cell>
          <table:table-cell office:value-type="string">
            <text:p>premeditated</text:p>
          </table:table-cell>
          <table:table-cell office:value-type="string">
            <text:p>abnormality</text:p>
          </table:table-cell>
          <table:table-cell office:value-type="string">
            <text:p>incurable</text:p>
          </table:table-cell>
          <table:table-cell office:value-type="string">
            <text:p>mitigated</text:p>
          </table:table-cell>
          <table:table-cell office:value-type="string">
            <text:p>debilitating</text:p>
          </table:table-cell>
          <table:table-cell table:number-columns-repeated="1018"/>
        </table:table-row>
        <table:table-row table:style-name="ro1">
          <table:table-cell table:number-columns-repeated="1024"/>
        </table:table-row>
        <table:table-row table:style-name="ro1">
          <table:table-cell table:style-name="ce12" office:value-type="string">
            <text:p>tank_1920</text:p>
          </table:table-cell>
          <table:table-cell table:style-name="ce12" office:value-type="string">
            <text:p>tank_1930</text:p>
          </table:table-cell>
          <table:table-cell table:style-name="ce12" office:value-type="string">
            <text:p>tank_1940</text:p>
          </table:table-cell>
          <table:table-cell table:style-name="ce12" office:value-type="string">
            <text:p>tank_1950</text:p>
          </table:table-cell>
          <table:table-cell table:style-name="ce12" office:value-type="string">
            <text:p>tank_1960</text:p>
          </table:table-cell>
          <table:table-cell table:style-name="ce12" office:value-type="string">
            <text:p>tank_1970</text:p>
          </table:table-cell>
          <table:table-cell table:number-columns-repeated="1018"/>
        </table:table-row>
        <table:table-row table:style-name="ro1">
          <table:table-cell office:value-type="string">
            <text:p>petrol</text:p>
          </table:table-cell>
          <table:table-cell table:number-columns-repeated="4" office:value-type="string">
            <text:p>tanks</text:p>
          </table:table-cell>
          <table:table-cell office:value-type="string">
            <text:p>silo</text:p>
          </table:table-cell>
          <table:table-cell table:number-columns-repeated="1018"/>
        </table:table-row>
        <table:table-row table:style-name="ro1">
          <table:table-cell office:value-type="string">
            <text:p>tanks</text:p>
          </table:table-cell>
          <table:table-cell office:value-type="string">
            <text:p>hoses</text:p>
          </table:table-cell>
          <table:table-cell office:value-type="string">
            <text:p>motorized</text:p>
          </table:table-cell>
          <table:table-cell office:value-type="string">
            <text:p>bulldozer</text:p>
          </table:table-cell>
          <table:table-cell office:value-type="string">
            <text:p>carburetor</text:p>
          </table:table-cell>
          <table:table-cell office:value-type="string">
            <text:p>kerosene</text:p>
          </table:table-cell>
          <table:table-cell table:number-columns-repeated="1018"/>
        </table:table-row>
        <table:table-row table:style-name="ro1">
          <table:table-cell office:value-type="string">
            <text:p>paraffin</text:p>
          </table:table-cell>
          <table:table-cell office:value-type="string">
            <text:p>cask</text:p>
          </table:table-cell>
          <table:table-cell office:value-type="string">
            <text:p>panzer</text:p>
          </table:table-cell>
          <table:table-cell office:value-type="string">
            <text:p>fuselage</text:p>
          </table:table-cell>
          <table:table-cell office:value-type="string">
            <text:p>suction</text:p>
          </table:table-cell>
          <table:table-cell office:value-type="string">
            <text:p>projectiles</text:p>
          </table:table-cell>
          <table:table-cell table:number-columns-repeated="1018"/>
        </table:table-row>
        <table:table-row table:style-name="ro1">
          <table:table-cell office:value-type="string">
            <text:p>refrigerator</text:p>
          </table:table-cell>
          <table:table-cell office:value-type="string">
            <text:p>carburetor</text:p>
          </table:table-cell>
          <table:table-cell office:value-type="string">
            <text:p>armored</text:p>
          </table:table-cell>
          <table:table-cell office:value-type="string">
            <text:p>lifeboat</text:p>
          </table:table-cell>
          <table:table-cell office:value-type="string">
            <text:p>condenser</text:p>
          </table:table-cell>
          <table:table-cell office:value-type="string">
            <text:p>tanks</text:p>
          </table:table-cell>
          <table:table-cell table:number-columns-repeated="1018"/>
        </table:table-row>
        <table:table-row table:style-name="ro1">
          <table:table-cell office:value-type="string">
            <text:p>gasoline</text:p>
          </table:table-cell>
          <table:table-cell office:value-type="string">
            <text:p>girders</text:p>
          </table:table-cell>
          <table:table-cell office:value-type="string">
            <text:p>jeeps</text:p>
          </table:table-cell>
          <table:table-cell office:value-type="string">
            <text:p>torpedo</text:p>
          </table:table-cell>
          <table:table-cell office:value-type="string">
            <text:p>boiler</text:p>
          </table:table-cell>
          <table:table-cell office:value-type="string">
            <text:p>heater</text:p>
          </table:table-cell>
          <table:table-cell table:number-columns-repeated="1018"/>
        </table:table-row>
        <table:table-row table:style-name="ro1">
          <table:table-cell office:value-type="string">
            <text:p>heater</text:p>
          </table:table-cell>
          <table:table-cell office:value-type="string">
            <text:p>vats</text:p>
          </table:table-cell>
          <table:table-cell office:value-type="string">
            <text:p>machine-guns</text:p>
          </table:table-cell>
          <table:table-cell office:value-type="string">
            <text:p>radiator</text:p>
          </table:table-cell>
          <table:table-cell office:value-type="string">
            <text:p>chlorine</text:p>
          </table:table-cell>
          <table:table-cell office:value-type="string">
            <text:p>powered</text:p>
          </table:table-cell>
          <table:table-cell table:number-columns-repeated="1018"/>
        </table:table-row>
        <table:table-row table:style-name="ro1">
          <table:table-cell office:value-type="string">
            <text:p>leaking</text:p>
          </table:table-cell>
          <table:table-cell office:value-type="string">
            <text:p>axle</text:p>
          </table:table-cell>
          <table:table-cell office:value-type="string">
            <text:p>infantry</text:p>
          </table:table-cell>
          <table:table-cell office:value-type="string">
            <text:p>gliders</text:p>
          </table:table-cell>
          <table:table-cell office:value-type="string">
            <text:p>chassis</text:p>
          </table:table-cell>
          <table:table-cell office:value-type="string">
            <text:p>hydraulic</text:p>
          </table:table-cell>
          <table:table-cell table:number-columns-repeated="1018"/>
        </table:table-row>
        <table:table-row table:style-name="ro1">
          <table:table-cell office:value-type="string">
            <text:p>chassis</text:p>
          </table:table-cell>
          <table:table-cell office:value-type="string">
            <text:p>condenser</text:p>
          </table:table-cell>
          <table:table-cell office:value-type="string">
            <text:p>chassis</text:p>
          </table:table-cell>
          <table:table-cell office:value-type="string">
            <text:p>turbine</text:p>
          </table:table-cell>
          <table:table-cell office:value-type="string">
            <text:p>pump</text:p>
          </table:table-cell>
          <table:table-cell office:value-type="string">
            <text:p>anti-aircraft</text:p>
          </table:table-cell>
          <table:table-cell table:number-columns-repeated="1018"/>
        </table:table-row>
        <table:table-row table:style-name="ro1">
          <table:table-cell office:value-type="string">
            <text:p>refill</text:p>
          </table:table-cell>
          <table:table-cell office:value-type="string">
            <text:p>ballast</text:p>
          </table:table-cell>
          <table:table-cell office:value-type="string">
            <text:p>powered</text:p>
          </table:table-cell>
          <table:table-cell office:value-type="string">
            <text:p>spout</text:p>
          </table:table-cell>
          <table:table-cell office:value-type="string">
            <text:p>valve</text:p>
          </table:table-cell>
          <table:table-cell office:value-type="string">
            <text:p>outboard</text:p>
          </table:table-cell>
          <table:table-cell table:number-columns-repeated="1018"/>
        </table:table-row>
        <table:table-row table:style-name="ro1">
          <table:table-cell table:number-columns-repeated="1024"/>
        </table:table-row>
        <table:table-row table:style-name="ro1">
          <table:table-cell table:style-name="ce12" office:value-type="string">
            <text:p>tape_1920</text:p>
          </table:table-cell>
          <table:table-cell table:style-name="ce12" office:value-type="string">
            <text:p>tape_1930</text:p>
          </table:table-cell>
          <table:table-cell table:style-name="ce12" office:value-type="string">
            <text:p>tape_1940</text:p>
          </table:table-cell>
          <table:table-cell table:style-name="ce12" office:value-type="string">
            <text:p>tape_1950</text:p>
          </table:table-cell>
          <table:table-cell table:style-name="ce12" office:value-type="string">
            <text:p>tape_1960</text:p>
          </table:table-cell>
          <table:table-cell table:style-name="ce12" office:value-type="string">
            <text:p>tape_1970</text:p>
          </table:table-cell>
          <table:table-cell table:number-columns-repeated="1018"/>
        </table:table-row>
        <table:table-row table:style-name="ro1">
          <table:table-cell table:number-columns-repeated="3" office:value-type="string">
            <text:p>adhesive</text:p>
          </table:table-cell>
          <table:table-cell table:number-columns-repeated="2" office:value-type="string">
            <text:p>recorders</text:p>
          </table:table-cell>
          <table:table-cell office:value-type="string">
            <text:p>recorder</text:p>
          </table:table-cell>
          <table:table-cell table:number-columns-repeated="1018"/>
        </table:table-row>
        <table:table-row table:style-name="ro1">
          <table:table-cell office:value-type="string">
            <text:p>ticker</text:p>
          </table:table-cell>
          <table:table-cell office:value-type="string">
            <text:p>blotting</text:p>
          </table:table-cell>
          <table:table-cell office:value-type="string">
            <text:p>gauze</text:p>
          </table:table-cell>
          <table:table-cell office:value-type="string">
            <text:p>adhesive</text:p>
          </table:table-cell>
          <table:table-cell office:value-type="string">
            <text:p>recorder</text:p>
          </table:table-cell>
          <table:table-cell office:value-type="string">
            <text:p>recorders</text:p>
          </table:table-cell>
          <table:table-cell table:number-columns-repeated="1018"/>
        </table:table-row>
        <table:table-row table:style-name="ro1">
          <table:table-cell office:value-type="string">
            <text:p>confetti</text:p>
          </table:table-cell>
          <table:table-cell office:value-type="string">
            <text:p>frayed</text:p>
          </table:table-cell>
          <table:table-cell office:value-type="string">
            <text:p>crayon</text:p>
          </table:table-cell>
          <table:table-cell office:value-type="string">
            <text:p>reels</text:p>
          </table:table-cell>
          <table:table-cell office:value-type="string">
            <text:p>video</text:p>
          </table:table-cell>
          <table:table-cell office:value-type="string">
            <text:p>recordings</text:p>
          </table:table-cell>
          <table:table-cell table:number-columns-repeated="1018"/>
        </table:table-row>
        <table:table-row table:style-name="ro1">
          <table:table-cell office:value-type="string">
            <text:p>clips</text:p>
          </table:table-cell>
          <table:table-cell office:value-type="string">
            <text:p>twine</text:p>
          </table:table-cell>
          <table:table-cell office:value-type="string">
            <text:p>strap</text:p>
          </table:table-cell>
          <table:table-cell office:value-type="string">
            <text:p>tapes</text:p>
          </table:table-cell>
          <table:table-cell office:value-type="string">
            <text:p>audio</text:p>
          </table:table-cell>
          <table:table-cell office:value-type="string">
            <text:p>tapes</text:p>
          </table:table-cell>
          <table:table-cell table:number-columns-repeated="1018"/>
        </table:table-row>
        <table:table-row table:style-name="ro1">
          <table:table-cell office:value-type="string">
            <text:p>showcase</text:p>
          </table:table-cell>
          <table:table-cell office:value-type="string">
            <text:p>cardboard</text:p>
          </table:table-cell>
          <table:table-cell office:value-type="string">
            <text:p>ribbon</text:p>
          </table:table-cell>
          <table:table-cell office:value-type="string">
            <text:p>recorder</text:p>
          </table:table-cell>
          <table:table-cell office:value-type="string">
            <text:p>tapes</text:p>
          </table:table-cell>
          <table:table-cell office:value-type="string">
            <text:p>stereo</text:p>
          </table:table-cell>
          <table:table-cell table:number-columns-repeated="1018"/>
        </table:table-row>
        <table:table-row table:style-name="ro1">
          <table:table-cell office:value-type="string">
            <text:p>thongs</text:p>
          </table:table-cell>
          <table:table-cell office:value-type="string">
            <text:p>ticker</text:p>
          </table:table-cell>
          <table:table-cell office:value-type="string">
            <text:p>shank</text:p>
          </table:table-cell>
          <table:table-cell office:value-type="string">
            <text:p>masking</text:p>
          </table:table-cell>
          <table:table-cell office:value-type="string">
            <text:p>ticker</text:p>
          </table:table-cell>
          <table:table-cell office:value-type="string">
            <text:p>recording</text:p>
          </table:table-cell>
          <table:table-cell table:number-columns-repeated="1018"/>
        </table:table-row>
        <table:table-row table:style-name="ro1">
          <table:table-cell office:value-type="string">
            <text:p>twine</text:p>
          </table:table-cell>
          <table:table-cell office:value-type="string">
            <text:p>clips</text:p>
          </table:table-cell>
          <table:table-cell office:value-type="string">
            <text:p>spool</text:p>
          </table:table-cell>
          <table:table-cell office:value-type="string">
            <text:p>teletype</text:p>
          </table:table-cell>
          <table:table-cell table:number-columns-repeated="2" office:value-type="string">
            <text:p>taped</text:p>
          </table:table-cell>
          <table:table-cell table:number-columns-repeated="1018"/>
        </table:table-row>
        <table:table-row table:style-name="ro1">
          <table:table-cell office:value-type="string">
            <text:p>lint</text:p>
          </table:table-cell>
          <table:table-cell office:value-type="string">
            <text:p>gauze</text:p>
          </table:table-cell>
          <table:table-cell office:value-type="string">
            <text:p>twine</text:p>
          </table:table-cell>
          <table:table-cell office:value-type="string">
            <text:p>clips</text:p>
          </table:table-cell>
          <table:table-cell office:value-type="string">
            <text:p>transmitter</text:p>
          </table:table-cell>
          <table:table-cell office:value-type="string">
            <text:p>adhesive</text:p>
          </table:table-cell>
          <table:table-cell table:number-columns-repeated="1018"/>
        </table:table-row>
        <table:table-row table:style-name="ro1">
          <table:table-cell office:value-type="string">
            <text:p>blueprints</text:p>
          </table:table-cell>
          <table:table-cell office:value-type="string">
            <text:p>invisibly</text:p>
          </table:table-cell>
          <table:table-cell office:value-type="string">
            <text:p>squaring</text:p>
          </table:table-cell>
          <table:table-cell office:value-type="string">
            <text:p>calculator</text:p>
          </table:table-cell>
          <table:table-cell office:value-type="string">
            <text:p>phonograph</text:p>
          </table:table-cell>
          <table:table-cell office:value-type="string">
            <text:p>nous</text:p>
          </table:table-cell>
          <table:table-cell table:number-columns-repeated="1018"/>
        </table:table-row>
        <table:table-row table:style-name="ro1">
          <table:table-cell table:number-columns-repeated="1024"/>
        </table:table-row>
        <table:table-row table:style-name="ro1">
          <table:table-cell table:style-name="ce12" office:value-type="string">
            <text:p>telephone_1920</text:p>
          </table:table-cell>
          <table:table-cell table:style-name="ce12" office:value-type="string">
            <text:p>telephone_1930</text:p>
          </table:table-cell>
          <table:table-cell table:style-name="ce12" office:value-type="string">
            <text:p>telephone_1940</text:p>
          </table:table-cell>
          <table:table-cell table:style-name="ce12" office:value-type="string">
            <text:p>telephone_1950</text:p>
          </table:table-cell>
          <table:table-cell table:style-name="ce12" office:value-type="string">
            <text:p>telephone_1960</text:p>
          </table:table-cell>
          <table:table-cell table:style-name="ce12" office:value-type="string">
            <text:p>telephone_1970</text:p>
          </table:table-cell>
          <table:table-cell table:number-columns-repeated="1018"/>
        </table:table-row>
        <table:table-row table:style-name="ro1">
          <table:table-cell table:number-columns-repeated="6" office:value-type="string">
            <text:p>phone</text:p>
          </table:table-cell>
          <table:table-cell table:number-columns-repeated="1018"/>
        </table:table-row>
        <table:table-row table:style-name="ro1">
          <table:table-cell table:number-columns-repeated="2" office:value-type="string">
            <text:p>telegraph</text:p>
          </table:table-cell>
          <table:table-cell office:value-type="string">
            <text:p>dialed</text:p>
          </table:table-cell>
          <table:table-cell office:value-type="string">
            <text:p>dialing</text:p>
          </table:table-cell>
          <table:table-cell table:number-columns-repeated="2" office:value-type="string">
            <text:p>dialed</text:p>
          </table:table-cell>
          <table:table-cell table:number-columns-repeated="1018"/>
        </table:table-row>
        <table:table-row table:style-name="ro1">
          <table:table-cell office:value-type="string">
            <text:p>telephones</text:p>
          </table:table-cell>
          <table:table-cell office:value-type="string">
            <text:p>receiver</text:p>
          </table:table-cell>
          <table:table-cell office:value-type="string">
            <text:p>switchboard</text:p>
          </table:table-cell>
          <table:table-cell office:value-type="string">
            <text:p>telegraph</text:p>
          </table:table-cell>
          <table:table-cell office:value-type="string">
            <text:p>unlisted</text:p>
          </table:table-cell>
          <table:table-cell office:value-type="string">
            <text:p>switchboard</text:p>
          </table:table-cell>
          <table:table-cell table:number-columns-repeated="1018"/>
        </table:table-row>
        <table:table-row table:style-name="ro1">
          <table:table-cell office:value-type="string">
            <text:p>wireless</text:p>
          </table:table-cell>
          <table:table-cell office:value-type="string">
            <text:p>phones</text:p>
          </table:table-cell>
          <table:table-cell office:value-type="string">
            <text:p>telephones</text:p>
          </table:table-cell>
          <table:table-cell office:value-type="string">
            <text:p>long-distance</text:p>
          </table:table-cell>
          <table:table-cell office:value-type="string">
            <text:p>telephones</text:p>
          </table:table-cell>
          <table:table-cell office:value-type="string">
            <text:p>telegraph</text:p>
          </table:table-cell>
          <table:table-cell table:number-columns-repeated="1018"/>
        </table:table-row>
        <table:table-row table:style-name="ro1">
          <table:table-cell table:number-columns-repeated="3" office:value-type="string">
            <text:p>long-distance</text:p>
          </table:table-cell>
          <table:table-cell office:value-type="string">
            <text:p>dialed</text:p>
          </table:table-cell>
          <table:table-cell office:value-type="string">
            <text:p>telegraph</text:p>
          </table:table-cell>
          <table:table-cell office:value-type="string">
            <text:p>dialing</text:p>
          </table:table-cell>
          <table:table-cell table:number-columns-repeated="1018"/>
        </table:table-row>
        <table:table-row table:style-name="ro1">
          <table:table-cell office:value-type="string">
            <text:p>receiver</text:p>
          </table:table-cell>
          <table:table-cell office:value-type="string">
            <text:p>switchboard</text:p>
          </table:table-cell>
          <table:table-cell office:value-type="string">
            <text:p>directory</text:p>
          </table:table-cell>
          <table:table-cell office:value-type="string">
            <text:p>telephones</text:p>
          </table:table-cell>
          <table:table-cell table:number-columns-repeated="2" office:value-type="string">
            <text:p>long-distance</text:p>
          </table:table-cell>
          <table:table-cell table:number-columns-repeated="1018"/>
        </table:table-row>
        <table:table-row table:style-name="ro1">
          <table:table-cell office:value-type="string">
            <text:p>directories</text:p>
          </table:table-cell>
          <table:table-cell office:value-type="string">
            <text:p>telephones</text:p>
          </table:table-cell>
          <table:table-cell office:value-type="string">
            <text:p>dialing</text:p>
          </table:table-cell>
          <table:table-cell office:value-type="string">
            <text:p>switchboard</text:p>
          </table:table-cell>
          <table:table-cell office:value-type="string">
            <text:p>dialing</text:p>
          </table:table-cell>
          <table:table-cell office:value-type="string">
            <text:p>intercom</text:p>
          </table:table-cell>
          <table:table-cell table:number-columns-repeated="1018"/>
        </table:table-row>
        <table:table-row table:style-name="ro1">
          <table:table-cell office:value-type="string">
            <text:p>buzzer</text:p>
          </table:table-cell>
          <table:table-cell office:value-type="string">
            <text:p>dialed</text:p>
          </table:table-cell>
          <table:table-cell office:value-type="string">
            <text:p>telegraph</text:p>
          </table:table-cell>
          <table:table-cell office:value-type="string">
            <text:p>intercom</text:p>
          </table:table-cell>
          <table:table-cell office:value-type="string">
            <text:p>directory</text:p>
          </table:table-cell>
          <table:table-cell office:value-type="string">
            <text:p>phones</text:p>
          </table:table-cell>
          <table:table-cell table:number-columns-repeated="1018"/>
        </table:table-row>
        <table:table-row table:style-name="ro1">
          <table:table-cell office:value-type="string">
            <text:p>phones</text:p>
          </table:table-cell>
          <table:table-cell office:value-type="string">
            <text:p>telegraphic</text:p>
          </table:table-cell>
          <table:table-cell office:value-type="string">
            <text:p>operator</text:p>
          </table:table-cell>
          <table:table-cell office:value-type="string">
            <text:p>bell</text:p>
          </table:table-cell>
          <table:table-cell office:value-type="string">
            <text:p>teletype</text:p>
          </table:table-cell>
          <table:table-cell office:value-type="string">
            <text:p>dial</text:p>
          </table:table-cell>
          <table:table-cell table:number-columns-repeated="1018"/>
        </table:table-row>
        <table:table-row table:style-name="ro1">
          <table:table-cell table:number-columns-repeated="1024"/>
        </table:table-row>
        <table:table-row table:style-name="ro1">
          <table:table-cell table:style-name="ce12" office:value-type="string">
            <text:p>train_1920</text:p>
          </table:table-cell>
          <table:table-cell table:style-name="ce12" office:value-type="string">
            <text:p>train_1930</text:p>
          </table:table-cell>
          <table:table-cell table:style-name="ce12" office:value-type="string">
            <text:p>train_1940</text:p>
          </table:table-cell>
          <table:table-cell table:style-name="ce12" office:value-type="string">
            <text:p>train_1950</text:p>
          </table:table-cell>
          <table:table-cell table:style-name="ce12" office:value-type="string">
            <text:p>train_1960</text:p>
          </table:table-cell>
          <table:table-cell table:style-name="ce12" office:value-type="string">
            <text:p>train_1970</text:p>
          </table:table-cell>
          <table:table-cell table:number-columns-repeated="1018"/>
        </table:table-row>
        <table:table-row table:style-name="ro1">
          <table:table-cell office:value-type="string">
            <text:p>trains</text:p>
          </table:table-cell>
          <table:table-cell office:value-type="string">
            <text:p>bus</text:p>
          </table:table-cell>
          <table:table-cell table:number-columns-repeated="2" office:value-type="string">
            <text:p>trains</text:p>
          </table:table-cell>
          <table:table-cell table:number-columns-repeated="2" office:value-type="string">
            <text:p>bus</text:p>
          </table:table-cell>
          <table:table-cell table:number-columns-repeated="1018"/>
        </table:table-row>
        <table:table-row table:style-name="ro1">
          <table:table-cell office:value-type="string">
            <text:p>siding</text:p>
          </table:table-cell>
          <table:table-cell office:value-type="string">
            <text:p>trains</text:p>
          </table:table-cell>
          <table:table-cell office:value-type="string">
            <text:p>streetcar</text:p>
          </table:table-cell>
          <table:table-cell office:value-type="string">
            <text:p>bus</text:p>
          </table:table-cell>
          <table:table-cell office:value-type="string">
            <text:p>subway</text:p>
          </table:table-cell>
          <table:table-cell office:value-type="string">
            <text:p>trains</text:p>
          </table:table-cell>
          <table:table-cell table:number-columns-repeated="1018"/>
        </table:table-row>
        <table:table-row table:style-name="ro1">
          <table:table-cell office:value-type="string">
            <text:p>steamer</text:p>
          </table:table-cell>
          <table:table-cell office:value-type="string">
            <text:p>tram</text:p>
          </table:table-cell>
          <table:table-cell table:number-columns-repeated="2" office:value-type="string">
            <text:p>westbound</text:p>
          </table:table-cell>
          <table:table-cell office:value-type="string">
            <text:p>trolley</text:p>
          </table:table-cell>
          <table:table-cell office:value-type="string">
            <text:p>subway</text:p>
          </table:table-cell>
          <table:table-cell table:number-columns-repeated="1018"/>
        </table:table-row>
        <table:table-row table:style-name="ro1">
          <table:table-cell office:value-type="string">
            <text:p>car</text:p>
          </table:table-cell>
          <table:table-cell office:value-type="string">
            <text:p>streetcar</text:p>
          </table:table-cell>
          <table:table-cell office:value-type="string">
            <text:p>bus</text:p>
          </table:table-cell>
          <table:table-cell office:value-type="string">
            <text:p>eastbound</text:p>
          </table:table-cell>
          <table:table-cell office:value-type="string">
            <text:p>trains</text:p>
          </table:table-cell>
          <table:table-cell office:value-type="string">
            <text:p>streetcar</text:p>
          </table:table-cell>
          <table:table-cell table:number-columns-repeated="1018"/>
        </table:table-row>
        <table:table-row table:style-name="ro1">
          <table:table-cell office:value-type="string">
            <text:p>eastbound</text:p>
          </table:table-cell>
          <table:table-cell office:value-type="string">
            <text:p>depot</text:p>
          </table:table-cell>
          <table:table-cell office:value-type="string">
            <text:p>eastbound</text:p>
          </table:table-cell>
          <table:table-cell office:value-type="string">
            <text:p>car</text:p>
          </table:table-cell>
          <table:table-cell office:value-type="string">
            <text:p>depot</text:p>
          </table:table-cell>
          <table:table-cell office:value-type="string">
            <text:p>freight</text:p>
          </table:table-cell>
          <table:table-cell table:number-columns-repeated="1018"/>
        </table:table-row>
        <table:table-row table:style-name="ro1">
          <table:table-cell office:value-type="string">
            <text:p>southbound</text:p>
          </table:table-cell>
          <table:table-cell office:value-type="string">
            <text:p>car</text:p>
          </table:table-cell>
          <table:table-cell office:value-type="string">
            <text:p>stagecoach</text:p>
          </table:table-cell>
          <table:table-cell office:value-type="string">
            <text:p>trolley</text:p>
          </table:table-cell>
          <table:table-cell office:value-type="string">
            <text:p>shuttle</text:p>
          </table:table-cell>
          <table:table-cell office:value-type="string">
            <text:p>bike</text:p>
          </table:table-cell>
          <table:table-cell table:number-columns-repeated="1018"/>
        </table:table-row>
        <table:table-row table:style-name="ro1">
          <table:table-cell office:value-type="string">
            <text:p>westbound</text:p>
          </table:table-cell>
          <table:table-cell office:value-type="string">
            <text:p>eastbound</text:p>
          </table:table-cell>
          <table:table-cell office:value-type="string">
            <text:p>southbound</text:p>
          </table:table-cell>
          <table:table-cell office:value-type="string">
            <text:p>motorman</text:p>
          </table:table-cell>
          <table:table-cell office:value-type="string">
            <text:p>westbound</text:p>
          </table:table-cell>
          <table:table-cell office:value-type="string">
            <text:p>southbound</text:p>
          </table:table-cell>
          <table:table-cell table:number-columns-repeated="1018"/>
        </table:table-row>
        <table:table-row table:style-name="ro1">
          <table:table-cell office:value-type="string">
            <text:p>station</text:p>
          </table:table-cell>
          <table:table-cell office:value-type="string">
            <text:p>southbound</text:p>
          </table:table-cell>
          <table:table-cell office:value-type="string">
            <text:p>car</text:p>
          </table:table-cell>
          <table:table-cell office:value-type="string">
            <text:p>cab</text:p>
          </table:table-cell>
          <table:table-cell office:value-type="string">
            <text:p>ferry</text:p>
          </table:table-cell>
          <table:table-cell office:value-type="string">
            <text:p>caw</text:p>
          </table:table-cell>
          <table:table-cell table:number-columns-repeated="1018"/>
        </table:table-row>
        <table:table-row table:style-name="ro1">
          <table:table-cell office:value-type="string">
            <text:p>freight</text:p>
          </table:table-cell>
          <table:table-cell office:value-type="string">
            <text:p>cherbourg</text:p>
          </table:table-cell>
          <table:table-cell office:value-type="string">
            <text:p>freight</text:p>
          </table:table-cell>
          <table:table-cell office:value-type="string">
            <text:p>subway</text:p>
          </table:table-cell>
          <table:table-cell office:value-type="string">
            <text:p>taxi</text:p>
          </table:table-cell>
          <table:table-cell office:value-type="string">
            <text:p>greyhound</text:p>
          </table:table-cell>
          <table:table-cell table:number-columns-repeated="1018"/>
        </table:table-row>
        <table:table-row table:style-name="ro1">
          <table:table-cell table:number-columns-repeated="1024"/>
        </table:table-row>
        <table:table-row table:style-name="ro1">
          <table:table-cell table:style-name="ce12" office:value-type="string">
            <text:p>travel_1920</text:p>
          </table:table-cell>
          <table:table-cell table:style-name="ce12" office:value-type="string">
            <text:p>travel_1930</text:p>
          </table:table-cell>
          <table:table-cell table:style-name="ce12" office:value-type="string">
            <text:p>travel_1940</text:p>
          </table:table-cell>
          <table:table-cell table:style-name="ce12" office:value-type="string">
            <text:p>travel_1950</text:p>
          </table:table-cell>
          <table:table-cell table:style-name="ce12" office:value-type="string">
            <text:p>travel_1960</text:p>
          </table:table-cell>
          <table:table-cell table:style-name="ce12" office:value-type="string">
            <text:p>travel_1970</text:p>
          </table:table-cell>
          <table:table-cell table:number-columns-repeated="1018"/>
        </table:table-row>
        <table:table-row table:style-name="ro1">
          <table:table-cell table:number-columns-repeated="6" office:value-type="string">
            <text:p>traveling</text:p>
          </table:table-cell>
          <table:table-cell table:number-columns-repeated="1018"/>
        </table:table-row>
        <table:table-row table:style-name="ro1">
          <table:table-cell office:value-type="string">
            <text:p>trudge</text:p>
          </table:table-cell>
          <table:table-cell table:number-columns-repeated="3" office:value-type="string">
            <text:p>traveled</text:p>
          </table:table-cell>
          <table:table-cell office:value-type="string">
            <text:p>travels</text:p>
          </table:table-cell>
          <table:table-cell office:value-type="string">
            <text:p>travelers</text:p>
          </table:table-cell>
          <table:table-cell table:number-columns-repeated="1018"/>
        </table:table-row>
        <table:table-row table:style-name="ro1">
          <table:table-cell office:value-type="string">
            <text:p>travels</text:p>
          </table:table-cell>
          <table:table-cell office:value-type="string">
            <text:p>travelling</text:p>
          </table:table-cell>
          <table:table-cell office:value-type="string">
            <text:p>ride</text:p>
          </table:table-cell>
          <table:table-cell office:value-type="string">
            <text:p>sight-seeing</text:p>
          </table:table-cell>
          <table:table-cell office:value-type="string">
            <text:p>traveled</text:p>
          </table:table-cell>
          <table:table-cell office:value-type="string">
            <text:p>travelling</text:p>
          </table:table-cell>
          <table:table-cell table:number-columns-repeated="1018"/>
        </table:table-row>
        <table:table-row table:style-name="ro1">
          <table:table-cell office:value-type="string">
            <text:p>travelled</text:p>
          </table:table-cell>
          <table:table-cell office:value-type="string">
            <text:p>travels</text:p>
          </table:table-cell>
          <table:table-cell office:value-type="string">
            <text:p>cruises</text:p>
          </table:table-cell>
          <table:table-cell office:value-type="string">
            <text:p>navigate</text:p>
          </table:table-cell>
          <table:table-cell table:number-columns-repeated="2" office:value-type="string">
            <text:p>trips</text:p>
          </table:table-cell>
          <table:table-cell table:number-columns-repeated="1018"/>
        </table:table-row>
        <table:table-row table:style-name="ro1">
          <table:table-cell office:value-type="string">
            <text:p>ramble</text:p>
          </table:table-cell>
          <table:table-cell office:value-type="string">
            <text:p>journeying</text:p>
          </table:table-cell>
          <table:table-cell office:value-type="string">
            <text:p>trips</text:p>
          </table:table-cell>
          <table:table-cell office:value-type="string">
            <text:p>round-trip</text:p>
          </table:table-cell>
          <table:table-cell office:value-type="string">
            <text:p>travelers</text:p>
          </table:table-cell>
          <table:table-cell office:value-type="string">
            <text:p>round-trip</text:p>
          </table:table-cell>
          <table:table-cell table:number-columns-repeated="1018"/>
        </table:table-row>
        <table:table-row table:style-name="ro1">
          <table:table-cell office:value-type="string">
            <text:p>journey</text:p>
          </table:table-cell>
          <table:table-cell office:value-type="string">
            <text:p>trails</text:p>
          </table:table-cell>
          <table:table-cell office:value-type="string">
            <text:p>intrastate</text:p>
          </table:table-cell>
          <table:table-cell office:value-type="string">
            <text:p>cruise</text:p>
          </table:table-cell>
          <table:table-cell office:value-type="string">
            <text:p>travelled</text:p>
          </table:table-cell>
          <table:table-cell office:value-type="string">
            <text:p>traveled</text:p>
          </table:table-cell>
          <table:table-cell table:number-columns-repeated="1018"/>
        </table:table-row>
        <table:table-row table:style-name="ro1">
          <table:table-cell office:value-type="string">
            <text:p>travelling</text:p>
          </table:table-cell>
          <table:table-cell table:number-columns-repeated="2" office:value-type="string">
            <text:p>traverse</text:p>
          </table:table-cell>
          <table:table-cell office:value-type="string">
            <text:p>excursion</text:p>
          </table:table-cell>
          <table:table-cell office:value-type="string">
            <text:p>round-trip</text:p>
          </table:table-cell>
          <table:table-cell office:value-type="string">
            <text:p>fares</text:p>
          </table:table-cell>
          <table:table-cell table:number-columns-repeated="1018"/>
        </table:table-row>
        <table:table-row table:style-name="ro1">
          <table:table-cell office:value-type="string">
            <text:p>traveled</text:p>
          </table:table-cell>
          <table:table-cell office:value-type="string">
            <text:p>travelled</text:p>
          </table:table-cell>
          <table:table-cell office:value-type="string">
            <text:p>fares</text:p>
          </table:table-cell>
          <table:table-cell office:value-type="string">
            <text:p>commuting</text:p>
          </table:table-cell>
          <table:table-cell office:value-type="string">
            <text:p>journeys</text:p>
          </table:table-cell>
          <table:table-cell office:value-type="string">
            <text:p>travels</text:p>
          </table:table-cell>
          <table:table-cell table:number-columns-repeated="1018"/>
        </table:table-row>
        <table:table-row table:style-name="ro1">
          <table:table-cell office:value-type="string">
            <text:p>ride</text:p>
          </table:table-cell>
          <table:table-cell office:value-type="string">
            <text:p>trips</text:p>
          </table:table-cell>
          <table:table-cell office:value-type="string">
            <text:p>overland</text:p>
          </table:table-cell>
          <table:table-cell office:value-type="string">
            <text:p>hiking</text:p>
          </table:table-cell>
          <table:table-cell office:value-type="string">
            <text:p>trip</text:p>
          </table:table-cell>
          <table:table-cell office:value-type="string">
            <text:p>third-class</text:p>
          </table:table-cell>
          <table:table-cell table:number-columns-repeated="1018"/>
        </table:table-row>
        <table:table-row table:style-name="ro1" table:number-rows-repeated="1048224">
          <table:table-cell table:number-columns-repeated="1024"/>
        </table:table-row>
        <table:table-row table:style-name="ro1">
          <table:table-cell table:number-columns-repeated="1024"/>
        </table:table-row>
      </table:table>
      <table:database-ranges>
        <table:database-range table:target-range-address="'ppmi-TR'.A3:'ppmi-TR'.C21"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ce style:name="Calibri Light" svg:font-family="'Calibri Light'"/>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data-style-name="N0">
      <style:table-cell-properties fo:background-color="transparent" style:vertical-align="automatic"/>
      <style:text-properties fo:color="#000000" style:font-name="Calibri" fo:font-size="11pt" style:font-name-asian="Calibr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 style:display-name="20% - Accent1" style:family="table-cell" style:parent-style-name="Default" style:data-style-name="N0">
      <style:table-cell-properties fo:background-color="#ddebf7"/>
    </style:style>
    <style:style style:name="_32_0_25__20_-_20_Accent2" style:display-name="20% - Accent2" style:family="table-cell" style:parent-style-name="Default" style:data-style-name="N0">
      <style:table-cell-properties fo:background-color="#fce4d6"/>
    </style:style>
    <style:style style:name="_32_0_25__20_-_20_Accent3" style:display-name="20% - Accent3" style:family="table-cell" style:parent-style-name="Default" style:data-style-name="N0">
      <style:table-cell-properties fo:background-color="#ededed"/>
    </style:style>
    <style:style style:name="_32_0_25__20_-_20_Accent4" style:display-name="20% - Accent4" style:family="table-cell" style:parent-style-name="Default" style:data-style-name="N0">
      <style:table-cell-properties fo:background-color="#fff2cc"/>
    </style:style>
    <style:style style:name="_32_0_25__20_-_20_Accent5" style:display-name="20% - Accent5" style:family="table-cell" style:parent-style-name="Default" style:data-style-name="N0">
      <style:table-cell-properties fo:background-color="#d9e1f2"/>
    </style:style>
    <style:style style:name="_32_0_25__20_-_20_Accent6" style:display-name="20% - Accent6" style:family="table-cell" style:parent-style-name="Default" style:data-style-name="N0">
      <style:table-cell-properties fo:background-color="#e2efda"/>
    </style:style>
    <style:style style:name="_34_0_25__20_-_20_Accent1" style:display-name="40% - Accent1" style:family="table-cell" style:parent-style-name="Default" style:data-style-name="N0">
      <style:table-cell-properties fo:background-color="#bdd7ee"/>
    </style:style>
    <style:style style:name="_34_0_25__20_-_20_Accent2" style:display-name="40% - Accent2" style:family="table-cell" style:parent-style-name="Default" style:data-style-name="N0">
      <style:table-cell-properties fo:background-color="#f8cbad"/>
    </style:style>
    <style:style style:name="_34_0_25__20_-_20_Accent3" style:display-name="40% - Accent3" style:family="table-cell" style:parent-style-name="Default" style:data-style-name="N0">
      <style:table-cell-properties fo:background-color="#dbdbdb"/>
    </style:style>
    <style:style style:name="_34_0_25__20_-_20_Accent4" style:display-name="40% - Accent4" style:family="table-cell" style:parent-style-name="Default" style:data-style-name="N0">
      <style:table-cell-properties fo:background-color="#ffe699"/>
    </style:style>
    <style:style style:name="_34_0_25__20_-_20_Accent5" style:display-name="40% - Accent5" style:family="table-cell" style:parent-style-name="Default" style:data-style-name="N0">
      <style:table-cell-properties fo:background-color="#b4c6e7"/>
    </style:style>
    <style:style style:name="_34_0_25__20_-_20_Accent6" style:display-name="40% - Accent6" style:family="table-cell" style:parent-style-name="Default" style:data-style-name="N0">
      <style:table-cell-properties fo:background-color="#c6e0b4"/>
    </style:style>
    <style:style style:name="_36_0_25__20_-_20_Accent1" style:display-name="60% - Accent1" style:family="table-cell" style:parent-style-name="Default" style:data-style-name="N0">
      <style:table-cell-properties fo:background-color="#9bc2e6"/>
      <style:text-properties fo:color="#ffffff"/>
    </style:style>
    <style:style style:name="_36_0_25__20_-_20_Accent2" style:display-name="60% - Accent2" style:family="table-cell" style:parent-style-name="Default" style:data-style-name="N0">
      <style:table-cell-properties fo:background-color="#f4b084"/>
      <style:text-properties fo:color="#ffffff"/>
    </style:style>
    <style:style style:name="_36_0_25__20_-_20_Accent3" style:display-name="60% - Accent3" style:family="table-cell" style:parent-style-name="Default" style:data-style-name="N0">
      <style:table-cell-properties fo:background-color="#c9c9c9"/>
      <style:text-properties fo:color="#ffffff"/>
    </style:style>
    <style:style style:name="_36_0_25__20_-_20_Accent4" style:display-name="60% - Accent4" style:family="table-cell" style:parent-style-name="Default" style:data-style-name="N0">
      <style:table-cell-properties fo:background-color="#ffd966"/>
      <style:text-properties fo:color="#ffffff"/>
    </style:style>
    <style:style style:name="_36_0_25__20_-_20_Accent5" style:display-name="60% - Accent5" style:family="table-cell" style:parent-style-name="Default" style:data-style-name="N0">
      <style:table-cell-properties fo:background-color="#8ea9db"/>
      <style:text-properties fo:color="#ffffff"/>
    </style:style>
    <style:style style:name="_36_0_25__20_-_20_Accent6" style:display-name="60% - Accent6" style:family="table-cell" style:parent-style-name="Default" style:data-style-name="N0">
      <style:table-cell-properties fo:background-color="#a9d08e"/>
      <style:text-properties fo:color="#ffffff"/>
    </style:style>
    <style:style style:name="Accent1" style:family="table-cell" style:parent-style-name="Default" style:data-style-name="N0">
      <style:table-cell-properties fo:background-color="#5b9bd5"/>
      <style:text-properties fo:color="#ffffff"/>
    </style:style>
    <style:style style:name="Accent2" style:family="table-cell" style:parent-style-name="Default" style:data-style-name="N0">
      <style:table-cell-properties fo:background-color="#ed7d31"/>
      <style:text-properties fo:color="#ffffff"/>
    </style:style>
    <style:style style:name="Accent3" style:family="table-cell" style:parent-style-name="Default" style:data-style-name="N0">
      <style:table-cell-properties fo:background-color="#a5a5a5"/>
      <style:text-properties fo:color="#ffffff"/>
    </style:style>
    <style:style style:name="Accent4" style:family="table-cell" style:parent-style-name="Default" style:data-style-name="N0">
      <style:table-cell-properties fo:background-color="#ffc000"/>
      <style:text-properties fo:color="#ffffff"/>
    </style:style>
    <style:style style:name="Accent5" style:family="table-cell" style:parent-style-name="Default" style:data-style-name="N0">
      <style:table-cell-properties fo:background-color="#4472c4"/>
      <style:text-properties fo:color="#ffffff"/>
    </style:style>
    <style:style style:name="Accent6" style:family="table-cell" style:parent-style-name="Default" style:data-style-name="N0">
      <style:table-cell-properties fo:background-color="#70ad47"/>
      <style:text-properties fo:color="#ffffff"/>
    </style:style>
    <style:style style:name="Bad" style:family="table-cell" style:parent-style-name="Default" style:data-style-name="N0">
      <style:table-cell-properties fo:background-color="#ffc7ce"/>
      <style:text-properties fo:color="#9c0006"/>
    </style:style>
    <style:style style:name="Calculation" style:family="table-cell" style:parent-style-name="Default" style:data-style-name="N0">
      <style:table-cell-properties fo:background-color="#f2f2f2" fo:border="0.002cm solid #7f7f7f"/>
      <style:text-properties fo:color="#fa7d00" fo:font-weight="bold" style:font-weight-asian="bold" style:font-weight-complex="bold"/>
    </style:style>
    <style:style style:name="Check_20_Cell" style:display-name="Check Cell" style:family="table-cell" style:parent-style-name="Default" style:data-style-name="N0">
      <style:table-cell-properties fo:background-color="#a5a5a5" fo:border="0.039cm double #3f3f3f" style:border-line-width="0.002cm 0.035cm 0.002cm"/>
      <style:text-properties fo:color="#ffffff" fo:font-weight="bold" style:font-weight-asian="bold" style:font-weight-complex="bold"/>
    </style:style>
    <style:style style:name="Explanatory_20_Text" style:display-name="Explanatory Text" style:family="table-cell" style:parent-style-name="Default" style:data-style-name="N0">
      <style:text-properties fo:color="#7f7f7f" fo:font-style="italic" style:font-style-asian="italic" style:font-style-complex="italic"/>
    </style:style>
    <style:style style:name="Good" style:family="table-cell" style:parent-style-name="Default" style:data-style-name="N0">
      <style:table-cell-properties fo:background-color="#c6efce"/>
      <style:text-properties fo:color="#006100"/>
    </style:style>
    <style:style style:name="Heading_20_1" style:display-name="Heading 1" style:family="table-cell" style:parent-style-name="Default" style:data-style-name="N0">
      <style:table-cell-properties fo:border-bottom="0.088cm solid #5b9bd5" fo:border-left="none" fo:border-right="none" fo:border-top="none"/>
      <style:text-properties fo:color="#44546a" fo:font-size="15pt" fo:font-weight="bold" style:font-size-asian="15pt" style:font-weight-asian="bold" style:font-size-complex="15pt" style:font-weight-complex="bold"/>
    </style:style>
    <style:style style:name="Heading_20_2" style:display-name="Heading 2" style:family="table-cell" style:parent-style-name="Default" style:data-style-name="N0">
      <style:table-cell-properties fo:border-bottom="0.088cm solid #acccea" fo:border-left="none" fo:border-right="none" fo:border-top="none"/>
      <style:text-properties fo:color="#44546a" fo:font-size="13pt" fo:font-weight="bold" style:font-size-asian="13pt" style:font-weight-asian="bold" style:font-size-complex="13pt" style:font-weight-complex="bold"/>
    </style:style>
    <style:style style:name="Heading_20_3" style:display-name="Heading 3" style:family="table-cell" style:parent-style-name="Default" style:data-style-name="N0">
      <style:table-cell-properties fo:border-bottom="0.071cm solid #9bc2e6" fo:border-left="none" fo:border-right="none" fo:border-top="none"/>
      <style:text-properties fo:color="#44546a" fo:font-weight="bold" style:font-weight-asian="bold" style:font-weight-complex="bold"/>
    </style:style>
    <style:style style:name="Heading_20_4" style:display-name="Heading 4" style:family="table-cell" style:parent-style-name="Default" style:data-style-name="N0">
      <style:text-properties fo:color="#44546a" fo:font-weight="bold" style:font-weight-asian="bold" style:font-weight-complex="bold"/>
    </style:style>
    <style:style style:name="Input" style:family="table-cell" style:parent-style-name="Default" style:data-style-name="N0">
      <style:table-cell-properties fo:background-color="#ffcc99" fo:border="0.002cm solid #7f7f7f"/>
      <style:text-properties fo:color="#3f3f76"/>
    </style:style>
    <style:style style:name="Linked_20_Cell" style:display-name="Linked Cell" style:family="table-cell" style:parent-style-name="Default" style:data-style-name="N0">
      <style:table-cell-properties fo:border-bottom="0.039cm double #ff8001" style:border-line-width-bottom="0.002cm 0.035cm 0.002cm" fo:border-left="none" fo:border-right="none" fo:border-top="none"/>
      <style:text-properties fo:color="#fa7d00"/>
    </style:style>
    <style:style style:name="Neutral" style:family="table-cell" style:parent-style-name="Default" style:data-style-name="N0">
      <style:table-cell-properties fo:background-color="#ffeb9c"/>
      <style:text-properties fo:color="#9c6500"/>
    </style:style>
    <style:style style:name="Note" style:family="table-cell" style:parent-style-name="Default" style:data-style-name="N0">
      <style:table-cell-properties fo:background-color="#ffffcc" fo:border="0.002cm solid #b2b2b2"/>
    </style:style>
    <style:style style:name="Output" style:family="table-cell" style:parent-style-name="Default" style:data-style-name="N0">
      <style:table-cell-properties fo:background-color="#f2f2f2" fo:border="0.002cm solid #3f3f3f"/>
      <style:text-properties fo:color="#3f3f3f" fo:font-weight="bold" style:font-weight-asian="bold" style:font-weight-complex="bold"/>
    </style:style>
    <style:style style:name="Title" style:family="table-cell" style:parent-style-name="Default" style:data-style-name="N0">
      <style:text-properties fo:color="#44546a" style:font-name="Calibri Light" fo:font-size="18pt" style:font-name-asian="Calibri Light" style:font-size-asian="18pt" style:font-name-complex="Calibri Light" style:font-size-complex="18pt"/>
    </style:style>
    <style:style style:name="Total" style:family="table-cell" style:parent-style-name="Default" style:data-style-name="N0">
      <style:table-cell-properties fo:border-bottom="0.039cm double #5b9bd5" style:border-line-width-bottom="0.002cm 0.035cm 0.002cm" fo:border-left="none" fo:border-right="none" fo:border-top="0.002cm solid #5b9bd5"/>
      <style:text-properties fo:font-weight="bold" style:font-weight-asian="bold" style:font-weight-complex="bold"/>
    </style:style>
    <style:style style:name="Warning_20_Text" style:display-name="Warning Text" style:family="table-cell" style:parent-style-name="Default" style:data-style-name="N0">
      <style:text-properties fo:color="#ff000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5-28">05/28/2019</text:date>, <text:time>21:55:31</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6$Unix OpenOffice.org_project/416m1$Build-9790</meta:generator>
    <meta:initial-creator>Nina</meta:initial-creator>
    <dc:creator>garrafao </dc:creator>
    <meta:creation-date>2019-02-27T10:05:19Z</meta:creation-date>
    <dc:date>2019-05-28T21:55:31</dc:date>
    <meta:editing-duration>PT28S</meta:editing-duration>
    <meta:editing-cycles>1</meta:editing-cycles>
    <meta:document-statistic meta:table-count="11" meta:cell-count="8576" meta:object-count="0"/>
  </office:meta>
</office:document-meta>
</file>